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Arial" svg:font-family="Arial" style:font-family-generic="swiss"/>
    <style:font-face style:name="Arial1" svg:font-family="Arial" style:font-family-generic="system" style:font-pitch="variable"/>
    <style:font-face style:name="Geneva" svg:font-family="Geneva"/>
    <style:font-face style:name="Liberation Sans" svg:font-family="'Liberation Sans'" style:font-family-generic="swiss"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4.059cm"/>
    </style:style>
    <style:style style:name="co2" style:family="table-column">
      <style:table-column-properties fo:break-before="auto" style:column-width="2.295cm"/>
    </style:style>
    <style:style style:name="co3" style:family="table-column">
      <style:table-column-properties fo:break-before="auto" style:column-width="2.108cm"/>
    </style:style>
    <style:style style:name="co4" style:family="table-column">
      <style:table-column-properties fo:break-before="auto" style:column-width="2.521cm"/>
    </style:style>
    <style:style style:name="co5" style:family="table-column">
      <style:table-column-properties fo:break-before="auto" style:column-width="2.35cm"/>
    </style:style>
    <style:style style:name="co6" style:family="table-column">
      <style:table-column-properties fo:break-before="auto" style:column-width="0.868cm"/>
    </style:style>
    <style:style style:name="co7" style:family="table-column">
      <style:table-column-properties fo:break-before="auto" style:column-width="1.429cm"/>
    </style:style>
    <style:style style:name="co8" style:family="table-column">
      <style:table-column-properties fo:break-before="auto" style:column-width="2.552cm"/>
    </style:style>
    <style:style style:name="co9" style:family="table-column">
      <style:table-column-properties fo:break-before="auto" style:column-width="2.074cm"/>
    </style:style>
    <style:style style:name="co10" style:family="table-column">
      <style:table-column-properties fo:break-before="auto" style:column-width="2.249cm"/>
    </style:style>
    <style:style style:name="co11" style:family="table-column">
      <style:table-column-properties fo:break-before="auto" style:column-width="2.184cm"/>
    </style:style>
    <style:style style:name="co12" style:family="table-column">
      <style:table-column-properties fo:break-before="auto" style:column-width="2.238cm"/>
    </style:style>
    <style:style style:name="co13" style:family="table-column">
      <style:table-column-properties fo:break-before="auto" style:column-width="2.127cm"/>
    </style:style>
    <style:style style:name="co14" style:family="table-column">
      <style:table-column-properties fo:break-before="auto" style:column-width="2.215cm"/>
    </style:style>
    <style:style style:name="co15" style:family="table-column">
      <style:table-column-properties fo:break-before="auto" style:column-width="2.491cm"/>
    </style:style>
    <style:style style:name="co16" style:family="table-column">
      <style:table-column-properties fo:break-before="auto" style:column-width="2.268cm"/>
    </style:style>
    <style:style style:name="co17" style:family="table-column">
      <style:table-column-properties fo:break-before="auto" style:column-width="2.154cm"/>
    </style:style>
    <style:style style:name="ro1" style:family="table-row">
      <style:table-row-properties style:row-height="0.863cm" fo:break-before="auto" style:use-optimal-row-height="true"/>
    </style:style>
    <style:style style:name="ro2" style:family="table-row">
      <style:table-row-properties style:row-height="0.452cm" fo:break-before="auto" style:use-optimal-row-height="true"/>
    </style:style>
    <style:style style:name="ro3" style:family="table-row">
      <style:table-row-properties style:row-height="0.452cm" fo:break-before="auto" style:use-optimal-row-height="true"/>
    </style:style>
    <style:style style:name="ro4" style:family="table-row">
      <style:table-row-properties style:row-height="2.355cm" fo:break-before="auto" style:use-optimal-row-height="false"/>
    </style:style>
    <style:style style:name="ro5" style:family="table-row">
      <style:table-row-properties style:row-height="1.028cm" fo:break-before="auto" style:use-optimal-row-height="true"/>
    </style:style>
    <style:style style:name="ro6" style:family="table-row">
      <style:table-row-properties style:row-height="0.185cm" fo:break-before="auto" style:use-optimal-row-height="false"/>
    </style:style>
    <style:style style:name="ro7" style:family="table-row">
      <style:table-row-properties style:row-height="0.45cm" fo:break-before="auto" style:use-optimal-row-height="true"/>
    </style:style>
    <style:style style:name="ta1" style:family="table" style:master-page-name="PageStyle_5f_Daten">
      <style:table-properties table:display="true" style:writing-mode="lr-tb"/>
    </style:style>
    <style:style style:name="ta2" style:family="table" style:master-page-name="PageStyle_5f_April">
      <style:table-properties table:display="true" style:writing-mode="lr-tb"/>
    </style:style>
    <style:style style:name="ta3" style:family="table" style:master-page-name="PageStyle_5f_Mai">
      <style:table-properties table:display="true" style:writing-mode="lr-tb"/>
    </style:style>
    <style:style style:name="ta4" style:family="table" style:master-page-name="PageStyle_5f_Juni">
      <style:table-properties table:display="true" style:writing-mode="lr-tb"/>
    </style:style>
    <style:style style:name="ta5" style:family="table" style:master-page-name="PageStyle_5f_Juli">
      <style:table-properties table:display="true" style:writing-mode="lr-tb"/>
    </style:style>
    <style:style style:name="ta6" style:family="table" style:master-page-name="PageStyle_5f_August">
      <style:table-properties table:display="true" style:writing-mode="lr-tb"/>
    </style:style>
    <style:style style:name="ta7" style:family="table" style:master-page-name="PageStyle_5f_September">
      <style:table-properties table:display="true" style:writing-mode="lr-tb"/>
    </style:style>
    <style:style style:name="ta8" style:family="table" style:master-page-name="PageStyle_5f_Oktober">
      <style:table-properties table:display="true" style:writing-mode="lr-tb"/>
    </style:style>
    <style:style style:name="ta9" style:family="table" style:master-page-name="PageStyle_5f_November">
      <style:table-properties table:display="true" style:writing-mode="lr-tb"/>
    </style:style>
    <style:style style:name="ta10" style:family="table" style:master-page-name="PageStyle_5f_Dezember">
      <style:table-properties table:display="true" style:writing-mode="lr-tb"/>
    </style:style>
    <number:number-style style:name="N1">
      <number:number number:decimal-places="0" number:min-decimal-places="0" number:min-integer-digits="1"/>
    </number:number-style>
    <number:date-style style:name="N36" number:automatic-order="true">
      <number:day number:style="long"/>
      <number:text>.</number:text>
      <number:month number:style="long"/>
      <number:text>.</number:text>
      <number:year number:style="long"/>
    </number:date-style>
    <number:date-style style:name="N38" number:automatic-order="true" number:format-source="language">
      <number:day-of-week number:style="long"/>
      <number:text>, </number:text>
      <number:day number:style="long"/>
      <number:text>. </number:text>
      <number:month number:style="long" number:textual="true"/>
      <number:text> </number:text>
      <number:year number:style="long"/>
    </number:date-style>
    <number:time-style style:name="N60">
      <number:hours number:style="long"/>
      <number:text>:</number:text>
      <number:minutes number:style="long"/>
    </number:time-style>
    <number:text-style style:name="N100">
      <number:text-content/>
    </number:text-style>
    <style:style style:name="ce1"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end" css3t:text-justify="auto" fo:margin-left="0cm" style:writing-mode="page"/>
      <style:text-properties style:use-window-font-color="true" style:text-outline="false" style:text-line-through-style="none" style:text-line-through-type="none" style:font-name="Arial" fo:font-size="20pt" fo:font-style="normal" fo:text-shadow="none" style:text-underline-style="none" fo:font-weight="bold" style:font-size-asian="20pt" style:font-style-asian="normal" style:font-weight-asian="bold" style:font-name-complex="Arial" style:font-size-complex="20pt" style:font-style-complex="normal" style:font-weight-complex="bold"/>
    </style:style>
    <style:style style:name="ce10" style:family="table-cell" style:parent-style-name="Default" style:data-style-name="N36">
      <style:table-cell-properties fo:background-color="#ffffcc" style:rotation-align="none"/>
    </style:style>
    <style:style style:name="ce1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Geneva" fo:font-size="10pt" fo:font-style="normal" fo:text-shadow="none" style:text-underline-style="none" fo:font-weight="bold" style:font-size-asian="10pt" style:font-style-asian="normal" style:font-weight-asian="bold" style:font-name-complex="Geneva" style:font-size-complex="10pt" style:font-style-complex="normal" style:font-weight-complex="bold"/>
    </style:style>
    <style:style style:name="ce12" style:family="table-cell" style:parent-style-name="Default">
      <style:table-cell-properties fo:background-color="#ffffcc" style:cell-protect="none" style:print-content="true"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cm" style:writing-mode="page"/>
    </style:style>
    <style:style style:name="ce13" style:family="table-cell" style:parent-style-name="Default" style:data-style-name="N148">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style>
    <style:style style:name="ce14" style:family="table-cell" style:parent-style-name="Default">
      <style:table-cell-properties fo:border-bottom="0.74pt solid #000000" style:diagonal-bl-tr="none" style:diagonal-tl-br="none" style:text-align-source="value-type" style:repeat-content="false" fo:wrap-option="no-wrap" fo:border-left="1.76pt solid #000000" style:direction="ltr" fo:border-right="1.76pt solid #000000" style:rotation-angle="0" style:rotation-align="none" style:shrink-to-fit="false" fo:border-top="1.76pt solid #000000" style:vertical-align="bottom" loext:vertical-justify="auto"/>
      <style:paragraph-properties css3t:text-justify="auto" fo:margin-left="0cm" style:writing-mode="page"/>
      <style:text-properties style:use-window-font-color="true" style:text-outline="false" style:text-line-through-style="none" style:text-line-through-type="none" style:font-name="Geneva" fo:font-size="10pt" fo:font-style="normal" fo:text-shadow="none" style:text-underline-style="none" fo:font-weight="normal" style:font-size-asian="10pt" style:font-style-asian="normal" style:font-weight-asian="normal" style:font-name-complex="Geneva" style:font-size-complex="10pt" style:font-style-complex="normal" style:font-weight-complex="normal"/>
    </style:style>
    <style:style style:name="ce15" style:family="table-cell" style:parent-style-name="Default">
      <style:table-cell-properties fo:border-bottom="0.74pt solid #000000" style:diagonal-bl-tr="none" style:diagonal-tl-br="none" fo:border-left="1.76pt solid #000000" fo:border-right="0.74pt solid #000000" style:rotation-align="none" fo:border-top="0.74pt solid #000000"/>
      <style:text-properties style:use-window-font-color="true" style:text-outline="false" style:text-line-through-style="none" style:text-line-through-type="none" style:font-name="Geneva" fo:font-size="10pt" fo:font-style="normal" fo:text-shadow="none" style:text-underline-style="none" fo:font-weight="bold" style:font-size-asian="10pt" style:font-style-asian="normal" style:font-weight-asian="bold" style:font-name-complex="Geneva" style:font-size-complex="10pt" style:font-style-complex="normal" style:font-weight-complex="bold"/>
    </style:style>
    <style:style style:name="ce16" style:family="table-cell" style:parent-style-name="Default" style:data-style-name="N150">
      <style:table-cell-properties fo:border-bottom="1.76pt solid #000000" fo:background-color="#ffffcc" style:diagonal-bl-tr="none" style:diagonal-tl-br="none" fo:border-left="1.76pt solid #000000" fo:border-right="0.74pt solid #000000" style:rotation-align="none" fo:border-top="0.74pt solid #000000"/>
      <style:text-properties style:use-window-font-color="true" style:text-outline="false" style:text-line-through-style="none" style:text-line-through-type="none" style:font-name="Geneva" fo:font-size="10pt" fo:font-style="normal" fo:text-shadow="none" style:text-underline-style="none" fo:font-weight="normal" style:font-size-asian="10pt" style:font-style-asian="normal" style:font-weight-asian="normal" style:font-name-complex="Geneva" style:font-size-complex="10pt" style:font-style-complex="normal" style:font-weight-complex="normal"/>
    </style:style>
    <style:style style:name="ce17" style:family="table-cell" style:parent-style-name="Default" style:data-style-name="N148">
      <style:table-cell-properties style:rotation-align="none"/>
      <style:text-properties fo:color="#ff0000" style:text-outline="false" style:text-line-through-style="none" style:text-line-through-type="none" style:font-name="Geneva" fo:font-size="10pt" fo:font-style="normal" fo:text-shadow="none" style:text-underline-style="none" fo:font-weight="normal" style:font-size-asian="10pt" style:font-style-asian="normal" style:font-weight-asian="normal" style:font-name-complex="Geneva" style:font-size-complex="10pt" style:font-style-complex="normal" style:font-weight-complex="normal"/>
    </style:style>
    <style:style style:name="ce18" style:family="table-cell" style:parent-style-name="Default">
      <style:table-cell-properties style:cell-protect="none"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style>
    <style:style style:name="ce19" style:family="table-cell" style:parent-style-name="Default" style:data-style-name="N60">
      <style:table-cell-properties style:cell-protect="none"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style>
    <style:style style:name="ce2" style:family="table-cell" style:parent-style-name="Default">
      <style:table-cell-properties style:rotation-align="none"/>
    </style:style>
    <style:style style:name="ce20" style:family="table-cell" style:parent-style-name="Default" style:data-style-name="N0">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style>
    <style:style style:name="ce21"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Geneva" fo:font-size="10pt" fo:font-style="normal" fo:text-shadow="none" style:text-underline-style="none" fo:font-weight="bold" style:font-size-asian="10pt" style:font-style-asian="normal" style:font-weight-asian="bold" style:font-name-complex="Geneva" style:font-size-complex="10pt" style:font-style-complex="normal" style:font-weight-complex="bold"/>
    </style:style>
    <style:style style:name="ce22" style:family="table-cell" style:parent-style-name="Default" style:data-style-name="N150">
      <style:table-cell-properties fo:border-bottom="1.76pt solid #000000" fo:background-color="#ffffcc" style:diagonal-bl-tr="none" style:diagonal-tl-br="none" fo:border-left="0.74pt solid #000000" fo:border-right="1.76pt solid #000000" style:rotation-align="none" fo:border-top="0.74pt solid #000000"/>
      <style:text-properties style:use-window-font-color="true" style:text-outline="false" style:text-line-through-style="none" style:text-line-through-type="none" style:font-name="Geneva" fo:font-size="10pt" fo:font-style="normal" fo:text-shadow="none" style:text-underline-style="none" fo:font-weight="normal" style:font-size-asian="10pt" style:font-style-asian="normal" style:font-weight-asian="normal" style:font-name-complex="Geneva" style:font-size-complex="10pt" style:font-style-complex="normal" style:font-weight-complex="normal"/>
    </style:style>
    <style:style style:name="ce23" style:family="table-cell" style:parent-style-name="Default">
      <style:table-cell-properties style:rotation-align="none"/>
      <style:text-properties fo:color="#ff0000" style:text-outline="false" style:text-line-through-style="none" style:text-line-through-type="none" style:font-name="Geneva" fo:font-size="10pt" fo:font-style="normal" fo:text-shadow="none" style:text-underline-style="none" fo:font-weight="normal" style:font-size-asian="10pt" style:font-style-asian="normal" style:font-weight-asian="normal" style:font-name-complex="Geneva" style:font-size-complex="10pt" style:font-style-complex="normal" style:font-weight-complex="normal"/>
    </style:style>
    <style:style style:name="ce2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Geneva" fo:font-size="20pt" fo:font-style="normal" fo:text-shadow="none" style:text-underline-style="none" fo:font-weight="bold" style:font-size-asian="20pt" style:font-style-asian="normal" style:font-weight-asian="bold" style:font-name-complex="Geneva" style:font-size-complex="20pt" style:font-style-complex="normal" style:font-weight-complex="bold"/>
    </style:style>
    <style:style style:name="ce25" style:family="table-cell" style:parent-style-name="Default" style:data-style-name="N145">
      <style:table-cell-properties style:rotation-align="none"/>
      <style:text-properties style:use-window-font-color="true" style:text-outline="false" style:text-line-through-style="none" style:text-line-through-type="none" style:font-name="Geneva" fo:font-size="10pt" fo:font-style="normal" fo:text-shadow="none" style:text-underline-style="none" fo:font-weight="bold" style:font-size-asian="10pt" style:font-style-asian="normal" style:font-weight-asian="bold" style:font-name-complex="Geneva" style:font-size-complex="10pt" style:font-style-complex="normal" style:font-weight-complex="bold"/>
    </style:style>
    <style:style style:name="ce26" style:family="table-cell" style:parent-style-name="Default">
      <style:table-cell-properties style:diagonal-bl-tr="none" style:diagonal-tl-br="none" style:text-align-source="value-type" style:repeat-content="false" fo:wrap-option="no-wrap" fo:border="1.76pt solid #000000"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Geneva" fo:font-size="10pt" fo:font-style="normal" fo:text-shadow="none" style:text-underline-style="none" fo:font-weight="normal" style:font-size-asian="10pt" style:font-style-asian="normal" style:font-weight-asian="normal" style:font-name-complex="Geneva" style:font-size-complex="10pt" style:font-style-complex="normal" style:font-weight-complex="normal"/>
    </style:style>
    <style:style style:name="ce27" style:family="table-cell" style:parent-style-name="Default">
      <style:table-cell-properties fo:border-bottom="0.74pt solid #000000" style:diagonal-bl-tr="none" style:diagonal-tl-br="none" fo:border-left="1.76pt solid #000000" fo:border-right="0.74pt solid #000000" style:rotation-align="none" fo:border-top="1.76pt solid #000000"/>
      <style:text-properties style:use-window-font-color="true" style:text-outline="false" style:text-line-through-style="none" style:text-line-through-type="none" style:font-name="Geneva" fo:font-size="10pt" fo:font-style="normal" fo:text-shadow="none" style:text-underline-style="none" fo:font-weight="bold" style:font-size-asian="10pt" style:font-style-asian="normal" style:font-weight-asian="bold" style:font-name-complex="Geneva" style:font-size-complex="10pt" style:font-style-complex="normal" style:font-weight-complex="bold"/>
    </style:style>
    <style:style style:name="ce28" style:family="table-cell" style:parent-style-name="Default">
      <style:table-cell-properties fo:background-color="#ffffff" style:rotation-align="none"/>
      <style:text-properties style:use-window-font-color="true" style:text-outline="false" style:text-line-through-style="none" style:text-line-through-type="none" style:font-name="Geneva" fo:font-size="10pt" fo:font-style="normal" fo:text-shadow="none" style:text-underline-style="none" fo:font-weight="bold" style:font-size-asian="10pt" style:font-style-asian="normal" style:font-weight-asian="bold" style:font-name-complex="Geneva" style:font-size-complex="10pt" style:font-style-complex="normal" style:font-weight-complex="bold"/>
    </style:style>
    <style:style style:name="ce29"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cm" style:writing-mode="page"/>
      <style:text-properties style:use-window-font-color="true" style:text-outline="false" style:text-line-through-style="none" style:text-line-through-type="none" style:font-name="Geneva" fo:font-size="10pt" fo:font-style="normal" fo:text-shadow="none" style:text-underline-style="none" fo:font-weight="bold" style:font-size-asian="10pt" style:font-style-asian="normal" style:font-weight-asian="bold" style:font-name-complex="Geneva" style:font-size-complex="10pt" style:font-style-complex="normal" style:font-weight-complex="bold"/>
    </style:style>
    <style:style style:name="ce3" style:family="table-cell" style:parent-style-name="Default">
      <style:table-cell-properties style:rotation-align="none"/>
      <style:text-properties style:use-window-font-color="true" style:text-outline="false" style:text-line-through-style="none" style:text-line-through-type="none" style:font-name="Geneva" fo:font-size="10pt" fo:font-style="normal" fo:text-shadow="none" style:text-underline-style="none" fo:font-weight="bold" style:font-size-asian="10pt" style:font-style-asian="normal" style:font-weight-asian="bold" style:font-name-complex="Geneva" style:font-size-complex="10pt" style:font-style-complex="normal" style:font-weight-complex="bold"/>
    </style:style>
    <style:style style:name="ce30"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none" style:rotation-angle="0" style:rotation-align="none" style:shrink-to-fit="false" fo:border-top="1.76pt solid #000000"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Geneva" fo:font-size="10pt" fo:font-style="normal" fo:text-shadow="none" style:text-underline-style="none" fo:font-weight="bold" style:font-size-asian="10pt" style:font-style-asian="normal" style:font-weight-asian="bold" style:font-name-complex="Geneva" style:font-size-complex="10pt" style:font-style-complex="normal" style:font-weight-complex="bold"/>
    </style:style>
    <style:style style:name="ce31" style:family="table-cell" style:parent-style-name="Default" style:data-style-name="N150">
      <style:table-cell-properties fo:border-bottom="1.76pt solid #000000" fo:background-color="#ffffcc" style:diagonal-bl-tr="none" style:diagonal-tl-br="none" fo:border-left="0.74pt solid #000000" fo:border-right="none" style:rotation-align="none" fo:border-top="0.74pt solid #000000"/>
      <style:text-properties style:use-window-font-color="true" style:text-outline="false" style:text-line-through-style="none" style:text-line-through-type="none" style:font-name="Geneva" fo:font-size="10pt" fo:font-style="normal" fo:text-shadow="none" style:text-underline-style="none" fo:font-weight="normal" style:font-size-asian="10pt" style:font-style-asian="normal" style:font-weight-asian="normal" style:font-name-complex="Geneva" style:font-size-complex="10pt" style:font-style-complex="normal" style:font-weight-complex="normal"/>
    </style:style>
    <style:style style:name="ce32" style:family="table-cell" style:parent-style-name="Default">
      <style:table-cell-properties fo:background-color="#ffffcc"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Geneva" fo:font-size="10pt" fo:font-style="normal" fo:text-shadow="none" style:text-underline-style="none" fo:font-weight="bold" style:font-size-asian="10pt" style:font-style-asian="normal" style:font-weight-asian="bold" style:font-name-complex="Geneva" style:font-size-complex="10pt" style:font-style-complex="normal" style:font-weight-complex="bold"/>
    </style:style>
    <style:style style:name="ce33"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Geneva" fo:font-size="10pt" fo:font-style="normal" fo:text-shadow="none" style:text-underline-style="none" fo:font-weight="bold" style:font-size-asian="10pt" style:font-style-asian="normal" style:font-weight-asian="bold" style:font-name-complex="Geneva" style:font-size-complex="10pt" style:font-style-complex="normal" style:font-weight-complex="bold"/>
    </style:style>
    <style:style style:name="ce34" style:family="table-cell" style:parent-style-name="Default">
      <style:table-cell-properties fo:background-color="#ffffcc" style:text-align-source="fix" style:repeat-content="false" fo:wrap-option="no-wrap" style:direction="ltr" style:rotation-angle="0" style:rotation-align="none" style:shrink-to-fit="false" style:vertical-align="bottom" loext:vertical-justify="auto"/>
      <style:paragraph-properties fo:text-align="end" css3t:text-justify="auto" fo:margin-left="0cm" style:writing-mode="page"/>
      <style:text-properties style:use-window-font-color="true" style:text-outline="false" style:text-line-through-style="none" style:text-line-through-type="none" style:font-name="Geneva" fo:font-size="10pt" fo:font-style="normal" fo:text-shadow="none" style:text-underline-style="none" fo:font-weight="bold" style:font-size-asian="10pt" style:font-style-asian="normal" style:font-weight-asian="bold" style:font-name-complex="Geneva" style:font-size-complex="10pt" style:font-style-complex="normal" style:font-weight-complex="bold"/>
    </style:style>
    <style:style style:name="ce35" style:family="table-cell" style:parent-style-name="Default">
      <style:table-cell-properties fo:background-color="#ffffcc" style:rotation-align="none"/>
      <style:text-properties style:use-window-font-color="true" style:text-outline="false" style:text-line-through-style="none" style:text-line-through-type="none" style:font-name="Geneva" fo:font-size="10pt" fo:font-style="normal" fo:text-shadow="none" style:text-underline-style="none" fo:font-weight="normal" style:font-size-asian="10pt" style:font-style-asian="normal" style:font-weight-asian="normal" style:font-name-complex="Geneva" style:font-size-complex="10pt" style:font-style-complex="normal" style:font-weight-complex="normal"/>
    </style:style>
    <style:style style:name="ce36" style:family="table-cell" style:parent-style-name="Default" style:data-style-name="N0">
      <style:table-cell-properties fo:background-color="#ffffcc"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Geneva" fo:font-size="10pt" fo:font-style="normal" fo:text-shadow="none" style:text-underline-style="none" fo:font-weight="bold" style:font-size-asian="10pt" style:font-style-asian="normal" style:font-weight-asian="bold" style:font-name-complex="Geneva" style:font-size-complex="10pt" style:font-style-complex="normal" style:font-weight-complex="bold"/>
    </style:style>
    <style:style style:name="ce37" style:family="table-cell" style:parent-style-name="Default">
      <style:table-cell-properties fo:border-bottom="0.74pt solid #000000" style:diagonal-bl-tr="none" style:diagonal-tl-br="none" style:text-align-source="value-type" style:repeat-content="false" fo:wrap-option="no-wrap" fo:border-left="1.76pt solid #000000" style:direction="ltr" fo:border-right="none" style:rotation-angle="0" style:rotation-align="none" style:shrink-to-fit="false" fo:border-top="1.76pt solid #000000" style:vertical-align="bottom" loext:vertical-justify="auto"/>
      <style:paragraph-properties css3t:text-justify="auto" fo:margin-left="0cm" style:writing-mode="page"/>
      <style:text-properties style:use-window-font-color="true" style:text-outline="false" style:text-line-through-style="none" style:text-line-through-type="none" style:font-name="Geneva" fo:font-size="10pt" fo:font-style="normal" fo:text-shadow="none" style:text-underline-style="none" fo:font-weight="normal" style:font-size-asian="10pt" style:font-style-asian="normal" style:font-weight-asian="normal" style:font-name-complex="Geneva" style:font-size-complex="10pt" style:font-style-complex="normal" style:font-weight-complex="normal"/>
    </style:style>
    <style:style style:name="ce38"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Geneva" fo:font-size="10pt" fo:font-style="normal" fo:text-shadow="none" style:text-underline-style="none" fo:font-weight="bold" style:font-size-asian="10pt" style:font-style-asian="normal" style:font-weight-asian="bold" style:font-name-complex="Geneva" style:font-size-complex="10pt" style:font-style-complex="normal" style:font-weight-complex="bold"/>
    </style:style>
    <style:style style:name="ce39" style:family="table-cell" style:parent-style-name="Default">
      <style:table-cell-properties fo:border-bottom="0.74pt solid #000000" style:diagonal-bl-tr="none" style:diagonal-tl-br="none" fo:border-left="1.76pt solid #000000" fo:border-right="none" style:rotation-align="none" fo:border-top="1.76pt solid #000000"/>
      <style:text-properties style:use-window-font-color="true" style:text-outline="false" style:text-line-through-style="none" style:text-line-through-type="none" style:font-name="Geneva" fo:font-size="10pt" fo:font-style="normal" fo:text-shadow="none" style:text-underline-style="none" fo:font-weight="bold" style:font-size-asian="10pt" style:font-style-asian="normal" style:font-weight-asian="bold" style:font-name-complex="Geneva" style:font-size-complex="10pt" style:font-style-complex="normal" style:font-weight-complex="bold"/>
    </style:style>
    <style:style style:name="ce4" style:family="table-cell" style:parent-style-name="Default" style:data-style-name="N148">
      <style:table-cell-properties style:rotation-align="none"/>
    </style:style>
    <style:style style:name="ce40" style:family="table-cell" style:parent-style-name="Default">
      <style:table-cell-properties fo:border-bottom="none" style:diagonal-bl-tr="none" style:diagonal-tl-br="none" style:text-align-source="fix" style:repeat-content="false" fo:wrap-option="no-wrap" fo:border-left="1.76pt solid #000000" style:direction="ltr" fo:border-right="none" style:rotation-angle="0" style:rotation-align="none" style:shrink-to-fit="false" fo:border-top="non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Geneva" fo:font-size="10pt" fo:font-style="normal" fo:text-shadow="none" style:text-underline-style="none" fo:font-weight="bold" style:font-size-asian="10pt" style:font-style-asian="normal" style:font-weight-asian="bold" style:font-name-complex="Geneva" style:font-size-complex="10pt" style:font-style-complex="normal" style:font-weight-complex="bold"/>
    </style:style>
    <style:style style:name="ce41" style:family="table-cell" style:parent-style-name="Default" style:data-style-name="N150">
      <style:table-cell-properties fo:border-bottom="1.76pt solid #000000" style:diagonal-bl-tr="none" style:diagonal-tl-br="none" fo:border-left="1.76pt solid #000000" fo:border-right="none" style:rotation-align="none" fo:border-top="none"/>
    </style:style>
    <style:style style:name="ce42" style:family="table-cell" style:parent-style-name="Default" style:data-style-name="N150">
      <style:table-cell-properties style:diagonal-bl-tr="none" style:diagonal-tl-br="none" fo:border="1.76pt solid #000000" style:rotation-align="none"/>
    </style:style>
    <style:style style:name="ce43" style:family="table-cell" style:parent-style-name="Default">
      <style:table-cell-properties fo:border-bottom="0.74pt solid #000000" style:diagonal-bl-tr="none" style:diagonal-tl-br="none" fo:border-left="1.76pt solid #000000" fo:border-right="1.76pt solid #000000" style:rotation-align="none" fo:border-top="1.76pt solid #000000"/>
      <style:text-properties style:use-window-font-color="true" style:text-outline="false" style:text-line-through-style="none" style:text-line-through-type="none" style:font-name="Geneva" fo:font-size="10pt" fo:font-style="normal" fo:text-shadow="none" style:text-underline-style="none" fo:font-weight="bold" style:font-size-asian="10pt" style:font-style-asian="normal" style:font-weight-asian="bold" style:font-name-complex="Geneva" style:font-size-complex="10pt" style:font-style-complex="normal" style:font-weight-complex="bold"/>
    </style:style>
    <style:style style:name="ce44" style:family="table-cell" style:parent-style-name="Default">
      <style:table-cell-properties fo:border-bottom="none" style:diagonal-bl-tr="none" style:diagonal-tl-br="none" style:text-align-source="fix" style:repeat-content="false" fo:wrap-option="no-wrap" fo:border-left="1.76pt solid #000000" style:direction="ltr" fo:border-right="1.76pt solid #000000" style:rotation-angle="0" style:rotation-align="none" style:shrink-to-fit="false" fo:border-top="non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Geneva" fo:font-size="10pt" fo:font-style="normal" fo:text-shadow="none" style:text-underline-style="none" fo:font-weight="bold" style:font-size-asian="10pt" style:font-style-asian="normal" style:font-weight-asian="bold" style:font-name-complex="Geneva" style:font-size-complex="10pt" style:font-style-complex="normal" style:font-weight-complex="bold"/>
    </style:style>
    <style:style style:name="ce45" style:family="table-cell" style:parent-style-name="Default" style:data-style-name="N60">
      <style:table-cell-properties fo:border-bottom="1.76pt solid #000000" fo:background-color="#ffffcc" style:diagonal-bl-tr="none" style:diagonal-tl-br="none" fo:border-left="1.76pt solid #000000" fo:border-right="1.76pt solid #000000" style:rotation-align="none" fo:border-top="0.74pt solid #000000"/>
    </style:style>
    <style:style style:name="ce46" style:family="table-cell" style:parent-style-name="Default">
      <style:table-cell-properties fo:border-bottom="0.74pt solid #000000" style:diagonal-bl-tr="none" style:diagonal-tl-br="none" fo:border-left="none" fo:border-right="1.76pt solid #000000" style:rotation-align="none" fo:border-top="1.76pt solid #000000"/>
      <style:text-properties style:use-window-font-color="true" style:text-outline="false" style:text-line-through-style="none" style:text-line-through-type="none" style:font-name="Geneva" fo:font-size="10pt" fo:font-style="normal" fo:text-shadow="none" style:text-underline-style="none" fo:font-weight="bold" style:font-size-asian="10pt" style:font-style-asian="normal" style:font-weight-asian="bold" style:font-name-complex="Geneva" style:font-size-complex="10pt" style:font-style-complex="normal" style:font-weight-complex="bold"/>
    </style:style>
    <style:style style:name="ce47" style:family="table-cell" style:parent-style-name="Default">
      <style:table-cell-properties fo:border-bottom="none" style:diagonal-bl-tr="none" style:diagonal-tl-br="none" fo:border-left="none" fo:border-right="1.76pt solid #000000" style:rotation-align="none" fo:border-top="none"/>
    </style:style>
    <style:style style:name="ce48" style:family="table-cell" style:parent-style-name="Default" style:data-style-name="N150">
      <style:table-cell-properties fo:border-bottom="1.76pt solid #000000" style:diagonal-bl-tr="none" style:diagonal-tl-br="none" fo:border-left="none" fo:border-right="1.76pt solid #000000" style:rotation-align="none" fo:border-top="none"/>
    </style:style>
    <style:style style:name="ce5" style:family="table-cell" style:parent-style-name="Default" style:data-style-name="N1">
      <style:table-cell-properties style:rotation-align="none"/>
      <style:text-properties fo:color="#ff0000" style:text-outline="false" style:text-line-through-style="none" style:text-line-through-type="none" style:font-name="Geneva" fo:font-size="10pt" fo:font-style="normal" fo:text-shadow="none" style:text-underline-style="none" fo:font-weight="normal" style:font-size-asian="10pt" style:font-style-asian="normal" style:font-weight-asian="normal" style:font-name-complex="Geneva" style:font-size-complex="10pt" style:font-style-complex="normal" style:font-weight-complex="normal"/>
    </style:style>
    <style:style style:name="ce6"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start" css3t:text-justify="auto" fo:margin-left="0cm" style:writing-mode="page"/>
      <style:text-properties fo:color="#ff0000" style:text-outline="false" style:text-line-through-style="none" style:text-line-through-type="none" style:font-name="Geneva" fo:font-size="10pt" fo:font-style="normal" fo:text-shadow="none" style:text-underline-style="none" fo:font-weight="normal" style:font-size-asian="10pt" style:font-style-asian="normal" style:font-weight-asian="normal" style:font-name-complex="Geneva" style:font-size-complex="10pt" style:font-style-complex="normal" style:font-weight-complex="normal"/>
    </style:style>
    <style:style style:name="ce7" style:family="table-cell" style:parent-style-name="Default">
      <style:table-cell-properties fo:background-color="#ffffcc" style:cell-protect="none" style:print-content="true"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Geneva" fo:font-size="10pt" fo:font-style="normal" fo:text-shadow="none" style:text-underline-style="none" fo:font-weight="normal" style:font-size-asian="10pt" style:font-style-asian="normal" style:font-weight-asian="normal" style:font-name-complex="Geneva" style:font-size-complex="10pt" style:font-style-complex="normal" style:font-weight-complex="normal"/>
    </style:style>
    <style:style style:name="ce8" style:family="table-cell" style:parent-style-name="Default">
      <style:table-cell-properties fo:background-color="#ffffcc" style:cell-protect="none" style:print-content="true"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style>
    <style:style style:name="ce9" style:family="table-cell" style:parent-style-name="Default" style:data-style-name="N118">
      <style:table-cell-properties fo:background-color="#ffffcc" style:cell-protect="none" style:print-content="true"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Geneva" fo:font-size="10pt" fo:font-style="normal" fo:text-shadow="none" style:text-underline-style="none" fo:font-weight="normal" style:font-size-asian="10pt" style:font-style-asian="normal" style:font-weight-asian="normal" style:font-name-complex="Geneva" style:font-size-complex="10pt" style:font-style-complex="normal" style:font-weight-complex="normal"/>
    </style:style>
    <style:style style:name="ce100" style:family="table-cell" style:parent-style-name="Default">
      <style:table-cell-properties fo:border-bottom="none" style:cell-protect="none" style:print-content="true"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cm" style:writing-mode="page"/>
    </style:style>
    <style:style style:name="ce101" style:family="table-cell" style:parent-style-name="Default">
      <style:table-cell-properties fo:border-bottom="1.76pt solid #000000" style:cell-protect="none" style:print-content="true"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cm" style:writing-mode="page"/>
    </style:style>
    <style:style style:name="ce102" style:family="table-cell" style:parent-style-name="Default" style:data-style-name="N148">
      <style:table-cell-properties fo:border-bottom="none" style:diagonal-bl-tr="none" style:diagonal-tl-br="none" style:text-align-source="value-type" style:repeat-content="false" fo:wrap-option="no-wrap" fo:border-left="none" style:direction="ltr" fo:border-right="none" style:rotation-angle="0" style:rotation-align="none" style:shrink-to-fit="false" fo:border-top="0.74pt solid #000000" style:vertical-align="bottom" loext:vertical-justify="auto"/>
      <style:paragraph-properties css3t:text-justify="auto" fo:margin-left="0cm" style:writing-mode="page"/>
    </style:style>
    <style:style style:name="ce103" style:family="table-cell" style:parent-style-name="Default" style:data-style-name="N148">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end" css3t:text-justify="auto" fo:margin-left="0cm" style:writing-mode="page"/>
    </style:style>
    <style:style style:name="ce104" style:family="table-cell" style:parent-style-name="Default" style:data-style-name="N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Geneva" fo:font-size="20pt" fo:font-style="normal" fo:text-shadow="none" style:text-underline-style="none" fo:font-weight="bold" style:font-size-asian="20pt" style:font-style-asian="normal" style:font-weight-asian="bold" style:font-name-complex="Geneva" style:font-size-complex="20pt" style:font-style-complex="normal" style:font-weight-complex="bold"/>
    </style:style>
    <style:style style:name="ce105" style:family="table-cell" style:parent-style-name="Default" style:data-style-name="N148">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Geneva" fo:font-size="10pt" fo:font-style="normal" fo:text-shadow="none" style:text-underline-style="none" fo:font-weight="normal" style:font-size-asian="10pt" style:font-style-asian="normal" style:font-weight-asian="normal" style:font-name-complex="Geneva" style:font-size-complex="10pt" style:font-style-complex="normal" style:font-weight-complex="normal"/>
    </style:style>
    <style:style style:name="ce106" style:family="table-cell" style:parent-style-name="Default" style:data-style-name="N148">
      <style:table-cell-properties fo:border-bottom="none" style:diagonal-bl-tr="none" style:diagonal-tl-br="none" style:text-align-source="fix" style:repeat-content="false" fo:wrap-option="no-wrap" fo:border-left="none" style:direction="ltr" fo:border-right="1.76pt solid #000000" style:rotation-angle="0" style:rotation-align="none" style:shrink-to-fit="false" fo:border-top="1.76pt solid #000000" style:vertical-align="bottom" loext:vertical-justify="auto"/>
      <style:paragraph-properties fo:text-align="center" css3t:text-justify="auto" fo:margin-left="0cm" style:writing-mode="page"/>
    </style:style>
    <style:style style:name="ce107" style:family="table-cell" style:parent-style-name="Default" style:data-style-name="N148">
      <style:table-cell-properties fo:border-bottom="none" style:diagonal-bl-tr="none" style:diagonal-tl-br="none" style:text-align-source="fix" style:repeat-content="false" fo:wrap-option="no-wrap" fo:border-left="none" style:direction="ltr" fo:border-right="1.76pt solid #000000" style:rotation-angle="0" style:rotation-align="none" style:shrink-to-fit="false" fo:border-top="none" style:vertical-align="bottom" loext:vertical-justify="auto"/>
      <style:paragraph-properties fo:text-align="end" css3t:text-justify="auto" fo:margin-left="0cm" style:writing-mode="page"/>
      <style:text-properties style:use-window-font-color="true" style:text-outline="false" style:text-line-through-style="none" style:text-line-through-type="none" style:font-name="Geneva" fo:font-size="10pt" fo:font-style="normal" fo:text-shadow="none" style:text-underline-style="none" fo:font-weight="bold" style:font-size-asian="10pt" style:font-style-asian="normal" style:font-weight-asian="bold" style:font-name-complex="Geneva" style:font-size-complex="10pt" style:font-style-complex="normal" style:font-weight-complex="bold"/>
    </style:style>
    <style:style style:name="ce108" style:family="table-cell" style:parent-style-name="Default" style:data-style-name="N148">
      <style:table-cell-properties fo:border-bottom="none" fo:background-color="#c0c0c0" style:diagonal-bl-tr="none" style:diagonal-tl-br="none" fo:border-left="none" fo:border-right="1.76pt solid #000000" style:rotation-align="none" fo:border-top="none"/>
    </style:style>
    <style:style style:name="ce109" style:family="table-cell" style:parent-style-name="Default" style:data-style-name="N148">
      <style:table-cell-properties fo:border-bottom="none" style:diagonal-bl-tr="none" style:diagonal-tl-br="none" style:text-align-source="fix" style:repeat-content="false" fo:wrap-option="no-wrap" fo:border-left="none" style:direction="ltr" fo:border-right="1.76pt solid #000000" style:rotation-angle="0" style:rotation-align="none" style:shrink-to-fit="false" fo:border-top="none" style:vertical-align="bottom" loext:vertical-justify="auto"/>
      <style:paragraph-properties fo:text-align="start" css3t:text-justify="auto" fo:margin-left="0cm" style:writing-mode="page"/>
    </style:style>
    <style:style style:name="ce110" style:family="table-cell" style:parent-style-name="Default" style:data-style-name="N148">
      <style:table-cell-properties fo:border-bottom="none" style:diagonal-bl-tr="none" style:diagonal-tl-br="none" style:text-align-source="fix" style:repeat-content="false" fo:wrap-option="no-wrap" fo:border-left="none" style:direction="ltr" fo:border-right="1.76pt solid #000000" style:rotation-angle="0" style:rotation-align="none" style:shrink-to-fit="false" fo:border-top="none" style:vertical-align="bottom" loext:vertical-justify="auto"/>
      <style:paragraph-properties fo:text-align="center" css3t:text-justify="auto" fo:margin-left="0cm" style:writing-mode="page"/>
    </style:style>
    <style:style style:name="ce111" style:family="table-cell" style:parent-style-name="Default">
      <style:table-cell-properties fo:border-bottom="none" fo:background-color="#c0c0c0" style:diagonal-bl-tr="none" style:diagonal-tl-br="none" fo:border-left="none" fo:border-right="1.76pt solid #000000" style:rotation-align="none" fo:border-top="none"/>
    </style:style>
    <style:style style:name="ce112" style:family="table-cell" style:parent-style-name="Default" style:data-style-name="N148">
      <style:table-cell-properties fo:border-bottom="non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center" css3t:text-justify="auto" fo:margin-left="0cm" style:writing-mode="page"/>
    </style:style>
    <style:style style:name="ce113" style:family="table-cell" style:parent-style-name="Default" style:data-style-name="N148">
      <style:table-cell-properties fo:border-bottom="1.76pt solid #000000"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center" css3t:text-justify="auto" fo:margin-left="0cm" style:writing-mode="page"/>
    </style:style>
    <style:style style:name="ce114" style:family="table-cell" style:parent-style-name="Default" style:data-style-name="N148">
      <style:table-cell-properties fo:border-bottom="0.74pt solid #000000" style:diagonal-bl-tr="none" style:diagonal-tl-br="none" style:text-align-source="fix" style:repeat-content="false" fo:wrap-option="no-wrap" fo:border-left="0.74pt solid #000000" style:direction="ltr" fo:border-right="0.74pt solid #000000" style:rotation-angle="0" style:rotation-align="none" style:shrink-to-fit="false" fo:border-top="1.76pt solid #000000"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Geneva" fo:font-size="10pt" fo:font-style="normal" fo:text-shadow="none" style:text-underline-style="none" fo:font-weight="bold" style:font-size-asian="10pt" style:font-style-asian="normal" style:font-weight-asian="bold" style:font-name-complex="Geneva" style:font-size-complex="10pt" style:font-style-complex="normal" style:font-weight-complex="bold"/>
    </style:style>
    <style:style style:name="ce115" style:family="table-cell" style:parent-style-name="Default" style:data-style-name="N148">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Geneva" fo:font-size="10pt" fo:font-style="normal" fo:text-shadow="none" style:text-underline-style="none" fo:font-weight="bold" style:font-size-asian="10pt" style:font-style-asian="normal" style:font-weight-asian="bold" style:font-name-complex="Geneva" style:font-size-complex="10pt" style:font-style-complex="normal" style:font-weight-complex="bold"/>
    </style:style>
    <style:style style:name="ce116" style:family="table-cell" style:parent-style-name="Default" style:data-style-name="N148">
      <style:table-cell-properties fo:border-bottom="0.74pt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cm" style:writing-mode="page"/>
    </style:style>
    <style:style style:name="ce117" style:family="table-cell" style:parent-style-name="Default">
      <style:table-cell-properties fo:border-bottom="0.74pt solid #000000" fo:background-color="#c0c0c0" style:diagonal-bl-tr="none" style:diagonal-tl-br="none" style:text-align-source="fix" style:repeat-content="false" fo:wrap-option="no-wrap" fo:border-left="0.74pt solid #000000" style:direction="ltr" fo:border-right="1.76pt solid #000000" style:rotation-angle="0" style:rotation-align="none" style:shrink-to-fit="false" fo:border-top="1.76pt solid #000000"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Geneva" fo:font-size="10pt" fo:font-style="normal" fo:text-shadow="none" style:text-underline-style="none" fo:font-weight="bold" style:font-size-asian="10pt" style:font-style-asian="normal" style:font-weight-asian="bold" style:font-name-complex="Geneva" style:font-size-complex="10pt" style:font-style-complex="normal" style:font-weight-complex="bold"/>
    </style:style>
    <style:style style:name="ce118" style:family="table-cell" style:parent-style-name="Default" style:data-style-name="N151">
      <style:table-cell-properties fo:border-bottom="none" style:diagonal-bl-tr="none" style:diagonal-tl-br="none" style:text-align-source="fix" style:repeat-content="false" fo:wrap-option="no-wrap" fo:border-left="0.74pt solid #000000" style:direction="ltr" fo:border-right="1.76pt solid #000000" style:rotation-angle="0" style:rotation-align="none" style:shrink-to-fit="false" fo:border-top="none" style:vertical-align="bottom" loext:vertical-justify="auto"/>
      <style:paragraph-properties fo:text-align="center" css3t:text-justify="auto" fo:margin-left="0cm" style:writing-mode="page"/>
    </style:style>
    <style:style style:name="ce119" style:family="table-cell" style:parent-style-name="Default" style:data-style-name="N151">
      <style:table-cell-properties fo:border-bottom="1.76pt solid #000000" style:diagonal-bl-tr="none" style:diagonal-tl-br="none" style:text-align-source="fix" style:repeat-content="false" fo:wrap-option="no-wrap" fo:border-left="0.74pt solid #000000" style:direction="ltr" fo:border-right="1.76pt solid #000000" style:rotation-angle="0" style:rotation-align="none" style:shrink-to-fit="false" fo:border-top="none" style:vertical-align="bottom" loext:vertical-justify="auto"/>
      <style:paragraph-properties fo:text-align="center" css3t:text-justify="auto" fo:margin-left="0cm" style:writing-mode="page"/>
    </style:style>
    <style:style style:name="ce120" style:family="table-cell" style:parent-style-name="Default" style:data-style-name="N151">
      <style:table-cell-properties fo:border-bottom="0.74pt solid #000000" style:diagonal-bl-tr="none" style:diagonal-tl-br="none" style:text-align-source="fix" style:repeat-content="false" fo:wrap-option="no-wrap" fo:border-left="none" style:direction="ltr" fo:border-right="1.76pt solid #000000" style:rotation-angle="0" style:rotation-align="none" style:shrink-to-fit="false" fo:border-top="1.76pt solid #000000"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Geneva" fo:font-size="10pt" fo:font-style="normal" fo:text-shadow="none" style:text-underline-style="none" fo:font-weight="bold" style:font-size-asian="10pt" style:font-style-asian="normal" style:font-weight-asian="bold" style:font-name-complex="Geneva" style:font-size-complex="10pt" style:font-style-complex="normal" style:font-weight-complex="bold"/>
    </style:style>
    <style:style style:name="ce121" style:family="table-cell" style:parent-style-name="Default" style:data-style-name="N151">
      <style:table-cell-properties fo:border-bottom="0.74pt solid #000000" style:diagonal-bl-tr="none" style:diagonal-tl-br="none" style:text-align-source="fix" style:repeat-content="false" fo:wrap-option="no-wrap" fo:border-left="none" style:direction="ltr" fo:border-right="1.76pt solid #000000" style:rotation-angle="0" style:rotation-align="none" style:shrink-to-fit="false" fo:border-top="0.74pt solid #000000"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Geneva" fo:font-size="10pt" fo:font-style="normal" fo:text-shadow="none" style:text-underline-style="none" fo:font-weight="bold" style:font-size-asian="10pt" style:font-style-asian="normal" style:font-weight-asian="bold" style:font-name-complex="Geneva" style:font-size-complex="10pt" style:font-style-complex="normal" style:font-weight-complex="bold"/>
    </style:style>
    <style:style style:name="ce122" style:family="table-cell" style:parent-style-name="Default">
      <style:table-cell-properties fo:border-bottom="0.74pt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cm" style:writing-mode="page"/>
    </style:style>
    <style:style style:name="ce123" style:family="table-cell" style:parent-style-name="Default" style:data-style-name="N148">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center" css3t:text-justify="auto" fo:margin-left="0cm" style:writing-mode="page"/>
    </style:style>
    <style:style style:name="ce124" style:family="table-cell" style:parent-style-name="Default">
      <style:table-cell-properties style:rotation-align="none"/>
      <style:text-properties style:use-window-font-color="true" style:text-outline="false" style:text-line-through-style="none" style:text-line-through-type="none" style:font-name="Geneva" fo:font-size="10pt" fo:font-style="normal" fo:text-shadow="none" style:text-underline-style="none" fo:font-weight="normal" style:font-size-asian="10pt" style:font-style-asian="normal" style:font-weight-asian="normal" style:font-name-complex="Geneva" style:font-size-complex="10pt" style:font-style-complex="normal" style:font-weight-complex="normal"/>
    </style:style>
    <style:style style:name="ce125" style:family="table-cell" style:parent-style-name="Default">
      <style:table-cell-properties fo:background-color="#d9d9d9" style:rotation-align="none"/>
      <style:text-properties style:use-window-font-color="true" style:text-outline="false" style:text-line-through-style="none" style:text-line-through-type="none" style:font-name="Geneva" fo:font-size="10pt" fo:font-style="normal" fo:text-shadow="none" style:text-underline-style="none" fo:font-weight="normal" style:font-size-asian="10pt" style:font-style-asian="normal" style:font-weight-asian="normal" style:font-name-complex="Geneva" style:font-size-complex="10pt" style:font-style-complex="normal" style:font-weight-complex="normal"/>
    </style:style>
    <style:style style:name="ce49" style:family="table-cell" style:parent-style-name="Default" style:data-style-name="N38">
      <style:table-cell-properties style:rotation-align="none"/>
    </style:style>
    <style:style style:name="ce50" style:family="table-cell" style:parent-style-name="Default" style:data-style-name="N38">
      <style:table-cell-properties style:diagonal-bl-tr="none" style:diagonal-tl-br="none" fo:border="none" style:rotation-align="none"/>
    </style:style>
    <style:style style:name="ce51" style:family="table-cell" style:parent-style-name="Default" style:data-style-name="N38">
      <style:table-cell-properties style:diagonal-bl-tr="none" style:diagonal-tl-br="none" fo:border="none" style:rotation-align="none"/>
      <style:text-properties style:use-window-font-color="true" style:text-outline="false" style:text-line-through-style="none" style:text-line-through-type="none" style:font-name="Geneva" fo:font-size="10pt" fo:font-style="normal" fo:text-shadow="none" style:text-underline-style="none" fo:font-weight="normal" style:font-size-asian="10pt" style:font-style-asian="normal" style:font-weight-asian="normal" style:font-name-complex="Geneva" style:font-size-complex="10pt" style:font-style-complex="normal" style:font-weight-complex="normal"/>
    </style:style>
    <style:style style:name="ce52" style:family="table-cell" style:parent-style-name="Default" style:data-style-name="N38">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Geneva" fo:font-size="10pt" fo:font-style="normal" fo:text-shadow="none" style:text-underline-style="none" fo:font-weight="normal" style:font-size-asian="10pt" style:font-style-asian="normal" style:font-weight-asian="normal" style:font-name-complex="Geneva" style:font-size-complex="10pt" style:font-style-complex="normal" style:font-weight-complex="normal"/>
    </style:style>
    <style:style style:name="ce53" style:family="table-cell" style:parent-style-name="Default" style:data-style-name="N0">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style>
    <style:style style:name="ce5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style>
    <style:style style:name="ce5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Geneva" fo:font-size="10pt" fo:font-style="normal" fo:text-shadow="none" style:text-underline-style="none" fo:font-weight="normal" style:font-size-asian="10pt" style:font-style-asian="normal" style:font-weight-asian="normal" style:font-name-complex="Geneva" style:font-size-complex="10pt" style:font-style-complex="normal" style:font-weight-complex="normal"/>
    </style:style>
    <style:style style:name="ce56" style:family="table-cell" style:parent-style-name="Default">
      <style:table-cell-properties fo:border-bottom="0.74pt solid #000000" fo:background-color="#c0c0c0" style:diagonal-bl-tr="none" style:diagonal-tl-br="none" style:text-align-source="fix" style:repeat-content="false" fo:wrap-option="no-wrap" fo:border-left="1.76pt solid #000000" style:direction="ltr" fo:border-right="0.74pt solid #000000" style:rotation-angle="0" style:rotation-align="none" style:shrink-to-fit="false" fo:border-top="1.76pt solid #000000"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Geneva" fo:font-size="10pt" fo:font-style="normal" fo:text-shadow="none" style:text-underline-style="none" fo:font-weight="bold" style:font-size-asian="10pt" style:font-style-asian="normal" style:font-weight-asian="bold" style:font-name-complex="Geneva" style:font-size-complex="10pt" style:font-style-complex="normal" style:font-weight-complex="bold"/>
    </style:style>
    <style:style style:name="ce57" style:family="table-cell" style:parent-style-name="Default">
      <style:table-cell-properties fo:border-bottom="none" fo:background-color="#c0c0c0" style:diagonal-bl-tr="none" style:diagonal-tl-br="none" style:text-align-source="fix" style:repeat-content="false" fo:wrap-option="no-wrap" fo:border-left="1.76pt solid #000000" style:direction="ltr" fo:border-right="0.74pt solid #000000" style:rotation-angle="0" style:rotation-align="none" style:shrink-to-fit="false" fo:border-top="none" style:vertical-align="bottom" loext:vertical-justify="auto"/>
      <style:paragraph-properties fo:text-align="center" css3t:text-justify="auto" fo:margin-left="0cm" style:writing-mode="page"/>
    </style:style>
    <style:style style:name="ce58" style:family="table-cell" style:parent-style-name="Default">
      <style:table-cell-properties fo:border-bottom="1.76pt solid #000000" fo:background-color="#c0c0c0" style:diagonal-bl-tr="none" style:diagonal-tl-br="none" style:text-align-source="fix" style:repeat-content="false" fo:wrap-option="no-wrap" fo:border-left="1.76pt solid #000000" style:direction="ltr" fo:border-right="0.74pt solid #000000" style:rotation-angle="0" style:rotation-align="none" style:shrink-to-fit="false" fo:border-top="none" style:vertical-align="bottom" loext:vertical-justify="auto"/>
      <style:paragraph-properties fo:text-align="center" css3t:text-justify="auto" fo:margin-left="0cm" style:writing-mode="page"/>
    </style:style>
    <style:style style:name="ce59" style:family="table-cell" style:parent-style-name="Default" style:data-style-name="N148">
      <style:table-cell-properties style:rotation-align="none"/>
      <style:text-properties style:use-window-font-color="true" style:text-outline="false" style:text-line-through-style="none" style:text-line-through-type="none" style:font-name="Geneva" fo:font-size="20pt" fo:font-style="normal" fo:text-shadow="none" style:text-underline-style="none" fo:font-weight="bold" style:font-size-asian="20pt" style:font-style-asian="normal" style:font-weight-asian="bold" style:font-name-complex="Geneva" style:font-size-complex="20pt" style:font-style-complex="normal" style:font-weight-complex="bold"/>
    </style:style>
    <style:style style:name="ce60" style:family="table-cell" style:parent-style-name="Default" style:data-style-name="N148">
      <style:table-cell-properties style:rotation-align="none"/>
      <style:text-properties style:use-window-font-color="true" style:text-outline="false" style:text-line-through-style="none" style:text-line-through-type="none" style:font-name="Geneva" fo:font-size="10pt" fo:font-style="normal" fo:text-shadow="none" style:text-underline-style="none" fo:font-weight="normal" style:font-size-asian="10pt" style:font-style-asian="normal" style:font-weight-asian="normal" style:font-name-complex="Geneva" style:font-size-complex="10pt" style:font-style-complex="normal" style:font-weight-complex="normal"/>
    </style:style>
    <style:style style:name="ce61" style:family="table-cell" style:parent-style-name="Default" style:data-style-name="N148">
      <style:table-cell-properties fo:border-bottom="none" style:diagonal-bl-tr="none" style:diagonal-tl-br="none" fo:border-left="1.76pt solid #000000" fo:border-right="none" style:rotation-align="none" fo:border-top="1.76pt solid #000000"/>
      <style:text-properties style:use-window-font-color="true" style:text-outline="false" style:text-line-through-style="none" style:text-line-through-type="none" style:font-name="Geneva" fo:font-size="10pt" fo:font-style="normal" fo:text-shadow="none" style:text-underline-style="none" fo:font-weight="normal" style:font-size-asian="10pt" style:font-style-asian="normal" style:font-weight-asian="normal" style:font-name-complex="Geneva" style:font-size-complex="10pt" style:font-style-complex="normal" style:font-weight-complex="normal"/>
    </style:style>
    <style:style style:name="ce62" style:family="table-cell" style:parent-style-name="Default" style:data-style-name="N0">
      <style:table-cell-properties fo:border-bottom="none" style:diagonal-bl-tr="none" style:diagonal-tl-br="none" fo:border-left="1.76pt solid #000000" fo:border-right="none" style:rotation-align="none" fo:border-top="non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3" style:family="table-cell" style:parent-style-name="Default" style:data-style-name="N148">
      <style:table-cell-properties fo:border-bottom="none" fo:background-color="#c0c0c0" style:diagonal-bl-tr="none" style:diagonal-tl-br="none" fo:border-left="1.76pt solid #000000" fo:border-right="none"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4" style:family="table-cell" style:parent-style-name="Default">
      <style:table-cell-properties fo:border-bottom="none" style:diagonal-bl-tr="none" style:diagonal-tl-br="none" fo:border-left="1.76pt solid #000000" fo:border-right="none" style:rotation-align="none" fo:border-top="none"/>
      <style:text-properties style:use-window-font-color="true" style:text-outline="false" style:text-line-through-style="none" style:text-line-through-type="none" style:font-name="Geneva" fo:font-size="10pt" fo:font-style="normal" fo:text-shadow="none" style:text-underline-style="none" fo:font-weight="normal" style:font-size-asian="10pt" style:font-style-asian="normal" style:font-weight-asian="normal" style:font-name-complex="Geneva" style:font-size-complex="10pt" style:font-style-complex="normal" style:font-weight-complex="normal"/>
    </style:style>
    <style:style style:name="ce65" style:family="table-cell" style:parent-style-name="Default" style:data-style-name="N148">
      <style:table-cell-properties fo:border-bottom="none" fo:background-color="#c0c0c0" style:diagonal-bl-tr="none" style:diagonal-tl-br="none" fo:border-left="1.76pt solid #000000" fo:border-right="none" style:rotation-align="none" fo:border-top="none"/>
    </style:style>
    <style:style style:name="ce66" style:family="table-cell" style:parent-style-name="Default" style:data-style-name="N148">
      <style:table-cell-properties fo:border-bottom="0.74pt solid #000000" fo:background-color="#c0c0c0" style:diagonal-bl-tr="none" style:diagonal-tl-br="none" style:text-align-source="fix" style:repeat-content="false" fo:wrap-option="no-wrap" fo:border-left="0.74pt solid #000000" style:direction="ltr" fo:border-right="0.74pt solid #000000" style:rotation-angle="0" style:rotation-align="none" style:shrink-to-fit="false" fo:border-top="1.76pt solid #000000"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Geneva" fo:font-size="10pt" fo:font-style="normal" fo:text-shadow="none" style:text-underline-style="none" fo:font-weight="bold" style:font-size-asian="10pt" style:font-style-asian="normal" style:font-weight-asian="bold" style:font-name-complex="Geneva" style:font-size-complex="10pt" style:font-style-complex="normal" style:font-weight-complex="bold"/>
    </style:style>
    <style:style style:name="ce67" style:family="table-cell" style:parent-style-name="Default" style:data-style-name="N60">
      <style:table-cell-properties fo:border-bottom="none" style:cell-protect="none" style:print-content="true"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center" css3t:text-justify="auto" fo:margin-left="0cm" style:writing-mode="page"/>
    </style:style>
    <style:style style:name="ce68" style:family="table-cell" style:parent-style-name="Default" style:data-style-name="N60">
      <style:table-cell-properties fo:border-bottom="1.76pt solid #000000" style:cell-protect="none" style:print-content="true"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center" css3t:text-justify="auto" fo:margin-left="0cm" style:writing-mode="page"/>
    </style:style>
    <style:style style:name="ce69" style:family="table-cell" style:parent-style-name="Default" style:data-style-name="N148">
      <style:table-cell-properties style:rotation-align="none"/>
      <style:text-properties style:use-window-font-color="true" style:text-outline="false" style:text-line-through-style="none" style:text-line-through-type="none" style:font-name="Geneva" fo:font-size="24pt" fo:font-style="normal" fo:text-shadow="none" style:text-underline-style="none" fo:font-weight="bold" style:font-size-asian="24pt" style:font-style-asian="normal" style:font-weight-asian="bold" style:font-name-complex="Geneva" style:font-size-complex="24pt" style:font-style-complex="normal" style:font-weight-complex="bold"/>
    </style:style>
    <style:style style:name="ce70" style:family="table-cell" style:parent-style-name="Default" style:data-style-name="N148">
      <style:table-cell-properties style:rotation-align="none"/>
      <style:text-properties style:use-window-font-color="true" style:text-outline="false" style:text-line-through-style="none" style:text-line-through-type="none" style:font-name="Geneva" fo:font-size="10pt" fo:font-style="normal" fo:text-shadow="none" style:text-underline-style="none" fo:font-weight="bold" style:font-size-asian="10pt" style:font-style-asian="normal" style:font-weight-asian="bold" style:font-name-complex="Geneva" style:font-size-complex="10pt" style:font-style-complex="normal" style:font-weight-complex="bold"/>
    </style:style>
    <style:style style:name="ce71" style:family="table-cell" style:parent-style-name="Default" style:data-style-name="N100">
      <style:table-cell-properties fo:border-bottom="none" style:diagonal-bl-tr="none" style:diagonal-tl-br="none" fo:border-left="none" fo:border-right="none" style:rotation-align="none" fo:border-top="1.76pt solid #000000"/>
      <style:text-properties style:use-window-font-color="true" style:text-outline="false" style:text-line-through-style="none" style:text-line-through-type="none" style:font-name="Geneva" fo:font-size="10pt" fo:font-style="normal" fo:text-shadow="none" style:text-underline-style="none" fo:font-weight="bold" style:font-size-asian="10pt" style:font-style-asian="normal" style:font-weight-asian="bold" style:font-name-complex="Geneva" style:font-size-complex="10pt" style:font-style-complex="normal" style:font-weight-complex="bold"/>
    </style:style>
    <style:style style:name="ce72" style:family="table-cell" style:parent-style-name="Default" style:data-style-name="N148">
      <style:table-cell-properties style:diagonal-bl-tr="none" style:diagonal-tl-br="none" fo:border="none" style:rotation-align="none"/>
      <style:text-properties style:use-window-font-color="true" style:text-outline="false" style:text-line-through-style="none" style:text-line-through-type="none" style:font-name="Geneva" fo:font-size="10pt" fo:font-style="normal" fo:text-shadow="none" style:text-underline-style="none" fo:font-weight="bold" style:font-size-asian="10pt" style:font-style-asian="normal" style:font-weight-asian="bold" style:font-name-complex="Geneva" style:font-size-complex="10pt" style:font-style-complex="normal" style:font-weight-complex="bold"/>
    </style:style>
    <style:style style:name="ce73" style:family="table-cell" style:parent-style-name="Default" style:data-style-name="N148">
      <style:table-cell-properties fo:background-color="#c0c0c0" style:diagonal-bl-tr="none" style:diagonal-tl-br="none" fo:border="none"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4" style:family="table-cell" style:parent-style-name="Default" style:data-style-name="N148">
      <style:table-cell-properties style:diagonal-bl-tr="none" style:diagonal-tl-br="none" fo:border="none" style:rotation-align="non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75" style:family="table-cell" style:parent-style-name="Default" style:data-style-name="N148">
      <style:table-cell-properties style:diagonal-bl-tr="none" style:diagonal-tl-br="none" fo:border="none" style:rotation-align="none"/>
      <style:text-properties style:use-window-font-color="true" style:text-outline="false" style:text-line-through-style="none" style:text-line-through-type="none" style:font-name="Geneva" fo:font-size="10pt" fo:font-style="normal" fo:text-shadow="none" style:text-underline-style="none" fo:font-weight="normal" style:font-size-asian="10pt" style:font-style-asian="normal" style:font-weight-asian="normal" style:font-name-complex="Geneva" style:font-size-complex="10pt" style:font-style-complex="normal" style:font-weight-complex="normal"/>
    </style:style>
    <style:style style:name="ce76" style:family="table-cell" style:parent-style-name="Default">
      <style:table-cell-properties style:diagonal-bl-tr="none" style:diagonal-tl-br="none" fo:border="none" style:rotation-align="none"/>
    </style:style>
    <style:style style:name="ce77" style:family="table-cell" style:parent-style-name="Default" style:data-style-name="N148">
      <style:table-cell-properties fo:background-color="#c0c0c0" style:diagonal-bl-tr="none" style:diagonal-tl-br="none" fo:border="none" style:rotation-align="none"/>
    </style:style>
    <style:style style:name="ce78" style:family="table-cell" style:parent-style-name="Default" style:data-style-name="N60">
      <style:table-cell-properties fo:border-bottom="none" style:cell-protect="none" style:print-content="true"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cm" style:writing-mode="page"/>
    </style:style>
    <style:style style:name="ce79" style:family="table-cell" style:parent-style-name="Default" style:data-style-name="N60">
      <style:table-cell-properties fo:border-bottom="1.76pt solid #000000" style:cell-protect="none" style:print-content="true"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cm" style:writing-mode="page"/>
    </style:style>
    <style:style style:name="ce80" style:family="table-cell" style:parent-style-name="Default" style:data-style-name="N148">
      <style:table-cell-properties fo:border-bottom="none" style:diagonal-bl-tr="none" style:diagonal-tl-br="none" fo:border-left="none" fo:border-right="none" style:rotation-align="none" fo:border-top="1.76pt solid #000000"/>
      <style:text-properties style:use-window-font-color="true" style:text-outline="false" style:text-line-through-style="none" style:text-line-through-type="none" style:font-name="Geneva" fo:font-size="10pt" fo:font-style="normal" fo:text-shadow="none" style:text-underline-style="none" fo:font-weight="bold" style:font-size-asian="10pt" style:font-style-asian="normal" style:font-weight-asian="bold" style:font-name-complex="Geneva" style:font-size-complex="10pt" style:font-style-complex="normal" style:font-weight-complex="bold"/>
    </style:style>
    <style:style style:name="ce81" style:family="table-cell" style:parent-style-name="Default" style:data-style-name="N148">
      <style:table-cell-properties fo:border-bottom="0.74pt solid #000000" style:diagonal-bl-tr="none" style:diagonal-tl-br="none" fo:border-left="1.76pt solid #000000" fo:border-right="none" style:rotation-align="none" fo:border-top="1.76pt solid #000000"/>
      <style:text-properties style:use-window-font-color="true" style:text-outline="false" style:text-line-through-style="none" style:text-line-through-type="none" style:font-name="Geneva" fo:font-size="10pt" fo:font-style="normal" fo:text-shadow="none" style:text-underline-style="none" fo:font-weight="bold" style:font-size-asian="10pt" style:font-style-asian="normal" style:font-weight-asian="bold" style:font-name-complex="Geneva" style:font-size-complex="10pt" style:font-style-complex="normal" style:font-weight-complex="bold"/>
    </style:style>
    <style:style style:name="ce82" style:family="table-cell" style:parent-style-name="Default" style:data-style-name="N148">
      <style:table-cell-properties fo:border-bottom="0.74pt solid #000000" style:diagonal-bl-tr="none" style:diagonal-tl-br="none" fo:border-left="1.76pt solid #000000" fo:border-right="none" style:rotation-align="none" fo:border-top="0.74pt solid #000000"/>
      <style:text-properties style:use-window-font-color="true" style:text-outline="false" style:text-line-through-style="none" style:text-line-through-type="none" style:font-name="Geneva" fo:font-size="10pt" fo:font-style="normal" fo:text-shadow="none" style:text-underline-style="none" fo:font-weight="bold" style:font-size-asian="10pt" style:font-style-asian="normal" style:font-weight-asian="bold" style:font-name-complex="Geneva" style:font-size-complex="10pt" style:font-style-complex="normal" style:font-weight-complex="bold"/>
    </style:style>
    <style:style style:name="ce83" style:family="table-cell" style:parent-style-name="Default" style:data-style-name="N148">
      <style:table-cell-properties fo:border-bottom="none" style:diagonal-bl-tr="none" style:diagonal-tl-br="none" fo:border-left="none" fo:border-right="none" style:rotation-align="none" fo:border-top="1.76pt solid #000000"/>
      <style:text-properties style:use-window-font-color="true" style:text-outline="false" style:text-line-through-style="none" style:text-line-through-type="none" style:font-name="Geneva" fo:font-size="10pt" fo:font-style="normal" fo:text-shadow="none" style:text-underline-style="none" fo:font-weight="normal" style:font-size-asian="10pt" style:font-style-asian="normal" style:font-weight-asian="normal" style:font-name-complex="Geneva" style:font-size-complex="10pt" style:font-style-complex="normal" style:font-weight-complex="normal"/>
    </style:style>
    <style:style style:name="ce84" style:family="table-cell" style:parent-style-name="Default">
      <style:table-cell-properties fo:background-color="#c0c0c0" style:diagonal-bl-tr="none" style:diagonal-tl-br="none" fo:border="none"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5" style:family="table-cell" style:parent-style-name="Default" style:data-style-name="N36">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6" style:family="table-cell" style:parent-style-name="Default">
      <style:table-cell-properties fo:border-bottom="0.74pt solid #000000" style:diagonal-bl-tr="none" style:diagonal-tl-br="none" fo:border-left="none" fo:border-right="none" style:rotation-align="none" fo:border-top="1.76pt solid #000000"/>
    </style:style>
    <style:style style:name="ce87" style:family="table-cell" style:parent-style-name="Default">
      <style:table-cell-properties fo:border-bottom="0.74pt solid #000000" style:diagonal-bl-tr="none" style:diagonal-tl-br="none" fo:border-left="none" fo:border-right="none" style:rotation-align="none" fo:border-top="0.74pt solid #000000"/>
    </style:style>
    <style:style style:name="ce88" style:family="table-cell" style:parent-style-name="Default" style:data-style-name="N148">
      <style:table-cell-properties fo:border-bottom="0.74pt solid #000000" style:diagonal-bl-tr="none" style:diagonal-tl-br="none" fo:border-left="none" fo:border-right="none" style:rotation-align="none" fo:border-top="none"/>
    </style:style>
    <style:style style:name="ce89" style:family="table-cell" style:parent-style-name="Default" style:data-style-name="N148">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start" css3t:text-justify="auto" fo:margin-left="0cm" style:writing-mode="page"/>
    </style:style>
    <style:style style:name="ce90" style:family="table-cell" style:parent-style-name="Default" style:data-style-name="N148">
      <style:table-cell-properties fo:border-bottom="none" style:diagonal-bl-tr="none" style:diagonal-tl-br="none" fo:border-left="none" fo:border-right="none" style:rotation-align="none" fo:border-top="1.76pt solid #000000"/>
    </style:style>
    <style:style style:name="ce91" style:family="table-cell" style:parent-style-name="Default" style:data-style-name="N148">
      <style:table-cell-properties style:diagonal-bl-tr="none" style:diagonal-tl-br="none" fo:border="none" style:rotation-align="none"/>
    </style:style>
    <style:style style:name="ce92" style:family="table-cell" style:parent-style-name="Excel_20_Built-in_20_Currency" style:data-style-name="N148">
      <style:table-cell-properties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Geneva" fo:font-size="10pt" fo:font-style="normal" fo:text-shadow="none" style:text-underline-style="none" fo:font-weight="bold" style:font-size-asian="10pt" style:font-style-asian="normal" style:font-weight-asian="bold" style:font-name-complex="Geneva" style:font-size-complex="10pt" style:font-style-complex="normal" style:font-weight-complex="bold"/>
    </style:style>
    <style:style style:name="ce93" style:family="table-cell" style:parent-style-name="Default">
      <style:table-cell-properties style:cell-protect="none" style:print-content="true"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cm" style:writing-mode="page"/>
    </style:style>
    <style:style style:name="ce94" style:family="table-cell" style:parent-style-name="Default">
      <style:table-cell-properties fo:border-bottom="1.76pt solid #000000"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cm" style:writing-mode="page"/>
    </style:style>
    <style:style style:name="ce95" style:family="table-cell" style:parent-style-name="Default" style:data-style-name="N148">
      <style:table-cell-properties fo:border-bottom="0.74pt solid #000000" style:diagonal-bl-tr="none" style:diagonal-tl-br="none" fo:border-left="none" fo:border-right="none" style:rotation-align="none" fo:border-top="1.76pt solid #000000"/>
      <style:text-properties style:use-window-font-color="true" style:text-outline="false" style:text-line-through-style="none" style:text-line-through-type="none" style:font-name="Geneva" fo:font-size="10pt" fo:font-style="normal" fo:text-shadow="none" style:text-underline-style="none" fo:font-weight="bold" style:font-size-asian="10pt" style:font-style-asian="normal" style:font-weight-asian="bold" style:font-name-complex="Geneva" style:font-size-complex="10pt" style:font-style-complex="normal" style:font-weight-complex="bold"/>
    </style:style>
    <style:style style:name="ce96" style:family="table-cell" style:parent-style-name="Default" style:data-style-name="N148">
      <style:table-cell-properties fo:border-bottom="0.74pt solid #000000" style:diagonal-bl-tr="none" style:diagonal-tl-br="none" fo:border-left="none" fo:border-right="none" style:rotation-align="none" fo:border-top="0.74pt solid #000000"/>
      <style:text-properties style:use-window-font-color="true" style:text-outline="false" style:text-line-through-style="none" style:text-line-through-type="none" style:font-name="Geneva" fo:font-size="10pt" fo:font-style="normal" fo:text-shadow="none" style:text-underline-style="none" fo:font-weight="bold" style:font-size-asian="10pt" style:font-style-asian="normal" style:font-weight-asian="bold" style:font-name-complex="Geneva" style:font-size-complex="10pt" style:font-style-complex="normal" style:font-weight-complex="bold"/>
    </style:style>
    <style:style style:name="ce97" style:family="table-cell" style:parent-style-name="Default" style:data-style-name="N148">
      <style:table-cell-properties fo:border-bottom="none" style:diagonal-bl-tr="none" style:diagonal-tl-br="none" fo:border-left="none" fo:border-right="none" style:rotation-align="none" fo:border-top="0.74pt solid #000000"/>
    </style:style>
    <style:style style:name="ce98" style:family="table-cell" style:parent-style-name="Default" style:data-style-name="N0">
      <style:table-cell-properties style:diagonal-bl-tr="none" style:diagonal-tl-br="none" fo:border="none" style:rotation-align="none"/>
    </style:style>
    <style:style style:name="ce99" style:family="table-cell" style:parent-style-name="Default">
      <style:table-cell-properties fo:border-bottom="1.76pt solid #000000" fo:background-color="#c0c0c0" style:diagonal-bl-tr="none" style:diagonal-tl-br="none" fo:border-left="none" fo:border-right="none" style:rotation-align="none" fo:border-top="none"/>
    </style:style>
    <style:style style:name="ce126" style:family="table-cell" style:parent-style-name="Default" style:data-style-name="N38">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7" style:family="table-cell" style:parent-style-name="Default" style:data-style-name="N38">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8"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9" style:family="table-cell" style:parent-style-name="Default">
      <style:table-cell-properties fo:border-bottom="0.74pt solid #000000" fo:background-color="#c0c0c0" style:diagonal-bl-tr="none" style:diagonal-tl-br="none" style:text-align-source="fix" style:repeat-content="false" fo:wrap-option="no-wrap" fo:border-left="1.76pt solid #000000" style:direction="ltr" fo:border-right="0.74pt solid #000000" style:rotation-angle="0" style:rotation-align="none" style:shrink-to-fit="false" fo:border-top="1.76pt solid #000000"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30" style:family="table-cell" style:parent-style-name="Default">
      <style:table-cell-properties fo:border-bottom="none" fo:background-color="#c0c0c0" style:diagonal-bl-tr="none" style:diagonal-tl-br="none" style:text-align-source="fix" style:repeat-content="false" fo:wrap-option="no-wrap" fo:border-left="1.76pt solid #000000" style:direction="ltr" fo:border-right="0.74pt solid #000000" style:rotation-angle="0" style:rotation-align="none" style:shrink-to-fit="false" fo:border-top="non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1" style:family="table-cell" style:parent-style-name="Default">
      <style:table-cell-properties fo:border-bottom="1.76pt solid #000000" fo:background-color="#c0c0c0" style:diagonal-bl-tr="none" style:diagonal-tl-br="none" style:text-align-source="fix" style:repeat-content="false" fo:wrap-option="no-wrap" fo:border-left="1.76pt solid #000000" style:direction="ltr" fo:border-right="0.74pt solid #000000" style:rotation-angle="0" style:rotation-align="none" style:shrink-to-fit="false" fo:border-top="non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2" style:family="table-cell" style:parent-style-name="Default" style:data-style-name="N148">
      <style:table-cell-properties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3" style:family="table-cell" style:parent-style-name="Default" style:data-style-name="N148">
      <style:table-cell-properties fo:border-bottom="none" style:diagonal-bl-tr="none" style:diagonal-tl-br="none" fo:border-left="1.76pt solid #000000" fo:border-right="none" style:rotation-align="none" fo:border-top="1.76pt solid #000000"/>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4" style:family="table-cell" style:parent-style-name="Default">
      <style:table-cell-properties fo:border-bottom="none" style:diagonal-bl-tr="none" style:diagonal-tl-br="none" fo:border-left="1.76pt solid #000000" fo:border-right="none"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5" style:family="table-cell" style:parent-style-name="Default" style:data-style-name="N148">
      <style:table-cell-properties fo:border-bottom="0.74pt solid #000000" fo:background-color="#c0c0c0" style:diagonal-bl-tr="none" style:diagonal-tl-br="none" style:text-align-source="fix" style:repeat-content="false" fo:wrap-option="no-wrap" fo:border-left="0.74pt solid #000000" style:direction="ltr" fo:border-right="0.74pt solid #000000" style:rotation-angle="0" style:rotation-align="none" style:shrink-to-fit="false" fo:border-top="1.76pt solid #000000"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36" style:family="table-cell" style:parent-style-name="Default" style:data-style-name="N60">
      <style:table-cell-properties fo:border-bottom="none" fo:background-color="#d9d9d9" style:cell-protect="none" style:print-content="true"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center" css3t:text-justify="auto" fo:margin-left="0cm" style:writing-mode="page"/>
    </style:style>
    <style:style style:name="ce137" style:family="table-cell" style:parent-style-name="Default" style:data-style-name="N60">
      <style:table-cell-properties fo:border-bottom="none" fo:background-color="#ffffff" style:cell-protect="none" style:print-content="true"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center" css3t:text-justify="auto" fo:margin-left="0cm" style:writing-mode="page"/>
    </style:style>
    <style:style style:name="ce138" style:family="table-cell" style:parent-style-name="Default" style:data-style-name="N148">
      <style:table-cell-properties style:diagonal-bl-tr="none" style:diagonal-tl-br="none" fo:border="none"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9" style:family="table-cell" style:parent-style-name="Default" style:data-style-name="N148">
      <style:table-cell-properties style:rotation-align="non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40" style:family="table-cell" style:parent-style-name="Default" style:data-style-name="N100">
      <style:table-cell-properties fo:border-bottom="none" style:diagonal-bl-tr="none" style:diagonal-tl-br="none" fo:border-left="none" fo:border-right="none" style:rotation-align="none" fo:border-top="1.76pt solid #000000"/>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41" style:family="table-cell" style:parent-style-name="Default">
      <style:table-cell-properties style:diagonal-bl-tr="none" style:diagonal-tl-br="none" fo:border="none"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2" style:family="table-cell" style:parent-style-name="Default" style:data-style-name="N60">
      <style:table-cell-properties fo:border-bottom="none" fo:background-color="#d9d9d9" style:cell-protect="none" style:print-content="true"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cm" style:writing-mode="page"/>
    </style:style>
    <style:style style:name="ce143" style:family="table-cell" style:parent-style-name="Default" style:data-style-name="N60">
      <style:table-cell-properties fo:border-bottom="none" fo:background-color="#ffffff" style:cell-protect="none" style:print-content="true"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cm" style:writing-mode="page"/>
    </style:style>
    <style:style style:name="ce144" style:family="table-cell" style:parent-style-name="Default" style:data-style-name="N148">
      <style:table-cell-properties fo:border-bottom="none" style:diagonal-bl-tr="none" style:diagonal-tl-br="none" fo:border-left="none" fo:border-right="1.76pt solid #000000"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5" style:family="table-cell" style:parent-style-name="Default" style:data-style-name="N148">
      <style:table-cell-properties fo:border-bottom="none" style:diagonal-bl-tr="none" style:diagonal-tl-br="none" fo:border-left="none" fo:border-right="none" style:rotation-align="none" fo:border-top="1.76pt solid #000000"/>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46" style:family="table-cell" style:parent-style-name="Default" style:data-style-name="N148">
      <style:table-cell-properties fo:border-bottom="none" style:diagonal-bl-tr="none" style:diagonal-tl-br="none" fo:border-left="none" fo:border-right="none" style:rotation-align="none" fo:border-top="1.76pt solid #000000"/>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7" style:family="table-cell" style:parent-style-name="Default">
      <style:table-cell-properties fo:background-color="#d9d9d9" style:cell-protect="none" style:print-content="true" style:diagonal-bl-tr="none" style:diagonal-tl-br="none" fo:border="none"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8" style:family="table-cell" style:parent-style-name="Default">
      <style:table-cell-properties style:cell-protect="none" style:print-content="true" style:diagonal-bl-tr="none" style:diagonal-tl-br="none" fo:border="none"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9" style:family="table-cell" style:parent-style-name="Default">
      <style:table-cell-properties fo:background-color="#ffffff" style:cell-protect="none" style:print-content="true" style:diagonal-bl-tr="none" style:diagonal-tl-br="none" fo:border="none"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0" style:family="table-cell" style:parent-style-name="Default">
      <style:table-cell-properties fo:border-bottom="none" fo:background-color="#d9d9d9" style:cell-protect="none" style:print-content="true" style:diagonal-bl-tr="none" style:diagonal-tl-br="none" fo:border-left="none" fo:border-right="0.74pt solid #000000"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1" style:family="table-cell" style:parent-style-name="Default">
      <style:table-cell-properties fo:border-bottom="none" style:cell-protect="none" style:print-content="true" style:diagonal-bl-tr="none" style:diagonal-tl-br="none" fo:border-left="none" fo:border-right="0.74pt solid #000000"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2" style:family="table-cell" style:parent-style-name="Default" style:data-style-name="N151">
      <style:table-cell-properties fo:border-bottom="none" style:cell-protect="none" style:print-content="true" style:diagonal-bl-tr="none" style:diagonal-tl-br="none" fo:border-left="none" fo:border-right="0.74pt solid #000000"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3" style:family="table-cell" style:parent-style-name="Default">
      <style:table-cell-properties fo:border-bottom="none" fo:background-color="#ffffff" style:cell-protect="none" style:print-content="true" style:diagonal-bl-tr="none" style:diagonal-tl-br="none" fo:border-left="none" fo:border-right="0.74pt solid #000000"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4" style:family="table-cell" style:parent-style-name="Default" style:data-style-name="N148">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5" style:family="table-cell" style:parent-style-name="Default" style:data-style-name="N148">
      <style:table-cell-properties fo:border-bottom="none" fo:background-color="#d9d9d9"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6" style:family="table-cell" style:parent-style-name="Default" style:data-style-name="N148">
      <style:table-cell-properties fo:border-bottom="non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7" style:family="table-cell" style:parent-style-name="Default" style:data-style-name="N148">
      <style:table-cell-properties fo:border-bottom="none" fo:background-color="#ffffff"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8" style:family="table-cell" style:parent-style-name="Default">
      <style:table-cell-properties fo:border-bottom="0.74pt solid #000000" fo:background-color="#c0c0c0" style:diagonal-bl-tr="none" style:diagonal-tl-br="none" style:text-align-source="fix" style:repeat-content="false" fo:wrap-option="no-wrap" fo:border-left="0.74pt solid #000000" style:direction="ltr" fo:border-right="1.76pt solid #000000" style:rotation-angle="0" style:rotation-align="none" style:shrink-to-fit="false" fo:border-top="1.76pt solid #000000"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59" style:family="table-cell" style:parent-style-name="Default" style:data-style-name="N151">
      <style:table-cell-properties fo:border-bottom="none" fo:background-color="#d9d9d9" style:diagonal-bl-tr="none" style:diagonal-tl-br="none" style:text-align-source="fix" style:repeat-content="false" fo:wrap-option="no-wrap" fo:border-left="0.74pt solid #000000" style:direction="ltr" fo:border-right="1.76pt solid #000000" style:rotation-angle="0" style:rotation-align="none" style:shrink-to-fit="false" fo:border-top="non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0" style:family="table-cell" style:parent-style-name="Default" style:data-style-name="N151">
      <style:table-cell-properties fo:border-bottom="none" style:diagonal-bl-tr="none" style:diagonal-tl-br="none" style:text-align-source="fix" style:repeat-content="false" fo:wrap-option="no-wrap" fo:border-left="0.74pt solid #000000" style:direction="ltr" fo:border-right="1.76pt solid #000000" style:rotation-angle="0" style:rotation-align="none" style:shrink-to-fit="false" fo:border-top="non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1" style:family="table-cell" style:parent-style-name="Default" style:data-style-name="N151">
      <style:table-cell-properties fo:border-bottom="none" fo:background-color="#ffffff" style:diagonal-bl-tr="none" style:diagonal-tl-br="none" style:text-align-source="fix" style:repeat-content="false" fo:wrap-option="no-wrap" fo:border-left="0.74pt solid #000000" style:direction="ltr" fo:border-right="1.76pt solid #000000" style:rotation-angle="0" style:rotation-align="none" style:shrink-to-fit="false" fo:border-top="non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2" style:family="table-cell" style:parent-style-name="Default">
      <style:table-cell-properties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3" style:family="table-cell" style:parent-style-name="Default">
      <style:table-cell-properties fo:background-color="#d9d9d9"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4" style:family="table-cell" style:parent-style-name="Default" style:data-style-name="N38">
      <style:table-cell-properties style:diagonal-bl-tr="none" style:diagonal-tl-br="none" fo:border="none"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5" style:family="table-cell" style:parent-style-name="Default" style:data-style-name="N38">
      <style:table-cell-properties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6" style:family="table-cell" style:parent-style-name="Default" style:data-style-name="N148">
      <style:table-cell-properties fo:border-bottom="0.74pt solid #000000" style:diagonal-bl-tr="none" style:diagonal-tl-br="none" fo:border-left="1.76pt solid #000000" fo:border-right="none" style:rotation-align="none" fo:border-top="none"/>
      <style:text-properties style:use-window-font-color="true" style:text-outline="false" style:text-line-through-style="none" style:text-line-through-type="none" style:font-name="Geneva" fo:font-size="10pt" fo:font-style="normal" fo:text-shadow="none" style:text-underline-style="none" fo:font-weight="bold" style:font-size-asian="10pt" style:font-style-asian="normal" style:font-weight-asian="bold" style:font-name-complex="Geneva" style:font-size-complex="10pt" style:font-style-complex="normal" style:font-weight-complex="bold"/>
    </style:style>
    <style:style style:name="ce167" style:family="table-cell" style:parent-style-name="Default">
      <style:table-cell-properties fo:border-bottom="0.74pt solid #000000" style:diagonal-bl-tr="none" style:diagonal-tl-br="none" fo:border-left="none" fo:border-right="none" style:rotation-align="none" fo:border-top="none"/>
    </style:style>
    <style:style style:name="ce168" style:family="table-cell" style:parent-style-name="Default">
      <style:table-cell-properties fo:border-bottom="1.76pt solid #000000" style:cell-protect="none" style:print-content="true" style:diagonal-bl-tr="none" style:diagonal-tl-br="none" fo:border-left="none" fo:border-right="none"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9" style:family="table-cell" style:parent-style-name="Default" style:data-style-name="N148">
      <style:table-cell-properties fo:border-bottom="0.74pt solid #000000" style:diagonal-bl-tr="none" style:diagonal-tl-br="none" fo:border-left="none" fo:border-right="none" style:rotation-align="none" fo:border-top="none"/>
      <style:text-properties style:use-window-font-color="true" style:text-outline="false" style:text-line-through-style="none" style:text-line-through-type="none" style:font-name="Geneva" fo:font-size="10pt" fo:font-style="normal" fo:text-shadow="none" style:text-underline-style="none" fo:font-weight="bold" style:font-size-asian="10pt" style:font-style-asian="normal" style:font-weight-asian="bold" style:font-name-complex="Geneva" style:font-size-complex="10pt" style:font-style-complex="normal" style:font-weight-complex="bold"/>
    </style:style>
    <style:style style:name="ce170" style:family="table-cell" style:parent-style-name="Default">
      <style:table-cell-properties fo:border-bottom="1.76pt solid #000000" style:cell-protect="none" style:print-content="true" style:diagonal-bl-tr="none" style:diagonal-tl-br="none" fo:border-left="none" fo:border-right="0.74pt solid #000000"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71" style:family="table-cell" style:parent-style-name="Default" style:data-style-name="N148">
      <style:table-cell-properties fo:border-bottom="1.76pt solid #000000"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72" style:family="table-cell" style:parent-style-name="Default" style:data-style-name="N148">
      <style:table-cell-properties fo:border-bottom="0.74pt solid #000000"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Geneva" fo:font-size="10pt" fo:font-style="normal" fo:text-shadow="none" style:text-underline-style="none" fo:font-weight="bold" style:font-size-asian="10pt" style:font-style-asian="normal" style:font-weight-asian="bold" style:font-name-complex="Geneva" style:font-size-complex="10pt" style:font-style-complex="normal" style:font-weight-complex="bold"/>
    </style:style>
    <style:style style:name="ce173" style:family="table-cell" style:parent-style-name="Default" style:data-style-name="N148">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Geneva" fo:font-size="10pt" fo:font-style="normal" fo:text-shadow="none" style:text-underline-style="none" fo:font-weight="bold" style:font-size-asian="10pt" style:font-style-asian="normal" style:font-weight-asian="bold" style:font-name-complex="Geneva" style:font-size-complex="10pt" style:font-style-complex="normal" style:font-weight-complex="bold"/>
    </style:style>
    <style:style style:name="ce174" style:family="table-cell" style:parent-style-name="Default" style:data-style-name="N151">
      <style:table-cell-properties fo:border-bottom="1.76pt solid #000000" style:diagonal-bl-tr="none" style:diagonal-tl-br="none" style:text-align-source="fix" style:repeat-content="false" fo:wrap-option="no-wrap" fo:border-left="0.74pt solid #000000" style:direction="ltr" fo:border-right="1.76pt solid #000000" style:rotation-angle="0" style:rotation-align="none" style:shrink-to-fit="false" fo:border-top="non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75" style:family="table-cell" style:parent-style-name="Default" style:data-style-name="N151">
      <style:table-cell-properties fo:border-bottom="0.74pt solid #000000" style:diagonal-bl-tr="none" style:diagonal-tl-br="none" style:text-align-source="fix" style:repeat-content="false" fo:wrap-option="no-wrap" fo:border-left="none" style:direction="ltr" fo:border-right="1.76pt solid #000000" style:rotation-angle="0" style:rotation-align="none" style:shrink-to-fit="false" fo:border-top="non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Geneva" fo:font-size="10pt" fo:font-style="normal" fo:text-shadow="none" style:text-underline-style="none" fo:font-weight="bold" style:font-size-asian="10pt" style:font-style-asian="normal" style:font-weight-asian="bold" style:font-name-complex="Geneva" style:font-size-complex="10pt" style:font-style-complex="normal" style:font-weight-complex="bold"/>
    </style:style>
    <style:style style:name="ce176" style:family="table-cell" style:parent-style-name="Default" style:data-style-name="N151">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Geneva" fo:font-size="10pt" fo:font-style="normal" fo:text-shadow="none" style:text-underline-style="none" fo:font-weight="bold" style:font-size-asian="10pt" style:font-style-asian="normal" style:font-weight-asian="bold" style:font-name-complex="Geneva" style:font-size-complex="10pt" style:font-style-complex="normal" style:font-weight-complex="bold"/>
    </style:style>
    <style:style style:name="ce177" style:family="table-cell" style:parent-style-name="Default" style:data-style-name="N100">
      <style:table-cell-properties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78" style:family="table-cell" style:parent-style-name="Default" style:data-style-name="N100">
      <style:table-cell-properties fo:background-color="#ffffff"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79" style:family="table-cell" style:parent-style-name="Default" style:data-style-name="N100">
      <style:table-cell-properties fo:background-color="#d9d9d9"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80" style:family="table-cell" style:parent-style-name="Default" style:data-style-name="N60">
      <style:table-cell-properties style:cell-protect="none" style:print-content="true" style:diagonal-bl-tr="none" style:diagonal-tl-br="none" fo:border="none"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81" style:family="table-cell" style:parent-style-name="Default" style:data-style-name="N60">
      <style:table-cell-properties fo:border-bottom="none" style:cell-protect="none" style:print-content="true" style:diagonal-bl-tr="none" style:diagonal-tl-br="none" fo:border-left="none" fo:border-right="0.74pt solid #000000"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82" style:family="table-cell" style:parent-style-name="Default" style:data-style-name="N148">
      <style:table-cell-properties fo:border-bottom="none" style:cell-protect="none" style:print-content="true" style:diagonal-bl-tr="none" style:diagonal-tl-br="none" fo:border-left="none" fo:border-right="0.74pt solid #000000" style:rotation-align="none" fo:border-top="non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83" style:family="table-cell" style:parent-style-name="Default">
      <style:table-cell-properties fo:border-bottom="none" fo:background-color="#c0c0c0" style:diagonal-bl-tr="none" style:diagonal-tl-br="none" fo:border-left="1.76pt solid #000000" fo:border-right="0.74pt solid #000000"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84" style:family="table-cell" style:parent-style-name="Default">
      <style:table-cell-properties fo:border-bottom="1.76pt solid #000000" fo:background-color="#c0c0c0" style:diagonal-bl-tr="none" style:diagonal-tl-br="none" fo:border-left="1.76pt solid #000000" fo:border-right="0.74pt solid #000000"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85" style:family="table-cell" style:parent-style-name="Default" style:data-style-name="N148">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86" style:family="table-cell" style:parent-style-name="Default" style:data-style-name="N148">
      <style:table-cell-properties fo:border-bottom="1.76pt solid #000000" style:cell-protect="none" style:print-content="true" style:diagonal-bl-tr="none" style:diagonal-tl-br="none" fo:border-left="none" fo:border-right="0.74pt solid #000000" style:rotation-align="none" fo:border-top="non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87" style:family="table-cell" style:parent-style-name="Default" style:data-style-name="N60">
      <style:table-cell-properties fo:border-bottom="1.76pt solid #000000" fo:background-color="#ffffff" style:cell-protect="none" style:print-content="true"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center" css3t:text-justify="auto" fo:margin-left="0cm" style:writing-mode="page"/>
    </style:style>
    <style:style style:name="ce188" style:family="table-cell" style:parent-style-name="Default" style:data-style-name="N60">
      <style:table-cell-properties fo:border-bottom="1.76pt solid #000000" fo:background-color="#ffffff" style:cell-protect="none" style:print-content="true"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cm" style:writing-mode="page"/>
    </style:style>
    <style:style style:name="ce189" style:family="table-cell" style:parent-style-name="Default" style:data-style-name="N60">
      <style:table-cell-properties style:diagonal-bl-tr="none" style:diagonal-tl-br="none" fo:border="none"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90" style:family="table-cell" style:parent-style-name="Default">
      <style:table-cell-properties fo:border-bottom="1.76pt solid #000000" fo:background-color="#ffffff" style:diagonal-bl-tr="none" style:diagonal-tl-br="none" fo:border-left="none" fo:border-right="none"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91" style:family="table-cell" style:parent-style-name="Default">
      <style:table-cell-properties fo:border-bottom="none" style:diagonal-bl-tr="none" style:diagonal-tl-br="none" fo:border-left="none" fo:border-right="0.74pt solid #000000"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92" style:family="table-cell" style:parent-style-name="Default" style:data-style-name="N60">
      <style:table-cell-properties fo:border-bottom="none" style:diagonal-bl-tr="none" style:diagonal-tl-br="none" fo:border-left="none" fo:border-right="0.74pt solid #000000"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93" style:family="table-cell" style:parent-style-name="Default" style:data-style-name="N148">
      <style:table-cell-properties fo:border-bottom="none" style:diagonal-bl-tr="none" style:diagonal-tl-br="none" fo:border-left="none" fo:border-right="0.74pt solid #000000" style:rotation-align="none" fo:border-top="non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94" style:family="table-cell" style:parent-style-name="Default">
      <style:table-cell-properties fo:border-bottom="1.76pt solid #000000" fo:background-color="#ffffff" style:diagonal-bl-tr="none" style:diagonal-tl-br="none" fo:border-left="none" fo:border-right="0.74pt solid #000000"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95" style:family="table-cell" style:parent-style-name="Default" style:data-style-name="N148">
      <style:table-cell-properties fo:border-bottom="1.76pt solid #000000" fo:background-color="#ffffff"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96" style:family="table-cell" style:parent-style-name="Default">
      <style:table-cell-properties fo:border-bottom="0.74pt solid #000000" fo:background-color="#c0c0c0" style:diagonal-bl-tr="none" style:diagonal-tl-br="none" style:text-align-source="fix" style:repeat-content="false" fo:wrap-option="no-wrap" fo:border-left="0.74pt solid #000000" style:direction="ltr" fo:border-right="0.74pt solid #000000" style:rotation-angle="0" style:rotation-align="none" style:shrink-to-fit="false" fo:border-top="1.76pt solid #000000"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97" style:family="table-cell" style:parent-style-name="Default" style:data-style-name="N151">
      <style:table-cell-properties fo:border-bottom="non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98" style:family="table-cell" style:parent-style-name="Default" style:data-style-name="N151">
      <style:table-cell-properties fo:border-bottom="1.76pt solid #000000" fo:background-color="#ffffff"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99" style:family="table-cell" style:parent-style-name="Default">
      <style:table-cell-properties fo:background-color="#ffffff"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92"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end" css3t:text-justify="auto" fo:margin-left="0cm" style:writing-mode="page"/>
      <style:text-properties style:use-window-font-color="true" style:text-outline="false" style:text-line-through-style="none" style:text-line-through-type="none" style:font-name="Arial" fo:font-size="20pt" fo:font-style="normal" fo:text-shadow="none" style:text-underline-style="none" fo:font-weight="bold" style:font-size-asian="20pt" style:font-style-asian="normal" style:font-weight-asian="bold" style:font-name-complex="Arial" style:font-size-complex="20pt" style:font-style-complex="normal" style:font-weight-complex="bold"/>
    </style:style>
    <style:style style:name="ce393" style:family="table-cell" style:parent-style-name="Default">
      <style:table-cell-properties style:rotation-align="none"/>
    </style:style>
    <style:style style:name="ce394" style:family="table-cell" style:parent-style-name="Default">
      <style:table-cell-properties style:rotation-align="none"/>
      <style:text-properties style:use-window-font-color="true" style:text-outline="false" style:text-line-through-style="none" style:text-line-through-type="none" style:font-name="Geneva" fo:font-size="10pt" fo:font-style="normal" fo:text-shadow="none" style:text-underline-style="none" fo:font-weight="bold" style:font-size-asian="10pt" style:font-style-asian="normal" style:font-weight-asian="bold" style:font-name-complex="Geneva" style:font-size-complex="10pt" style:font-style-complex="normal" style:font-weight-complex="bold"/>
    </style:style>
    <style:style style:name="ce395" style:family="table-cell" style:parent-style-name="Default" style:data-style-name="N148">
      <style:table-cell-properties style:rotation-align="none"/>
    </style:style>
    <style:style style:name="ce396" style:family="table-cell" style:parent-style-name="Default" style:data-style-name="N1">
      <style:table-cell-properties style:rotation-align="none"/>
      <style:text-properties fo:color="#ff0000" style:text-outline="false" style:text-line-through-style="none" style:text-line-through-type="none" style:font-name="Geneva" fo:font-size="10pt" fo:font-style="normal" fo:text-shadow="none" style:text-underline-style="none" fo:font-weight="normal" style:font-size-asian="10pt" style:font-style-asian="normal" style:font-weight-asian="normal" style:font-name-complex="Geneva" style:font-size-complex="10pt" style:font-style-complex="normal" style:font-weight-complex="normal"/>
    </style:style>
    <style:style style:name="ce397"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start" css3t:text-justify="auto" fo:margin-left="0cm" style:writing-mode="page"/>
      <style:text-properties fo:color="#ff0000" style:text-outline="false" style:text-line-through-style="none" style:text-line-through-type="none" style:font-name="Geneva" fo:font-size="10pt" fo:font-style="normal" fo:text-shadow="none" style:text-underline-style="none" fo:font-weight="normal" style:font-size-asian="10pt" style:font-style-asian="normal" style:font-weight-asian="normal" style:font-name-complex="Geneva" style:font-size-complex="10pt" style:font-style-complex="normal" style:font-weight-complex="normal"/>
    </style:style>
    <style:style style:name="ce398" style:family="table-cell" style:parent-style-name="Default">
      <style:table-cell-properties fo:background-color="#ffffcc" style:cell-protect="none" style:print-content="true"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Geneva" fo:font-size="10pt" fo:font-style="normal" fo:text-shadow="none" style:text-underline-style="none" fo:font-weight="normal" style:font-size-asian="10pt" style:font-style-asian="normal" style:font-weight-asian="normal" style:font-name-complex="Geneva" style:font-size-complex="10pt" style:font-style-complex="normal" style:font-weight-complex="normal"/>
    </style:style>
    <style:style style:name="ce399" style:family="table-cell" style:parent-style-name="Default">
      <style:table-cell-properties fo:background-color="#ffffcc" style:cell-protect="none" style:print-content="true"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style>
    <style:style style:name="ce400" style:family="table-cell" style:parent-style-name="Default" style:data-style-name="N118">
      <style:table-cell-properties fo:background-color="#ffffcc" style:cell-protect="none" style:print-content="true"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Geneva" fo:font-size="10pt" fo:font-style="normal" fo:text-shadow="none" style:text-underline-style="none" fo:font-weight="normal" style:font-size-asian="10pt" style:font-style-asian="normal" style:font-weight-asian="normal" style:font-name-complex="Geneva" style:font-size-complex="10pt" style:font-style-complex="normal" style:font-weight-complex="normal"/>
    </style:style>
    <style:style style:name="ce401" style:family="table-cell" style:parent-style-name="Default" style:data-style-name="N36">
      <style:table-cell-properties fo:background-color="#ffffcc" style:rotation-align="none"/>
    </style:style>
    <style:style style:name="ce40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Geneva" fo:font-size="10pt" fo:font-style="normal" fo:text-shadow="none" style:text-underline-style="none" fo:font-weight="bold" style:font-size-asian="10pt" style:font-style-asian="normal" style:font-weight-asian="bold" style:font-name-complex="Geneva" style:font-size-complex="10pt" style:font-style-complex="normal" style:font-weight-complex="bold"/>
    </style:style>
    <style:style style:name="ce403" style:family="table-cell" style:parent-style-name="Default">
      <style:table-cell-properties fo:background-color="#ffffcc" style:cell-protect="none" style:print-content="true"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cm" style:writing-mode="page"/>
    </style:style>
    <style:style style:name="ce404" style:family="table-cell" style:parent-style-name="Default" style:data-style-name="N148">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style>
    <style:style style:name="ce405" style:family="table-cell" style:parent-style-name="Default">
      <style:table-cell-properties fo:border-bottom="0.74pt solid #000000" style:diagonal-bl-tr="none" style:diagonal-tl-br="none" style:text-align-source="value-type" style:repeat-content="false" fo:wrap-option="no-wrap" fo:border-left="1.76pt solid #000000" style:direction="ltr" fo:border-right="1.76pt solid #000000" style:rotation-angle="0" style:rotation-align="none" style:shrink-to-fit="false" fo:border-top="1.76pt solid #000000" style:vertical-align="bottom" loext:vertical-justify="auto"/>
      <style:paragraph-properties css3t:text-justify="auto" fo:margin-left="0cm" style:writing-mode="page"/>
      <style:text-properties style:use-window-font-color="true" style:text-outline="false" style:text-line-through-style="none" style:text-line-through-type="none" style:font-name="Geneva" fo:font-size="10pt" fo:font-style="normal" fo:text-shadow="none" style:text-underline-style="none" fo:font-weight="normal" style:font-size-asian="10pt" style:font-style-asian="normal" style:font-weight-asian="normal" style:font-name-complex="Geneva" style:font-size-complex="10pt" style:font-style-complex="normal" style:font-weight-complex="normal"/>
    </style:style>
    <style:style style:name="ce406" style:family="table-cell" style:parent-style-name="Default">
      <style:table-cell-properties fo:border-bottom="0.74pt solid #000000" style:diagonal-bl-tr="none" style:diagonal-tl-br="none" fo:border-left="1.76pt solid #000000" fo:border-right="0.74pt solid #000000" style:rotation-align="none" fo:border-top="0.74pt solid #000000"/>
      <style:text-properties style:use-window-font-color="true" style:text-outline="false" style:text-line-through-style="none" style:text-line-through-type="none" style:font-name="Geneva" fo:font-size="10pt" fo:font-style="normal" fo:text-shadow="none" style:text-underline-style="none" fo:font-weight="bold" style:font-size-asian="10pt" style:font-style-asian="normal" style:font-weight-asian="bold" style:font-name-complex="Geneva" style:font-size-complex="10pt" style:font-style-complex="normal" style:font-weight-complex="bold"/>
    </style:style>
    <style:style style:name="ce407" style:family="table-cell" style:parent-style-name="Default" style:data-style-name="N150">
      <style:table-cell-properties fo:border-bottom="1.76pt solid #000000" fo:background-color="#ffffcc" style:diagonal-bl-tr="none" style:diagonal-tl-br="none" fo:border-left="1.76pt solid #000000" fo:border-right="0.74pt solid #000000" style:rotation-align="none" fo:border-top="0.74pt solid #000000"/>
      <style:text-properties style:use-window-font-color="true" style:text-outline="false" style:text-line-through-style="none" style:text-line-through-type="none" style:font-name="Geneva" fo:font-size="10pt" fo:font-style="normal" fo:text-shadow="none" style:text-underline-style="none" fo:font-weight="normal" style:font-size-asian="10pt" style:font-style-asian="normal" style:font-weight-asian="normal" style:font-name-complex="Geneva" style:font-size-complex="10pt" style:font-style-complex="normal" style:font-weight-complex="normal"/>
    </style:style>
    <style:style style:name="ce408" style:family="table-cell" style:parent-style-name="Default" style:data-style-name="N148">
      <style:table-cell-properties style:rotation-align="none"/>
      <style:text-properties fo:color="#ff0000" style:text-outline="false" style:text-line-through-style="none" style:text-line-through-type="none" style:font-name="Geneva" fo:font-size="10pt" fo:font-style="normal" fo:text-shadow="none" style:text-underline-style="none" fo:font-weight="normal" style:font-size-asian="10pt" style:font-style-asian="normal" style:font-weight-asian="normal" style:font-name-complex="Geneva" style:font-size-complex="10pt" style:font-style-complex="normal" style:font-weight-complex="normal"/>
    </style:style>
    <style:style style:name="ce409" style:family="table-cell" style:parent-style-name="Default">
      <style:table-cell-properties style:cell-protect="none"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style>
    <style:style style:name="ce410" style:family="table-cell" style:parent-style-name="Default" style:data-style-name="N60">
      <style:table-cell-properties style:cell-protect="none"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style>
    <style:style style:name="ce411" style:family="table-cell" style:parent-style-name="Default" style:data-style-name="N0">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style>
    <style:style style:name="ce412"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Geneva" fo:font-size="10pt" fo:font-style="normal" fo:text-shadow="none" style:text-underline-style="none" fo:font-weight="bold" style:font-size-asian="10pt" style:font-style-asian="normal" style:font-weight-asian="bold" style:font-name-complex="Geneva" style:font-size-complex="10pt" style:font-style-complex="normal" style:font-weight-complex="bold"/>
    </style:style>
    <style:style style:name="ce413" style:family="table-cell" style:parent-style-name="Default" style:data-style-name="N150">
      <style:table-cell-properties fo:border-bottom="1.76pt solid #000000" fo:background-color="#ffffcc" style:diagonal-bl-tr="none" style:diagonal-tl-br="none" fo:border-left="0.74pt solid #000000" fo:border-right="1.76pt solid #000000" style:rotation-align="none" fo:border-top="0.74pt solid #000000"/>
      <style:text-properties style:use-window-font-color="true" style:text-outline="false" style:text-line-through-style="none" style:text-line-through-type="none" style:font-name="Geneva" fo:font-size="10pt" fo:font-style="normal" fo:text-shadow="none" style:text-underline-style="none" fo:font-weight="normal" style:font-size-asian="10pt" style:font-style-asian="normal" style:font-weight-asian="normal" style:font-name-complex="Geneva" style:font-size-complex="10pt" style:font-style-complex="normal" style:font-weight-complex="normal"/>
    </style:style>
    <style:style style:name="ce414" style:family="table-cell" style:parent-style-name="Default">
      <style:table-cell-properties style:rotation-align="none"/>
      <style:text-properties fo:color="#ff0000" style:text-outline="false" style:text-line-through-style="none" style:text-line-through-type="none" style:font-name="Geneva" fo:font-size="10pt" fo:font-style="normal" fo:text-shadow="none" style:text-underline-style="none" fo:font-weight="normal" style:font-size-asian="10pt" style:font-style-asian="normal" style:font-weight-asian="normal" style:font-name-complex="Geneva" style:font-size-complex="10pt" style:font-style-complex="normal" style:font-weight-complex="normal"/>
    </style:style>
    <style:style style:name="ce41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Geneva" fo:font-size="20pt" fo:font-style="normal" fo:text-shadow="none" style:text-underline-style="none" fo:font-weight="bold" style:font-size-asian="20pt" style:font-style-asian="normal" style:font-weight-asian="bold" style:font-name-complex="Geneva" style:font-size-complex="20pt" style:font-style-complex="normal" style:font-weight-complex="bold"/>
    </style:style>
    <style:style style:name="ce416" style:family="table-cell" style:parent-style-name="Default" style:data-style-name="N145">
      <style:table-cell-properties style:rotation-align="none"/>
      <style:text-properties style:use-window-font-color="true" style:text-outline="false" style:text-line-through-style="none" style:text-line-through-type="none" style:font-name="Geneva" fo:font-size="10pt" fo:font-style="normal" fo:text-shadow="none" style:text-underline-style="none" fo:font-weight="bold" style:font-size-asian="10pt" style:font-style-asian="normal" style:font-weight-asian="bold" style:font-name-complex="Geneva" style:font-size-complex="10pt" style:font-style-complex="normal" style:font-weight-complex="bold"/>
    </style:style>
    <style:style style:name="ce417" style:family="table-cell" style:parent-style-name="Default">
      <style:table-cell-properties style:diagonal-bl-tr="none" style:diagonal-tl-br="none" style:text-align-source="value-type" style:repeat-content="false" fo:wrap-option="no-wrap" fo:border="1.76pt solid #000000"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Geneva" fo:font-size="10pt" fo:font-style="normal" fo:text-shadow="none" style:text-underline-style="none" fo:font-weight="normal" style:font-size-asian="10pt" style:font-style-asian="normal" style:font-weight-asian="normal" style:font-name-complex="Geneva" style:font-size-complex="10pt" style:font-style-complex="normal" style:font-weight-complex="normal"/>
    </style:style>
    <style:style style:name="ce418" style:family="table-cell" style:parent-style-name="Default">
      <style:table-cell-properties fo:border-bottom="0.74pt solid #000000" style:diagonal-bl-tr="none" style:diagonal-tl-br="none" fo:border-left="1.76pt solid #000000" fo:border-right="0.74pt solid #000000" style:rotation-align="none" fo:border-top="1.76pt solid #000000"/>
      <style:text-properties style:use-window-font-color="true" style:text-outline="false" style:text-line-through-style="none" style:text-line-through-type="none" style:font-name="Geneva" fo:font-size="10pt" fo:font-style="normal" fo:text-shadow="none" style:text-underline-style="none" fo:font-weight="bold" style:font-size-asian="10pt" style:font-style-asian="normal" style:font-weight-asian="bold" style:font-name-complex="Geneva" style:font-size-complex="10pt" style:font-style-complex="normal" style:font-weight-complex="bold"/>
    </style:style>
    <style:style style:name="ce419" style:family="table-cell" style:parent-style-name="Default">
      <style:table-cell-properties fo:background-color="#ffffff" style:rotation-align="none"/>
      <style:text-properties style:use-window-font-color="true" style:text-outline="false" style:text-line-through-style="none" style:text-line-through-type="none" style:font-name="Geneva" fo:font-size="10pt" fo:font-style="normal" fo:text-shadow="none" style:text-underline-style="none" fo:font-weight="bold" style:font-size-asian="10pt" style:font-style-asian="normal" style:font-weight-asian="bold" style:font-name-complex="Geneva" style:font-size-complex="10pt" style:font-style-complex="normal" style:font-weight-complex="bold"/>
    </style:style>
    <style:style style:name="ce420"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cm" style:writing-mode="page"/>
      <style:text-properties style:use-window-font-color="true" style:text-outline="false" style:text-line-through-style="none" style:text-line-through-type="none" style:font-name="Geneva" fo:font-size="10pt" fo:font-style="normal" fo:text-shadow="none" style:text-underline-style="none" fo:font-weight="bold" style:font-size-asian="10pt" style:font-style-asian="normal" style:font-weight-asian="bold" style:font-name-complex="Geneva" style:font-size-complex="10pt" style:font-style-complex="normal" style:font-weight-complex="bold"/>
    </style:style>
    <style:style style:name="ce421"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none" style:rotation-angle="0" style:rotation-align="none" style:shrink-to-fit="false" fo:border-top="1.76pt solid #000000"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Geneva" fo:font-size="10pt" fo:font-style="normal" fo:text-shadow="none" style:text-underline-style="none" fo:font-weight="bold" style:font-size-asian="10pt" style:font-style-asian="normal" style:font-weight-asian="bold" style:font-name-complex="Geneva" style:font-size-complex="10pt" style:font-style-complex="normal" style:font-weight-complex="bold"/>
    </style:style>
    <style:style style:name="ce422" style:family="table-cell" style:parent-style-name="Default" style:data-style-name="N150">
      <style:table-cell-properties fo:border-bottom="1.76pt solid #000000" fo:background-color="#ffffcc" style:diagonal-bl-tr="none" style:diagonal-tl-br="none" fo:border-left="0.74pt solid #000000" fo:border-right="none" style:rotation-align="none" fo:border-top="0.74pt solid #000000"/>
      <style:text-properties style:use-window-font-color="true" style:text-outline="false" style:text-line-through-style="none" style:text-line-through-type="none" style:font-name="Geneva" fo:font-size="10pt" fo:font-style="normal" fo:text-shadow="none" style:text-underline-style="none" fo:font-weight="normal" style:font-size-asian="10pt" style:font-style-asian="normal" style:font-weight-asian="normal" style:font-name-complex="Geneva" style:font-size-complex="10pt" style:font-style-complex="normal" style:font-weight-complex="normal"/>
    </style:style>
    <style:style style:name="ce423" style:family="table-cell" style:parent-style-name="Default">
      <style:table-cell-properties fo:background-color="#ffffcc"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Geneva" fo:font-size="10pt" fo:font-style="normal" fo:text-shadow="none" style:text-underline-style="none" fo:font-weight="bold" style:font-size-asian="10pt" style:font-style-asian="normal" style:font-weight-asian="bold" style:font-name-complex="Geneva" style:font-size-complex="10pt" style:font-style-complex="normal" style:font-weight-complex="bold"/>
    </style:style>
    <style:style style:name="ce424"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Geneva" fo:font-size="10pt" fo:font-style="normal" fo:text-shadow="none" style:text-underline-style="none" fo:font-weight="bold" style:font-size-asian="10pt" style:font-style-asian="normal" style:font-weight-asian="bold" style:font-name-complex="Geneva" style:font-size-complex="10pt" style:font-style-complex="normal" style:font-weight-complex="bold"/>
    </style:style>
    <style:style style:name="ce425" style:family="table-cell" style:parent-style-name="Default">
      <style:table-cell-properties fo:background-color="#ffffcc" style:text-align-source="fix" style:repeat-content="false" fo:wrap-option="no-wrap" style:direction="ltr" style:rotation-angle="0" style:rotation-align="none" style:shrink-to-fit="false" style:vertical-align="bottom" loext:vertical-justify="auto"/>
      <style:paragraph-properties fo:text-align="end" css3t:text-justify="auto" fo:margin-left="0cm" style:writing-mode="page"/>
      <style:text-properties style:use-window-font-color="true" style:text-outline="false" style:text-line-through-style="none" style:text-line-through-type="none" style:font-name="Geneva" fo:font-size="10pt" fo:font-style="normal" fo:text-shadow="none" style:text-underline-style="none" fo:font-weight="bold" style:font-size-asian="10pt" style:font-style-asian="normal" style:font-weight-asian="bold" style:font-name-complex="Geneva" style:font-size-complex="10pt" style:font-style-complex="normal" style:font-weight-complex="bold"/>
    </style:style>
    <style:style style:name="ce426" style:family="table-cell" style:parent-style-name="Default">
      <style:table-cell-properties fo:background-color="#ffffcc" style:rotation-align="none"/>
      <style:text-properties style:use-window-font-color="true" style:text-outline="false" style:text-line-through-style="none" style:text-line-through-type="none" style:font-name="Geneva" fo:font-size="10pt" fo:font-style="normal" fo:text-shadow="none" style:text-underline-style="none" fo:font-weight="normal" style:font-size-asian="10pt" style:font-style-asian="normal" style:font-weight-asian="normal" style:font-name-complex="Geneva" style:font-size-complex="10pt" style:font-style-complex="normal" style:font-weight-complex="normal"/>
    </style:style>
    <style:style style:name="ce427" style:family="table-cell" style:parent-style-name="Default" style:data-style-name="N0">
      <style:table-cell-properties fo:background-color="#ffffcc"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Geneva" fo:font-size="10pt" fo:font-style="normal" fo:text-shadow="none" style:text-underline-style="none" fo:font-weight="bold" style:font-size-asian="10pt" style:font-style-asian="normal" style:font-weight-asian="bold" style:font-name-complex="Geneva" style:font-size-complex="10pt" style:font-style-complex="normal" style:font-weight-complex="bold"/>
    </style:style>
    <style:style style:name="ce428" style:family="table-cell" style:parent-style-name="Default">
      <style:table-cell-properties fo:border-bottom="0.74pt solid #000000" style:diagonal-bl-tr="none" style:diagonal-tl-br="none" style:text-align-source="value-type" style:repeat-content="false" fo:wrap-option="no-wrap" fo:border-left="1.76pt solid #000000" style:direction="ltr" fo:border-right="none" style:rotation-angle="0" style:rotation-align="none" style:shrink-to-fit="false" fo:border-top="1.76pt solid #000000" style:vertical-align="bottom" loext:vertical-justify="auto"/>
      <style:paragraph-properties css3t:text-justify="auto" fo:margin-left="0cm" style:writing-mode="page"/>
      <style:text-properties style:use-window-font-color="true" style:text-outline="false" style:text-line-through-style="none" style:text-line-through-type="none" style:font-name="Geneva" fo:font-size="10pt" fo:font-style="normal" fo:text-shadow="none" style:text-underline-style="none" fo:font-weight="normal" style:font-size-asian="10pt" style:font-style-asian="normal" style:font-weight-asian="normal" style:font-name-complex="Geneva" style:font-size-complex="10pt" style:font-style-complex="normal" style:font-weight-complex="normal"/>
    </style:style>
    <style:style style:name="ce429"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Geneva" fo:font-size="10pt" fo:font-style="normal" fo:text-shadow="none" style:text-underline-style="none" fo:font-weight="bold" style:font-size-asian="10pt" style:font-style-asian="normal" style:font-weight-asian="bold" style:font-name-complex="Geneva" style:font-size-complex="10pt" style:font-style-complex="normal" style:font-weight-complex="bold"/>
    </style:style>
    <style:style style:name="ce430" style:family="table-cell" style:parent-style-name="Default">
      <style:table-cell-properties fo:border-bottom="0.74pt solid #000000" style:diagonal-bl-tr="none" style:diagonal-tl-br="none" fo:border-left="1.76pt solid #000000" fo:border-right="none" style:rotation-align="none" fo:border-top="1.76pt solid #000000"/>
      <style:text-properties style:use-window-font-color="true" style:text-outline="false" style:text-line-through-style="none" style:text-line-through-type="none" style:font-name="Geneva" fo:font-size="10pt" fo:font-style="normal" fo:text-shadow="none" style:text-underline-style="none" fo:font-weight="bold" style:font-size-asian="10pt" style:font-style-asian="normal" style:font-weight-asian="bold" style:font-name-complex="Geneva" style:font-size-complex="10pt" style:font-style-complex="normal" style:font-weight-complex="bold"/>
    </style:style>
    <style:style style:name="ce431" style:family="table-cell" style:parent-style-name="Default">
      <style:table-cell-properties fo:border-bottom="none" style:diagonal-bl-tr="none" style:diagonal-tl-br="none" style:text-align-source="fix" style:repeat-content="false" fo:wrap-option="no-wrap" fo:border-left="1.76pt solid #000000" style:direction="ltr" fo:border-right="none" style:rotation-angle="0" style:rotation-align="none" style:shrink-to-fit="false" fo:border-top="non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Geneva" fo:font-size="10pt" fo:font-style="normal" fo:text-shadow="none" style:text-underline-style="none" fo:font-weight="bold" style:font-size-asian="10pt" style:font-style-asian="normal" style:font-weight-asian="bold" style:font-name-complex="Geneva" style:font-size-complex="10pt" style:font-style-complex="normal" style:font-weight-complex="bold"/>
    </style:style>
    <style:style style:name="ce432" style:family="table-cell" style:parent-style-name="Default" style:data-style-name="N150">
      <style:table-cell-properties fo:border-bottom="1.76pt solid #000000" style:diagonal-bl-tr="none" style:diagonal-tl-br="none" fo:border-left="1.76pt solid #000000" fo:border-right="none" style:rotation-align="none" fo:border-top="none"/>
    </style:style>
    <style:style style:name="ce433" style:family="table-cell" style:parent-style-name="Default" style:data-style-name="N150">
      <style:table-cell-properties style:diagonal-bl-tr="none" style:diagonal-tl-br="none" fo:border="1.76pt solid #000000" style:rotation-align="none"/>
    </style:style>
    <style:style style:name="ce434" style:family="table-cell" style:parent-style-name="Default">
      <style:table-cell-properties fo:border-bottom="0.74pt solid #000000" style:diagonal-bl-tr="none" style:diagonal-tl-br="none" fo:border-left="1.76pt solid #000000" fo:border-right="1.76pt solid #000000" style:rotation-align="none" fo:border-top="1.76pt solid #000000"/>
      <style:text-properties style:use-window-font-color="true" style:text-outline="false" style:text-line-through-style="none" style:text-line-through-type="none" style:font-name="Geneva" fo:font-size="10pt" fo:font-style="normal" fo:text-shadow="none" style:text-underline-style="none" fo:font-weight="bold" style:font-size-asian="10pt" style:font-style-asian="normal" style:font-weight-asian="bold" style:font-name-complex="Geneva" style:font-size-complex="10pt" style:font-style-complex="normal" style:font-weight-complex="bold"/>
    </style:style>
    <style:style style:name="ce435" style:family="table-cell" style:parent-style-name="Default">
      <style:table-cell-properties fo:border-bottom="none" style:diagonal-bl-tr="none" style:diagonal-tl-br="none" style:text-align-source="fix" style:repeat-content="false" fo:wrap-option="no-wrap" fo:border-left="1.76pt solid #000000" style:direction="ltr" fo:border-right="1.76pt solid #000000" style:rotation-angle="0" style:rotation-align="none" style:shrink-to-fit="false" fo:border-top="non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Geneva" fo:font-size="10pt" fo:font-style="normal" fo:text-shadow="none" style:text-underline-style="none" fo:font-weight="bold" style:font-size-asian="10pt" style:font-style-asian="normal" style:font-weight-asian="bold" style:font-name-complex="Geneva" style:font-size-complex="10pt" style:font-style-complex="normal" style:font-weight-complex="bold"/>
    </style:style>
    <style:style style:name="ce436" style:family="table-cell" style:parent-style-name="Default" style:data-style-name="N60">
      <style:table-cell-properties fo:border-bottom="1.76pt solid #000000" fo:background-color="#ffffcc" style:diagonal-bl-tr="none" style:diagonal-tl-br="none" fo:border-left="1.76pt solid #000000" fo:border-right="1.76pt solid #000000" style:rotation-align="none" fo:border-top="0.74pt solid #000000"/>
    </style:style>
    <style:style style:name="ce437" style:family="table-cell" style:parent-style-name="Default">
      <style:table-cell-properties fo:border-bottom="0.74pt solid #000000" style:diagonal-bl-tr="none" style:diagonal-tl-br="none" fo:border-left="none" fo:border-right="1.76pt solid #000000" style:rotation-align="none" fo:border-top="1.76pt solid #000000"/>
      <style:text-properties style:use-window-font-color="true" style:text-outline="false" style:text-line-through-style="none" style:text-line-through-type="none" style:font-name="Geneva" fo:font-size="10pt" fo:font-style="normal" fo:text-shadow="none" style:text-underline-style="none" fo:font-weight="bold" style:font-size-asian="10pt" style:font-style-asian="normal" style:font-weight-asian="bold" style:font-name-complex="Geneva" style:font-size-complex="10pt" style:font-style-complex="normal" style:font-weight-complex="bold"/>
    </style:style>
    <style:style style:name="ce438" style:family="table-cell" style:parent-style-name="Default">
      <style:table-cell-properties fo:border-bottom="none" style:diagonal-bl-tr="none" style:diagonal-tl-br="none" fo:border-left="none" fo:border-right="1.76pt solid #000000" style:rotation-align="none" fo:border-top="none"/>
    </style:style>
    <style:style style:name="ce439" style:family="table-cell" style:parent-style-name="Default" style:data-style-name="N150">
      <style:table-cell-properties fo:border-bottom="1.76pt solid #000000" style:diagonal-bl-tr="none" style:diagonal-tl-br="none" fo:border-left="none" fo:border-right="1.76pt solid #000000" style:rotation-align="none" fo:border-top="none"/>
    </style:style>
    <style:style style:name="ce440" style:family="table-cell" style:parent-style-name="Default" style:data-style-name="N38">
      <style:table-cell-properties style:rotation-align="none"/>
    </style:style>
    <style:style style:name="ce441" style:family="table-cell" style:parent-style-name="Default" style:data-style-name="N38">
      <style:table-cell-properties style:diagonal-bl-tr="none" style:diagonal-tl-br="none" fo:border="none" style:rotation-align="none"/>
    </style:style>
    <style:style style:name="ce442" style:family="table-cell" style:parent-style-name="Default" style:data-style-name="N38">
      <style:table-cell-properties style:diagonal-bl-tr="none" style:diagonal-tl-br="none" fo:border="none" style:rotation-align="none"/>
      <style:text-properties style:use-window-font-color="true" style:text-outline="false" style:text-line-through-style="none" style:text-line-through-type="none" style:font-name="Geneva" fo:font-size="10pt" fo:font-style="normal" fo:text-shadow="none" style:text-underline-style="none" fo:font-weight="normal" style:font-size-asian="10pt" style:font-style-asian="normal" style:font-weight-asian="normal" style:font-name-complex="Geneva" style:font-size-complex="10pt" style:font-style-complex="normal" style:font-weight-complex="normal"/>
    </style:style>
    <style:style style:name="ce443" style:family="table-cell" style:parent-style-name="Default" style:data-style-name="N38">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Geneva" fo:font-size="10pt" fo:font-style="normal" fo:text-shadow="none" style:text-underline-style="none" fo:font-weight="normal" style:font-size-asian="10pt" style:font-style-asian="normal" style:font-weight-asian="normal" style:font-name-complex="Geneva" style:font-size-complex="10pt" style:font-style-complex="normal" style:font-weight-complex="normal"/>
    </style:style>
    <style:style style:name="ce444" style:family="table-cell" style:parent-style-name="Default" style:data-style-name="N0">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style>
    <style:style style:name="ce44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style>
    <style:style style:name="ce446"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Geneva" fo:font-size="10pt" fo:font-style="normal" fo:text-shadow="none" style:text-underline-style="none" fo:font-weight="normal" style:font-size-asian="10pt" style:font-style-asian="normal" style:font-weight-asian="normal" style:font-name-complex="Geneva" style:font-size-complex="10pt" style:font-style-complex="normal" style:font-weight-complex="normal"/>
    </style:style>
    <style:style style:name="ce447" style:family="table-cell" style:parent-style-name="Default">
      <style:table-cell-properties fo:border-bottom="0.74pt solid #000000" fo:background-color="#c0c0c0" style:diagonal-bl-tr="none" style:diagonal-tl-br="none" style:text-align-source="fix" style:repeat-content="false" fo:wrap-option="no-wrap" fo:border-left="1.76pt solid #000000" style:direction="ltr" fo:border-right="0.74pt solid #000000" style:rotation-angle="0" style:rotation-align="none" style:shrink-to-fit="false" fo:border-top="1.76pt solid #000000"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Geneva" fo:font-size="10pt" fo:font-style="normal" fo:text-shadow="none" style:text-underline-style="none" fo:font-weight="bold" style:font-size-asian="10pt" style:font-style-asian="normal" style:font-weight-asian="bold" style:font-name-complex="Geneva" style:font-size-complex="10pt" style:font-style-complex="normal" style:font-weight-complex="bold"/>
    </style:style>
    <style:style style:name="ce448" style:family="table-cell" style:parent-style-name="Default">
      <style:table-cell-properties fo:border-bottom="none" fo:background-color="#c0c0c0" style:diagonal-bl-tr="none" style:diagonal-tl-br="none" style:text-align-source="fix" style:repeat-content="false" fo:wrap-option="no-wrap" fo:border-left="1.76pt solid #000000" style:direction="ltr" fo:border-right="0.74pt solid #000000" style:rotation-angle="0" style:rotation-align="none" style:shrink-to-fit="false" fo:border-top="none" style:vertical-align="bottom" loext:vertical-justify="auto"/>
      <style:paragraph-properties fo:text-align="center" css3t:text-justify="auto" fo:margin-left="0cm" style:writing-mode="page"/>
    </style:style>
    <style:style style:name="ce449" style:family="table-cell" style:parent-style-name="Default">
      <style:table-cell-properties fo:border-bottom="1.76pt solid #000000" fo:background-color="#c0c0c0" style:diagonal-bl-tr="none" style:diagonal-tl-br="none" style:text-align-source="fix" style:repeat-content="false" fo:wrap-option="no-wrap" fo:border-left="1.76pt solid #000000" style:direction="ltr" fo:border-right="0.74pt solid #000000" style:rotation-angle="0" style:rotation-align="none" style:shrink-to-fit="false" fo:border-top="none" style:vertical-align="bottom" loext:vertical-justify="auto"/>
      <style:paragraph-properties fo:text-align="center" css3t:text-justify="auto" fo:margin-left="0cm" style:writing-mode="page"/>
    </style:style>
    <style:style style:name="ce450" style:family="table-cell" style:parent-style-name="Default" style:data-style-name="N148">
      <style:table-cell-properties style:rotation-align="none"/>
      <style:text-properties style:use-window-font-color="true" style:text-outline="false" style:text-line-through-style="none" style:text-line-through-type="none" style:font-name="Geneva" fo:font-size="20pt" fo:font-style="normal" fo:text-shadow="none" style:text-underline-style="none" fo:font-weight="bold" style:font-size-asian="20pt" style:font-style-asian="normal" style:font-weight-asian="bold" style:font-name-complex="Geneva" style:font-size-complex="20pt" style:font-style-complex="normal" style:font-weight-complex="bold"/>
    </style:style>
    <style:style style:name="ce451" style:family="table-cell" style:parent-style-name="Default" style:data-style-name="N148">
      <style:table-cell-properties style:rotation-align="none"/>
      <style:text-properties style:use-window-font-color="true" style:text-outline="false" style:text-line-through-style="none" style:text-line-through-type="none" style:font-name="Geneva" fo:font-size="10pt" fo:font-style="normal" fo:text-shadow="none" style:text-underline-style="none" fo:font-weight="normal" style:font-size-asian="10pt" style:font-style-asian="normal" style:font-weight-asian="normal" style:font-name-complex="Geneva" style:font-size-complex="10pt" style:font-style-complex="normal" style:font-weight-complex="normal"/>
    </style:style>
    <style:style style:name="ce452" style:family="table-cell" style:parent-style-name="Default" style:data-style-name="N148">
      <style:table-cell-properties fo:border-bottom="none" style:diagonal-bl-tr="none" style:diagonal-tl-br="none" fo:border-left="1.76pt solid #000000" fo:border-right="none" style:rotation-align="none" fo:border-top="1.76pt solid #000000"/>
      <style:text-properties style:use-window-font-color="true" style:text-outline="false" style:text-line-through-style="none" style:text-line-through-type="none" style:font-name="Geneva" fo:font-size="10pt" fo:font-style="normal" fo:text-shadow="none" style:text-underline-style="none" fo:font-weight="normal" style:font-size-asian="10pt" style:font-style-asian="normal" style:font-weight-asian="normal" style:font-name-complex="Geneva" style:font-size-complex="10pt" style:font-style-complex="normal" style:font-weight-complex="normal"/>
    </style:style>
    <style:style style:name="ce453" style:family="table-cell" style:parent-style-name="Default" style:data-style-name="N0">
      <style:table-cell-properties fo:border-bottom="none" style:diagonal-bl-tr="none" style:diagonal-tl-br="none" fo:border-left="1.76pt solid #000000" fo:border-right="none" style:rotation-align="none" fo:border-top="non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54" style:family="table-cell" style:parent-style-name="Default" style:data-style-name="N148">
      <style:table-cell-properties fo:border-bottom="none" fo:background-color="#c0c0c0" style:diagonal-bl-tr="none" style:diagonal-tl-br="none" fo:border-left="1.76pt solid #000000" fo:border-right="none"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55" style:family="table-cell" style:parent-style-name="Default">
      <style:table-cell-properties fo:border-bottom="none" style:diagonal-bl-tr="none" style:diagonal-tl-br="none" fo:border-left="1.76pt solid #000000" fo:border-right="none" style:rotation-align="none" fo:border-top="none"/>
      <style:text-properties style:use-window-font-color="true" style:text-outline="false" style:text-line-through-style="none" style:text-line-through-type="none" style:font-name="Geneva" fo:font-size="10pt" fo:font-style="normal" fo:text-shadow="none" style:text-underline-style="none" fo:font-weight="normal" style:font-size-asian="10pt" style:font-style-asian="normal" style:font-weight-asian="normal" style:font-name-complex="Geneva" style:font-size-complex="10pt" style:font-style-complex="normal" style:font-weight-complex="normal"/>
    </style:style>
    <style:style style:name="ce456" style:family="table-cell" style:parent-style-name="Default" style:data-style-name="N148">
      <style:table-cell-properties fo:border-bottom="none" fo:background-color="#c0c0c0" style:diagonal-bl-tr="none" style:diagonal-tl-br="none" fo:border-left="1.76pt solid #000000" fo:border-right="none" style:rotation-align="none" fo:border-top="none"/>
    </style:style>
    <style:style style:name="ce457" style:family="table-cell" style:parent-style-name="Default" style:data-style-name="N148">
      <style:table-cell-properties fo:border-bottom="0.74pt solid #000000" fo:background-color="#c0c0c0" style:diagonal-bl-tr="none" style:diagonal-tl-br="none" style:text-align-source="fix" style:repeat-content="false" fo:wrap-option="no-wrap" fo:border-left="0.74pt solid #000000" style:direction="ltr" fo:border-right="0.74pt solid #000000" style:rotation-angle="0" style:rotation-align="none" style:shrink-to-fit="false" fo:border-top="1.76pt solid #000000"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Geneva" fo:font-size="10pt" fo:font-style="normal" fo:text-shadow="none" style:text-underline-style="none" fo:font-weight="bold" style:font-size-asian="10pt" style:font-style-asian="normal" style:font-weight-asian="bold" style:font-name-complex="Geneva" style:font-size-complex="10pt" style:font-style-complex="normal" style:font-weight-complex="bold"/>
    </style:style>
    <style:style style:name="ce458" style:family="table-cell" style:parent-style-name="Default" style:data-style-name="N60">
      <style:table-cell-properties fo:border-bottom="none" style:cell-protect="none" style:print-content="true"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center" css3t:text-justify="auto" fo:margin-left="0cm" style:writing-mode="page"/>
    </style:style>
    <style:style style:name="ce459" style:family="table-cell" style:parent-style-name="Default" style:data-style-name="N60">
      <style:table-cell-properties fo:border-bottom="1.76pt solid #000000" style:cell-protect="none" style:print-content="true"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center" css3t:text-justify="auto" fo:margin-left="0cm" style:writing-mode="page"/>
    </style:style>
    <style:style style:name="ce460" style:family="table-cell" style:parent-style-name="Default" style:data-style-name="N148">
      <style:table-cell-properties style:rotation-align="none"/>
      <style:text-properties style:use-window-font-color="true" style:text-outline="false" style:text-line-through-style="none" style:text-line-through-type="none" style:font-name="Geneva" fo:font-size="24pt" fo:font-style="normal" fo:text-shadow="none" style:text-underline-style="none" fo:font-weight="bold" style:font-size-asian="24pt" style:font-style-asian="normal" style:font-weight-asian="bold" style:font-name-complex="Geneva" style:font-size-complex="24pt" style:font-style-complex="normal" style:font-weight-complex="bold"/>
    </style:style>
    <style:style style:name="ce461" style:family="table-cell" style:parent-style-name="Default" style:data-style-name="N148">
      <style:table-cell-properties style:rotation-align="none"/>
      <style:text-properties style:use-window-font-color="true" style:text-outline="false" style:text-line-through-style="none" style:text-line-through-type="none" style:font-name="Geneva" fo:font-size="10pt" fo:font-style="normal" fo:text-shadow="none" style:text-underline-style="none" fo:font-weight="bold" style:font-size-asian="10pt" style:font-style-asian="normal" style:font-weight-asian="bold" style:font-name-complex="Geneva" style:font-size-complex="10pt" style:font-style-complex="normal" style:font-weight-complex="bold"/>
    </style:style>
    <style:style style:name="ce462" style:family="table-cell" style:parent-style-name="Default" style:data-style-name="N100">
      <style:table-cell-properties fo:border-bottom="none" style:diagonal-bl-tr="none" style:diagonal-tl-br="none" fo:border-left="none" fo:border-right="none" style:rotation-align="none" fo:border-top="1.76pt solid #000000"/>
      <style:text-properties style:use-window-font-color="true" style:text-outline="false" style:text-line-through-style="none" style:text-line-through-type="none" style:font-name="Geneva" fo:font-size="10pt" fo:font-style="normal" fo:text-shadow="none" style:text-underline-style="none" fo:font-weight="bold" style:font-size-asian="10pt" style:font-style-asian="normal" style:font-weight-asian="bold" style:font-name-complex="Geneva" style:font-size-complex="10pt" style:font-style-complex="normal" style:font-weight-complex="bold"/>
    </style:style>
    <style:style style:name="ce463" style:family="table-cell" style:parent-style-name="Default" style:data-style-name="N148">
      <style:table-cell-properties style:diagonal-bl-tr="none" style:diagonal-tl-br="none" fo:border="none" style:rotation-align="none"/>
      <style:text-properties style:use-window-font-color="true" style:text-outline="false" style:text-line-through-style="none" style:text-line-through-type="none" style:font-name="Geneva" fo:font-size="10pt" fo:font-style="normal" fo:text-shadow="none" style:text-underline-style="none" fo:font-weight="bold" style:font-size-asian="10pt" style:font-style-asian="normal" style:font-weight-asian="bold" style:font-name-complex="Geneva" style:font-size-complex="10pt" style:font-style-complex="normal" style:font-weight-complex="bold"/>
    </style:style>
    <style:style style:name="ce464" style:family="table-cell" style:parent-style-name="Default" style:data-style-name="N148">
      <style:table-cell-properties fo:background-color="#c0c0c0" style:diagonal-bl-tr="none" style:diagonal-tl-br="none" fo:border="none"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65" style:family="table-cell" style:parent-style-name="Default" style:data-style-name="N148">
      <style:table-cell-properties style:diagonal-bl-tr="none" style:diagonal-tl-br="none" fo:border="none" style:rotation-align="non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66" style:family="table-cell" style:parent-style-name="Default" style:data-style-name="N148">
      <style:table-cell-properties style:diagonal-bl-tr="none" style:diagonal-tl-br="none" fo:border="none" style:rotation-align="none"/>
      <style:text-properties style:use-window-font-color="true" style:text-outline="false" style:text-line-through-style="none" style:text-line-through-type="none" style:font-name="Geneva" fo:font-size="10pt" fo:font-style="normal" fo:text-shadow="none" style:text-underline-style="none" fo:font-weight="normal" style:font-size-asian="10pt" style:font-style-asian="normal" style:font-weight-asian="normal" style:font-name-complex="Geneva" style:font-size-complex="10pt" style:font-style-complex="normal" style:font-weight-complex="normal"/>
    </style:style>
    <style:style style:name="ce467" style:family="table-cell" style:parent-style-name="Default">
      <style:table-cell-properties style:diagonal-bl-tr="none" style:diagonal-tl-br="none" fo:border="none" style:rotation-align="none"/>
    </style:style>
    <style:style style:name="ce468" style:family="table-cell" style:parent-style-name="Default" style:data-style-name="N148">
      <style:table-cell-properties fo:background-color="#c0c0c0" style:diagonal-bl-tr="none" style:diagonal-tl-br="none" fo:border="none" style:rotation-align="none"/>
    </style:style>
    <style:style style:name="ce469" style:family="table-cell" style:parent-style-name="Default" style:data-style-name="N60">
      <style:table-cell-properties fo:border-bottom="none" style:cell-protect="none" style:print-content="true"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cm" style:writing-mode="page"/>
    </style:style>
    <style:style style:name="ce470" style:family="table-cell" style:parent-style-name="Default" style:data-style-name="N60">
      <style:table-cell-properties fo:border-bottom="1.76pt solid #000000" style:cell-protect="none" style:print-content="true"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cm" style:writing-mode="page"/>
    </style:style>
    <style:style style:name="ce471" style:family="table-cell" style:parent-style-name="Default" style:data-style-name="N148">
      <style:table-cell-properties fo:border-bottom="none" style:diagonal-bl-tr="none" style:diagonal-tl-br="none" fo:border-left="none" fo:border-right="none" style:rotation-align="none" fo:border-top="1.76pt solid #000000"/>
      <style:text-properties style:use-window-font-color="true" style:text-outline="false" style:text-line-through-style="none" style:text-line-through-type="none" style:font-name="Geneva" fo:font-size="10pt" fo:font-style="normal" fo:text-shadow="none" style:text-underline-style="none" fo:font-weight="bold" style:font-size-asian="10pt" style:font-style-asian="normal" style:font-weight-asian="bold" style:font-name-complex="Geneva" style:font-size-complex="10pt" style:font-style-complex="normal" style:font-weight-complex="bold"/>
    </style:style>
    <style:style style:name="ce472" style:family="table-cell" style:parent-style-name="Default" style:data-style-name="N148">
      <style:table-cell-properties fo:border-bottom="0.74pt solid #000000" style:diagonal-bl-tr="none" style:diagonal-tl-br="none" fo:border-left="1.76pt solid #000000" fo:border-right="none" style:rotation-align="none" fo:border-top="1.76pt solid #000000"/>
      <style:text-properties style:use-window-font-color="true" style:text-outline="false" style:text-line-through-style="none" style:text-line-through-type="none" style:font-name="Geneva" fo:font-size="10pt" fo:font-style="normal" fo:text-shadow="none" style:text-underline-style="none" fo:font-weight="bold" style:font-size-asian="10pt" style:font-style-asian="normal" style:font-weight-asian="bold" style:font-name-complex="Geneva" style:font-size-complex="10pt" style:font-style-complex="normal" style:font-weight-complex="bold"/>
    </style:style>
    <style:style style:name="ce473" style:family="table-cell" style:parent-style-name="Default" style:data-style-name="N148">
      <style:table-cell-properties fo:border-bottom="0.74pt solid #000000" style:diagonal-bl-tr="none" style:diagonal-tl-br="none" fo:border-left="1.76pt solid #000000" fo:border-right="none" style:rotation-align="none" fo:border-top="0.74pt solid #000000"/>
      <style:text-properties style:use-window-font-color="true" style:text-outline="false" style:text-line-through-style="none" style:text-line-through-type="none" style:font-name="Geneva" fo:font-size="10pt" fo:font-style="normal" fo:text-shadow="none" style:text-underline-style="none" fo:font-weight="bold" style:font-size-asian="10pt" style:font-style-asian="normal" style:font-weight-asian="bold" style:font-name-complex="Geneva" style:font-size-complex="10pt" style:font-style-complex="normal" style:font-weight-complex="bold"/>
    </style:style>
    <style:style style:name="ce474" style:family="table-cell" style:parent-style-name="Default" style:data-style-name="N148">
      <style:table-cell-properties fo:border-bottom="none" style:diagonal-bl-tr="none" style:diagonal-tl-br="none" fo:border-left="none" fo:border-right="none" style:rotation-align="none" fo:border-top="1.76pt solid #000000"/>
      <style:text-properties style:use-window-font-color="true" style:text-outline="false" style:text-line-through-style="none" style:text-line-through-type="none" style:font-name="Geneva" fo:font-size="10pt" fo:font-style="normal" fo:text-shadow="none" style:text-underline-style="none" fo:font-weight="normal" style:font-size-asian="10pt" style:font-style-asian="normal" style:font-weight-asian="normal" style:font-name-complex="Geneva" style:font-size-complex="10pt" style:font-style-complex="normal" style:font-weight-complex="normal"/>
    </style:style>
    <style:style style:name="ce475" style:family="table-cell" style:parent-style-name="Default">
      <style:table-cell-properties fo:background-color="#c0c0c0" style:diagonal-bl-tr="none" style:diagonal-tl-br="none" fo:border="none"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76" style:family="table-cell" style:parent-style-name="Default" style:data-style-name="N36">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77" style:family="table-cell" style:parent-style-name="Default">
      <style:table-cell-properties fo:border-bottom="0.74pt solid #000000" style:diagonal-bl-tr="none" style:diagonal-tl-br="none" fo:border-left="none" fo:border-right="none" style:rotation-align="none" fo:border-top="1.76pt solid #000000"/>
    </style:style>
    <style:style style:name="ce478" style:family="table-cell" style:parent-style-name="Default">
      <style:table-cell-properties fo:border-bottom="0.74pt solid #000000" style:diagonal-bl-tr="none" style:diagonal-tl-br="none" fo:border-left="none" fo:border-right="none" style:rotation-align="none" fo:border-top="0.74pt solid #000000"/>
    </style:style>
    <style:style style:name="ce479" style:family="table-cell" style:parent-style-name="Default" style:data-style-name="N148">
      <style:table-cell-properties fo:border-bottom="0.74pt solid #000000" style:diagonal-bl-tr="none" style:diagonal-tl-br="none" fo:border-left="none" fo:border-right="none" style:rotation-align="none" fo:border-top="none"/>
    </style:style>
    <style:style style:name="ce480" style:family="table-cell" style:parent-style-name="Default" style:data-style-name="N148">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start" css3t:text-justify="auto" fo:margin-left="0cm" style:writing-mode="page"/>
    </style:style>
    <style:style style:name="ce481" style:family="table-cell" style:parent-style-name="Default" style:data-style-name="N148">
      <style:table-cell-properties fo:border-bottom="none" style:diagonal-bl-tr="none" style:diagonal-tl-br="none" fo:border-left="none" fo:border-right="none" style:rotation-align="none" fo:border-top="1.76pt solid #000000"/>
    </style:style>
    <style:style style:name="ce482" style:family="table-cell" style:parent-style-name="Default" style:data-style-name="N148">
      <style:table-cell-properties style:diagonal-bl-tr="none" style:diagonal-tl-br="none" fo:border="none" style:rotation-align="none"/>
    </style:style>
    <style:style style:name="ce483" style:family="table-cell" style:parent-style-name="Excel_20_Built-in_20_Currency" style:data-style-name="N148">
      <style:table-cell-properties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Geneva" fo:font-size="10pt" fo:font-style="normal" fo:text-shadow="none" style:text-underline-style="none" fo:font-weight="bold" style:font-size-asian="10pt" style:font-style-asian="normal" style:font-weight-asian="bold" style:font-name-complex="Geneva" style:font-size-complex="10pt" style:font-style-complex="normal" style:font-weight-complex="bold"/>
    </style:style>
    <style:style style:name="ce484" style:family="table-cell" style:parent-style-name="Default">
      <style:table-cell-properties style:cell-protect="none" style:print-content="true"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cm" style:writing-mode="page"/>
    </style:style>
    <style:style style:name="ce485" style:family="table-cell" style:parent-style-name="Default">
      <style:table-cell-properties fo:border-bottom="1.76pt solid #000000"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cm" style:writing-mode="page"/>
    </style:style>
    <style:style style:name="ce486" style:family="table-cell" style:parent-style-name="Default" style:data-style-name="N148">
      <style:table-cell-properties fo:border-bottom="0.74pt solid #000000" style:diagonal-bl-tr="none" style:diagonal-tl-br="none" fo:border-left="none" fo:border-right="none" style:rotation-align="none" fo:border-top="1.76pt solid #000000"/>
      <style:text-properties style:use-window-font-color="true" style:text-outline="false" style:text-line-through-style="none" style:text-line-through-type="none" style:font-name="Geneva" fo:font-size="10pt" fo:font-style="normal" fo:text-shadow="none" style:text-underline-style="none" fo:font-weight="bold" style:font-size-asian="10pt" style:font-style-asian="normal" style:font-weight-asian="bold" style:font-name-complex="Geneva" style:font-size-complex="10pt" style:font-style-complex="normal" style:font-weight-complex="bold"/>
    </style:style>
    <style:style style:name="ce487" style:family="table-cell" style:parent-style-name="Default" style:data-style-name="N148">
      <style:table-cell-properties fo:border-bottom="0.74pt solid #000000" style:diagonal-bl-tr="none" style:diagonal-tl-br="none" fo:border-left="none" fo:border-right="none" style:rotation-align="none" fo:border-top="0.74pt solid #000000"/>
      <style:text-properties style:use-window-font-color="true" style:text-outline="false" style:text-line-through-style="none" style:text-line-through-type="none" style:font-name="Geneva" fo:font-size="10pt" fo:font-style="normal" fo:text-shadow="none" style:text-underline-style="none" fo:font-weight="bold" style:font-size-asian="10pt" style:font-style-asian="normal" style:font-weight-asian="bold" style:font-name-complex="Geneva" style:font-size-complex="10pt" style:font-style-complex="normal" style:font-weight-complex="bold"/>
    </style:style>
    <style:style style:name="ce488" style:family="table-cell" style:parent-style-name="Default" style:data-style-name="N148">
      <style:table-cell-properties fo:border-bottom="none" style:diagonal-bl-tr="none" style:diagonal-tl-br="none" fo:border-left="none" fo:border-right="none" style:rotation-align="none" fo:border-top="0.74pt solid #000000"/>
    </style:style>
    <style:style style:name="ce489" style:family="table-cell" style:parent-style-name="Default" style:data-style-name="N0">
      <style:table-cell-properties style:diagonal-bl-tr="none" style:diagonal-tl-br="none" fo:border="none" style:rotation-align="none"/>
    </style:style>
    <style:style style:name="ce490" style:family="table-cell" style:parent-style-name="Default">
      <style:table-cell-properties fo:border-bottom="1.76pt solid #000000" fo:background-color="#c0c0c0" style:diagonal-bl-tr="none" style:diagonal-tl-br="none" fo:border-left="none" fo:border-right="none" style:rotation-align="none" fo:border-top="none"/>
    </style:style>
    <style:style style:name="ce491" style:family="table-cell" style:parent-style-name="Default">
      <style:table-cell-properties fo:border-bottom="none" style:cell-protect="none" style:print-content="true"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cm" style:writing-mode="page"/>
    </style:style>
    <style:style style:name="ce492" style:family="table-cell" style:parent-style-name="Default">
      <style:table-cell-properties fo:border-bottom="1.76pt solid #000000" style:cell-protect="none" style:print-content="true"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cm" style:writing-mode="page"/>
    </style:style>
    <style:style style:name="ce493" style:family="table-cell" style:parent-style-name="Default" style:data-style-name="N148">
      <style:table-cell-properties fo:border-bottom="none" style:diagonal-bl-tr="none" style:diagonal-tl-br="none" style:text-align-source="value-type" style:repeat-content="false" fo:wrap-option="no-wrap" fo:border-left="none" style:direction="ltr" fo:border-right="none" style:rotation-angle="0" style:rotation-align="none" style:shrink-to-fit="false" fo:border-top="0.74pt solid #000000" style:vertical-align="bottom" loext:vertical-justify="auto"/>
      <style:paragraph-properties css3t:text-justify="auto" fo:margin-left="0cm" style:writing-mode="page"/>
    </style:style>
    <style:style style:name="ce494" style:family="table-cell" style:parent-style-name="Default" style:data-style-name="N148">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end" css3t:text-justify="auto" fo:margin-left="0cm" style:writing-mode="page"/>
    </style:style>
    <style:style style:name="ce495" style:family="table-cell" style:parent-style-name="Default" style:data-style-name="N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Geneva" fo:font-size="20pt" fo:font-style="normal" fo:text-shadow="none" style:text-underline-style="none" fo:font-weight="bold" style:font-size-asian="20pt" style:font-style-asian="normal" style:font-weight-asian="bold" style:font-name-complex="Geneva" style:font-size-complex="20pt" style:font-style-complex="normal" style:font-weight-complex="bold"/>
    </style:style>
    <style:style style:name="ce496" style:family="table-cell" style:parent-style-name="Default" style:data-style-name="N148">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Geneva" fo:font-size="10pt" fo:font-style="normal" fo:text-shadow="none" style:text-underline-style="none" fo:font-weight="normal" style:font-size-asian="10pt" style:font-style-asian="normal" style:font-weight-asian="normal" style:font-name-complex="Geneva" style:font-size-complex="10pt" style:font-style-complex="normal" style:font-weight-complex="normal"/>
    </style:style>
    <style:style style:name="ce497" style:family="table-cell" style:parent-style-name="Default" style:data-style-name="N148">
      <style:table-cell-properties fo:border-bottom="none" style:diagonal-bl-tr="none" style:diagonal-tl-br="none" style:text-align-source="fix" style:repeat-content="false" fo:wrap-option="no-wrap" fo:border-left="none" style:direction="ltr" fo:border-right="1.76pt solid #000000" style:rotation-angle="0" style:rotation-align="none" style:shrink-to-fit="false" fo:border-top="1.76pt solid #000000" style:vertical-align="bottom" loext:vertical-justify="auto"/>
      <style:paragraph-properties fo:text-align="center" css3t:text-justify="auto" fo:margin-left="0cm" style:writing-mode="page"/>
    </style:style>
    <style:style style:name="ce498" style:family="table-cell" style:parent-style-name="Default" style:data-style-name="N148">
      <style:table-cell-properties fo:border-bottom="none" style:diagonal-bl-tr="none" style:diagonal-tl-br="none" style:text-align-source="fix" style:repeat-content="false" fo:wrap-option="no-wrap" fo:border-left="none" style:direction="ltr" fo:border-right="1.76pt solid #000000" style:rotation-angle="0" style:rotation-align="none" style:shrink-to-fit="false" fo:border-top="none" style:vertical-align="bottom" loext:vertical-justify="auto"/>
      <style:paragraph-properties fo:text-align="end" css3t:text-justify="auto" fo:margin-left="0cm" style:writing-mode="page"/>
      <style:text-properties style:use-window-font-color="true" style:text-outline="false" style:text-line-through-style="none" style:text-line-through-type="none" style:font-name="Geneva" fo:font-size="10pt" fo:font-style="normal" fo:text-shadow="none" style:text-underline-style="none" fo:font-weight="bold" style:font-size-asian="10pt" style:font-style-asian="normal" style:font-weight-asian="bold" style:font-name-complex="Geneva" style:font-size-complex="10pt" style:font-style-complex="normal" style:font-weight-complex="bold"/>
    </style:style>
    <style:style style:name="ce499" style:family="table-cell" style:parent-style-name="Default" style:data-style-name="N148">
      <style:table-cell-properties fo:border-bottom="none" fo:background-color="#c0c0c0" style:diagonal-bl-tr="none" style:diagonal-tl-br="none" fo:border-left="none" fo:border-right="1.76pt solid #000000" style:rotation-align="none" fo:border-top="none"/>
    </style:style>
    <style:style style:name="ce500" style:family="table-cell" style:parent-style-name="Default" style:data-style-name="N148">
      <style:table-cell-properties fo:border-bottom="none" style:diagonal-bl-tr="none" style:diagonal-tl-br="none" style:text-align-source="fix" style:repeat-content="false" fo:wrap-option="no-wrap" fo:border-left="none" style:direction="ltr" fo:border-right="1.76pt solid #000000" style:rotation-angle="0" style:rotation-align="none" style:shrink-to-fit="false" fo:border-top="none" style:vertical-align="bottom" loext:vertical-justify="auto"/>
      <style:paragraph-properties fo:text-align="start" css3t:text-justify="auto" fo:margin-left="0cm" style:writing-mode="page"/>
    </style:style>
    <style:style style:name="ce501" style:family="table-cell" style:parent-style-name="Default" style:data-style-name="N148">
      <style:table-cell-properties fo:border-bottom="none" style:diagonal-bl-tr="none" style:diagonal-tl-br="none" style:text-align-source="fix" style:repeat-content="false" fo:wrap-option="no-wrap" fo:border-left="none" style:direction="ltr" fo:border-right="1.76pt solid #000000" style:rotation-angle="0" style:rotation-align="none" style:shrink-to-fit="false" fo:border-top="none" style:vertical-align="bottom" loext:vertical-justify="auto"/>
      <style:paragraph-properties fo:text-align="center" css3t:text-justify="auto" fo:margin-left="0cm" style:writing-mode="page"/>
    </style:style>
    <style:style style:name="ce502" style:family="table-cell" style:parent-style-name="Default">
      <style:table-cell-properties fo:border-bottom="none" fo:background-color="#c0c0c0" style:diagonal-bl-tr="none" style:diagonal-tl-br="none" fo:border-left="none" fo:border-right="1.76pt solid #000000" style:rotation-align="none" fo:border-top="none"/>
    </style:style>
    <style:style style:name="ce503" style:family="table-cell" style:parent-style-name="Default" style:data-style-name="N148">
      <style:table-cell-properties fo:border-bottom="non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center" css3t:text-justify="auto" fo:margin-left="0cm" style:writing-mode="page"/>
    </style:style>
    <style:style style:name="ce504" style:family="table-cell" style:parent-style-name="Default" style:data-style-name="N148">
      <style:table-cell-properties fo:border-bottom="1.76pt solid #000000"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center" css3t:text-justify="auto" fo:margin-left="0cm" style:writing-mode="page"/>
    </style:style>
    <style:style style:name="ce505" style:family="table-cell" style:parent-style-name="Default" style:data-style-name="N148">
      <style:table-cell-properties fo:border-bottom="0.74pt solid #000000" style:diagonal-bl-tr="none" style:diagonal-tl-br="none" style:text-align-source="fix" style:repeat-content="false" fo:wrap-option="no-wrap" fo:border-left="0.74pt solid #000000" style:direction="ltr" fo:border-right="0.74pt solid #000000" style:rotation-angle="0" style:rotation-align="none" style:shrink-to-fit="false" fo:border-top="1.76pt solid #000000"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Geneva" fo:font-size="10pt" fo:font-style="normal" fo:text-shadow="none" style:text-underline-style="none" fo:font-weight="bold" style:font-size-asian="10pt" style:font-style-asian="normal" style:font-weight-asian="bold" style:font-name-complex="Geneva" style:font-size-complex="10pt" style:font-style-complex="normal" style:font-weight-complex="bold"/>
    </style:style>
    <style:style style:name="ce506" style:family="table-cell" style:parent-style-name="Default" style:data-style-name="N148">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Geneva" fo:font-size="10pt" fo:font-style="normal" fo:text-shadow="none" style:text-underline-style="none" fo:font-weight="bold" style:font-size-asian="10pt" style:font-style-asian="normal" style:font-weight-asian="bold" style:font-name-complex="Geneva" style:font-size-complex="10pt" style:font-style-complex="normal" style:font-weight-complex="bold"/>
    </style:style>
    <style:style style:name="ce507" style:family="table-cell" style:parent-style-name="Default" style:data-style-name="N148">
      <style:table-cell-properties fo:border-bottom="0.74pt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cm" style:writing-mode="page"/>
    </style:style>
    <style:style style:name="ce508" style:family="table-cell" style:parent-style-name="Default">
      <style:table-cell-properties fo:border-bottom="0.74pt solid #000000" fo:background-color="#c0c0c0" style:diagonal-bl-tr="none" style:diagonal-tl-br="none" style:text-align-source="fix" style:repeat-content="false" fo:wrap-option="no-wrap" fo:border-left="0.74pt solid #000000" style:direction="ltr" fo:border-right="1.76pt solid #000000" style:rotation-angle="0" style:rotation-align="none" style:shrink-to-fit="false" fo:border-top="1.76pt solid #000000"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Geneva" fo:font-size="10pt" fo:font-style="normal" fo:text-shadow="none" style:text-underline-style="none" fo:font-weight="bold" style:font-size-asian="10pt" style:font-style-asian="normal" style:font-weight-asian="bold" style:font-name-complex="Geneva" style:font-size-complex="10pt" style:font-style-complex="normal" style:font-weight-complex="bold"/>
    </style:style>
    <style:style style:name="ce509" style:family="table-cell" style:parent-style-name="Default" style:data-style-name="N151">
      <style:table-cell-properties fo:border-bottom="none" style:diagonal-bl-tr="none" style:diagonal-tl-br="none" style:text-align-source="fix" style:repeat-content="false" fo:wrap-option="no-wrap" fo:border-left="0.74pt solid #000000" style:direction="ltr" fo:border-right="1.76pt solid #000000" style:rotation-angle="0" style:rotation-align="none" style:shrink-to-fit="false" fo:border-top="none" style:vertical-align="bottom" loext:vertical-justify="auto"/>
      <style:paragraph-properties fo:text-align="center" css3t:text-justify="auto" fo:margin-left="0cm" style:writing-mode="page"/>
    </style:style>
    <style:style style:name="ce510" style:family="table-cell" style:parent-style-name="Default" style:data-style-name="N151">
      <style:table-cell-properties fo:border-bottom="1.76pt solid #000000" style:diagonal-bl-tr="none" style:diagonal-tl-br="none" style:text-align-source="fix" style:repeat-content="false" fo:wrap-option="no-wrap" fo:border-left="0.74pt solid #000000" style:direction="ltr" fo:border-right="1.76pt solid #000000" style:rotation-angle="0" style:rotation-align="none" style:shrink-to-fit="false" fo:border-top="none" style:vertical-align="bottom" loext:vertical-justify="auto"/>
      <style:paragraph-properties fo:text-align="center" css3t:text-justify="auto" fo:margin-left="0cm" style:writing-mode="page"/>
    </style:style>
    <style:style style:name="ce511" style:family="table-cell" style:parent-style-name="Default" style:data-style-name="N151">
      <style:table-cell-properties fo:border-bottom="0.74pt solid #000000" style:diagonal-bl-tr="none" style:diagonal-tl-br="none" style:text-align-source="fix" style:repeat-content="false" fo:wrap-option="no-wrap" fo:border-left="none" style:direction="ltr" fo:border-right="1.76pt solid #000000" style:rotation-angle="0" style:rotation-align="none" style:shrink-to-fit="false" fo:border-top="1.76pt solid #000000"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Geneva" fo:font-size="10pt" fo:font-style="normal" fo:text-shadow="none" style:text-underline-style="none" fo:font-weight="bold" style:font-size-asian="10pt" style:font-style-asian="normal" style:font-weight-asian="bold" style:font-name-complex="Geneva" style:font-size-complex="10pt" style:font-style-complex="normal" style:font-weight-complex="bold"/>
    </style:style>
    <style:style style:name="ce512" style:family="table-cell" style:parent-style-name="Default" style:data-style-name="N151">
      <style:table-cell-properties fo:border-bottom="0.74pt solid #000000" style:diagonal-bl-tr="none" style:diagonal-tl-br="none" style:text-align-source="fix" style:repeat-content="false" fo:wrap-option="no-wrap" fo:border-left="none" style:direction="ltr" fo:border-right="1.76pt solid #000000" style:rotation-angle="0" style:rotation-align="none" style:shrink-to-fit="false" fo:border-top="0.74pt solid #000000"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Geneva" fo:font-size="10pt" fo:font-style="normal" fo:text-shadow="none" style:text-underline-style="none" fo:font-weight="bold" style:font-size-asian="10pt" style:font-style-asian="normal" style:font-weight-asian="bold" style:font-name-complex="Geneva" style:font-size-complex="10pt" style:font-style-complex="normal" style:font-weight-complex="bold"/>
    </style:style>
    <style:style style:name="ce513" style:family="table-cell" style:parent-style-name="Default">
      <style:table-cell-properties fo:border-bottom="0.74pt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cm" style:writing-mode="page"/>
    </style:style>
    <style:style style:name="ce514" style:family="table-cell" style:parent-style-name="Default" style:data-style-name="N148">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center" css3t:text-justify="auto" fo:margin-left="0cm" style:writing-mode="page"/>
    </style:style>
    <style:style style:name="ce515" style:family="table-cell" style:parent-style-name="Default">
      <style:table-cell-properties style:rotation-align="none"/>
      <style:text-properties style:use-window-font-color="true" style:text-outline="false" style:text-line-through-style="none" style:text-line-through-type="none" style:font-name="Geneva" fo:font-size="10pt" fo:font-style="normal" fo:text-shadow="none" style:text-underline-style="none" fo:font-weight="normal" style:font-size-asian="10pt" style:font-style-asian="normal" style:font-weight-asian="normal" style:font-name-complex="Geneva" style:font-size-complex="10pt" style:font-style-complex="normal" style:font-weight-complex="normal"/>
    </style:style>
    <style:style style:name="ce516" style:family="table-cell" style:parent-style-name="Default">
      <style:table-cell-properties fo:background-color="#d9d9d9" style:rotation-align="none"/>
      <style:text-properties style:use-window-font-color="true" style:text-outline="false" style:text-line-through-style="none" style:text-line-through-type="none" style:font-name="Geneva" fo:font-size="10pt" fo:font-style="normal" fo:text-shadow="none" style:text-underline-style="none" fo:font-weight="normal" style:font-size-asian="10pt" style:font-style-asian="normal" style:font-weight-asian="normal" style:font-name-complex="Geneva" style:font-size-complex="10pt" style:font-style-complex="normal" style:font-weight-complex="normal"/>
    </style:style>
    <style:style style:name="ce517" style:family="table-cell" style:parent-style-name="Default" style:data-style-name="N38">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18" style:family="table-cell" style:parent-style-name="Default" style:data-style-name="N38">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19"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20" style:family="table-cell" style:parent-style-name="Default">
      <style:table-cell-properties fo:border-bottom="0.74pt solid #000000" fo:background-color="#c0c0c0" style:diagonal-bl-tr="none" style:diagonal-tl-br="none" style:text-align-source="fix" style:repeat-content="false" fo:wrap-option="no-wrap" fo:border-left="1.76pt solid #000000" style:direction="ltr" fo:border-right="0.74pt solid #000000" style:rotation-angle="0" style:rotation-align="none" style:shrink-to-fit="false" fo:border-top="1.76pt solid #000000"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521" style:family="table-cell" style:parent-style-name="Default">
      <style:table-cell-properties fo:border-bottom="none" fo:background-color="#c0c0c0" style:diagonal-bl-tr="none" style:diagonal-tl-br="none" style:text-align-source="fix" style:repeat-content="false" fo:wrap-option="no-wrap" fo:border-left="1.76pt solid #000000" style:direction="ltr" fo:border-right="0.74pt solid #000000" style:rotation-angle="0" style:rotation-align="none" style:shrink-to-fit="false" fo:border-top="non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22" style:family="table-cell" style:parent-style-name="Default">
      <style:table-cell-properties fo:border-bottom="1.76pt solid #000000" fo:background-color="#c0c0c0" style:diagonal-bl-tr="none" style:diagonal-tl-br="none" style:text-align-source="fix" style:repeat-content="false" fo:wrap-option="no-wrap" fo:border-left="1.76pt solid #000000" style:direction="ltr" fo:border-right="0.74pt solid #000000" style:rotation-angle="0" style:rotation-align="none" style:shrink-to-fit="false" fo:border-top="non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23" style:family="table-cell" style:parent-style-name="Default" style:data-style-name="N148">
      <style:table-cell-properties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24" style:family="table-cell" style:parent-style-name="Default" style:data-style-name="N148">
      <style:table-cell-properties fo:border-bottom="none" style:diagonal-bl-tr="none" style:diagonal-tl-br="none" fo:border-left="1.76pt solid #000000" fo:border-right="none" style:rotation-align="none" fo:border-top="1.76pt solid #000000"/>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25" style:family="table-cell" style:parent-style-name="Default">
      <style:table-cell-properties fo:border-bottom="none" style:diagonal-bl-tr="none" style:diagonal-tl-br="none" fo:border-left="1.76pt solid #000000" fo:border-right="none"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26" style:family="table-cell" style:parent-style-name="Default" style:data-style-name="N148">
      <style:table-cell-properties fo:border-bottom="0.74pt solid #000000" fo:background-color="#c0c0c0" style:diagonal-bl-tr="none" style:diagonal-tl-br="none" style:text-align-source="fix" style:repeat-content="false" fo:wrap-option="no-wrap" fo:border-left="0.74pt solid #000000" style:direction="ltr" fo:border-right="0.74pt solid #000000" style:rotation-angle="0" style:rotation-align="none" style:shrink-to-fit="false" fo:border-top="1.76pt solid #000000"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527" style:family="table-cell" style:parent-style-name="Default" style:data-style-name="N60">
      <style:table-cell-properties fo:border-bottom="none" fo:background-color="#d9d9d9" style:cell-protect="none" style:print-content="true"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center" css3t:text-justify="auto" fo:margin-left="0cm" style:writing-mode="page"/>
    </style:style>
    <style:style style:name="ce528" style:family="table-cell" style:parent-style-name="Default" style:data-style-name="N60">
      <style:table-cell-properties fo:border-bottom="none" fo:background-color="#ffffff" style:cell-protect="none" style:print-content="true"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center" css3t:text-justify="auto" fo:margin-left="0cm" style:writing-mode="page"/>
    </style:style>
    <style:style style:name="ce529" style:family="table-cell" style:parent-style-name="Default" style:data-style-name="N148">
      <style:table-cell-properties style:diagonal-bl-tr="none" style:diagonal-tl-br="none" fo:border="none"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30" style:family="table-cell" style:parent-style-name="Default" style:data-style-name="N148">
      <style:table-cell-properties style:rotation-align="non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531" style:family="table-cell" style:parent-style-name="Default" style:data-style-name="N100">
      <style:table-cell-properties fo:border-bottom="none" style:diagonal-bl-tr="none" style:diagonal-tl-br="none" fo:border-left="none" fo:border-right="none" style:rotation-align="none" fo:border-top="1.76pt solid #000000"/>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532" style:family="table-cell" style:parent-style-name="Default">
      <style:table-cell-properties style:diagonal-bl-tr="none" style:diagonal-tl-br="none" fo:border="none"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33" style:family="table-cell" style:parent-style-name="Default" style:data-style-name="N60">
      <style:table-cell-properties fo:border-bottom="none" fo:background-color="#d9d9d9" style:cell-protect="none" style:print-content="true"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cm" style:writing-mode="page"/>
    </style:style>
    <style:style style:name="ce534" style:family="table-cell" style:parent-style-name="Default" style:data-style-name="N60">
      <style:table-cell-properties fo:border-bottom="none" fo:background-color="#ffffff" style:cell-protect="none" style:print-content="true"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cm" style:writing-mode="page"/>
    </style:style>
    <style:style style:name="ce535" style:family="table-cell" style:parent-style-name="Default" style:data-style-name="N148">
      <style:table-cell-properties fo:border-bottom="none" style:diagonal-bl-tr="none" style:diagonal-tl-br="none" fo:border-left="none" fo:border-right="1.76pt solid #000000"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36" style:family="table-cell" style:parent-style-name="Default" style:data-style-name="N148">
      <style:table-cell-properties fo:border-bottom="none" style:diagonal-bl-tr="none" style:diagonal-tl-br="none" fo:border-left="none" fo:border-right="none" style:rotation-align="none" fo:border-top="1.76pt solid #000000"/>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537" style:family="table-cell" style:parent-style-name="Default" style:data-style-name="N148">
      <style:table-cell-properties fo:border-bottom="none" style:diagonal-bl-tr="none" style:diagonal-tl-br="none" fo:border-left="none" fo:border-right="none" style:rotation-align="none" fo:border-top="1.76pt solid #000000"/>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38" style:family="table-cell" style:parent-style-name="Default">
      <style:table-cell-properties fo:background-color="#d9d9d9" style:cell-protect="none" style:print-content="true" style:diagonal-bl-tr="none" style:diagonal-tl-br="none" fo:border="none"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39" style:family="table-cell" style:parent-style-name="Default">
      <style:table-cell-properties style:cell-protect="none" style:print-content="true" style:diagonal-bl-tr="none" style:diagonal-tl-br="none" fo:border="none"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40" style:family="table-cell" style:parent-style-name="Default">
      <style:table-cell-properties fo:background-color="#ffffff" style:cell-protect="none" style:print-content="true" style:diagonal-bl-tr="none" style:diagonal-tl-br="none" fo:border="none"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41" style:family="table-cell" style:parent-style-name="Default">
      <style:table-cell-properties fo:border-bottom="none" fo:background-color="#d9d9d9" style:cell-protect="none" style:print-content="true" style:diagonal-bl-tr="none" style:diagonal-tl-br="none" fo:border-left="none" fo:border-right="0.74pt solid #000000"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42" style:family="table-cell" style:parent-style-name="Default">
      <style:table-cell-properties fo:border-bottom="none" style:cell-protect="none" style:print-content="true" style:diagonal-bl-tr="none" style:diagonal-tl-br="none" fo:border-left="none" fo:border-right="0.74pt solid #000000"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43" style:family="table-cell" style:parent-style-name="Default" style:data-style-name="N151">
      <style:table-cell-properties fo:border-bottom="none" style:cell-protect="none" style:print-content="true" style:diagonal-bl-tr="none" style:diagonal-tl-br="none" fo:border-left="none" fo:border-right="0.74pt solid #000000"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44" style:family="table-cell" style:parent-style-name="Default">
      <style:table-cell-properties fo:border-bottom="none" fo:background-color="#ffffff" style:cell-protect="none" style:print-content="true" style:diagonal-bl-tr="none" style:diagonal-tl-br="none" fo:border-left="none" fo:border-right="0.74pt solid #000000"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45" style:family="table-cell" style:parent-style-name="Default" style:data-style-name="N148">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46" style:family="table-cell" style:parent-style-name="Default" style:data-style-name="N148">
      <style:table-cell-properties fo:border-bottom="none" fo:background-color="#d9d9d9"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47" style:family="table-cell" style:parent-style-name="Default" style:data-style-name="N148">
      <style:table-cell-properties fo:border-bottom="non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48" style:family="table-cell" style:parent-style-name="Default" style:data-style-name="N148">
      <style:table-cell-properties fo:border-bottom="none" fo:background-color="#ffffff"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49" style:family="table-cell" style:parent-style-name="Default">
      <style:table-cell-properties fo:border-bottom="0.74pt solid #000000" fo:background-color="#c0c0c0" style:diagonal-bl-tr="none" style:diagonal-tl-br="none" style:text-align-source="fix" style:repeat-content="false" fo:wrap-option="no-wrap" fo:border-left="0.74pt solid #000000" style:direction="ltr" fo:border-right="1.76pt solid #000000" style:rotation-angle="0" style:rotation-align="none" style:shrink-to-fit="false" fo:border-top="1.76pt solid #000000"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550" style:family="table-cell" style:parent-style-name="Default" style:data-style-name="N151">
      <style:table-cell-properties fo:border-bottom="none" fo:background-color="#d9d9d9" style:diagonal-bl-tr="none" style:diagonal-tl-br="none" style:text-align-source="fix" style:repeat-content="false" fo:wrap-option="no-wrap" fo:border-left="0.74pt solid #000000" style:direction="ltr" fo:border-right="1.76pt solid #000000" style:rotation-angle="0" style:rotation-align="none" style:shrink-to-fit="false" fo:border-top="non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51" style:family="table-cell" style:parent-style-name="Default" style:data-style-name="N151">
      <style:table-cell-properties fo:border-bottom="none" style:diagonal-bl-tr="none" style:diagonal-tl-br="none" style:text-align-source="fix" style:repeat-content="false" fo:wrap-option="no-wrap" fo:border-left="0.74pt solid #000000" style:direction="ltr" fo:border-right="1.76pt solid #000000" style:rotation-angle="0" style:rotation-align="none" style:shrink-to-fit="false" fo:border-top="non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52" style:family="table-cell" style:parent-style-name="Default" style:data-style-name="N151">
      <style:table-cell-properties fo:border-bottom="none" fo:background-color="#ffffff" style:diagonal-bl-tr="none" style:diagonal-tl-br="none" style:text-align-source="fix" style:repeat-content="false" fo:wrap-option="no-wrap" fo:border-left="0.74pt solid #000000" style:direction="ltr" fo:border-right="1.76pt solid #000000" style:rotation-angle="0" style:rotation-align="none" style:shrink-to-fit="false" fo:border-top="non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53" style:family="table-cell" style:parent-style-name="Default">
      <style:table-cell-properties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54" style:family="table-cell" style:parent-style-name="Default">
      <style:table-cell-properties fo:background-color="#d9d9d9"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55" style:family="table-cell" style:parent-style-name="Default" style:data-style-name="N38">
      <style:table-cell-properties style:diagonal-bl-tr="none" style:diagonal-tl-br="none" fo:border="none"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56" style:family="table-cell" style:parent-style-name="Default" style:data-style-name="N38">
      <style:table-cell-properties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57" style:family="table-cell" style:parent-style-name="Default" style:data-style-name="N148">
      <style:table-cell-properties fo:border-bottom="0.74pt solid #000000" style:diagonal-bl-tr="none" style:diagonal-tl-br="none" fo:border-left="1.76pt solid #000000" fo:border-right="none" style:rotation-align="none" fo:border-top="none"/>
      <style:text-properties style:use-window-font-color="true" style:text-outline="false" style:text-line-through-style="none" style:text-line-through-type="none" style:font-name="Geneva" fo:font-size="10pt" fo:font-style="normal" fo:text-shadow="none" style:text-underline-style="none" fo:font-weight="bold" style:font-size-asian="10pt" style:font-style-asian="normal" style:font-weight-asian="bold" style:font-name-complex="Geneva" style:font-size-complex="10pt" style:font-style-complex="normal" style:font-weight-complex="bold"/>
    </style:style>
    <style:style style:name="ce558" style:family="table-cell" style:parent-style-name="Default">
      <style:table-cell-properties fo:border-bottom="0.74pt solid #000000" style:diagonal-bl-tr="none" style:diagonal-tl-br="none" fo:border-left="none" fo:border-right="none" style:rotation-align="none" fo:border-top="none"/>
    </style:style>
    <style:style style:name="ce559" style:family="table-cell" style:parent-style-name="Default">
      <style:table-cell-properties fo:border-bottom="1.76pt solid #000000" style:cell-protect="none" style:print-content="true" style:diagonal-bl-tr="none" style:diagonal-tl-br="none" fo:border-left="none" fo:border-right="none"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60" style:family="table-cell" style:parent-style-name="Default" style:data-style-name="N148">
      <style:table-cell-properties fo:border-bottom="0.74pt solid #000000" style:diagonal-bl-tr="none" style:diagonal-tl-br="none" fo:border-left="none" fo:border-right="none" style:rotation-align="none" fo:border-top="none"/>
      <style:text-properties style:use-window-font-color="true" style:text-outline="false" style:text-line-through-style="none" style:text-line-through-type="none" style:font-name="Geneva" fo:font-size="10pt" fo:font-style="normal" fo:text-shadow="none" style:text-underline-style="none" fo:font-weight="bold" style:font-size-asian="10pt" style:font-style-asian="normal" style:font-weight-asian="bold" style:font-name-complex="Geneva" style:font-size-complex="10pt" style:font-style-complex="normal" style:font-weight-complex="bold"/>
    </style:style>
    <style:style style:name="ce561" style:family="table-cell" style:parent-style-name="Default">
      <style:table-cell-properties fo:border-bottom="1.76pt solid #000000" style:cell-protect="none" style:print-content="true" style:diagonal-bl-tr="none" style:diagonal-tl-br="none" fo:border-left="none" fo:border-right="0.74pt solid #000000"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62" style:family="table-cell" style:parent-style-name="Default" style:data-style-name="N148">
      <style:table-cell-properties fo:border-bottom="1.76pt solid #000000"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63" style:family="table-cell" style:parent-style-name="Default" style:data-style-name="N148">
      <style:table-cell-properties fo:border-bottom="0.74pt solid #000000"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Geneva" fo:font-size="10pt" fo:font-style="normal" fo:text-shadow="none" style:text-underline-style="none" fo:font-weight="bold" style:font-size-asian="10pt" style:font-style-asian="normal" style:font-weight-asian="bold" style:font-name-complex="Geneva" style:font-size-complex="10pt" style:font-style-complex="normal" style:font-weight-complex="bold"/>
    </style:style>
    <style:style style:name="ce564" style:family="table-cell" style:parent-style-name="Default" style:data-style-name="N148">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Geneva" fo:font-size="10pt" fo:font-style="normal" fo:text-shadow="none" style:text-underline-style="none" fo:font-weight="bold" style:font-size-asian="10pt" style:font-style-asian="normal" style:font-weight-asian="bold" style:font-name-complex="Geneva" style:font-size-complex="10pt" style:font-style-complex="normal" style:font-weight-complex="bold"/>
    </style:style>
    <style:style style:name="ce565" style:family="table-cell" style:parent-style-name="Default" style:data-style-name="N151">
      <style:table-cell-properties fo:border-bottom="1.76pt solid #000000" style:diagonal-bl-tr="none" style:diagonal-tl-br="none" style:text-align-source="fix" style:repeat-content="false" fo:wrap-option="no-wrap" fo:border-left="0.74pt solid #000000" style:direction="ltr" fo:border-right="1.76pt solid #000000" style:rotation-angle="0" style:rotation-align="none" style:shrink-to-fit="false" fo:border-top="non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66" style:family="table-cell" style:parent-style-name="Default" style:data-style-name="N151">
      <style:table-cell-properties fo:border-bottom="0.74pt solid #000000" style:diagonal-bl-tr="none" style:diagonal-tl-br="none" style:text-align-source="fix" style:repeat-content="false" fo:wrap-option="no-wrap" fo:border-left="none" style:direction="ltr" fo:border-right="1.76pt solid #000000" style:rotation-angle="0" style:rotation-align="none" style:shrink-to-fit="false" fo:border-top="non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Geneva" fo:font-size="10pt" fo:font-style="normal" fo:text-shadow="none" style:text-underline-style="none" fo:font-weight="bold" style:font-size-asian="10pt" style:font-style-asian="normal" style:font-weight-asian="bold" style:font-name-complex="Geneva" style:font-size-complex="10pt" style:font-style-complex="normal" style:font-weight-complex="bold"/>
    </style:style>
    <style:style style:name="ce567" style:family="table-cell" style:parent-style-name="Default" style:data-style-name="N151">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Geneva" fo:font-size="10pt" fo:font-style="normal" fo:text-shadow="none" style:text-underline-style="none" fo:font-weight="bold" style:font-size-asian="10pt" style:font-style-asian="normal" style:font-weight-asian="bold" style:font-name-complex="Geneva" style:font-size-complex="10pt" style:font-style-complex="normal" style:font-weight-complex="bold"/>
    </style:style>
    <style:style style:name="ce568" style:family="table-cell" style:parent-style-name="Default" style:data-style-name="N100">
      <style:table-cell-properties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69" style:family="table-cell" style:parent-style-name="Default" style:data-style-name="N100">
      <style:table-cell-properties fo:background-color="#ffffff"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70" style:family="table-cell" style:parent-style-name="Default" style:data-style-name="N100">
      <style:table-cell-properties fo:background-color="#d9d9d9"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71" style:family="table-cell" style:parent-style-name="Default" style:data-style-name="N60">
      <style:table-cell-properties style:cell-protect="none" style:print-content="true" style:diagonal-bl-tr="none" style:diagonal-tl-br="none" fo:border="none"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72" style:family="table-cell" style:parent-style-name="Default" style:data-style-name="N60">
      <style:table-cell-properties fo:border-bottom="none" style:cell-protect="none" style:print-content="true" style:diagonal-bl-tr="none" style:diagonal-tl-br="none" fo:border-left="none" fo:border-right="0.74pt solid #000000"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73" style:family="table-cell" style:parent-style-name="Default" style:data-style-name="N148">
      <style:table-cell-properties fo:border-bottom="none" style:cell-protect="none" style:print-content="true" style:diagonal-bl-tr="none" style:diagonal-tl-br="none" fo:border-left="none" fo:border-right="0.74pt solid #000000" style:rotation-align="none" fo:border-top="non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574" style:family="table-cell" style:parent-style-name="Default">
      <style:table-cell-properties fo:border-bottom="none" fo:background-color="#c0c0c0" style:diagonal-bl-tr="none" style:diagonal-tl-br="none" fo:border-left="1.76pt solid #000000" fo:border-right="0.74pt solid #000000"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75" style:family="table-cell" style:parent-style-name="Default">
      <style:table-cell-properties fo:border-bottom="1.76pt solid #000000" fo:background-color="#c0c0c0" style:diagonal-bl-tr="none" style:diagonal-tl-br="none" fo:border-left="1.76pt solid #000000" fo:border-right="0.74pt solid #000000"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76" style:family="table-cell" style:parent-style-name="Default" style:data-style-name="N148">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77" style:family="table-cell" style:parent-style-name="Default" style:data-style-name="N148">
      <style:table-cell-properties fo:border-bottom="1.76pt solid #000000" style:cell-protect="none" style:print-content="true" style:diagonal-bl-tr="none" style:diagonal-tl-br="none" fo:border-left="none" fo:border-right="0.74pt solid #000000" style:rotation-align="none" fo:border-top="non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578" style:family="table-cell" style:parent-style-name="Default" style:data-style-name="N60">
      <style:table-cell-properties fo:border-bottom="1.76pt solid #000000" fo:background-color="#ffffff" style:cell-protect="none" style:print-content="true"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center" css3t:text-justify="auto" fo:margin-left="0cm" style:writing-mode="page"/>
    </style:style>
    <style:style style:name="ce579" style:family="table-cell" style:parent-style-name="Default" style:data-style-name="N60">
      <style:table-cell-properties fo:border-bottom="1.76pt solid #000000" fo:background-color="#ffffff" style:cell-protect="none" style:print-content="true"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cm" style:writing-mode="page"/>
    </style:style>
    <style:style style:name="ce580" style:family="table-cell" style:parent-style-name="Default" style:data-style-name="N60">
      <style:table-cell-properties style:diagonal-bl-tr="none" style:diagonal-tl-br="none" fo:border="none"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81" style:family="table-cell" style:parent-style-name="Default">
      <style:table-cell-properties fo:border-bottom="1.76pt solid #000000" fo:background-color="#ffffff" style:diagonal-bl-tr="none" style:diagonal-tl-br="none" fo:border-left="none" fo:border-right="none"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82" style:family="table-cell" style:parent-style-name="Default">
      <style:table-cell-properties fo:border-bottom="none" style:diagonal-bl-tr="none" style:diagonal-tl-br="none" fo:border-left="none" fo:border-right="0.74pt solid #000000"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83" style:family="table-cell" style:parent-style-name="Default" style:data-style-name="N60">
      <style:table-cell-properties fo:border-bottom="none" style:diagonal-bl-tr="none" style:diagonal-tl-br="none" fo:border-left="none" fo:border-right="0.74pt solid #000000"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84" style:family="table-cell" style:parent-style-name="Default" style:data-style-name="N148">
      <style:table-cell-properties fo:border-bottom="none" style:diagonal-bl-tr="none" style:diagonal-tl-br="none" fo:border-left="none" fo:border-right="0.74pt solid #000000" style:rotation-align="none" fo:border-top="non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585" style:family="table-cell" style:parent-style-name="Default">
      <style:table-cell-properties fo:border-bottom="1.76pt solid #000000" fo:background-color="#ffffff" style:diagonal-bl-tr="none" style:diagonal-tl-br="none" fo:border-left="none" fo:border-right="0.74pt solid #000000"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86" style:family="table-cell" style:parent-style-name="Default" style:data-style-name="N148">
      <style:table-cell-properties fo:border-bottom="1.76pt solid #000000" fo:background-color="#ffffff"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87" style:family="table-cell" style:parent-style-name="Default">
      <style:table-cell-properties fo:border-bottom="0.74pt solid #000000" fo:background-color="#c0c0c0" style:diagonal-bl-tr="none" style:diagonal-tl-br="none" style:text-align-source="fix" style:repeat-content="false" fo:wrap-option="no-wrap" fo:border-left="0.74pt solid #000000" style:direction="ltr" fo:border-right="0.74pt solid #000000" style:rotation-angle="0" style:rotation-align="none" style:shrink-to-fit="false" fo:border-top="1.76pt solid #000000"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588" style:family="table-cell" style:parent-style-name="Default" style:data-style-name="N151">
      <style:table-cell-properties fo:border-bottom="non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89" style:family="table-cell" style:parent-style-name="Default" style:data-style-name="N151">
      <style:table-cell-properties fo:border-bottom="1.76pt solid #000000" fo:background-color="#ffffff"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90" style:family="table-cell" style:parent-style-name="Default">
      <style:table-cell-properties fo:background-color="#ffffff"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T1" style:family="text">
      <style:text-properties style:use-window-font-color="true" loext:opacity="0%" style:text-outline="false" style:text-line-through-style="none" style:text-line-through-type="none" style:text-position="0% 100%" style:font-name="Geneva" fo:font-size="10pt" fo:font-style="normal" fo:text-shadow="none" style:text-underline-style="none" fo:font-weight="bold" style:font-size-asian="10pt" style:font-style-asian="normal" style:font-weight-asian="bold" style:font-name-complex="Geneva" style:font-size-complex="10pt" style:font-style-complex="normal" style:font-weight-complex="bold"/>
    </style:style>
    <style:style style:name="T2" style:family="text">
      <style:text-properties fo:color="#dd0806" loext:opacity="100%" style:text-outline="false" style:text-line-through-style="none" style:text-line-through-type="none" style:text-position="0% 100%" style:font-name="Geneva" fo:font-size="10pt" fo:font-style="normal" fo:text-shadow="none" style:text-underline-style="none" fo:font-weight="bold" style:font-size-asian="10pt" style:font-style-asian="normal" style:font-weight-asian="bold" style:font-name-complex="Geneva" style:font-size-complex="10pt" style:font-style-complex="normal" style:font-weight-complex="bold"/>
    </style:style>
    <style:style style:name="T3" style:family="text">
      <style:text-properties style:use-window-font-color="true" loext:opacity="0%" style:text-outline="false" style:text-line-through-style="none" style:text-line-through-type="none" style:text-position="0% 100%" style:font-name="Geneva" fo:font-size="10pt" fo:font-style="normal" fo:text-shadow="none" style:text-underline-style="none" fo:font-weight="bold" style:font-size-asian="10pt" style:font-style-asian="normal" style:font-weight-asian="bold" style:font-name-complex="Geneva" style:font-size-complex="10pt" style:font-style-complex="normal" style:font-weight-complex="bold"/>
    </style:style>
    <style:style style:name="T4" style:family="text">
      <style:text-properties fo:color="#ff0000" loext:opacity="100%" style:text-outline="false" style:text-line-through-style="none" style:text-line-through-type="none" style:text-position="0% 100%" style:font-name="Geneva" fo:font-size="10pt" fo:font-style="normal" fo:text-shadow="none" style:text-underline-style="none" fo:font-weight="normal" style:font-size-asian="10pt" style:font-style-asian="normal" style:font-weight-asian="normal" style:font-name-complex="Geneva" style:font-size-complex="10pt" style:font-style-complex="normal" style:font-weight-complex="normal"/>
    </style:style>
    <style:style style:name="T5" style:family="text">
      <style:text-properties style:use-window-font-color="true" loext:opacity="0%" style:text-outline="false" style:text-line-through-style="none" style:text-line-through-type="none" style:text-position="0% 100%" style:font-name="Geneva" fo:font-size="10pt" fo:font-style="normal" fo:text-shadow="none" style:text-underline-style="none" fo:font-weight="normal" style:font-size-asian="10pt" style:font-style-asian="normal" style:font-weight-asian="normal" style:font-name-complex="Geneva" style:font-size-complex="10pt" style:font-style-complex="normal" style:font-weight-complex="normal"/>
    </style:style>
    <style:style style:name="T6" style:family="text">
      <style:text-properties fo:color="#ff0000" loext:opacity="100%" style:text-outline="false" style:text-line-through-style="none" style:text-line-through-type="none" style:text-position="0% 100%" style:font-name="Geneva" fo:font-size="10pt" fo:font-style="normal" fo:text-shadow="none" style:text-underline-style="none" fo:font-weight="normal" style:font-size-asian="10pt" style:font-style-asian="normal" style:font-weight-asian="normal" style:font-name-complex="Geneva" style:font-size-complex="10pt" style:font-style-complex="normal" style:font-weight-complex="normal"/>
    </style:style>
    <style:style style:name="T7" style:family="text">
      <style:text-properties style:use-window-font-color="true" loext:opacity="0%" style:text-outline="false" style:text-line-through-style="none" style:text-line-through-type="none" style:text-position="0% 100%" style:font-name="Geneva" fo:font-size="10pt" fo:font-style="italic" fo:text-shadow="none" style:text-underline-style="none" fo:font-weight="normal" style:font-size-asian="10pt" style:font-style-asian="italic" style:font-weight-asian="normal" style:font-name-complex="Geneva" style:font-size-complex="10pt" style:font-style-complex="italic" style:font-weight-complex="normal"/>
    </style:style>
    <style:style style:name="T8" style:family="text">
      <style:text-properties style:use-window-font-color="true" style:font-name="Geneva" fo:font-size="10pt" fo:font-weight="bold" style:text-underline-style="none" style:text-underline-color="font-color" style:text-line-through-type="none" fo:font-style="normal" style:text-outline="false" fo:text-shadow="none" style:text-position="0% 100%" style:font-name-complex="Geneva" style:font-size-asian="10pt" style:font-size-complex="10pt" style:font-weight-asian="bold" style:font-weight-complex="bold" style:font-style-asian="normal" style:font-style-complex="normal"/>
    </style:style>
    <style:style style:name="T9" style:family="text">
      <style:text-properties style:font-name="Geneva" fo:font-size="10pt" fo:font-weight="bold" style:text-underline-style="none" style:text-underline-color="font-color" style:text-line-through-type="none" fo:font-style="normal" style:text-outline="false" fo:text-shadow="none" style:text-position="0% 100%" style:font-name-complex="Geneva" style:font-size-asian="10pt" style:font-size-complex="10pt" style:font-weight-asian="bold" style:font-weight-complex="bold" style:font-style-asian="normal" style:font-style-complex="normal" fo:color="#dd0806"/>
    </style:style>
    <style:style style:name="T10" style:family="text">
      <style:text-properties style:font-name="Geneva" fo:font-size="10pt" fo:font-weight="bold" style:text-underline-style="none" style:text-underline-color="font-color" style:text-line-through-type="none" fo:font-style="normal" style:text-outline="false" fo:text-shadow="none" style:text-position="0% 100%" style:font-name-complex="Geneva" style:font-size-asian="10pt" style:font-size-complex="10pt" style:font-weight-asian="bold" style:font-weight-complex="bold" style:font-style-asian="normal" style:font-style-complex="normal" style:use-window-font-color="true"/>
    </style:style>
    <style:style style:name="T11" style:family="text">
      <style:text-properties fo:color="#ff0000" style:font-name="Geneva" fo:font-size="10pt" fo:font-weight="normal" style:text-underline-style="none" style:text-underline-color="font-color" style:text-line-through-type="none" fo:font-style="normal" style:text-outline="false" fo:text-shadow="none" style:text-position="0% 100%" style:font-name-complex="Geneva" style:font-size-asian="10pt" style:font-size-complex="10pt" style:font-weight-asian="normal" style:font-weight-complex="normal" style:font-style-asian="normal" style:font-style-complex="normal"/>
    </style:style>
    <style:style style:name="T12" style:family="text">
      <style:text-properties style:font-name="Geneva" fo:font-size="10pt" fo:font-weight="normal" style:text-underline-style="none" style:text-underline-color="font-color" style:text-line-through-type="none" fo:font-style="normal" style:text-outline="false" fo:text-shadow="none" style:text-position="0% 100%" style:font-name-complex="Geneva" style:font-size-asian="10pt" style:font-size-complex="10pt" style:font-weight-asian="normal" style:font-weight-complex="normal" style:font-style-asian="normal" style:font-style-complex="normal" style:use-window-font-color="true"/>
    </style:style>
    <style:style style:name="T13" style:family="text">
      <style:text-properties style:font-name="Geneva" fo:font-size="10pt" fo:font-weight="normal" style:text-underline-style="none" style:text-underline-color="font-color" style:text-line-through-type="none" fo:font-style="normal" style:text-outline="false" fo:text-shadow="none" style:text-position="0% 100%" style:font-name-complex="Geneva" style:font-size-asian="10pt" style:font-size-complex="10pt" style:font-weight-asian="normal" style:font-weight-complex="normal" style:font-style-asian="normal" style:font-style-complex="normal" fo:color="#ff0000"/>
    </style:style>
    <style:style style:name="T14" style:family="text">
      <style:text-properties style:font-name="Geneva" fo:font-size="10pt" fo:font-weight="normal" style:text-underline-style="none" style:text-underline-color="font-color" style:text-line-through-type="none" style:text-outline="false" fo:text-shadow="none" style:text-position="0% 100%" style:font-name-complex="Geneva" style:font-size-asian="10pt" style:font-size-complex="10pt" style:font-weight-asian="normal" style:font-weight-complex="normal" style:use-window-font-color="true" fo:font-style="italic" style:font-style-asian="italic" style:font-style-complex="italic"/>
    </style:style>
  </office:automatic-styles>
  <office:body>
    <office:spreadsheet>
      <table:calculation-settings table:case-sensitive="false" table:automatic-find-labels="false" table:use-regular-expressions="false" table:use-wildcards="true">
        <table:null-date table:date-value="1904-01-01"/>
        <table:iteration table:maximum-difference="0.0001"/>
      </table:calculation-settings>
      <table:table table:name="Daten" table:style-name="ta1" table:print-ranges="Daten.A1:Daten.P20">
        <office:forms form:automatic-focus="false" form:apply-design-mode="false"/>
        <table:table-column table:style-name="co1" table:default-cell-style-name="ce393"/>
        <table:table-column table:style-name="co2" table:number-columns-repeated="2" table:default-cell-style-name="ce393"/>
        <table:table-column table:style-name="co3" table:number-columns-repeated="10" table:default-cell-style-name="Default"/>
        <table:table-column table:style-name="co4" table:default-cell-style-name="ce393"/>
        <table:table-column table:style-name="co3" table:default-cell-style-name="Default"/>
        <table:table-column table:style-name="co5" table:default-cell-style-name="ce393"/>
        <table:table-column table:style-name="co3" table:number-columns-repeated="1008" table:default-cell-style-name="Default"/>
        <table:table-row table:style-name="ro1">
          <table:table-cell table:style-name="ce392" office:value-type="string" calcext:value-type="string" table:number-columns-spanned="3" table:number-rows-spanned="1">
            <text:p>Zeiterfassungskarte</text:p>
          </table:table-cell>
          <table:covered-table-cell table:number-columns-repeated="2" table:style-name="ce392"/>
          <table:table-cell table:style-name="ce415" office:value-type="float" office:value="2022" calcext:value-type="float">
            <text:p>2022</text:p>
          </table:table-cell>
          <table:table-cell table:number-columns-repeated="1020"/>
        </table:table-row>
        <table:table-row table:style-name="ro2">
          <table:table-cell table:number-columns-repeated="1024"/>
        </table:table-row>
        <table:table-row table:style-name="ro2">
          <table:table-cell table:style-name="ce394" office:value-type="string" calcext:value-type="string">
            <text:p>Name:</text:p>
          </table:table-cell>
          <table:table-cell table:style-name="ce398" office:value-type="string" calcext:value-type="string" table:number-columns-spanned="2" table:number-rows-spanned="1">
            <text:p>Sefa Pilavci</text:p>
          </table:table-cell>
          <table:covered-table-cell table:style-name="ce398"/>
          <table:table-cell table:number-columns-repeated="1021"/>
        </table:table-row>
        <table:table-row table:style-name="ro2">
          <table:table-cell table:style-name="ce394" office:value-type="string" calcext:value-type="string">
            <text:p>Jahr:</text:p>
          </table:table-cell>
          <table:table-cell table:style-name="ce399" office:value-type="float" office:value="2022" calcext:value-type="float">
            <text:p>2022</text:p>
          </table:table-cell>
          <table:table-cell table:style-name="ce409"/>
          <table:table-cell table:number-columns-repeated="1021"/>
        </table:table-row>
        <table:table-row table:style-name="ro2">
          <table:table-cell table:style-name="ce394" office:value-type="string" calcext:value-type="string">
            <text:p>Anfangsmonat:</text:p>
          </table:table-cell>
          <table:table-cell table:style-name="ce400" office:value-type="string" calcext:value-type="string">
            <text:p>April</text:p>
          </table:table-cell>
          <table:table-cell table:style-name="ce410"/>
          <table:table-cell/>
          <table:table-cell table:style-name="ce419"/>
          <table:table-cell table:style-name="ce423" office:value-type="string" calcext:value-type="string">
            <text:p>Tutor Netzwerksicherheit</text:p>
          </table:table-cell>
          <table:table-cell table:style-name="ce425" table:number-columns-repeated="2"/>
          <table:table-cell table:number-columns-repeated="1016"/>
        </table:table-row>
        <table:table-row table:style-name="ro2">
          <table:table-cell table:number-columns-repeated="1024"/>
        </table:table-row>
        <table:table-row table:style-name="ro2">
          <table:table-cell table:style-name="ce394" office:value-type="string" calcext:value-type="string">
            <text:p>Vertragsbeginn:</text:p>
          </table:table-cell>
          <table:table-cell table:style-name="ce401" office:value-type="date" office:date-value="2022-04-01" calcext:value-type="date">
            <text:p>01.04.2022</text:p>
          </table:table-cell>
          <table:table-cell table:number-columns-repeated="2"/>
          <table:table-cell table:style-name="ce420"/>
          <table:table-cell table:style-name="ce420" office:value-type="string" calcext:value-type="string">
            <text:p>Betreuer/in:</text:p>
          </table:table-cell>
          <table:table-cell table:style-name="ce426" office:value-type="string" calcext:value-type="string">
            <text:p>Dr. Matthias Wübbeling</text:p>
          </table:table-cell>
          <table:table-cell table:style-name="ce426"/>
          <table:table-cell table:number-columns-repeated="1016"/>
        </table:table-row>
        <table:table-row table:style-name="ro2">
          <table:table-cell table:style-name="ce394" office:value-type="string" calcext:value-type="string">
            <text:p>Vertragsende:</text:p>
          </table:table-cell>
          <table:table-cell table:style-name="ce401" office:value-type="date" office:date-value="2022-09-30" calcext:value-type="date">
            <text:p>30.09.2022</text:p>
          </table:table-cell>
          <table:table-cell table:number-columns-repeated="2"/>
          <table:table-cell table:style-name="ce420"/>
          <table:table-cell table:style-name="ce420" office:value-type="string" calcext:value-type="string">
            <text:p>Fachvorgesetzte/r:</text:p>
          </table:table-cell>
          <table:table-cell table:style-name="ce426" office:value-type="string" calcext:value-type="string">
            <text:p>Dr. Matthias Wübbeling</text:p>
          </table:table-cell>
          <table:table-cell table:style-name="ce426"/>
          <table:table-cell table:number-columns-repeated="1016"/>
        </table:table-row>
        <table:table-row table:style-name="ro2">
          <table:table-cell/>
          <table:table-cell table:style-name="ce402" office:value-type="string" calcext:value-type="string">
            <text:p>in Stunden</text:p>
          </table:table-cell>
          <table:table-cell table:style-name="ce402" office:value-type="string" calcext:value-type="string">
            <text:p>in Minuten</text:p>
          </table:table-cell>
          <table:table-cell table:number-columns-repeated="1021"/>
        </table:table-row>
        <table:table-row table:style-name="ro2">
          <table:table-cell table:style-name="ce394" office:value-type="string" calcext:value-type="string">
            <text:p>Arbeitszeit/Woche (h):</text:p>
          </table:table-cell>
          <table:table-cell table:style-name="ce403" office:value-type="float" office:value="9.5" calcext:value-type="float">
            <text:p>9,5</text:p>
          </table:table-cell>
          <table:table-cell table:style-name="ce411" table:formula="of:=[.B10]*60" office:value-type="float" office:value="570" calcext:value-type="float">
            <text:p>570</text:p>
          </table:table-cell>
          <table:table-cell table:number-columns-repeated="1021"/>
        </table:table-row>
        <table:table-row table:style-name="ro2">
          <table:table-cell table:style-name="ce394" office:value-type="string" calcext:value-type="string">
            <text:p>Arbeitszeit/Monat (h) :</text:p>
          </table:table-cell>
          <table:table-cell table:style-name="ce404" table:formula="of:=[.C11]/60/24" office:value-type="time" office:time-value="PT41H18M00S" calcext:value-type="time">
            <text:p>41:18</text:p>
          </table:table-cell>
          <table:table-cell table:style-name="ce411" table:formula="of:=ROUND([.C10]*4.348;0)" office:value-type="float" office:value="2478" calcext:value-type="float">
            <text:p>2478</text:p>
          </table:table-cell>
          <table:table-cell table:style-name="ce416"/>
          <table:table-cell table:style-name="ce394"/>
          <table:table-cell table:style-name="ce420" office:value-type="string" calcext:value-type="string">
            <text:p>Arbeitszeit/Monat (h) laut Vertrag</text:p>
          </table:table-cell>
          <table:table-cell table:style-name="ce427" table:formula="of:=+[.B10]*4.348" office:value-type="float" office:value="41.306" calcext:value-type="float">
            <text:p>41,306</text:p>
          </table:table-cell>
          <table:table-cell table:number-columns-repeated="1017"/>
        </table:table-row>
        <table:table-row table:style-name="ro2">
          <table:table-cell table:style-name="ce394" office:value-type="string" calcext:value-type="string">
            <text:p><text:span text:style-name="T8">Urlaub/Monat (h)     </text:span><text:span text:style-name="T9">)*</text:span><text:span text:style-name="T10">:</text:span></text:p>
          </table:table-cell>
          <table:table-cell table:style-name="ce404" table:formula="of:=[.C12]/60/24" office:value-type="time" office:time-value="PT03H10M00S" calcext:value-type="time">
            <text:p>3:10</text:p>
          </table:table-cell>
          <table:table-cell table:style-name="ce411" table:formula="of:=[.B10]*20" office:value-type="float" office:value="190" calcext:value-type="float">
            <text:p>190</text:p>
          </table:table-cell>
          <table:table-cell table:number-columns-repeated="1021"/>
        </table:table-row>
        <table:table-row table:style-name="ro2">
          <table:table-cell table:number-columns-repeated="1024"/>
        </table:table-row>
        <table:table-row table:style-name="ro2">
          <table:table-cell table:style-name="ce395"/>
          <table:table-cell table:number-columns-repeated="1023"/>
        </table:table-row>
        <table:table-row table:style-name="ro2">
          <table:table-cell table:style-name="ce394" office:value-type="string" calcext:value-type="string">
            <text:p>Arbeitszeitregelung )**</text:p>
          </table:table-cell>
          <table:table-cell table:style-name="ce405" office:value-type="string" calcext:value-type="string" table:number-columns-spanned="2" table:number-rows-spanned="1">
            <text:p>Montag</text:p>
          </table:table-cell>
          <table:covered-table-cell table:style-name="ce405"/>
          <table:table-cell table:style-name="ce417" office:value-type="string" calcext:value-type="string" table:number-columns-spanned="2" table:number-rows-spanned="1">
            <text:p>Dienstag</text:p>
          </table:table-cell>
          <table:covered-table-cell table:style-name="ce417"/>
          <table:table-cell table:style-name="ce405" office:value-type="string" calcext:value-type="string" table:number-columns-spanned="2" table:number-rows-spanned="1">
            <text:p>Mittwoch</text:p>
          </table:table-cell>
          <table:covered-table-cell table:style-name="ce405"/>
          <table:table-cell table:style-name="ce405" office:value-type="string" calcext:value-type="string" table:number-columns-spanned="2" table:number-rows-spanned="1">
            <text:p>Donnerstag</text:p>
          </table:table-cell>
          <table:covered-table-cell table:style-name="ce405"/>
          <table:table-cell table:style-name="ce428" office:value-type="string" calcext:value-type="string" table:number-columns-spanned="2" table:number-rows-spanned="1">
            <text:p>Freitag</text:p>
          </table:table-cell>
          <table:covered-table-cell table:style-name="ce428"/>
          <table:table-cell table:style-name="ce428" office:value-type="string" calcext:value-type="string" table:number-columns-spanned="2" table:number-rows-spanned="1">
            <text:p>Samstag</text:p>
          </table:table-cell>
          <table:covered-table-cell table:style-name="ce428"/>
          <table:table-cell table:style-name="ce430" office:value-type="string" calcext:value-type="string">
            <text:p>Bruttosumme</text:p>
          </table:table-cell>
          <table:table-cell table:style-name="ce434" office:value-type="string" calcext:value-type="string">
            <text:p>Pausen )**</text:p>
          </table:table-cell>
          <table:table-cell table:style-name="ce437" office:value-type="string" calcext:value-type="string">
            <text:p>Nettosumme</text:p>
          </table:table-cell>
          <table:table-cell table:number-columns-repeated="1008"/>
        </table:table-row>
        <table:table-row table:style-name="ro2">
          <table:table-cell/>
          <table:table-cell table:style-name="ce406" office:value-type="string" calcext:value-type="string">
            <text:p>von </text:p>
          </table:table-cell>
          <table:table-cell table:style-name="ce412" office:value-type="string" calcext:value-type="string">
            <text:p>bis</text:p>
          </table:table-cell>
          <table:table-cell table:style-name="ce418" office:value-type="string" calcext:value-type="string">
            <text:p>von</text:p>
          </table:table-cell>
          <table:table-cell table:style-name="ce421" office:value-type="string" calcext:value-type="string">
            <text:p>bis</text:p>
          </table:table-cell>
          <table:table-cell table:style-name="ce424" office:value-type="string" calcext:value-type="string">
            <text:p>von</text:p>
          </table:table-cell>
          <table:table-cell table:style-name="ce412" office:value-type="string" calcext:value-type="string">
            <text:p>bis</text:p>
          </table:table-cell>
          <table:table-cell table:style-name="ce424" office:value-type="string" calcext:value-type="string">
            <text:p>von </text:p>
          </table:table-cell>
          <table:table-cell table:style-name="ce412" office:value-type="string" calcext:value-type="string">
            <text:p>bis</text:p>
          </table:table-cell>
          <table:table-cell table:style-name="ce424" office:value-type="string" calcext:value-type="string">
            <text:p>von </text:p>
          </table:table-cell>
          <table:table-cell table:style-name="ce429" office:value-type="string" calcext:value-type="string">
            <text:p>bis</text:p>
          </table:table-cell>
          <table:table-cell table:style-name="ce424" office:value-type="string" calcext:value-type="string">
            <text:p>von </text:p>
          </table:table-cell>
          <table:table-cell table:style-name="ce429" office:value-type="string" calcext:value-type="string">
            <text:p>bis</text:p>
          </table:table-cell>
          <table:table-cell table:style-name="ce431"/>
          <table:table-cell table:style-name="ce435"/>
          <table:table-cell table:style-name="ce438"/>
          <table:table-cell table:number-columns-repeated="1008"/>
        </table:table-row>
        <table:table-row table:style-name="ro2">
          <table:table-cell/>
          <table:table-cell table:style-name="ce407" office:value-type="time" office:time-value="PT14H00M00S" calcext:value-type="time">
            <text:p>14:00</text:p>
          </table:table-cell>
          <table:table-cell table:style-name="ce413" office:value-type="time" office:time-value="PT18H30M00S" calcext:value-type="time">
            <text:p>18:30</text:p>
          </table:table-cell>
          <table:table-cell table:style-name="ce407" office:value-type="time" office:time-value="PT15H00M00S" calcext:value-type="time">
            <text:p>15:00</text:p>
          </table:table-cell>
          <table:table-cell table:style-name="ce422" office:value-type="time" office:time-value="PT20H00M00S" calcext:value-type="time">
            <text:p>20:00</text:p>
          </table:table-cell>
          <table:table-cell table:style-name="ce407"/>
          <table:table-cell table:style-name="ce413"/>
          <table:table-cell table:style-name="ce407"/>
          <table:table-cell table:style-name="ce413"/>
          <table:table-cell table:style-name="ce407"/>
          <table:table-cell table:style-name="ce422"/>
          <table:table-cell table:style-name="ce407"/>
          <table:table-cell table:style-name="ce422"/>
          <table:table-cell table:style-name="ce432" table:formula="of:=[.C17]-[.B17]+[.E17]-[.D17]+[.G17]-[.F17]+[.I17]-[.H17]+[.K17]-[.J17]+[.M17]-[.L17]" office:value-type="time" office:time-value="PT09H30M00S" calcext:value-type="time">
            <text:p>9:30</text:p>
          </table:table-cell>
          <table:table-cell table:style-name="ce436"/>
          <table:table-cell table:style-name="ce439" table:formula="of:=[.N17]-[.O17]+[.N18]" office:value-type="time" office:time-value="PT09H30M00S" calcext:value-type="time">
            <text:p>9:30</text:p>
          </table:table-cell>
          <table:table-cell table:number-columns-repeated="1008"/>
        </table:table-row>
        <table:table-row table:style-name="ro2">
          <table:table-cell/>
          <table:table-cell table:style-name="ce407"/>
          <table:table-cell table:style-name="ce413"/>
          <table:table-cell table:style-name="ce407"/>
          <table:table-cell table:style-name="ce422"/>
          <table:table-cell table:style-name="ce407"/>
          <table:table-cell table:style-name="ce413"/>
          <table:table-cell table:style-name="ce407"/>
          <table:table-cell table:style-name="ce413"/>
          <table:table-cell table:style-name="ce407"/>
          <table:table-cell table:style-name="ce422"/>
          <table:table-cell table:style-name="ce407"/>
          <table:table-cell table:style-name="ce422"/>
          <table:table-cell table:style-name="ce433" table:formula="of:=[.C18]-[.B18]+[.E18]-[.D18]+[.G18]-[.F18]+[.I18]-[.H18]+[.K18]-[.J18]+[.M18]-[.L18]" office:value-type="time" office:time-value="PT00H00M00S" calcext:value-type="time">
            <text:p>0:00</text:p>
          </table:table-cell>
          <table:table-cell table:number-columns-repeated="1010"/>
        </table:table-row>
        <table:table-row table:style-name="ro2">
          <table:table-cell table:style-name="ce396" office:value-type="string" calcext:value-type="string">
            <text:p>)* Hinweis: Urlaub ist in Tagen zu gewähren, die Umrechnung in Stunden erfolgt nur als Berechnungshilfe.</text:p>
          </table:table-cell>
          <table:table-cell table:style-name="ce408"/>
          <table:table-cell table:style-name="ce414" table:number-columns-repeated="5"/>
          <table:table-cell table:number-columns-repeated="1017"/>
        </table:table-row>
        <table:table-row table:style-name="ro4">
          <table:table-cell table:style-name="ce397" office:value-type="string" calcext:value-type="string" table:number-columns-spanned="16" table:number-rows-spanned="1">
            <text:p><text:span text:style-name="T11">)**</text:span><text:span text:style-name="T12"> </text:span><text:span text:style-name="T13">§ 4 des Arbeitszeitgesetzes ist zu beachten</text:span><text:span text:style-name="T12">:</text:span><text:span text:style-name="T14"> § 4 Ruhepausen:  Die Arbeit ist durch im voraus feststehende Ruhepausen von mindestens 30 Minuten bei einer Arbeitszeit von mehr als sechs bis zu neun Stunden und 45 Minuten bei einer Arbeitszeit von mehr als neun Stunden insgesamt zu unterbrechen. Die Ruhepausen nach Satz 1 können in Zeitabschnitte von jeweils mindestens 15 Minuten aufgeteilt werden. Länger als sechs Stunden hintereinander dürfen Arbeitnehmer nicht ohne Ruhepause beschäftigt werden.</text:span></text:p>
          </table:table-cell>
          <table:covered-table-cell table:number-columns-repeated="15" table:style-name="ce397"/>
          <table:table-cell table:number-columns-repeated="1008"/>
        </table:table-row>
        <table:table-row table:style-name="ro7" table:number-rows-repeated="1048555">
          <table:table-cell table:number-columns-repeated="1024"/>
        </table:table-row>
        <table:table-row table:style-name="ro7">
          <table:table-cell table:number-columns-repeated="1024"/>
        </table:table-row>
        <table:named-expressions>
          <table:named-range table:name="_xlnm.Print_Area" table:base-cell-address="$Daten.$A$1" table:cell-range-address="$Daten.$A$1:.$P$20" table:range-usable-as="print-range"/>
        </table:named-expressions>
      </table:table>
      <table:table table:name="April" table:style-name="ta2" table:print-ranges="April.A2:April.K55">
        <table:table-column table:style-name="co2" table:default-cell-style-name="ce440"/>
        <table:table-column table:style-name="co6" table:default-cell-style-name="ce445"/>
        <table:table-column table:style-name="co7" table:number-columns-repeated="6" table:default-cell-style-name="ce395"/>
        <table:table-column table:style-name="co8" table:default-cell-style-name="ce404"/>
        <table:table-column table:style-name="co9" table:default-cell-style-name="ce445"/>
        <table:table-column table:style-name="co10" table:number-columns-repeated="1014" table:default-cell-style-name="Default"/>
        <table:table-row table:style-name="ro7">
          <table:table-cell table:number-columns-repeated="1024"/>
        </table:table-row>
        <table:table-row table:style-name="ro5">
          <table:table-cell table:style-name="ce441"/>
          <table:table-cell/>
          <table:table-cell table:style-name="ce450" table:formula="of:=[$Daten.A1]" office:value-type="string" office:string-value="Zeiterfassungskarte" calcext:value-type="string">
            <text:p>Zeiterfassungskarte</text:p>
          </table:table-cell>
          <table:table-cell table:style-name="ce460"/>
          <table:table-cell table:number-columns-repeated="4"/>
          <table:table-cell table:style-name="ce495" table:formula="of:=[$Daten.B4]" office:value-type="float" office:value="2022" calcext:value-type="float">
            <text:p>2022</text:p>
          </table:table-cell>
          <table:table-cell table:number-columns-repeated="1015"/>
        </table:table-row>
        <table:table-row table:style-name="ro2">
          <table:table-cell table:style-name="ce442"/>
          <table:table-cell table:style-name="ce446"/>
          <table:table-cell table:style-name="ce451"/>
          <table:table-cell table:style-name="ce461"/>
          <table:table-cell table:style-name="ce451" table:number-columns-repeated="4"/>
          <table:table-cell table:style-name="ce496"/>
          <table:table-cell table:style-name="ce446"/>
          <table:table-cell table:style-name="ce515" table:number-columns-repeated="1014"/>
        </table:table-row>
        <table:table-row table:style-name="ro2">
          <table:table-cell table:style-name="ce441"/>
          <table:table-cell/>
          <table:table-cell table:style-name="ce452" office:value-type="string" calcext:value-type="string">
            <text:p>Monat:</text:p>
          </table:table-cell>
          <table:table-cell table:style-name="ce462" office:value-type="string" calcext:value-type="string">
            <text:p>April</text:p>
          </table:table-cell>
          <table:table-cell table:style-name="ce471"/>
          <table:table-cell table:style-name="ce474"/>
          <table:table-cell table:style-name="ce481" table:number-columns-repeated="2"/>
          <table:table-cell table:style-name="ce497"/>
          <table:table-cell table:number-columns-repeated="1015"/>
        </table:table-row>
        <table:table-row table:style-name="ro2">
          <table:table-cell table:style-name="ce441"/>
          <table:table-cell/>
          <table:table-cell table:style-name="ce453" table:formula="of:=[$Daten.B3]" office:value-type="string" office:string-value="Sefa Pilavci" calcext:value-type="string">
            <text:p>Sefa Pilavci</text:p>
          </table:table-cell>
          <table:table-cell table:style-name="ce463" table:number-columns-repeated="2"/>
          <table:table-cell table:style-name="ce466"/>
          <table:table-cell table:style-name="ce482" table:number-columns-repeated="2"/>
          <table:table-cell table:style-name="ce498" table:formula="of:=[$Daten.$F$5]" office:value-type="string" office:string-value="Tutor Netzwerksicherheit" calcext:value-type="string">
            <text:p>Tutor Netzwerksicherheit</text:p>
          </table:table-cell>
          <table:table-cell table:number-columns-repeated="1015"/>
        </table:table-row>
        <table:table-row table:style-name="ro6">
          <table:table-cell table:style-name="ce441"/>
          <table:table-cell/>
          <table:table-cell table:style-name="ce454"/>
          <table:table-cell table:style-name="ce464" table:number-columns-repeated="2"/>
          <table:table-cell table:style-name="ce475" table:number-columns-repeated="2"/>
          <table:table-cell table:style-name="ce468"/>
          <table:table-cell table:style-name="ce499"/>
          <table:table-cell table:number-columns-repeated="1015"/>
        </table:table-row>
        <table:table-row table:style-name="ro7">
          <table:table-cell table:style-name="ce441"/>
          <table:table-cell/>
          <table:table-cell table:style-name="ce453" table:formula="of:=[$Daten.A7]" office:value-type="string" office:string-value="Vertragsbeginn:" calcext:value-type="string">
            <text:p>Vertragsbeginn:</text:p>
          </table:table-cell>
          <table:table-cell table:style-name="ce465" table:number-columns-repeated="2"/>
          <table:table-cell table:style-name="ce476" table:formula="of:=[$Daten.B7]" office:value-type="date" office:date-value="2022-04-01" calcext:value-type="date" table:number-columns-spanned="2" table:number-rows-spanned="1">
            <text:p>01.04.2022</text:p>
          </table:table-cell>
          <table:covered-table-cell table:style-name="ce476"/>
          <table:table-cell table:style-name="ce482"/>
          <table:table-cell table:style-name="ce500"/>
          <table:table-cell table:number-columns-repeated="1015"/>
        </table:table-row>
        <table:table-row table:style-name="ro7">
          <table:table-cell table:style-name="ce441"/>
          <table:table-cell/>
          <table:table-cell table:style-name="ce453" table:formula="of:=[$Daten.A8]" office:value-type="string" office:string-value="Vertragsende:" calcext:value-type="string">
            <text:p>Vertragsende:</text:p>
          </table:table-cell>
          <table:table-cell table:style-name="ce465" table:number-columns-repeated="2"/>
          <table:table-cell table:style-name="ce476" table:formula="of:=[$Daten.B8]" office:value-type="date" office:date-value="2022-09-30" calcext:value-type="date" table:number-columns-spanned="2" table:number-rows-spanned="1">
            <text:p>30.09.2022</text:p>
          </table:table-cell>
          <table:covered-table-cell table:style-name="ce476"/>
          <table:table-cell table:style-name="ce482"/>
          <table:table-cell table:style-name="ce501"/>
          <table:table-cell table:number-columns-repeated="1015"/>
        </table:table-row>
        <table:table-row table:style-name="ro6">
          <table:table-cell table:style-name="ce441"/>
          <table:table-cell/>
          <table:table-cell table:style-name="ce454"/>
          <table:table-cell table:style-name="ce464" table:number-columns-repeated="2"/>
          <table:table-cell table:style-name="ce475" table:number-columns-repeated="2"/>
          <table:table-cell table:style-name="ce468"/>
          <table:table-cell table:style-name="ce499"/>
          <table:table-cell table:number-columns-repeated="1015"/>
        </table:table-row>
        <table:table-row table:style-name="ro2">
          <table:table-cell table:style-name="ce441"/>
          <table:table-cell/>
          <table:table-cell table:style-name="ce455" office:value-type="string" calcext:value-type="string">
            <text:p>Summe der Arbeitszeit lt. Vertrag</text:p>
          </table:table-cell>
          <table:table-cell table:style-name="ce466" table:number-columns-repeated="2"/>
          <table:table-cell table:style-name="ce467"/>
          <table:table-cell table:style-name="ce483" table:formula="of:=IF(OR([$Daten.B5]=&quot;Januar&quot;;[$Daten.B5]=&quot;Februar&quot;;[$Daten.B5]=&quot;März&quot;;[$Daten.B5]=&quot;April&quot;);[$Daten.B11];0)" office:value-type="time" office:time-value="PT41H18M00S" calcext:value-type="time">
            <text:p>41:18</text:p>
          </table:table-cell>
          <table:table-cell table:style-name="ce489" table:formula="of:=IF([$Daten.B5]=&quot;Januar&quot;;[$Daten.C11];0)" office:value-type="float" office:value="0" calcext:value-type="float">
            <text:p>0</text:p>
          </table:table-cell>
          <table:table-cell table:style-name="ce438"/>
          <table:table-cell table:number-columns-repeated="1015"/>
        </table:table-row>
        <table:table-row table:style-name="ro2">
          <table:table-cell table:style-name="ce441"/>
          <table:table-cell/>
          <table:table-cell table:style-name="ce455" office:value-type="string" calcext:value-type="string">
            <text:p>Urlaub pro Monat</text:p>
          </table:table-cell>
          <table:table-cell table:style-name="ce467" table:number-columns-repeated="3"/>
          <table:table-cell table:style-name="ce465" table:formula="of:=IF(OR([$Daten.B5]=&quot;Januar&quot;;[$Daten.B5]=&quot;Februar&quot;;[$Daten.B5]=&quot;März&quot;;[$Daten.B5]=&quot;April&quot;);[$Daten.B12];0)" office:value-type="time" office:time-value="PT03H10M00S" calcext:value-type="time">
            <text:p>3:10</text:p>
          </table:table-cell>
          <table:table-cell table:style-name="ce489" table:formula="of:=IF([$Daten.B5]=&quot;Januar&quot;;[$Daten.C12];0)" office:value-type="float" office:value="0" calcext:value-type="float">
            <text:p>0</text:p>
          </table:table-cell>
          <table:table-cell table:style-name="ce438"/>
          <table:table-cell table:number-columns-repeated="1015"/>
        </table:table-row>
        <table:table-row table:style-name="ro2">
          <table:table-cell table:style-name="ce441"/>
          <table:table-cell/>
          <table:table-cell table:style-name="ce456"/>
          <table:table-cell table:style-name="ce468" table:number-columns-repeated="4"/>
          <table:table-cell table:style-name="ce490"/>
          <table:table-cell table:style-name="ce502"/>
          <table:table-cell table:number-columns-repeated="1015"/>
        </table:table-row>
        <table:table-row table:style-name="ro2">
          <table:table-cell table:style-name="ce442"/>
          <table:table-cell table:style-name="ce447" office:value-type="string" calcext:value-type="string">
            <text:p>Tag</text:p>
          </table:table-cell>
          <table:table-cell table:style-name="ce457" office:value-type="string" calcext:value-type="string">
            <text:p>Kommt</text:p>
          </table:table-cell>
          <table:table-cell table:style-name="ce457" office:value-type="string" calcext:value-type="string">
            <text:p>Geht</text:p>
          </table:table-cell>
          <table:table-cell table:style-name="ce457" office:value-type="string" calcext:value-type="string">
            <text:p>Kommt</text:p>
          </table:table-cell>
          <table:table-cell table:style-name="ce457" office:value-type="string" calcext:value-type="string">
            <text:p>Geht</text:p>
          </table:table-cell>
          <table:table-cell table:style-name="ce457" office:value-type="string" calcext:value-type="string">
            <text:p>Kommt</text:p>
          </table:table-cell>
          <table:table-cell table:style-name="ce457" office:value-type="string" calcext:value-type="string">
            <text:p>Geht</text:p>
          </table:table-cell>
          <table:table-cell table:style-name="ce457" office:value-type="string" calcext:value-type="string">
            <text:p>Tagessumme</text:p>
          </table:table-cell>
          <table:table-cell table:style-name="ce508" office:value-type="string" calcext:value-type="string">
            <text:p>in Minuten</text:p>
          </table:table-cell>
          <table:table-cell table:style-name="ce515" table:number-columns-repeated="1014"/>
        </table:table-row>
        <table:table-row table:style-name="ro2">
          <table:table-cell table:style-name="ce443" office:value-type="string" calcext:value-type="string">
            <text:p>Freitag</text:p>
          </table:table-cell>
          <table:table-cell table:style-name="ce448" office:value-type="float" office:value="1" calcext:value-type="float">
            <text:p>1</text:p>
          </table:table-cell>
          <table:table-cell table:style-name="ce458" table:formula="of:=IF([.$K14]=&quot;Feiertag&quot;;&quot;0&quot;;IF([.$A14]=&quot;Donnerstag&quot;;[$Daten.$H$17];IF([.$A14]=&quot;Freitag&quot;;[$Daten.$J$17];IF([.$A14]=&quot;Montag&quot;;[$Daten.$B$17];IF([.$A14]=&quot;Dienstag&quot;;[$Daten.$D$17];IF([.$A14]=&quot;Mittwoch&quot;;[$Daten.$F$17];IF([.$A14]=&quot;Samstag&quot;;[$Daten.$L$17];&quot;0&quot;)))))))" office:value-type="time" office:time-value="PT00H00M00S" calcext:value-type="time">
            <text:p>00:00</text:p>
          </table:table-cell>
          <table:table-cell table:style-name="ce469" table:formula="of:=IF([.$K14]=&quot;Feiertag&quot;;&quot;0&quot;;IF([.$A14]=&quot;Donnerstag&quot;;[$Daten.$I$17];IF([.$A14]=&quot;Freitag&quot;;[$Daten.$K$17];IF([.$A14]=&quot;Montag&quot;;[$Daten.$C$17];IF([.$A14]=&quot;Dienstag&quot;;[$Daten.$E$17];IF([.$A14]=&quot;Mittwoch&quot;;[$Daten.$G$17];IF([.$A14]=&quot;Samstag&quot;;[$Daten.$M$17];&quot;0&quot;)))))))" office:value-type="time" office:time-value="PT00H00M00S" calcext:value-type="time">
            <text:p>00:00</text:p>
          </table:table-cell>
          <table:table-cell table:style-name="ce458" table:formula="of:=IF([.$K14]=&quot;Feiertag&quot;;&quot;0&quot;;IF([.$A14]=&quot;Donnerstag&quot;;[$Daten.$H$18];IF([.$A14]=&quot;Freitag&quot;;[$Daten.$J$18];IF([.$A14]=&quot;Montag&quot;;[$Daten.$B$18];IF([.$A14]=&quot;Dienstag&quot;;[$Daten.$D$18];IF([.$A14]=&quot;Mittwoch&quot;;[$Daten.$F$18];IF([.$A14]=&quot;Samstag&quot;;[$Daten.$L$18];&quot;0&quot;)))))))" office:value-type="time" office:time-value="PT00H00M00S" calcext:value-type="time">
            <text:p>00:00</text:p>
          </table:table-cell>
          <table:table-cell table:style-name="ce469" table:formula="of:=IF([.$K14]=&quot;Feiertag&quot;;&quot;0&quot;;IF([.$A14]=&quot;Donnerstag&quot;;[$Daten.$I$18];IF([.$A14]=&quot;Freitag&quot;;[$Daten.$K$18];IF([.$A14]=&quot;Montag&quot;;[$Daten.$C$18];IF([.$A14]=&quot;Dienstag&quot;;[$Daten.$E$18];IF([.$A14]=&quot;Mittwoch&quot;;[$Daten.$G$18];IF([.$A14]=&quot;Samstag&quot;;[$Daten.$M$18];&quot;0&quot;)))))))" office:value-type="time" office:time-value="PT00H00M00S" calcext:value-type="time">
            <text:p>00:00</text:p>
          </table:table-cell>
          <table:table-cell table:style-name="ce484"/>
          <table:table-cell table:style-name="ce491"/>
          <table:table-cell table:style-name="ce503" table:formula="of:=[.D14]-[.C14]+[.F14]-[.E14]+[.H14]-[.G14]" office:value-type="time" office:time-value="PT00H00M00S" calcext:value-type="time">
            <text:p>0:00</text:p>
          </table:table-cell>
          <table:table-cell table:style-name="ce509" table:formula="of:=[.I14]" office:value-type="time" office:time-value="PT00H00M00S" calcext:value-type="time">
            <text:p>00</text:p>
          </table:table-cell>
          <table:table-cell table:number-columns-repeated="1014"/>
        </table:table-row>
        <table:table-row table:style-name="ro2">
          <table:table-cell table:style-name="ce443" office:value-type="string" calcext:value-type="string">
            <text:p>Samstag</text:p>
          </table:table-cell>
          <table:table-cell table:style-name="ce448" office:value-type="float" office:value="2" calcext:value-type="float">
            <text:p>2</text:p>
          </table:table-cell>
          <table:table-cell table:style-name="ce458" table:formula="of:=IF([.$K15]=&quot;Feiertag&quot;;&quot;0&quot;;IF([.$A15]=&quot;Donnerstag&quot;;[$Daten.$H$17];IF([.$A15]=&quot;Freitag&quot;;[$Daten.$J$17];IF([.$A15]=&quot;Montag&quot;;[$Daten.$B$17];IF([.$A15]=&quot;Dienstag&quot;;[$Daten.$D$17];IF([.$A15]=&quot;Mittwoch&quot;;[$Daten.$F$17];IF([.$A15]=&quot;Samstag&quot;;[$Daten.$L$17];&quot;0&quot;)))))))" office:value-type="time" office:time-value="PT00H00M00S" calcext:value-type="time">
            <text:p>00:00</text:p>
          </table:table-cell>
          <table:table-cell table:style-name="ce469" table:formula="of:=IF([.$K15]=&quot;Feiertag&quot;;&quot;0&quot;;IF([.$A15]=&quot;Donnerstag&quot;;[$Daten.$I$17];IF([.$A15]=&quot;Freitag&quot;;[$Daten.$K$17];IF([.$A15]=&quot;Montag&quot;;[$Daten.$C$17];IF([.$A15]=&quot;Dienstag&quot;;[$Daten.$E$17];IF([.$A15]=&quot;Mittwoch&quot;;[$Daten.$G$17];IF([.$A15]=&quot;Samstag&quot;;[$Daten.$M$17];&quot;0&quot;)))))))" office:value-type="time" office:time-value="PT00H00M00S" calcext:value-type="time">
            <text:p>00:00</text:p>
          </table:table-cell>
          <table:table-cell table:style-name="ce458" table:formula="of:=IF([.$K15]=&quot;Feiertag&quot;;&quot;0&quot;;IF([.$A15]=&quot;Donnerstag&quot;;[$Daten.$H$18];IF([.$A15]=&quot;Freitag&quot;;[$Daten.$J$18];IF([.$A15]=&quot;Montag&quot;;[$Daten.$B$18];IF([.$A15]=&quot;Dienstag&quot;;[$Daten.$D$18];IF([.$A15]=&quot;Mittwoch&quot;;[$Daten.$F$18];IF([.$A15]=&quot;Samstag&quot;;[$Daten.$L$18];&quot;0&quot;)))))))" office:value-type="time" office:time-value="PT00H00M00S" calcext:value-type="time">
            <text:p>00:00</text:p>
          </table:table-cell>
          <table:table-cell table:style-name="ce469" table:formula="of:=IF([.$K15]=&quot;Feiertag&quot;;&quot;0&quot;;IF([.$A15]=&quot;Donnerstag&quot;;[$Daten.$I$18];IF([.$A15]=&quot;Freitag&quot;;[$Daten.$K$18];IF([.$A15]=&quot;Montag&quot;;[$Daten.$C$18];IF([.$A15]=&quot;Dienstag&quot;;[$Daten.$E$18];IF([.$A15]=&quot;Mittwoch&quot;;[$Daten.$G$18];IF([.$A15]=&quot;Samstag&quot;;[$Daten.$M$18];&quot;0&quot;)))))))" office:value-type="time" office:time-value="PT00H00M00S" calcext:value-type="time">
            <text:p>00:00</text:p>
          </table:table-cell>
          <table:table-cell table:style-name="ce484"/>
          <table:table-cell table:style-name="ce491"/>
          <table:table-cell table:style-name="ce503" table:formula="of:=[.D15]-[.C15]+[.F15]-[.E15]+[.H15]-[.G15]" office:value-type="time" office:time-value="PT00H00M00S" calcext:value-type="time">
            <text:p>0:00</text:p>
          </table:table-cell>
          <table:table-cell table:style-name="ce509" table:formula="of:=[.I15]" office:value-type="time" office:time-value="PT00H00M00S" calcext:value-type="time">
            <text:p>00</text:p>
          </table:table-cell>
          <table:table-cell table:number-columns-repeated="1014"/>
        </table:table-row>
        <table:table-row table:style-name="ro2">
          <table:table-cell table:style-name="ce443" office:value-type="string" calcext:value-type="string">
            <text:p>Sonntag</text:p>
          </table:table-cell>
          <table:table-cell table:style-name="ce448" office:value-type="float" office:value="3" calcext:value-type="float">
            <text:p>3</text:p>
          </table:table-cell>
          <table:table-cell table:style-name="ce458" table:formula="of:=IF([.$K16]=&quot;Feiertag&quot;;&quot;0&quot;;IF([.$A16]=&quot;Donnerstag&quot;;[$Daten.$H$17];IF([.$A16]=&quot;Freitag&quot;;[$Daten.$J$17];IF([.$A16]=&quot;Montag&quot;;[$Daten.$B$17];IF([.$A16]=&quot;Dienstag&quot;;[$Daten.$D$17];IF([.$A16]=&quot;Mittwoch&quot;;[$Daten.$F$17];IF([.$A16]=&quot;Samstag&quot;;[$Daten.$L$17];&quot;0&quot;)))))))" office:value-type="string" office:string-value="0" calcext:value-type="string">
            <text:p>0</text:p>
          </table:table-cell>
          <table:table-cell table:style-name="ce469" table:formula="of:=IF([.$K16]=&quot;Feiertag&quot;;&quot;0&quot;;IF([.$A16]=&quot;Donnerstag&quot;;[$Daten.$I$17];IF([.$A16]=&quot;Freitag&quot;;[$Daten.$K$17];IF([.$A16]=&quot;Montag&quot;;[$Daten.$C$17];IF([.$A16]=&quot;Dienstag&quot;;[$Daten.$E$17];IF([.$A16]=&quot;Mittwoch&quot;;[$Daten.$G$17];IF([.$A16]=&quot;Samstag&quot;;[$Daten.$M$17];&quot;0&quot;)))))))" office:value-type="string" office:string-value="0" calcext:value-type="string">
            <text:p>0</text:p>
          </table:table-cell>
          <table:table-cell table:style-name="ce458" table:formula="of:=IF([.$K16]=&quot;Feiertag&quot;;&quot;0&quot;;IF([.$A16]=&quot;Donnerstag&quot;;[$Daten.$H$18];IF([.$A16]=&quot;Freitag&quot;;[$Daten.$J$18];IF([.$A16]=&quot;Montag&quot;;[$Daten.$B$18];IF([.$A16]=&quot;Dienstag&quot;;[$Daten.$D$18];IF([.$A16]=&quot;Mittwoch&quot;;[$Daten.$F$18];IF([.$A16]=&quot;Samstag&quot;;[$Daten.$L$18];&quot;0&quot;)))))))" office:value-type="string" office:string-value="0" calcext:value-type="string">
            <text:p>0</text:p>
          </table:table-cell>
          <table:table-cell table:style-name="ce469" table:formula="of:=IF([.$K16]=&quot;Feiertag&quot;;&quot;0&quot;;IF([.$A16]=&quot;Donnerstag&quot;;[$Daten.$I$18];IF([.$A16]=&quot;Freitag&quot;;[$Daten.$K$18];IF([.$A16]=&quot;Montag&quot;;[$Daten.$C$18];IF([.$A16]=&quot;Dienstag&quot;;[$Daten.$E$18];IF([.$A16]=&quot;Mittwoch&quot;;[$Daten.$G$18];IF([.$A16]=&quot;Samstag&quot;;[$Daten.$M$18];&quot;0&quot;)))))))" office:value-type="string" office:string-value="0" calcext:value-type="string">
            <text:p>0</text:p>
          </table:table-cell>
          <table:table-cell table:style-name="ce484"/>
          <table:table-cell table:style-name="ce491"/>
          <table:table-cell table:style-name="ce503" table:formula="of:=[.D16]-[.C16]+[.F16]-[.E16]+[.H16]-[.G16]" office:value-type="time" office:time-value="PT00H00M00S" calcext:value-type="time">
            <text:p>0:00</text:p>
          </table:table-cell>
          <table:table-cell table:style-name="ce509" table:formula="of:=[.I16]" office:value-type="time" office:time-value="PT00H00M00S" calcext:value-type="time">
            <text:p>00</text:p>
          </table:table-cell>
          <table:table-cell table:number-columns-repeated="1014"/>
        </table:table-row>
        <table:table-row table:style-name="ro2">
          <table:table-cell table:style-name="ce443" office:value-type="string" calcext:value-type="string">
            <text:p>Montag</text:p>
          </table:table-cell>
          <table:table-cell table:style-name="ce448" office:value-type="float" office:value="4" calcext:value-type="float">
            <text:p>4</text:p>
          </table:table-cell>
          <table:table-cell table:style-name="ce458" table:formula="of:=IF([.$K17]=&quot;Feiertag&quot;;&quot;0&quot;;IF([.$A17]=&quot;Donnerstag&quot;;[$Daten.$H$17];IF([.$A17]=&quot;Freitag&quot;;[$Daten.$J$17];IF([.$A17]=&quot;Montag&quot;;[$Daten.$B$17];IF([.$A17]=&quot;Dienstag&quot;;[$Daten.$D$17];IF([.$A17]=&quot;Mittwoch&quot;;[$Daten.$F$17];IF([.$A17]=&quot;Samstag&quot;;[$Daten.$L$17];&quot;0&quot;)))))))" office:value-type="time" office:time-value="PT14H00M00S" calcext:value-type="time">
            <text:p>14:00</text:p>
          </table:table-cell>
          <table:table-cell table:style-name="ce469" table:formula="of:=IF([.$K17]=&quot;Feiertag&quot;;&quot;0&quot;;IF([.$A17]=&quot;Donnerstag&quot;;[$Daten.$I$17];IF([.$A17]=&quot;Freitag&quot;;[$Daten.$K$17];IF([.$A17]=&quot;Montag&quot;;[$Daten.$C$17];IF([.$A17]=&quot;Dienstag&quot;;[$Daten.$E$17];IF([.$A17]=&quot;Mittwoch&quot;;[$Daten.$G$17];IF([.$A17]=&quot;Samstag&quot;;[$Daten.$M$17];&quot;0&quot;)))))))" office:value-type="time" office:time-value="PT18H30M00S" calcext:value-type="time">
            <text:p>18:30</text:p>
          </table:table-cell>
          <table:table-cell table:style-name="ce458" table:formula="of:=IF([.$K17]=&quot;Feiertag&quot;;&quot;0&quot;;IF([.$A17]=&quot;Donnerstag&quot;;[$Daten.$H$18];IF([.$A17]=&quot;Freitag&quot;;[$Daten.$J$18];IF([.$A17]=&quot;Montag&quot;;[$Daten.$B$18];IF([.$A17]=&quot;Dienstag&quot;;[$Daten.$D$18];IF([.$A17]=&quot;Mittwoch&quot;;[$Daten.$F$18];IF([.$A17]=&quot;Samstag&quot;;[$Daten.$L$18];&quot;0&quot;)))))))" office:value-type="time" office:time-value="PT00H00M00S" calcext:value-type="time">
            <text:p>00:00</text:p>
          </table:table-cell>
          <table:table-cell table:style-name="ce469" table:formula="of:=IF([.$K17]=&quot;Feiertag&quot;;&quot;0&quot;;IF([.$A17]=&quot;Donnerstag&quot;;[$Daten.$I$18];IF([.$A17]=&quot;Freitag&quot;;[$Daten.$K$18];IF([.$A17]=&quot;Montag&quot;;[$Daten.$C$18];IF([.$A17]=&quot;Dienstag&quot;;[$Daten.$E$18];IF([.$A17]=&quot;Mittwoch&quot;;[$Daten.$G$18];IF([.$A17]=&quot;Samstag&quot;;[$Daten.$M$18];&quot;0&quot;)))))))" office:value-type="time" office:time-value="PT00H00M00S" calcext:value-type="time">
            <text:p>00:00</text:p>
          </table:table-cell>
          <table:table-cell table:style-name="ce484"/>
          <table:table-cell table:style-name="ce491"/>
          <table:table-cell table:style-name="ce503" table:formula="of:=[.D17]-[.C17]+[.F17]-[.E17]+[.H17]-[.G17]" office:value-type="time" office:time-value="PT04H30M00S" calcext:value-type="time">
            <text:p>4:30</text:p>
          </table:table-cell>
          <table:table-cell table:style-name="ce509" table:formula="of:=[.I17]" office:value-type="time" office:time-value="PT04H30M00S" calcext:value-type="time">
            <text:p>270</text:p>
          </table:table-cell>
          <table:table-cell table:number-columns-repeated="1014"/>
        </table:table-row>
        <table:table-row table:style-name="ro2">
          <table:table-cell table:style-name="ce443" office:value-type="string" calcext:value-type="string">
            <text:p>Dienstag</text:p>
          </table:table-cell>
          <table:table-cell table:style-name="ce448" office:value-type="float" office:value="5" calcext:value-type="float">
            <text:p>5</text:p>
          </table:table-cell>
          <table:table-cell table:style-name="ce458" table:formula="of:=IF([.$K18]=&quot;Feiertag&quot;;&quot;0&quot;;IF([.$A18]=&quot;Donnerstag&quot;;[$Daten.$H$17];IF([.$A18]=&quot;Freitag&quot;;[$Daten.$J$17];IF([.$A18]=&quot;Montag&quot;;[$Daten.$B$17];IF([.$A18]=&quot;Dienstag&quot;;[$Daten.$D$17];IF([.$A18]=&quot;Mittwoch&quot;;[$Daten.$F$17];IF([.$A18]=&quot;Samstag&quot;;[$Daten.$L$17];&quot;0&quot;)))))))" office:value-type="time" office:time-value="PT15H00M00S" calcext:value-type="time">
            <text:p>15:00</text:p>
          </table:table-cell>
          <table:table-cell table:style-name="ce469" table:formula="of:=IF([.$K18]=&quot;Feiertag&quot;;&quot;0&quot;;IF([.$A18]=&quot;Donnerstag&quot;;[$Daten.$I$17];IF([.$A18]=&quot;Freitag&quot;;[$Daten.$K$17];IF([.$A18]=&quot;Montag&quot;;[$Daten.$C$17];IF([.$A18]=&quot;Dienstag&quot;;[$Daten.$E$17];IF([.$A18]=&quot;Mittwoch&quot;;[$Daten.$G$17];IF([.$A18]=&quot;Samstag&quot;;[$Daten.$M$17];&quot;0&quot;)))))))" office:value-type="time" office:time-value="PT20H00M00S" calcext:value-type="time">
            <text:p>20:00</text:p>
          </table:table-cell>
          <table:table-cell table:style-name="ce458" table:formula="of:=IF([.$K18]=&quot;Feiertag&quot;;&quot;0&quot;;IF([.$A18]=&quot;Donnerstag&quot;;[$Daten.$H$18];IF([.$A18]=&quot;Freitag&quot;;[$Daten.$J$18];IF([.$A18]=&quot;Montag&quot;;[$Daten.$B$18];IF([.$A18]=&quot;Dienstag&quot;;[$Daten.$D$18];IF([.$A18]=&quot;Mittwoch&quot;;[$Daten.$F$18];IF([.$A18]=&quot;Samstag&quot;;[$Daten.$L$18];&quot;0&quot;)))))))" office:value-type="time" office:time-value="PT00H00M00S" calcext:value-type="time">
            <text:p>00:00</text:p>
          </table:table-cell>
          <table:table-cell table:style-name="ce469" table:formula="of:=IF([.$K18]=&quot;Feiertag&quot;;&quot;0&quot;;IF([.$A18]=&quot;Donnerstag&quot;;[$Daten.$I$18];IF([.$A18]=&quot;Freitag&quot;;[$Daten.$K$18];IF([.$A18]=&quot;Montag&quot;;[$Daten.$C$18];IF([.$A18]=&quot;Dienstag&quot;;[$Daten.$E$18];IF([.$A18]=&quot;Mittwoch&quot;;[$Daten.$G$18];IF([.$A18]=&quot;Samstag&quot;;[$Daten.$M$18];&quot;0&quot;)))))))" office:value-type="time" office:time-value="PT00H00M00S" calcext:value-type="time">
            <text:p>00:00</text:p>
          </table:table-cell>
          <table:table-cell table:style-name="ce484"/>
          <table:table-cell table:style-name="ce491"/>
          <table:table-cell table:style-name="ce503" table:formula="of:=[.D18]-[.C18]+[.F18]-[.E18]+[.H18]-[.G18]" office:value-type="time" office:time-value="PT05H00M00S" calcext:value-type="time">
            <text:p>5:00</text:p>
          </table:table-cell>
          <table:table-cell table:style-name="ce509" table:formula="of:=[.I18]" office:value-type="time" office:time-value="PT05H00M00S" calcext:value-type="time">
            <text:p>300</text:p>
          </table:table-cell>
          <table:table-cell table:number-columns-repeated="1014"/>
        </table:table-row>
        <table:table-row table:style-name="ro2">
          <table:table-cell table:style-name="ce443" office:value-type="string" calcext:value-type="string">
            <text:p>Mittwoch</text:p>
          </table:table-cell>
          <table:table-cell table:style-name="ce448" office:value-type="float" office:value="6" calcext:value-type="float">
            <text:p>6</text:p>
          </table:table-cell>
          <table:table-cell table:style-name="ce458" table:formula="of:=IF([.$K19]=&quot;Feiertag&quot;;&quot;0&quot;;IF([.$A19]=&quot;Donnerstag&quot;;[$Daten.$H$17];IF([.$A19]=&quot;Freitag&quot;;[$Daten.$J$17];IF([.$A19]=&quot;Montag&quot;;[$Daten.$B$17];IF([.$A19]=&quot;Dienstag&quot;;[$Daten.$D$17];IF([.$A19]=&quot;Mittwoch&quot;;[$Daten.$F$17];IF([.$A19]=&quot;Samstag&quot;;[$Daten.$L$17];&quot;0&quot;)))))))" office:value-type="time" office:time-value="PT00H00M00S" calcext:value-type="time">
            <text:p>00:00</text:p>
          </table:table-cell>
          <table:table-cell table:style-name="ce469" table:formula="of:=IF([.$K19]=&quot;Feiertag&quot;;&quot;0&quot;;IF([.$A19]=&quot;Donnerstag&quot;;[$Daten.$I$17];IF([.$A19]=&quot;Freitag&quot;;[$Daten.$K$17];IF([.$A19]=&quot;Montag&quot;;[$Daten.$C$17];IF([.$A19]=&quot;Dienstag&quot;;[$Daten.$E$17];IF([.$A19]=&quot;Mittwoch&quot;;[$Daten.$G$17];IF([.$A19]=&quot;Samstag&quot;;[$Daten.$M$17];&quot;0&quot;)))))))" office:value-type="time" office:time-value="PT00H00M00S" calcext:value-type="time">
            <text:p>00:00</text:p>
          </table:table-cell>
          <table:table-cell table:style-name="ce458" table:formula="of:=IF([.$K19]=&quot;Feiertag&quot;;&quot;0&quot;;IF([.$A19]=&quot;Donnerstag&quot;;[$Daten.$H$18];IF([.$A19]=&quot;Freitag&quot;;[$Daten.$J$18];IF([.$A19]=&quot;Montag&quot;;[$Daten.$B$18];IF([.$A19]=&quot;Dienstag&quot;;[$Daten.$D$18];IF([.$A19]=&quot;Mittwoch&quot;;[$Daten.$F$18];IF([.$A19]=&quot;Samstag&quot;;[$Daten.$L$18];&quot;0&quot;)))))))" office:value-type="time" office:time-value="PT00H00M00S" calcext:value-type="time">
            <text:p>00:00</text:p>
          </table:table-cell>
          <table:table-cell table:style-name="ce469" table:formula="of:=IF([.$K19]=&quot;Feiertag&quot;;&quot;0&quot;;IF([.$A19]=&quot;Donnerstag&quot;;[$Daten.$I$18];IF([.$A19]=&quot;Freitag&quot;;[$Daten.$K$18];IF([.$A19]=&quot;Montag&quot;;[$Daten.$C$18];IF([.$A19]=&quot;Dienstag&quot;;[$Daten.$E$18];IF([.$A19]=&quot;Mittwoch&quot;;[$Daten.$G$18];IF([.$A19]=&quot;Samstag&quot;;[$Daten.$M$18];&quot;0&quot;)))))))" office:value-type="time" office:time-value="PT00H00M00S" calcext:value-type="time">
            <text:p>00:00</text:p>
          </table:table-cell>
          <table:table-cell table:style-name="ce484"/>
          <table:table-cell table:style-name="ce491"/>
          <table:table-cell table:style-name="ce503" table:formula="of:=[.D19]-[.C19]+[.F19]-[.E19]+[.H19]-[.G19]" office:value-type="time" office:time-value="PT00H00M00S" calcext:value-type="time">
            <text:p>0:00</text:p>
          </table:table-cell>
          <table:table-cell table:style-name="ce509" table:formula="of:=[.I19]" office:value-type="time" office:time-value="PT00H00M00S" calcext:value-type="time">
            <text:p>00</text:p>
          </table:table-cell>
          <table:table-cell table:number-columns-repeated="1014"/>
        </table:table-row>
        <table:table-row table:style-name="ro2">
          <table:table-cell table:style-name="ce443" office:value-type="string" calcext:value-type="string">
            <text:p>Donnerstag</text:p>
          </table:table-cell>
          <table:table-cell table:style-name="ce448" office:value-type="float" office:value="7" calcext:value-type="float">
            <text:p>7</text:p>
          </table:table-cell>
          <table:table-cell table:style-name="ce458" table:formula="of:=IF([.$K20]=&quot;Feiertag&quot;;&quot;0&quot;;IF([.$A20]=&quot;Donnerstag&quot;;[$Daten.$H$17];IF([.$A20]=&quot;Freitag&quot;;[$Daten.$J$17];IF([.$A20]=&quot;Montag&quot;;[$Daten.$B$17];IF([.$A20]=&quot;Dienstag&quot;;[$Daten.$D$17];IF([.$A20]=&quot;Mittwoch&quot;;[$Daten.$F$17];IF([.$A20]=&quot;Samstag&quot;;[$Daten.$L$17];&quot;0&quot;)))))))" office:value-type="time" office:time-value="PT00H00M00S" calcext:value-type="time">
            <text:p>00:00</text:p>
          </table:table-cell>
          <table:table-cell table:style-name="ce469" table:formula="of:=IF([.$K20]=&quot;Feiertag&quot;;&quot;0&quot;;IF([.$A20]=&quot;Donnerstag&quot;;[$Daten.$I$17];IF([.$A20]=&quot;Freitag&quot;;[$Daten.$K$17];IF([.$A20]=&quot;Montag&quot;;[$Daten.$C$17];IF([.$A20]=&quot;Dienstag&quot;;[$Daten.$E$17];IF([.$A20]=&quot;Mittwoch&quot;;[$Daten.$G$17];IF([.$A20]=&quot;Samstag&quot;;[$Daten.$M$17];&quot;0&quot;)))))))" office:value-type="time" office:time-value="PT00H00M00S" calcext:value-type="time">
            <text:p>00:00</text:p>
          </table:table-cell>
          <table:table-cell table:style-name="ce458" table:formula="of:=IF([.$K20]=&quot;Feiertag&quot;;&quot;0&quot;;IF([.$A20]=&quot;Donnerstag&quot;;[$Daten.$H$18];IF([.$A20]=&quot;Freitag&quot;;[$Daten.$J$18];IF([.$A20]=&quot;Montag&quot;;[$Daten.$B$18];IF([.$A20]=&quot;Dienstag&quot;;[$Daten.$D$18];IF([.$A20]=&quot;Mittwoch&quot;;[$Daten.$F$18];IF([.$A20]=&quot;Samstag&quot;;[$Daten.$L$18];&quot;0&quot;)))))))" office:value-type="time" office:time-value="PT00H00M00S" calcext:value-type="time">
            <text:p>00:00</text:p>
          </table:table-cell>
          <table:table-cell table:style-name="ce469" table:formula="of:=IF([.$K20]=&quot;Feiertag&quot;;&quot;0&quot;;IF([.$A20]=&quot;Donnerstag&quot;;[$Daten.$I$18];IF([.$A20]=&quot;Freitag&quot;;[$Daten.$K$18];IF([.$A20]=&quot;Montag&quot;;[$Daten.$C$18];IF([.$A20]=&quot;Dienstag&quot;;[$Daten.$E$18];IF([.$A20]=&quot;Mittwoch&quot;;[$Daten.$G$18];IF([.$A20]=&quot;Samstag&quot;;[$Daten.$M$18];&quot;0&quot;)))))))" office:value-type="time" office:time-value="PT00H00M00S" calcext:value-type="time">
            <text:p>00:00</text:p>
          </table:table-cell>
          <table:table-cell table:style-name="ce484"/>
          <table:table-cell table:style-name="ce491"/>
          <table:table-cell table:style-name="ce503" table:formula="of:=[.D20]-[.C20]+[.F20]-[.E20]+[.H20]-[.G20]" office:value-type="time" office:time-value="PT00H00M00S" calcext:value-type="time">
            <text:p>0:00</text:p>
          </table:table-cell>
          <table:table-cell table:style-name="ce509" table:formula="of:=[.I20]" office:value-type="time" office:time-value="PT00H00M00S" calcext:value-type="time">
            <text:p>00</text:p>
          </table:table-cell>
          <table:table-cell table:number-columns-repeated="1014"/>
        </table:table-row>
        <table:table-row table:style-name="ro2">
          <table:table-cell table:style-name="ce443" office:value-type="string" calcext:value-type="string">
            <text:p>Freitag</text:p>
          </table:table-cell>
          <table:table-cell table:style-name="ce448" office:value-type="float" office:value="8" calcext:value-type="float">
            <text:p>8</text:p>
          </table:table-cell>
          <table:table-cell table:style-name="ce458" table:formula="of:=IF([.$K21]=&quot;Feiertag&quot;;&quot;0&quot;;IF([.$A21]=&quot;Donnerstag&quot;;[$Daten.$H$17];IF([.$A21]=&quot;Freitag&quot;;[$Daten.$J$17];IF([.$A21]=&quot;Montag&quot;;[$Daten.$B$17];IF([.$A21]=&quot;Dienstag&quot;;[$Daten.$D$17];IF([.$A21]=&quot;Mittwoch&quot;;[$Daten.$F$17];IF([.$A21]=&quot;Samstag&quot;;[$Daten.$L$17];&quot;0&quot;)))))))" office:value-type="time" office:time-value="PT00H00M00S" calcext:value-type="time">
            <text:p>00:00</text:p>
          </table:table-cell>
          <table:table-cell table:style-name="ce469" table:formula="of:=IF([.$K21]=&quot;Feiertag&quot;;&quot;0&quot;;IF([.$A21]=&quot;Donnerstag&quot;;[$Daten.$I$17];IF([.$A21]=&quot;Freitag&quot;;[$Daten.$K$17];IF([.$A21]=&quot;Montag&quot;;[$Daten.$C$17];IF([.$A21]=&quot;Dienstag&quot;;[$Daten.$E$17];IF([.$A21]=&quot;Mittwoch&quot;;[$Daten.$G$17];IF([.$A21]=&quot;Samstag&quot;;[$Daten.$M$17];&quot;0&quot;)))))))" office:value-type="time" office:time-value="PT00H00M00S" calcext:value-type="time">
            <text:p>00:00</text:p>
          </table:table-cell>
          <table:table-cell table:style-name="ce458" table:formula="of:=IF([.$K21]=&quot;Feiertag&quot;;&quot;0&quot;;IF([.$A21]=&quot;Donnerstag&quot;;[$Daten.$H$18];IF([.$A21]=&quot;Freitag&quot;;[$Daten.$J$18];IF([.$A21]=&quot;Montag&quot;;[$Daten.$B$18];IF([.$A21]=&quot;Dienstag&quot;;[$Daten.$D$18];IF([.$A21]=&quot;Mittwoch&quot;;[$Daten.$F$18];IF([.$A21]=&quot;Samstag&quot;;[$Daten.$L$18];&quot;0&quot;)))))))" office:value-type="time" office:time-value="PT00H00M00S" calcext:value-type="time">
            <text:p>00:00</text:p>
          </table:table-cell>
          <table:table-cell table:style-name="ce469" table:formula="of:=IF([.$K21]=&quot;Feiertag&quot;;&quot;0&quot;;IF([.$A21]=&quot;Donnerstag&quot;;[$Daten.$I$18];IF([.$A21]=&quot;Freitag&quot;;[$Daten.$K$18];IF([.$A21]=&quot;Montag&quot;;[$Daten.$C$18];IF([.$A21]=&quot;Dienstag&quot;;[$Daten.$E$18];IF([.$A21]=&quot;Mittwoch&quot;;[$Daten.$G$18];IF([.$A21]=&quot;Samstag&quot;;[$Daten.$M$18];&quot;0&quot;)))))))" office:value-type="time" office:time-value="PT00H00M00S" calcext:value-type="time">
            <text:p>00:00</text:p>
          </table:table-cell>
          <table:table-cell table:style-name="ce484"/>
          <table:table-cell table:style-name="ce491"/>
          <table:table-cell table:style-name="ce503" table:formula="of:=[.D21]-[.C21]+[.F21]-[.E21]+[.H21]-[.G21]" office:value-type="time" office:time-value="PT00H00M00S" calcext:value-type="time">
            <text:p>0:00</text:p>
          </table:table-cell>
          <table:table-cell table:style-name="ce509" table:formula="of:=[.I21]" office:value-type="time" office:time-value="PT00H00M00S" calcext:value-type="time">
            <text:p>00</text:p>
          </table:table-cell>
          <table:table-cell table:number-columns-repeated="1014"/>
        </table:table-row>
        <table:table-row table:style-name="ro2">
          <table:table-cell table:style-name="ce443" office:value-type="string" calcext:value-type="string">
            <text:p>Samstag</text:p>
          </table:table-cell>
          <table:table-cell table:style-name="ce448" office:value-type="float" office:value="9" calcext:value-type="float">
            <text:p>9</text:p>
          </table:table-cell>
          <table:table-cell table:style-name="ce458" table:formula="of:=IF([.$K22]=&quot;Feiertag&quot;;&quot;0&quot;;IF([.$A22]=&quot;Donnerstag&quot;;[$Daten.$H$17];IF([.$A22]=&quot;Freitag&quot;;[$Daten.$J$17];IF([.$A22]=&quot;Montag&quot;;[$Daten.$B$17];IF([.$A22]=&quot;Dienstag&quot;;[$Daten.$D$17];IF([.$A22]=&quot;Mittwoch&quot;;[$Daten.$F$17];IF([.$A22]=&quot;Samstag&quot;;[$Daten.$L$17];&quot;0&quot;)))))))" office:value-type="time" office:time-value="PT00H00M00S" calcext:value-type="time">
            <text:p>00:00</text:p>
          </table:table-cell>
          <table:table-cell table:style-name="ce469" table:formula="of:=IF([.$K22]=&quot;Feiertag&quot;;&quot;0&quot;;IF([.$A22]=&quot;Donnerstag&quot;;[$Daten.$I$17];IF([.$A22]=&quot;Freitag&quot;;[$Daten.$K$17];IF([.$A22]=&quot;Montag&quot;;[$Daten.$C$17];IF([.$A22]=&quot;Dienstag&quot;;[$Daten.$E$17];IF([.$A22]=&quot;Mittwoch&quot;;[$Daten.$G$17];IF([.$A22]=&quot;Samstag&quot;;[$Daten.$M$17];&quot;0&quot;)))))))" office:value-type="time" office:time-value="PT00H00M00S" calcext:value-type="time">
            <text:p>00:00</text:p>
          </table:table-cell>
          <table:table-cell table:style-name="ce458" table:formula="of:=IF([.$K22]=&quot;Feiertag&quot;;&quot;0&quot;;IF([.$A22]=&quot;Donnerstag&quot;;[$Daten.$H$18];IF([.$A22]=&quot;Freitag&quot;;[$Daten.$J$18];IF([.$A22]=&quot;Montag&quot;;[$Daten.$B$18];IF([.$A22]=&quot;Dienstag&quot;;[$Daten.$D$18];IF([.$A22]=&quot;Mittwoch&quot;;[$Daten.$F$18];IF([.$A22]=&quot;Samstag&quot;;[$Daten.$L$18];&quot;0&quot;)))))))" office:value-type="time" office:time-value="PT00H00M00S" calcext:value-type="time">
            <text:p>00:00</text:p>
          </table:table-cell>
          <table:table-cell table:style-name="ce469" table:formula="of:=IF([.$K22]=&quot;Feiertag&quot;;&quot;0&quot;;IF([.$A22]=&quot;Donnerstag&quot;;[$Daten.$I$18];IF([.$A22]=&quot;Freitag&quot;;[$Daten.$K$18];IF([.$A22]=&quot;Montag&quot;;[$Daten.$C$18];IF([.$A22]=&quot;Dienstag&quot;;[$Daten.$E$18];IF([.$A22]=&quot;Mittwoch&quot;;[$Daten.$G$18];IF([.$A22]=&quot;Samstag&quot;;[$Daten.$M$18];&quot;0&quot;)))))))" office:value-type="time" office:time-value="PT00H00M00S" calcext:value-type="time">
            <text:p>00:00</text:p>
          </table:table-cell>
          <table:table-cell table:style-name="ce484"/>
          <table:table-cell table:style-name="ce491"/>
          <table:table-cell table:style-name="ce503" table:formula="of:=[.D22]-[.C22]+[.F22]-[.E22]+[.H22]-[.G22]" office:value-type="time" office:time-value="PT00H00M00S" calcext:value-type="time">
            <text:p>0:00</text:p>
          </table:table-cell>
          <table:table-cell table:style-name="ce509" table:formula="of:=[.I22]" office:value-type="time" office:time-value="PT00H00M00S" calcext:value-type="time">
            <text:p>00</text:p>
          </table:table-cell>
          <table:table-cell table:number-columns-repeated="1014"/>
        </table:table-row>
        <table:table-row table:style-name="ro2">
          <table:table-cell table:style-name="ce443" office:value-type="string" calcext:value-type="string">
            <text:p>Sonntag</text:p>
          </table:table-cell>
          <table:table-cell table:style-name="ce448" office:value-type="float" office:value="10" calcext:value-type="float">
            <text:p>10</text:p>
          </table:table-cell>
          <table:table-cell table:style-name="ce458" table:formula="of:=IF([.$K23]=&quot;Feiertag&quot;;&quot;0&quot;;IF([.$A23]=&quot;Donnerstag&quot;;[$Daten.$H$17];IF([.$A23]=&quot;Freitag&quot;;[$Daten.$J$17];IF([.$A23]=&quot;Montag&quot;;[$Daten.$B$17];IF([.$A23]=&quot;Dienstag&quot;;[$Daten.$D$17];IF([.$A23]=&quot;Mittwoch&quot;;[$Daten.$F$17];IF([.$A23]=&quot;Samstag&quot;;[$Daten.$L$17];&quot;0&quot;)))))))" office:value-type="string" office:string-value="0" calcext:value-type="string">
            <text:p>0</text:p>
          </table:table-cell>
          <table:table-cell table:style-name="ce469" table:formula="of:=IF([.$K23]=&quot;Feiertag&quot;;&quot;0&quot;;IF([.$A23]=&quot;Donnerstag&quot;;[$Daten.$I$17];IF([.$A23]=&quot;Freitag&quot;;[$Daten.$K$17];IF([.$A23]=&quot;Montag&quot;;[$Daten.$C$17];IF([.$A23]=&quot;Dienstag&quot;;[$Daten.$E$17];IF([.$A23]=&quot;Mittwoch&quot;;[$Daten.$G$17];IF([.$A23]=&quot;Samstag&quot;;[$Daten.$M$17];&quot;0&quot;)))))))" office:value-type="string" office:string-value="0" calcext:value-type="string">
            <text:p>0</text:p>
          </table:table-cell>
          <table:table-cell table:style-name="ce458" table:formula="of:=IF([.$K23]=&quot;Feiertag&quot;;&quot;0&quot;;IF([.$A23]=&quot;Donnerstag&quot;;[$Daten.$H$18];IF([.$A23]=&quot;Freitag&quot;;[$Daten.$J$18];IF([.$A23]=&quot;Montag&quot;;[$Daten.$B$18];IF([.$A23]=&quot;Dienstag&quot;;[$Daten.$D$18];IF([.$A23]=&quot;Mittwoch&quot;;[$Daten.$F$18];IF([.$A23]=&quot;Samstag&quot;;[$Daten.$L$18];&quot;0&quot;)))))))" office:value-type="string" office:string-value="0" calcext:value-type="string">
            <text:p>0</text:p>
          </table:table-cell>
          <table:table-cell table:style-name="ce469" table:formula="of:=IF([.$K23]=&quot;Feiertag&quot;;&quot;0&quot;;IF([.$A23]=&quot;Donnerstag&quot;;[$Daten.$I$18];IF([.$A23]=&quot;Freitag&quot;;[$Daten.$K$18];IF([.$A23]=&quot;Montag&quot;;[$Daten.$C$18];IF([.$A23]=&quot;Dienstag&quot;;[$Daten.$E$18];IF([.$A23]=&quot;Mittwoch&quot;;[$Daten.$G$18];IF([.$A23]=&quot;Samstag&quot;;[$Daten.$M$18];&quot;0&quot;)))))))" office:value-type="string" office:string-value="0" calcext:value-type="string">
            <text:p>0</text:p>
          </table:table-cell>
          <table:table-cell table:style-name="ce484"/>
          <table:table-cell table:style-name="ce491"/>
          <table:table-cell table:style-name="ce503" table:formula="of:=[.D23]-[.C23]+[.F23]-[.E23]+[.H23]-[.G23]" office:value-type="time" office:time-value="PT00H00M00S" calcext:value-type="time">
            <text:p>0:00</text:p>
          </table:table-cell>
          <table:table-cell table:style-name="ce509" table:formula="of:=[.I23]" office:value-type="time" office:time-value="PT00H00M00S" calcext:value-type="time">
            <text:p>00</text:p>
          </table:table-cell>
          <table:table-cell table:number-columns-repeated="1014"/>
        </table:table-row>
        <table:table-row table:style-name="ro2">
          <table:table-cell table:style-name="ce443" office:value-type="string" calcext:value-type="string">
            <text:p>Montag</text:p>
          </table:table-cell>
          <table:table-cell table:style-name="ce448" office:value-type="float" office:value="11" calcext:value-type="float">
            <text:p>11</text:p>
          </table:table-cell>
          <table:table-cell table:style-name="ce458" table:formula="of:=IF([.$K24]=&quot;Feiertag&quot;;&quot;0&quot;;IF([.$A24]=&quot;Donnerstag&quot;;[$Daten.$H$17];IF([.$A24]=&quot;Freitag&quot;;[$Daten.$J$17];IF([.$A24]=&quot;Montag&quot;;[$Daten.$B$17];IF([.$A24]=&quot;Dienstag&quot;;[$Daten.$D$17];IF([.$A24]=&quot;Mittwoch&quot;;[$Daten.$F$17];IF([.$A24]=&quot;Samstag&quot;;[$Daten.$L$17];&quot;0&quot;)))))))" office:value-type="time" office:time-value="PT14H00M00S" calcext:value-type="time">
            <text:p>14:00</text:p>
          </table:table-cell>
          <table:table-cell table:style-name="ce469" table:formula="of:=IF([.$K24]=&quot;Feiertag&quot;;&quot;0&quot;;IF([.$A24]=&quot;Donnerstag&quot;;[$Daten.$I$17];IF([.$A24]=&quot;Freitag&quot;;[$Daten.$K$17];IF([.$A24]=&quot;Montag&quot;;[$Daten.$C$17];IF([.$A24]=&quot;Dienstag&quot;;[$Daten.$E$17];IF([.$A24]=&quot;Mittwoch&quot;;[$Daten.$G$17];IF([.$A24]=&quot;Samstag&quot;;[$Daten.$M$17];&quot;0&quot;)))))))" office:value-type="time" office:time-value="PT18H30M00S" calcext:value-type="time">
            <text:p>18:30</text:p>
          </table:table-cell>
          <table:table-cell table:style-name="ce458" table:formula="of:=IF([.$K24]=&quot;Feiertag&quot;;&quot;0&quot;;IF([.$A24]=&quot;Donnerstag&quot;;[$Daten.$H$18];IF([.$A24]=&quot;Freitag&quot;;[$Daten.$J$18];IF([.$A24]=&quot;Montag&quot;;[$Daten.$B$18];IF([.$A24]=&quot;Dienstag&quot;;[$Daten.$D$18];IF([.$A24]=&quot;Mittwoch&quot;;[$Daten.$F$18];IF([.$A24]=&quot;Samstag&quot;;[$Daten.$L$18];&quot;0&quot;)))))))" office:value-type="time" office:time-value="PT00H00M00S" calcext:value-type="time">
            <text:p>00:00</text:p>
          </table:table-cell>
          <table:table-cell table:style-name="ce469" table:formula="of:=IF([.$K24]=&quot;Feiertag&quot;;&quot;0&quot;;IF([.$A24]=&quot;Donnerstag&quot;;[$Daten.$I$18];IF([.$A24]=&quot;Freitag&quot;;[$Daten.$K$18];IF([.$A24]=&quot;Montag&quot;;[$Daten.$C$18];IF([.$A24]=&quot;Dienstag&quot;;[$Daten.$E$18];IF([.$A24]=&quot;Mittwoch&quot;;[$Daten.$G$18];IF([.$A24]=&quot;Samstag&quot;;[$Daten.$M$18];&quot;0&quot;)))))))" office:value-type="time" office:time-value="PT00H00M00S" calcext:value-type="time">
            <text:p>00:00</text:p>
          </table:table-cell>
          <table:table-cell table:style-name="ce484"/>
          <table:table-cell table:style-name="ce491"/>
          <table:table-cell table:style-name="ce503" table:formula="of:=[.D24]-[.C24]+[.F24]-[.E24]+[.H24]-[.G24]" office:value-type="time" office:time-value="PT04H30M00S" calcext:value-type="time">
            <text:p>4:30</text:p>
          </table:table-cell>
          <table:table-cell table:style-name="ce509" table:formula="of:=[.I24]" office:value-type="time" office:time-value="PT04H30M00S" calcext:value-type="time">
            <text:p>270</text:p>
          </table:table-cell>
          <table:table-cell table:number-columns-repeated="1014"/>
        </table:table-row>
        <table:table-row table:style-name="ro2">
          <table:table-cell table:style-name="ce443" office:value-type="string" calcext:value-type="string">
            <text:p>Dienstag</text:p>
          </table:table-cell>
          <table:table-cell table:style-name="ce448" office:value-type="float" office:value="12" calcext:value-type="float">
            <text:p>12</text:p>
          </table:table-cell>
          <table:table-cell table:style-name="ce458" table:formula="of:=IF([.$K25]=&quot;Feiertag&quot;;&quot;0&quot;;IF([.$A25]=&quot;Donnerstag&quot;;[$Daten.$H$17];IF([.$A25]=&quot;Freitag&quot;;[$Daten.$J$17];IF([.$A25]=&quot;Montag&quot;;[$Daten.$B$17];IF([.$A25]=&quot;Dienstag&quot;;[$Daten.$D$17];IF([.$A25]=&quot;Mittwoch&quot;;[$Daten.$F$17];IF([.$A25]=&quot;Samstag&quot;;[$Daten.$L$17];&quot;0&quot;)))))))" office:value-type="time" office:time-value="PT15H00M00S" calcext:value-type="time">
            <text:p>15:00</text:p>
          </table:table-cell>
          <table:table-cell table:style-name="ce469" table:formula="of:=IF([.$K25]=&quot;Feiertag&quot;;&quot;0&quot;;IF([.$A25]=&quot;Donnerstag&quot;;[$Daten.$I$17];IF([.$A25]=&quot;Freitag&quot;;[$Daten.$K$17];IF([.$A25]=&quot;Montag&quot;;[$Daten.$C$17];IF([.$A25]=&quot;Dienstag&quot;;[$Daten.$E$17];IF([.$A25]=&quot;Mittwoch&quot;;[$Daten.$G$17];IF([.$A25]=&quot;Samstag&quot;;[$Daten.$M$17];&quot;0&quot;)))))))" office:value-type="time" office:time-value="PT20H00M00S" calcext:value-type="time">
            <text:p>20:00</text:p>
          </table:table-cell>
          <table:table-cell table:style-name="ce458" table:formula="of:=IF([.$K25]=&quot;Feiertag&quot;;&quot;0&quot;;IF([.$A25]=&quot;Donnerstag&quot;;[$Daten.$H$18];IF([.$A25]=&quot;Freitag&quot;;[$Daten.$J$18];IF([.$A25]=&quot;Montag&quot;;[$Daten.$B$18];IF([.$A25]=&quot;Dienstag&quot;;[$Daten.$D$18];IF([.$A25]=&quot;Mittwoch&quot;;[$Daten.$F$18];IF([.$A25]=&quot;Samstag&quot;;[$Daten.$L$18];&quot;0&quot;)))))))" office:value-type="time" office:time-value="PT00H00M00S" calcext:value-type="time">
            <text:p>00:00</text:p>
          </table:table-cell>
          <table:table-cell table:style-name="ce469" table:formula="of:=IF([.$K25]=&quot;Feiertag&quot;;&quot;0&quot;;IF([.$A25]=&quot;Donnerstag&quot;;[$Daten.$I$18];IF([.$A25]=&quot;Freitag&quot;;[$Daten.$K$18];IF([.$A25]=&quot;Montag&quot;;[$Daten.$C$18];IF([.$A25]=&quot;Dienstag&quot;;[$Daten.$E$18];IF([.$A25]=&quot;Mittwoch&quot;;[$Daten.$G$18];IF([.$A25]=&quot;Samstag&quot;;[$Daten.$M$18];&quot;0&quot;)))))))" office:value-type="time" office:time-value="PT00H00M00S" calcext:value-type="time">
            <text:p>00:00</text:p>
          </table:table-cell>
          <table:table-cell table:style-name="ce484"/>
          <table:table-cell table:style-name="ce491"/>
          <table:table-cell table:style-name="ce503" table:formula="of:=[.D25]-[.C25]+[.F25]-[.E25]+[.H25]-[.G25]" office:value-type="time" office:time-value="PT05H00M00S" calcext:value-type="time">
            <text:p>5:00</text:p>
          </table:table-cell>
          <table:table-cell table:style-name="ce509" table:formula="of:=[.I25]" office:value-type="time" office:time-value="PT05H00M00S" calcext:value-type="time">
            <text:p>300</text:p>
          </table:table-cell>
          <table:table-cell table:number-columns-repeated="1014"/>
        </table:table-row>
        <table:table-row table:style-name="ro2">
          <table:table-cell table:style-name="ce443" office:value-type="string" calcext:value-type="string">
            <text:p>Mittwoch</text:p>
          </table:table-cell>
          <table:table-cell table:style-name="ce448" office:value-type="float" office:value="13" calcext:value-type="float">
            <text:p>13</text:p>
          </table:table-cell>
          <table:table-cell table:style-name="ce458" table:formula="of:=IF([.$K26]=&quot;Feiertag&quot;;&quot;0&quot;;IF([.$A26]=&quot;Donnerstag&quot;;[$Daten.$H$17];IF([.$A26]=&quot;Freitag&quot;;[$Daten.$J$17];IF([.$A26]=&quot;Montag&quot;;[$Daten.$B$17];IF([.$A26]=&quot;Dienstag&quot;;[$Daten.$D$17];IF([.$A26]=&quot;Mittwoch&quot;;[$Daten.$F$17];IF([.$A26]=&quot;Samstag&quot;;[$Daten.$L$17];&quot;0&quot;)))))))" office:value-type="time" office:time-value="PT00H00M00S" calcext:value-type="time">
            <text:p>00:00</text:p>
          </table:table-cell>
          <table:table-cell table:style-name="ce469" table:formula="of:=IF([.$K26]=&quot;Feiertag&quot;;&quot;0&quot;;IF([.$A26]=&quot;Donnerstag&quot;;[$Daten.$I$17];IF([.$A26]=&quot;Freitag&quot;;[$Daten.$K$17];IF([.$A26]=&quot;Montag&quot;;[$Daten.$C$17];IF([.$A26]=&quot;Dienstag&quot;;[$Daten.$E$17];IF([.$A26]=&quot;Mittwoch&quot;;[$Daten.$G$17];IF([.$A26]=&quot;Samstag&quot;;[$Daten.$M$17];&quot;0&quot;)))))))" office:value-type="time" office:time-value="PT00H00M00S" calcext:value-type="time">
            <text:p>00:00</text:p>
          </table:table-cell>
          <table:table-cell table:style-name="ce458" table:formula="of:=IF([.$K26]=&quot;Feiertag&quot;;&quot;0&quot;;IF([.$A26]=&quot;Donnerstag&quot;;[$Daten.$H$18];IF([.$A26]=&quot;Freitag&quot;;[$Daten.$J$18];IF([.$A26]=&quot;Montag&quot;;[$Daten.$B$18];IF([.$A26]=&quot;Dienstag&quot;;[$Daten.$D$18];IF([.$A26]=&quot;Mittwoch&quot;;[$Daten.$F$18];IF([.$A26]=&quot;Samstag&quot;;[$Daten.$L$18];&quot;0&quot;)))))))" office:value-type="time" office:time-value="PT00H00M00S" calcext:value-type="time">
            <text:p>00:00</text:p>
          </table:table-cell>
          <table:table-cell table:style-name="ce469" table:formula="of:=IF([.$K26]=&quot;Feiertag&quot;;&quot;0&quot;;IF([.$A26]=&quot;Donnerstag&quot;;[$Daten.$I$18];IF([.$A26]=&quot;Freitag&quot;;[$Daten.$K$18];IF([.$A26]=&quot;Montag&quot;;[$Daten.$C$18];IF([.$A26]=&quot;Dienstag&quot;;[$Daten.$E$18];IF([.$A26]=&quot;Mittwoch&quot;;[$Daten.$G$18];IF([.$A26]=&quot;Samstag&quot;;[$Daten.$M$18];&quot;0&quot;)))))))" office:value-type="time" office:time-value="PT00H00M00S" calcext:value-type="time">
            <text:p>00:00</text:p>
          </table:table-cell>
          <table:table-cell table:style-name="ce484"/>
          <table:table-cell table:style-name="ce491"/>
          <table:table-cell table:style-name="ce503" table:formula="of:=[.D26]-[.C26]+[.F26]-[.E26]+[.H26]-[.G26]" office:value-type="time" office:time-value="PT00H00M00S" calcext:value-type="time">
            <text:p>0:00</text:p>
          </table:table-cell>
          <table:table-cell table:style-name="ce509" table:formula="of:=[.I26]" office:value-type="time" office:time-value="PT00H00M00S" calcext:value-type="time">
            <text:p>00</text:p>
          </table:table-cell>
          <table:table-cell table:number-columns-repeated="1014"/>
        </table:table-row>
        <table:table-row table:style-name="ro2">
          <table:table-cell table:style-name="ce443" office:value-type="string" calcext:value-type="string">
            <text:p>Donnerstag</text:p>
          </table:table-cell>
          <table:table-cell table:style-name="ce448" office:value-type="float" office:value="14" calcext:value-type="float">
            <text:p>14</text:p>
          </table:table-cell>
          <table:table-cell table:style-name="ce458" table:formula="of:=IF([.$K27]=&quot;Feiertag&quot;;&quot;0&quot;;IF([.$A27]=&quot;Donnerstag&quot;;[$Daten.$H$17];IF([.$A27]=&quot;Freitag&quot;;[$Daten.$J$17];IF([.$A27]=&quot;Montag&quot;;[$Daten.$B$17];IF([.$A27]=&quot;Dienstag&quot;;[$Daten.$D$17];IF([.$A27]=&quot;Mittwoch&quot;;[$Daten.$F$17];IF([.$A27]=&quot;Samstag&quot;;[$Daten.$L$17];&quot;0&quot;)))))))" office:value-type="time" office:time-value="PT00H00M00S" calcext:value-type="time">
            <text:p>00:00</text:p>
          </table:table-cell>
          <table:table-cell table:style-name="ce469" table:formula="of:=IF([.$K27]=&quot;Feiertag&quot;;&quot;0&quot;;IF([.$A27]=&quot;Donnerstag&quot;;[$Daten.$I$17];IF([.$A27]=&quot;Freitag&quot;;[$Daten.$K$17];IF([.$A27]=&quot;Montag&quot;;[$Daten.$C$17];IF([.$A27]=&quot;Dienstag&quot;;[$Daten.$E$17];IF([.$A27]=&quot;Mittwoch&quot;;[$Daten.$G$17];IF([.$A27]=&quot;Samstag&quot;;[$Daten.$M$17];&quot;0&quot;)))))))" office:value-type="time" office:time-value="PT00H00M00S" calcext:value-type="time">
            <text:p>00:00</text:p>
          </table:table-cell>
          <table:table-cell table:style-name="ce458" table:formula="of:=IF([.$K27]=&quot;Feiertag&quot;;&quot;0&quot;;IF([.$A27]=&quot;Donnerstag&quot;;[$Daten.$H$18];IF([.$A27]=&quot;Freitag&quot;;[$Daten.$J$18];IF([.$A27]=&quot;Montag&quot;;[$Daten.$B$18];IF([.$A27]=&quot;Dienstag&quot;;[$Daten.$D$18];IF([.$A27]=&quot;Mittwoch&quot;;[$Daten.$F$18];IF([.$A27]=&quot;Samstag&quot;;[$Daten.$L$18];&quot;0&quot;)))))))" office:value-type="time" office:time-value="PT00H00M00S" calcext:value-type="time">
            <text:p>00:00</text:p>
          </table:table-cell>
          <table:table-cell table:style-name="ce469" table:formula="of:=IF([.$K27]=&quot;Feiertag&quot;;&quot;0&quot;;IF([.$A27]=&quot;Donnerstag&quot;;[$Daten.$I$18];IF([.$A27]=&quot;Freitag&quot;;[$Daten.$K$18];IF([.$A27]=&quot;Montag&quot;;[$Daten.$C$18];IF([.$A27]=&quot;Dienstag&quot;;[$Daten.$E$18];IF([.$A27]=&quot;Mittwoch&quot;;[$Daten.$G$18];IF([.$A27]=&quot;Samstag&quot;;[$Daten.$M$18];&quot;0&quot;)))))))" office:value-type="time" office:time-value="PT00H00M00S" calcext:value-type="time">
            <text:p>00:00</text:p>
          </table:table-cell>
          <table:table-cell table:style-name="ce484"/>
          <table:table-cell table:style-name="ce491"/>
          <table:table-cell table:style-name="ce503" table:formula="of:=[.D27]-[.C27]+[.F27]-[.E27]+[.H27]-[.G27]" office:value-type="time" office:time-value="PT00H00M00S" calcext:value-type="time">
            <text:p>0:00</text:p>
          </table:table-cell>
          <table:table-cell table:style-name="ce509" table:formula="of:=[.I27]" office:value-type="time" office:time-value="PT00H00M00S" calcext:value-type="time">
            <text:p>00</text:p>
          </table:table-cell>
          <table:table-cell table:number-columns-repeated="1014"/>
        </table:table-row>
        <table:table-row table:style-name="ro2">
          <table:table-cell table:style-name="ce443" office:value-type="string" calcext:value-type="string">
            <text:p>Freitag</text:p>
          </table:table-cell>
          <table:table-cell table:style-name="ce448" office:value-type="float" office:value="15" calcext:value-type="float">
            <text:p>15</text:p>
          </table:table-cell>
          <table:table-cell table:style-name="ce458" table:formula="of:=IF([.$K28]=&quot;Feiertag&quot;;&quot;0&quot;;IF([.$A28]=&quot;Donnerstag&quot;;[$Daten.$H$17];IF([.$A28]=&quot;Freitag&quot;;[$Daten.$J$17];IF([.$A28]=&quot;Montag&quot;;[$Daten.$B$17];IF([.$A28]=&quot;Dienstag&quot;;[$Daten.$D$17];IF([.$A28]=&quot;Mittwoch&quot;;[$Daten.$F$17];IF([.$A28]=&quot;Samstag&quot;;[$Daten.$L$17];&quot;0&quot;)))))))" office:value-type="string" office:string-value="0" calcext:value-type="string">
            <text:p>0</text:p>
          </table:table-cell>
          <table:table-cell table:style-name="ce469" table:formula="of:=IF([.$K28]=&quot;Feiertag&quot;;&quot;0&quot;;IF([.$A28]=&quot;Donnerstag&quot;;[$Daten.$I$17];IF([.$A28]=&quot;Freitag&quot;;[$Daten.$K$17];IF([.$A28]=&quot;Montag&quot;;[$Daten.$C$17];IF([.$A28]=&quot;Dienstag&quot;;[$Daten.$E$17];IF([.$A28]=&quot;Mittwoch&quot;;[$Daten.$G$17];IF([.$A28]=&quot;Samstag&quot;;[$Daten.$M$17];&quot;0&quot;)))))))" office:value-type="string" office:string-value="0" calcext:value-type="string">
            <text:p>0</text:p>
          </table:table-cell>
          <table:table-cell table:style-name="ce458" table:formula="of:=IF([.$K28]=&quot;Feiertag&quot;;&quot;0&quot;;IF([.$A28]=&quot;Donnerstag&quot;;[$Daten.$H$18];IF([.$A28]=&quot;Freitag&quot;;[$Daten.$J$18];IF([.$A28]=&quot;Montag&quot;;[$Daten.$B$18];IF([.$A28]=&quot;Dienstag&quot;;[$Daten.$D$18];IF([.$A28]=&quot;Mittwoch&quot;;[$Daten.$F$18];IF([.$A28]=&quot;Samstag&quot;;[$Daten.$L$18];&quot;0&quot;)))))))" office:value-type="string" office:string-value="0" calcext:value-type="string">
            <text:p>0</text:p>
          </table:table-cell>
          <table:table-cell table:style-name="ce469" table:formula="of:=IF([.$K28]=&quot;Feiertag&quot;;&quot;0&quot;;IF([.$A28]=&quot;Donnerstag&quot;;[$Daten.$I$18];IF([.$A28]=&quot;Freitag&quot;;[$Daten.$K$18];IF([.$A28]=&quot;Montag&quot;;[$Daten.$C$18];IF([.$A28]=&quot;Dienstag&quot;;[$Daten.$E$18];IF([.$A28]=&quot;Mittwoch&quot;;[$Daten.$G$18];IF([.$A28]=&quot;Samstag&quot;;[$Daten.$M$18];&quot;0&quot;)))))))" office:value-type="string" office:string-value="0" calcext:value-type="string">
            <text:p>0</text:p>
          </table:table-cell>
          <table:table-cell table:style-name="ce484"/>
          <table:table-cell table:style-name="ce491"/>
          <table:table-cell table:style-name="ce503" table:formula="of:=[.D28]-[.C28]+[.F28]-[.E28]+[.H28]-[.G28]" office:value-type="time" office:time-value="PT00H00M00S" calcext:value-type="time">
            <text:p>0:00</text:p>
          </table:table-cell>
          <table:table-cell table:style-name="ce509" table:formula="of:=[.I28]" office:value-type="time" office:time-value="PT00H00M00S" calcext:value-type="time">
            <text:p>00</text:p>
          </table:table-cell>
          <table:table-cell table:style-name="ce516" office:value-type="string" calcext:value-type="string">
            <text:p>Feiertag</text:p>
          </table:table-cell>
          <table:table-cell table:number-columns-repeated="1013"/>
        </table:table-row>
        <table:table-row table:style-name="ro2">
          <table:table-cell table:style-name="ce443" office:value-type="string" calcext:value-type="string">
            <text:p>Samstag</text:p>
          </table:table-cell>
          <table:table-cell table:style-name="ce448" office:value-type="float" office:value="16" calcext:value-type="float">
            <text:p>16</text:p>
          </table:table-cell>
          <table:table-cell table:style-name="ce458" table:formula="of:=IF([.$K29]=&quot;Feiertag&quot;;&quot;0&quot;;IF([.$A29]=&quot;Donnerstag&quot;;[$Daten.$H$17];IF([.$A29]=&quot;Freitag&quot;;[$Daten.$J$17];IF([.$A29]=&quot;Montag&quot;;[$Daten.$B$17];IF([.$A29]=&quot;Dienstag&quot;;[$Daten.$D$17];IF([.$A29]=&quot;Mittwoch&quot;;[$Daten.$F$17];IF([.$A29]=&quot;Samstag&quot;;[$Daten.$L$17];&quot;0&quot;)))))))" office:value-type="time" office:time-value="PT00H00M00S" calcext:value-type="time">
            <text:p>00:00</text:p>
          </table:table-cell>
          <table:table-cell table:style-name="ce469" table:formula="of:=IF([.$K29]=&quot;Feiertag&quot;;&quot;0&quot;;IF([.$A29]=&quot;Donnerstag&quot;;[$Daten.$I$17];IF([.$A29]=&quot;Freitag&quot;;[$Daten.$K$17];IF([.$A29]=&quot;Montag&quot;;[$Daten.$C$17];IF([.$A29]=&quot;Dienstag&quot;;[$Daten.$E$17];IF([.$A29]=&quot;Mittwoch&quot;;[$Daten.$G$17];IF([.$A29]=&quot;Samstag&quot;;[$Daten.$M$17];&quot;0&quot;)))))))" office:value-type="time" office:time-value="PT00H00M00S" calcext:value-type="time">
            <text:p>00:00</text:p>
          </table:table-cell>
          <table:table-cell table:style-name="ce458" table:formula="of:=IF([.$K29]=&quot;Feiertag&quot;;&quot;0&quot;;IF([.$A29]=&quot;Donnerstag&quot;;[$Daten.$H$18];IF([.$A29]=&quot;Freitag&quot;;[$Daten.$J$18];IF([.$A29]=&quot;Montag&quot;;[$Daten.$B$18];IF([.$A29]=&quot;Dienstag&quot;;[$Daten.$D$18];IF([.$A29]=&quot;Mittwoch&quot;;[$Daten.$F$18];IF([.$A29]=&quot;Samstag&quot;;[$Daten.$L$18];&quot;0&quot;)))))))" office:value-type="time" office:time-value="PT00H00M00S" calcext:value-type="time">
            <text:p>00:00</text:p>
          </table:table-cell>
          <table:table-cell table:style-name="ce469" table:formula="of:=IF([.$K29]=&quot;Feiertag&quot;;&quot;0&quot;;IF([.$A29]=&quot;Donnerstag&quot;;[$Daten.$I$18];IF([.$A29]=&quot;Freitag&quot;;[$Daten.$K$18];IF([.$A29]=&quot;Montag&quot;;[$Daten.$C$18];IF([.$A29]=&quot;Dienstag&quot;;[$Daten.$E$18];IF([.$A29]=&quot;Mittwoch&quot;;[$Daten.$G$18];IF([.$A29]=&quot;Samstag&quot;;[$Daten.$M$18];&quot;0&quot;)))))))" office:value-type="time" office:time-value="PT00H00M00S" calcext:value-type="time">
            <text:p>00:00</text:p>
          </table:table-cell>
          <table:table-cell table:style-name="ce484"/>
          <table:table-cell table:style-name="ce491"/>
          <table:table-cell table:style-name="ce503" table:formula="of:=[.D29]-[.C29]+[.F29]-[.E29]+[.H29]-[.G29]" office:value-type="time" office:time-value="PT00H00M00S" calcext:value-type="time">
            <text:p>0:00</text:p>
          </table:table-cell>
          <table:table-cell table:style-name="ce509" table:formula="of:=[.I29]" office:value-type="time" office:time-value="PT00H00M00S" calcext:value-type="time">
            <text:p>00</text:p>
          </table:table-cell>
          <table:table-cell table:number-columns-repeated="1014"/>
        </table:table-row>
        <table:table-row table:style-name="ro2">
          <table:table-cell table:style-name="ce443" office:value-type="string" calcext:value-type="string">
            <text:p>Sonntag</text:p>
          </table:table-cell>
          <table:table-cell table:style-name="ce448" office:value-type="float" office:value="17" calcext:value-type="float">
            <text:p>17</text:p>
          </table:table-cell>
          <table:table-cell table:style-name="ce458" table:formula="of:=IF([.$K30]=&quot;Feiertag&quot;;&quot;0&quot;;IF([.$A30]=&quot;Donnerstag&quot;;[$Daten.$H$17];IF([.$A30]=&quot;Freitag&quot;;[$Daten.$J$17];IF([.$A30]=&quot;Montag&quot;;[$Daten.$B$17];IF([.$A30]=&quot;Dienstag&quot;;[$Daten.$D$17];IF([.$A30]=&quot;Mittwoch&quot;;[$Daten.$F$17];IF([.$A30]=&quot;Samstag&quot;;[$Daten.$L$17];&quot;0&quot;)))))))" office:value-type="string" office:string-value="0" calcext:value-type="string">
            <text:p>0</text:p>
          </table:table-cell>
          <table:table-cell table:style-name="ce469" table:formula="of:=IF([.$K30]=&quot;Feiertag&quot;;&quot;0&quot;;IF([.$A30]=&quot;Donnerstag&quot;;[$Daten.$I$17];IF([.$A30]=&quot;Freitag&quot;;[$Daten.$K$17];IF([.$A30]=&quot;Montag&quot;;[$Daten.$C$17];IF([.$A30]=&quot;Dienstag&quot;;[$Daten.$E$17];IF([.$A30]=&quot;Mittwoch&quot;;[$Daten.$G$17];IF([.$A30]=&quot;Samstag&quot;;[$Daten.$M$17];&quot;0&quot;)))))))" office:value-type="string" office:string-value="0" calcext:value-type="string">
            <text:p>0</text:p>
          </table:table-cell>
          <table:table-cell table:style-name="ce458" table:formula="of:=IF([.$K30]=&quot;Feiertag&quot;;&quot;0&quot;;IF([.$A30]=&quot;Donnerstag&quot;;[$Daten.$H$18];IF([.$A30]=&quot;Freitag&quot;;[$Daten.$J$18];IF([.$A30]=&quot;Montag&quot;;[$Daten.$B$18];IF([.$A30]=&quot;Dienstag&quot;;[$Daten.$D$18];IF([.$A30]=&quot;Mittwoch&quot;;[$Daten.$F$18];IF([.$A30]=&quot;Samstag&quot;;[$Daten.$L$18];&quot;0&quot;)))))))" office:value-type="string" office:string-value="0" calcext:value-type="string">
            <text:p>0</text:p>
          </table:table-cell>
          <table:table-cell table:style-name="ce469" table:formula="of:=IF([.$K30]=&quot;Feiertag&quot;;&quot;0&quot;;IF([.$A30]=&quot;Donnerstag&quot;;[$Daten.$I$18];IF([.$A30]=&quot;Freitag&quot;;[$Daten.$K$18];IF([.$A30]=&quot;Montag&quot;;[$Daten.$C$18];IF([.$A30]=&quot;Dienstag&quot;;[$Daten.$E$18];IF([.$A30]=&quot;Mittwoch&quot;;[$Daten.$G$18];IF([.$A30]=&quot;Samstag&quot;;[$Daten.$M$18];&quot;0&quot;)))))))" office:value-type="string" office:string-value="0" calcext:value-type="string">
            <text:p>0</text:p>
          </table:table-cell>
          <table:table-cell table:style-name="ce484"/>
          <table:table-cell table:style-name="ce491"/>
          <table:table-cell table:style-name="ce503" table:formula="of:=[.D30]-[.C30]+[.F30]-[.E30]+[.H30]-[.G30]" office:value-type="time" office:time-value="PT00H00M00S" calcext:value-type="time">
            <text:p>0:00</text:p>
          </table:table-cell>
          <table:table-cell table:style-name="ce509" table:formula="of:=[.I30]" office:value-type="time" office:time-value="PT00H00M00S" calcext:value-type="time">
            <text:p>00</text:p>
          </table:table-cell>
          <table:table-cell table:number-columns-repeated="1014"/>
        </table:table-row>
        <table:table-row table:style-name="ro2">
          <table:table-cell table:style-name="ce443" office:value-type="string" calcext:value-type="string">
            <text:p>Montag</text:p>
          </table:table-cell>
          <table:table-cell table:style-name="ce448" office:value-type="float" office:value="18" calcext:value-type="float">
            <text:p>18</text:p>
          </table:table-cell>
          <table:table-cell table:style-name="ce458" table:formula="of:=IF([.$K31]=&quot;Feiertag&quot;;&quot;0&quot;;IF([.$A31]=&quot;Donnerstag&quot;;[$Daten.$H$17];IF([.$A31]=&quot;Freitag&quot;;[$Daten.$J$17];IF([.$A31]=&quot;Montag&quot;;[$Daten.$B$17];IF([.$A31]=&quot;Dienstag&quot;;[$Daten.$D$17];IF([.$A31]=&quot;Mittwoch&quot;;[$Daten.$F$17];IF([.$A31]=&quot;Samstag&quot;;[$Daten.$L$17];&quot;0&quot;)))))))" office:value-type="string" office:string-value="0" calcext:value-type="string">
            <text:p>0</text:p>
          </table:table-cell>
          <table:table-cell table:style-name="ce469" table:formula="of:=IF([.$K31]=&quot;Feiertag&quot;;&quot;0&quot;;IF([.$A31]=&quot;Donnerstag&quot;;[$Daten.$I$17];IF([.$A31]=&quot;Freitag&quot;;[$Daten.$K$17];IF([.$A31]=&quot;Montag&quot;;[$Daten.$C$17];IF([.$A31]=&quot;Dienstag&quot;;[$Daten.$E$17];IF([.$A31]=&quot;Mittwoch&quot;;[$Daten.$G$17];IF([.$A31]=&quot;Samstag&quot;;[$Daten.$M$17];&quot;0&quot;)))))))" office:value-type="string" office:string-value="0" calcext:value-type="string">
            <text:p>0</text:p>
          </table:table-cell>
          <table:table-cell table:style-name="ce458" table:formula="of:=IF([.$K31]=&quot;Feiertag&quot;;&quot;0&quot;;IF([.$A31]=&quot;Donnerstag&quot;;[$Daten.$H$18];IF([.$A31]=&quot;Freitag&quot;;[$Daten.$J$18];IF([.$A31]=&quot;Montag&quot;;[$Daten.$B$18];IF([.$A31]=&quot;Dienstag&quot;;[$Daten.$D$18];IF([.$A31]=&quot;Mittwoch&quot;;[$Daten.$F$18];IF([.$A31]=&quot;Samstag&quot;;[$Daten.$L$18];&quot;0&quot;)))))))" office:value-type="string" office:string-value="0" calcext:value-type="string">
            <text:p>0</text:p>
          </table:table-cell>
          <table:table-cell table:style-name="ce469" table:formula="of:=IF([.$K31]=&quot;Feiertag&quot;;&quot;0&quot;;IF([.$A31]=&quot;Donnerstag&quot;;[$Daten.$I$18];IF([.$A31]=&quot;Freitag&quot;;[$Daten.$K$18];IF([.$A31]=&quot;Montag&quot;;[$Daten.$C$18];IF([.$A31]=&quot;Dienstag&quot;;[$Daten.$E$18];IF([.$A31]=&quot;Mittwoch&quot;;[$Daten.$G$18];IF([.$A31]=&quot;Samstag&quot;;[$Daten.$M$18];&quot;0&quot;)))))))" office:value-type="string" office:string-value="0" calcext:value-type="string">
            <text:p>0</text:p>
          </table:table-cell>
          <table:table-cell table:style-name="ce484"/>
          <table:table-cell table:style-name="ce491"/>
          <table:table-cell table:style-name="ce503" table:formula="of:=[.D31]-[.C31]+[.F31]-[.E31]+[.H31]-[.G31]" office:value-type="time" office:time-value="PT00H00M00S" calcext:value-type="time">
            <text:p>0:00</text:p>
          </table:table-cell>
          <table:table-cell table:style-name="ce509" table:formula="of:=[.I31]" office:value-type="time" office:time-value="PT00H00M00S" calcext:value-type="time">
            <text:p>00</text:p>
          </table:table-cell>
          <table:table-cell table:style-name="ce516" office:value-type="string" calcext:value-type="string">
            <text:p>Feiertag</text:p>
          </table:table-cell>
          <table:table-cell table:number-columns-repeated="1013"/>
        </table:table-row>
        <table:table-row table:style-name="ro2">
          <table:table-cell table:style-name="ce443" office:value-type="string" calcext:value-type="string">
            <text:p>Dienstag</text:p>
          </table:table-cell>
          <table:table-cell table:style-name="ce448" office:value-type="float" office:value="19" calcext:value-type="float">
            <text:p>19</text:p>
          </table:table-cell>
          <table:table-cell table:style-name="ce458" table:formula="of:=IF([.$K32]=&quot;Feiertag&quot;;&quot;0&quot;;IF([.$A32]=&quot;Donnerstag&quot;;[$Daten.$H$17];IF([.$A32]=&quot;Freitag&quot;;[$Daten.$J$17];IF([.$A32]=&quot;Montag&quot;;[$Daten.$B$17];IF([.$A32]=&quot;Dienstag&quot;;[$Daten.$D$17];IF([.$A32]=&quot;Mittwoch&quot;;[$Daten.$F$17];IF([.$A32]=&quot;Samstag&quot;;[$Daten.$L$17];&quot;0&quot;)))))))" office:value-type="time" office:time-value="PT15H00M00S" calcext:value-type="time">
            <text:p>15:00</text:p>
          </table:table-cell>
          <table:table-cell table:style-name="ce469" table:formula="of:=IF([.$K32]=&quot;Feiertag&quot;;&quot;0&quot;;IF([.$A32]=&quot;Donnerstag&quot;;[$Daten.$I$17];IF([.$A32]=&quot;Freitag&quot;;[$Daten.$K$17];IF([.$A32]=&quot;Montag&quot;;[$Daten.$C$17];IF([.$A32]=&quot;Dienstag&quot;;[$Daten.$E$17];IF([.$A32]=&quot;Mittwoch&quot;;[$Daten.$G$17];IF([.$A32]=&quot;Samstag&quot;;[$Daten.$M$17];&quot;0&quot;)))))))" office:value-type="time" office:time-value="PT20H00M00S" calcext:value-type="time">
            <text:p>20:00</text:p>
          </table:table-cell>
          <table:table-cell table:style-name="ce458" table:formula="of:=IF([.$K32]=&quot;Feiertag&quot;;&quot;0&quot;;IF([.$A32]=&quot;Donnerstag&quot;;[$Daten.$H$18];IF([.$A32]=&quot;Freitag&quot;;[$Daten.$J$18];IF([.$A32]=&quot;Montag&quot;;[$Daten.$B$18];IF([.$A32]=&quot;Dienstag&quot;;[$Daten.$D$18];IF([.$A32]=&quot;Mittwoch&quot;;[$Daten.$F$18];IF([.$A32]=&quot;Samstag&quot;;[$Daten.$L$18];&quot;0&quot;)))))))" office:value-type="time" office:time-value="PT00H00M00S" calcext:value-type="time">
            <text:p>00:00</text:p>
          </table:table-cell>
          <table:table-cell table:style-name="ce469" table:formula="of:=IF([.$K32]=&quot;Feiertag&quot;;&quot;0&quot;;IF([.$A32]=&quot;Donnerstag&quot;;[$Daten.$I$18];IF([.$A32]=&quot;Freitag&quot;;[$Daten.$K$18];IF([.$A32]=&quot;Montag&quot;;[$Daten.$C$18];IF([.$A32]=&quot;Dienstag&quot;;[$Daten.$E$18];IF([.$A32]=&quot;Mittwoch&quot;;[$Daten.$G$18];IF([.$A32]=&quot;Samstag&quot;;[$Daten.$M$18];&quot;0&quot;)))))))" office:value-type="time" office:time-value="PT00H00M00S" calcext:value-type="time">
            <text:p>00:00</text:p>
          </table:table-cell>
          <table:table-cell table:style-name="ce484"/>
          <table:table-cell table:style-name="ce491"/>
          <table:table-cell table:style-name="ce503" table:formula="of:=[.D32]-[.C32]+[.F32]-[.E32]+[.H32]-[.G32]" office:value-type="time" office:time-value="PT05H00M00S" calcext:value-type="time">
            <text:p>5:00</text:p>
          </table:table-cell>
          <table:table-cell table:style-name="ce509" table:formula="of:=[.I32]" office:value-type="time" office:time-value="PT05H00M00S" calcext:value-type="time">
            <text:p>300</text:p>
          </table:table-cell>
          <table:table-cell table:number-columns-repeated="1014"/>
        </table:table-row>
        <table:table-row table:style-name="ro2">
          <table:table-cell table:style-name="ce443" office:value-type="string" calcext:value-type="string">
            <text:p>Mittwoch</text:p>
          </table:table-cell>
          <table:table-cell table:style-name="ce448" office:value-type="float" office:value="20" calcext:value-type="float">
            <text:p>20</text:p>
          </table:table-cell>
          <table:table-cell table:style-name="ce458" office:value-type="time" office:time-value="PT14H00M00S" calcext:value-type="time">
            <text:p>14:00</text:p>
          </table:table-cell>
          <table:table-cell table:style-name="ce469" office:value-type="time" office:time-value="PT18H30M00S" calcext:value-type="time">
            <text:p>18:30</text:p>
          </table:table-cell>
          <table:table-cell table:style-name="ce458" table:formula="of:=IF([.$K33]=&quot;Feiertag&quot;;&quot;0&quot;;IF([.$A33]=&quot;Donnerstag&quot;;[$Daten.$H$18];IF([.$A33]=&quot;Freitag&quot;;[$Daten.$J$18];IF([.$A33]=&quot;Montag&quot;;[$Daten.$B$18];IF([.$A33]=&quot;Dienstag&quot;;[$Daten.$D$18];IF([.$A33]=&quot;Mittwoch&quot;;[$Daten.$F$18];IF([.$A33]=&quot;Samstag&quot;;[$Daten.$L$18];&quot;0&quot;)))))))" office:value-type="time" office:time-value="PT00H00M00S" calcext:value-type="time">
            <text:p>00:00</text:p>
          </table:table-cell>
          <table:table-cell table:style-name="ce469" table:formula="of:=IF([.$K33]=&quot;Feiertag&quot;;&quot;0&quot;;IF([.$A33]=&quot;Donnerstag&quot;;[$Daten.$I$18];IF([.$A33]=&quot;Freitag&quot;;[$Daten.$K$18];IF([.$A33]=&quot;Montag&quot;;[$Daten.$C$18];IF([.$A33]=&quot;Dienstag&quot;;[$Daten.$E$18];IF([.$A33]=&quot;Mittwoch&quot;;[$Daten.$G$18];IF([.$A33]=&quot;Samstag&quot;;[$Daten.$M$18];&quot;0&quot;)))))))" office:value-type="time" office:time-value="PT00H00M00S" calcext:value-type="time">
            <text:p>00:00</text:p>
          </table:table-cell>
          <table:table-cell table:style-name="ce484"/>
          <table:table-cell table:style-name="ce491"/>
          <table:table-cell table:style-name="ce503" table:formula="of:=[.D33]-[.C33]+[.F33]-[.E33]+[.H33]-[.G33]" office:value-type="time" office:time-value="PT04H30M00S" calcext:value-type="time">
            <text:p>4:30</text:p>
          </table:table-cell>
          <table:table-cell table:style-name="ce509" table:formula="of:=[.I33]" office:value-type="time" office:time-value="PT04H30M00S" calcext:value-type="time">
            <text:p>270</text:p>
          </table:table-cell>
          <table:table-cell table:number-columns-repeated="1014"/>
        </table:table-row>
        <table:table-row table:style-name="ro2">
          <table:table-cell table:style-name="ce443" office:value-type="string" calcext:value-type="string">
            <text:p>Donnerstag</text:p>
          </table:table-cell>
          <table:table-cell table:style-name="ce448" office:value-type="float" office:value="21" calcext:value-type="float">
            <text:p>21</text:p>
          </table:table-cell>
          <table:table-cell table:style-name="ce458" table:formula="of:=IF([.$K34]=&quot;Feiertag&quot;;&quot;0&quot;;IF([.$A34]=&quot;Donnerstag&quot;;[$Daten.$H$17];IF([.$A34]=&quot;Freitag&quot;;[$Daten.$J$17];IF([.$A34]=&quot;Montag&quot;;[$Daten.$B$17];IF([.$A34]=&quot;Dienstag&quot;;[$Daten.$D$17];IF([.$A34]=&quot;Mittwoch&quot;;[$Daten.$F$17];IF([.$A34]=&quot;Samstag&quot;;[$Daten.$L$17];&quot;0&quot;)))))))" office:value-type="time" office:time-value="PT00H00M00S" calcext:value-type="time">
            <text:p>00:00</text:p>
          </table:table-cell>
          <table:table-cell table:style-name="ce469" table:formula="of:=IF([.$K34]=&quot;Feiertag&quot;;&quot;0&quot;;IF([.$A34]=&quot;Donnerstag&quot;;[$Daten.$I$17];IF([.$A34]=&quot;Freitag&quot;;[$Daten.$K$17];IF([.$A34]=&quot;Montag&quot;;[$Daten.$C$17];IF([.$A34]=&quot;Dienstag&quot;;[$Daten.$E$17];IF([.$A34]=&quot;Mittwoch&quot;;[$Daten.$G$17];IF([.$A34]=&quot;Samstag&quot;;[$Daten.$M$17];&quot;0&quot;)))))))" office:value-type="time" office:time-value="PT00H00M00S" calcext:value-type="time">
            <text:p>00:00</text:p>
          </table:table-cell>
          <table:table-cell table:style-name="ce458" table:formula="of:=IF([.$K34]=&quot;Feiertag&quot;;&quot;0&quot;;IF([.$A34]=&quot;Donnerstag&quot;;[$Daten.$H$18];IF([.$A34]=&quot;Freitag&quot;;[$Daten.$J$18];IF([.$A34]=&quot;Montag&quot;;[$Daten.$B$18];IF([.$A34]=&quot;Dienstag&quot;;[$Daten.$D$18];IF([.$A34]=&quot;Mittwoch&quot;;[$Daten.$F$18];IF([.$A34]=&quot;Samstag&quot;;[$Daten.$L$18];&quot;0&quot;)))))))" office:value-type="time" office:time-value="PT00H00M00S" calcext:value-type="time">
            <text:p>00:00</text:p>
          </table:table-cell>
          <table:table-cell table:style-name="ce469" table:formula="of:=IF([.$K34]=&quot;Feiertag&quot;;&quot;0&quot;;IF([.$A34]=&quot;Donnerstag&quot;;[$Daten.$I$18];IF([.$A34]=&quot;Freitag&quot;;[$Daten.$K$18];IF([.$A34]=&quot;Montag&quot;;[$Daten.$C$18];IF([.$A34]=&quot;Dienstag&quot;;[$Daten.$E$18];IF([.$A34]=&quot;Mittwoch&quot;;[$Daten.$G$18];IF([.$A34]=&quot;Samstag&quot;;[$Daten.$M$18];&quot;0&quot;)))))))" office:value-type="time" office:time-value="PT00H00M00S" calcext:value-type="time">
            <text:p>00:00</text:p>
          </table:table-cell>
          <table:table-cell table:style-name="ce484"/>
          <table:table-cell table:style-name="ce491"/>
          <table:table-cell table:style-name="ce503" table:formula="of:=[.D34]-[.C34]+[.F34]-[.E34]+[.H34]-[.G34]" office:value-type="time" office:time-value="PT00H00M00S" calcext:value-type="time">
            <text:p>0:00</text:p>
          </table:table-cell>
          <table:table-cell table:style-name="ce509" table:formula="of:=[.I34]" office:value-type="time" office:time-value="PT00H00M00S" calcext:value-type="time">
            <text:p>00</text:p>
          </table:table-cell>
          <table:table-cell table:number-columns-repeated="1014"/>
        </table:table-row>
        <table:table-row table:style-name="ro2">
          <table:table-cell table:style-name="ce443" office:value-type="string" calcext:value-type="string">
            <text:p>Freitag</text:p>
          </table:table-cell>
          <table:table-cell table:style-name="ce448" office:value-type="float" office:value="22" calcext:value-type="float">
            <text:p>22</text:p>
          </table:table-cell>
          <table:table-cell table:style-name="ce458" table:formula="of:=IF([.$K35]=&quot;Feiertag&quot;;&quot;0&quot;;IF([.$A35]=&quot;Donnerstag&quot;;[$Daten.$H$17];IF([.$A35]=&quot;Freitag&quot;;[$Daten.$J$17];IF([.$A35]=&quot;Montag&quot;;[$Daten.$B$17];IF([.$A35]=&quot;Dienstag&quot;;[$Daten.$D$17];IF([.$A35]=&quot;Mittwoch&quot;;[$Daten.$F$17];IF([.$A35]=&quot;Samstag&quot;;[$Daten.$L$17];&quot;0&quot;)))))))" office:value-type="time" office:time-value="PT00H00M00S" calcext:value-type="time">
            <text:p>00:00</text:p>
          </table:table-cell>
          <table:table-cell table:style-name="ce469" table:formula="of:=IF([.$K35]=&quot;Feiertag&quot;;&quot;0&quot;;IF([.$A35]=&quot;Donnerstag&quot;;[$Daten.$I$17];IF([.$A35]=&quot;Freitag&quot;;[$Daten.$K$17];IF([.$A35]=&quot;Montag&quot;;[$Daten.$C$17];IF([.$A35]=&quot;Dienstag&quot;;[$Daten.$E$17];IF([.$A35]=&quot;Mittwoch&quot;;[$Daten.$G$17];IF([.$A35]=&quot;Samstag&quot;;[$Daten.$M$17];&quot;0&quot;)))))))" office:value-type="time" office:time-value="PT00H00M00S" calcext:value-type="time">
            <text:p>00:00</text:p>
          </table:table-cell>
          <table:table-cell table:style-name="ce458" table:formula="of:=IF([.$K35]=&quot;Feiertag&quot;;&quot;0&quot;;IF([.$A35]=&quot;Donnerstag&quot;;[$Daten.$H$18];IF([.$A35]=&quot;Freitag&quot;;[$Daten.$J$18];IF([.$A35]=&quot;Montag&quot;;[$Daten.$B$18];IF([.$A35]=&quot;Dienstag&quot;;[$Daten.$D$18];IF([.$A35]=&quot;Mittwoch&quot;;[$Daten.$F$18];IF([.$A35]=&quot;Samstag&quot;;[$Daten.$L$18];&quot;0&quot;)))))))" office:value-type="time" office:time-value="PT00H00M00S" calcext:value-type="time">
            <text:p>00:00</text:p>
          </table:table-cell>
          <table:table-cell table:style-name="ce469" table:formula="of:=IF([.$K35]=&quot;Feiertag&quot;;&quot;0&quot;;IF([.$A35]=&quot;Donnerstag&quot;;[$Daten.$I$18];IF([.$A35]=&quot;Freitag&quot;;[$Daten.$K$18];IF([.$A35]=&quot;Montag&quot;;[$Daten.$C$18];IF([.$A35]=&quot;Dienstag&quot;;[$Daten.$E$18];IF([.$A35]=&quot;Mittwoch&quot;;[$Daten.$G$18];IF([.$A35]=&quot;Samstag&quot;;[$Daten.$M$18];&quot;0&quot;)))))))" office:value-type="time" office:time-value="PT00H00M00S" calcext:value-type="time">
            <text:p>00:00</text:p>
          </table:table-cell>
          <table:table-cell table:style-name="ce484"/>
          <table:table-cell table:style-name="ce491"/>
          <table:table-cell table:style-name="ce503" table:formula="of:=[.D35]-[.C35]+[.F35]-[.E35]+[.H35]-[.G35]" office:value-type="time" office:time-value="PT00H00M00S" calcext:value-type="time">
            <text:p>0:00</text:p>
          </table:table-cell>
          <table:table-cell table:style-name="ce509" table:formula="of:=[.I35]" office:value-type="time" office:time-value="PT00H00M00S" calcext:value-type="time">
            <text:p>00</text:p>
          </table:table-cell>
          <table:table-cell table:number-columns-repeated="1014"/>
        </table:table-row>
        <table:table-row table:style-name="ro2">
          <table:table-cell table:style-name="ce443" office:value-type="string" calcext:value-type="string">
            <text:p>Samstag</text:p>
          </table:table-cell>
          <table:table-cell table:style-name="ce448" office:value-type="float" office:value="23" calcext:value-type="float">
            <text:p>23</text:p>
          </table:table-cell>
          <table:table-cell table:style-name="ce458" table:formula="of:=IF([.$K36]=&quot;Feiertag&quot;;&quot;0&quot;;IF([.$A36]=&quot;Donnerstag&quot;;[$Daten.$H$17];IF([.$A36]=&quot;Freitag&quot;;[$Daten.$J$17];IF([.$A36]=&quot;Montag&quot;;[$Daten.$B$17];IF([.$A36]=&quot;Dienstag&quot;;[$Daten.$D$17];IF([.$A36]=&quot;Mittwoch&quot;;[$Daten.$F$17];IF([.$A36]=&quot;Samstag&quot;;[$Daten.$L$17];&quot;0&quot;)))))))" office:value-type="time" office:time-value="PT00H00M00S" calcext:value-type="time">
            <text:p>00:00</text:p>
          </table:table-cell>
          <table:table-cell table:style-name="ce469" table:formula="of:=IF([.$K36]=&quot;Feiertag&quot;;&quot;0&quot;;IF([.$A36]=&quot;Donnerstag&quot;;[$Daten.$I$17];IF([.$A36]=&quot;Freitag&quot;;[$Daten.$K$17];IF([.$A36]=&quot;Montag&quot;;[$Daten.$C$17];IF([.$A36]=&quot;Dienstag&quot;;[$Daten.$E$17];IF([.$A36]=&quot;Mittwoch&quot;;[$Daten.$G$17];IF([.$A36]=&quot;Samstag&quot;;[$Daten.$M$17];&quot;0&quot;)))))))" office:value-type="time" office:time-value="PT00H00M00S" calcext:value-type="time">
            <text:p>00:00</text:p>
          </table:table-cell>
          <table:table-cell table:style-name="ce458" table:formula="of:=IF([.$K36]=&quot;Feiertag&quot;;&quot;0&quot;;IF([.$A36]=&quot;Donnerstag&quot;;[$Daten.$H$18];IF([.$A36]=&quot;Freitag&quot;;[$Daten.$J$18];IF([.$A36]=&quot;Montag&quot;;[$Daten.$B$18];IF([.$A36]=&quot;Dienstag&quot;;[$Daten.$D$18];IF([.$A36]=&quot;Mittwoch&quot;;[$Daten.$F$18];IF([.$A36]=&quot;Samstag&quot;;[$Daten.$L$18];&quot;0&quot;)))))))" office:value-type="time" office:time-value="PT00H00M00S" calcext:value-type="time">
            <text:p>00:00</text:p>
          </table:table-cell>
          <table:table-cell table:style-name="ce469" table:formula="of:=IF([.$K36]=&quot;Feiertag&quot;;&quot;0&quot;;IF([.$A36]=&quot;Donnerstag&quot;;[$Daten.$I$18];IF([.$A36]=&quot;Freitag&quot;;[$Daten.$K$18];IF([.$A36]=&quot;Montag&quot;;[$Daten.$C$18];IF([.$A36]=&quot;Dienstag&quot;;[$Daten.$E$18];IF([.$A36]=&quot;Mittwoch&quot;;[$Daten.$G$18];IF([.$A36]=&quot;Samstag&quot;;[$Daten.$M$18];&quot;0&quot;)))))))" office:value-type="time" office:time-value="PT00H00M00S" calcext:value-type="time">
            <text:p>00:00</text:p>
          </table:table-cell>
          <table:table-cell table:style-name="ce484"/>
          <table:table-cell table:style-name="ce491"/>
          <table:table-cell table:style-name="ce503" table:formula="of:=[.D36]-[.C36]+[.F36]-[.E36]+[.H36]-[.G36]" office:value-type="time" office:time-value="PT00H00M00S" calcext:value-type="time">
            <text:p>0:00</text:p>
          </table:table-cell>
          <table:table-cell table:style-name="ce509" table:formula="of:=[.I36]" office:value-type="time" office:time-value="PT00H00M00S" calcext:value-type="time">
            <text:p>00</text:p>
          </table:table-cell>
          <table:table-cell table:number-columns-repeated="1014"/>
        </table:table-row>
        <table:table-row table:style-name="ro2">
          <table:table-cell table:style-name="ce443" office:value-type="string" calcext:value-type="string">
            <text:p>Sonntag</text:p>
          </table:table-cell>
          <table:table-cell table:style-name="ce448" office:value-type="float" office:value="24" calcext:value-type="float">
            <text:p>24</text:p>
          </table:table-cell>
          <table:table-cell table:style-name="ce458" table:formula="of:=IF([.$K37]=&quot;Feiertag&quot;;&quot;0&quot;;IF([.$A37]=&quot;Donnerstag&quot;;[$Daten.$H$17];IF([.$A37]=&quot;Freitag&quot;;[$Daten.$J$17];IF([.$A37]=&quot;Montag&quot;;[$Daten.$B$17];IF([.$A37]=&quot;Dienstag&quot;;[$Daten.$D$17];IF([.$A37]=&quot;Mittwoch&quot;;[$Daten.$F$17];IF([.$A37]=&quot;Samstag&quot;;[$Daten.$L$17];&quot;0&quot;)))))))" office:value-type="string" office:string-value="0" calcext:value-type="string">
            <text:p>0</text:p>
          </table:table-cell>
          <table:table-cell table:style-name="ce469" table:formula="of:=IF([.$K37]=&quot;Feiertag&quot;;&quot;0&quot;;IF([.$A37]=&quot;Donnerstag&quot;;[$Daten.$I$17];IF([.$A37]=&quot;Freitag&quot;;[$Daten.$K$17];IF([.$A37]=&quot;Montag&quot;;[$Daten.$C$17];IF([.$A37]=&quot;Dienstag&quot;;[$Daten.$E$17];IF([.$A37]=&quot;Mittwoch&quot;;[$Daten.$G$17];IF([.$A37]=&quot;Samstag&quot;;[$Daten.$M$17];&quot;0&quot;)))))))" office:value-type="string" office:string-value="0" calcext:value-type="string">
            <text:p>0</text:p>
          </table:table-cell>
          <table:table-cell table:style-name="ce458" table:formula="of:=IF([.$K37]=&quot;Feiertag&quot;;&quot;0&quot;;IF([.$A37]=&quot;Donnerstag&quot;;[$Daten.$H$18];IF([.$A37]=&quot;Freitag&quot;;[$Daten.$J$18];IF([.$A37]=&quot;Montag&quot;;[$Daten.$B$18];IF([.$A37]=&quot;Dienstag&quot;;[$Daten.$D$18];IF([.$A37]=&quot;Mittwoch&quot;;[$Daten.$F$18];IF([.$A37]=&quot;Samstag&quot;;[$Daten.$L$18];&quot;0&quot;)))))))" office:value-type="string" office:string-value="0" calcext:value-type="string">
            <text:p>0</text:p>
          </table:table-cell>
          <table:table-cell table:style-name="ce469" table:formula="of:=IF([.$K37]=&quot;Feiertag&quot;;&quot;0&quot;;IF([.$A37]=&quot;Donnerstag&quot;;[$Daten.$I$18];IF([.$A37]=&quot;Freitag&quot;;[$Daten.$K$18];IF([.$A37]=&quot;Montag&quot;;[$Daten.$C$18];IF([.$A37]=&quot;Dienstag&quot;;[$Daten.$E$18];IF([.$A37]=&quot;Mittwoch&quot;;[$Daten.$G$18];IF([.$A37]=&quot;Samstag&quot;;[$Daten.$M$18];&quot;0&quot;)))))))" office:value-type="string" office:string-value="0" calcext:value-type="string">
            <text:p>0</text:p>
          </table:table-cell>
          <table:table-cell table:style-name="ce484"/>
          <table:table-cell table:style-name="ce491"/>
          <table:table-cell table:style-name="ce503" table:formula="of:=[.D37]-[.C37]+[.F37]-[.E37]+[.H37]-[.G37]" office:value-type="time" office:time-value="PT00H00M00S" calcext:value-type="time">
            <text:p>0:00</text:p>
          </table:table-cell>
          <table:table-cell table:style-name="ce509" table:formula="of:=[.I37]" office:value-type="time" office:time-value="PT00H00M00S" calcext:value-type="time">
            <text:p>00</text:p>
          </table:table-cell>
          <table:table-cell table:number-columns-repeated="1014"/>
        </table:table-row>
        <table:table-row table:style-name="ro2">
          <table:table-cell table:style-name="ce443" office:value-type="string" calcext:value-type="string">
            <text:p>Montag</text:p>
          </table:table-cell>
          <table:table-cell table:style-name="ce448" office:value-type="float" office:value="25" calcext:value-type="float">
            <text:p>25</text:p>
          </table:table-cell>
          <table:table-cell table:style-name="ce458" table:formula="of:=IF([.$K38]=&quot;Feiertag&quot;;&quot;0&quot;;IF([.$A38]=&quot;Donnerstag&quot;;[$Daten.$H$17];IF([.$A38]=&quot;Freitag&quot;;[$Daten.$J$17];IF([.$A38]=&quot;Montag&quot;;[$Daten.$B$17];IF([.$A38]=&quot;Dienstag&quot;;[$Daten.$D$17];IF([.$A38]=&quot;Mittwoch&quot;;[$Daten.$F$17];IF([.$A38]=&quot;Samstag&quot;;[$Daten.$L$17];&quot;0&quot;)))))))" office:value-type="time" office:time-value="PT14H00M00S" calcext:value-type="time">
            <text:p>14:00</text:p>
          </table:table-cell>
          <table:table-cell table:style-name="ce469" table:formula="of:=IF([.$K38]=&quot;Feiertag&quot;;&quot;0&quot;;IF([.$A38]=&quot;Donnerstag&quot;;[$Daten.$I$17];IF([.$A38]=&quot;Freitag&quot;;[$Daten.$K$17];IF([.$A38]=&quot;Montag&quot;;[$Daten.$C$17];IF([.$A38]=&quot;Dienstag&quot;;[$Daten.$E$17];IF([.$A38]=&quot;Mittwoch&quot;;[$Daten.$G$17];IF([.$A38]=&quot;Samstag&quot;;[$Daten.$M$17];&quot;0&quot;)))))))" office:value-type="time" office:time-value="PT18H30M00S" calcext:value-type="time">
            <text:p>18:30</text:p>
          </table:table-cell>
          <table:table-cell table:style-name="ce458" table:formula="of:=IF([.$K38]=&quot;Feiertag&quot;;&quot;0&quot;;IF([.$A38]=&quot;Donnerstag&quot;;[$Daten.$H$18];IF([.$A38]=&quot;Freitag&quot;;[$Daten.$J$18];IF([.$A38]=&quot;Montag&quot;;[$Daten.$B$18];IF([.$A38]=&quot;Dienstag&quot;;[$Daten.$D$18];IF([.$A38]=&quot;Mittwoch&quot;;[$Daten.$F$18];IF([.$A38]=&quot;Samstag&quot;;[$Daten.$L$18];&quot;0&quot;)))))))" office:value-type="time" office:time-value="PT00H00M00S" calcext:value-type="time">
            <text:p>00:00</text:p>
          </table:table-cell>
          <table:table-cell table:style-name="ce469" table:formula="of:=IF([.$K38]=&quot;Feiertag&quot;;&quot;0&quot;;IF([.$A38]=&quot;Donnerstag&quot;;[$Daten.$I$18];IF([.$A38]=&quot;Freitag&quot;;[$Daten.$K$18];IF([.$A38]=&quot;Montag&quot;;[$Daten.$C$18];IF([.$A38]=&quot;Dienstag&quot;;[$Daten.$E$18];IF([.$A38]=&quot;Mittwoch&quot;;[$Daten.$G$18];IF([.$A38]=&quot;Samstag&quot;;[$Daten.$M$18];&quot;0&quot;)))))))" office:value-type="time" office:time-value="PT00H00M00S" calcext:value-type="time">
            <text:p>00:00</text:p>
          </table:table-cell>
          <table:table-cell table:style-name="ce484"/>
          <table:table-cell table:style-name="ce491"/>
          <table:table-cell table:style-name="ce503" table:formula="of:=[.D38]-[.C38]+[.F38]-[.E38]+[.H38]-[.G38]" office:value-type="time" office:time-value="PT04H30M00S" calcext:value-type="time">
            <text:p>4:30</text:p>
          </table:table-cell>
          <table:table-cell table:style-name="ce509" table:formula="of:=[.I38]" office:value-type="time" office:time-value="PT04H30M00S" calcext:value-type="time">
            <text:p>270</text:p>
          </table:table-cell>
          <table:table-cell table:number-columns-repeated="1014"/>
        </table:table-row>
        <table:table-row table:style-name="ro2">
          <table:table-cell table:style-name="ce443" office:value-type="string" calcext:value-type="string">
            <text:p>Dienstag</text:p>
          </table:table-cell>
          <table:table-cell table:style-name="ce448" office:value-type="float" office:value="26" calcext:value-type="float">
            <text:p>26</text:p>
          </table:table-cell>
          <table:table-cell table:style-name="ce458" table:formula="of:=IF([.$K39]=&quot;Feiertag&quot;;&quot;0&quot;;IF([.$A39]=&quot;Donnerstag&quot;;[$Daten.$H$17];IF([.$A39]=&quot;Freitag&quot;;[$Daten.$J$17];IF([.$A39]=&quot;Montag&quot;;[$Daten.$B$17];IF([.$A39]=&quot;Dienstag&quot;;[$Daten.$D$17];IF([.$A39]=&quot;Mittwoch&quot;;[$Daten.$F$17];IF([.$A39]=&quot;Samstag&quot;;[$Daten.$L$17];&quot;0&quot;)))))))" office:value-type="time" office:time-value="PT15H00M00S" calcext:value-type="time">
            <text:p>15:00</text:p>
          </table:table-cell>
          <table:table-cell table:style-name="ce469" table:formula="of:=IF([.$K39]=&quot;Feiertag&quot;;&quot;0&quot;;IF([.$A39]=&quot;Donnerstag&quot;;[$Daten.$I$17];IF([.$A39]=&quot;Freitag&quot;;[$Daten.$K$17];IF([.$A39]=&quot;Montag&quot;;[$Daten.$C$17];IF([.$A39]=&quot;Dienstag&quot;;[$Daten.$E$17];IF([.$A39]=&quot;Mittwoch&quot;;[$Daten.$G$17];IF([.$A39]=&quot;Samstag&quot;;[$Daten.$M$17];&quot;0&quot;)))))))" office:value-type="time" office:time-value="PT20H00M00S" calcext:value-type="time">
            <text:p>20:00</text:p>
          </table:table-cell>
          <table:table-cell table:style-name="ce458" table:formula="of:=IF([.$K39]=&quot;Feiertag&quot;;&quot;0&quot;;IF([.$A39]=&quot;Donnerstag&quot;;[$Daten.$H$18];IF([.$A39]=&quot;Freitag&quot;;[$Daten.$J$18];IF([.$A39]=&quot;Montag&quot;;[$Daten.$B$18];IF([.$A39]=&quot;Dienstag&quot;;[$Daten.$D$18];IF([.$A39]=&quot;Mittwoch&quot;;[$Daten.$F$18];IF([.$A39]=&quot;Samstag&quot;;[$Daten.$L$18];&quot;0&quot;)))))))" office:value-type="time" office:time-value="PT00H00M00S" calcext:value-type="time">
            <text:p>00:00</text:p>
          </table:table-cell>
          <table:table-cell table:style-name="ce469" table:formula="of:=IF([.$K39]=&quot;Feiertag&quot;;&quot;0&quot;;IF([.$A39]=&quot;Donnerstag&quot;;[$Daten.$I$18];IF([.$A39]=&quot;Freitag&quot;;[$Daten.$K$18];IF([.$A39]=&quot;Montag&quot;;[$Daten.$C$18];IF([.$A39]=&quot;Dienstag&quot;;[$Daten.$E$18];IF([.$A39]=&quot;Mittwoch&quot;;[$Daten.$G$18];IF([.$A39]=&quot;Samstag&quot;;[$Daten.$M$18];&quot;0&quot;)))))))" office:value-type="time" office:time-value="PT00H00M00S" calcext:value-type="time">
            <text:p>00:00</text:p>
          </table:table-cell>
          <table:table-cell table:style-name="ce484"/>
          <table:table-cell table:style-name="ce491"/>
          <table:table-cell table:style-name="ce503" table:formula="of:=[.D39]-[.C39]+[.F39]-[.E39]+[.H39]-[.G39]" office:value-type="time" office:time-value="PT05H00M00S" calcext:value-type="time">
            <text:p>5:00</text:p>
          </table:table-cell>
          <table:table-cell table:style-name="ce509" table:formula="of:=[.I39]" office:value-type="time" office:time-value="PT05H00M00S" calcext:value-type="time">
            <text:p>300</text:p>
          </table:table-cell>
          <table:table-cell table:number-columns-repeated="1014"/>
        </table:table-row>
        <table:table-row table:style-name="ro2">
          <table:table-cell table:style-name="ce443" office:value-type="string" calcext:value-type="string">
            <text:p>Mittwoch</text:p>
          </table:table-cell>
          <table:table-cell table:style-name="ce448" office:value-type="float" office:value="27" calcext:value-type="float">
            <text:p>27</text:p>
          </table:table-cell>
          <table:table-cell table:style-name="ce458" table:formula="of:=IF([.$K40]=&quot;Feiertag&quot;;&quot;0&quot;;IF([.$A40]=&quot;Donnerstag&quot;;[$Daten.$H$17];IF([.$A40]=&quot;Freitag&quot;;[$Daten.$J$17];IF([.$A40]=&quot;Montag&quot;;[$Daten.$B$17];IF([.$A40]=&quot;Dienstag&quot;;[$Daten.$D$17];IF([.$A40]=&quot;Mittwoch&quot;;[$Daten.$F$17];IF([.$A40]=&quot;Samstag&quot;;[$Daten.$L$17];&quot;0&quot;)))))))" office:value-type="time" office:time-value="PT00H00M00S" calcext:value-type="time">
            <text:p>00:00</text:p>
          </table:table-cell>
          <table:table-cell table:style-name="ce469" table:formula="of:=IF([.$K40]=&quot;Feiertag&quot;;&quot;0&quot;;IF([.$A40]=&quot;Donnerstag&quot;;[$Daten.$I$17];IF([.$A40]=&quot;Freitag&quot;;[$Daten.$K$17];IF([.$A40]=&quot;Montag&quot;;[$Daten.$C$17];IF([.$A40]=&quot;Dienstag&quot;;[$Daten.$E$17];IF([.$A40]=&quot;Mittwoch&quot;;[$Daten.$G$17];IF([.$A40]=&quot;Samstag&quot;;[$Daten.$M$17];&quot;0&quot;)))))))" office:value-type="time" office:time-value="PT00H00M00S" calcext:value-type="time">
            <text:p>00:00</text:p>
          </table:table-cell>
          <table:table-cell table:style-name="ce458" table:formula="of:=IF([.$K40]=&quot;Feiertag&quot;;&quot;0&quot;;IF([.$A40]=&quot;Donnerstag&quot;;[$Daten.$H$18];IF([.$A40]=&quot;Freitag&quot;;[$Daten.$J$18];IF([.$A40]=&quot;Montag&quot;;[$Daten.$B$18];IF([.$A40]=&quot;Dienstag&quot;;[$Daten.$D$18];IF([.$A40]=&quot;Mittwoch&quot;;[$Daten.$F$18];IF([.$A40]=&quot;Samstag&quot;;[$Daten.$L$18];&quot;0&quot;)))))))" office:value-type="time" office:time-value="PT00H00M00S" calcext:value-type="time">
            <text:p>00:00</text:p>
          </table:table-cell>
          <table:table-cell table:style-name="ce469" table:formula="of:=IF([.$K40]=&quot;Feiertag&quot;;&quot;0&quot;;IF([.$A40]=&quot;Donnerstag&quot;;[$Daten.$I$18];IF([.$A40]=&quot;Freitag&quot;;[$Daten.$K$18];IF([.$A40]=&quot;Montag&quot;;[$Daten.$C$18];IF([.$A40]=&quot;Dienstag&quot;;[$Daten.$E$18];IF([.$A40]=&quot;Mittwoch&quot;;[$Daten.$G$18];IF([.$A40]=&quot;Samstag&quot;;[$Daten.$M$18];&quot;0&quot;)))))))" office:value-type="time" office:time-value="PT00H00M00S" calcext:value-type="time">
            <text:p>00:00</text:p>
          </table:table-cell>
          <table:table-cell table:style-name="ce484"/>
          <table:table-cell table:style-name="ce491"/>
          <table:table-cell table:style-name="ce503" table:formula="of:=[.D40]-[.C40]+[.F40]-[.E40]+[.H40]-[.G40]" office:value-type="time" office:time-value="PT00H00M00S" calcext:value-type="time">
            <text:p>0:00</text:p>
          </table:table-cell>
          <table:table-cell table:style-name="ce509" table:formula="of:=[.I40]" office:value-type="time" office:time-value="PT00H00M00S" calcext:value-type="time">
            <text:p>00</text:p>
          </table:table-cell>
          <table:table-cell table:number-columns-repeated="1014"/>
        </table:table-row>
        <table:table-row table:style-name="ro2">
          <table:table-cell table:style-name="ce443" office:value-type="string" calcext:value-type="string">
            <text:p>Donnerstag</text:p>
          </table:table-cell>
          <table:table-cell table:style-name="ce448" office:value-type="float" office:value="28" calcext:value-type="float">
            <text:p>28</text:p>
          </table:table-cell>
          <table:table-cell table:style-name="ce458" table:formula="of:=IF([.$K41]=&quot;Feiertag&quot;;&quot;0&quot;;IF([.$A41]=&quot;Donnerstag&quot;;[$Daten.$H$17];IF([.$A41]=&quot;Freitag&quot;;[$Daten.$J$17];IF([.$A41]=&quot;Montag&quot;;[$Daten.$B$17];IF([.$A41]=&quot;Dienstag&quot;;[$Daten.$D$17];IF([.$A41]=&quot;Mittwoch&quot;;[$Daten.$F$17];IF([.$A41]=&quot;Samstag&quot;;[$Daten.$L$17];&quot;0&quot;)))))))" office:value-type="time" office:time-value="PT00H00M00S" calcext:value-type="time">
            <text:p>00:00</text:p>
          </table:table-cell>
          <table:table-cell table:style-name="ce469" table:formula="of:=IF([.$K41]=&quot;Feiertag&quot;;&quot;0&quot;;IF([.$A41]=&quot;Donnerstag&quot;;[$Daten.$I$17];IF([.$A41]=&quot;Freitag&quot;;[$Daten.$K$17];IF([.$A41]=&quot;Montag&quot;;[$Daten.$C$17];IF([.$A41]=&quot;Dienstag&quot;;[$Daten.$E$17];IF([.$A41]=&quot;Mittwoch&quot;;[$Daten.$G$17];IF([.$A41]=&quot;Samstag&quot;;[$Daten.$M$17];&quot;0&quot;)))))))" office:value-type="time" office:time-value="PT00H00M00S" calcext:value-type="time">
            <text:p>00:00</text:p>
          </table:table-cell>
          <table:table-cell table:style-name="ce458" table:formula="of:=IF([.$K41]=&quot;Feiertag&quot;;&quot;0&quot;;IF([.$A41]=&quot;Donnerstag&quot;;[$Daten.$H$18];IF([.$A41]=&quot;Freitag&quot;;[$Daten.$J$18];IF([.$A41]=&quot;Montag&quot;;[$Daten.$B$18];IF([.$A41]=&quot;Dienstag&quot;;[$Daten.$D$18];IF([.$A41]=&quot;Mittwoch&quot;;[$Daten.$F$18];IF([.$A41]=&quot;Samstag&quot;;[$Daten.$L$18];&quot;0&quot;)))))))" office:value-type="time" office:time-value="PT00H00M00S" calcext:value-type="time">
            <text:p>00:00</text:p>
          </table:table-cell>
          <table:table-cell table:style-name="ce469" table:formula="of:=IF([.$K41]=&quot;Feiertag&quot;;&quot;0&quot;;IF([.$A41]=&quot;Donnerstag&quot;;[$Daten.$I$18];IF([.$A41]=&quot;Freitag&quot;;[$Daten.$K$18];IF([.$A41]=&quot;Montag&quot;;[$Daten.$C$18];IF([.$A41]=&quot;Dienstag&quot;;[$Daten.$E$18];IF([.$A41]=&quot;Mittwoch&quot;;[$Daten.$G$18];IF([.$A41]=&quot;Samstag&quot;;[$Daten.$M$18];&quot;0&quot;)))))))" office:value-type="time" office:time-value="PT00H00M00S" calcext:value-type="time">
            <text:p>00:00</text:p>
          </table:table-cell>
          <table:table-cell table:style-name="ce484"/>
          <table:table-cell table:style-name="ce491"/>
          <table:table-cell table:style-name="ce503" table:formula="of:=[.D41]-[.C41]+[.F41]-[.E41]+[.H41]-[.G41]" office:value-type="time" office:time-value="PT00H00M00S" calcext:value-type="time">
            <text:p>0:00</text:p>
          </table:table-cell>
          <table:table-cell table:style-name="ce509" table:formula="of:=[.I41]" office:value-type="time" office:time-value="PT00H00M00S" calcext:value-type="time">
            <text:p>00</text:p>
          </table:table-cell>
          <table:table-cell table:number-columns-repeated="1014"/>
        </table:table-row>
        <table:table-row table:style-name="ro2">
          <table:table-cell table:style-name="ce443" office:value-type="string" calcext:value-type="string">
            <text:p>Freitag</text:p>
          </table:table-cell>
          <table:table-cell table:style-name="ce448" office:value-type="float" office:value="29" calcext:value-type="float">
            <text:p>29</text:p>
          </table:table-cell>
          <table:table-cell table:style-name="ce458" table:formula="of:=IF([.$K42]=&quot;Feiertag&quot;;&quot;0&quot;;IF([.$A42]=&quot;Donnerstag&quot;;[$Daten.$H$17];IF([.$A42]=&quot;Freitag&quot;;[$Daten.$J$17];IF([.$A42]=&quot;Montag&quot;;[$Daten.$B$17];IF([.$A42]=&quot;Dienstag&quot;;[$Daten.$D$17];IF([.$A42]=&quot;Mittwoch&quot;;[$Daten.$F$17];IF([.$A42]=&quot;Samstag&quot;;[$Daten.$L$17];&quot;0&quot;)))))))" office:value-type="time" office:time-value="PT00H00M00S" calcext:value-type="time">
            <text:p>00:00</text:p>
          </table:table-cell>
          <table:table-cell table:style-name="ce469" table:formula="of:=IF([.$K42]=&quot;Feiertag&quot;;&quot;0&quot;;IF([.$A42]=&quot;Donnerstag&quot;;[$Daten.$I$17];IF([.$A42]=&quot;Freitag&quot;;[$Daten.$K$17];IF([.$A42]=&quot;Montag&quot;;[$Daten.$C$17];IF([.$A42]=&quot;Dienstag&quot;;[$Daten.$E$17];IF([.$A42]=&quot;Mittwoch&quot;;[$Daten.$G$17];IF([.$A42]=&quot;Samstag&quot;;[$Daten.$M$17];&quot;0&quot;)))))))" office:value-type="time" office:time-value="PT00H00M00S" calcext:value-type="time">
            <text:p>00:00</text:p>
          </table:table-cell>
          <table:table-cell table:style-name="ce458" table:formula="of:=IF([.$K42]=&quot;Feiertag&quot;;&quot;0&quot;;IF([.$A42]=&quot;Donnerstag&quot;;[$Daten.$H$18];IF([.$A42]=&quot;Freitag&quot;;[$Daten.$J$18];IF([.$A42]=&quot;Montag&quot;;[$Daten.$B$18];IF([.$A42]=&quot;Dienstag&quot;;[$Daten.$D$18];IF([.$A42]=&quot;Mittwoch&quot;;[$Daten.$F$18];IF([.$A42]=&quot;Samstag&quot;;[$Daten.$L$18];&quot;0&quot;)))))))" office:value-type="time" office:time-value="PT00H00M00S" calcext:value-type="time">
            <text:p>00:00</text:p>
          </table:table-cell>
          <table:table-cell table:style-name="ce469" table:formula="of:=IF([.$K42]=&quot;Feiertag&quot;;&quot;0&quot;;IF([.$A42]=&quot;Donnerstag&quot;;[$Daten.$I$18];IF([.$A42]=&quot;Freitag&quot;;[$Daten.$K$18];IF([.$A42]=&quot;Montag&quot;;[$Daten.$C$18];IF([.$A42]=&quot;Dienstag&quot;;[$Daten.$E$18];IF([.$A42]=&quot;Mittwoch&quot;;[$Daten.$G$18];IF([.$A42]=&quot;Samstag&quot;;[$Daten.$M$18];&quot;0&quot;)))))))" office:value-type="time" office:time-value="PT00H00M00S" calcext:value-type="time">
            <text:p>00:00</text:p>
          </table:table-cell>
          <table:table-cell table:style-name="ce484"/>
          <table:table-cell table:style-name="ce491"/>
          <table:table-cell table:style-name="ce503" table:formula="of:=[.D42]-[.C42]+[.F42]-[.E42]+[.H42]-[.G42]" office:value-type="time" office:time-value="PT00H00M00S" calcext:value-type="time">
            <text:p>0:00</text:p>
          </table:table-cell>
          <table:table-cell table:style-name="ce509" table:formula="of:=[.I42]" office:value-type="time" office:time-value="PT00H00M00S" calcext:value-type="time">
            <text:p>00</text:p>
          </table:table-cell>
          <table:table-cell table:number-columns-repeated="1014"/>
        </table:table-row>
        <table:table-row table:style-name="ro2">
          <table:table-cell table:style-name="ce443" office:value-type="string" calcext:value-type="string">
            <text:p>Samstag</text:p>
          </table:table-cell>
          <table:table-cell table:style-name="ce449" office:value-type="float" office:value="30" calcext:value-type="float">
            <text:p>30</text:p>
          </table:table-cell>
          <table:table-cell table:style-name="ce459" table:formula="of:=IF([.$K43]=&quot;Feiertag&quot;;&quot;0&quot;;IF([.$A43]=&quot;Donnerstag&quot;;[$Daten.$H$17];IF([.$A43]=&quot;Freitag&quot;;[$Daten.$J$17];IF([.$A43]=&quot;Montag&quot;;[$Daten.$B$17];IF([.$A43]=&quot;Dienstag&quot;;[$Daten.$D$17];IF([.$A43]=&quot;Mittwoch&quot;;[$Daten.$F$17];IF([.$A43]=&quot;Samstag&quot;;[$Daten.$L$17];&quot;0&quot;)))))))" office:value-type="time" office:time-value="PT00H00M00S" calcext:value-type="time">
            <text:p>00:00</text:p>
          </table:table-cell>
          <table:table-cell table:style-name="ce470" table:formula="of:=IF([.$K43]=&quot;Feiertag&quot;;&quot;0&quot;;IF([.$A43]=&quot;Donnerstag&quot;;[$Daten.$I$17];IF([.$A43]=&quot;Freitag&quot;;[$Daten.$K$17];IF([.$A43]=&quot;Montag&quot;;[$Daten.$C$17];IF([.$A43]=&quot;Dienstag&quot;;[$Daten.$E$17];IF([.$A43]=&quot;Mittwoch&quot;;[$Daten.$G$17];IF([.$A43]=&quot;Samstag&quot;;[$Daten.$M$17];&quot;0&quot;)))))))" office:value-type="time" office:time-value="PT00H00M00S" calcext:value-type="time">
            <text:p>00:00</text:p>
          </table:table-cell>
          <table:table-cell table:style-name="ce458" table:formula="of:=IF([.$K43]=&quot;Feiertag&quot;;&quot;0&quot;;IF([.$A43]=&quot;Donnerstag&quot;;[$Daten.$H$18];IF([.$A43]=&quot;Freitag&quot;;[$Daten.$J$18];IF([.$A43]=&quot;Montag&quot;;[$Daten.$B$18];IF([.$A43]=&quot;Dienstag&quot;;[$Daten.$D$18];IF([.$A43]=&quot;Mittwoch&quot;;[$Daten.$F$18];IF([.$A43]=&quot;Samstag&quot;;[$Daten.$L$18];&quot;0&quot;)))))))" office:value-type="time" office:time-value="PT00H00M00S" calcext:value-type="time">
            <text:p>00:00</text:p>
          </table:table-cell>
          <table:table-cell table:style-name="ce469" table:formula="of:=IF([.$K43]=&quot;Feiertag&quot;;&quot;0&quot;;IF([.$A43]=&quot;Donnerstag&quot;;[$Daten.$I$18];IF([.$A43]=&quot;Freitag&quot;;[$Daten.$K$18];IF([.$A43]=&quot;Montag&quot;;[$Daten.$C$18];IF([.$A43]=&quot;Dienstag&quot;;[$Daten.$E$18];IF([.$A43]=&quot;Mittwoch&quot;;[$Daten.$G$18];IF([.$A43]=&quot;Samstag&quot;;[$Daten.$M$18];&quot;0&quot;)))))))" office:value-type="time" office:time-value="PT00H00M00S" calcext:value-type="time">
            <text:p>00:00</text:p>
          </table:table-cell>
          <table:table-cell table:style-name="ce485"/>
          <table:table-cell table:style-name="ce492"/>
          <table:table-cell table:style-name="ce504" table:formula="of:=[.D43]-[.C43]+[.F43]-[.E43]+[.H43]-[.G43]" office:value-type="time" office:time-value="PT00H00M00S" calcext:value-type="time">
            <text:p>0:00</text:p>
          </table:table-cell>
          <table:table-cell table:style-name="ce510" table:formula="of:=[.I43]" office:value-type="time" office:time-value="PT00H00M00S" calcext:value-type="time">
            <text:p>00</text:p>
          </table:table-cell>
          <table:table-cell table:number-columns-repeated="1014"/>
        </table:table-row>
        <table:table-row table:style-name="ro2">
          <table:table-cell table:style-name="ce441"/>
          <table:table-cell table:number-columns-repeated="3"/>
          <table:table-cell table:style-name="ce472" office:value-type="string" calcext:value-type="string">
            <text:p>Monatssumme</text:p>
          </table:table-cell>
          <table:table-cell table:style-name="ce477"/>
          <table:table-cell table:style-name="ce486" table:number-columns-repeated="2"/>
          <table:table-cell table:style-name="ce505" table:formula="of:=SUM([.I$14:.I43])" office:value-type="time" office:time-value="PT38H00M00S" calcext:value-type="time">
            <text:p>38:00</text:p>
          </table:table-cell>
          <table:table-cell table:style-name="ce511" table:formula="of:=[.I44]" office:value-type="time" office:time-value="PT38H00M00S" calcext:value-type="time">
            <text:p>2280</text:p>
          </table:table-cell>
          <table:table-cell table:number-columns-repeated="1014"/>
        </table:table-row>
        <table:table-row table:style-name="ro2">
          <table:table-cell table:style-name="ce441"/>
          <table:table-cell table:number-columns-repeated="3"/>
          <table:table-cell table:style-name="ce473" office:value-type="string" calcext:value-type="string">
            <text:p>Monatssaldo</text:p>
          </table:table-cell>
          <table:table-cell table:style-name="ce478"/>
          <table:table-cell table:style-name="ce487" table:number-columns-repeated="2"/>
          <table:table-cell table:style-name="ce506" table:formula="of:=SUM([.I$14:.I43];-[.G$10])" office:value-type="time" office:time-value="-PT03H18M00S" calcext:value-type="time">
            <text:p>-3:18</text:p>
          </table:table-cell>
          <table:table-cell table:style-name="ce512" table:formula="of:=[.I45]" office:value-type="time" office:time-value="-PT03H18M00S" calcext:value-type="time">
            <text:p>-198</text:p>
          </table:table-cell>
          <table:table-cell table:number-columns-repeated="1014"/>
        </table:table-row>
        <table:table-row table:style-name="ro2">
          <table:table-cell table:style-name="ce441"/>
          <table:table-cell table:number-columns-repeated="1023"/>
        </table:table-row>
        <table:table-row table:style-name="ro2" table:number-rows-repeated="3">
          <table:table-cell table:number-columns-repeated="1024"/>
        </table:table-row>
        <table:table-row table:style-name="ro2">
          <table:table-cell table:style-name="ce442" office:value-type="string" calcext:value-type="string">
            <text:p>für die Richtigkeit:</text:p>
          </table:table-cell>
          <table:table-cell table:style-name="ce411"/>
          <table:table-cell table:number-columns-repeated="3"/>
          <table:table-cell table:style-name="ce479" table:number-columns-repeated="3"/>
          <table:table-cell table:style-name="ce507"/>
          <table:table-cell table:style-name="ce513"/>
          <table:table-cell table:number-columns-repeated="1014"/>
        </table:table-row>
        <table:table-row table:style-name="ro2">
          <table:table-cell table:style-name="ce442"/>
          <table:table-cell table:style-name="ce411"/>
          <table:table-cell table:number-columns-repeated="3"/>
          <table:table-cell table:style-name="ce480" table:formula="of:=[$Daten.$F$7]" office:value-type="string" office:string-value="Betreuer/in:" calcext:value-type="string">
            <text:p>Betreuer/in:</text:p>
          </table:table-cell>
          <table:table-cell table:style-name="ce488"/>
          <table:table-cell table:style-name="ce493" table:formula="of:=[$Daten.$G$7]" office:value-type="string" office:string-value="Dr. Matthias Wübbeling" calcext:value-type="string">
            <text:p>Dr. Matthias Wübbeling</text:p>
          </table:table-cell>
          <table:table-cell table:style-name="ce493" table:number-columns-repeated="2"/>
          <table:table-cell table:number-columns-repeated="1014"/>
        </table:table-row>
        <table:table-row table:style-name="ro2" table:number-rows-repeated="3">
          <table:table-cell table:style-name="ce442"/>
          <table:table-cell table:style-name="ce411"/>
          <table:table-cell table:number-columns-repeated="6"/>
          <table:table-cell table:style-name="ce395"/>
          <table:table-cell table:style-name="ce404"/>
          <table:table-cell table:number-columns-repeated="1014"/>
        </table:table-row>
        <table:table-row table:style-name="ro2">
          <table:table-cell table:style-name="ce444" table:formula="of:=[$Daten.$B$3]" office:value-type="string" office:string-value="Sefa Pilavci" calcext:value-type="string" table:number-columns-spanned="4" table:number-rows-spanned="1">
            <text:p>Sefa Pilavci</text:p>
          </table:table-cell>
          <table:covered-table-cell table:number-columns-repeated="3" table:style-name="ce444"/>
          <table:table-cell/>
          <table:table-cell table:style-name="ce480" table:formula="of:=[$Daten.$F$8]" office:value-type="string" office:string-value="Fachvorgesetzte/r:" calcext:value-type="string">
            <text:p>Fachvorgesetzte/r:</text:p>
          </table:table-cell>
          <table:table-cell table:style-name="ce488"/>
          <table:table-cell table:style-name="ce494"/>
          <table:table-cell table:style-name="ce480" table:formula="of:=[$Daten.$G$8]" office:value-type="string" office:string-value="Dr. Matthias Wübbeling" calcext:value-type="string">
            <text:p>Dr. Matthias Wübbeling</text:p>
          </table:table-cell>
          <table:table-cell table:style-name="ce514"/>
          <table:table-cell table:number-columns-repeated="1014"/>
        </table:table-row>
        <table:table-row table:style-name="ro2" table:number-rows-repeated="1048520">
          <table:table-cell table:number-columns-repeated="1024"/>
        </table:table-row>
        <table:table-row table:style-name="ro2">
          <table:table-cell table:number-columns-repeated="1024"/>
        </table:table-row>
        <table:named-expressions>
          <table:named-range table:name="_xlnm.Print_Area" table:base-cell-address="$Daten.$A$1" table:cell-range-address="$April.$A$2:.$K$55" table:range-usable-as="print-range"/>
        </table:named-expressions>
      </table:table>
      <table:table table:name="Mai" table:style-name="ta3" table:print-ranges="Mai.A2:Mai.K56">
        <table:table-column table:style-name="co11" table:default-cell-style-name="ce518"/>
        <table:table-column table:style-name="co6" table:default-cell-style-name="ce519"/>
        <table:table-column table:style-name="co7" table:number-columns-repeated="6" table:default-cell-style-name="ce523"/>
        <table:table-column table:style-name="co8" table:default-cell-style-name="ce545"/>
        <table:table-column table:style-name="co9" table:default-cell-style-name="ce519"/>
        <table:table-column table:style-name="co12" table:number-columns-repeated="1014" table:default-cell-style-name="ce553"/>
        <table:table-row table:style-name="ro7">
          <table:table-cell table:style-name="ce517"/>
          <table:table-cell table:number-columns-repeated="1023"/>
        </table:table-row>
        <table:table-row table:style-name="ro5">
          <table:table-cell table:style-name="ce517"/>
          <table:table-cell/>
          <table:table-cell table:style-name="ce450" table:formula="of:=[$Daten.A1]" office:value-type="string" office:string-value="Zeiterfassungskarte" calcext:value-type="string">
            <text:p>Zeiterfassungskarte</text:p>
          </table:table-cell>
          <table:table-cell table:style-name="ce460"/>
          <table:table-cell table:style-name="ce395" table:number-columns-repeated="4"/>
          <table:table-cell table:style-name="ce495" table:formula="of:=[$Daten.B4]" office:value-type="float" office:value="2022" calcext:value-type="float">
            <text:p>2022</text:p>
          </table:table-cell>
          <table:table-cell table:number-columns-repeated="1015"/>
        </table:table-row>
        <table:table-row table:style-name="ro2">
          <table:table-cell table:style-name="ce517"/>
          <table:table-cell table:number-columns-repeated="2"/>
          <table:table-cell table:style-name="ce530"/>
          <table:table-cell table:number-columns-repeated="1020"/>
        </table:table-row>
        <table:table-row table:style-name="ro2">
          <table:table-cell table:style-name="ce517"/>
          <table:table-cell/>
          <table:table-cell table:style-name="ce524" office:value-type="string" calcext:value-type="string">
            <text:p>Monat:</text:p>
          </table:table-cell>
          <table:table-cell table:style-name="ce531" office:value-type="string" calcext:value-type="string">
            <text:p>Mai</text:p>
          </table:table-cell>
          <table:table-cell table:style-name="ce536"/>
          <table:table-cell table:style-name="ce537" table:number-columns-repeated="2"/>
          <table:table-cell table:style-name="ce481"/>
          <table:table-cell table:style-name="ce497"/>
          <table:table-cell table:number-columns-repeated="1015"/>
        </table:table-row>
        <table:table-row table:style-name="ro2">
          <table:table-cell table:style-name="ce517"/>
          <table:table-cell/>
          <table:table-cell table:style-name="ce453" table:formula="of:=[$Daten.B3]" office:value-type="string" office:string-value="Sefa Pilavci" calcext:value-type="string">
            <text:p>Sefa Pilavci</text:p>
          </table:table-cell>
          <table:table-cell table:style-name="ce465" table:number-columns-repeated="2"/>
          <table:table-cell table:style-name="ce529" table:number-columns-repeated="2"/>
          <table:table-cell table:style-name="ce482"/>
          <table:table-cell table:style-name="ce498" table:formula="of:=[$Daten.$F$5]" office:value-type="string" office:string-value="Tutor Netzwerksicherheit" calcext:value-type="string">
            <text:p>Tutor Netzwerksicherheit</text:p>
          </table:table-cell>
          <table:table-cell table:number-columns-repeated="1015"/>
        </table:table-row>
        <table:table-row table:style-name="ro6">
          <table:table-cell table:style-name="ce517"/>
          <table:table-cell/>
          <table:table-cell table:style-name="ce454"/>
          <table:table-cell table:style-name="ce464" table:number-columns-repeated="2"/>
          <table:table-cell table:style-name="ce475" table:number-columns-repeated="2"/>
          <table:table-cell table:style-name="ce468"/>
          <table:table-cell table:style-name="ce499"/>
          <table:table-cell table:number-columns-repeated="1015"/>
        </table:table-row>
        <table:table-row table:style-name="ro7">
          <table:table-cell table:style-name="ce517"/>
          <table:table-cell/>
          <table:table-cell table:style-name="ce453" table:formula="of:=[$Daten.A7]" office:value-type="string" office:string-value="Vertragsbeginn:" calcext:value-type="string">
            <text:p>Vertragsbeginn:</text:p>
          </table:table-cell>
          <table:table-cell table:style-name="ce465" table:number-columns-repeated="2"/>
          <table:table-cell table:style-name="ce476" table:formula="of:=[$Daten.B7]" office:value-type="date" office:date-value="2022-04-01" calcext:value-type="date" table:number-columns-spanned="2" table:number-rows-spanned="1">
            <text:p>01.04.2022</text:p>
          </table:table-cell>
          <table:covered-table-cell table:style-name="ce476"/>
          <table:table-cell table:style-name="ce482"/>
          <table:table-cell table:style-name="ce500"/>
          <table:table-cell table:number-columns-repeated="1015"/>
        </table:table-row>
        <table:table-row table:style-name="ro7">
          <table:table-cell table:style-name="ce517"/>
          <table:table-cell/>
          <table:table-cell table:style-name="ce453" table:formula="of:=[$Daten.A8]" office:value-type="string" office:string-value="Vertragsende:" calcext:value-type="string">
            <text:p>Vertragsende:</text:p>
          </table:table-cell>
          <table:table-cell table:style-name="ce465" table:number-columns-repeated="2"/>
          <table:table-cell table:style-name="ce476" table:formula="of:=[$Daten.B8]" office:value-type="date" office:date-value="2022-09-30" calcext:value-type="date" table:number-columns-spanned="2" table:number-rows-spanned="1">
            <text:p>30.09.2022</text:p>
          </table:table-cell>
          <table:covered-table-cell table:style-name="ce476"/>
          <table:table-cell table:style-name="ce482"/>
          <table:table-cell table:style-name="ce501"/>
          <table:table-cell table:number-columns-repeated="1015"/>
        </table:table-row>
        <table:table-row table:style-name="ro6">
          <table:table-cell table:style-name="ce517"/>
          <table:table-cell/>
          <table:table-cell table:style-name="ce454"/>
          <table:table-cell table:style-name="ce464" table:number-columns-repeated="2"/>
          <table:table-cell table:style-name="ce475" table:number-columns-repeated="2"/>
          <table:table-cell table:style-name="ce468"/>
          <table:table-cell table:style-name="ce499"/>
          <table:table-cell table:number-columns-repeated="1015"/>
        </table:table-row>
        <table:table-row table:style-name="ro2">
          <table:table-cell table:style-name="ce517"/>
          <table:table-cell/>
          <table:table-cell table:style-name="ce525" office:value-type="string" calcext:value-type="string">
            <text:p>Summe der Arbeitszeit lt. Vertrag</text:p>
          </table:table-cell>
          <table:table-cell table:style-name="ce529" table:number-columns-repeated="2"/>
          <table:table-cell table:style-name="ce532"/>
          <table:table-cell table:style-name="ce483" table:formula="of:=IF(OR([$Daten.B5]=&quot;Januar&quot;;[$Daten.B5]=&quot;Februar&quot;;[$Daten.B5]=&quot;März&quot;;[$Daten.B5]=&quot;April&quot;;[$Daten.B5]=&quot;Mai&quot;);[$Daten.B11];0)" office:value-type="time" office:time-value="PT41H18M00S" calcext:value-type="time">
            <text:p>41:18</text:p>
          </table:table-cell>
          <table:table-cell table:style-name="ce489" table:formula="of:=IF([$Daten.B5]=&quot;Januar&quot;;[$Daten.C11];0)" office:value-type="float" office:value="0" calcext:value-type="float">
            <text:p>0</text:p>
          </table:table-cell>
          <table:table-cell table:style-name="ce438"/>
          <table:table-cell table:number-columns-repeated="1015"/>
        </table:table-row>
        <table:table-row table:style-name="ro2">
          <table:table-cell table:style-name="ce517"/>
          <table:table-cell/>
          <table:table-cell table:style-name="ce525" office:value-type="string" calcext:value-type="string">
            <text:p>Urlaub pro Monat</text:p>
          </table:table-cell>
          <table:table-cell table:style-name="ce532" table:number-columns-repeated="3"/>
          <table:table-cell table:style-name="ce465" table:formula="of:=IF(OR([$Daten.B5]=&quot;Januar&quot;;[$Daten.B5]=&quot;Februar&quot;;[$Daten.B5]=&quot;März&quot;;[$Daten.B5]=&quot;April&quot;;[$Daten.B5]=&quot;Mai&quot;);[$Daten.B12];0)" office:value-type="time" office:time-value="PT03H10M00S" calcext:value-type="time">
            <text:p>3:10</text:p>
          </table:table-cell>
          <table:table-cell table:style-name="ce489" table:formula="of:=IF([$Daten.B5]=&quot;Januar&quot;;[$Daten.C12];0)" office:value-type="float" office:value="0" calcext:value-type="float">
            <text:p>0</text:p>
          </table:table-cell>
          <table:table-cell table:style-name="ce438"/>
          <table:table-cell table:number-columns-repeated="1015"/>
        </table:table-row>
        <table:table-row table:style-name="ro2">
          <table:table-cell table:style-name="ce517"/>
          <table:table-cell/>
          <table:table-cell table:style-name="ce454"/>
          <table:table-cell table:style-name="ce464" table:number-columns-repeated="4"/>
          <table:table-cell table:style-name="ce490"/>
          <table:table-cell table:style-name="ce502"/>
          <table:table-cell table:number-columns-repeated="1015"/>
        </table:table-row>
        <table:table-row table:style-name="ro2">
          <table:table-cell table:style-name="ce517"/>
          <table:table-cell table:style-name="ce520" office:value-type="string" calcext:value-type="string">
            <text:p>Tag</text:p>
          </table:table-cell>
          <table:table-cell table:style-name="ce526" office:value-type="string" calcext:value-type="string">
            <text:p>Kommt</text:p>
          </table:table-cell>
          <table:table-cell table:style-name="ce526" office:value-type="string" calcext:value-type="string">
            <text:p>Geht</text:p>
          </table:table-cell>
          <table:table-cell table:style-name="ce526" office:value-type="string" calcext:value-type="string">
            <text:p>Kommt</text:p>
          </table:table-cell>
          <table:table-cell table:style-name="ce526" office:value-type="string" calcext:value-type="string">
            <text:p>Geht</text:p>
          </table:table-cell>
          <table:table-cell table:style-name="ce526" office:value-type="string" calcext:value-type="string">
            <text:p>Kommt</text:p>
          </table:table-cell>
          <table:table-cell table:style-name="ce526" office:value-type="string" calcext:value-type="string">
            <text:p>Geht</text:p>
          </table:table-cell>
          <table:table-cell table:style-name="ce526" office:value-type="string" calcext:value-type="string">
            <text:p>Tagessumme</text:p>
          </table:table-cell>
          <table:table-cell table:style-name="ce549" office:value-type="string" calcext:value-type="string">
            <text:p>in Minuten</text:p>
          </table:table-cell>
          <table:table-cell table:number-columns-repeated="1014"/>
        </table:table-row>
        <table:table-row table:style-name="ro2">
          <table:table-cell table:style-name="ce517" office:value-type="string" calcext:value-type="string">
            <text:p>Sonntag</text:p>
          </table:table-cell>
          <table:table-cell table:style-name="ce521" office:value-type="float" office:value="1" calcext:value-type="float">
            <text:p>1</text:p>
          </table:table-cell>
          <table:table-cell table:style-name="ce527" table:formula="of:=IF([.$K14]=&quot;Feiertag&quot;;&quot;0&quot;;IF([.$A14]=&quot;Donnerstag&quot;;[$Daten.$H$17];IF([.$A14]=&quot;Freitag&quot;;[$Daten.$J$17];IF([.$A14]=&quot;Montag&quot;;[$Daten.$B$17];IF([.$A14]=&quot;Dienstag&quot;;[$Daten.$D$17];IF([.$A14]=&quot;Mittwoch&quot;;[$Daten.$F$17];IF([.$A14]=&quot;Samstag&quot;;[$Daten.$L$17];&quot;0&quot;)))))))" office:value-type="string" office:string-value="0" calcext:value-type="string">
            <text:p>0</text:p>
          </table:table-cell>
          <table:table-cell table:style-name="ce533" table:formula="of:=IF([.$K14]=&quot;Feiertag&quot;;&quot;0&quot;;IF([.$A14]=&quot;Donnerstag&quot;;[$Daten.$I$17];IF([.$A14]=&quot;Freitag&quot;;[$Daten.$K$17];IF([.$A14]=&quot;Montag&quot;;[$Daten.$C$17];IF([.$A14]=&quot;Dienstag&quot;;[$Daten.$E$17];IF([.$A14]=&quot;Mittwoch&quot;;[$Daten.$G$17];IF([.$A14]=&quot;Samstag&quot;;[$Daten.$M$17];&quot;0&quot;)))))))" office:value-type="string" office:string-value="0" calcext:value-type="string">
            <text:p>0</text:p>
          </table:table-cell>
          <table:table-cell table:style-name="ce527" table:formula="of:=IF([.$K14]=&quot;Feiertag&quot;;&quot;0&quot;;IF([.$A14]=&quot;Donnerstag&quot;;[$Daten.$H$18];IF([.$A14]=&quot;Freitag&quot;;[$Daten.$J$18];IF([.$A14]=&quot;Montag&quot;;[$Daten.$B$18];IF([.$A14]=&quot;Dienstag&quot;;[$Daten.$D$18];IF([.$A14]=&quot;Mittwoch&quot;;[$Daten.$F$18];IF([.$A14]=&quot;Samstag&quot;;[$Daten.$L$18];&quot;0&quot;)))))))" office:value-type="string" office:string-value="0" calcext:value-type="string">
            <text:p>0</text:p>
          </table:table-cell>
          <table:table-cell table:style-name="ce533" table:formula="of:=IF([.$K14]=&quot;Feiertag&quot;;&quot;0&quot;;IF([.$A14]=&quot;Donnerstag&quot;;[$Daten.$I$18];IF([.$A14]=&quot;Freitag&quot;;[$Daten.$K$18];IF([.$A14]=&quot;Montag&quot;;[$Daten.$C$18];IF([.$A14]=&quot;Dienstag&quot;;[$Daten.$E$18];IF([.$A14]=&quot;Mittwoch&quot;;[$Daten.$G$18];IF([.$A14]=&quot;Samstag&quot;;[$Daten.$M$18];&quot;0&quot;)))))))" office:value-type="string" office:string-value="0" calcext:value-type="string">
            <text:p>0</text:p>
          </table:table-cell>
          <table:table-cell table:style-name="ce538"/>
          <table:table-cell table:style-name="ce541"/>
          <table:table-cell table:style-name="ce546" table:formula="of:=[.D14]-[.C14]+[.F14]-[.E14]+[.H14]-[.G14]" office:value-type="time" office:time-value="PT00H00M00S" calcext:value-type="time">
            <text:p>0:00</text:p>
          </table:table-cell>
          <table:table-cell table:style-name="ce550" table:formula="of:=[.I14]" office:value-type="time" office:time-value="PT00H00M00S" calcext:value-type="time">
            <text:p>00</text:p>
          </table:table-cell>
          <table:table-cell table:style-name="ce554" office:value-type="string" calcext:value-type="string">
            <text:p>Feiertag</text:p>
          </table:table-cell>
          <table:table-cell table:number-columns-repeated="1013"/>
        </table:table-row>
        <table:table-row table:style-name="ro2">
          <table:table-cell table:style-name="ce517" office:value-type="string" calcext:value-type="string">
            <text:p>Montag</text:p>
          </table:table-cell>
          <table:table-cell table:style-name="ce521" office:value-type="float" office:value="2" calcext:value-type="float">
            <text:p>2</text:p>
          </table:table-cell>
          <table:table-cell table:style-name="ce458" table:formula="of:=IF([.$K15]=&quot;Feiertag&quot;;&quot;0&quot;;IF([.$A15]=&quot;Donnerstag&quot;;[$Daten.$H$17];IF([.$A15]=&quot;Freitag&quot;;[$Daten.$J$17];IF([.$A15]=&quot;Montag&quot;;[$Daten.$B$17];IF([.$A15]=&quot;Dienstag&quot;;[$Daten.$D$17];IF([.$A15]=&quot;Mittwoch&quot;;[$Daten.$F$17];IF([.$A15]=&quot;Samstag&quot;;[$Daten.$L$17];&quot;0&quot;)))))))" office:value-type="time" office:time-value="PT14H00M00S" calcext:value-type="time">
            <text:p>14:00</text:p>
          </table:table-cell>
          <table:table-cell table:style-name="ce469" table:formula="of:=IF([.$K15]=&quot;Feiertag&quot;;&quot;0&quot;;IF([.$A15]=&quot;Donnerstag&quot;;[$Daten.$I$17];IF([.$A15]=&quot;Freitag&quot;;[$Daten.$K$17];IF([.$A15]=&quot;Montag&quot;;[$Daten.$C$17];IF([.$A15]=&quot;Dienstag&quot;;[$Daten.$E$17];IF([.$A15]=&quot;Mittwoch&quot;;[$Daten.$G$17];IF([.$A15]=&quot;Samstag&quot;;[$Daten.$M$17];&quot;0&quot;)))))))" office:value-type="time" office:time-value="PT18H30M00S" calcext:value-type="time">
            <text:p>18:30</text:p>
          </table:table-cell>
          <table:table-cell table:style-name="ce458" table:formula="of:=IF([.$K15]=&quot;Feiertag&quot;;&quot;0&quot;;IF([.$A15]=&quot;Donnerstag&quot;;[$Daten.$H$18];IF([.$A15]=&quot;Freitag&quot;;[$Daten.$J$18];IF([.$A15]=&quot;Montag&quot;;[$Daten.$B$18];IF([.$A15]=&quot;Dienstag&quot;;[$Daten.$D$18];IF([.$A15]=&quot;Mittwoch&quot;;[$Daten.$F$18];IF([.$A15]=&quot;Samstag&quot;;[$Daten.$L$18];&quot;0&quot;)))))))" office:value-type="time" office:time-value="PT00H00M00S" calcext:value-type="time">
            <text:p>00:00</text:p>
          </table:table-cell>
          <table:table-cell table:style-name="ce469" table:formula="of:=IF([.$K15]=&quot;Feiertag&quot;;&quot;0&quot;;IF([.$A15]=&quot;Donnerstag&quot;;[$Daten.$I$18];IF([.$A15]=&quot;Freitag&quot;;[$Daten.$K$18];IF([.$A15]=&quot;Montag&quot;;[$Daten.$C$18];IF([.$A15]=&quot;Dienstag&quot;;[$Daten.$E$18];IF([.$A15]=&quot;Mittwoch&quot;;[$Daten.$G$18];IF([.$A15]=&quot;Samstag&quot;;[$Daten.$M$18];&quot;0&quot;)))))))" office:value-type="time" office:time-value="PT00H00M00S" calcext:value-type="time">
            <text:p>00:00</text:p>
          </table:table-cell>
          <table:table-cell table:style-name="ce539"/>
          <table:table-cell table:style-name="ce542"/>
          <table:table-cell table:style-name="ce547" table:formula="of:=[.D15]-[.C15]+[.F15]-[.E15]+[.H15]-[.G15]" office:value-type="time" office:time-value="PT04H30M00S" calcext:value-type="time">
            <text:p>4:30</text:p>
          </table:table-cell>
          <table:table-cell table:style-name="ce551" table:formula="of:=[.I15]" office:value-type="time" office:time-value="PT04H30M00S" calcext:value-type="time">
            <text:p>270</text:p>
          </table:table-cell>
          <table:table-cell table:number-columns-repeated="1014"/>
        </table:table-row>
        <table:table-row table:style-name="ro2">
          <table:table-cell table:style-name="ce517" office:value-type="string" calcext:value-type="string">
            <text:p>Dienstag</text:p>
          </table:table-cell>
          <table:table-cell table:style-name="ce521" office:value-type="float" office:value="3" calcext:value-type="float">
            <text:p>3</text:p>
          </table:table-cell>
          <table:table-cell table:style-name="ce458" table:formula="of:=IF([.$K16]=&quot;Feiertag&quot;;&quot;0&quot;;IF([.$A16]=&quot;Donnerstag&quot;;[$Daten.$H$17];IF([.$A16]=&quot;Freitag&quot;;[$Daten.$J$17];IF([.$A16]=&quot;Montag&quot;;[$Daten.$B$17];IF([.$A16]=&quot;Dienstag&quot;;[$Daten.$D$17];IF([.$A16]=&quot;Mittwoch&quot;;[$Daten.$F$17];IF([.$A16]=&quot;Samstag&quot;;[$Daten.$L$17];&quot;0&quot;)))))))" office:value-type="time" office:time-value="PT15H00M00S" calcext:value-type="time">
            <text:p>15:00</text:p>
          </table:table-cell>
          <table:table-cell table:style-name="ce469" table:formula="of:=IF([.$K16]=&quot;Feiertag&quot;;&quot;0&quot;;IF([.$A16]=&quot;Donnerstag&quot;;[$Daten.$I$17];IF([.$A16]=&quot;Freitag&quot;;[$Daten.$K$17];IF([.$A16]=&quot;Montag&quot;;[$Daten.$C$17];IF([.$A16]=&quot;Dienstag&quot;;[$Daten.$E$17];IF([.$A16]=&quot;Mittwoch&quot;;[$Daten.$G$17];IF([.$A16]=&quot;Samstag&quot;;[$Daten.$M$17];&quot;0&quot;)))))))" office:value-type="time" office:time-value="PT20H00M00S" calcext:value-type="time">
            <text:p>20:00</text:p>
          </table:table-cell>
          <table:table-cell table:style-name="ce458" table:formula="of:=IF([.$K16]=&quot;Feiertag&quot;;&quot;0&quot;;IF([.$A16]=&quot;Donnerstag&quot;;[$Daten.$H$18];IF([.$A16]=&quot;Freitag&quot;;[$Daten.$J$18];IF([.$A16]=&quot;Montag&quot;;[$Daten.$B$18];IF([.$A16]=&quot;Dienstag&quot;;[$Daten.$D$18];IF([.$A16]=&quot;Mittwoch&quot;;[$Daten.$F$18];IF([.$A16]=&quot;Samstag&quot;;[$Daten.$L$18];&quot;0&quot;)))))))" office:value-type="time" office:time-value="PT00H00M00S" calcext:value-type="time">
            <text:p>00:00</text:p>
          </table:table-cell>
          <table:table-cell table:style-name="ce469" table:formula="of:=IF([.$K16]=&quot;Feiertag&quot;;&quot;0&quot;;IF([.$A16]=&quot;Donnerstag&quot;;[$Daten.$I$18];IF([.$A16]=&quot;Freitag&quot;;[$Daten.$K$18];IF([.$A16]=&quot;Montag&quot;;[$Daten.$C$18];IF([.$A16]=&quot;Dienstag&quot;;[$Daten.$E$18];IF([.$A16]=&quot;Mittwoch&quot;;[$Daten.$G$18];IF([.$A16]=&quot;Samstag&quot;;[$Daten.$M$18];&quot;0&quot;)))))))" office:value-type="time" office:time-value="PT00H00M00S" calcext:value-type="time">
            <text:p>00:00</text:p>
          </table:table-cell>
          <table:table-cell table:style-name="ce539"/>
          <table:table-cell table:style-name="ce543"/>
          <table:table-cell table:style-name="ce547" table:formula="of:=[.D16]-[.C16]+[.F16]-[.E16]+[.H16]-[.G16]" office:value-type="time" office:time-value="PT05H00M00S" calcext:value-type="time">
            <text:p>5:00</text:p>
          </table:table-cell>
          <table:table-cell table:style-name="ce551" table:formula="of:=[.I16]" office:value-type="time" office:time-value="PT05H00M00S" calcext:value-type="time">
            <text:p>300</text:p>
          </table:table-cell>
          <table:table-cell table:number-columns-repeated="1014"/>
        </table:table-row>
        <table:table-row table:style-name="ro2">
          <table:table-cell table:style-name="ce517" office:value-type="string" calcext:value-type="string">
            <text:p>Mittwoch</text:p>
          </table:table-cell>
          <table:table-cell table:style-name="ce521" office:value-type="float" office:value="4" calcext:value-type="float">
            <text:p>4</text:p>
          </table:table-cell>
          <table:table-cell table:style-name="ce458" table:formula="of:=IF([.$K17]=&quot;Feiertag&quot;;&quot;0&quot;;IF([.$A17]=&quot;Donnerstag&quot;;[$Daten.$H$17];IF([.$A17]=&quot;Freitag&quot;;[$Daten.$J$17];IF([.$A17]=&quot;Montag&quot;;[$Daten.$B$17];IF([.$A17]=&quot;Dienstag&quot;;[$Daten.$D$17];IF([.$A17]=&quot;Mittwoch&quot;;[$Daten.$F$17];IF([.$A17]=&quot;Samstag&quot;;[$Daten.$L$17];&quot;0&quot;)))))))" office:value-type="time" office:time-value="PT00H00M00S" calcext:value-type="time">
            <text:p>00:00</text:p>
          </table:table-cell>
          <table:table-cell table:style-name="ce469" table:formula="of:=IF([.$K17]=&quot;Feiertag&quot;;&quot;0&quot;;IF([.$A17]=&quot;Donnerstag&quot;;[$Daten.$I$17];IF([.$A17]=&quot;Freitag&quot;;[$Daten.$K$17];IF([.$A17]=&quot;Montag&quot;;[$Daten.$C$17];IF([.$A17]=&quot;Dienstag&quot;;[$Daten.$E$17];IF([.$A17]=&quot;Mittwoch&quot;;[$Daten.$G$17];IF([.$A17]=&quot;Samstag&quot;;[$Daten.$M$17];&quot;0&quot;)))))))" office:value-type="time" office:time-value="PT00H00M00S" calcext:value-type="time">
            <text:p>00:00</text:p>
          </table:table-cell>
          <table:table-cell table:style-name="ce458" table:formula="of:=IF([.$K17]=&quot;Feiertag&quot;;&quot;0&quot;;IF([.$A17]=&quot;Donnerstag&quot;;[$Daten.$H$18];IF([.$A17]=&quot;Freitag&quot;;[$Daten.$J$18];IF([.$A17]=&quot;Montag&quot;;[$Daten.$B$18];IF([.$A17]=&quot;Dienstag&quot;;[$Daten.$D$18];IF([.$A17]=&quot;Mittwoch&quot;;[$Daten.$F$18];IF([.$A17]=&quot;Samstag&quot;;[$Daten.$L$18];&quot;0&quot;)))))))" office:value-type="time" office:time-value="PT00H00M00S" calcext:value-type="time">
            <text:p>00:00</text:p>
          </table:table-cell>
          <table:table-cell table:style-name="ce469" table:formula="of:=IF([.$K17]=&quot;Feiertag&quot;;&quot;0&quot;;IF([.$A17]=&quot;Donnerstag&quot;;[$Daten.$I$18];IF([.$A17]=&quot;Freitag&quot;;[$Daten.$K$18];IF([.$A17]=&quot;Montag&quot;;[$Daten.$C$18];IF([.$A17]=&quot;Dienstag&quot;;[$Daten.$E$18];IF([.$A17]=&quot;Mittwoch&quot;;[$Daten.$G$18];IF([.$A17]=&quot;Samstag&quot;;[$Daten.$M$18];&quot;0&quot;)))))))" office:value-type="time" office:time-value="PT00H00M00S" calcext:value-type="time">
            <text:p>00:00</text:p>
          </table:table-cell>
          <table:table-cell table:style-name="ce539"/>
          <table:table-cell table:style-name="ce542"/>
          <table:table-cell table:style-name="ce547" table:formula="of:=[.D17]-[.C17]+[.F17]-[.E17]+[.H17]-[.G17]" office:value-type="time" office:time-value="PT00H00M00S" calcext:value-type="time">
            <text:p>0:00</text:p>
          </table:table-cell>
          <table:table-cell table:style-name="ce551" table:formula="of:=[.I17]" office:value-type="time" office:time-value="PT00H00M00S" calcext:value-type="time">
            <text:p>00</text:p>
          </table:table-cell>
          <table:table-cell table:number-columns-repeated="1014"/>
        </table:table-row>
        <table:table-row table:style-name="ro2">
          <table:table-cell table:style-name="ce517" office:value-type="string" calcext:value-type="string">
            <text:p>Donnerstag</text:p>
          </table:table-cell>
          <table:table-cell table:style-name="ce521" office:value-type="float" office:value="5" calcext:value-type="float">
            <text:p>5</text:p>
          </table:table-cell>
          <table:table-cell table:style-name="ce458" table:formula="of:=IF([.$K18]=&quot;Feiertag&quot;;&quot;0&quot;;IF([.$A18]=&quot;Donnerstag&quot;;[$Daten.$H$17];IF([.$A18]=&quot;Freitag&quot;;[$Daten.$J$17];IF([.$A18]=&quot;Montag&quot;;[$Daten.$B$17];IF([.$A18]=&quot;Dienstag&quot;;[$Daten.$D$17];IF([.$A18]=&quot;Mittwoch&quot;;[$Daten.$F$17];IF([.$A18]=&quot;Samstag&quot;;[$Daten.$L$17];&quot;0&quot;)))))))" office:value-type="time" office:time-value="PT00H00M00S" calcext:value-type="time">
            <text:p>00:00</text:p>
          </table:table-cell>
          <table:table-cell table:style-name="ce469" table:formula="of:=IF([.$K18]=&quot;Feiertag&quot;;&quot;0&quot;;IF([.$A18]=&quot;Donnerstag&quot;;[$Daten.$I$17];IF([.$A18]=&quot;Freitag&quot;;[$Daten.$K$17];IF([.$A18]=&quot;Montag&quot;;[$Daten.$C$17];IF([.$A18]=&quot;Dienstag&quot;;[$Daten.$E$17];IF([.$A18]=&quot;Mittwoch&quot;;[$Daten.$G$17];IF([.$A18]=&quot;Samstag&quot;;[$Daten.$M$17];&quot;0&quot;)))))))" office:value-type="time" office:time-value="PT00H00M00S" calcext:value-type="time">
            <text:p>00:00</text:p>
          </table:table-cell>
          <table:table-cell table:style-name="ce458" table:formula="of:=IF([.$K18]=&quot;Feiertag&quot;;&quot;0&quot;;IF([.$A18]=&quot;Donnerstag&quot;;[$Daten.$H$18];IF([.$A18]=&quot;Freitag&quot;;[$Daten.$J$18];IF([.$A18]=&quot;Montag&quot;;[$Daten.$B$18];IF([.$A18]=&quot;Dienstag&quot;;[$Daten.$D$18];IF([.$A18]=&quot;Mittwoch&quot;;[$Daten.$F$18];IF([.$A18]=&quot;Samstag&quot;;[$Daten.$L$18];&quot;0&quot;)))))))" office:value-type="time" office:time-value="PT00H00M00S" calcext:value-type="time">
            <text:p>00:00</text:p>
          </table:table-cell>
          <table:table-cell table:style-name="ce469" table:formula="of:=IF([.$K18]=&quot;Feiertag&quot;;&quot;0&quot;;IF([.$A18]=&quot;Donnerstag&quot;;[$Daten.$I$18];IF([.$A18]=&quot;Freitag&quot;;[$Daten.$K$18];IF([.$A18]=&quot;Montag&quot;;[$Daten.$C$18];IF([.$A18]=&quot;Dienstag&quot;;[$Daten.$E$18];IF([.$A18]=&quot;Mittwoch&quot;;[$Daten.$G$18];IF([.$A18]=&quot;Samstag&quot;;[$Daten.$M$18];&quot;0&quot;)))))))" office:value-type="time" office:time-value="PT00H00M00S" calcext:value-type="time">
            <text:p>00:00</text:p>
          </table:table-cell>
          <table:table-cell table:style-name="ce539"/>
          <table:table-cell table:style-name="ce542"/>
          <table:table-cell table:style-name="ce547" table:formula="of:=[.D18]-[.C18]+[.F18]-[.E18]+[.H18]-[.G18]" office:value-type="time" office:time-value="PT00H00M00S" calcext:value-type="time">
            <text:p>0:00</text:p>
          </table:table-cell>
          <table:table-cell table:style-name="ce551" table:formula="of:=[.I18]" office:value-type="time" office:time-value="PT00H00M00S" calcext:value-type="time">
            <text:p>00</text:p>
          </table:table-cell>
          <table:table-cell table:number-columns-repeated="1014"/>
        </table:table-row>
        <table:table-row table:style-name="ro2">
          <table:table-cell table:style-name="ce517" office:value-type="string" calcext:value-type="string">
            <text:p>Freitag</text:p>
          </table:table-cell>
          <table:table-cell table:style-name="ce521" office:value-type="float" office:value="6" calcext:value-type="float">
            <text:p>6</text:p>
          </table:table-cell>
          <table:table-cell table:style-name="ce458" table:formula="of:=IF([.$K19]=&quot;Feiertag&quot;;&quot;0&quot;;IF([.$A19]=&quot;Donnerstag&quot;;[$Daten.$H$17];IF([.$A19]=&quot;Freitag&quot;;[$Daten.$J$17];IF([.$A19]=&quot;Montag&quot;;[$Daten.$B$17];IF([.$A19]=&quot;Dienstag&quot;;[$Daten.$D$17];IF([.$A19]=&quot;Mittwoch&quot;;[$Daten.$F$17];IF([.$A19]=&quot;Samstag&quot;;[$Daten.$L$17];&quot;0&quot;)))))))" office:value-type="time" office:time-value="PT00H00M00S" calcext:value-type="time">
            <text:p>00:00</text:p>
          </table:table-cell>
          <table:table-cell table:style-name="ce469" table:formula="of:=IF([.$K19]=&quot;Feiertag&quot;;&quot;0&quot;;IF([.$A19]=&quot;Donnerstag&quot;;[$Daten.$I$17];IF([.$A19]=&quot;Freitag&quot;;[$Daten.$K$17];IF([.$A19]=&quot;Montag&quot;;[$Daten.$C$17];IF([.$A19]=&quot;Dienstag&quot;;[$Daten.$E$17];IF([.$A19]=&quot;Mittwoch&quot;;[$Daten.$G$17];IF([.$A19]=&quot;Samstag&quot;;[$Daten.$M$17];&quot;0&quot;)))))))" office:value-type="time" office:time-value="PT00H00M00S" calcext:value-type="time">
            <text:p>00:00</text:p>
          </table:table-cell>
          <table:table-cell table:style-name="ce458" table:formula="of:=IF([.$K19]=&quot;Feiertag&quot;;&quot;0&quot;;IF([.$A19]=&quot;Donnerstag&quot;;[$Daten.$H$18];IF([.$A19]=&quot;Freitag&quot;;[$Daten.$J$18];IF([.$A19]=&quot;Montag&quot;;[$Daten.$B$18];IF([.$A19]=&quot;Dienstag&quot;;[$Daten.$D$18];IF([.$A19]=&quot;Mittwoch&quot;;[$Daten.$F$18];IF([.$A19]=&quot;Samstag&quot;;[$Daten.$L$18];&quot;0&quot;)))))))" office:value-type="time" office:time-value="PT00H00M00S" calcext:value-type="time">
            <text:p>00:00</text:p>
          </table:table-cell>
          <table:table-cell table:style-name="ce469" table:formula="of:=IF([.$K19]=&quot;Feiertag&quot;;&quot;0&quot;;IF([.$A19]=&quot;Donnerstag&quot;;[$Daten.$I$18];IF([.$A19]=&quot;Freitag&quot;;[$Daten.$K$18];IF([.$A19]=&quot;Montag&quot;;[$Daten.$C$18];IF([.$A19]=&quot;Dienstag&quot;;[$Daten.$E$18];IF([.$A19]=&quot;Mittwoch&quot;;[$Daten.$G$18];IF([.$A19]=&quot;Samstag&quot;;[$Daten.$M$18];&quot;0&quot;)))))))" office:value-type="time" office:time-value="PT00H00M00S" calcext:value-type="time">
            <text:p>00:00</text:p>
          </table:table-cell>
          <table:table-cell table:style-name="ce539"/>
          <table:table-cell table:style-name="ce542"/>
          <table:table-cell table:style-name="ce547" table:formula="of:=[.D19]-[.C19]+[.F19]-[.E19]+[.H19]-[.G19]" office:value-type="time" office:time-value="PT00H00M00S" calcext:value-type="time">
            <text:p>0:00</text:p>
          </table:table-cell>
          <table:table-cell table:style-name="ce551" table:formula="of:=[.I19]" office:value-type="time" office:time-value="PT00H00M00S" calcext:value-type="time">
            <text:p>00</text:p>
          </table:table-cell>
          <table:table-cell table:number-columns-repeated="1014"/>
        </table:table-row>
        <table:table-row table:style-name="ro2">
          <table:table-cell table:style-name="ce517" office:value-type="string" calcext:value-type="string">
            <text:p>Samstag</text:p>
          </table:table-cell>
          <table:table-cell table:style-name="ce521" office:value-type="float" office:value="7" calcext:value-type="float">
            <text:p>7</text:p>
          </table:table-cell>
          <table:table-cell table:style-name="ce458" table:formula="of:=IF([.$K20]=&quot;Feiertag&quot;;&quot;0&quot;;IF([.$A20]=&quot;Donnerstag&quot;;[$Daten.$H$17];IF([.$A20]=&quot;Freitag&quot;;[$Daten.$J$17];IF([.$A20]=&quot;Montag&quot;;[$Daten.$B$17];IF([.$A20]=&quot;Dienstag&quot;;[$Daten.$D$17];IF([.$A20]=&quot;Mittwoch&quot;;[$Daten.$F$17];IF([.$A20]=&quot;Samstag&quot;;[$Daten.$L$17];&quot;0&quot;)))))))" office:value-type="time" office:time-value="PT00H00M00S" calcext:value-type="time">
            <text:p>00:00</text:p>
          </table:table-cell>
          <table:table-cell table:style-name="ce469" table:formula="of:=IF([.$K20]=&quot;Feiertag&quot;;&quot;0&quot;;IF([.$A20]=&quot;Donnerstag&quot;;[$Daten.$I$17];IF([.$A20]=&quot;Freitag&quot;;[$Daten.$K$17];IF([.$A20]=&quot;Montag&quot;;[$Daten.$C$17];IF([.$A20]=&quot;Dienstag&quot;;[$Daten.$E$17];IF([.$A20]=&quot;Mittwoch&quot;;[$Daten.$G$17];IF([.$A20]=&quot;Samstag&quot;;[$Daten.$M$17];&quot;0&quot;)))))))" office:value-type="time" office:time-value="PT00H00M00S" calcext:value-type="time">
            <text:p>00:00</text:p>
          </table:table-cell>
          <table:table-cell table:style-name="ce458" table:formula="of:=IF([.$K20]=&quot;Feiertag&quot;;&quot;0&quot;;IF([.$A20]=&quot;Donnerstag&quot;;[$Daten.$H$18];IF([.$A20]=&quot;Freitag&quot;;[$Daten.$J$18];IF([.$A20]=&quot;Montag&quot;;[$Daten.$B$18];IF([.$A20]=&quot;Dienstag&quot;;[$Daten.$D$18];IF([.$A20]=&quot;Mittwoch&quot;;[$Daten.$F$18];IF([.$A20]=&quot;Samstag&quot;;[$Daten.$L$18];&quot;0&quot;)))))))" office:value-type="time" office:time-value="PT00H00M00S" calcext:value-type="time">
            <text:p>00:00</text:p>
          </table:table-cell>
          <table:table-cell table:style-name="ce469" table:formula="of:=IF([.$K20]=&quot;Feiertag&quot;;&quot;0&quot;;IF([.$A20]=&quot;Donnerstag&quot;;[$Daten.$I$18];IF([.$A20]=&quot;Freitag&quot;;[$Daten.$K$18];IF([.$A20]=&quot;Montag&quot;;[$Daten.$C$18];IF([.$A20]=&quot;Dienstag&quot;;[$Daten.$E$18];IF([.$A20]=&quot;Mittwoch&quot;;[$Daten.$G$18];IF([.$A20]=&quot;Samstag&quot;;[$Daten.$M$18];&quot;0&quot;)))))))" office:value-type="time" office:time-value="PT00H00M00S" calcext:value-type="time">
            <text:p>00:00</text:p>
          </table:table-cell>
          <table:table-cell table:style-name="ce539"/>
          <table:table-cell table:style-name="ce542"/>
          <table:table-cell table:style-name="ce547" table:formula="of:=[.D20]-[.C20]+[.F20]-[.E20]+[.H20]-[.G20]" office:value-type="time" office:time-value="PT00H00M00S" calcext:value-type="time">
            <text:p>0:00</text:p>
          </table:table-cell>
          <table:table-cell table:style-name="ce551" table:formula="of:=[.I20]" office:value-type="time" office:time-value="PT00H00M00S" calcext:value-type="time">
            <text:p>00</text:p>
          </table:table-cell>
          <table:table-cell table:number-columns-repeated="1014"/>
        </table:table-row>
        <table:table-row table:style-name="ro2">
          <table:table-cell table:style-name="ce517" office:value-type="string" calcext:value-type="string">
            <text:p>Sonntag</text:p>
          </table:table-cell>
          <table:table-cell table:style-name="ce521" office:value-type="float" office:value="8" calcext:value-type="float">
            <text:p>8</text:p>
          </table:table-cell>
          <table:table-cell table:style-name="ce458" table:formula="of:=IF([.$K21]=&quot;Feiertag&quot;;&quot;0&quot;;IF([.$A21]=&quot;Donnerstag&quot;;[$Daten.$H$17];IF([.$A21]=&quot;Freitag&quot;;[$Daten.$J$17];IF([.$A21]=&quot;Montag&quot;;[$Daten.$B$17];IF([.$A21]=&quot;Dienstag&quot;;[$Daten.$D$17];IF([.$A21]=&quot;Mittwoch&quot;;[$Daten.$F$17];IF([.$A21]=&quot;Samstag&quot;;[$Daten.$L$17];&quot;0&quot;)))))))" office:value-type="string" office:string-value="0" calcext:value-type="string">
            <text:p>0</text:p>
          </table:table-cell>
          <table:table-cell table:style-name="ce469" table:formula="of:=IF([.$K21]=&quot;Feiertag&quot;;&quot;0&quot;;IF([.$A21]=&quot;Donnerstag&quot;;[$Daten.$I$17];IF([.$A21]=&quot;Freitag&quot;;[$Daten.$K$17];IF([.$A21]=&quot;Montag&quot;;[$Daten.$C$17];IF([.$A21]=&quot;Dienstag&quot;;[$Daten.$E$17];IF([.$A21]=&quot;Mittwoch&quot;;[$Daten.$G$17];IF([.$A21]=&quot;Samstag&quot;;[$Daten.$M$17];&quot;0&quot;)))))))" office:value-type="string" office:string-value="0" calcext:value-type="string">
            <text:p>0</text:p>
          </table:table-cell>
          <table:table-cell table:style-name="ce458" table:formula="of:=IF([.$K21]=&quot;Feiertag&quot;;&quot;0&quot;;IF([.$A21]=&quot;Donnerstag&quot;;[$Daten.$H$18];IF([.$A21]=&quot;Freitag&quot;;[$Daten.$J$18];IF([.$A21]=&quot;Montag&quot;;[$Daten.$B$18];IF([.$A21]=&quot;Dienstag&quot;;[$Daten.$D$18];IF([.$A21]=&quot;Mittwoch&quot;;[$Daten.$F$18];IF([.$A21]=&quot;Samstag&quot;;[$Daten.$L$18];&quot;0&quot;)))))))" office:value-type="string" office:string-value="0" calcext:value-type="string">
            <text:p>0</text:p>
          </table:table-cell>
          <table:table-cell table:style-name="ce469" table:formula="of:=IF([.$K21]=&quot;Feiertag&quot;;&quot;0&quot;;IF([.$A21]=&quot;Donnerstag&quot;;[$Daten.$I$18];IF([.$A21]=&quot;Freitag&quot;;[$Daten.$K$18];IF([.$A21]=&quot;Montag&quot;;[$Daten.$C$18];IF([.$A21]=&quot;Dienstag&quot;;[$Daten.$E$18];IF([.$A21]=&quot;Mittwoch&quot;;[$Daten.$G$18];IF([.$A21]=&quot;Samstag&quot;;[$Daten.$M$18];&quot;0&quot;)))))))" office:value-type="string" office:string-value="0" calcext:value-type="string">
            <text:p>0</text:p>
          </table:table-cell>
          <table:table-cell table:style-name="ce539"/>
          <table:table-cell table:style-name="ce542"/>
          <table:table-cell table:style-name="ce547" table:formula="of:=[.D21]-[.C21]+[.F21]-[.E21]+[.H21]-[.G21]" office:value-type="time" office:time-value="PT00H00M00S" calcext:value-type="time">
            <text:p>0:00</text:p>
          </table:table-cell>
          <table:table-cell table:style-name="ce551" table:formula="of:=[.I21]" office:value-type="time" office:time-value="PT00H00M00S" calcext:value-type="time">
            <text:p>00</text:p>
          </table:table-cell>
          <table:table-cell table:number-columns-repeated="1014"/>
        </table:table-row>
        <table:table-row table:style-name="ro2">
          <table:table-cell table:style-name="ce517" office:value-type="string" calcext:value-type="string">
            <text:p>Montag</text:p>
          </table:table-cell>
          <table:table-cell table:style-name="ce521" office:value-type="float" office:value="9" calcext:value-type="float">
            <text:p>9</text:p>
          </table:table-cell>
          <table:table-cell table:style-name="ce458" table:formula="of:=IF([.$K22]=&quot;Feiertag&quot;;&quot;0&quot;;IF([.$A22]=&quot;Donnerstag&quot;;[$Daten.$H$17];IF([.$A22]=&quot;Freitag&quot;;[$Daten.$J$17];IF([.$A22]=&quot;Montag&quot;;[$Daten.$B$17];IF([.$A22]=&quot;Dienstag&quot;;[$Daten.$D$17];IF([.$A22]=&quot;Mittwoch&quot;;[$Daten.$F$17];IF([.$A22]=&quot;Samstag&quot;;[$Daten.$L$17];&quot;0&quot;)))))))" office:value-type="time" office:time-value="PT14H00M00S" calcext:value-type="time">
            <text:p>14:00</text:p>
          </table:table-cell>
          <table:table-cell table:style-name="ce469" table:formula="of:=IF([.$K22]=&quot;Feiertag&quot;;&quot;0&quot;;IF([.$A22]=&quot;Donnerstag&quot;;[$Daten.$I$17];IF([.$A22]=&quot;Freitag&quot;;[$Daten.$K$17];IF([.$A22]=&quot;Montag&quot;;[$Daten.$C$17];IF([.$A22]=&quot;Dienstag&quot;;[$Daten.$E$17];IF([.$A22]=&quot;Mittwoch&quot;;[$Daten.$G$17];IF([.$A22]=&quot;Samstag&quot;;[$Daten.$M$17];&quot;0&quot;)))))))" office:value-type="time" office:time-value="PT18H30M00S" calcext:value-type="time">
            <text:p>18:30</text:p>
          </table:table-cell>
          <table:table-cell table:style-name="ce458" table:formula="of:=IF([.$K22]=&quot;Feiertag&quot;;&quot;0&quot;;IF([.$A22]=&quot;Donnerstag&quot;;[$Daten.$H$18];IF([.$A22]=&quot;Freitag&quot;;[$Daten.$J$18];IF([.$A22]=&quot;Montag&quot;;[$Daten.$B$18];IF([.$A22]=&quot;Dienstag&quot;;[$Daten.$D$18];IF([.$A22]=&quot;Mittwoch&quot;;[$Daten.$F$18];IF([.$A22]=&quot;Samstag&quot;;[$Daten.$L$18];&quot;0&quot;)))))))" office:value-type="time" office:time-value="PT00H00M00S" calcext:value-type="time">
            <text:p>00:00</text:p>
          </table:table-cell>
          <table:table-cell table:style-name="ce469" table:formula="of:=IF([.$K22]=&quot;Feiertag&quot;;&quot;0&quot;;IF([.$A22]=&quot;Donnerstag&quot;;[$Daten.$I$18];IF([.$A22]=&quot;Freitag&quot;;[$Daten.$K$18];IF([.$A22]=&quot;Montag&quot;;[$Daten.$C$18];IF([.$A22]=&quot;Dienstag&quot;;[$Daten.$E$18];IF([.$A22]=&quot;Mittwoch&quot;;[$Daten.$G$18];IF([.$A22]=&quot;Samstag&quot;;[$Daten.$M$18];&quot;0&quot;)))))))" office:value-type="time" office:time-value="PT00H00M00S" calcext:value-type="time">
            <text:p>00:00</text:p>
          </table:table-cell>
          <table:table-cell table:style-name="ce539"/>
          <table:table-cell table:style-name="ce542"/>
          <table:table-cell table:style-name="ce547" table:formula="of:=[.D22]-[.C22]+[.F22]-[.E22]+[.H22]-[.G22]" office:value-type="time" office:time-value="PT04H30M00S" calcext:value-type="time">
            <text:p>4:30</text:p>
          </table:table-cell>
          <table:table-cell table:style-name="ce551" table:formula="of:=[.I22]" office:value-type="time" office:time-value="PT04H30M00S" calcext:value-type="time">
            <text:p>270</text:p>
          </table:table-cell>
          <table:table-cell table:number-columns-repeated="1014"/>
        </table:table-row>
        <table:table-row table:style-name="ro2">
          <table:table-cell table:style-name="ce517" office:value-type="string" calcext:value-type="string">
            <text:p>Dienstag</text:p>
          </table:table-cell>
          <table:table-cell table:style-name="ce521" office:value-type="float" office:value="10" calcext:value-type="float">
            <text:p>10</text:p>
          </table:table-cell>
          <table:table-cell table:style-name="ce528" table:formula="of:=IF([.$K23]=&quot;Feiertag&quot;;&quot;0&quot;;IF([.$A23]=&quot;Donnerstag&quot;;[$Daten.$H$17];IF([.$A23]=&quot;Freitag&quot;;[$Daten.$J$17];IF([.$A23]=&quot;Montag&quot;;[$Daten.$B$17];IF([.$A23]=&quot;Dienstag&quot;;[$Daten.$D$17];IF([.$A23]=&quot;Mittwoch&quot;;[$Daten.$F$17];IF([.$A23]=&quot;Samstag&quot;;[$Daten.$L$17];&quot;0&quot;)))))))" office:value-type="time" office:time-value="PT15H00M00S" calcext:value-type="time">
            <text:p>15:00</text:p>
          </table:table-cell>
          <table:table-cell table:style-name="ce534" table:formula="of:=IF([.$K23]=&quot;Feiertag&quot;;&quot;0&quot;;IF([.$A23]=&quot;Donnerstag&quot;;[$Daten.$I$17];IF([.$A23]=&quot;Freitag&quot;;[$Daten.$K$17];IF([.$A23]=&quot;Montag&quot;;[$Daten.$C$17];IF([.$A23]=&quot;Dienstag&quot;;[$Daten.$E$17];IF([.$A23]=&quot;Mittwoch&quot;;[$Daten.$G$17];IF([.$A23]=&quot;Samstag&quot;;[$Daten.$M$17];&quot;0&quot;)))))))" office:value-type="time" office:time-value="PT20H00M00S" calcext:value-type="time">
            <text:p>20:00</text:p>
          </table:table-cell>
          <table:table-cell table:style-name="ce528" table:formula="of:=IF([.$K23]=&quot;Feiertag&quot;;&quot;0&quot;;IF([.$A23]=&quot;Donnerstag&quot;;[$Daten.$H$18];IF([.$A23]=&quot;Freitag&quot;;[$Daten.$J$18];IF([.$A23]=&quot;Montag&quot;;[$Daten.$B$18];IF([.$A23]=&quot;Dienstag&quot;;[$Daten.$D$18];IF([.$A23]=&quot;Mittwoch&quot;;[$Daten.$F$18];IF([.$A23]=&quot;Samstag&quot;;[$Daten.$L$18];&quot;0&quot;)))))))" office:value-type="time" office:time-value="PT00H00M00S" calcext:value-type="time">
            <text:p>00:00</text:p>
          </table:table-cell>
          <table:table-cell table:style-name="ce534" table:formula="of:=IF([.$K23]=&quot;Feiertag&quot;;&quot;0&quot;;IF([.$A23]=&quot;Donnerstag&quot;;[$Daten.$I$18];IF([.$A23]=&quot;Freitag&quot;;[$Daten.$K$18];IF([.$A23]=&quot;Montag&quot;;[$Daten.$C$18];IF([.$A23]=&quot;Dienstag&quot;;[$Daten.$E$18];IF([.$A23]=&quot;Mittwoch&quot;;[$Daten.$G$18];IF([.$A23]=&quot;Samstag&quot;;[$Daten.$M$18];&quot;0&quot;)))))))" office:value-type="time" office:time-value="PT00H00M00S" calcext:value-type="time">
            <text:p>00:00</text:p>
          </table:table-cell>
          <table:table-cell table:style-name="ce540"/>
          <table:table-cell table:style-name="ce544"/>
          <table:table-cell table:style-name="ce548" table:formula="of:=[.D23]-[.C23]+[.F23]-[.E23]+[.H23]-[.G23]" office:value-type="time" office:time-value="PT05H00M00S" calcext:value-type="time">
            <text:p>5:00</text:p>
          </table:table-cell>
          <table:table-cell table:style-name="ce552" table:formula="of:=[.I23]" office:value-type="time" office:time-value="PT05H00M00S" calcext:value-type="time">
            <text:p>300</text:p>
          </table:table-cell>
          <table:table-cell table:number-columns-repeated="1014"/>
        </table:table-row>
        <table:table-row table:style-name="ro2">
          <table:table-cell table:style-name="ce517" office:value-type="string" calcext:value-type="string">
            <text:p>Mittwoch</text:p>
          </table:table-cell>
          <table:table-cell table:style-name="ce521" office:value-type="float" office:value="11" calcext:value-type="float">
            <text:p>11</text:p>
          </table:table-cell>
          <table:table-cell table:style-name="ce458" table:formula="of:=IF([.$K24]=&quot;Feiertag&quot;;&quot;0&quot;;IF([.$A24]=&quot;Donnerstag&quot;;[$Daten.$H$17];IF([.$A24]=&quot;Freitag&quot;;[$Daten.$J$17];IF([.$A24]=&quot;Montag&quot;;[$Daten.$B$17];IF([.$A24]=&quot;Dienstag&quot;;[$Daten.$D$17];IF([.$A24]=&quot;Mittwoch&quot;;[$Daten.$F$17];IF([.$A24]=&quot;Samstag&quot;;[$Daten.$L$17];&quot;0&quot;)))))))" office:value-type="time" office:time-value="PT00H00M00S" calcext:value-type="time">
            <text:p>00:00</text:p>
          </table:table-cell>
          <table:table-cell table:style-name="ce469" table:formula="of:=IF([.$K24]=&quot;Feiertag&quot;;&quot;0&quot;;IF([.$A24]=&quot;Donnerstag&quot;;[$Daten.$I$17];IF([.$A24]=&quot;Freitag&quot;;[$Daten.$K$17];IF([.$A24]=&quot;Montag&quot;;[$Daten.$C$17];IF([.$A24]=&quot;Dienstag&quot;;[$Daten.$E$17];IF([.$A24]=&quot;Mittwoch&quot;;[$Daten.$G$17];IF([.$A24]=&quot;Samstag&quot;;[$Daten.$M$17];&quot;0&quot;)))))))" office:value-type="time" office:time-value="PT00H00M00S" calcext:value-type="time">
            <text:p>00:00</text:p>
          </table:table-cell>
          <table:table-cell table:style-name="ce458" table:formula="of:=IF([.$K24]=&quot;Feiertag&quot;;&quot;0&quot;;IF([.$A24]=&quot;Donnerstag&quot;;[$Daten.$H$18];IF([.$A24]=&quot;Freitag&quot;;[$Daten.$J$18];IF([.$A24]=&quot;Montag&quot;;[$Daten.$B$18];IF([.$A24]=&quot;Dienstag&quot;;[$Daten.$D$18];IF([.$A24]=&quot;Mittwoch&quot;;[$Daten.$F$18];IF([.$A24]=&quot;Samstag&quot;;[$Daten.$L$18];&quot;0&quot;)))))))" office:value-type="time" office:time-value="PT00H00M00S" calcext:value-type="time">
            <text:p>00:00</text:p>
          </table:table-cell>
          <table:table-cell table:style-name="ce469" table:formula="of:=IF([.$K24]=&quot;Feiertag&quot;;&quot;0&quot;;IF([.$A24]=&quot;Donnerstag&quot;;[$Daten.$I$18];IF([.$A24]=&quot;Freitag&quot;;[$Daten.$K$18];IF([.$A24]=&quot;Montag&quot;;[$Daten.$C$18];IF([.$A24]=&quot;Dienstag&quot;;[$Daten.$E$18];IF([.$A24]=&quot;Mittwoch&quot;;[$Daten.$G$18];IF([.$A24]=&quot;Samstag&quot;;[$Daten.$M$18];&quot;0&quot;)))))))" office:value-type="time" office:time-value="PT00H00M00S" calcext:value-type="time">
            <text:p>00:00</text:p>
          </table:table-cell>
          <table:table-cell table:style-name="ce539"/>
          <table:table-cell table:style-name="ce542"/>
          <table:table-cell table:style-name="ce547" table:formula="of:=[.D24]-[.C24]+[.F24]-[.E24]+[.H24]-[.G24]" office:value-type="time" office:time-value="PT00H00M00S" calcext:value-type="time">
            <text:p>0:00</text:p>
          </table:table-cell>
          <table:table-cell table:style-name="ce551" table:formula="of:=[.I24]" office:value-type="time" office:time-value="PT00H00M00S" calcext:value-type="time">
            <text:p>00</text:p>
          </table:table-cell>
          <table:table-cell table:number-columns-repeated="1014"/>
        </table:table-row>
        <table:table-row table:style-name="ro2">
          <table:table-cell table:style-name="ce517" office:value-type="string" calcext:value-type="string">
            <text:p>Donnerstag</text:p>
          </table:table-cell>
          <table:table-cell table:style-name="ce521" office:value-type="float" office:value="12" calcext:value-type="float">
            <text:p>12</text:p>
          </table:table-cell>
          <table:table-cell table:style-name="ce458" table:formula="of:=IF([.$K25]=&quot;Feiertag&quot;;&quot;0&quot;;IF([.$A25]=&quot;Donnerstag&quot;;[$Daten.$H$17];IF([.$A25]=&quot;Freitag&quot;;[$Daten.$J$17];IF([.$A25]=&quot;Montag&quot;;[$Daten.$B$17];IF([.$A25]=&quot;Dienstag&quot;;[$Daten.$D$17];IF([.$A25]=&quot;Mittwoch&quot;;[$Daten.$F$17];IF([.$A25]=&quot;Samstag&quot;;[$Daten.$L$17];&quot;0&quot;)))))))" office:value-type="time" office:time-value="PT00H00M00S" calcext:value-type="time">
            <text:p>00:00</text:p>
          </table:table-cell>
          <table:table-cell table:style-name="ce469" table:formula="of:=IF([.$K25]=&quot;Feiertag&quot;;&quot;0&quot;;IF([.$A25]=&quot;Donnerstag&quot;;[$Daten.$I$17];IF([.$A25]=&quot;Freitag&quot;;[$Daten.$K$17];IF([.$A25]=&quot;Montag&quot;;[$Daten.$C$17];IF([.$A25]=&quot;Dienstag&quot;;[$Daten.$E$17];IF([.$A25]=&quot;Mittwoch&quot;;[$Daten.$G$17];IF([.$A25]=&quot;Samstag&quot;;[$Daten.$M$17];&quot;0&quot;)))))))" office:value-type="time" office:time-value="PT00H00M00S" calcext:value-type="time">
            <text:p>00:00</text:p>
          </table:table-cell>
          <table:table-cell table:style-name="ce458" table:formula="of:=IF([.$K25]=&quot;Feiertag&quot;;&quot;0&quot;;IF([.$A25]=&quot;Donnerstag&quot;;[$Daten.$H$18];IF([.$A25]=&quot;Freitag&quot;;[$Daten.$J$18];IF([.$A25]=&quot;Montag&quot;;[$Daten.$B$18];IF([.$A25]=&quot;Dienstag&quot;;[$Daten.$D$18];IF([.$A25]=&quot;Mittwoch&quot;;[$Daten.$F$18];IF([.$A25]=&quot;Samstag&quot;;[$Daten.$L$18];&quot;0&quot;)))))))" office:value-type="time" office:time-value="PT00H00M00S" calcext:value-type="time">
            <text:p>00:00</text:p>
          </table:table-cell>
          <table:table-cell table:style-name="ce469" table:formula="of:=IF([.$K25]=&quot;Feiertag&quot;;&quot;0&quot;;IF([.$A25]=&quot;Donnerstag&quot;;[$Daten.$I$18];IF([.$A25]=&quot;Freitag&quot;;[$Daten.$K$18];IF([.$A25]=&quot;Montag&quot;;[$Daten.$C$18];IF([.$A25]=&quot;Dienstag&quot;;[$Daten.$E$18];IF([.$A25]=&quot;Mittwoch&quot;;[$Daten.$G$18];IF([.$A25]=&quot;Samstag&quot;;[$Daten.$M$18];&quot;0&quot;)))))))" office:value-type="time" office:time-value="PT00H00M00S" calcext:value-type="time">
            <text:p>00:00</text:p>
          </table:table-cell>
          <table:table-cell table:style-name="ce539"/>
          <table:table-cell table:style-name="ce542"/>
          <table:table-cell table:style-name="ce547" table:formula="of:=[.D25]-[.C25]+[.F25]-[.E25]+[.H25]-[.G25]" office:value-type="time" office:time-value="PT00H00M00S" calcext:value-type="time">
            <text:p>0:00</text:p>
          </table:table-cell>
          <table:table-cell table:style-name="ce551" table:formula="of:=[.I25]" office:value-type="time" office:time-value="PT00H00M00S" calcext:value-type="time">
            <text:p>00</text:p>
          </table:table-cell>
          <table:table-cell table:number-columns-repeated="1014"/>
        </table:table-row>
        <table:table-row table:style-name="ro2">
          <table:table-cell table:style-name="ce517" office:value-type="string" calcext:value-type="string">
            <text:p>Freitag</text:p>
          </table:table-cell>
          <table:table-cell table:style-name="ce521" office:value-type="float" office:value="13" calcext:value-type="float">
            <text:p>13</text:p>
          </table:table-cell>
          <table:table-cell table:style-name="ce458" table:formula="of:=IF([.$K26]=&quot;Feiertag&quot;;&quot;0&quot;;IF([.$A26]=&quot;Donnerstag&quot;;[$Daten.$H$17];IF([.$A26]=&quot;Freitag&quot;;[$Daten.$J$17];IF([.$A26]=&quot;Montag&quot;;[$Daten.$B$17];IF([.$A26]=&quot;Dienstag&quot;;[$Daten.$D$17];IF([.$A26]=&quot;Mittwoch&quot;;[$Daten.$F$17];IF([.$A26]=&quot;Samstag&quot;;[$Daten.$L$17];&quot;0&quot;)))))))" office:value-type="time" office:time-value="PT00H00M00S" calcext:value-type="time">
            <text:p>00:00</text:p>
          </table:table-cell>
          <table:table-cell table:style-name="ce469" table:formula="of:=IF([.$K26]=&quot;Feiertag&quot;;&quot;0&quot;;IF([.$A26]=&quot;Donnerstag&quot;;[$Daten.$I$17];IF([.$A26]=&quot;Freitag&quot;;[$Daten.$K$17];IF([.$A26]=&quot;Montag&quot;;[$Daten.$C$17];IF([.$A26]=&quot;Dienstag&quot;;[$Daten.$E$17];IF([.$A26]=&quot;Mittwoch&quot;;[$Daten.$G$17];IF([.$A26]=&quot;Samstag&quot;;[$Daten.$M$17];&quot;0&quot;)))))))" office:value-type="time" office:time-value="PT00H00M00S" calcext:value-type="time">
            <text:p>00:00</text:p>
          </table:table-cell>
          <table:table-cell table:style-name="ce458" table:formula="of:=IF([.$K26]=&quot;Feiertag&quot;;&quot;0&quot;;IF([.$A26]=&quot;Donnerstag&quot;;[$Daten.$H$18];IF([.$A26]=&quot;Freitag&quot;;[$Daten.$J$18];IF([.$A26]=&quot;Montag&quot;;[$Daten.$B$18];IF([.$A26]=&quot;Dienstag&quot;;[$Daten.$D$18];IF([.$A26]=&quot;Mittwoch&quot;;[$Daten.$F$18];IF([.$A26]=&quot;Samstag&quot;;[$Daten.$L$18];&quot;0&quot;)))))))" office:value-type="time" office:time-value="PT00H00M00S" calcext:value-type="time">
            <text:p>00:00</text:p>
          </table:table-cell>
          <table:table-cell table:style-name="ce469" table:formula="of:=IF([.$K26]=&quot;Feiertag&quot;;&quot;0&quot;;IF([.$A26]=&quot;Donnerstag&quot;;[$Daten.$I$18];IF([.$A26]=&quot;Freitag&quot;;[$Daten.$K$18];IF([.$A26]=&quot;Montag&quot;;[$Daten.$C$18];IF([.$A26]=&quot;Dienstag&quot;;[$Daten.$E$18];IF([.$A26]=&quot;Mittwoch&quot;;[$Daten.$G$18];IF([.$A26]=&quot;Samstag&quot;;[$Daten.$M$18];&quot;0&quot;)))))))" office:value-type="time" office:time-value="PT00H00M00S" calcext:value-type="time">
            <text:p>00:00</text:p>
          </table:table-cell>
          <table:table-cell table:style-name="ce539"/>
          <table:table-cell table:style-name="ce542"/>
          <table:table-cell table:style-name="ce547" table:formula="of:=[.D26]-[.C26]+[.F26]-[.E26]+[.H26]-[.G26]" office:value-type="time" office:time-value="PT00H00M00S" calcext:value-type="time">
            <text:p>0:00</text:p>
          </table:table-cell>
          <table:table-cell table:style-name="ce551" table:formula="of:=[.I26]" office:value-type="time" office:time-value="PT00H00M00S" calcext:value-type="time">
            <text:p>00</text:p>
          </table:table-cell>
          <table:table-cell table:number-columns-repeated="1014"/>
        </table:table-row>
        <table:table-row table:style-name="ro2">
          <table:table-cell table:style-name="ce517" office:value-type="string" calcext:value-type="string">
            <text:p>Samstag</text:p>
          </table:table-cell>
          <table:table-cell table:style-name="ce521" office:value-type="float" office:value="14" calcext:value-type="float">
            <text:p>14</text:p>
          </table:table-cell>
          <table:table-cell table:style-name="ce458" table:formula="of:=IF([.$K27]=&quot;Feiertag&quot;;&quot;0&quot;;IF([.$A27]=&quot;Donnerstag&quot;;[$Daten.$H$17];IF([.$A27]=&quot;Freitag&quot;;[$Daten.$J$17];IF([.$A27]=&quot;Montag&quot;;[$Daten.$B$17];IF([.$A27]=&quot;Dienstag&quot;;[$Daten.$D$17];IF([.$A27]=&quot;Mittwoch&quot;;[$Daten.$F$17];IF([.$A27]=&quot;Samstag&quot;;[$Daten.$L$17];&quot;0&quot;)))))))" office:value-type="time" office:time-value="PT00H00M00S" calcext:value-type="time">
            <text:p>00:00</text:p>
          </table:table-cell>
          <table:table-cell table:style-name="ce469" table:formula="of:=IF([.$K27]=&quot;Feiertag&quot;;&quot;0&quot;;IF([.$A27]=&quot;Donnerstag&quot;;[$Daten.$I$17];IF([.$A27]=&quot;Freitag&quot;;[$Daten.$K$17];IF([.$A27]=&quot;Montag&quot;;[$Daten.$C$17];IF([.$A27]=&quot;Dienstag&quot;;[$Daten.$E$17];IF([.$A27]=&quot;Mittwoch&quot;;[$Daten.$G$17];IF([.$A27]=&quot;Samstag&quot;;[$Daten.$M$17];&quot;0&quot;)))))))" office:value-type="time" office:time-value="PT00H00M00S" calcext:value-type="time">
            <text:p>00:00</text:p>
          </table:table-cell>
          <table:table-cell table:style-name="ce458" table:formula="of:=IF([.$K27]=&quot;Feiertag&quot;;&quot;0&quot;;IF([.$A27]=&quot;Donnerstag&quot;;[$Daten.$H$18];IF([.$A27]=&quot;Freitag&quot;;[$Daten.$J$18];IF([.$A27]=&quot;Montag&quot;;[$Daten.$B$18];IF([.$A27]=&quot;Dienstag&quot;;[$Daten.$D$18];IF([.$A27]=&quot;Mittwoch&quot;;[$Daten.$F$18];IF([.$A27]=&quot;Samstag&quot;;[$Daten.$L$18];&quot;0&quot;)))))))" office:value-type="time" office:time-value="PT00H00M00S" calcext:value-type="time">
            <text:p>00:00</text:p>
          </table:table-cell>
          <table:table-cell table:style-name="ce469" table:formula="of:=IF([.$K27]=&quot;Feiertag&quot;;&quot;0&quot;;IF([.$A27]=&quot;Donnerstag&quot;;[$Daten.$I$18];IF([.$A27]=&quot;Freitag&quot;;[$Daten.$K$18];IF([.$A27]=&quot;Montag&quot;;[$Daten.$C$18];IF([.$A27]=&quot;Dienstag&quot;;[$Daten.$E$18];IF([.$A27]=&quot;Mittwoch&quot;;[$Daten.$G$18];IF([.$A27]=&quot;Samstag&quot;;[$Daten.$M$18];&quot;0&quot;)))))))" office:value-type="time" office:time-value="PT00H00M00S" calcext:value-type="time">
            <text:p>00:00</text:p>
          </table:table-cell>
          <table:table-cell table:style-name="ce539"/>
          <table:table-cell table:style-name="ce542"/>
          <table:table-cell table:style-name="ce547" table:formula="of:=[.D27]-[.C27]+[.F27]-[.E27]+[.H27]-[.G27]" office:value-type="time" office:time-value="PT00H00M00S" calcext:value-type="time">
            <text:p>0:00</text:p>
          </table:table-cell>
          <table:table-cell table:style-name="ce551" table:formula="of:=[.I27]" office:value-type="time" office:time-value="PT00H00M00S" calcext:value-type="time">
            <text:p>00</text:p>
          </table:table-cell>
          <table:table-cell table:number-columns-repeated="1014"/>
        </table:table-row>
        <table:table-row table:style-name="ro2">
          <table:table-cell table:style-name="ce517" office:value-type="string" calcext:value-type="string">
            <text:p>Sonntag</text:p>
          </table:table-cell>
          <table:table-cell table:style-name="ce521" office:value-type="float" office:value="15" calcext:value-type="float">
            <text:p>15</text:p>
          </table:table-cell>
          <table:table-cell table:style-name="ce458" table:formula="of:=IF([.$K28]=&quot;Feiertag&quot;;&quot;0&quot;;IF([.$A28]=&quot;Donnerstag&quot;;[$Daten.$H$17];IF([.$A28]=&quot;Freitag&quot;;[$Daten.$J$17];IF([.$A28]=&quot;Montag&quot;;[$Daten.$B$17];IF([.$A28]=&quot;Dienstag&quot;;[$Daten.$D$17];IF([.$A28]=&quot;Mittwoch&quot;;[$Daten.$F$17];IF([.$A28]=&quot;Samstag&quot;;[$Daten.$L$17];&quot;0&quot;)))))))" office:value-type="string" office:string-value="0" calcext:value-type="string">
            <text:p>0</text:p>
          </table:table-cell>
          <table:table-cell table:style-name="ce469" table:formula="of:=IF([.$K28]=&quot;Feiertag&quot;;&quot;0&quot;;IF([.$A28]=&quot;Donnerstag&quot;;[$Daten.$I$17];IF([.$A28]=&quot;Freitag&quot;;[$Daten.$K$17];IF([.$A28]=&quot;Montag&quot;;[$Daten.$C$17];IF([.$A28]=&quot;Dienstag&quot;;[$Daten.$E$17];IF([.$A28]=&quot;Mittwoch&quot;;[$Daten.$G$17];IF([.$A28]=&quot;Samstag&quot;;[$Daten.$M$17];&quot;0&quot;)))))))" office:value-type="string" office:string-value="0" calcext:value-type="string">
            <text:p>0</text:p>
          </table:table-cell>
          <table:table-cell table:style-name="ce458" table:formula="of:=IF([.$K28]=&quot;Feiertag&quot;;&quot;0&quot;;IF([.$A28]=&quot;Donnerstag&quot;;[$Daten.$H$18];IF([.$A28]=&quot;Freitag&quot;;[$Daten.$J$18];IF([.$A28]=&quot;Montag&quot;;[$Daten.$B$18];IF([.$A28]=&quot;Dienstag&quot;;[$Daten.$D$18];IF([.$A28]=&quot;Mittwoch&quot;;[$Daten.$F$18];IF([.$A28]=&quot;Samstag&quot;;[$Daten.$L$18];&quot;0&quot;)))))))" office:value-type="string" office:string-value="0" calcext:value-type="string">
            <text:p>0</text:p>
          </table:table-cell>
          <table:table-cell table:style-name="ce469" table:formula="of:=IF([.$K28]=&quot;Feiertag&quot;;&quot;0&quot;;IF([.$A28]=&quot;Donnerstag&quot;;[$Daten.$I$18];IF([.$A28]=&quot;Freitag&quot;;[$Daten.$K$18];IF([.$A28]=&quot;Montag&quot;;[$Daten.$C$18];IF([.$A28]=&quot;Dienstag&quot;;[$Daten.$E$18];IF([.$A28]=&quot;Mittwoch&quot;;[$Daten.$G$18];IF([.$A28]=&quot;Samstag&quot;;[$Daten.$M$18];&quot;0&quot;)))))))" office:value-type="string" office:string-value="0" calcext:value-type="string">
            <text:p>0</text:p>
          </table:table-cell>
          <table:table-cell table:style-name="ce539"/>
          <table:table-cell table:style-name="ce542"/>
          <table:table-cell table:style-name="ce547" table:formula="of:=[.D28]-[.C28]+[.F28]-[.E28]+[.H28]-[.G28]" office:value-type="time" office:time-value="PT00H00M00S" calcext:value-type="time">
            <text:p>0:00</text:p>
          </table:table-cell>
          <table:table-cell table:style-name="ce551" table:formula="of:=[.I28]" office:value-type="time" office:time-value="PT00H00M00S" calcext:value-type="time">
            <text:p>00</text:p>
          </table:table-cell>
          <table:table-cell table:number-columns-repeated="1014"/>
        </table:table-row>
        <table:table-row table:style-name="ro2">
          <table:table-cell table:style-name="ce517" office:value-type="string" calcext:value-type="string">
            <text:p>Montag</text:p>
          </table:table-cell>
          <table:table-cell table:style-name="ce521" office:value-type="float" office:value="16" calcext:value-type="float">
            <text:p>16</text:p>
          </table:table-cell>
          <table:table-cell table:style-name="ce458" table:formula="of:=IF([.$K29]=&quot;Feiertag&quot;;&quot;0&quot;;IF([.$A29]=&quot;Donnerstag&quot;;[$Daten.$H$17];IF([.$A29]=&quot;Freitag&quot;;[$Daten.$J$17];IF([.$A29]=&quot;Montag&quot;;[$Daten.$B$17];IF([.$A29]=&quot;Dienstag&quot;;[$Daten.$D$17];IF([.$A29]=&quot;Mittwoch&quot;;[$Daten.$F$17];IF([.$A29]=&quot;Samstag&quot;;[$Daten.$L$17];&quot;0&quot;)))))))" office:value-type="time" office:time-value="PT14H00M00S" calcext:value-type="time">
            <text:p>14:00</text:p>
          </table:table-cell>
          <table:table-cell table:style-name="ce469" table:formula="of:=IF([.$K29]=&quot;Feiertag&quot;;&quot;0&quot;;IF([.$A29]=&quot;Donnerstag&quot;;[$Daten.$I$17];IF([.$A29]=&quot;Freitag&quot;;[$Daten.$K$17];IF([.$A29]=&quot;Montag&quot;;[$Daten.$C$17];IF([.$A29]=&quot;Dienstag&quot;;[$Daten.$E$17];IF([.$A29]=&quot;Mittwoch&quot;;[$Daten.$G$17];IF([.$A29]=&quot;Samstag&quot;;[$Daten.$M$17];&quot;0&quot;)))))))" office:value-type="time" office:time-value="PT18H30M00S" calcext:value-type="time">
            <text:p>18:30</text:p>
          </table:table-cell>
          <table:table-cell table:style-name="ce458" table:formula="of:=IF([.$K29]=&quot;Feiertag&quot;;&quot;0&quot;;IF([.$A29]=&quot;Donnerstag&quot;;[$Daten.$H$18];IF([.$A29]=&quot;Freitag&quot;;[$Daten.$J$18];IF([.$A29]=&quot;Montag&quot;;[$Daten.$B$18];IF([.$A29]=&quot;Dienstag&quot;;[$Daten.$D$18];IF([.$A29]=&quot;Mittwoch&quot;;[$Daten.$F$18];IF([.$A29]=&quot;Samstag&quot;;[$Daten.$L$18];&quot;0&quot;)))))))" office:value-type="time" office:time-value="PT00H00M00S" calcext:value-type="time">
            <text:p>00:00</text:p>
          </table:table-cell>
          <table:table-cell table:style-name="ce469" table:formula="of:=IF([.$K29]=&quot;Feiertag&quot;;&quot;0&quot;;IF([.$A29]=&quot;Donnerstag&quot;;[$Daten.$I$18];IF([.$A29]=&quot;Freitag&quot;;[$Daten.$K$18];IF([.$A29]=&quot;Montag&quot;;[$Daten.$C$18];IF([.$A29]=&quot;Dienstag&quot;;[$Daten.$E$18];IF([.$A29]=&quot;Mittwoch&quot;;[$Daten.$G$18];IF([.$A29]=&quot;Samstag&quot;;[$Daten.$M$18];&quot;0&quot;)))))))" office:value-type="time" office:time-value="PT00H00M00S" calcext:value-type="time">
            <text:p>00:00</text:p>
          </table:table-cell>
          <table:table-cell table:style-name="ce539"/>
          <table:table-cell table:style-name="ce542"/>
          <table:table-cell table:style-name="ce547" table:formula="of:=[.D29]-[.C29]+[.F29]-[.E29]+[.H29]-[.G29]" office:value-type="time" office:time-value="PT04H30M00S" calcext:value-type="time">
            <text:p>4:30</text:p>
          </table:table-cell>
          <table:table-cell table:style-name="ce551" table:formula="of:=[.I29]" office:value-type="time" office:time-value="PT04H30M00S" calcext:value-type="time">
            <text:p>270</text:p>
          </table:table-cell>
          <table:table-cell table:number-columns-repeated="1014"/>
        </table:table-row>
        <table:table-row table:style-name="ro2">
          <table:table-cell table:style-name="ce517" office:value-type="string" calcext:value-type="string">
            <text:p>Dienstag</text:p>
          </table:table-cell>
          <table:table-cell table:style-name="ce521" office:value-type="float" office:value="17" calcext:value-type="float">
            <text:p>17</text:p>
          </table:table-cell>
          <table:table-cell table:style-name="ce458" table:formula="of:=IF([.$K30]=&quot;Feiertag&quot;;&quot;0&quot;;IF([.$A30]=&quot;Donnerstag&quot;;[$Daten.$H$17];IF([.$A30]=&quot;Freitag&quot;;[$Daten.$J$17];IF([.$A30]=&quot;Montag&quot;;[$Daten.$B$17];IF([.$A30]=&quot;Dienstag&quot;;[$Daten.$D$17];IF([.$A30]=&quot;Mittwoch&quot;;[$Daten.$F$17];IF([.$A30]=&quot;Samstag&quot;;[$Daten.$L$17];&quot;0&quot;)))))))" office:value-type="time" office:time-value="PT15H00M00S" calcext:value-type="time">
            <text:p>15:00</text:p>
          </table:table-cell>
          <table:table-cell table:style-name="ce469" table:formula="of:=IF([.$K30]=&quot;Feiertag&quot;;&quot;0&quot;;IF([.$A30]=&quot;Donnerstag&quot;;[$Daten.$I$17];IF([.$A30]=&quot;Freitag&quot;;[$Daten.$K$17];IF([.$A30]=&quot;Montag&quot;;[$Daten.$C$17];IF([.$A30]=&quot;Dienstag&quot;;[$Daten.$E$17];IF([.$A30]=&quot;Mittwoch&quot;;[$Daten.$G$17];IF([.$A30]=&quot;Samstag&quot;;[$Daten.$M$17];&quot;0&quot;)))))))" office:value-type="time" office:time-value="PT20H00M00S" calcext:value-type="time">
            <text:p>20:00</text:p>
          </table:table-cell>
          <table:table-cell table:style-name="ce458" table:formula="of:=IF([.$K30]=&quot;Feiertag&quot;;&quot;0&quot;;IF([.$A30]=&quot;Donnerstag&quot;;[$Daten.$H$18];IF([.$A30]=&quot;Freitag&quot;;[$Daten.$J$18];IF([.$A30]=&quot;Montag&quot;;[$Daten.$B$18];IF([.$A30]=&quot;Dienstag&quot;;[$Daten.$D$18];IF([.$A30]=&quot;Mittwoch&quot;;[$Daten.$F$18];IF([.$A30]=&quot;Samstag&quot;;[$Daten.$L$18];&quot;0&quot;)))))))" office:value-type="time" office:time-value="PT00H00M00S" calcext:value-type="time">
            <text:p>00:00</text:p>
          </table:table-cell>
          <table:table-cell table:style-name="ce469" table:formula="of:=IF([.$K30]=&quot;Feiertag&quot;;&quot;0&quot;;IF([.$A30]=&quot;Donnerstag&quot;;[$Daten.$I$18];IF([.$A30]=&quot;Freitag&quot;;[$Daten.$K$18];IF([.$A30]=&quot;Montag&quot;;[$Daten.$C$18];IF([.$A30]=&quot;Dienstag&quot;;[$Daten.$E$18];IF([.$A30]=&quot;Mittwoch&quot;;[$Daten.$G$18];IF([.$A30]=&quot;Samstag&quot;;[$Daten.$M$18];&quot;0&quot;)))))))" office:value-type="time" office:time-value="PT00H00M00S" calcext:value-type="time">
            <text:p>00:00</text:p>
          </table:table-cell>
          <table:table-cell table:style-name="ce539"/>
          <table:table-cell table:style-name="ce542"/>
          <table:table-cell table:style-name="ce547" table:formula="of:=[.D30]-[.C30]+[.F30]-[.E30]+[.H30]-[.G30]" office:value-type="time" office:time-value="PT05H00M00S" calcext:value-type="time">
            <text:p>5:00</text:p>
          </table:table-cell>
          <table:table-cell table:style-name="ce551" table:formula="of:=[.I30]" office:value-type="time" office:time-value="PT05H00M00S" calcext:value-type="time">
            <text:p>300</text:p>
          </table:table-cell>
          <table:table-cell table:number-columns-repeated="1014"/>
        </table:table-row>
        <table:table-row table:style-name="ro2">
          <table:table-cell table:style-name="ce517" office:value-type="string" calcext:value-type="string">
            <text:p>Mittwoch</text:p>
          </table:table-cell>
          <table:table-cell table:style-name="ce521" office:value-type="float" office:value="18" calcext:value-type="float">
            <text:p>18</text:p>
          </table:table-cell>
          <table:table-cell table:style-name="ce458" table:formula="of:=IF([.$K31]=&quot;Feiertag&quot;;&quot;0&quot;;IF([.$A31]=&quot;Donnerstag&quot;;[$Daten.$H$17];IF([.$A31]=&quot;Freitag&quot;;[$Daten.$J$17];IF([.$A31]=&quot;Montag&quot;;[$Daten.$B$17];IF([.$A31]=&quot;Dienstag&quot;;[$Daten.$D$17];IF([.$A31]=&quot;Mittwoch&quot;;[$Daten.$F$17];IF([.$A31]=&quot;Samstag&quot;;[$Daten.$L$17];&quot;0&quot;)))))))" office:value-type="time" office:time-value="PT00H00M00S" calcext:value-type="time">
            <text:p>00:00</text:p>
          </table:table-cell>
          <table:table-cell table:style-name="ce469" table:formula="of:=IF([.$K31]=&quot;Feiertag&quot;;&quot;0&quot;;IF([.$A31]=&quot;Donnerstag&quot;;[$Daten.$I$17];IF([.$A31]=&quot;Freitag&quot;;[$Daten.$K$17];IF([.$A31]=&quot;Montag&quot;;[$Daten.$C$17];IF([.$A31]=&quot;Dienstag&quot;;[$Daten.$E$17];IF([.$A31]=&quot;Mittwoch&quot;;[$Daten.$G$17];IF([.$A31]=&quot;Samstag&quot;;[$Daten.$M$17];&quot;0&quot;)))))))" office:value-type="time" office:time-value="PT00H00M00S" calcext:value-type="time">
            <text:p>00:00</text:p>
          </table:table-cell>
          <table:table-cell table:style-name="ce458" table:formula="of:=IF([.$K31]=&quot;Feiertag&quot;;&quot;0&quot;;IF([.$A31]=&quot;Donnerstag&quot;;[$Daten.$H$18];IF([.$A31]=&quot;Freitag&quot;;[$Daten.$J$18];IF([.$A31]=&quot;Montag&quot;;[$Daten.$B$18];IF([.$A31]=&quot;Dienstag&quot;;[$Daten.$D$18];IF([.$A31]=&quot;Mittwoch&quot;;[$Daten.$F$18];IF([.$A31]=&quot;Samstag&quot;;[$Daten.$L$18];&quot;0&quot;)))))))" office:value-type="time" office:time-value="PT00H00M00S" calcext:value-type="time">
            <text:p>00:00</text:p>
          </table:table-cell>
          <table:table-cell table:style-name="ce469" table:formula="of:=IF([.$K31]=&quot;Feiertag&quot;;&quot;0&quot;;IF([.$A31]=&quot;Donnerstag&quot;;[$Daten.$I$18];IF([.$A31]=&quot;Freitag&quot;;[$Daten.$K$18];IF([.$A31]=&quot;Montag&quot;;[$Daten.$C$18];IF([.$A31]=&quot;Dienstag&quot;;[$Daten.$E$18];IF([.$A31]=&quot;Mittwoch&quot;;[$Daten.$G$18];IF([.$A31]=&quot;Samstag&quot;;[$Daten.$M$18];&quot;0&quot;)))))))" office:value-type="time" office:time-value="PT00H00M00S" calcext:value-type="time">
            <text:p>00:00</text:p>
          </table:table-cell>
          <table:table-cell table:style-name="ce539"/>
          <table:table-cell table:style-name="ce542"/>
          <table:table-cell table:style-name="ce547" table:formula="of:=[.D31]-[.C31]+[.F31]-[.E31]+[.H31]-[.G31]" office:value-type="time" office:time-value="PT00H00M00S" calcext:value-type="time">
            <text:p>0:00</text:p>
          </table:table-cell>
          <table:table-cell table:style-name="ce551" table:formula="of:=[.I31]" office:value-type="time" office:time-value="PT00H00M00S" calcext:value-type="time">
            <text:p>00</text:p>
          </table:table-cell>
          <table:table-cell table:number-columns-repeated="1014"/>
        </table:table-row>
        <table:table-row table:style-name="ro2">
          <table:table-cell table:style-name="ce517" office:value-type="string" calcext:value-type="string">
            <text:p>Donnerstag</text:p>
          </table:table-cell>
          <table:table-cell table:style-name="ce521" office:value-type="float" office:value="19" calcext:value-type="float">
            <text:p>19</text:p>
          </table:table-cell>
          <table:table-cell table:style-name="ce458" table:formula="of:=IF([.$K32]=&quot;Feiertag&quot;;&quot;0&quot;;IF([.$A32]=&quot;Donnerstag&quot;;[$Daten.$H$17];IF([.$A32]=&quot;Freitag&quot;;[$Daten.$J$17];IF([.$A32]=&quot;Montag&quot;;[$Daten.$B$17];IF([.$A32]=&quot;Dienstag&quot;;[$Daten.$D$17];IF([.$A32]=&quot;Mittwoch&quot;;[$Daten.$F$17];IF([.$A32]=&quot;Samstag&quot;;[$Daten.$L$17];&quot;0&quot;)))))))" office:value-type="time" office:time-value="PT00H00M00S" calcext:value-type="time">
            <text:p>00:00</text:p>
          </table:table-cell>
          <table:table-cell table:style-name="ce469" table:formula="of:=IF([.$K32]=&quot;Feiertag&quot;;&quot;0&quot;;IF([.$A32]=&quot;Donnerstag&quot;;[$Daten.$I$17];IF([.$A32]=&quot;Freitag&quot;;[$Daten.$K$17];IF([.$A32]=&quot;Montag&quot;;[$Daten.$C$17];IF([.$A32]=&quot;Dienstag&quot;;[$Daten.$E$17];IF([.$A32]=&quot;Mittwoch&quot;;[$Daten.$G$17];IF([.$A32]=&quot;Samstag&quot;;[$Daten.$M$17];&quot;0&quot;)))))))" office:value-type="time" office:time-value="PT00H00M00S" calcext:value-type="time">
            <text:p>00:00</text:p>
          </table:table-cell>
          <table:table-cell table:style-name="ce458" table:formula="of:=IF([.$K32]=&quot;Feiertag&quot;;&quot;0&quot;;IF([.$A32]=&quot;Donnerstag&quot;;[$Daten.$H$18];IF([.$A32]=&quot;Freitag&quot;;[$Daten.$J$18];IF([.$A32]=&quot;Montag&quot;;[$Daten.$B$18];IF([.$A32]=&quot;Dienstag&quot;;[$Daten.$D$18];IF([.$A32]=&quot;Mittwoch&quot;;[$Daten.$F$18];IF([.$A32]=&quot;Samstag&quot;;[$Daten.$L$18];&quot;0&quot;)))))))" office:value-type="time" office:time-value="PT00H00M00S" calcext:value-type="time">
            <text:p>00:00</text:p>
          </table:table-cell>
          <table:table-cell table:style-name="ce469" table:formula="of:=IF([.$K32]=&quot;Feiertag&quot;;&quot;0&quot;;IF([.$A32]=&quot;Donnerstag&quot;;[$Daten.$I$18];IF([.$A32]=&quot;Freitag&quot;;[$Daten.$K$18];IF([.$A32]=&quot;Montag&quot;;[$Daten.$C$18];IF([.$A32]=&quot;Dienstag&quot;;[$Daten.$E$18];IF([.$A32]=&quot;Mittwoch&quot;;[$Daten.$G$18];IF([.$A32]=&quot;Samstag&quot;;[$Daten.$M$18];&quot;0&quot;)))))))" office:value-type="time" office:time-value="PT00H00M00S" calcext:value-type="time">
            <text:p>00:00</text:p>
          </table:table-cell>
          <table:table-cell table:style-name="ce539"/>
          <table:table-cell table:style-name="ce542"/>
          <table:table-cell table:style-name="ce547" table:formula="of:=[.D32]-[.C32]+[.F32]-[.E32]+[.H32]-[.G32]" office:value-type="time" office:time-value="PT00H00M00S" calcext:value-type="time">
            <text:p>0:00</text:p>
          </table:table-cell>
          <table:table-cell table:style-name="ce551" table:formula="of:=[.I32]" office:value-type="time" office:time-value="PT00H00M00S" calcext:value-type="time">
            <text:p>00</text:p>
          </table:table-cell>
          <table:table-cell table:number-columns-repeated="1014"/>
        </table:table-row>
        <table:table-row table:style-name="ro2">
          <table:table-cell table:style-name="ce517" office:value-type="string" calcext:value-type="string">
            <text:p>Freitag</text:p>
          </table:table-cell>
          <table:table-cell table:style-name="ce521" office:value-type="float" office:value="20" calcext:value-type="float">
            <text:p>20</text:p>
          </table:table-cell>
          <table:table-cell table:style-name="ce458" table:formula="of:=IF([.$K33]=&quot;Feiertag&quot;;&quot;0&quot;;IF([.$A33]=&quot;Donnerstag&quot;;[$Daten.$H$17];IF([.$A33]=&quot;Freitag&quot;;[$Daten.$J$17];IF([.$A33]=&quot;Montag&quot;;[$Daten.$B$17];IF([.$A33]=&quot;Dienstag&quot;;[$Daten.$D$17];IF([.$A33]=&quot;Mittwoch&quot;;[$Daten.$F$17];IF([.$A33]=&quot;Samstag&quot;;[$Daten.$L$17];&quot;0&quot;)))))))" office:value-type="time" office:time-value="PT00H00M00S" calcext:value-type="time">
            <text:p>00:00</text:p>
          </table:table-cell>
          <table:table-cell table:style-name="ce469" table:formula="of:=IF([.$K33]=&quot;Feiertag&quot;;&quot;0&quot;;IF([.$A33]=&quot;Donnerstag&quot;;[$Daten.$I$17];IF([.$A33]=&quot;Freitag&quot;;[$Daten.$K$17];IF([.$A33]=&quot;Montag&quot;;[$Daten.$C$17];IF([.$A33]=&quot;Dienstag&quot;;[$Daten.$E$17];IF([.$A33]=&quot;Mittwoch&quot;;[$Daten.$G$17];IF([.$A33]=&quot;Samstag&quot;;[$Daten.$M$17];&quot;0&quot;)))))))" office:value-type="time" office:time-value="PT00H00M00S" calcext:value-type="time">
            <text:p>00:00</text:p>
          </table:table-cell>
          <table:table-cell table:style-name="ce458" table:formula="of:=IF([.$K33]=&quot;Feiertag&quot;;&quot;0&quot;;IF([.$A33]=&quot;Donnerstag&quot;;[$Daten.$H$18];IF([.$A33]=&quot;Freitag&quot;;[$Daten.$J$18];IF([.$A33]=&quot;Montag&quot;;[$Daten.$B$18];IF([.$A33]=&quot;Dienstag&quot;;[$Daten.$D$18];IF([.$A33]=&quot;Mittwoch&quot;;[$Daten.$F$18];IF([.$A33]=&quot;Samstag&quot;;[$Daten.$L$18];&quot;0&quot;)))))))" office:value-type="time" office:time-value="PT00H00M00S" calcext:value-type="time">
            <text:p>00:00</text:p>
          </table:table-cell>
          <table:table-cell table:style-name="ce469" table:formula="of:=IF([.$K33]=&quot;Feiertag&quot;;&quot;0&quot;;IF([.$A33]=&quot;Donnerstag&quot;;[$Daten.$I$18];IF([.$A33]=&quot;Freitag&quot;;[$Daten.$K$18];IF([.$A33]=&quot;Montag&quot;;[$Daten.$C$18];IF([.$A33]=&quot;Dienstag&quot;;[$Daten.$E$18];IF([.$A33]=&quot;Mittwoch&quot;;[$Daten.$G$18];IF([.$A33]=&quot;Samstag&quot;;[$Daten.$M$18];&quot;0&quot;)))))))" office:value-type="time" office:time-value="PT00H00M00S" calcext:value-type="time">
            <text:p>00:00</text:p>
          </table:table-cell>
          <table:table-cell table:style-name="ce539"/>
          <table:table-cell table:style-name="ce542"/>
          <table:table-cell table:style-name="ce547" table:formula="of:=[.D33]-[.C33]+[.F33]-[.E33]+[.H33]-[.G33]" office:value-type="time" office:time-value="PT00H00M00S" calcext:value-type="time">
            <text:p>0:00</text:p>
          </table:table-cell>
          <table:table-cell table:style-name="ce551" table:formula="of:=[.I33]" office:value-type="time" office:time-value="PT00H00M00S" calcext:value-type="time">
            <text:p>00</text:p>
          </table:table-cell>
          <table:table-cell table:number-columns-repeated="1014"/>
        </table:table-row>
        <table:table-row table:style-name="ro2">
          <table:table-cell table:style-name="ce517" office:value-type="string" calcext:value-type="string">
            <text:p>Samstag</text:p>
          </table:table-cell>
          <table:table-cell table:style-name="ce521" office:value-type="float" office:value="21" calcext:value-type="float">
            <text:p>21</text:p>
          </table:table-cell>
          <table:table-cell table:style-name="ce458" table:formula="of:=IF([.$K34]=&quot;Feiertag&quot;;&quot;0&quot;;IF([.$A34]=&quot;Donnerstag&quot;;[$Daten.$H$17];IF([.$A34]=&quot;Freitag&quot;;[$Daten.$J$17];IF([.$A34]=&quot;Montag&quot;;[$Daten.$B$17];IF([.$A34]=&quot;Dienstag&quot;;[$Daten.$D$17];IF([.$A34]=&quot;Mittwoch&quot;;[$Daten.$F$17];IF([.$A34]=&quot;Samstag&quot;;[$Daten.$L$17];&quot;0&quot;)))))))" office:value-type="time" office:time-value="PT00H00M00S" calcext:value-type="time">
            <text:p>00:00</text:p>
          </table:table-cell>
          <table:table-cell table:style-name="ce469" table:formula="of:=IF([.$K34]=&quot;Feiertag&quot;;&quot;0&quot;;IF([.$A34]=&quot;Donnerstag&quot;;[$Daten.$I$17];IF([.$A34]=&quot;Freitag&quot;;[$Daten.$K$17];IF([.$A34]=&quot;Montag&quot;;[$Daten.$C$17];IF([.$A34]=&quot;Dienstag&quot;;[$Daten.$E$17];IF([.$A34]=&quot;Mittwoch&quot;;[$Daten.$G$17];IF([.$A34]=&quot;Samstag&quot;;[$Daten.$M$17];&quot;0&quot;)))))))" office:value-type="time" office:time-value="PT00H00M00S" calcext:value-type="time">
            <text:p>00:00</text:p>
          </table:table-cell>
          <table:table-cell table:style-name="ce458" table:formula="of:=IF([.$K34]=&quot;Feiertag&quot;;&quot;0&quot;;IF([.$A34]=&quot;Donnerstag&quot;;[$Daten.$H$18];IF([.$A34]=&quot;Freitag&quot;;[$Daten.$J$18];IF([.$A34]=&quot;Montag&quot;;[$Daten.$B$18];IF([.$A34]=&quot;Dienstag&quot;;[$Daten.$D$18];IF([.$A34]=&quot;Mittwoch&quot;;[$Daten.$F$18];IF([.$A34]=&quot;Samstag&quot;;[$Daten.$L$18];&quot;0&quot;)))))))" office:value-type="time" office:time-value="PT00H00M00S" calcext:value-type="time">
            <text:p>00:00</text:p>
          </table:table-cell>
          <table:table-cell table:style-name="ce469" table:formula="of:=IF([.$K34]=&quot;Feiertag&quot;;&quot;0&quot;;IF([.$A34]=&quot;Donnerstag&quot;;[$Daten.$I$18];IF([.$A34]=&quot;Freitag&quot;;[$Daten.$K$18];IF([.$A34]=&quot;Montag&quot;;[$Daten.$C$18];IF([.$A34]=&quot;Dienstag&quot;;[$Daten.$E$18];IF([.$A34]=&quot;Mittwoch&quot;;[$Daten.$G$18];IF([.$A34]=&quot;Samstag&quot;;[$Daten.$M$18];&quot;0&quot;)))))))" office:value-type="time" office:time-value="PT00H00M00S" calcext:value-type="time">
            <text:p>00:00</text:p>
          </table:table-cell>
          <table:table-cell table:style-name="ce539"/>
          <table:table-cell table:style-name="ce542"/>
          <table:table-cell table:style-name="ce547" table:formula="of:=[.D34]-[.C34]+[.F34]-[.E34]+[.H34]-[.G34]" office:value-type="time" office:time-value="PT00H00M00S" calcext:value-type="time">
            <text:p>0:00</text:p>
          </table:table-cell>
          <table:table-cell table:style-name="ce551" table:formula="of:=[.I34]" office:value-type="time" office:time-value="PT00H00M00S" calcext:value-type="time">
            <text:p>00</text:p>
          </table:table-cell>
          <table:table-cell table:number-columns-repeated="1014"/>
        </table:table-row>
        <table:table-row table:style-name="ro2">
          <table:table-cell table:style-name="ce517" office:value-type="string" calcext:value-type="string">
            <text:p>Sonntag</text:p>
          </table:table-cell>
          <table:table-cell table:style-name="ce521" office:value-type="float" office:value="22" calcext:value-type="float">
            <text:p>22</text:p>
          </table:table-cell>
          <table:table-cell table:style-name="ce458" table:formula="of:=IF([.$K35]=&quot;Feiertag&quot;;&quot;0&quot;;IF([.$A35]=&quot;Donnerstag&quot;;[$Daten.$H$17];IF([.$A35]=&quot;Freitag&quot;;[$Daten.$J$17];IF([.$A35]=&quot;Montag&quot;;[$Daten.$B$17];IF([.$A35]=&quot;Dienstag&quot;;[$Daten.$D$17];IF([.$A35]=&quot;Mittwoch&quot;;[$Daten.$F$17];IF([.$A35]=&quot;Samstag&quot;;[$Daten.$L$17];&quot;0&quot;)))))))" office:value-type="string" office:string-value="0" calcext:value-type="string">
            <text:p>0</text:p>
          </table:table-cell>
          <table:table-cell table:style-name="ce469" table:formula="of:=IF([.$K35]=&quot;Feiertag&quot;;&quot;0&quot;;IF([.$A35]=&quot;Donnerstag&quot;;[$Daten.$I$17];IF([.$A35]=&quot;Freitag&quot;;[$Daten.$K$17];IF([.$A35]=&quot;Montag&quot;;[$Daten.$C$17];IF([.$A35]=&quot;Dienstag&quot;;[$Daten.$E$17];IF([.$A35]=&quot;Mittwoch&quot;;[$Daten.$G$17];IF([.$A35]=&quot;Samstag&quot;;[$Daten.$M$17];&quot;0&quot;)))))))" office:value-type="string" office:string-value="0" calcext:value-type="string">
            <text:p>0</text:p>
          </table:table-cell>
          <table:table-cell table:style-name="ce458" table:formula="of:=IF([.$K35]=&quot;Feiertag&quot;;&quot;0&quot;;IF([.$A35]=&quot;Donnerstag&quot;;[$Daten.$H$18];IF([.$A35]=&quot;Freitag&quot;;[$Daten.$J$18];IF([.$A35]=&quot;Montag&quot;;[$Daten.$B$18];IF([.$A35]=&quot;Dienstag&quot;;[$Daten.$D$18];IF([.$A35]=&quot;Mittwoch&quot;;[$Daten.$F$18];IF([.$A35]=&quot;Samstag&quot;;[$Daten.$L$18];&quot;0&quot;)))))))" office:value-type="string" office:string-value="0" calcext:value-type="string">
            <text:p>0</text:p>
          </table:table-cell>
          <table:table-cell table:style-name="ce469" table:formula="of:=IF([.$K35]=&quot;Feiertag&quot;;&quot;0&quot;;IF([.$A35]=&quot;Donnerstag&quot;;[$Daten.$I$18];IF([.$A35]=&quot;Freitag&quot;;[$Daten.$K$18];IF([.$A35]=&quot;Montag&quot;;[$Daten.$C$18];IF([.$A35]=&quot;Dienstag&quot;;[$Daten.$E$18];IF([.$A35]=&quot;Mittwoch&quot;;[$Daten.$G$18];IF([.$A35]=&quot;Samstag&quot;;[$Daten.$M$18];&quot;0&quot;)))))))" office:value-type="string" office:string-value="0" calcext:value-type="string">
            <text:p>0</text:p>
          </table:table-cell>
          <table:table-cell table:style-name="ce539"/>
          <table:table-cell table:style-name="ce542"/>
          <table:table-cell table:style-name="ce547" table:formula="of:=[.D35]-[.C35]+[.F35]-[.E35]+[.H35]-[.G35]" office:value-type="time" office:time-value="PT00H00M00S" calcext:value-type="time">
            <text:p>0:00</text:p>
          </table:table-cell>
          <table:table-cell table:style-name="ce551" table:formula="of:=[.I35]" office:value-type="time" office:time-value="PT00H00M00S" calcext:value-type="time">
            <text:p>00</text:p>
          </table:table-cell>
          <table:table-cell table:number-columns-repeated="1014"/>
        </table:table-row>
        <table:table-row table:style-name="ro2">
          <table:table-cell table:style-name="ce517" office:value-type="string" calcext:value-type="string">
            <text:p>Montag</text:p>
          </table:table-cell>
          <table:table-cell table:style-name="ce521" office:value-type="float" office:value="23" calcext:value-type="float">
            <text:p>23</text:p>
          </table:table-cell>
          <table:table-cell table:style-name="ce458" table:formula="of:=IF([.$K36]=&quot;Feiertag&quot;;&quot;0&quot;;IF([.$A36]=&quot;Donnerstag&quot;;[$Daten.$H$17];IF([.$A36]=&quot;Freitag&quot;;[$Daten.$J$17];IF([.$A36]=&quot;Montag&quot;;[$Daten.$B$17];IF([.$A36]=&quot;Dienstag&quot;;[$Daten.$D$17];IF([.$A36]=&quot;Mittwoch&quot;;[$Daten.$F$17];IF([.$A36]=&quot;Samstag&quot;;[$Daten.$L$17];&quot;0&quot;)))))))" office:value-type="time" office:time-value="PT14H00M00S" calcext:value-type="time">
            <text:p>14:00</text:p>
          </table:table-cell>
          <table:table-cell table:style-name="ce469" table:formula="of:=IF([.$K36]=&quot;Feiertag&quot;;&quot;0&quot;;IF([.$A36]=&quot;Donnerstag&quot;;[$Daten.$I$17];IF([.$A36]=&quot;Freitag&quot;;[$Daten.$K$17];IF([.$A36]=&quot;Montag&quot;;[$Daten.$C$17];IF([.$A36]=&quot;Dienstag&quot;;[$Daten.$E$17];IF([.$A36]=&quot;Mittwoch&quot;;[$Daten.$G$17];IF([.$A36]=&quot;Samstag&quot;;[$Daten.$M$17];&quot;0&quot;)))))))" office:value-type="time" office:time-value="PT18H30M00S" calcext:value-type="time">
            <text:p>18:30</text:p>
          </table:table-cell>
          <table:table-cell table:style-name="ce458" table:formula="of:=IF([.$K36]=&quot;Feiertag&quot;;&quot;0&quot;;IF([.$A36]=&quot;Donnerstag&quot;;[$Daten.$H$18];IF([.$A36]=&quot;Freitag&quot;;[$Daten.$J$18];IF([.$A36]=&quot;Montag&quot;;[$Daten.$B$18];IF([.$A36]=&quot;Dienstag&quot;;[$Daten.$D$18];IF([.$A36]=&quot;Mittwoch&quot;;[$Daten.$F$18];IF([.$A36]=&quot;Samstag&quot;;[$Daten.$L$18];&quot;0&quot;)))))))" office:value-type="time" office:time-value="PT00H00M00S" calcext:value-type="time">
            <text:p>00:00</text:p>
          </table:table-cell>
          <table:table-cell table:style-name="ce469" table:formula="of:=IF([.$K36]=&quot;Feiertag&quot;;&quot;0&quot;;IF([.$A36]=&quot;Donnerstag&quot;;[$Daten.$I$18];IF([.$A36]=&quot;Freitag&quot;;[$Daten.$K$18];IF([.$A36]=&quot;Montag&quot;;[$Daten.$C$18];IF([.$A36]=&quot;Dienstag&quot;;[$Daten.$E$18];IF([.$A36]=&quot;Mittwoch&quot;;[$Daten.$G$18];IF([.$A36]=&quot;Samstag&quot;;[$Daten.$M$18];&quot;0&quot;)))))))" office:value-type="time" office:time-value="PT00H00M00S" calcext:value-type="time">
            <text:p>00:00</text:p>
          </table:table-cell>
          <table:table-cell table:style-name="ce539"/>
          <table:table-cell table:style-name="ce542"/>
          <table:table-cell table:style-name="ce547" table:formula="of:=[.D36]-[.C36]+[.F36]-[.E36]+[.H36]-[.G36]" office:value-type="time" office:time-value="PT04H30M00S" calcext:value-type="time">
            <text:p>4:30</text:p>
          </table:table-cell>
          <table:table-cell table:style-name="ce551" table:formula="of:=[.I36]" office:value-type="time" office:time-value="PT04H30M00S" calcext:value-type="time">
            <text:p>270</text:p>
          </table:table-cell>
          <table:table-cell table:number-columns-repeated="1014"/>
        </table:table-row>
        <table:table-row table:style-name="ro2">
          <table:table-cell table:style-name="ce517" office:value-type="string" calcext:value-type="string">
            <text:p>Dienstag</text:p>
          </table:table-cell>
          <table:table-cell table:style-name="ce521" office:value-type="float" office:value="24" calcext:value-type="float">
            <text:p>24</text:p>
          </table:table-cell>
          <table:table-cell table:style-name="ce458" table:formula="of:=IF([.$K37]=&quot;Feiertag&quot;;&quot;0&quot;;IF([.$A37]=&quot;Donnerstag&quot;;[$Daten.$H$17];IF([.$A37]=&quot;Freitag&quot;;[$Daten.$J$17];IF([.$A37]=&quot;Montag&quot;;[$Daten.$B$17];IF([.$A37]=&quot;Dienstag&quot;;[$Daten.$D$17];IF([.$A37]=&quot;Mittwoch&quot;;[$Daten.$F$17];IF([.$A37]=&quot;Samstag&quot;;[$Daten.$L$17];&quot;0&quot;)))))))" office:value-type="time" office:time-value="PT15H00M00S" calcext:value-type="time">
            <text:p>15:00</text:p>
          </table:table-cell>
          <table:table-cell table:style-name="ce469" table:formula="of:=IF([.$K37]=&quot;Feiertag&quot;;&quot;0&quot;;IF([.$A37]=&quot;Donnerstag&quot;;[$Daten.$I$17];IF([.$A37]=&quot;Freitag&quot;;[$Daten.$K$17];IF([.$A37]=&quot;Montag&quot;;[$Daten.$C$17];IF([.$A37]=&quot;Dienstag&quot;;[$Daten.$E$17];IF([.$A37]=&quot;Mittwoch&quot;;[$Daten.$G$17];IF([.$A37]=&quot;Samstag&quot;;[$Daten.$M$17];&quot;0&quot;)))))))" office:value-type="time" office:time-value="PT20H00M00S" calcext:value-type="time">
            <text:p>20:00</text:p>
          </table:table-cell>
          <table:table-cell table:style-name="ce458" table:formula="of:=IF([.$K37]=&quot;Feiertag&quot;;&quot;0&quot;;IF([.$A37]=&quot;Donnerstag&quot;;[$Daten.$H$18];IF([.$A37]=&quot;Freitag&quot;;[$Daten.$J$18];IF([.$A37]=&quot;Montag&quot;;[$Daten.$B$18];IF([.$A37]=&quot;Dienstag&quot;;[$Daten.$D$18];IF([.$A37]=&quot;Mittwoch&quot;;[$Daten.$F$18];IF([.$A37]=&quot;Samstag&quot;;[$Daten.$L$18];&quot;0&quot;)))))))" office:value-type="time" office:time-value="PT00H00M00S" calcext:value-type="time">
            <text:p>00:00</text:p>
          </table:table-cell>
          <table:table-cell table:style-name="ce469" table:formula="of:=IF([.$K37]=&quot;Feiertag&quot;;&quot;0&quot;;IF([.$A37]=&quot;Donnerstag&quot;;[$Daten.$I$18];IF([.$A37]=&quot;Freitag&quot;;[$Daten.$K$18];IF([.$A37]=&quot;Montag&quot;;[$Daten.$C$18];IF([.$A37]=&quot;Dienstag&quot;;[$Daten.$E$18];IF([.$A37]=&quot;Mittwoch&quot;;[$Daten.$G$18];IF([.$A37]=&quot;Samstag&quot;;[$Daten.$M$18];&quot;0&quot;)))))))" office:value-type="time" office:time-value="PT00H00M00S" calcext:value-type="time">
            <text:p>00:00</text:p>
          </table:table-cell>
          <table:table-cell table:style-name="ce539"/>
          <table:table-cell table:style-name="ce542"/>
          <table:table-cell table:style-name="ce547" table:formula="of:=[.D37]-[.C37]+[.F37]-[.E37]+[.H37]-[.G37]" office:value-type="time" office:time-value="PT05H00M00S" calcext:value-type="time">
            <text:p>5:00</text:p>
          </table:table-cell>
          <table:table-cell table:style-name="ce551" table:formula="of:=[.I37]" office:value-type="time" office:time-value="PT05H00M00S" calcext:value-type="time">
            <text:p>300</text:p>
          </table:table-cell>
          <table:table-cell table:number-columns-repeated="1014"/>
        </table:table-row>
        <table:table-row table:style-name="ro2">
          <table:table-cell table:style-name="ce517" office:value-type="string" calcext:value-type="string">
            <text:p>Mittwoch</text:p>
          </table:table-cell>
          <table:table-cell table:style-name="ce521" office:value-type="float" office:value="25" calcext:value-type="float">
            <text:p>25</text:p>
          </table:table-cell>
          <table:table-cell table:style-name="ce458" table:formula="of:=IF([.$K38]=&quot;Feiertag&quot;;&quot;0&quot;;IF([.$A38]=&quot;Donnerstag&quot;;[$Daten.$H$17];IF([.$A38]=&quot;Freitag&quot;;[$Daten.$J$17];IF([.$A38]=&quot;Montag&quot;;[$Daten.$B$17];IF([.$A38]=&quot;Dienstag&quot;;[$Daten.$D$17];IF([.$A38]=&quot;Mittwoch&quot;;[$Daten.$F$17];IF([.$A38]=&quot;Samstag&quot;;[$Daten.$L$17];&quot;0&quot;)))))))" office:value-type="time" office:time-value="PT00H00M00S" calcext:value-type="time">
            <text:p>00:00</text:p>
          </table:table-cell>
          <table:table-cell table:style-name="ce469" table:formula="of:=IF([.$K38]=&quot;Feiertag&quot;;&quot;0&quot;;IF([.$A38]=&quot;Donnerstag&quot;;[$Daten.$I$17];IF([.$A38]=&quot;Freitag&quot;;[$Daten.$K$17];IF([.$A38]=&quot;Montag&quot;;[$Daten.$C$17];IF([.$A38]=&quot;Dienstag&quot;;[$Daten.$E$17];IF([.$A38]=&quot;Mittwoch&quot;;[$Daten.$G$17];IF([.$A38]=&quot;Samstag&quot;;[$Daten.$M$17];&quot;0&quot;)))))))" office:value-type="time" office:time-value="PT00H00M00S" calcext:value-type="time">
            <text:p>00:00</text:p>
          </table:table-cell>
          <table:table-cell table:style-name="ce458" table:formula="of:=IF([.$K38]=&quot;Feiertag&quot;;&quot;0&quot;;IF([.$A38]=&quot;Donnerstag&quot;;[$Daten.$H$18];IF([.$A38]=&quot;Freitag&quot;;[$Daten.$J$18];IF([.$A38]=&quot;Montag&quot;;[$Daten.$B$18];IF([.$A38]=&quot;Dienstag&quot;;[$Daten.$D$18];IF([.$A38]=&quot;Mittwoch&quot;;[$Daten.$F$18];IF([.$A38]=&quot;Samstag&quot;;[$Daten.$L$18];&quot;0&quot;)))))))" office:value-type="time" office:time-value="PT00H00M00S" calcext:value-type="time">
            <text:p>00:00</text:p>
          </table:table-cell>
          <table:table-cell table:style-name="ce469" table:formula="of:=IF([.$K38]=&quot;Feiertag&quot;;&quot;0&quot;;IF([.$A38]=&quot;Donnerstag&quot;;[$Daten.$I$18];IF([.$A38]=&quot;Freitag&quot;;[$Daten.$K$18];IF([.$A38]=&quot;Montag&quot;;[$Daten.$C$18];IF([.$A38]=&quot;Dienstag&quot;;[$Daten.$E$18];IF([.$A38]=&quot;Mittwoch&quot;;[$Daten.$G$18];IF([.$A38]=&quot;Samstag&quot;;[$Daten.$M$18];&quot;0&quot;)))))))" office:value-type="time" office:time-value="PT00H00M00S" calcext:value-type="time">
            <text:p>00:00</text:p>
          </table:table-cell>
          <table:table-cell table:style-name="ce539"/>
          <table:table-cell table:style-name="ce542"/>
          <table:table-cell table:style-name="ce547" table:formula="of:=[.D38]-[.C38]+[.F38]-[.E38]+[.H38]-[.G38]" office:value-type="time" office:time-value="PT00H00M00S" calcext:value-type="time">
            <text:p>0:00</text:p>
          </table:table-cell>
          <table:table-cell table:style-name="ce551" table:formula="of:=[.I38]" office:value-type="time" office:time-value="PT00H00M00S" calcext:value-type="time">
            <text:p>00</text:p>
          </table:table-cell>
          <table:table-cell table:number-columns-repeated="1014"/>
        </table:table-row>
        <table:table-row table:style-name="ro2">
          <table:table-cell table:style-name="ce517" office:value-type="string" calcext:value-type="string">
            <text:p>Donnerstag</text:p>
          </table:table-cell>
          <table:table-cell table:style-name="ce521" office:value-type="float" office:value="26" calcext:value-type="float">
            <text:p>26</text:p>
          </table:table-cell>
          <table:table-cell table:style-name="ce458" table:formula="of:=IF([.$K39]=&quot;Feiertag&quot;;&quot;0&quot;;IF([.$A39]=&quot;Donnerstag&quot;;[$Daten.$H$17];IF([.$A39]=&quot;Freitag&quot;;[$Daten.$J$17];IF([.$A39]=&quot;Montag&quot;;[$Daten.$B$17];IF([.$A39]=&quot;Dienstag&quot;;[$Daten.$D$17];IF([.$A39]=&quot;Mittwoch&quot;;[$Daten.$F$17];IF([.$A39]=&quot;Samstag&quot;;[$Daten.$L$17];&quot;0&quot;)))))))" office:value-type="string" office:string-value="0" calcext:value-type="string">
            <text:p>0</text:p>
          </table:table-cell>
          <table:table-cell table:style-name="ce469" table:formula="of:=IF([.$K39]=&quot;Feiertag&quot;;&quot;0&quot;;IF([.$A39]=&quot;Donnerstag&quot;;[$Daten.$I$17];IF([.$A39]=&quot;Freitag&quot;;[$Daten.$K$17];IF([.$A39]=&quot;Montag&quot;;[$Daten.$C$17];IF([.$A39]=&quot;Dienstag&quot;;[$Daten.$E$17];IF([.$A39]=&quot;Mittwoch&quot;;[$Daten.$G$17];IF([.$A39]=&quot;Samstag&quot;;[$Daten.$M$17];&quot;0&quot;)))))))" office:value-type="string" office:string-value="0" calcext:value-type="string">
            <text:p>0</text:p>
          </table:table-cell>
          <table:table-cell table:style-name="ce458" table:formula="of:=IF([.$K39]=&quot;Feiertag&quot;;&quot;0&quot;;IF([.$A39]=&quot;Donnerstag&quot;;[$Daten.$H$18];IF([.$A39]=&quot;Freitag&quot;;[$Daten.$J$18];IF([.$A39]=&quot;Montag&quot;;[$Daten.$B$18];IF([.$A39]=&quot;Dienstag&quot;;[$Daten.$D$18];IF([.$A39]=&quot;Mittwoch&quot;;[$Daten.$F$18];IF([.$A39]=&quot;Samstag&quot;;[$Daten.$L$18];&quot;0&quot;)))))))" office:value-type="string" office:string-value="0" calcext:value-type="string">
            <text:p>0</text:p>
          </table:table-cell>
          <table:table-cell table:style-name="ce469" table:formula="of:=IF([.$K39]=&quot;Feiertag&quot;;&quot;0&quot;;IF([.$A39]=&quot;Donnerstag&quot;;[$Daten.$I$18];IF([.$A39]=&quot;Freitag&quot;;[$Daten.$K$18];IF([.$A39]=&quot;Montag&quot;;[$Daten.$C$18];IF([.$A39]=&quot;Dienstag&quot;;[$Daten.$E$18];IF([.$A39]=&quot;Mittwoch&quot;;[$Daten.$G$18];IF([.$A39]=&quot;Samstag&quot;;[$Daten.$M$18];&quot;0&quot;)))))))" office:value-type="string" office:string-value="0" calcext:value-type="string">
            <text:p>0</text:p>
          </table:table-cell>
          <table:table-cell table:style-name="ce539"/>
          <table:table-cell table:style-name="ce542"/>
          <table:table-cell table:style-name="ce547" table:formula="of:=[.D39]-[.C39]+[.F39]-[.E39]+[.H39]-[.G39]" office:value-type="time" office:time-value="PT00H00M00S" calcext:value-type="time">
            <text:p>0:00</text:p>
          </table:table-cell>
          <table:table-cell table:style-name="ce551" table:formula="of:=[.I39]" office:value-type="time" office:time-value="PT00H00M00S" calcext:value-type="time">
            <text:p>00</text:p>
          </table:table-cell>
          <table:table-cell table:style-name="ce554" office:value-type="string" calcext:value-type="string">
            <text:p>Feiertag</text:p>
          </table:table-cell>
          <table:table-cell table:number-columns-repeated="1013"/>
        </table:table-row>
        <table:table-row table:style-name="ro2">
          <table:table-cell table:style-name="ce517" office:value-type="string" calcext:value-type="string">
            <text:p>Freitag</text:p>
          </table:table-cell>
          <table:table-cell table:style-name="ce521" office:value-type="float" office:value="27" calcext:value-type="float">
            <text:p>27</text:p>
          </table:table-cell>
          <table:table-cell table:style-name="ce458" table:formula="of:=IF([.$K40]=&quot;Feiertag&quot;;&quot;0&quot;;IF([.$A40]=&quot;Donnerstag&quot;;[$Daten.$H$17];IF([.$A40]=&quot;Freitag&quot;;[$Daten.$J$17];IF([.$A40]=&quot;Montag&quot;;[$Daten.$B$17];IF([.$A40]=&quot;Dienstag&quot;;[$Daten.$D$17];IF([.$A40]=&quot;Mittwoch&quot;;[$Daten.$F$17];IF([.$A40]=&quot;Samstag&quot;;[$Daten.$L$17];&quot;0&quot;)))))))" office:value-type="time" office:time-value="PT00H00M00S" calcext:value-type="time">
            <text:p>00:00</text:p>
          </table:table-cell>
          <table:table-cell table:style-name="ce469" table:formula="of:=IF([.$K40]=&quot;Feiertag&quot;;&quot;0&quot;;IF([.$A40]=&quot;Donnerstag&quot;;[$Daten.$I$17];IF([.$A40]=&quot;Freitag&quot;;[$Daten.$K$17];IF([.$A40]=&quot;Montag&quot;;[$Daten.$C$17];IF([.$A40]=&quot;Dienstag&quot;;[$Daten.$E$17];IF([.$A40]=&quot;Mittwoch&quot;;[$Daten.$G$17];IF([.$A40]=&quot;Samstag&quot;;[$Daten.$M$17];&quot;0&quot;)))))))" office:value-type="time" office:time-value="PT00H00M00S" calcext:value-type="time">
            <text:p>00:00</text:p>
          </table:table-cell>
          <table:table-cell table:style-name="ce458" table:formula="of:=IF([.$K40]=&quot;Feiertag&quot;;&quot;0&quot;;IF([.$A40]=&quot;Donnerstag&quot;;[$Daten.$H$18];IF([.$A40]=&quot;Freitag&quot;;[$Daten.$J$18];IF([.$A40]=&quot;Montag&quot;;[$Daten.$B$18];IF([.$A40]=&quot;Dienstag&quot;;[$Daten.$D$18];IF([.$A40]=&quot;Mittwoch&quot;;[$Daten.$F$18];IF([.$A40]=&quot;Samstag&quot;;[$Daten.$L$18];&quot;0&quot;)))))))" office:value-type="time" office:time-value="PT00H00M00S" calcext:value-type="time">
            <text:p>00:00</text:p>
          </table:table-cell>
          <table:table-cell table:style-name="ce469" table:formula="of:=IF([.$K40]=&quot;Feiertag&quot;;&quot;0&quot;;IF([.$A40]=&quot;Donnerstag&quot;;[$Daten.$I$18];IF([.$A40]=&quot;Freitag&quot;;[$Daten.$K$18];IF([.$A40]=&quot;Montag&quot;;[$Daten.$C$18];IF([.$A40]=&quot;Dienstag&quot;;[$Daten.$E$18];IF([.$A40]=&quot;Mittwoch&quot;;[$Daten.$G$18];IF([.$A40]=&quot;Samstag&quot;;[$Daten.$M$18];&quot;0&quot;)))))))" office:value-type="time" office:time-value="PT00H00M00S" calcext:value-type="time">
            <text:p>00:00</text:p>
          </table:table-cell>
          <table:table-cell table:style-name="ce539"/>
          <table:table-cell table:style-name="ce542"/>
          <table:table-cell table:style-name="ce547" table:formula="of:=[.D40]-[.C40]+[.F40]-[.E40]+[.H40]-[.G40]" office:value-type="time" office:time-value="PT00H00M00S" calcext:value-type="time">
            <text:p>0:00</text:p>
          </table:table-cell>
          <table:table-cell table:style-name="ce551" table:formula="of:=[.I40]" office:value-type="time" office:time-value="PT00H00M00S" calcext:value-type="time">
            <text:p>00</text:p>
          </table:table-cell>
          <table:table-cell table:number-columns-repeated="1014"/>
        </table:table-row>
        <table:table-row table:style-name="ro2">
          <table:table-cell table:style-name="ce517" office:value-type="string" calcext:value-type="string">
            <text:p>Samstag</text:p>
          </table:table-cell>
          <table:table-cell table:style-name="ce521" office:value-type="float" office:value="28" calcext:value-type="float">
            <text:p>28</text:p>
          </table:table-cell>
          <table:table-cell table:style-name="ce458" table:formula="of:=IF([.$K41]=&quot;Feiertag&quot;;&quot;0&quot;;IF([.$A41]=&quot;Donnerstag&quot;;[$Daten.$H$17];IF([.$A41]=&quot;Freitag&quot;;[$Daten.$J$17];IF([.$A41]=&quot;Montag&quot;;[$Daten.$B$17];IF([.$A41]=&quot;Dienstag&quot;;[$Daten.$D$17];IF([.$A41]=&quot;Mittwoch&quot;;[$Daten.$F$17];IF([.$A41]=&quot;Samstag&quot;;[$Daten.$L$17];&quot;0&quot;)))))))" office:value-type="time" office:time-value="PT00H00M00S" calcext:value-type="time">
            <text:p>00:00</text:p>
          </table:table-cell>
          <table:table-cell table:style-name="ce469" table:formula="of:=IF([.$K41]=&quot;Feiertag&quot;;&quot;0&quot;;IF([.$A41]=&quot;Donnerstag&quot;;[$Daten.$I$17];IF([.$A41]=&quot;Freitag&quot;;[$Daten.$K$17];IF([.$A41]=&quot;Montag&quot;;[$Daten.$C$17];IF([.$A41]=&quot;Dienstag&quot;;[$Daten.$E$17];IF([.$A41]=&quot;Mittwoch&quot;;[$Daten.$G$17];IF([.$A41]=&quot;Samstag&quot;;[$Daten.$M$17];&quot;0&quot;)))))))" office:value-type="time" office:time-value="PT00H00M00S" calcext:value-type="time">
            <text:p>00:00</text:p>
          </table:table-cell>
          <table:table-cell table:style-name="ce458" table:formula="of:=IF([.$K41]=&quot;Feiertag&quot;;&quot;0&quot;;IF([.$A41]=&quot;Donnerstag&quot;;[$Daten.$H$18];IF([.$A41]=&quot;Freitag&quot;;[$Daten.$J$18];IF([.$A41]=&quot;Montag&quot;;[$Daten.$B$18];IF([.$A41]=&quot;Dienstag&quot;;[$Daten.$D$18];IF([.$A41]=&quot;Mittwoch&quot;;[$Daten.$F$18];IF([.$A41]=&quot;Samstag&quot;;[$Daten.$L$18];&quot;0&quot;)))))))" office:value-type="time" office:time-value="PT00H00M00S" calcext:value-type="time">
            <text:p>00:00</text:p>
          </table:table-cell>
          <table:table-cell table:style-name="ce469" table:formula="of:=IF([.$K41]=&quot;Feiertag&quot;;&quot;0&quot;;IF([.$A41]=&quot;Donnerstag&quot;;[$Daten.$I$18];IF([.$A41]=&quot;Freitag&quot;;[$Daten.$K$18];IF([.$A41]=&quot;Montag&quot;;[$Daten.$C$18];IF([.$A41]=&quot;Dienstag&quot;;[$Daten.$E$18];IF([.$A41]=&quot;Mittwoch&quot;;[$Daten.$G$18];IF([.$A41]=&quot;Samstag&quot;;[$Daten.$M$18];&quot;0&quot;)))))))" office:value-type="time" office:time-value="PT00H00M00S" calcext:value-type="time">
            <text:p>00:00</text:p>
          </table:table-cell>
          <table:table-cell table:style-name="ce539"/>
          <table:table-cell table:style-name="ce542"/>
          <table:table-cell table:style-name="ce547" table:formula="of:=[.D41]-[.C41]+[.F41]-[.E41]+[.H41]-[.G41]" office:value-type="time" office:time-value="PT00H00M00S" calcext:value-type="time">
            <text:p>0:00</text:p>
          </table:table-cell>
          <table:table-cell table:style-name="ce551" table:formula="of:=[.I41]" office:value-type="time" office:time-value="PT00H00M00S" calcext:value-type="time">
            <text:p>00</text:p>
          </table:table-cell>
          <table:table-cell table:number-columns-repeated="1014"/>
        </table:table-row>
        <table:table-row table:style-name="ro2">
          <table:table-cell table:style-name="ce517" office:value-type="string" calcext:value-type="string">
            <text:p>Sonntag</text:p>
          </table:table-cell>
          <table:table-cell table:style-name="ce521" office:value-type="float" office:value="29" calcext:value-type="float">
            <text:p>29</text:p>
          </table:table-cell>
          <table:table-cell table:style-name="ce458" table:formula="of:=IF([.$K42]=&quot;Feiertag&quot;;&quot;0&quot;;IF([.$A42]=&quot;Donnerstag&quot;;[$Daten.$H$17];IF([.$A42]=&quot;Freitag&quot;;[$Daten.$J$17];IF([.$A42]=&quot;Montag&quot;;[$Daten.$B$17];IF([.$A42]=&quot;Dienstag&quot;;[$Daten.$D$17];IF([.$A42]=&quot;Mittwoch&quot;;[$Daten.$F$17];IF([.$A42]=&quot;Samstag&quot;;[$Daten.$L$17];&quot;0&quot;)))))))" office:value-type="string" office:string-value="0" calcext:value-type="string">
            <text:p>0</text:p>
          </table:table-cell>
          <table:table-cell table:style-name="ce469" table:formula="of:=IF([.$K42]=&quot;Feiertag&quot;;&quot;0&quot;;IF([.$A42]=&quot;Donnerstag&quot;;[$Daten.$I$17];IF([.$A42]=&quot;Freitag&quot;;[$Daten.$K$17];IF([.$A42]=&quot;Montag&quot;;[$Daten.$C$17];IF([.$A42]=&quot;Dienstag&quot;;[$Daten.$E$17];IF([.$A42]=&quot;Mittwoch&quot;;[$Daten.$G$17];IF([.$A42]=&quot;Samstag&quot;;[$Daten.$M$17];&quot;0&quot;)))))))" office:value-type="string" office:string-value="0" calcext:value-type="string">
            <text:p>0</text:p>
          </table:table-cell>
          <table:table-cell table:style-name="ce458" table:formula="of:=IF([.$K42]=&quot;Feiertag&quot;;&quot;0&quot;;IF([.$A42]=&quot;Donnerstag&quot;;[$Daten.$H$18];IF([.$A42]=&quot;Freitag&quot;;[$Daten.$J$18];IF([.$A42]=&quot;Montag&quot;;[$Daten.$B$18];IF([.$A42]=&quot;Dienstag&quot;;[$Daten.$D$18];IF([.$A42]=&quot;Mittwoch&quot;;[$Daten.$F$18];IF([.$A42]=&quot;Samstag&quot;;[$Daten.$L$18];&quot;0&quot;)))))))" office:value-type="string" office:string-value="0" calcext:value-type="string">
            <text:p>0</text:p>
          </table:table-cell>
          <table:table-cell table:style-name="ce469" table:formula="of:=IF([.$K42]=&quot;Feiertag&quot;;&quot;0&quot;;IF([.$A42]=&quot;Donnerstag&quot;;[$Daten.$I$18];IF([.$A42]=&quot;Freitag&quot;;[$Daten.$K$18];IF([.$A42]=&quot;Montag&quot;;[$Daten.$C$18];IF([.$A42]=&quot;Dienstag&quot;;[$Daten.$E$18];IF([.$A42]=&quot;Mittwoch&quot;;[$Daten.$G$18];IF([.$A42]=&quot;Samstag&quot;;[$Daten.$M$18];&quot;0&quot;)))))))" office:value-type="string" office:string-value="0" calcext:value-type="string">
            <text:p>0</text:p>
          </table:table-cell>
          <table:table-cell table:style-name="ce539"/>
          <table:table-cell table:style-name="ce542"/>
          <table:table-cell table:style-name="ce547" table:formula="of:=[.D42]-[.C42]+[.F42]-[.E42]+[.H42]-[.G42]" office:value-type="time" office:time-value="PT00H00M00S" calcext:value-type="time">
            <text:p>0:00</text:p>
          </table:table-cell>
          <table:table-cell table:style-name="ce551" table:formula="of:=[.I42]" office:value-type="time" office:time-value="PT00H00M00S" calcext:value-type="time">
            <text:p>00</text:p>
          </table:table-cell>
          <table:table-cell table:number-columns-repeated="1014"/>
        </table:table-row>
        <table:table-row table:style-name="ro2">
          <table:table-cell table:style-name="ce517" office:value-type="string" calcext:value-type="string">
            <text:p>Montag</text:p>
          </table:table-cell>
          <table:table-cell table:style-name="ce521" office:value-type="float" office:value="30" calcext:value-type="float">
            <text:p>30</text:p>
          </table:table-cell>
          <table:table-cell table:style-name="ce458" office:value-type="time" office:time-value="PT00H00M00S" calcext:value-type="time">
            <text:p>00:00</text:p>
          </table:table-cell>
          <table:table-cell table:style-name="ce469" office:value-type="time" office:time-value="PT00H00M00S" calcext:value-type="time">
            <text:p>00:00</text:p>
          </table:table-cell>
          <table:table-cell table:style-name="ce458" table:formula="of:=IF([.$K43]=&quot;Feiertag&quot;;&quot;0&quot;;IF([.$A43]=&quot;Donnerstag&quot;;[$Daten.$H$18];IF([.$A43]=&quot;Freitag&quot;;[$Daten.$J$18];IF([.$A43]=&quot;Montag&quot;;[$Daten.$B$18];IF([.$A43]=&quot;Dienstag&quot;;[$Daten.$D$18];IF([.$A43]=&quot;Mittwoch&quot;;[$Daten.$F$18];IF([.$A43]=&quot;Samstag&quot;;[$Daten.$L$18];&quot;0&quot;)))))))" office:value-type="time" office:time-value="PT00H00M00S" calcext:value-type="time">
            <text:p>00:00</text:p>
          </table:table-cell>
          <table:table-cell table:style-name="ce469" table:formula="of:=IF([.$K43]=&quot;Feiertag&quot;;&quot;0&quot;;IF([.$A43]=&quot;Donnerstag&quot;;[$Daten.$I$18];IF([.$A43]=&quot;Freitag&quot;;[$Daten.$K$18];IF([.$A43]=&quot;Montag&quot;;[$Daten.$C$18];IF([.$A43]=&quot;Dienstag&quot;;[$Daten.$E$18];IF([.$A43]=&quot;Mittwoch&quot;;[$Daten.$G$18];IF([.$A43]=&quot;Samstag&quot;;[$Daten.$M$18];&quot;0&quot;)))))))" office:value-type="time" office:time-value="PT00H00M00S" calcext:value-type="time">
            <text:p>00:00</text:p>
          </table:table-cell>
          <table:table-cell table:style-name="ce539"/>
          <table:table-cell table:style-name="ce542"/>
          <table:table-cell table:style-name="ce547" table:formula="of:=[.D43]-[.C43]+[.F43]-[.E43]+[.H43]-[.G43]" office:value-type="time" office:time-value="PT00H00M00S" calcext:value-type="time">
            <text:p>0:00</text:p>
          </table:table-cell>
          <table:table-cell table:style-name="ce551" table:formula="of:=[.I43]" office:value-type="time" office:time-value="PT00H00M00S" calcext:value-type="time">
            <text:p>00</text:p>
          </table:table-cell>
          <table:table-cell table:number-columns-repeated="1014"/>
        </table:table-row>
        <table:table-row table:style-name="ro2">
          <table:table-cell table:style-name="ce517" office:value-type="string" calcext:value-type="string">
            <text:p>Dienstag</text:p>
          </table:table-cell>
          <table:table-cell table:style-name="ce522" office:value-type="float" office:value="31" calcext:value-type="float">
            <text:p>31</text:p>
          </table:table-cell>
          <table:table-cell table:style-name="ce459" office:value-type="time" office:time-value="PT15H00M00S" calcext:value-type="time">
            <text:p>15:00</text:p>
          </table:table-cell>
          <table:table-cell table:style-name="ce470" office:value-type="time" office:time-value="PT17H00M00S" calcext:value-type="time">
            <text:p>17:00</text:p>
          </table:table-cell>
          <table:table-cell table:style-name="ce458" table:formula="of:=IF([.$K44]=&quot;Feiertag&quot;;&quot;0&quot;;IF([.$A44]=&quot;Donnerstag&quot;;[$Daten.$H$18];IF([.$A44]=&quot;Freitag&quot;;[$Daten.$J$18];IF([.$A44]=&quot;Montag&quot;;[$Daten.$B$18];IF([.$A44]=&quot;Dienstag&quot;;[$Daten.$D$18];IF([.$A44]=&quot;Mittwoch&quot;;[$Daten.$F$18];IF([.$A44]=&quot;Samstag&quot;;[$Daten.$L$18];&quot;0&quot;)))))))" office:value-type="time" office:time-value="PT00H00M00S" calcext:value-type="time">
            <text:p>00:00</text:p>
          </table:table-cell>
          <table:table-cell table:style-name="ce469" table:formula="of:=IF([.$K44]=&quot;Feiertag&quot;;&quot;0&quot;;IF([.$A44]=&quot;Donnerstag&quot;;[$Daten.$I$18];IF([.$A44]=&quot;Freitag&quot;;[$Daten.$K$18];IF([.$A44]=&quot;Montag&quot;;[$Daten.$C$18];IF([.$A44]=&quot;Dienstag&quot;;[$Daten.$E$18];IF([.$A44]=&quot;Mittwoch&quot;;[$Daten.$G$18];IF([.$A44]=&quot;Samstag&quot;;[$Daten.$M$18];&quot;0&quot;)))))))" office:value-type="time" office:time-value="PT00H00M00S" calcext:value-type="time">
            <text:p>00:00</text:p>
          </table:table-cell>
          <table:table-cell table:style-name="ce539"/>
          <table:table-cell table:style-name="ce542"/>
          <table:table-cell table:style-name="ce547" table:formula="of:=[.D44]-[.C44]+[.F44]-[.E44]+[.H44]-[.G44]" office:value-type="time" office:time-value="PT02H00M00S" calcext:value-type="time">
            <text:p>2:00</text:p>
          </table:table-cell>
          <table:table-cell table:style-name="ce551" table:formula="of:=[.I44]" office:value-type="time" office:time-value="PT02H00M00S" calcext:value-type="time">
            <text:p>120</text:p>
          </table:table-cell>
          <table:table-cell table:number-columns-repeated="1014"/>
        </table:table-row>
        <table:table-row table:style-name="ro2">
          <table:table-cell table:style-name="ce517"/>
          <table:table-cell/>
          <table:table-cell table:style-name="ce529"/>
          <table:table-cell table:style-name="ce535"/>
          <table:table-cell table:style-name="ce472" office:value-type="string" calcext:value-type="string">
            <text:p>Monatssumme</text:p>
          </table:table-cell>
          <table:table-cell table:style-name="ce477"/>
          <table:table-cell table:style-name="ce486" table:number-columns-repeated="2"/>
          <table:table-cell table:style-name="ce505" table:formula="of:=SUM([.I$14:.I44])" office:value-type="time" office:time-value="PT40H00M00S" calcext:value-type="time">
            <text:p>40:00</text:p>
          </table:table-cell>
          <table:table-cell table:style-name="ce511" table:formula="of:=[.I45]" office:value-type="time" office:time-value="PT40H00M00S" calcext:value-type="time">
            <text:p>2400</text:p>
          </table:table-cell>
          <table:table-cell table:number-columns-repeated="1014"/>
        </table:table-row>
        <table:table-row table:style-name="ro2">
          <table:table-cell table:style-name="ce517"/>
          <table:table-cell table:number-columns-repeated="3"/>
          <table:table-cell table:style-name="ce473" office:value-type="string" calcext:value-type="string">
            <text:p>Monatssaldo</text:p>
          </table:table-cell>
          <table:table-cell table:style-name="ce478"/>
          <table:table-cell table:style-name="ce487" table:number-columns-repeated="2"/>
          <table:table-cell table:style-name="ce506" table:formula="of:=SUM([.I$14:.I44];-[.G$10])" office:value-type="time" office:time-value="-PT01H18M00S" calcext:value-type="time">
            <text:p>-1:18</text:p>
          </table:table-cell>
          <table:table-cell table:style-name="ce512" table:formula="of:=[.I46]" office:value-type="time" office:time-value="-PT01H18M00S" calcext:value-type="time">
            <text:p>-78</text:p>
          </table:table-cell>
          <table:table-cell table:number-columns-repeated="1014"/>
        </table:table-row>
        <table:table-row table:style-name="ro2" table:number-rows-repeated="2">
          <table:table-cell table:style-name="ce517"/>
          <table:table-cell table:number-columns-repeated="1023"/>
        </table:table-row>
        <table:table-row table:style-name="ro2">
          <table:table-cell table:number-columns-repeated="1024"/>
        </table:table-row>
        <table:table-row table:style-name="ro2">
          <table:table-cell table:number-columns-repeated="4"/>
          <table:table-cell table:style-name="ce395"/>
          <table:table-cell table:style-name="ce482" table:number-columns-repeated="4"/>
          <table:table-cell table:number-columns-repeated="1015"/>
        </table:table-row>
        <table:table-row table:style-name="ro2">
          <table:table-cell table:style-name="ce442" office:value-type="string" calcext:value-type="string">
            <text:p>für die Richtigkeit:</text:p>
          </table:table-cell>
          <table:table-cell table:style-name="ce411"/>
          <table:table-cell table:style-name="ce395" table:number-columns-repeated="3"/>
          <table:table-cell table:style-name="ce479" table:number-columns-repeated="3"/>
          <table:table-cell table:style-name="ce507"/>
          <table:table-cell table:style-name="ce513"/>
          <table:table-cell table:number-columns-repeated="1014"/>
        </table:table-row>
        <table:table-row table:style-name="ro2">
          <table:table-cell table:style-name="ce442"/>
          <table:table-cell table:style-name="ce411"/>
          <table:table-cell table:style-name="ce395" table:number-columns-repeated="3"/>
          <table:table-cell table:style-name="ce480" table:formula="of:=[$Daten.$F$7]" office:value-type="string" office:string-value="Betreuer/in:" calcext:value-type="string">
            <text:p>Betreuer/in:</text:p>
          </table:table-cell>
          <table:table-cell table:style-name="ce488"/>
          <table:table-cell table:style-name="ce493" table:formula="of:=[$Daten.$G$7]" office:value-type="string" office:string-value="Dr. Matthias Wübbeling" calcext:value-type="string">
            <text:p>Dr. Matthias Wübbeling</text:p>
          </table:table-cell>
          <table:table-cell table:style-name="ce493" table:number-columns-repeated="2"/>
          <table:table-cell table:number-columns-repeated="1014"/>
        </table:table-row>
        <table:table-row table:style-name="ro2" table:number-rows-repeated="3">
          <table:table-cell table:style-name="ce442"/>
          <table:table-cell table:style-name="ce411"/>
          <table:table-cell table:style-name="ce395" table:number-columns-repeated="7"/>
          <table:table-cell table:style-name="ce404"/>
          <table:table-cell table:number-columns-repeated="1014"/>
        </table:table-row>
        <table:table-row table:style-name="ro2">
          <table:table-cell table:style-name="ce444" table:formula="of:=[$Daten.$B$3]" office:value-type="string" office:string-value="Sefa Pilavci" calcext:value-type="string" table:number-columns-spanned="4" table:number-rows-spanned="1">
            <text:p>Sefa Pilavci</text:p>
          </table:table-cell>
          <table:covered-table-cell table:number-columns-repeated="3" table:style-name="ce444"/>
          <table:table-cell table:style-name="ce395"/>
          <table:table-cell table:style-name="ce480" table:formula="of:=[$Daten.$F$8]" office:value-type="string" office:string-value="Fachvorgesetzte/r:" calcext:value-type="string">
            <text:p>Fachvorgesetzte/r:</text:p>
          </table:table-cell>
          <table:table-cell table:style-name="ce488"/>
          <table:table-cell table:style-name="ce494"/>
          <table:table-cell table:style-name="ce480" table:formula="of:=[$Daten.$G$8]" office:value-type="string" office:string-value="Dr. Matthias Wübbeling" calcext:value-type="string">
            <text:p>Dr. Matthias Wübbeling</text:p>
          </table:table-cell>
          <table:table-cell table:style-name="ce514"/>
          <table:table-cell table:number-columns-repeated="1014"/>
        </table:table-row>
        <table:table-row table:style-name="ro2" table:number-rows-repeated="1048519">
          <table:table-cell table:number-columns-repeated="1024"/>
        </table:table-row>
        <table:table-row table:style-name="ro2">
          <table:table-cell table:number-columns-repeated="1024"/>
        </table:table-row>
        <table:named-expressions>
          <table:named-range table:name="_xlnm.Print_Area" table:base-cell-address="$Daten.$A$1" table:cell-range-address="$Mai.$A$2:.$K$56" table:range-usable-as="print-range"/>
        </table:named-expressions>
      </table:table>
      <table:table table:name="Juni" table:style-name="ta4" table:print-ranges="Juni.A2:Juni.K55">
        <table:table-column table:style-name="co13" table:default-cell-style-name="ce556"/>
        <table:table-column table:style-name="co6" table:default-cell-style-name="ce519"/>
        <table:table-column table:style-name="co7" table:number-columns-repeated="6" table:default-cell-style-name="ce523"/>
        <table:table-column table:style-name="co8" table:default-cell-style-name="ce545"/>
        <table:table-column table:style-name="co9" table:default-cell-style-name="ce519"/>
        <table:table-column table:style-name="co12" table:default-cell-style-name="ce568"/>
        <table:table-column table:style-name="co12" table:number-columns-repeated="1013" table:default-cell-style-name="ce553"/>
        <table:table-row table:style-name="ro7">
          <table:table-cell table:style-name="ce555"/>
          <table:table-cell table:number-columns-repeated="1023"/>
        </table:table-row>
        <table:table-row table:style-name="ro5">
          <table:table-cell table:style-name="ce555"/>
          <table:table-cell/>
          <table:table-cell table:style-name="ce450" table:formula="of:=[$Daten.A1]" office:value-type="string" office:string-value="Zeiterfassungskarte" calcext:value-type="string">
            <text:p>Zeiterfassungskarte</text:p>
          </table:table-cell>
          <table:table-cell table:style-name="ce460"/>
          <table:table-cell table:style-name="ce395" table:number-columns-repeated="4"/>
          <table:table-cell table:style-name="ce495" table:formula="of:=[$Daten.B4]" office:value-type="float" office:value="2022" calcext:value-type="float">
            <text:p>2022</text:p>
          </table:table-cell>
          <table:table-cell table:number-columns-repeated="1015"/>
        </table:table-row>
        <table:table-row table:style-name="ro2">
          <table:table-cell table:style-name="ce555"/>
          <table:table-cell table:number-columns-repeated="2"/>
          <table:table-cell table:style-name="ce530"/>
          <table:table-cell table:number-columns-repeated="1020"/>
        </table:table-row>
        <table:table-row table:style-name="ro2">
          <table:table-cell table:style-name="ce555"/>
          <table:table-cell/>
          <table:table-cell table:style-name="ce524" office:value-type="string" calcext:value-type="string">
            <text:p>Monat:</text:p>
          </table:table-cell>
          <table:table-cell table:style-name="ce531" office:value-type="string" calcext:value-type="string">
            <text:p>Juni</text:p>
          </table:table-cell>
          <table:table-cell table:style-name="ce536"/>
          <table:table-cell table:style-name="ce537" table:number-columns-repeated="2"/>
          <table:table-cell table:style-name="ce481"/>
          <table:table-cell table:style-name="ce497"/>
          <table:table-cell table:number-columns-repeated="1015"/>
        </table:table-row>
        <table:table-row table:style-name="ro2">
          <table:table-cell table:style-name="ce555"/>
          <table:table-cell/>
          <table:table-cell table:style-name="ce453" table:formula="of:=[$Daten.B3]" office:value-type="string" office:string-value="Sefa Pilavci" calcext:value-type="string">
            <text:p>Sefa Pilavci</text:p>
          </table:table-cell>
          <table:table-cell table:style-name="ce465" table:number-columns-repeated="2"/>
          <table:table-cell table:style-name="ce529" table:number-columns-repeated="2"/>
          <table:table-cell table:style-name="ce482"/>
          <table:table-cell table:style-name="ce498" table:formula="of:=[$Daten.$F$5]" office:value-type="string" office:string-value="Tutor Netzwerksicherheit" calcext:value-type="string">
            <text:p>Tutor Netzwerksicherheit</text:p>
          </table:table-cell>
          <table:table-cell table:number-columns-repeated="1015"/>
        </table:table-row>
        <table:table-row table:style-name="ro6">
          <table:table-cell table:style-name="ce555"/>
          <table:table-cell/>
          <table:table-cell table:style-name="ce454"/>
          <table:table-cell table:style-name="ce464" table:number-columns-repeated="2"/>
          <table:table-cell table:style-name="ce475" table:number-columns-repeated="2"/>
          <table:table-cell table:style-name="ce468"/>
          <table:table-cell table:style-name="ce499"/>
          <table:table-cell table:number-columns-repeated="1015"/>
        </table:table-row>
        <table:table-row table:style-name="ro7">
          <table:table-cell table:style-name="ce555"/>
          <table:table-cell/>
          <table:table-cell table:style-name="ce453" table:formula="of:=[$Daten.A7]" office:value-type="string" office:string-value="Vertragsbeginn:" calcext:value-type="string">
            <text:p>Vertragsbeginn:</text:p>
          </table:table-cell>
          <table:table-cell table:style-name="ce465" table:number-columns-repeated="2"/>
          <table:table-cell table:style-name="ce476" table:formula="of:=[$Daten.B7]" office:value-type="date" office:date-value="2022-04-01" calcext:value-type="date" table:number-columns-spanned="2" table:number-rows-spanned="1">
            <text:p>01.04.2022</text:p>
          </table:table-cell>
          <table:covered-table-cell table:style-name="ce476"/>
          <table:table-cell table:style-name="ce482"/>
          <table:table-cell table:style-name="ce500"/>
          <table:table-cell table:number-columns-repeated="1015"/>
        </table:table-row>
        <table:table-row table:style-name="ro7">
          <table:table-cell table:style-name="ce555"/>
          <table:table-cell/>
          <table:table-cell table:style-name="ce453" table:formula="of:=[$Daten.A8]" office:value-type="string" office:string-value="Vertragsende:" calcext:value-type="string">
            <text:p>Vertragsende:</text:p>
          </table:table-cell>
          <table:table-cell table:style-name="ce465" table:number-columns-repeated="2"/>
          <table:table-cell table:style-name="ce476" table:formula="of:=[$Daten.B8]" office:value-type="date" office:date-value="2022-09-30" calcext:value-type="date" table:number-columns-spanned="2" table:number-rows-spanned="1">
            <text:p>30.09.2022</text:p>
          </table:table-cell>
          <table:covered-table-cell table:style-name="ce476"/>
          <table:table-cell table:style-name="ce482"/>
          <table:table-cell table:style-name="ce501"/>
          <table:table-cell table:number-columns-repeated="1015"/>
        </table:table-row>
        <table:table-row table:style-name="ro6">
          <table:table-cell table:style-name="ce555"/>
          <table:table-cell/>
          <table:table-cell table:style-name="ce454"/>
          <table:table-cell table:style-name="ce464" table:number-columns-repeated="2"/>
          <table:table-cell table:style-name="ce475" table:number-columns-repeated="2"/>
          <table:table-cell table:style-name="ce468"/>
          <table:table-cell table:style-name="ce499"/>
          <table:table-cell table:number-columns-repeated="1015"/>
        </table:table-row>
        <table:table-row table:style-name="ro2">
          <table:table-cell table:style-name="ce555"/>
          <table:table-cell/>
          <table:table-cell table:style-name="ce525" office:value-type="string" calcext:value-type="string">
            <text:p>Summe der Arbeitszeit lt. Vertrag</text:p>
          </table:table-cell>
          <table:table-cell table:style-name="ce529" table:number-columns-repeated="2"/>
          <table:table-cell table:style-name="ce532"/>
          <table:table-cell table:style-name="ce483" table:formula="of:=IF(OR([$Daten.B5]=&quot;Januar&quot;;[$Daten.B5]=&quot;Februar&quot;;[$Daten.B5]=&quot;März&quot;;[$Daten.B5]=&quot;April&quot;;[$Daten.B5]=&quot;Mai&quot;;[$Daten.B5]=&quot;Juni&quot;);[$Daten.B11];0)" office:value-type="time" office:time-value="PT41H18M00S" calcext:value-type="time">
            <text:p>41:18</text:p>
          </table:table-cell>
          <table:table-cell table:style-name="ce489" table:formula="of:=IF([$Daten.B5]=&quot;Januar&quot;;[$Daten.C11];0)" office:value-type="float" office:value="0" calcext:value-type="float">
            <text:p>0</text:p>
          </table:table-cell>
          <table:table-cell table:style-name="ce438"/>
          <table:table-cell table:number-columns-repeated="1015"/>
        </table:table-row>
        <table:table-row table:style-name="ro2">
          <table:table-cell table:style-name="ce555"/>
          <table:table-cell/>
          <table:table-cell table:style-name="ce525" office:value-type="string" calcext:value-type="string">
            <text:p>Urlaub pro Monat</text:p>
          </table:table-cell>
          <table:table-cell table:style-name="ce532" table:number-columns-repeated="3"/>
          <table:table-cell table:style-name="ce465" table:formula="of:=IF(OR([$Daten.B5]=&quot;Januar&quot;;[$Daten.B5]=&quot;Februar&quot;;[$Daten.B5]=&quot;März&quot;;[$Daten.B5]=&quot;April&quot;;[$Daten.B5]=&quot;Mai&quot;;[$Daten.B5]=&quot;Juni&quot;);[$Daten.B12];0)" office:value-type="time" office:time-value="PT03H10M00S" calcext:value-type="time">
            <text:p>3:10</text:p>
          </table:table-cell>
          <table:table-cell table:style-name="ce489" table:formula="of:=IF([$Daten.B5]=&quot;Januar&quot;;[$Daten.C12];0)" office:value-type="float" office:value="0" calcext:value-type="float">
            <text:p>0</text:p>
          </table:table-cell>
          <table:table-cell table:style-name="ce438"/>
          <table:table-cell table:number-columns-repeated="1015"/>
        </table:table-row>
        <table:table-row table:style-name="ro2">
          <table:table-cell table:style-name="ce555"/>
          <table:table-cell/>
          <table:table-cell table:style-name="ce454"/>
          <table:table-cell table:style-name="ce464" table:number-columns-repeated="4"/>
          <table:table-cell table:style-name="ce490"/>
          <table:table-cell table:style-name="ce502"/>
          <table:table-cell table:number-columns-repeated="1015"/>
        </table:table-row>
        <table:table-row table:style-name="ro2">
          <table:table-cell table:style-name="ce555"/>
          <table:table-cell table:style-name="ce520" office:value-type="string" calcext:value-type="string">
            <text:p>Tag</text:p>
          </table:table-cell>
          <table:table-cell table:style-name="ce526" office:value-type="string" calcext:value-type="string">
            <text:p>Kommt</text:p>
          </table:table-cell>
          <table:table-cell table:style-name="ce526" office:value-type="string" calcext:value-type="string">
            <text:p>Geht</text:p>
          </table:table-cell>
          <table:table-cell table:style-name="ce526" office:value-type="string" calcext:value-type="string">
            <text:p>Kommt</text:p>
          </table:table-cell>
          <table:table-cell table:style-name="ce526" office:value-type="string" calcext:value-type="string">
            <text:p>Geht</text:p>
          </table:table-cell>
          <table:table-cell table:style-name="ce526" office:value-type="string" calcext:value-type="string">
            <text:p>Kommt</text:p>
          </table:table-cell>
          <table:table-cell table:style-name="ce526" office:value-type="string" calcext:value-type="string">
            <text:p>Geht</text:p>
          </table:table-cell>
          <table:table-cell table:style-name="ce526" office:value-type="string" calcext:value-type="string">
            <text:p>Tagessumme</text:p>
          </table:table-cell>
          <table:table-cell table:style-name="ce549" office:value-type="string" calcext:value-type="string">
            <text:p>in Minuten</text:p>
          </table:table-cell>
          <table:table-cell table:number-columns-repeated="1014"/>
        </table:table-row>
        <table:table-row table:style-name="ro2">
          <table:table-cell table:style-name="ce517" office:value-type="string" calcext:value-type="string">
            <text:p>Mittwoch</text:p>
          </table:table-cell>
          <table:table-cell table:style-name="ce521" office:value-type="float" office:value="1" calcext:value-type="float">
            <text:p>1</text:p>
          </table:table-cell>
          <table:table-cell table:style-name="ce458" table:formula="of:=IF([.$K14]=&quot;Feiertag&quot;;&quot;0&quot;;IF([.$A14]=&quot;Donnerstag&quot;;[$Daten.$H$17];IF([.$A14]=&quot;Freitag&quot;;[$Daten.$J$17];IF([.$A14]=&quot;Montag&quot;;[$Daten.$B$17];IF([.$A14]=&quot;Dienstag&quot;;[$Daten.$D$17];IF([.$A14]=&quot;Mittwoch&quot;;[$Daten.$F$17];IF([.$A14]=&quot;Samstag&quot;;[$Daten.$L$17];&quot;0&quot;)))))))" office:value-type="time" office:time-value="PT00H00M00S" calcext:value-type="time">
            <text:p>00:00</text:p>
          </table:table-cell>
          <table:table-cell table:style-name="ce469" table:formula="of:=IF([.$K14]=&quot;Feiertag&quot;;&quot;0&quot;;IF([.$A14]=&quot;Donnerstag&quot;;[$Daten.$I$17];IF([.$A14]=&quot;Freitag&quot;;[$Daten.$K$17];IF([.$A14]=&quot;Montag&quot;;[$Daten.$C$17];IF([.$A14]=&quot;Dienstag&quot;;[$Daten.$E$17];IF([.$A14]=&quot;Mittwoch&quot;;[$Daten.$G$17];IF([.$A14]=&quot;Samstag&quot;;[$Daten.$M$17];&quot;0&quot;)))))))" office:value-type="time" office:time-value="PT00H00M00S" calcext:value-type="time">
            <text:p>00:00</text:p>
          </table:table-cell>
          <table:table-cell table:style-name="ce458" table:formula="of:=IF([.$K14]=&quot;Feiertag&quot;;&quot;0&quot;;IF([.$A14]=&quot;Donnerstag&quot;;[$Daten.$H$18];IF([.$A14]=&quot;Freitag&quot;;[$Daten.$J$18];IF([.$A14]=&quot;Montag&quot;;[$Daten.$B$18];IF([.$A14]=&quot;Dienstag&quot;;[$Daten.$D$18];IF([.$A14]=&quot;Mittwoch&quot;;[$Daten.$F$18];IF([.$A14]=&quot;Samstag&quot;;[$Daten.$L$18];&quot;0&quot;)))))))" office:value-type="time" office:time-value="PT00H00M00S" calcext:value-type="time">
            <text:p>00:00</text:p>
          </table:table-cell>
          <table:table-cell table:style-name="ce469" table:formula="of:=IF([.$K14]=&quot;Feiertag&quot;;&quot;0&quot;;IF([.$A14]=&quot;Donnerstag&quot;;[$Daten.$I$18];IF([.$A14]=&quot;Freitag&quot;;[$Daten.$K$18];IF([.$A14]=&quot;Montag&quot;;[$Daten.$C$18];IF([.$A14]=&quot;Dienstag&quot;;[$Daten.$E$18];IF([.$A14]=&quot;Mittwoch&quot;;[$Daten.$G$18];IF([.$A14]=&quot;Samstag&quot;;[$Daten.$M$18];&quot;0&quot;)))))))" office:value-type="time" office:time-value="PT00H00M00S" calcext:value-type="time">
            <text:p>00:00</text:p>
          </table:table-cell>
          <table:table-cell table:style-name="ce539"/>
          <table:table-cell table:style-name="ce542"/>
          <table:table-cell table:style-name="ce547" table:formula="of:=[.D14]-[.C14]+[.F14]-[.E14]+[.H14]-[.G14]" office:value-type="time" office:time-value="PT00H00M00S" calcext:value-type="time">
            <text:p>0:00</text:p>
          </table:table-cell>
          <table:table-cell table:style-name="ce551" table:formula="of:=[.I14]" office:value-type="time" office:time-value="PT00H00M00S" calcext:value-type="time">
            <text:p>00</text:p>
          </table:table-cell>
          <table:table-cell table:number-columns-repeated="1014"/>
        </table:table-row>
        <table:table-row table:style-name="ro2">
          <table:table-cell table:style-name="ce517" office:value-type="string" calcext:value-type="string">
            <text:p>Donnerstag</text:p>
          </table:table-cell>
          <table:table-cell table:style-name="ce521" office:value-type="float" office:value="2" calcext:value-type="float">
            <text:p>2</text:p>
          </table:table-cell>
          <table:table-cell table:style-name="ce458" table:formula="of:=IF([.$K15]=&quot;Feiertag&quot;;&quot;0&quot;;IF([.$A15]=&quot;Donnerstag&quot;;[$Daten.$H$17];IF([.$A15]=&quot;Freitag&quot;;[$Daten.$J$17];IF([.$A15]=&quot;Montag&quot;;[$Daten.$B$17];IF([.$A15]=&quot;Dienstag&quot;;[$Daten.$D$17];IF([.$A15]=&quot;Mittwoch&quot;;[$Daten.$F$17];IF([.$A15]=&quot;Samstag&quot;;[$Daten.$L$17];&quot;0&quot;)))))))" office:value-type="time" office:time-value="PT00H00M00S" calcext:value-type="time">
            <text:p>00:00</text:p>
          </table:table-cell>
          <table:table-cell table:style-name="ce469" table:formula="of:=IF([.$K15]=&quot;Feiertag&quot;;&quot;0&quot;;IF([.$A15]=&quot;Donnerstag&quot;;[$Daten.$I$17];IF([.$A15]=&quot;Freitag&quot;;[$Daten.$K$17];IF([.$A15]=&quot;Montag&quot;;[$Daten.$C$17];IF([.$A15]=&quot;Dienstag&quot;;[$Daten.$E$17];IF([.$A15]=&quot;Mittwoch&quot;;[$Daten.$G$17];IF([.$A15]=&quot;Samstag&quot;;[$Daten.$M$17];&quot;0&quot;)))))))" office:value-type="time" office:time-value="PT00H00M00S" calcext:value-type="time">
            <text:p>00:00</text:p>
          </table:table-cell>
          <table:table-cell table:style-name="ce458" table:formula="of:=IF([.$K15]=&quot;Feiertag&quot;;&quot;0&quot;;IF([.$A15]=&quot;Donnerstag&quot;;[$Daten.$H$18];IF([.$A15]=&quot;Freitag&quot;;[$Daten.$J$18];IF([.$A15]=&quot;Montag&quot;;[$Daten.$B$18];IF([.$A15]=&quot;Dienstag&quot;;[$Daten.$D$18];IF([.$A15]=&quot;Mittwoch&quot;;[$Daten.$F$18];IF([.$A15]=&quot;Samstag&quot;;[$Daten.$L$18];&quot;0&quot;)))))))" office:value-type="time" office:time-value="PT00H00M00S" calcext:value-type="time">
            <text:p>00:00</text:p>
          </table:table-cell>
          <table:table-cell table:style-name="ce469" table:formula="of:=IF([.$K15]=&quot;Feiertag&quot;;&quot;0&quot;;IF([.$A15]=&quot;Donnerstag&quot;;[$Daten.$I$18];IF([.$A15]=&quot;Freitag&quot;;[$Daten.$K$18];IF([.$A15]=&quot;Montag&quot;;[$Daten.$C$18];IF([.$A15]=&quot;Dienstag&quot;;[$Daten.$E$18];IF([.$A15]=&quot;Mittwoch&quot;;[$Daten.$G$18];IF([.$A15]=&quot;Samstag&quot;;[$Daten.$M$18];&quot;0&quot;)))))))" office:value-type="time" office:time-value="PT00H00M00S" calcext:value-type="time">
            <text:p>00:00</text:p>
          </table:table-cell>
          <table:table-cell table:style-name="ce539"/>
          <table:table-cell table:style-name="ce542"/>
          <table:table-cell table:style-name="ce547" table:formula="of:=[.D15]-[.C15]+[.F15]-[.E15]+[.H15]-[.G15]" office:value-type="time" office:time-value="PT00H00M00S" calcext:value-type="time">
            <text:p>0:00</text:p>
          </table:table-cell>
          <table:table-cell table:style-name="ce551" table:formula="of:=[.I15]" office:value-type="time" office:time-value="PT00H00M00S" calcext:value-type="time">
            <text:p>00</text:p>
          </table:table-cell>
          <table:table-cell table:number-columns-repeated="1014"/>
        </table:table-row>
        <table:table-row table:style-name="ro2">
          <table:table-cell table:style-name="ce517" office:value-type="string" calcext:value-type="string">
            <text:p>Freitag</text:p>
          </table:table-cell>
          <table:table-cell table:style-name="ce521" office:value-type="float" office:value="3" calcext:value-type="float">
            <text:p>3</text:p>
          </table:table-cell>
          <table:table-cell table:style-name="ce458" table:formula="of:=IF([.$K16]=&quot;Feiertag&quot;;&quot;0&quot;;IF([.$A16]=&quot;Donnerstag&quot;;[$Daten.$H$17];IF([.$A16]=&quot;Freitag&quot;;[$Daten.$J$17];IF([.$A16]=&quot;Montag&quot;;[$Daten.$B$17];IF([.$A16]=&quot;Dienstag&quot;;[$Daten.$D$17];IF([.$A16]=&quot;Mittwoch&quot;;[$Daten.$F$17];IF([.$A16]=&quot;Samstag&quot;;[$Daten.$L$17];&quot;0&quot;)))))))" office:value-type="time" office:time-value="PT00H00M00S" calcext:value-type="time">
            <text:p>00:00</text:p>
          </table:table-cell>
          <table:table-cell table:style-name="ce469" table:formula="of:=IF([.$K16]=&quot;Feiertag&quot;;&quot;0&quot;;IF([.$A16]=&quot;Donnerstag&quot;;[$Daten.$I$17];IF([.$A16]=&quot;Freitag&quot;;[$Daten.$K$17];IF([.$A16]=&quot;Montag&quot;;[$Daten.$C$17];IF([.$A16]=&quot;Dienstag&quot;;[$Daten.$E$17];IF([.$A16]=&quot;Mittwoch&quot;;[$Daten.$G$17];IF([.$A16]=&quot;Samstag&quot;;[$Daten.$M$17];&quot;0&quot;)))))))" office:value-type="time" office:time-value="PT00H00M00S" calcext:value-type="time">
            <text:p>00:00</text:p>
          </table:table-cell>
          <table:table-cell table:style-name="ce458" table:formula="of:=IF([.$K16]=&quot;Feiertag&quot;;&quot;0&quot;;IF([.$A16]=&quot;Donnerstag&quot;;[$Daten.$H$18];IF([.$A16]=&quot;Freitag&quot;;[$Daten.$J$18];IF([.$A16]=&quot;Montag&quot;;[$Daten.$B$18];IF([.$A16]=&quot;Dienstag&quot;;[$Daten.$D$18];IF([.$A16]=&quot;Mittwoch&quot;;[$Daten.$F$18];IF([.$A16]=&quot;Samstag&quot;;[$Daten.$L$18];&quot;0&quot;)))))))" office:value-type="time" office:time-value="PT00H00M00S" calcext:value-type="time">
            <text:p>00:00</text:p>
          </table:table-cell>
          <table:table-cell table:style-name="ce469" table:formula="of:=IF([.$K16]=&quot;Feiertag&quot;;&quot;0&quot;;IF([.$A16]=&quot;Donnerstag&quot;;[$Daten.$I$18];IF([.$A16]=&quot;Freitag&quot;;[$Daten.$K$18];IF([.$A16]=&quot;Montag&quot;;[$Daten.$C$18];IF([.$A16]=&quot;Dienstag&quot;;[$Daten.$E$18];IF([.$A16]=&quot;Mittwoch&quot;;[$Daten.$G$18];IF([.$A16]=&quot;Samstag&quot;;[$Daten.$M$18];&quot;0&quot;)))))))" office:value-type="time" office:time-value="PT00H00M00S" calcext:value-type="time">
            <text:p>00:00</text:p>
          </table:table-cell>
          <table:table-cell table:style-name="ce539"/>
          <table:table-cell table:style-name="ce542"/>
          <table:table-cell table:style-name="ce547" table:formula="of:=[.D16]-[.C16]+[.F16]-[.E16]+[.H16]-[.G16]" office:value-type="time" office:time-value="PT00H00M00S" calcext:value-type="time">
            <text:p>0:00</text:p>
          </table:table-cell>
          <table:table-cell table:style-name="ce551" table:formula="of:=[.I16]" office:value-type="time" office:time-value="PT00H00M00S" calcext:value-type="time">
            <text:p>00</text:p>
          </table:table-cell>
          <table:table-cell table:number-columns-repeated="1014"/>
        </table:table-row>
        <table:table-row table:style-name="ro2">
          <table:table-cell table:style-name="ce517" office:value-type="string" calcext:value-type="string">
            <text:p>Samstag</text:p>
          </table:table-cell>
          <table:table-cell table:style-name="ce521" office:value-type="float" office:value="4" calcext:value-type="float">
            <text:p>4</text:p>
          </table:table-cell>
          <table:table-cell table:style-name="ce458" table:formula="of:=IF([.$K17]=&quot;Feiertag&quot;;&quot;0&quot;;IF([.$A17]=&quot;Donnerstag&quot;;[$Daten.$H$17];IF([.$A17]=&quot;Freitag&quot;;[$Daten.$J$17];IF([.$A17]=&quot;Montag&quot;;[$Daten.$B$17];IF([.$A17]=&quot;Dienstag&quot;;[$Daten.$D$17];IF([.$A17]=&quot;Mittwoch&quot;;[$Daten.$F$17];IF([.$A17]=&quot;Samstag&quot;;[$Daten.$L$17];&quot;0&quot;)))))))" office:value-type="time" office:time-value="PT00H00M00S" calcext:value-type="time">
            <text:p>00:00</text:p>
          </table:table-cell>
          <table:table-cell table:style-name="ce469" table:formula="of:=IF([.$K17]=&quot;Feiertag&quot;;&quot;0&quot;;IF([.$A17]=&quot;Donnerstag&quot;;[$Daten.$I$17];IF([.$A17]=&quot;Freitag&quot;;[$Daten.$K$17];IF([.$A17]=&quot;Montag&quot;;[$Daten.$C$17];IF([.$A17]=&quot;Dienstag&quot;;[$Daten.$E$17];IF([.$A17]=&quot;Mittwoch&quot;;[$Daten.$G$17];IF([.$A17]=&quot;Samstag&quot;;[$Daten.$M$17];&quot;0&quot;)))))))" office:value-type="time" office:time-value="PT00H00M00S" calcext:value-type="time">
            <text:p>00:00</text:p>
          </table:table-cell>
          <table:table-cell table:style-name="ce458" table:formula="of:=IF([.$K17]=&quot;Feiertag&quot;;&quot;0&quot;;IF([.$A17]=&quot;Donnerstag&quot;;[$Daten.$H$18];IF([.$A17]=&quot;Freitag&quot;;[$Daten.$J$18];IF([.$A17]=&quot;Montag&quot;;[$Daten.$B$18];IF([.$A17]=&quot;Dienstag&quot;;[$Daten.$D$18];IF([.$A17]=&quot;Mittwoch&quot;;[$Daten.$F$18];IF([.$A17]=&quot;Samstag&quot;;[$Daten.$L$18];&quot;0&quot;)))))))" office:value-type="time" office:time-value="PT00H00M00S" calcext:value-type="time">
            <text:p>00:00</text:p>
          </table:table-cell>
          <table:table-cell table:style-name="ce469" table:formula="of:=IF([.$K17]=&quot;Feiertag&quot;;&quot;0&quot;;IF([.$A17]=&quot;Donnerstag&quot;;[$Daten.$I$18];IF([.$A17]=&quot;Freitag&quot;;[$Daten.$K$18];IF([.$A17]=&quot;Montag&quot;;[$Daten.$C$18];IF([.$A17]=&quot;Dienstag&quot;;[$Daten.$E$18];IF([.$A17]=&quot;Mittwoch&quot;;[$Daten.$G$18];IF([.$A17]=&quot;Samstag&quot;;[$Daten.$M$18];&quot;0&quot;)))))))" office:value-type="time" office:time-value="PT00H00M00S" calcext:value-type="time">
            <text:p>00:00</text:p>
          </table:table-cell>
          <table:table-cell table:style-name="ce539"/>
          <table:table-cell table:style-name="ce542"/>
          <table:table-cell table:style-name="ce547" table:formula="of:=[.D17]-[.C17]+[.F17]-[.E17]+[.H17]-[.G17]" office:value-type="time" office:time-value="PT00H00M00S" calcext:value-type="time">
            <text:p>0:00</text:p>
          </table:table-cell>
          <table:table-cell table:style-name="ce551" table:formula="of:=[.I17]" office:value-type="time" office:time-value="PT00H00M00S" calcext:value-type="time">
            <text:p>00</text:p>
          </table:table-cell>
          <table:table-cell table:style-name="ce569"/>
          <table:table-cell table:number-columns-repeated="1013"/>
        </table:table-row>
        <table:table-row table:style-name="ro2">
          <table:table-cell table:style-name="ce517" office:value-type="string" calcext:value-type="string">
            <text:p>Sonntag</text:p>
          </table:table-cell>
          <table:table-cell table:style-name="ce521" office:value-type="float" office:value="5" calcext:value-type="float">
            <text:p>5</text:p>
          </table:table-cell>
          <table:table-cell table:style-name="ce458" table:formula="of:=IF([.$K18]=&quot;Feiertag&quot;;&quot;0&quot;;IF([.$A18]=&quot;Donnerstag&quot;;[$Daten.$H$17];IF([.$A18]=&quot;Freitag&quot;;[$Daten.$J$17];IF([.$A18]=&quot;Montag&quot;;[$Daten.$B$17];IF([.$A18]=&quot;Dienstag&quot;;[$Daten.$D$17];IF([.$A18]=&quot;Mittwoch&quot;;[$Daten.$F$17];IF([.$A18]=&quot;Samstag&quot;;[$Daten.$L$17];&quot;0&quot;)))))))" office:value-type="string" office:string-value="0" calcext:value-type="string">
            <text:p>0</text:p>
          </table:table-cell>
          <table:table-cell table:style-name="ce469" table:formula="of:=IF([.$K18]=&quot;Feiertag&quot;;&quot;0&quot;;IF([.$A18]=&quot;Donnerstag&quot;;[$Daten.$I$17];IF([.$A18]=&quot;Freitag&quot;;[$Daten.$K$17];IF([.$A18]=&quot;Montag&quot;;[$Daten.$C$17];IF([.$A18]=&quot;Dienstag&quot;;[$Daten.$E$17];IF([.$A18]=&quot;Mittwoch&quot;;[$Daten.$G$17];IF([.$A18]=&quot;Samstag&quot;;[$Daten.$M$17];&quot;0&quot;)))))))" office:value-type="string" office:string-value="0" calcext:value-type="string">
            <text:p>0</text:p>
          </table:table-cell>
          <table:table-cell table:style-name="ce458" table:formula="of:=IF([.$K18]=&quot;Feiertag&quot;;&quot;0&quot;;IF([.$A18]=&quot;Donnerstag&quot;;[$Daten.$H$18];IF([.$A18]=&quot;Freitag&quot;;[$Daten.$J$18];IF([.$A18]=&quot;Montag&quot;;[$Daten.$B$18];IF([.$A18]=&quot;Dienstag&quot;;[$Daten.$D$18];IF([.$A18]=&quot;Mittwoch&quot;;[$Daten.$F$18];IF([.$A18]=&quot;Samstag&quot;;[$Daten.$L$18];&quot;0&quot;)))))))" office:value-type="string" office:string-value="0" calcext:value-type="string">
            <text:p>0</text:p>
          </table:table-cell>
          <table:table-cell table:style-name="ce469" table:formula="of:=IF([.$K18]=&quot;Feiertag&quot;;&quot;0&quot;;IF([.$A18]=&quot;Donnerstag&quot;;[$Daten.$I$18];IF([.$A18]=&quot;Freitag&quot;;[$Daten.$K$18];IF([.$A18]=&quot;Montag&quot;;[$Daten.$C$18];IF([.$A18]=&quot;Dienstag&quot;;[$Daten.$E$18];IF([.$A18]=&quot;Mittwoch&quot;;[$Daten.$G$18];IF([.$A18]=&quot;Samstag&quot;;[$Daten.$M$18];&quot;0&quot;)))))))" office:value-type="string" office:string-value="0" calcext:value-type="string">
            <text:p>0</text:p>
          </table:table-cell>
          <table:table-cell table:style-name="ce539"/>
          <table:table-cell table:style-name="ce542"/>
          <table:table-cell table:style-name="ce547" table:formula="of:=[.D18]-[.C18]+[.F18]-[.E18]+[.H18]-[.G18]" office:value-type="time" office:time-value="PT00H00M00S" calcext:value-type="time">
            <text:p>0:00</text:p>
          </table:table-cell>
          <table:table-cell table:style-name="ce551" table:formula="of:=[.I18]" office:value-type="time" office:time-value="PT00H00M00S" calcext:value-type="time">
            <text:p>00</text:p>
          </table:table-cell>
          <table:table-cell table:number-columns-repeated="1014"/>
        </table:table-row>
        <table:table-row table:style-name="ro2">
          <table:table-cell table:style-name="ce517" office:value-type="string" calcext:value-type="string">
            <text:p>Montag</text:p>
          </table:table-cell>
          <table:table-cell table:style-name="ce521" office:value-type="float" office:value="6" calcext:value-type="float">
            <text:p>6</text:p>
          </table:table-cell>
          <table:table-cell table:style-name="ce458" table:formula="of:=IF([.$K19]=&quot;Feiertag&quot;;&quot;0&quot;;IF([.$A19]=&quot;Donnerstag&quot;;[$Daten.$H$17];IF([.$A19]=&quot;Freitag&quot;;[$Daten.$J$17];IF([.$A19]=&quot;Montag&quot;;[$Daten.$B$17];IF([.$A19]=&quot;Dienstag&quot;;[$Daten.$D$17];IF([.$A19]=&quot;Mittwoch&quot;;[$Daten.$F$17];IF([.$A19]=&quot;Samstag&quot;;[$Daten.$L$17];&quot;0&quot;)))))))" office:value-type="string" office:string-value="0" calcext:value-type="string">
            <text:p>0</text:p>
          </table:table-cell>
          <table:table-cell table:style-name="ce469" table:formula="of:=IF([.$K19]=&quot;Feiertag&quot;;&quot;0&quot;;IF([.$A19]=&quot;Donnerstag&quot;;[$Daten.$I$17];IF([.$A19]=&quot;Freitag&quot;;[$Daten.$K$17];IF([.$A19]=&quot;Montag&quot;;[$Daten.$C$17];IF([.$A19]=&quot;Dienstag&quot;;[$Daten.$E$17];IF([.$A19]=&quot;Mittwoch&quot;;[$Daten.$G$17];IF([.$A19]=&quot;Samstag&quot;;[$Daten.$M$17];&quot;0&quot;)))))))" office:value-type="string" office:string-value="0" calcext:value-type="string">
            <text:p>0</text:p>
          </table:table-cell>
          <table:table-cell table:style-name="ce458" table:formula="of:=IF([.$K19]=&quot;Feiertag&quot;;&quot;0&quot;;IF([.$A19]=&quot;Donnerstag&quot;;[$Daten.$H$18];IF([.$A19]=&quot;Freitag&quot;;[$Daten.$J$18];IF([.$A19]=&quot;Montag&quot;;[$Daten.$B$18];IF([.$A19]=&quot;Dienstag&quot;;[$Daten.$D$18];IF([.$A19]=&quot;Mittwoch&quot;;[$Daten.$F$18];IF([.$A19]=&quot;Samstag&quot;;[$Daten.$L$18];&quot;0&quot;)))))))" office:value-type="string" office:string-value="0" calcext:value-type="string">
            <text:p>0</text:p>
          </table:table-cell>
          <table:table-cell table:style-name="ce469" table:formula="of:=IF([.$K19]=&quot;Feiertag&quot;;&quot;0&quot;;IF([.$A19]=&quot;Donnerstag&quot;;[$Daten.$I$18];IF([.$A19]=&quot;Freitag&quot;;[$Daten.$K$18];IF([.$A19]=&quot;Montag&quot;;[$Daten.$C$18];IF([.$A19]=&quot;Dienstag&quot;;[$Daten.$E$18];IF([.$A19]=&quot;Mittwoch&quot;;[$Daten.$G$18];IF([.$A19]=&quot;Samstag&quot;;[$Daten.$M$18];&quot;0&quot;)))))))" office:value-type="string" office:string-value="0" calcext:value-type="string">
            <text:p>0</text:p>
          </table:table-cell>
          <table:table-cell table:style-name="ce539"/>
          <table:table-cell table:style-name="ce542"/>
          <table:table-cell table:style-name="ce547" table:formula="of:=[.D19]-[.C19]+[.F19]-[.E19]+[.H19]-[.G19]" office:value-type="time" office:time-value="PT00H00M00S" calcext:value-type="time">
            <text:p>0:00</text:p>
          </table:table-cell>
          <table:table-cell table:style-name="ce551" table:formula="of:=[.I19]" office:value-type="time" office:time-value="PT00H00M00S" calcext:value-type="time">
            <text:p>00</text:p>
          </table:table-cell>
          <table:table-cell table:style-name="ce570" office:value-type="string" calcext:value-type="string">
            <text:p>Feiertag</text:p>
          </table:table-cell>
          <table:table-cell table:number-columns-repeated="1013"/>
        </table:table-row>
        <table:table-row table:style-name="ro2">
          <table:table-cell table:style-name="ce517" office:value-type="string" calcext:value-type="string">
            <text:p>Dienstag</text:p>
          </table:table-cell>
          <table:table-cell table:style-name="ce521" office:value-type="float" office:value="7" calcext:value-type="float">
            <text:p>7</text:p>
          </table:table-cell>
          <table:table-cell table:style-name="ce458" table:formula="of:=IF([.$K20]=&quot;Feiertag&quot;;&quot;0&quot;;IF([.$A20]=&quot;Donnerstag&quot;;[$Daten.$H$17];IF([.$A20]=&quot;Freitag&quot;;[$Daten.$J$17];IF([.$A20]=&quot;Montag&quot;;[$Daten.$B$17];IF([.$A20]=&quot;Dienstag&quot;;[$Daten.$D$17];IF([.$A20]=&quot;Mittwoch&quot;;[$Daten.$F$17];IF([.$A20]=&quot;Samstag&quot;;[$Daten.$L$17];&quot;0&quot;)))))))" office:value-type="time" office:time-value="PT15H00M00S" calcext:value-type="time">
            <text:p>15:00</text:p>
          </table:table-cell>
          <table:table-cell table:style-name="ce469" table:formula="of:=IF([.$K20]=&quot;Feiertag&quot;;&quot;0&quot;;IF([.$A20]=&quot;Donnerstag&quot;;[$Daten.$I$17];IF([.$A20]=&quot;Freitag&quot;;[$Daten.$K$17];IF([.$A20]=&quot;Montag&quot;;[$Daten.$C$17];IF([.$A20]=&quot;Dienstag&quot;;[$Daten.$E$17];IF([.$A20]=&quot;Mittwoch&quot;;[$Daten.$G$17];IF([.$A20]=&quot;Samstag&quot;;[$Daten.$M$17];&quot;0&quot;)))))))" office:value-type="time" office:time-value="PT20H00M00S" calcext:value-type="time">
            <text:p>20:00</text:p>
          </table:table-cell>
          <table:table-cell table:style-name="ce458" table:formula="of:=IF([.$K20]=&quot;Feiertag&quot;;&quot;0&quot;;IF([.$A20]=&quot;Donnerstag&quot;;[$Daten.$H$18];IF([.$A20]=&quot;Freitag&quot;;[$Daten.$J$18];IF([.$A20]=&quot;Montag&quot;;[$Daten.$B$18];IF([.$A20]=&quot;Dienstag&quot;;[$Daten.$D$18];IF([.$A20]=&quot;Mittwoch&quot;;[$Daten.$F$18];IF([.$A20]=&quot;Samstag&quot;;[$Daten.$L$18];&quot;0&quot;)))))))" office:value-type="time" office:time-value="PT00H00M00S" calcext:value-type="time">
            <text:p>00:00</text:p>
          </table:table-cell>
          <table:table-cell table:style-name="ce469" table:formula="of:=IF([.$K20]=&quot;Feiertag&quot;;&quot;0&quot;;IF([.$A20]=&quot;Donnerstag&quot;;[$Daten.$I$18];IF([.$A20]=&quot;Freitag&quot;;[$Daten.$K$18];IF([.$A20]=&quot;Montag&quot;;[$Daten.$C$18];IF([.$A20]=&quot;Dienstag&quot;;[$Daten.$E$18];IF([.$A20]=&quot;Mittwoch&quot;;[$Daten.$G$18];IF([.$A20]=&quot;Samstag&quot;;[$Daten.$M$18];&quot;0&quot;)))))))" office:value-type="time" office:time-value="PT00H00M00S" calcext:value-type="time">
            <text:p>00:00</text:p>
          </table:table-cell>
          <table:table-cell table:style-name="ce539"/>
          <table:table-cell table:style-name="ce542"/>
          <table:table-cell table:style-name="ce547" table:formula="of:=[.D20]-[.C20]+[.F20]-[.E20]+[.H20]-[.G20]" office:value-type="time" office:time-value="PT05H00M00S" calcext:value-type="time">
            <text:p>5:00</text:p>
          </table:table-cell>
          <table:table-cell table:style-name="ce551" table:formula="of:=[.I20]" office:value-type="time" office:time-value="PT05H00M00S" calcext:value-type="time">
            <text:p>300</text:p>
          </table:table-cell>
          <table:table-cell table:number-columns-repeated="1014"/>
        </table:table-row>
        <table:table-row table:style-name="ro2">
          <table:table-cell table:style-name="ce517" office:value-type="string" calcext:value-type="string">
            <text:p>Mittwoch</text:p>
          </table:table-cell>
          <table:table-cell table:style-name="ce521" office:value-type="float" office:value="8" calcext:value-type="float">
            <text:p>8</text:p>
          </table:table-cell>
          <table:table-cell table:style-name="ce458" office:value-type="time" office:time-value="PT14H00M00S" calcext:value-type="time">
            <text:p>14:00</text:p>
          </table:table-cell>
          <table:table-cell table:style-name="ce469" office:value-type="time" office:time-value="PT18H30M00S" calcext:value-type="time">
            <text:p>18:30</text:p>
          </table:table-cell>
          <table:table-cell table:style-name="ce458" table:formula="of:=IF([.$K21]=&quot;Feiertag&quot;;&quot;0&quot;;IF([.$A21]=&quot;Donnerstag&quot;;[$Daten.$H$18];IF([.$A21]=&quot;Freitag&quot;;[$Daten.$J$18];IF([.$A21]=&quot;Montag&quot;;[$Daten.$B$18];IF([.$A21]=&quot;Dienstag&quot;;[$Daten.$D$18];IF([.$A21]=&quot;Mittwoch&quot;;[$Daten.$F$18];IF([.$A21]=&quot;Samstag&quot;;[$Daten.$L$18];&quot;0&quot;)))))))" office:value-type="time" office:time-value="PT00H00M00S" calcext:value-type="time">
            <text:p>00:00</text:p>
          </table:table-cell>
          <table:table-cell table:style-name="ce469" table:formula="of:=IF([.$K21]=&quot;Feiertag&quot;;&quot;0&quot;;IF([.$A21]=&quot;Donnerstag&quot;;[$Daten.$I$18];IF([.$A21]=&quot;Freitag&quot;;[$Daten.$K$18];IF([.$A21]=&quot;Montag&quot;;[$Daten.$C$18];IF([.$A21]=&quot;Dienstag&quot;;[$Daten.$E$18];IF([.$A21]=&quot;Mittwoch&quot;;[$Daten.$G$18];IF([.$A21]=&quot;Samstag&quot;;[$Daten.$M$18];&quot;0&quot;)))))))" office:value-type="time" office:time-value="PT00H00M00S" calcext:value-type="time">
            <text:p>00:00</text:p>
          </table:table-cell>
          <table:table-cell table:style-name="ce539"/>
          <table:table-cell table:style-name="ce542"/>
          <table:table-cell table:style-name="ce547" table:formula="of:=[.D21]-[.C21]+[.F21]-[.E21]+[.H21]-[.G21]" office:value-type="time" office:time-value="PT04H30M00S" calcext:value-type="time">
            <text:p>4:30</text:p>
          </table:table-cell>
          <table:table-cell table:style-name="ce551" table:formula="of:=[.I21]" office:value-type="time" office:time-value="PT04H30M00S" calcext:value-type="time">
            <text:p>270</text:p>
          </table:table-cell>
          <table:table-cell table:number-columns-repeated="1014"/>
        </table:table-row>
        <table:table-row table:style-name="ro2">
          <table:table-cell table:style-name="ce517" office:value-type="string" calcext:value-type="string">
            <text:p>Donnerstag</text:p>
          </table:table-cell>
          <table:table-cell table:style-name="ce521" office:value-type="float" office:value="9" calcext:value-type="float">
            <text:p>9</text:p>
          </table:table-cell>
          <table:table-cell table:style-name="ce458" table:formula="of:=IF([.$K22]=&quot;Feiertag&quot;;&quot;0&quot;;IF([.$A22]=&quot;Donnerstag&quot;;[$Daten.$H$17];IF([.$A22]=&quot;Freitag&quot;;[$Daten.$J$17];IF([.$A22]=&quot;Montag&quot;;[$Daten.$B$17];IF([.$A22]=&quot;Dienstag&quot;;[$Daten.$D$17];IF([.$A22]=&quot;Mittwoch&quot;;[$Daten.$F$17];IF([.$A22]=&quot;Samstag&quot;;[$Daten.$L$17];&quot;0&quot;)))))))" office:value-type="time" office:time-value="PT00H00M00S" calcext:value-type="time">
            <text:p>00:00</text:p>
          </table:table-cell>
          <table:table-cell table:style-name="ce469" table:formula="of:=IF([.$K22]=&quot;Feiertag&quot;;&quot;0&quot;;IF([.$A22]=&quot;Donnerstag&quot;;[$Daten.$I$17];IF([.$A22]=&quot;Freitag&quot;;[$Daten.$K$17];IF([.$A22]=&quot;Montag&quot;;[$Daten.$C$17];IF([.$A22]=&quot;Dienstag&quot;;[$Daten.$E$17];IF([.$A22]=&quot;Mittwoch&quot;;[$Daten.$G$17];IF([.$A22]=&quot;Samstag&quot;;[$Daten.$M$17];&quot;0&quot;)))))))" office:value-type="time" office:time-value="PT00H00M00S" calcext:value-type="time">
            <text:p>00:00</text:p>
          </table:table-cell>
          <table:table-cell table:style-name="ce458" table:formula="of:=IF([.$K22]=&quot;Feiertag&quot;;&quot;0&quot;;IF([.$A22]=&quot;Donnerstag&quot;;[$Daten.$H$18];IF([.$A22]=&quot;Freitag&quot;;[$Daten.$J$18];IF([.$A22]=&quot;Montag&quot;;[$Daten.$B$18];IF([.$A22]=&quot;Dienstag&quot;;[$Daten.$D$18];IF([.$A22]=&quot;Mittwoch&quot;;[$Daten.$F$18];IF([.$A22]=&quot;Samstag&quot;;[$Daten.$L$18];&quot;0&quot;)))))))" office:value-type="time" office:time-value="PT00H00M00S" calcext:value-type="time">
            <text:p>00:00</text:p>
          </table:table-cell>
          <table:table-cell table:style-name="ce469" table:formula="of:=IF([.$K22]=&quot;Feiertag&quot;;&quot;0&quot;;IF([.$A22]=&quot;Donnerstag&quot;;[$Daten.$I$18];IF([.$A22]=&quot;Freitag&quot;;[$Daten.$K$18];IF([.$A22]=&quot;Montag&quot;;[$Daten.$C$18];IF([.$A22]=&quot;Dienstag&quot;;[$Daten.$E$18];IF([.$A22]=&quot;Mittwoch&quot;;[$Daten.$G$18];IF([.$A22]=&quot;Samstag&quot;;[$Daten.$M$18];&quot;0&quot;)))))))" office:value-type="time" office:time-value="PT00H00M00S" calcext:value-type="time">
            <text:p>00:00</text:p>
          </table:table-cell>
          <table:table-cell table:style-name="ce539"/>
          <table:table-cell table:style-name="ce542"/>
          <table:table-cell table:style-name="ce547" table:formula="of:=[.D22]-[.C22]+[.F22]-[.E22]+[.H22]-[.G22]" office:value-type="time" office:time-value="PT00H00M00S" calcext:value-type="time">
            <text:p>0:00</text:p>
          </table:table-cell>
          <table:table-cell table:style-name="ce551" table:formula="of:=[.I22]" office:value-type="time" office:time-value="PT00H00M00S" calcext:value-type="time">
            <text:p>00</text:p>
          </table:table-cell>
          <table:table-cell table:number-columns-repeated="1014"/>
        </table:table-row>
        <table:table-row table:style-name="ro2">
          <table:table-cell table:style-name="ce517" office:value-type="string" calcext:value-type="string">
            <text:p>Freitag</text:p>
          </table:table-cell>
          <table:table-cell table:style-name="ce521" office:value-type="float" office:value="10" calcext:value-type="float">
            <text:p>10</text:p>
          </table:table-cell>
          <table:table-cell table:style-name="ce458" table:formula="of:=IF([.$K23]=&quot;Feiertag&quot;;&quot;0&quot;;IF([.$A23]=&quot;Donnerstag&quot;;[$Daten.$H$17];IF([.$A23]=&quot;Freitag&quot;;[$Daten.$J$17];IF([.$A23]=&quot;Montag&quot;;[$Daten.$B$17];IF([.$A23]=&quot;Dienstag&quot;;[$Daten.$D$17];IF([.$A23]=&quot;Mittwoch&quot;;[$Daten.$F$17];IF([.$A23]=&quot;Samstag&quot;;[$Daten.$L$17];&quot;0&quot;)))))))" office:value-type="time" office:time-value="PT00H00M00S" calcext:value-type="time">
            <text:p>00:00</text:p>
          </table:table-cell>
          <table:table-cell table:style-name="ce469" table:formula="of:=IF([.$K23]=&quot;Feiertag&quot;;&quot;0&quot;;IF([.$A23]=&quot;Donnerstag&quot;;[$Daten.$I$17];IF([.$A23]=&quot;Freitag&quot;;[$Daten.$K$17];IF([.$A23]=&quot;Montag&quot;;[$Daten.$C$17];IF([.$A23]=&quot;Dienstag&quot;;[$Daten.$E$17];IF([.$A23]=&quot;Mittwoch&quot;;[$Daten.$G$17];IF([.$A23]=&quot;Samstag&quot;;[$Daten.$M$17];&quot;0&quot;)))))))" office:value-type="time" office:time-value="PT00H00M00S" calcext:value-type="time">
            <text:p>00:00</text:p>
          </table:table-cell>
          <table:table-cell table:style-name="ce458" table:formula="of:=IF([.$K23]=&quot;Feiertag&quot;;&quot;0&quot;;IF([.$A23]=&quot;Donnerstag&quot;;[$Daten.$H$18];IF([.$A23]=&quot;Freitag&quot;;[$Daten.$J$18];IF([.$A23]=&quot;Montag&quot;;[$Daten.$B$18];IF([.$A23]=&quot;Dienstag&quot;;[$Daten.$D$18];IF([.$A23]=&quot;Mittwoch&quot;;[$Daten.$F$18];IF([.$A23]=&quot;Samstag&quot;;[$Daten.$L$18];&quot;0&quot;)))))))" office:value-type="time" office:time-value="PT00H00M00S" calcext:value-type="time">
            <text:p>00:00</text:p>
          </table:table-cell>
          <table:table-cell table:style-name="ce469" table:formula="of:=IF([.$K23]=&quot;Feiertag&quot;;&quot;0&quot;;IF([.$A23]=&quot;Donnerstag&quot;;[$Daten.$I$18];IF([.$A23]=&quot;Freitag&quot;;[$Daten.$K$18];IF([.$A23]=&quot;Montag&quot;;[$Daten.$C$18];IF([.$A23]=&quot;Dienstag&quot;;[$Daten.$E$18];IF([.$A23]=&quot;Mittwoch&quot;;[$Daten.$G$18];IF([.$A23]=&quot;Samstag&quot;;[$Daten.$M$18];&quot;0&quot;)))))))" office:value-type="time" office:time-value="PT00H00M00S" calcext:value-type="time">
            <text:p>00:00</text:p>
          </table:table-cell>
          <table:table-cell table:style-name="ce539"/>
          <table:table-cell table:style-name="ce542"/>
          <table:table-cell table:style-name="ce547" table:formula="of:=[.D23]-[.C23]+[.F23]-[.E23]+[.H23]-[.G23]" office:value-type="time" office:time-value="PT00H00M00S" calcext:value-type="time">
            <text:p>0:00</text:p>
          </table:table-cell>
          <table:table-cell table:style-name="ce551" table:formula="of:=[.I23]" office:value-type="time" office:time-value="PT00H00M00S" calcext:value-type="time">
            <text:p>00</text:p>
          </table:table-cell>
          <table:table-cell table:number-columns-repeated="1014"/>
        </table:table-row>
        <table:table-row table:style-name="ro2">
          <table:table-cell table:style-name="ce517" office:value-type="string" calcext:value-type="string">
            <text:p>Samstag</text:p>
          </table:table-cell>
          <table:table-cell table:style-name="ce521" office:value-type="float" office:value="11" calcext:value-type="float">
            <text:p>11</text:p>
          </table:table-cell>
          <table:table-cell table:style-name="ce458" table:formula="of:=IF([.$K24]=&quot;Feiertag&quot;;&quot;0&quot;;IF([.$A24]=&quot;Donnerstag&quot;;[$Daten.$H$17];IF([.$A24]=&quot;Freitag&quot;;[$Daten.$J$17];IF([.$A24]=&quot;Montag&quot;;[$Daten.$B$17];IF([.$A24]=&quot;Dienstag&quot;;[$Daten.$D$17];IF([.$A24]=&quot;Mittwoch&quot;;[$Daten.$F$17];IF([.$A24]=&quot;Samstag&quot;;[$Daten.$L$17];&quot;0&quot;)))))))" office:value-type="time" office:time-value="PT00H00M00S" calcext:value-type="time">
            <text:p>00:00</text:p>
          </table:table-cell>
          <table:table-cell table:style-name="ce469" table:formula="of:=IF([.$K24]=&quot;Feiertag&quot;;&quot;0&quot;;IF([.$A24]=&quot;Donnerstag&quot;;[$Daten.$I$17];IF([.$A24]=&quot;Freitag&quot;;[$Daten.$K$17];IF([.$A24]=&quot;Montag&quot;;[$Daten.$C$17];IF([.$A24]=&quot;Dienstag&quot;;[$Daten.$E$17];IF([.$A24]=&quot;Mittwoch&quot;;[$Daten.$G$17];IF([.$A24]=&quot;Samstag&quot;;[$Daten.$M$17];&quot;0&quot;)))))))" office:value-type="time" office:time-value="PT00H00M00S" calcext:value-type="time">
            <text:p>00:00</text:p>
          </table:table-cell>
          <table:table-cell table:style-name="ce458" table:formula="of:=IF([.$K24]=&quot;Feiertag&quot;;&quot;0&quot;;IF([.$A24]=&quot;Donnerstag&quot;;[$Daten.$H$18];IF([.$A24]=&quot;Freitag&quot;;[$Daten.$J$18];IF([.$A24]=&quot;Montag&quot;;[$Daten.$B$18];IF([.$A24]=&quot;Dienstag&quot;;[$Daten.$D$18];IF([.$A24]=&quot;Mittwoch&quot;;[$Daten.$F$18];IF([.$A24]=&quot;Samstag&quot;;[$Daten.$L$18];&quot;0&quot;)))))))" office:value-type="time" office:time-value="PT00H00M00S" calcext:value-type="time">
            <text:p>00:00</text:p>
          </table:table-cell>
          <table:table-cell table:style-name="ce469" table:formula="of:=IF([.$K24]=&quot;Feiertag&quot;;&quot;0&quot;;IF([.$A24]=&quot;Donnerstag&quot;;[$Daten.$I$18];IF([.$A24]=&quot;Freitag&quot;;[$Daten.$K$18];IF([.$A24]=&quot;Montag&quot;;[$Daten.$C$18];IF([.$A24]=&quot;Dienstag&quot;;[$Daten.$E$18];IF([.$A24]=&quot;Mittwoch&quot;;[$Daten.$G$18];IF([.$A24]=&quot;Samstag&quot;;[$Daten.$M$18];&quot;0&quot;)))))))" office:value-type="time" office:time-value="PT00H00M00S" calcext:value-type="time">
            <text:p>00:00</text:p>
          </table:table-cell>
          <table:table-cell table:style-name="ce539"/>
          <table:table-cell table:style-name="ce542"/>
          <table:table-cell table:style-name="ce547" table:formula="of:=[.D24]-[.C24]+[.F24]-[.E24]+[.H24]-[.G24]" office:value-type="time" office:time-value="PT00H00M00S" calcext:value-type="time">
            <text:p>0:00</text:p>
          </table:table-cell>
          <table:table-cell table:style-name="ce551" table:formula="of:=[.I24]" office:value-type="time" office:time-value="PT00H00M00S" calcext:value-type="time">
            <text:p>00</text:p>
          </table:table-cell>
          <table:table-cell table:number-columns-repeated="1014"/>
        </table:table-row>
        <table:table-row table:style-name="ro2">
          <table:table-cell table:style-name="ce517" office:value-type="string" calcext:value-type="string">
            <text:p>Sonntag</text:p>
          </table:table-cell>
          <table:table-cell table:style-name="ce521" office:value-type="float" office:value="12" calcext:value-type="float">
            <text:p>12</text:p>
          </table:table-cell>
          <table:table-cell table:style-name="ce458" table:formula="of:=IF([.$K25]=&quot;Feiertag&quot;;&quot;0&quot;;IF([.$A25]=&quot;Donnerstag&quot;;[$Daten.$H$17];IF([.$A25]=&quot;Freitag&quot;;[$Daten.$J$17];IF([.$A25]=&quot;Montag&quot;;[$Daten.$B$17];IF([.$A25]=&quot;Dienstag&quot;;[$Daten.$D$17];IF([.$A25]=&quot;Mittwoch&quot;;[$Daten.$F$17];IF([.$A25]=&quot;Samstag&quot;;[$Daten.$L$17];&quot;0&quot;)))))))" office:value-type="string" office:string-value="0" calcext:value-type="string">
            <text:p>0</text:p>
          </table:table-cell>
          <table:table-cell table:style-name="ce469" table:formula="of:=IF([.$K25]=&quot;Feiertag&quot;;&quot;0&quot;;IF([.$A25]=&quot;Donnerstag&quot;;[$Daten.$I$17];IF([.$A25]=&quot;Freitag&quot;;[$Daten.$K$17];IF([.$A25]=&quot;Montag&quot;;[$Daten.$C$17];IF([.$A25]=&quot;Dienstag&quot;;[$Daten.$E$17];IF([.$A25]=&quot;Mittwoch&quot;;[$Daten.$G$17];IF([.$A25]=&quot;Samstag&quot;;[$Daten.$M$17];&quot;0&quot;)))))))" office:value-type="string" office:string-value="0" calcext:value-type="string">
            <text:p>0</text:p>
          </table:table-cell>
          <table:table-cell table:style-name="ce458" table:formula="of:=IF([.$K25]=&quot;Feiertag&quot;;&quot;0&quot;;IF([.$A25]=&quot;Donnerstag&quot;;[$Daten.$H$18];IF([.$A25]=&quot;Freitag&quot;;[$Daten.$J$18];IF([.$A25]=&quot;Montag&quot;;[$Daten.$B$18];IF([.$A25]=&quot;Dienstag&quot;;[$Daten.$D$18];IF([.$A25]=&quot;Mittwoch&quot;;[$Daten.$F$18];IF([.$A25]=&quot;Samstag&quot;;[$Daten.$L$18];&quot;0&quot;)))))))" office:value-type="string" office:string-value="0" calcext:value-type="string">
            <text:p>0</text:p>
          </table:table-cell>
          <table:table-cell table:style-name="ce469" table:formula="of:=IF([.$K25]=&quot;Feiertag&quot;;&quot;0&quot;;IF([.$A25]=&quot;Donnerstag&quot;;[$Daten.$I$18];IF([.$A25]=&quot;Freitag&quot;;[$Daten.$K$18];IF([.$A25]=&quot;Montag&quot;;[$Daten.$C$18];IF([.$A25]=&quot;Dienstag&quot;;[$Daten.$E$18];IF([.$A25]=&quot;Mittwoch&quot;;[$Daten.$G$18];IF([.$A25]=&quot;Samstag&quot;;[$Daten.$M$18];&quot;0&quot;)))))))" office:value-type="string" office:string-value="0" calcext:value-type="string">
            <text:p>0</text:p>
          </table:table-cell>
          <table:table-cell table:style-name="ce539"/>
          <table:table-cell table:style-name="ce542"/>
          <table:table-cell table:style-name="ce547" table:formula="of:=[.D25]-[.C25]+[.F25]-[.E25]+[.H25]-[.G25]" office:value-type="time" office:time-value="PT00H00M00S" calcext:value-type="time">
            <text:p>0:00</text:p>
          </table:table-cell>
          <table:table-cell table:style-name="ce551" table:formula="of:=[.I25]" office:value-type="time" office:time-value="PT00H00M00S" calcext:value-type="time">
            <text:p>00</text:p>
          </table:table-cell>
          <table:table-cell table:number-columns-repeated="1014"/>
        </table:table-row>
        <table:table-row table:style-name="ro2">
          <table:table-cell table:style-name="ce517" office:value-type="string" calcext:value-type="string">
            <text:p>Montag</text:p>
          </table:table-cell>
          <table:table-cell table:style-name="ce521" office:value-type="float" office:value="13" calcext:value-type="float">
            <text:p>13</text:p>
          </table:table-cell>
          <table:table-cell table:style-name="ce458" table:formula="of:=IF([.$K26]=&quot;Feiertag&quot;;&quot;0&quot;;IF([.$A26]=&quot;Donnerstag&quot;;[$Daten.$H$17];IF([.$A26]=&quot;Freitag&quot;;[$Daten.$J$17];IF([.$A26]=&quot;Montag&quot;;[$Daten.$B$17];IF([.$A26]=&quot;Dienstag&quot;;[$Daten.$D$17];IF([.$A26]=&quot;Mittwoch&quot;;[$Daten.$F$17];IF([.$A26]=&quot;Samstag&quot;;[$Daten.$L$17];&quot;0&quot;)))))))" office:value-type="time" office:time-value="PT14H00M00S" calcext:value-type="time">
            <text:p>14:00</text:p>
          </table:table-cell>
          <table:table-cell table:style-name="ce469" table:formula="of:=IF([.$K26]=&quot;Feiertag&quot;;&quot;0&quot;;IF([.$A26]=&quot;Donnerstag&quot;;[$Daten.$I$17];IF([.$A26]=&quot;Freitag&quot;;[$Daten.$K$17];IF([.$A26]=&quot;Montag&quot;;[$Daten.$C$17];IF([.$A26]=&quot;Dienstag&quot;;[$Daten.$E$17];IF([.$A26]=&quot;Mittwoch&quot;;[$Daten.$G$17];IF([.$A26]=&quot;Samstag&quot;;[$Daten.$M$17];&quot;0&quot;)))))))" office:value-type="time" office:time-value="PT18H30M00S" calcext:value-type="time">
            <text:p>18:30</text:p>
          </table:table-cell>
          <table:table-cell table:style-name="ce458" table:formula="of:=IF([.$K26]=&quot;Feiertag&quot;;&quot;0&quot;;IF([.$A26]=&quot;Donnerstag&quot;;[$Daten.$H$18];IF([.$A26]=&quot;Freitag&quot;;[$Daten.$J$18];IF([.$A26]=&quot;Montag&quot;;[$Daten.$B$18];IF([.$A26]=&quot;Dienstag&quot;;[$Daten.$D$18];IF([.$A26]=&quot;Mittwoch&quot;;[$Daten.$F$18];IF([.$A26]=&quot;Samstag&quot;;[$Daten.$L$18];&quot;0&quot;)))))))" office:value-type="time" office:time-value="PT00H00M00S" calcext:value-type="time">
            <text:p>00:00</text:p>
          </table:table-cell>
          <table:table-cell table:style-name="ce469" table:formula="of:=IF([.$K26]=&quot;Feiertag&quot;;&quot;0&quot;;IF([.$A26]=&quot;Donnerstag&quot;;[$Daten.$I$18];IF([.$A26]=&quot;Freitag&quot;;[$Daten.$K$18];IF([.$A26]=&quot;Montag&quot;;[$Daten.$C$18];IF([.$A26]=&quot;Dienstag&quot;;[$Daten.$E$18];IF([.$A26]=&quot;Mittwoch&quot;;[$Daten.$G$18];IF([.$A26]=&quot;Samstag&quot;;[$Daten.$M$18];&quot;0&quot;)))))))" office:value-type="time" office:time-value="PT00H00M00S" calcext:value-type="time">
            <text:p>00:00</text:p>
          </table:table-cell>
          <table:table-cell table:style-name="ce539"/>
          <table:table-cell table:style-name="ce542"/>
          <table:table-cell table:style-name="ce547" table:formula="of:=[.D26]-[.C26]+[.F26]-[.E26]+[.H26]-[.G26]" office:value-type="time" office:time-value="PT04H30M00S" calcext:value-type="time">
            <text:p>4:30</text:p>
          </table:table-cell>
          <table:table-cell table:style-name="ce551" table:formula="of:=[.I26]" office:value-type="time" office:time-value="PT04H30M00S" calcext:value-type="time">
            <text:p>270</text:p>
          </table:table-cell>
          <table:table-cell table:number-columns-repeated="1014"/>
        </table:table-row>
        <table:table-row table:style-name="ro2">
          <table:table-cell table:style-name="ce517" office:value-type="string" calcext:value-type="string">
            <text:p>Dienstag</text:p>
          </table:table-cell>
          <table:table-cell table:style-name="ce521" office:value-type="float" office:value="14" calcext:value-type="float">
            <text:p>14</text:p>
          </table:table-cell>
          <table:table-cell table:style-name="ce458" table:formula="of:=IF([.$K27]=&quot;Feiertag&quot;;&quot;0&quot;;IF([.$A27]=&quot;Donnerstag&quot;;[$Daten.$H$17];IF([.$A27]=&quot;Freitag&quot;;[$Daten.$J$17];IF([.$A27]=&quot;Montag&quot;;[$Daten.$B$17];IF([.$A27]=&quot;Dienstag&quot;;[$Daten.$D$17];IF([.$A27]=&quot;Mittwoch&quot;;[$Daten.$F$17];IF([.$A27]=&quot;Samstag&quot;;[$Daten.$L$17];&quot;0&quot;)))))))" office:value-type="time" office:time-value="PT15H00M00S" calcext:value-type="time">
            <text:p>15:00</text:p>
          </table:table-cell>
          <table:table-cell table:style-name="ce469" table:formula="of:=IF([.$K27]=&quot;Feiertag&quot;;&quot;0&quot;;IF([.$A27]=&quot;Donnerstag&quot;;[$Daten.$I$17];IF([.$A27]=&quot;Freitag&quot;;[$Daten.$K$17];IF([.$A27]=&quot;Montag&quot;;[$Daten.$C$17];IF([.$A27]=&quot;Dienstag&quot;;[$Daten.$E$17];IF([.$A27]=&quot;Mittwoch&quot;;[$Daten.$G$17];IF([.$A27]=&quot;Samstag&quot;;[$Daten.$M$17];&quot;0&quot;)))))))" office:value-type="time" office:time-value="PT20H00M00S" calcext:value-type="time">
            <text:p>20:00</text:p>
          </table:table-cell>
          <table:table-cell table:style-name="ce458" table:formula="of:=IF([.$K27]=&quot;Feiertag&quot;;&quot;0&quot;;IF([.$A27]=&quot;Donnerstag&quot;;[$Daten.$H$18];IF([.$A27]=&quot;Freitag&quot;;[$Daten.$J$18];IF([.$A27]=&quot;Montag&quot;;[$Daten.$B$18];IF([.$A27]=&quot;Dienstag&quot;;[$Daten.$D$18];IF([.$A27]=&quot;Mittwoch&quot;;[$Daten.$F$18];IF([.$A27]=&quot;Samstag&quot;;[$Daten.$L$18];&quot;0&quot;)))))))" office:value-type="time" office:time-value="PT00H00M00S" calcext:value-type="time">
            <text:p>00:00</text:p>
          </table:table-cell>
          <table:table-cell table:style-name="ce469" table:formula="of:=IF([.$K27]=&quot;Feiertag&quot;;&quot;0&quot;;IF([.$A27]=&quot;Donnerstag&quot;;[$Daten.$I$18];IF([.$A27]=&quot;Freitag&quot;;[$Daten.$K$18];IF([.$A27]=&quot;Montag&quot;;[$Daten.$C$18];IF([.$A27]=&quot;Dienstag&quot;;[$Daten.$E$18];IF([.$A27]=&quot;Mittwoch&quot;;[$Daten.$G$18];IF([.$A27]=&quot;Samstag&quot;;[$Daten.$M$18];&quot;0&quot;)))))))" office:value-type="time" office:time-value="PT00H00M00S" calcext:value-type="time">
            <text:p>00:00</text:p>
          </table:table-cell>
          <table:table-cell table:style-name="ce539"/>
          <table:table-cell table:style-name="ce542"/>
          <table:table-cell table:style-name="ce547" table:formula="of:=[.D27]-[.C27]+[.F27]-[.E27]+[.H27]-[.G27]" office:value-type="time" office:time-value="PT05H00M00S" calcext:value-type="time">
            <text:p>5:00</text:p>
          </table:table-cell>
          <table:table-cell table:style-name="ce551" table:formula="of:=[.I27]" office:value-type="time" office:time-value="PT05H00M00S" calcext:value-type="time">
            <text:p>300</text:p>
          </table:table-cell>
          <table:table-cell table:number-columns-repeated="1014"/>
        </table:table-row>
        <table:table-row table:style-name="ro2">
          <table:table-cell table:style-name="ce517" office:value-type="string" calcext:value-type="string">
            <text:p>Mittwoch</text:p>
          </table:table-cell>
          <table:table-cell table:style-name="ce521" office:value-type="float" office:value="15" calcext:value-type="float">
            <text:p>15</text:p>
          </table:table-cell>
          <table:table-cell table:style-name="ce458" table:formula="of:=IF([.$K28]=&quot;Feiertag&quot;;&quot;0&quot;;IF([.$A28]=&quot;Donnerstag&quot;;[$Daten.$H$17];IF([.$A28]=&quot;Freitag&quot;;[$Daten.$J$17];IF([.$A28]=&quot;Montag&quot;;[$Daten.$B$17];IF([.$A28]=&quot;Dienstag&quot;;[$Daten.$D$17];IF([.$A28]=&quot;Mittwoch&quot;;[$Daten.$F$17];IF([.$A28]=&quot;Samstag&quot;;[$Daten.$L$17];&quot;0&quot;)))))))" office:value-type="time" office:time-value="PT00H00M00S" calcext:value-type="time">
            <text:p>00:00</text:p>
          </table:table-cell>
          <table:table-cell table:style-name="ce469" table:formula="of:=IF([.$K28]=&quot;Feiertag&quot;;&quot;0&quot;;IF([.$A28]=&quot;Donnerstag&quot;;[$Daten.$I$17];IF([.$A28]=&quot;Freitag&quot;;[$Daten.$K$17];IF([.$A28]=&quot;Montag&quot;;[$Daten.$C$17];IF([.$A28]=&quot;Dienstag&quot;;[$Daten.$E$17];IF([.$A28]=&quot;Mittwoch&quot;;[$Daten.$G$17];IF([.$A28]=&quot;Samstag&quot;;[$Daten.$M$17];&quot;0&quot;)))))))" office:value-type="time" office:time-value="PT00H00M00S" calcext:value-type="time">
            <text:p>00:00</text:p>
          </table:table-cell>
          <table:table-cell table:style-name="ce458" table:formula="of:=IF([.$K28]=&quot;Feiertag&quot;;&quot;0&quot;;IF([.$A28]=&quot;Donnerstag&quot;;[$Daten.$H$18];IF([.$A28]=&quot;Freitag&quot;;[$Daten.$J$18];IF([.$A28]=&quot;Montag&quot;;[$Daten.$B$18];IF([.$A28]=&quot;Dienstag&quot;;[$Daten.$D$18];IF([.$A28]=&quot;Mittwoch&quot;;[$Daten.$F$18];IF([.$A28]=&quot;Samstag&quot;;[$Daten.$L$18];&quot;0&quot;)))))))" office:value-type="time" office:time-value="PT00H00M00S" calcext:value-type="time">
            <text:p>00:00</text:p>
          </table:table-cell>
          <table:table-cell table:style-name="ce469" table:formula="of:=IF([.$K28]=&quot;Feiertag&quot;;&quot;0&quot;;IF([.$A28]=&quot;Donnerstag&quot;;[$Daten.$I$18];IF([.$A28]=&quot;Freitag&quot;;[$Daten.$K$18];IF([.$A28]=&quot;Montag&quot;;[$Daten.$C$18];IF([.$A28]=&quot;Dienstag&quot;;[$Daten.$E$18];IF([.$A28]=&quot;Mittwoch&quot;;[$Daten.$G$18];IF([.$A28]=&quot;Samstag&quot;;[$Daten.$M$18];&quot;0&quot;)))))))" office:value-type="time" office:time-value="PT00H00M00S" calcext:value-type="time">
            <text:p>00:00</text:p>
          </table:table-cell>
          <table:table-cell table:style-name="ce539"/>
          <table:table-cell table:style-name="ce542"/>
          <table:table-cell table:style-name="ce547" table:formula="of:=[.D28]-[.C28]+[.F28]-[.E28]+[.H28]-[.G28]" office:value-type="time" office:time-value="PT00H00M00S" calcext:value-type="time">
            <text:p>0:00</text:p>
          </table:table-cell>
          <table:table-cell table:style-name="ce551" table:formula="of:=[.I28]" office:value-type="time" office:time-value="PT00H00M00S" calcext:value-type="time">
            <text:p>00</text:p>
          </table:table-cell>
          <table:table-cell table:number-columns-repeated="1014"/>
        </table:table-row>
        <table:table-row table:style-name="ro2">
          <table:table-cell table:style-name="ce517" office:value-type="string" calcext:value-type="string">
            <text:p>Donnerstag</text:p>
          </table:table-cell>
          <table:table-cell table:style-name="ce521" office:value-type="float" office:value="16" calcext:value-type="float">
            <text:p>16</text:p>
          </table:table-cell>
          <table:table-cell table:style-name="ce458" table:formula="of:=IF([.$K29]=&quot;Feiertag&quot;;&quot;0&quot;;IF([.$A29]=&quot;Donnerstag&quot;;[$Daten.$H$17];IF([.$A29]=&quot;Freitag&quot;;[$Daten.$J$17];IF([.$A29]=&quot;Montag&quot;;[$Daten.$B$17];IF([.$A29]=&quot;Dienstag&quot;;[$Daten.$D$17];IF([.$A29]=&quot;Mittwoch&quot;;[$Daten.$F$17];IF([.$A29]=&quot;Samstag&quot;;[$Daten.$L$17];&quot;0&quot;)))))))" office:value-type="string" office:string-value="0" calcext:value-type="string">
            <text:p>0</text:p>
          </table:table-cell>
          <table:table-cell table:style-name="ce469" table:formula="of:=IF([.$K29]=&quot;Feiertag&quot;;&quot;0&quot;;IF([.$A29]=&quot;Donnerstag&quot;;[$Daten.$I$17];IF([.$A29]=&quot;Freitag&quot;;[$Daten.$K$17];IF([.$A29]=&quot;Montag&quot;;[$Daten.$C$17];IF([.$A29]=&quot;Dienstag&quot;;[$Daten.$E$17];IF([.$A29]=&quot;Mittwoch&quot;;[$Daten.$G$17];IF([.$A29]=&quot;Samstag&quot;;[$Daten.$M$17];&quot;0&quot;)))))))" office:value-type="string" office:string-value="0" calcext:value-type="string">
            <text:p>0</text:p>
          </table:table-cell>
          <table:table-cell table:style-name="ce458" table:formula="of:=IF([.$K29]=&quot;Feiertag&quot;;&quot;0&quot;;IF([.$A29]=&quot;Donnerstag&quot;;[$Daten.$H$18];IF([.$A29]=&quot;Freitag&quot;;[$Daten.$J$18];IF([.$A29]=&quot;Montag&quot;;[$Daten.$B$18];IF([.$A29]=&quot;Dienstag&quot;;[$Daten.$D$18];IF([.$A29]=&quot;Mittwoch&quot;;[$Daten.$F$18];IF([.$A29]=&quot;Samstag&quot;;[$Daten.$L$18];&quot;0&quot;)))))))" office:value-type="string" office:string-value="0" calcext:value-type="string">
            <text:p>0</text:p>
          </table:table-cell>
          <table:table-cell table:style-name="ce469" table:formula="of:=IF([.$K29]=&quot;Feiertag&quot;;&quot;0&quot;;IF([.$A29]=&quot;Donnerstag&quot;;[$Daten.$I$18];IF([.$A29]=&quot;Freitag&quot;;[$Daten.$K$18];IF([.$A29]=&quot;Montag&quot;;[$Daten.$C$18];IF([.$A29]=&quot;Dienstag&quot;;[$Daten.$E$18];IF([.$A29]=&quot;Mittwoch&quot;;[$Daten.$G$18];IF([.$A29]=&quot;Samstag&quot;;[$Daten.$M$18];&quot;0&quot;)))))))" office:value-type="string" office:string-value="0" calcext:value-type="string">
            <text:p>0</text:p>
          </table:table-cell>
          <table:table-cell table:style-name="ce539"/>
          <table:table-cell table:style-name="ce542"/>
          <table:table-cell table:style-name="ce547" table:formula="of:=[.D29]-[.C29]+[.F29]-[.E29]+[.H29]-[.G29]" office:value-type="time" office:time-value="PT00H00M00S" calcext:value-type="time">
            <text:p>0:00</text:p>
          </table:table-cell>
          <table:table-cell table:style-name="ce551" table:formula="of:=[.I29]" office:value-type="time" office:time-value="PT00H00M00S" calcext:value-type="time">
            <text:p>00</text:p>
          </table:table-cell>
          <table:table-cell table:style-name="ce570" office:value-type="string" calcext:value-type="string">
            <text:p>Feiertag</text:p>
          </table:table-cell>
          <table:table-cell table:number-columns-repeated="1013"/>
        </table:table-row>
        <table:table-row table:style-name="ro2">
          <table:table-cell table:style-name="ce517" office:value-type="string" calcext:value-type="string">
            <text:p>Freitag</text:p>
          </table:table-cell>
          <table:table-cell table:style-name="ce521" office:value-type="float" office:value="17" calcext:value-type="float">
            <text:p>17</text:p>
          </table:table-cell>
          <table:table-cell table:style-name="ce458" table:formula="of:=IF([.$K30]=&quot;Feiertag&quot;;&quot;0&quot;;IF([.$A30]=&quot;Donnerstag&quot;;[$Daten.$H$17];IF([.$A30]=&quot;Freitag&quot;;[$Daten.$J$17];IF([.$A30]=&quot;Montag&quot;;[$Daten.$B$17];IF([.$A30]=&quot;Dienstag&quot;;[$Daten.$D$17];IF([.$A30]=&quot;Mittwoch&quot;;[$Daten.$F$17];IF([.$A30]=&quot;Samstag&quot;;[$Daten.$L$17];&quot;0&quot;)))))))" office:value-type="time" office:time-value="PT00H00M00S" calcext:value-type="time">
            <text:p>00:00</text:p>
          </table:table-cell>
          <table:table-cell table:style-name="ce469" table:formula="of:=IF([.$K30]=&quot;Feiertag&quot;;&quot;0&quot;;IF([.$A30]=&quot;Donnerstag&quot;;[$Daten.$I$17];IF([.$A30]=&quot;Freitag&quot;;[$Daten.$K$17];IF([.$A30]=&quot;Montag&quot;;[$Daten.$C$17];IF([.$A30]=&quot;Dienstag&quot;;[$Daten.$E$17];IF([.$A30]=&quot;Mittwoch&quot;;[$Daten.$G$17];IF([.$A30]=&quot;Samstag&quot;;[$Daten.$M$17];&quot;0&quot;)))))))" office:value-type="time" office:time-value="PT00H00M00S" calcext:value-type="time">
            <text:p>00:00</text:p>
          </table:table-cell>
          <table:table-cell table:style-name="ce458" table:formula="of:=IF([.$K30]=&quot;Feiertag&quot;;&quot;0&quot;;IF([.$A30]=&quot;Donnerstag&quot;;[$Daten.$H$18];IF([.$A30]=&quot;Freitag&quot;;[$Daten.$J$18];IF([.$A30]=&quot;Montag&quot;;[$Daten.$B$18];IF([.$A30]=&quot;Dienstag&quot;;[$Daten.$D$18];IF([.$A30]=&quot;Mittwoch&quot;;[$Daten.$F$18];IF([.$A30]=&quot;Samstag&quot;;[$Daten.$L$18];&quot;0&quot;)))))))" office:value-type="time" office:time-value="PT00H00M00S" calcext:value-type="time">
            <text:p>00:00</text:p>
          </table:table-cell>
          <table:table-cell table:style-name="ce469" table:formula="of:=IF([.$K30]=&quot;Feiertag&quot;;&quot;0&quot;;IF([.$A30]=&quot;Donnerstag&quot;;[$Daten.$I$18];IF([.$A30]=&quot;Freitag&quot;;[$Daten.$K$18];IF([.$A30]=&quot;Montag&quot;;[$Daten.$C$18];IF([.$A30]=&quot;Dienstag&quot;;[$Daten.$E$18];IF([.$A30]=&quot;Mittwoch&quot;;[$Daten.$G$18];IF([.$A30]=&quot;Samstag&quot;;[$Daten.$M$18];&quot;0&quot;)))))))" office:value-type="time" office:time-value="PT00H00M00S" calcext:value-type="time">
            <text:p>00:00</text:p>
          </table:table-cell>
          <table:table-cell table:style-name="ce539"/>
          <table:table-cell table:style-name="ce542"/>
          <table:table-cell table:style-name="ce547" table:formula="of:=[.D30]-[.C30]+[.F30]-[.E30]+[.H30]-[.G30]" office:value-type="time" office:time-value="PT00H00M00S" calcext:value-type="time">
            <text:p>0:00</text:p>
          </table:table-cell>
          <table:table-cell table:style-name="ce551" table:formula="of:=[.I30]" office:value-type="time" office:time-value="PT00H00M00S" calcext:value-type="time">
            <text:p>00</text:p>
          </table:table-cell>
          <table:table-cell table:number-columns-repeated="1014"/>
        </table:table-row>
        <table:table-row table:style-name="ro2">
          <table:table-cell table:style-name="ce517" office:value-type="string" calcext:value-type="string">
            <text:p>Samstag</text:p>
          </table:table-cell>
          <table:table-cell table:style-name="ce521" office:value-type="float" office:value="18" calcext:value-type="float">
            <text:p>18</text:p>
          </table:table-cell>
          <table:table-cell table:style-name="ce458" table:formula="of:=IF([.$K31]=&quot;Feiertag&quot;;&quot;0&quot;;IF([.$A31]=&quot;Donnerstag&quot;;[$Daten.$H$17];IF([.$A31]=&quot;Freitag&quot;;[$Daten.$J$17];IF([.$A31]=&quot;Montag&quot;;[$Daten.$B$17];IF([.$A31]=&quot;Dienstag&quot;;[$Daten.$D$17];IF([.$A31]=&quot;Mittwoch&quot;;[$Daten.$F$17];IF([.$A31]=&quot;Samstag&quot;;[$Daten.$L$17];&quot;0&quot;)))))))" office:value-type="time" office:time-value="PT00H00M00S" calcext:value-type="time">
            <text:p>00:00</text:p>
          </table:table-cell>
          <table:table-cell table:style-name="ce469" table:formula="of:=IF([.$K31]=&quot;Feiertag&quot;;&quot;0&quot;;IF([.$A31]=&quot;Donnerstag&quot;;[$Daten.$I$17];IF([.$A31]=&quot;Freitag&quot;;[$Daten.$K$17];IF([.$A31]=&quot;Montag&quot;;[$Daten.$C$17];IF([.$A31]=&quot;Dienstag&quot;;[$Daten.$E$17];IF([.$A31]=&quot;Mittwoch&quot;;[$Daten.$G$17];IF([.$A31]=&quot;Samstag&quot;;[$Daten.$M$17];&quot;0&quot;)))))))" office:value-type="time" office:time-value="PT00H00M00S" calcext:value-type="time">
            <text:p>00:00</text:p>
          </table:table-cell>
          <table:table-cell table:style-name="ce458" table:formula="of:=IF([.$K31]=&quot;Feiertag&quot;;&quot;0&quot;;IF([.$A31]=&quot;Donnerstag&quot;;[$Daten.$H$18];IF([.$A31]=&quot;Freitag&quot;;[$Daten.$J$18];IF([.$A31]=&quot;Montag&quot;;[$Daten.$B$18];IF([.$A31]=&quot;Dienstag&quot;;[$Daten.$D$18];IF([.$A31]=&quot;Mittwoch&quot;;[$Daten.$F$18];IF([.$A31]=&quot;Samstag&quot;;[$Daten.$L$18];&quot;0&quot;)))))))" office:value-type="time" office:time-value="PT00H00M00S" calcext:value-type="time">
            <text:p>00:00</text:p>
          </table:table-cell>
          <table:table-cell table:style-name="ce469" table:formula="of:=IF([.$K31]=&quot;Feiertag&quot;;&quot;0&quot;;IF([.$A31]=&quot;Donnerstag&quot;;[$Daten.$I$18];IF([.$A31]=&quot;Freitag&quot;;[$Daten.$K$18];IF([.$A31]=&quot;Montag&quot;;[$Daten.$C$18];IF([.$A31]=&quot;Dienstag&quot;;[$Daten.$E$18];IF([.$A31]=&quot;Mittwoch&quot;;[$Daten.$G$18];IF([.$A31]=&quot;Samstag&quot;;[$Daten.$M$18];&quot;0&quot;)))))))" office:value-type="time" office:time-value="PT00H00M00S" calcext:value-type="time">
            <text:p>00:00</text:p>
          </table:table-cell>
          <table:table-cell table:style-name="ce539"/>
          <table:table-cell table:style-name="ce542"/>
          <table:table-cell table:style-name="ce547" table:formula="of:=[.D31]-[.C31]+[.F31]-[.E31]+[.H31]-[.G31]" office:value-type="time" office:time-value="PT00H00M00S" calcext:value-type="time">
            <text:p>0:00</text:p>
          </table:table-cell>
          <table:table-cell table:style-name="ce551" table:formula="of:=[.I31]" office:value-type="time" office:time-value="PT00H00M00S" calcext:value-type="time">
            <text:p>00</text:p>
          </table:table-cell>
          <table:table-cell table:number-columns-repeated="1014"/>
        </table:table-row>
        <table:table-row table:style-name="ro2">
          <table:table-cell table:style-name="ce517" office:value-type="string" calcext:value-type="string">
            <text:p>Sonntag</text:p>
          </table:table-cell>
          <table:table-cell table:style-name="ce521" office:value-type="float" office:value="19" calcext:value-type="float">
            <text:p>19</text:p>
          </table:table-cell>
          <table:table-cell table:style-name="ce458" table:formula="of:=IF([.$K32]=&quot;Feiertag&quot;;&quot;0&quot;;IF([.$A32]=&quot;Donnerstag&quot;;[$Daten.$H$17];IF([.$A32]=&quot;Freitag&quot;;[$Daten.$J$17];IF([.$A32]=&quot;Montag&quot;;[$Daten.$B$17];IF([.$A32]=&quot;Dienstag&quot;;[$Daten.$D$17];IF([.$A32]=&quot;Mittwoch&quot;;[$Daten.$F$17];IF([.$A32]=&quot;Samstag&quot;;[$Daten.$L$17];&quot;0&quot;)))))))" office:value-type="string" office:string-value="0" calcext:value-type="string">
            <text:p>0</text:p>
          </table:table-cell>
          <table:table-cell table:style-name="ce469" table:formula="of:=IF([.$K32]=&quot;Feiertag&quot;;&quot;0&quot;;IF([.$A32]=&quot;Donnerstag&quot;;[$Daten.$I$17];IF([.$A32]=&quot;Freitag&quot;;[$Daten.$K$17];IF([.$A32]=&quot;Montag&quot;;[$Daten.$C$17];IF([.$A32]=&quot;Dienstag&quot;;[$Daten.$E$17];IF([.$A32]=&quot;Mittwoch&quot;;[$Daten.$G$17];IF([.$A32]=&quot;Samstag&quot;;[$Daten.$M$17];&quot;0&quot;)))))))" office:value-type="string" office:string-value="0" calcext:value-type="string">
            <text:p>0</text:p>
          </table:table-cell>
          <table:table-cell table:style-name="ce458" table:formula="of:=IF([.$K32]=&quot;Feiertag&quot;;&quot;0&quot;;IF([.$A32]=&quot;Donnerstag&quot;;[$Daten.$H$18];IF([.$A32]=&quot;Freitag&quot;;[$Daten.$J$18];IF([.$A32]=&quot;Montag&quot;;[$Daten.$B$18];IF([.$A32]=&quot;Dienstag&quot;;[$Daten.$D$18];IF([.$A32]=&quot;Mittwoch&quot;;[$Daten.$F$18];IF([.$A32]=&quot;Samstag&quot;;[$Daten.$L$18];&quot;0&quot;)))))))" office:value-type="string" office:string-value="0" calcext:value-type="string">
            <text:p>0</text:p>
          </table:table-cell>
          <table:table-cell table:style-name="ce469" table:formula="of:=IF([.$K32]=&quot;Feiertag&quot;;&quot;0&quot;;IF([.$A32]=&quot;Donnerstag&quot;;[$Daten.$I$18];IF([.$A32]=&quot;Freitag&quot;;[$Daten.$K$18];IF([.$A32]=&quot;Montag&quot;;[$Daten.$C$18];IF([.$A32]=&quot;Dienstag&quot;;[$Daten.$E$18];IF([.$A32]=&quot;Mittwoch&quot;;[$Daten.$G$18];IF([.$A32]=&quot;Samstag&quot;;[$Daten.$M$18];&quot;0&quot;)))))))" office:value-type="string" office:string-value="0" calcext:value-type="string">
            <text:p>0</text:p>
          </table:table-cell>
          <table:table-cell table:style-name="ce539"/>
          <table:table-cell table:style-name="ce542"/>
          <table:table-cell table:style-name="ce547" table:formula="of:=[.D32]-[.C32]+[.F32]-[.E32]+[.H32]-[.G32]" office:value-type="time" office:time-value="PT00H00M00S" calcext:value-type="time">
            <text:p>0:00</text:p>
          </table:table-cell>
          <table:table-cell table:style-name="ce551" table:formula="of:=[.I32]" office:value-type="time" office:time-value="PT00H00M00S" calcext:value-type="time">
            <text:p>00</text:p>
          </table:table-cell>
          <table:table-cell table:number-columns-repeated="1014"/>
        </table:table-row>
        <table:table-row table:style-name="ro2">
          <table:table-cell table:style-name="ce517" office:value-type="string" calcext:value-type="string">
            <text:p>Montag</text:p>
          </table:table-cell>
          <table:table-cell table:style-name="ce521" office:value-type="float" office:value="20" calcext:value-type="float">
            <text:p>20</text:p>
          </table:table-cell>
          <table:table-cell table:style-name="ce458" table:formula="of:=IF([.$K33]=&quot;Feiertag&quot;;&quot;0&quot;;IF([.$A33]=&quot;Donnerstag&quot;;[$Daten.$H$17];IF([.$A33]=&quot;Freitag&quot;;[$Daten.$J$17];IF([.$A33]=&quot;Montag&quot;;[$Daten.$B$17];IF([.$A33]=&quot;Dienstag&quot;;[$Daten.$D$17];IF([.$A33]=&quot;Mittwoch&quot;;[$Daten.$F$17];IF([.$A33]=&quot;Samstag&quot;;[$Daten.$L$17];&quot;0&quot;)))))))" office:value-type="time" office:time-value="PT14H00M00S" calcext:value-type="time">
            <text:p>14:00</text:p>
          </table:table-cell>
          <table:table-cell table:style-name="ce469" table:formula="of:=IF([.$K33]=&quot;Feiertag&quot;;&quot;0&quot;;IF([.$A33]=&quot;Donnerstag&quot;;[$Daten.$I$17];IF([.$A33]=&quot;Freitag&quot;;[$Daten.$K$17];IF([.$A33]=&quot;Montag&quot;;[$Daten.$C$17];IF([.$A33]=&quot;Dienstag&quot;;[$Daten.$E$17];IF([.$A33]=&quot;Mittwoch&quot;;[$Daten.$G$17];IF([.$A33]=&quot;Samstag&quot;;[$Daten.$M$17];&quot;0&quot;)))))))" office:value-type="time" office:time-value="PT18H30M00S" calcext:value-type="time">
            <text:p>18:30</text:p>
          </table:table-cell>
          <table:table-cell table:style-name="ce458" table:formula="of:=IF([.$K33]=&quot;Feiertag&quot;;&quot;0&quot;;IF([.$A33]=&quot;Donnerstag&quot;;[$Daten.$H$18];IF([.$A33]=&quot;Freitag&quot;;[$Daten.$J$18];IF([.$A33]=&quot;Montag&quot;;[$Daten.$B$18];IF([.$A33]=&quot;Dienstag&quot;;[$Daten.$D$18];IF([.$A33]=&quot;Mittwoch&quot;;[$Daten.$F$18];IF([.$A33]=&quot;Samstag&quot;;[$Daten.$L$18];&quot;0&quot;)))))))" office:value-type="time" office:time-value="PT00H00M00S" calcext:value-type="time">
            <text:p>00:00</text:p>
          </table:table-cell>
          <table:table-cell table:style-name="ce469" table:formula="of:=IF([.$K33]=&quot;Feiertag&quot;;&quot;0&quot;;IF([.$A33]=&quot;Donnerstag&quot;;[$Daten.$I$18];IF([.$A33]=&quot;Freitag&quot;;[$Daten.$K$18];IF([.$A33]=&quot;Montag&quot;;[$Daten.$C$18];IF([.$A33]=&quot;Dienstag&quot;;[$Daten.$E$18];IF([.$A33]=&quot;Mittwoch&quot;;[$Daten.$G$18];IF([.$A33]=&quot;Samstag&quot;;[$Daten.$M$18];&quot;0&quot;)))))))" office:value-type="time" office:time-value="PT00H00M00S" calcext:value-type="time">
            <text:p>00:00</text:p>
          </table:table-cell>
          <table:table-cell table:style-name="ce539"/>
          <table:table-cell table:style-name="ce542"/>
          <table:table-cell table:style-name="ce547" table:formula="of:=[.D33]-[.C33]+[.F33]-[.E33]+[.H33]-[.G33]" office:value-type="time" office:time-value="PT04H30M00S" calcext:value-type="time">
            <text:p>4:30</text:p>
          </table:table-cell>
          <table:table-cell table:style-name="ce551" table:formula="of:=[.I33]" office:value-type="time" office:time-value="PT04H30M00S" calcext:value-type="time">
            <text:p>270</text:p>
          </table:table-cell>
          <table:table-cell table:number-columns-repeated="1014"/>
        </table:table-row>
        <table:table-row table:style-name="ro2">
          <table:table-cell table:style-name="ce517" office:value-type="string" calcext:value-type="string">
            <text:p>Dienstag</text:p>
          </table:table-cell>
          <table:table-cell table:style-name="ce521" office:value-type="float" office:value="21" calcext:value-type="float">
            <text:p>21</text:p>
          </table:table-cell>
          <table:table-cell table:style-name="ce458" table:formula="of:=IF([.$K34]=&quot;Feiertag&quot;;&quot;0&quot;;IF([.$A34]=&quot;Donnerstag&quot;;[$Daten.$H$17];IF([.$A34]=&quot;Freitag&quot;;[$Daten.$J$17];IF([.$A34]=&quot;Montag&quot;;[$Daten.$B$17];IF([.$A34]=&quot;Dienstag&quot;;[$Daten.$D$17];IF([.$A34]=&quot;Mittwoch&quot;;[$Daten.$F$17];IF([.$A34]=&quot;Samstag&quot;;[$Daten.$L$17];&quot;0&quot;)))))))" office:value-type="time" office:time-value="PT15H00M00S" calcext:value-type="time">
            <text:p>15:00</text:p>
          </table:table-cell>
          <table:table-cell table:style-name="ce469" table:formula="of:=IF([.$K34]=&quot;Feiertag&quot;;&quot;0&quot;;IF([.$A34]=&quot;Donnerstag&quot;;[$Daten.$I$17];IF([.$A34]=&quot;Freitag&quot;;[$Daten.$K$17];IF([.$A34]=&quot;Montag&quot;;[$Daten.$C$17];IF([.$A34]=&quot;Dienstag&quot;;[$Daten.$E$17];IF([.$A34]=&quot;Mittwoch&quot;;[$Daten.$G$17];IF([.$A34]=&quot;Samstag&quot;;[$Daten.$M$17];&quot;0&quot;)))))))" office:value-type="time" office:time-value="PT20H00M00S" calcext:value-type="time">
            <text:p>20:00</text:p>
          </table:table-cell>
          <table:table-cell table:style-name="ce458" table:formula="of:=IF([.$K34]=&quot;Feiertag&quot;;&quot;0&quot;;IF([.$A34]=&quot;Donnerstag&quot;;[$Daten.$H$18];IF([.$A34]=&quot;Freitag&quot;;[$Daten.$J$18];IF([.$A34]=&quot;Montag&quot;;[$Daten.$B$18];IF([.$A34]=&quot;Dienstag&quot;;[$Daten.$D$18];IF([.$A34]=&quot;Mittwoch&quot;;[$Daten.$F$18];IF([.$A34]=&quot;Samstag&quot;;[$Daten.$L$18];&quot;0&quot;)))))))" office:value-type="time" office:time-value="PT00H00M00S" calcext:value-type="time">
            <text:p>00:00</text:p>
          </table:table-cell>
          <table:table-cell table:style-name="ce469" table:formula="of:=IF([.$K34]=&quot;Feiertag&quot;;&quot;0&quot;;IF([.$A34]=&quot;Donnerstag&quot;;[$Daten.$I$18];IF([.$A34]=&quot;Freitag&quot;;[$Daten.$K$18];IF([.$A34]=&quot;Montag&quot;;[$Daten.$C$18];IF([.$A34]=&quot;Dienstag&quot;;[$Daten.$E$18];IF([.$A34]=&quot;Mittwoch&quot;;[$Daten.$G$18];IF([.$A34]=&quot;Samstag&quot;;[$Daten.$M$18];&quot;0&quot;)))))))" office:value-type="time" office:time-value="PT00H00M00S" calcext:value-type="time">
            <text:p>00:00</text:p>
          </table:table-cell>
          <table:table-cell table:style-name="ce539"/>
          <table:table-cell table:style-name="ce542"/>
          <table:table-cell table:style-name="ce547" table:formula="of:=[.D34]-[.C34]+[.F34]-[.E34]+[.H34]-[.G34]" office:value-type="time" office:time-value="PT05H00M00S" calcext:value-type="time">
            <text:p>5:00</text:p>
          </table:table-cell>
          <table:table-cell table:style-name="ce551" table:formula="of:=[.I34]" office:value-type="time" office:time-value="PT05H00M00S" calcext:value-type="time">
            <text:p>300</text:p>
          </table:table-cell>
          <table:table-cell table:number-columns-repeated="1014"/>
        </table:table-row>
        <table:table-row table:style-name="ro2">
          <table:table-cell table:style-name="ce517" office:value-type="string" calcext:value-type="string">
            <text:p>Mittwoch</text:p>
          </table:table-cell>
          <table:table-cell table:style-name="ce521" office:value-type="float" office:value="22" calcext:value-type="float">
            <text:p>22</text:p>
          </table:table-cell>
          <table:table-cell table:style-name="ce458" table:formula="of:=IF([.$K35]=&quot;Feiertag&quot;;&quot;0&quot;;IF([.$A35]=&quot;Donnerstag&quot;;[$Daten.$H$17];IF([.$A35]=&quot;Freitag&quot;;[$Daten.$J$17];IF([.$A35]=&quot;Montag&quot;;[$Daten.$B$17];IF([.$A35]=&quot;Dienstag&quot;;[$Daten.$D$17];IF([.$A35]=&quot;Mittwoch&quot;;[$Daten.$F$17];IF([.$A35]=&quot;Samstag&quot;;[$Daten.$L$17];&quot;0&quot;)))))))" office:value-type="time" office:time-value="PT00H00M00S" calcext:value-type="time">
            <text:p>00:00</text:p>
          </table:table-cell>
          <table:table-cell table:style-name="ce469" table:formula="of:=IF([.$K35]=&quot;Feiertag&quot;;&quot;0&quot;;IF([.$A35]=&quot;Donnerstag&quot;;[$Daten.$I$17];IF([.$A35]=&quot;Freitag&quot;;[$Daten.$K$17];IF([.$A35]=&quot;Montag&quot;;[$Daten.$C$17];IF([.$A35]=&quot;Dienstag&quot;;[$Daten.$E$17];IF([.$A35]=&quot;Mittwoch&quot;;[$Daten.$G$17];IF([.$A35]=&quot;Samstag&quot;;[$Daten.$M$17];&quot;0&quot;)))))))" office:value-type="time" office:time-value="PT00H00M00S" calcext:value-type="time">
            <text:p>00:00</text:p>
          </table:table-cell>
          <table:table-cell table:style-name="ce458" table:formula="of:=IF([.$K35]=&quot;Feiertag&quot;;&quot;0&quot;;IF([.$A35]=&quot;Donnerstag&quot;;[$Daten.$H$18];IF([.$A35]=&quot;Freitag&quot;;[$Daten.$J$18];IF([.$A35]=&quot;Montag&quot;;[$Daten.$B$18];IF([.$A35]=&quot;Dienstag&quot;;[$Daten.$D$18];IF([.$A35]=&quot;Mittwoch&quot;;[$Daten.$F$18];IF([.$A35]=&quot;Samstag&quot;;[$Daten.$L$18];&quot;0&quot;)))))))" office:value-type="time" office:time-value="PT00H00M00S" calcext:value-type="time">
            <text:p>00:00</text:p>
          </table:table-cell>
          <table:table-cell table:style-name="ce469" table:formula="of:=IF([.$K35]=&quot;Feiertag&quot;;&quot;0&quot;;IF([.$A35]=&quot;Donnerstag&quot;;[$Daten.$I$18];IF([.$A35]=&quot;Freitag&quot;;[$Daten.$K$18];IF([.$A35]=&quot;Montag&quot;;[$Daten.$C$18];IF([.$A35]=&quot;Dienstag&quot;;[$Daten.$E$18];IF([.$A35]=&quot;Mittwoch&quot;;[$Daten.$G$18];IF([.$A35]=&quot;Samstag&quot;;[$Daten.$M$18];&quot;0&quot;)))))))" office:value-type="time" office:time-value="PT00H00M00S" calcext:value-type="time">
            <text:p>00:00</text:p>
          </table:table-cell>
          <table:table-cell table:style-name="ce539"/>
          <table:table-cell table:style-name="ce542"/>
          <table:table-cell table:style-name="ce547" table:formula="of:=[.D35]-[.C35]+[.F35]-[.E35]+[.H35]-[.G35]" office:value-type="time" office:time-value="PT00H00M00S" calcext:value-type="time">
            <text:p>0:00</text:p>
          </table:table-cell>
          <table:table-cell table:style-name="ce551" table:formula="of:=[.I35]" office:value-type="time" office:time-value="PT00H00M00S" calcext:value-type="time">
            <text:p>00</text:p>
          </table:table-cell>
          <table:table-cell table:number-columns-repeated="1014"/>
        </table:table-row>
        <table:table-row table:style-name="ro2">
          <table:table-cell table:style-name="ce517" office:value-type="string" calcext:value-type="string">
            <text:p>Donnerstag</text:p>
          </table:table-cell>
          <table:table-cell table:style-name="ce521" office:value-type="float" office:value="23" calcext:value-type="float">
            <text:p>23</text:p>
          </table:table-cell>
          <table:table-cell table:style-name="ce458" table:formula="of:=IF([.$K36]=&quot;Feiertag&quot;;&quot;0&quot;;IF([.$A36]=&quot;Donnerstag&quot;;[$Daten.$H$17];IF([.$A36]=&quot;Freitag&quot;;[$Daten.$J$17];IF([.$A36]=&quot;Montag&quot;;[$Daten.$B$17];IF([.$A36]=&quot;Dienstag&quot;;[$Daten.$D$17];IF([.$A36]=&quot;Mittwoch&quot;;[$Daten.$F$17];IF([.$A36]=&quot;Samstag&quot;;[$Daten.$L$17];&quot;0&quot;)))))))" office:value-type="time" office:time-value="PT00H00M00S" calcext:value-type="time">
            <text:p>00:00</text:p>
          </table:table-cell>
          <table:table-cell table:style-name="ce469" table:formula="of:=IF([.$K36]=&quot;Feiertag&quot;;&quot;0&quot;;IF([.$A36]=&quot;Donnerstag&quot;;[$Daten.$I$17];IF([.$A36]=&quot;Freitag&quot;;[$Daten.$K$17];IF([.$A36]=&quot;Montag&quot;;[$Daten.$C$17];IF([.$A36]=&quot;Dienstag&quot;;[$Daten.$E$17];IF([.$A36]=&quot;Mittwoch&quot;;[$Daten.$G$17];IF([.$A36]=&quot;Samstag&quot;;[$Daten.$M$17];&quot;0&quot;)))))))" office:value-type="time" office:time-value="PT00H00M00S" calcext:value-type="time">
            <text:p>00:00</text:p>
          </table:table-cell>
          <table:table-cell table:style-name="ce458" table:formula="of:=IF([.$K36]=&quot;Feiertag&quot;;&quot;0&quot;;IF([.$A36]=&quot;Donnerstag&quot;;[$Daten.$H$18];IF([.$A36]=&quot;Freitag&quot;;[$Daten.$J$18];IF([.$A36]=&quot;Montag&quot;;[$Daten.$B$18];IF([.$A36]=&quot;Dienstag&quot;;[$Daten.$D$18];IF([.$A36]=&quot;Mittwoch&quot;;[$Daten.$F$18];IF([.$A36]=&quot;Samstag&quot;;[$Daten.$L$18];&quot;0&quot;)))))))" office:value-type="time" office:time-value="PT00H00M00S" calcext:value-type="time">
            <text:p>00:00</text:p>
          </table:table-cell>
          <table:table-cell table:style-name="ce469" table:formula="of:=IF([.$K36]=&quot;Feiertag&quot;;&quot;0&quot;;IF([.$A36]=&quot;Donnerstag&quot;;[$Daten.$I$18];IF([.$A36]=&quot;Freitag&quot;;[$Daten.$K$18];IF([.$A36]=&quot;Montag&quot;;[$Daten.$C$18];IF([.$A36]=&quot;Dienstag&quot;;[$Daten.$E$18];IF([.$A36]=&quot;Mittwoch&quot;;[$Daten.$G$18];IF([.$A36]=&quot;Samstag&quot;;[$Daten.$M$18];&quot;0&quot;)))))))" office:value-type="time" office:time-value="PT00H00M00S" calcext:value-type="time">
            <text:p>00:00</text:p>
          </table:table-cell>
          <table:table-cell table:style-name="ce539"/>
          <table:table-cell table:style-name="ce542"/>
          <table:table-cell table:style-name="ce547" table:formula="of:=[.D36]-[.C36]+[.F36]-[.E36]+[.H36]-[.G36]" office:value-type="time" office:time-value="PT00H00M00S" calcext:value-type="time">
            <text:p>0:00</text:p>
          </table:table-cell>
          <table:table-cell table:style-name="ce551" table:formula="of:=[.I36]" office:value-type="time" office:time-value="PT00H00M00S" calcext:value-type="time">
            <text:p>00</text:p>
          </table:table-cell>
          <table:table-cell table:number-columns-repeated="1014"/>
        </table:table-row>
        <table:table-row table:style-name="ro2">
          <table:table-cell table:style-name="ce517" office:value-type="string" calcext:value-type="string">
            <text:p>Freitag</text:p>
          </table:table-cell>
          <table:table-cell table:style-name="ce521" office:value-type="float" office:value="24" calcext:value-type="float">
            <text:p>24</text:p>
          </table:table-cell>
          <table:table-cell table:style-name="ce458" table:formula="of:=IF([.$K37]=&quot;Feiertag&quot;;&quot;0&quot;;IF([.$A37]=&quot;Donnerstag&quot;;[$Daten.$H$17];IF([.$A37]=&quot;Freitag&quot;;[$Daten.$J$17];IF([.$A37]=&quot;Montag&quot;;[$Daten.$B$17];IF([.$A37]=&quot;Dienstag&quot;;[$Daten.$D$17];IF([.$A37]=&quot;Mittwoch&quot;;[$Daten.$F$17];IF([.$A37]=&quot;Samstag&quot;;[$Daten.$L$17];&quot;0&quot;)))))))" office:value-type="time" office:time-value="PT00H00M00S" calcext:value-type="time">
            <text:p>00:00</text:p>
          </table:table-cell>
          <table:table-cell table:style-name="ce469" table:formula="of:=IF([.$K37]=&quot;Feiertag&quot;;&quot;0&quot;;IF([.$A37]=&quot;Donnerstag&quot;;[$Daten.$I$17];IF([.$A37]=&quot;Freitag&quot;;[$Daten.$K$17];IF([.$A37]=&quot;Montag&quot;;[$Daten.$C$17];IF([.$A37]=&quot;Dienstag&quot;;[$Daten.$E$17];IF([.$A37]=&quot;Mittwoch&quot;;[$Daten.$G$17];IF([.$A37]=&quot;Samstag&quot;;[$Daten.$M$17];&quot;0&quot;)))))))" office:value-type="time" office:time-value="PT00H00M00S" calcext:value-type="time">
            <text:p>00:00</text:p>
          </table:table-cell>
          <table:table-cell table:style-name="ce458" table:formula="of:=IF([.$K37]=&quot;Feiertag&quot;;&quot;0&quot;;IF([.$A37]=&quot;Donnerstag&quot;;[$Daten.$H$18];IF([.$A37]=&quot;Freitag&quot;;[$Daten.$J$18];IF([.$A37]=&quot;Montag&quot;;[$Daten.$B$18];IF([.$A37]=&quot;Dienstag&quot;;[$Daten.$D$18];IF([.$A37]=&quot;Mittwoch&quot;;[$Daten.$F$18];IF([.$A37]=&quot;Samstag&quot;;[$Daten.$L$18];&quot;0&quot;)))))))" office:value-type="time" office:time-value="PT00H00M00S" calcext:value-type="time">
            <text:p>00:00</text:p>
          </table:table-cell>
          <table:table-cell table:style-name="ce469" table:formula="of:=IF([.$K37]=&quot;Feiertag&quot;;&quot;0&quot;;IF([.$A37]=&quot;Donnerstag&quot;;[$Daten.$I$18];IF([.$A37]=&quot;Freitag&quot;;[$Daten.$K$18];IF([.$A37]=&quot;Montag&quot;;[$Daten.$C$18];IF([.$A37]=&quot;Dienstag&quot;;[$Daten.$E$18];IF([.$A37]=&quot;Mittwoch&quot;;[$Daten.$G$18];IF([.$A37]=&quot;Samstag&quot;;[$Daten.$M$18];&quot;0&quot;)))))))" office:value-type="time" office:time-value="PT00H00M00S" calcext:value-type="time">
            <text:p>00:00</text:p>
          </table:table-cell>
          <table:table-cell table:style-name="ce539"/>
          <table:table-cell table:style-name="ce542"/>
          <table:table-cell table:style-name="ce547" table:formula="of:=[.D37]-[.C37]+[.F37]-[.E37]+[.H37]-[.G37]" office:value-type="time" office:time-value="PT00H00M00S" calcext:value-type="time">
            <text:p>0:00</text:p>
          </table:table-cell>
          <table:table-cell table:style-name="ce551" table:formula="of:=[.I37]" office:value-type="time" office:time-value="PT00H00M00S" calcext:value-type="time">
            <text:p>00</text:p>
          </table:table-cell>
          <table:table-cell table:number-columns-repeated="1014"/>
        </table:table-row>
        <table:table-row table:style-name="ro2">
          <table:table-cell table:style-name="ce517" office:value-type="string" calcext:value-type="string">
            <text:p>Samstag</text:p>
          </table:table-cell>
          <table:table-cell table:style-name="ce521" office:value-type="float" office:value="25" calcext:value-type="float">
            <text:p>25</text:p>
          </table:table-cell>
          <table:table-cell table:style-name="ce458" table:formula="of:=IF([.$K38]=&quot;Feiertag&quot;;&quot;0&quot;;IF([.$A38]=&quot;Donnerstag&quot;;[$Daten.$H$17];IF([.$A38]=&quot;Freitag&quot;;[$Daten.$J$17];IF([.$A38]=&quot;Montag&quot;;[$Daten.$B$17];IF([.$A38]=&quot;Dienstag&quot;;[$Daten.$D$17];IF([.$A38]=&quot;Mittwoch&quot;;[$Daten.$F$17];IF([.$A38]=&quot;Samstag&quot;;[$Daten.$L$17];&quot;0&quot;)))))))" office:value-type="time" office:time-value="PT00H00M00S" calcext:value-type="time">
            <text:p>00:00</text:p>
          </table:table-cell>
          <table:table-cell table:style-name="ce469" table:formula="of:=IF([.$K38]=&quot;Feiertag&quot;;&quot;0&quot;;IF([.$A38]=&quot;Donnerstag&quot;;[$Daten.$I$17];IF([.$A38]=&quot;Freitag&quot;;[$Daten.$K$17];IF([.$A38]=&quot;Montag&quot;;[$Daten.$C$17];IF([.$A38]=&quot;Dienstag&quot;;[$Daten.$E$17];IF([.$A38]=&quot;Mittwoch&quot;;[$Daten.$G$17];IF([.$A38]=&quot;Samstag&quot;;[$Daten.$M$17];&quot;0&quot;)))))))" office:value-type="time" office:time-value="PT00H00M00S" calcext:value-type="time">
            <text:p>00:00</text:p>
          </table:table-cell>
          <table:table-cell table:style-name="ce458" table:formula="of:=IF([.$K38]=&quot;Feiertag&quot;;&quot;0&quot;;IF([.$A38]=&quot;Donnerstag&quot;;[$Daten.$H$18];IF([.$A38]=&quot;Freitag&quot;;[$Daten.$J$18];IF([.$A38]=&quot;Montag&quot;;[$Daten.$B$18];IF([.$A38]=&quot;Dienstag&quot;;[$Daten.$D$18];IF([.$A38]=&quot;Mittwoch&quot;;[$Daten.$F$18];IF([.$A38]=&quot;Samstag&quot;;[$Daten.$L$18];&quot;0&quot;)))))))" office:value-type="time" office:time-value="PT00H00M00S" calcext:value-type="time">
            <text:p>00:00</text:p>
          </table:table-cell>
          <table:table-cell table:style-name="ce469" table:formula="of:=IF([.$K38]=&quot;Feiertag&quot;;&quot;0&quot;;IF([.$A38]=&quot;Donnerstag&quot;;[$Daten.$I$18];IF([.$A38]=&quot;Freitag&quot;;[$Daten.$K$18];IF([.$A38]=&quot;Montag&quot;;[$Daten.$C$18];IF([.$A38]=&quot;Dienstag&quot;;[$Daten.$E$18];IF([.$A38]=&quot;Mittwoch&quot;;[$Daten.$G$18];IF([.$A38]=&quot;Samstag&quot;;[$Daten.$M$18];&quot;0&quot;)))))))" office:value-type="time" office:time-value="PT00H00M00S" calcext:value-type="time">
            <text:p>00:00</text:p>
          </table:table-cell>
          <table:table-cell table:style-name="ce539"/>
          <table:table-cell table:style-name="ce542"/>
          <table:table-cell table:style-name="ce547" table:formula="of:=[.D38]-[.C38]+[.F38]-[.E38]+[.H38]-[.G38]" office:value-type="time" office:time-value="PT00H00M00S" calcext:value-type="time">
            <text:p>0:00</text:p>
          </table:table-cell>
          <table:table-cell table:style-name="ce551" table:formula="of:=[.I38]" office:value-type="time" office:time-value="PT00H00M00S" calcext:value-type="time">
            <text:p>00</text:p>
          </table:table-cell>
          <table:table-cell table:number-columns-repeated="1014"/>
        </table:table-row>
        <table:table-row table:style-name="ro2">
          <table:table-cell table:style-name="ce517" office:value-type="string" calcext:value-type="string">
            <text:p>Sonntag</text:p>
          </table:table-cell>
          <table:table-cell table:style-name="ce521" office:value-type="float" office:value="26" calcext:value-type="float">
            <text:p>26</text:p>
          </table:table-cell>
          <table:table-cell table:style-name="ce458" table:formula="of:=IF([.$K39]=&quot;Feiertag&quot;;&quot;0&quot;;IF([.$A39]=&quot;Donnerstag&quot;;[$Daten.$H$17];IF([.$A39]=&quot;Freitag&quot;;[$Daten.$J$17];IF([.$A39]=&quot;Montag&quot;;[$Daten.$B$17];IF([.$A39]=&quot;Dienstag&quot;;[$Daten.$D$17];IF([.$A39]=&quot;Mittwoch&quot;;[$Daten.$F$17];IF([.$A39]=&quot;Samstag&quot;;[$Daten.$L$17];&quot;0&quot;)))))))" office:value-type="string" office:string-value="0" calcext:value-type="string">
            <text:p>0</text:p>
          </table:table-cell>
          <table:table-cell table:style-name="ce469" table:formula="of:=IF([.$K39]=&quot;Feiertag&quot;;&quot;0&quot;;IF([.$A39]=&quot;Donnerstag&quot;;[$Daten.$I$17];IF([.$A39]=&quot;Freitag&quot;;[$Daten.$K$17];IF([.$A39]=&quot;Montag&quot;;[$Daten.$C$17];IF([.$A39]=&quot;Dienstag&quot;;[$Daten.$E$17];IF([.$A39]=&quot;Mittwoch&quot;;[$Daten.$G$17];IF([.$A39]=&quot;Samstag&quot;;[$Daten.$M$17];&quot;0&quot;)))))))" office:value-type="string" office:string-value="0" calcext:value-type="string">
            <text:p>0</text:p>
          </table:table-cell>
          <table:table-cell table:style-name="ce458" table:formula="of:=IF([.$K39]=&quot;Feiertag&quot;;&quot;0&quot;;IF([.$A39]=&quot;Donnerstag&quot;;[$Daten.$H$18];IF([.$A39]=&quot;Freitag&quot;;[$Daten.$J$18];IF([.$A39]=&quot;Montag&quot;;[$Daten.$B$18];IF([.$A39]=&quot;Dienstag&quot;;[$Daten.$D$18];IF([.$A39]=&quot;Mittwoch&quot;;[$Daten.$F$18];IF([.$A39]=&quot;Samstag&quot;;[$Daten.$L$18];&quot;0&quot;)))))))" office:value-type="string" office:string-value="0" calcext:value-type="string">
            <text:p>0</text:p>
          </table:table-cell>
          <table:table-cell table:style-name="ce469" table:formula="of:=IF([.$K39]=&quot;Feiertag&quot;;&quot;0&quot;;IF([.$A39]=&quot;Donnerstag&quot;;[$Daten.$I$18];IF([.$A39]=&quot;Freitag&quot;;[$Daten.$K$18];IF([.$A39]=&quot;Montag&quot;;[$Daten.$C$18];IF([.$A39]=&quot;Dienstag&quot;;[$Daten.$E$18];IF([.$A39]=&quot;Mittwoch&quot;;[$Daten.$G$18];IF([.$A39]=&quot;Samstag&quot;;[$Daten.$M$18];&quot;0&quot;)))))))" office:value-type="string" office:string-value="0" calcext:value-type="string">
            <text:p>0</text:p>
          </table:table-cell>
          <table:table-cell table:style-name="ce539"/>
          <table:table-cell table:style-name="ce542"/>
          <table:table-cell table:style-name="ce547" table:formula="of:=[.D39]-[.C39]+[.F39]-[.E39]+[.H39]-[.G39]" office:value-type="time" office:time-value="PT00H00M00S" calcext:value-type="time">
            <text:p>0:00</text:p>
          </table:table-cell>
          <table:table-cell table:style-name="ce551" table:formula="of:=[.I39]" office:value-type="time" office:time-value="PT00H00M00S" calcext:value-type="time">
            <text:p>00</text:p>
          </table:table-cell>
          <table:table-cell table:number-columns-repeated="1014"/>
        </table:table-row>
        <table:table-row table:style-name="ro2">
          <table:table-cell table:style-name="ce517" office:value-type="string" calcext:value-type="string">
            <text:p>Montag</text:p>
          </table:table-cell>
          <table:table-cell table:style-name="ce521" office:value-type="float" office:value="27" calcext:value-type="float">
            <text:p>27</text:p>
          </table:table-cell>
          <table:table-cell table:style-name="ce458" table:formula="of:=IF([.$K40]=&quot;Feiertag&quot;;&quot;0&quot;;IF([.$A40]=&quot;Donnerstag&quot;;[$Daten.$H$17];IF([.$A40]=&quot;Freitag&quot;;[$Daten.$J$17];IF([.$A40]=&quot;Montag&quot;;[$Daten.$B$17];IF([.$A40]=&quot;Dienstag&quot;;[$Daten.$D$17];IF([.$A40]=&quot;Mittwoch&quot;;[$Daten.$F$17];IF([.$A40]=&quot;Samstag&quot;;[$Daten.$L$17];&quot;0&quot;)))))))" office:value-type="time" office:time-value="PT14H00M00S" calcext:value-type="time">
            <text:p>14:00</text:p>
          </table:table-cell>
          <table:table-cell table:style-name="ce469" table:formula="of:=IF([.$K40]=&quot;Feiertag&quot;;&quot;0&quot;;IF([.$A40]=&quot;Donnerstag&quot;;[$Daten.$I$17];IF([.$A40]=&quot;Freitag&quot;;[$Daten.$K$17];IF([.$A40]=&quot;Montag&quot;;[$Daten.$C$17];IF([.$A40]=&quot;Dienstag&quot;;[$Daten.$E$17];IF([.$A40]=&quot;Mittwoch&quot;;[$Daten.$G$17];IF([.$A40]=&quot;Samstag&quot;;[$Daten.$M$17];&quot;0&quot;)))))))" office:value-type="time" office:time-value="PT18H30M00S" calcext:value-type="time">
            <text:p>18:30</text:p>
          </table:table-cell>
          <table:table-cell table:style-name="ce458" table:formula="of:=IF([.$K40]=&quot;Feiertag&quot;;&quot;0&quot;;IF([.$A40]=&quot;Donnerstag&quot;;[$Daten.$H$18];IF([.$A40]=&quot;Freitag&quot;;[$Daten.$J$18];IF([.$A40]=&quot;Montag&quot;;[$Daten.$B$18];IF([.$A40]=&quot;Dienstag&quot;;[$Daten.$D$18];IF([.$A40]=&quot;Mittwoch&quot;;[$Daten.$F$18];IF([.$A40]=&quot;Samstag&quot;;[$Daten.$L$18];&quot;0&quot;)))))))" office:value-type="time" office:time-value="PT00H00M00S" calcext:value-type="time">
            <text:p>00:00</text:p>
          </table:table-cell>
          <table:table-cell table:style-name="ce469" table:formula="of:=IF([.$K40]=&quot;Feiertag&quot;;&quot;0&quot;;IF([.$A40]=&quot;Donnerstag&quot;;[$Daten.$I$18];IF([.$A40]=&quot;Freitag&quot;;[$Daten.$K$18];IF([.$A40]=&quot;Montag&quot;;[$Daten.$C$18];IF([.$A40]=&quot;Dienstag&quot;;[$Daten.$E$18];IF([.$A40]=&quot;Mittwoch&quot;;[$Daten.$G$18];IF([.$A40]=&quot;Samstag&quot;;[$Daten.$M$18];&quot;0&quot;)))))))" office:value-type="time" office:time-value="PT00H00M00S" calcext:value-type="time">
            <text:p>00:00</text:p>
          </table:table-cell>
          <table:table-cell table:style-name="ce539"/>
          <table:table-cell table:style-name="ce542"/>
          <table:table-cell table:style-name="ce547" table:formula="of:=[.D40]-[.C40]+[.F40]-[.E40]+[.H40]-[.G40]" office:value-type="time" office:time-value="PT04H30M00S" calcext:value-type="time">
            <text:p>4:30</text:p>
          </table:table-cell>
          <table:table-cell table:style-name="ce551" table:formula="of:=[.I40]" office:value-type="time" office:time-value="PT04H30M00S" calcext:value-type="time">
            <text:p>270</text:p>
          </table:table-cell>
          <table:table-cell table:number-columns-repeated="1014"/>
        </table:table-row>
        <table:table-row table:style-name="ro2">
          <table:table-cell table:style-name="ce517" office:value-type="string" calcext:value-type="string">
            <text:p>Dienstag</text:p>
          </table:table-cell>
          <table:table-cell table:style-name="ce521" office:value-type="float" office:value="28" calcext:value-type="float">
            <text:p>28</text:p>
          </table:table-cell>
          <table:table-cell table:style-name="ce458" table:formula="of:=IF([.$K41]=&quot;Feiertag&quot;;&quot;0&quot;;IF([.$A41]=&quot;Donnerstag&quot;;[$Daten.$H$17];IF([.$A41]=&quot;Freitag&quot;;[$Daten.$J$17];IF([.$A41]=&quot;Montag&quot;;[$Daten.$B$17];IF([.$A41]=&quot;Dienstag&quot;;[$Daten.$D$17];IF([.$A41]=&quot;Mittwoch&quot;;[$Daten.$F$17];IF([.$A41]=&quot;Samstag&quot;;[$Daten.$L$17];&quot;0&quot;)))))))" office:value-type="time" office:time-value="PT15H00M00S" calcext:value-type="time">
            <text:p>15:00</text:p>
          </table:table-cell>
          <table:table-cell table:style-name="ce469" table:formula="of:=IF([.$K41]=&quot;Feiertag&quot;;&quot;0&quot;;IF([.$A41]=&quot;Donnerstag&quot;;[$Daten.$I$17];IF([.$A41]=&quot;Freitag&quot;;[$Daten.$K$17];IF([.$A41]=&quot;Montag&quot;;[$Daten.$C$17];IF([.$A41]=&quot;Dienstag&quot;;[$Daten.$E$17];IF([.$A41]=&quot;Mittwoch&quot;;[$Daten.$G$17];IF([.$A41]=&quot;Samstag&quot;;[$Daten.$M$17];&quot;0&quot;)))))))" office:value-type="time" office:time-value="PT20H00M00S" calcext:value-type="time">
            <text:p>20:00</text:p>
          </table:table-cell>
          <table:table-cell table:style-name="ce458" table:formula="of:=IF([.$K41]=&quot;Feiertag&quot;;&quot;0&quot;;IF([.$A41]=&quot;Donnerstag&quot;;[$Daten.$H$18];IF([.$A41]=&quot;Freitag&quot;;[$Daten.$J$18];IF([.$A41]=&quot;Montag&quot;;[$Daten.$B$18];IF([.$A41]=&quot;Dienstag&quot;;[$Daten.$D$18];IF([.$A41]=&quot;Mittwoch&quot;;[$Daten.$F$18];IF([.$A41]=&quot;Samstag&quot;;[$Daten.$L$18];&quot;0&quot;)))))))" office:value-type="time" office:time-value="PT00H00M00S" calcext:value-type="time">
            <text:p>00:00</text:p>
          </table:table-cell>
          <table:table-cell table:style-name="ce469" table:formula="of:=IF([.$K41]=&quot;Feiertag&quot;;&quot;0&quot;;IF([.$A41]=&quot;Donnerstag&quot;;[$Daten.$I$18];IF([.$A41]=&quot;Freitag&quot;;[$Daten.$K$18];IF([.$A41]=&quot;Montag&quot;;[$Daten.$C$18];IF([.$A41]=&quot;Dienstag&quot;;[$Daten.$E$18];IF([.$A41]=&quot;Mittwoch&quot;;[$Daten.$G$18];IF([.$A41]=&quot;Samstag&quot;;[$Daten.$M$18];&quot;0&quot;)))))))" office:value-type="time" office:time-value="PT00H00M00S" calcext:value-type="time">
            <text:p>00:00</text:p>
          </table:table-cell>
          <table:table-cell table:style-name="ce539"/>
          <table:table-cell table:style-name="ce542"/>
          <table:table-cell table:style-name="ce547" table:formula="of:=[.D41]-[.C41]+[.F41]-[.E41]+[.H41]-[.G41]" office:value-type="time" office:time-value="PT05H00M00S" calcext:value-type="time">
            <text:p>5:00</text:p>
          </table:table-cell>
          <table:table-cell table:style-name="ce551" table:formula="of:=[.I41]" office:value-type="time" office:time-value="PT05H00M00S" calcext:value-type="time">
            <text:p>300</text:p>
          </table:table-cell>
          <table:table-cell table:number-columns-repeated="1014"/>
        </table:table-row>
        <table:table-row table:style-name="ro2">
          <table:table-cell table:style-name="ce517" office:value-type="string" calcext:value-type="string">
            <text:p>Mittwoch</text:p>
          </table:table-cell>
          <table:table-cell table:style-name="ce521" office:value-type="float" office:value="29" calcext:value-type="float">
            <text:p>29</text:p>
          </table:table-cell>
          <table:table-cell table:style-name="ce458" table:formula="of:=IF([.$K42]=&quot;Feiertag&quot;;&quot;0&quot;;IF([.$A42]=&quot;Donnerstag&quot;;[$Daten.$H$17];IF([.$A42]=&quot;Freitag&quot;;[$Daten.$J$17];IF([.$A42]=&quot;Montag&quot;;[$Daten.$B$17];IF([.$A42]=&quot;Dienstag&quot;;[$Daten.$D$17];IF([.$A42]=&quot;Mittwoch&quot;;[$Daten.$F$17];IF([.$A42]=&quot;Samstag&quot;;[$Daten.$L$17];&quot;0&quot;)))))))" office:value-type="time" office:time-value="PT00H00M00S" calcext:value-type="time">
            <text:p>00:00</text:p>
          </table:table-cell>
          <table:table-cell table:style-name="ce469" table:formula="of:=IF([.$K42]=&quot;Feiertag&quot;;&quot;0&quot;;IF([.$A42]=&quot;Donnerstag&quot;;[$Daten.$I$17];IF([.$A42]=&quot;Freitag&quot;;[$Daten.$K$17];IF([.$A42]=&quot;Montag&quot;;[$Daten.$C$17];IF([.$A42]=&quot;Dienstag&quot;;[$Daten.$E$17];IF([.$A42]=&quot;Mittwoch&quot;;[$Daten.$G$17];IF([.$A42]=&quot;Samstag&quot;;[$Daten.$M$17];&quot;0&quot;)))))))" office:value-type="time" office:time-value="PT00H00M00S" calcext:value-type="time">
            <text:p>00:00</text:p>
          </table:table-cell>
          <table:table-cell table:style-name="ce458" table:formula="of:=IF([.$K42]=&quot;Feiertag&quot;;&quot;0&quot;;IF([.$A42]=&quot;Donnerstag&quot;;[$Daten.$H$18];IF([.$A42]=&quot;Freitag&quot;;[$Daten.$J$18];IF([.$A42]=&quot;Montag&quot;;[$Daten.$B$18];IF([.$A42]=&quot;Dienstag&quot;;[$Daten.$D$18];IF([.$A42]=&quot;Mittwoch&quot;;[$Daten.$F$18];IF([.$A42]=&quot;Samstag&quot;;[$Daten.$L$18];&quot;0&quot;)))))))" office:value-type="time" office:time-value="PT00H00M00S" calcext:value-type="time">
            <text:p>00:00</text:p>
          </table:table-cell>
          <table:table-cell table:style-name="ce469" table:formula="of:=IF([.$K42]=&quot;Feiertag&quot;;&quot;0&quot;;IF([.$A42]=&quot;Donnerstag&quot;;[$Daten.$I$18];IF([.$A42]=&quot;Freitag&quot;;[$Daten.$K$18];IF([.$A42]=&quot;Montag&quot;;[$Daten.$C$18];IF([.$A42]=&quot;Dienstag&quot;;[$Daten.$E$18];IF([.$A42]=&quot;Mittwoch&quot;;[$Daten.$G$18];IF([.$A42]=&quot;Samstag&quot;;[$Daten.$M$18];&quot;0&quot;)))))))" office:value-type="time" office:time-value="PT00H00M00S" calcext:value-type="time">
            <text:p>00:00</text:p>
          </table:table-cell>
          <table:table-cell table:style-name="ce539"/>
          <table:table-cell table:style-name="ce542"/>
          <table:table-cell table:style-name="ce547" table:formula="of:=[.D42]-[.C42]+[.F42]-[.E42]+[.H42]-[.G42]" office:value-type="time" office:time-value="PT00H00M00S" calcext:value-type="time">
            <text:p>0:00</text:p>
          </table:table-cell>
          <table:table-cell table:style-name="ce551" table:formula="of:=[.I42]" office:value-type="time" office:time-value="PT00H00M00S" calcext:value-type="time">
            <text:p>00</text:p>
          </table:table-cell>
          <table:table-cell table:number-columns-repeated="1014"/>
        </table:table-row>
        <table:table-row table:style-name="ro2">
          <table:table-cell table:style-name="ce517" office:value-type="string" calcext:value-type="string">
            <text:p>Donnerstag</text:p>
          </table:table-cell>
          <table:table-cell table:style-name="ce522" office:value-type="float" office:value="30" calcext:value-type="float">
            <text:p>30</text:p>
          </table:table-cell>
          <table:table-cell table:style-name="ce459" table:formula="of:=IF([.$K43]=&quot;Feiertag&quot;;&quot;0&quot;;IF([.$A43]=&quot;Donnerstag&quot;;[$Daten.$H$17];IF([.$A43]=&quot;Freitag&quot;;[$Daten.$J$17];IF([.$A43]=&quot;Montag&quot;;[$Daten.$B$17];IF([.$A43]=&quot;Dienstag&quot;;[$Daten.$D$17];IF([.$A43]=&quot;Mittwoch&quot;;[$Daten.$F$17];IF([.$A43]=&quot;Samstag&quot;;[$Daten.$L$17];&quot;0&quot;)))))))" office:value-type="time" office:time-value="PT00H00M00S" calcext:value-type="time">
            <text:p>00:00</text:p>
          </table:table-cell>
          <table:table-cell table:style-name="ce470" table:formula="of:=IF([.$K43]=&quot;Feiertag&quot;;&quot;0&quot;;IF([.$A43]=&quot;Donnerstag&quot;;[$Daten.$I$17];IF([.$A43]=&quot;Freitag&quot;;[$Daten.$K$17];IF([.$A43]=&quot;Montag&quot;;[$Daten.$C$17];IF([.$A43]=&quot;Dienstag&quot;;[$Daten.$E$17];IF([.$A43]=&quot;Mittwoch&quot;;[$Daten.$G$17];IF([.$A43]=&quot;Samstag&quot;;[$Daten.$M$17];&quot;0&quot;)))))))" office:value-type="time" office:time-value="PT00H00M00S" calcext:value-type="time">
            <text:p>00:00</text:p>
          </table:table-cell>
          <table:table-cell table:style-name="ce459" table:formula="of:=IF([.$K43]=&quot;Feiertag&quot;;&quot;0&quot;;IF([.$A43]=&quot;Donnerstag&quot;;[$Daten.$H$18];IF([.$A43]=&quot;Freitag&quot;;[$Daten.$J$18];IF([.$A43]=&quot;Montag&quot;;[$Daten.$B$18];IF([.$A43]=&quot;Dienstag&quot;;[$Daten.$D$18];IF([.$A43]=&quot;Mittwoch&quot;;[$Daten.$F$18];IF([.$A43]=&quot;Samstag&quot;;[$Daten.$L$18];&quot;0&quot;)))))))" office:value-type="time" office:time-value="PT00H00M00S" calcext:value-type="time">
            <text:p>00:00</text:p>
          </table:table-cell>
          <table:table-cell table:style-name="ce470" table:formula="of:=IF([.$K43]=&quot;Feiertag&quot;;&quot;0&quot;;IF([.$A43]=&quot;Donnerstag&quot;;[$Daten.$I$18];IF([.$A43]=&quot;Freitag&quot;;[$Daten.$K$18];IF([.$A43]=&quot;Montag&quot;;[$Daten.$C$18];IF([.$A43]=&quot;Dienstag&quot;;[$Daten.$E$18];IF([.$A43]=&quot;Mittwoch&quot;;[$Daten.$G$18];IF([.$A43]=&quot;Samstag&quot;;[$Daten.$M$18];&quot;0&quot;)))))))" office:value-type="time" office:time-value="PT00H00M00S" calcext:value-type="time">
            <text:p>00:00</text:p>
          </table:table-cell>
          <table:table-cell table:style-name="ce559"/>
          <table:table-cell table:style-name="ce561"/>
          <table:table-cell table:style-name="ce562" table:formula="of:=[.D43]-[.C43]+[.F43]-[.E43]+[.H43]-[.G43]" office:value-type="time" office:time-value="PT00H00M00S" calcext:value-type="time">
            <text:p>0:00</text:p>
          </table:table-cell>
          <table:table-cell table:style-name="ce565" table:formula="of:=[.I43]" office:value-type="time" office:time-value="PT00H00M00S" calcext:value-type="time">
            <text:p>00</text:p>
          </table:table-cell>
          <table:table-cell table:number-columns-repeated="1014"/>
        </table:table-row>
        <table:table-row table:style-name="ro2">
          <table:table-cell table:style-name="ce555"/>
          <table:table-cell table:number-columns-repeated="3"/>
          <table:table-cell table:style-name="ce557" office:value-type="string" calcext:value-type="string">
            <text:p>Monatssumme</text:p>
          </table:table-cell>
          <table:table-cell table:style-name="ce558"/>
          <table:table-cell table:style-name="ce560" table:number-columns-repeated="2"/>
          <table:table-cell table:style-name="ce563" table:formula="of:=SUM([.I$14:.I43])" office:value-type="time" office:time-value="PT38H00M00S" calcext:value-type="time">
            <text:p>38:00</text:p>
          </table:table-cell>
          <table:table-cell table:style-name="ce566" table:formula="of:=[.I44]" office:value-type="time" office:time-value="PT38H00M00S" calcext:value-type="time">
            <text:p>2280</text:p>
          </table:table-cell>
          <table:table-cell table:number-columns-repeated="1014"/>
        </table:table-row>
        <table:table-row table:style-name="ro2">
          <table:table-cell table:style-name="ce555"/>
          <table:table-cell table:number-columns-repeated="3"/>
          <table:table-cell table:style-name="ce473" office:value-type="string" calcext:value-type="string">
            <text:p>Monatssaldo</text:p>
          </table:table-cell>
          <table:table-cell table:style-name="ce478"/>
          <table:table-cell table:style-name="ce487" table:number-columns-repeated="2"/>
          <table:table-cell table:style-name="ce506" table:formula="of:=SUM([.I$14:.I43];-[.G$10])" office:value-type="time" office:time-value="-PT03H18M00S" calcext:value-type="time">
            <text:p>-3:18</text:p>
          </table:table-cell>
          <table:table-cell table:style-name="ce512" table:formula="of:=[.I45]" office:value-type="time" office:time-value="-PT03H18M00S" calcext:value-type="time">
            <text:p>-198</text:p>
          </table:table-cell>
          <table:table-cell table:number-columns-repeated="1014"/>
        </table:table-row>
        <table:table-row table:style-name="ro2">
          <table:table-cell table:style-name="ce555"/>
          <table:table-cell table:number-columns-repeated="3"/>
          <table:table-cell table:style-name="ce463"/>
          <table:table-cell table:style-name="ce467"/>
          <table:table-cell table:style-name="ce463" table:number-columns-repeated="2"/>
          <table:table-cell table:style-name="ce564"/>
          <table:table-cell table:style-name="ce567"/>
          <table:table-cell table:number-columns-repeated="1014"/>
        </table:table-row>
        <table:table-row table:style-name="ro2" table:number-rows-repeated="2">
          <table:table-cell table:style-name="ce555"/>
          <table:table-cell table:number-columns-repeated="1023"/>
        </table:table-row>
        <table:table-row table:style-name="ro2">
          <table:table-cell table:number-columns-repeated="4"/>
          <table:table-cell table:style-name="ce395"/>
          <table:table-cell table:style-name="ce482" table:number-columns-repeated="4"/>
          <table:table-cell table:number-columns-repeated="1015"/>
        </table:table-row>
        <table:table-row table:style-name="ro2">
          <table:table-cell table:style-name="ce442" office:value-type="string" calcext:value-type="string">
            <text:p>für die Richtigkeit:</text:p>
          </table:table-cell>
          <table:table-cell table:style-name="ce411"/>
          <table:table-cell table:style-name="ce395" table:number-columns-repeated="3"/>
          <table:table-cell table:style-name="ce479" table:number-columns-repeated="3"/>
          <table:table-cell table:style-name="ce507"/>
          <table:table-cell table:style-name="ce513"/>
          <table:table-cell table:number-columns-repeated="1014"/>
        </table:table-row>
        <table:table-row table:style-name="ro2">
          <table:table-cell table:style-name="ce442"/>
          <table:table-cell table:style-name="ce411"/>
          <table:table-cell table:style-name="ce395" table:number-columns-repeated="3"/>
          <table:table-cell table:style-name="ce480" table:formula="of:=[$Daten.$F$7]" office:value-type="string" office:string-value="Betreuer/in:" calcext:value-type="string">
            <text:p>Betreuer/in:</text:p>
          </table:table-cell>
          <table:table-cell table:style-name="ce488"/>
          <table:table-cell table:style-name="ce493" table:formula="of:=[$Daten.$G$7]" office:value-type="string" office:string-value="Dr. Matthias Wübbeling" calcext:value-type="string">
            <text:p>Dr. Matthias Wübbeling</text:p>
          </table:table-cell>
          <table:table-cell table:style-name="ce493" table:number-columns-repeated="2"/>
          <table:table-cell table:number-columns-repeated="1014"/>
        </table:table-row>
        <table:table-row table:style-name="ro2" table:number-rows-repeated="3">
          <table:table-cell table:style-name="ce442"/>
          <table:table-cell table:style-name="ce411"/>
          <table:table-cell table:style-name="ce395" table:number-columns-repeated="7"/>
          <table:table-cell table:style-name="ce404"/>
          <table:table-cell table:number-columns-repeated="1014"/>
        </table:table-row>
        <table:table-row table:style-name="ro2">
          <table:table-cell table:style-name="ce444" table:formula="of:=[$Daten.$B$3]" office:value-type="string" office:string-value="Sefa Pilavci" calcext:value-type="string" table:number-columns-spanned="4" table:number-rows-spanned="1">
            <text:p>Sefa Pilavci</text:p>
          </table:table-cell>
          <table:covered-table-cell table:number-columns-repeated="3" table:style-name="ce444"/>
          <table:table-cell table:style-name="ce395"/>
          <table:table-cell table:style-name="ce480" table:formula="of:=[$Daten.$F$8]" office:value-type="string" office:string-value="Fachvorgesetzte/r:" calcext:value-type="string">
            <text:p>Fachvorgesetzte/r:</text:p>
          </table:table-cell>
          <table:table-cell table:style-name="ce488"/>
          <table:table-cell table:style-name="ce494"/>
          <table:table-cell table:style-name="ce480" table:formula="of:=[$Daten.$G$8]" office:value-type="string" office:string-value="Dr. Matthias Wübbeling" calcext:value-type="string">
            <text:p>Dr. Matthias Wübbeling</text:p>
          </table:table-cell>
          <table:table-cell table:style-name="ce514"/>
          <table:table-cell table:number-columns-repeated="1014"/>
        </table:table-row>
        <table:table-row table:style-name="ro2" table:number-rows-repeated="1048520">
          <table:table-cell table:number-columns-repeated="1024"/>
        </table:table-row>
        <table:table-row table:style-name="ro2">
          <table:table-cell table:number-columns-repeated="1024"/>
        </table:table-row>
        <table:named-expressions>
          <table:named-range table:name="_xlnm.Print_Area" table:base-cell-address="$Daten.$A$1" table:cell-range-address="$Juni.$A$2:.$K$55" table:range-usable-as="print-range"/>
        </table:named-expressions>
      </table:table>
      <table:table table:name="Juli" table:style-name="ta5" table:print-ranges="Juli.A2:Juli.K55">
        <office:forms form:automatic-focus="false" form:apply-design-mode="false"/>
        <table:table-column table:style-name="co14" table:default-cell-style-name="ce556"/>
        <table:table-column table:style-name="co6" table:default-cell-style-name="ce519"/>
        <table:table-column table:style-name="co7" table:number-columns-repeated="6" table:default-cell-style-name="ce523"/>
        <table:table-column table:style-name="co8" table:default-cell-style-name="ce545"/>
        <table:table-column table:style-name="co9" table:default-cell-style-name="ce519"/>
        <table:table-column table:style-name="co12" table:number-columns-repeated="1014" table:default-cell-style-name="ce553"/>
        <table:table-row table:style-name="ro7">
          <table:table-cell table:style-name="ce555"/>
          <table:table-cell table:number-columns-repeated="1023"/>
        </table:table-row>
        <table:table-row table:style-name="ro5">
          <table:table-cell table:style-name="ce555"/>
          <table:table-cell/>
          <table:table-cell table:style-name="ce450" table:formula="of:=[$Daten.A1]" office:value-type="string" office:string-value="Zeiterfassungskarte" calcext:value-type="string">
            <text:p>Zeiterfassungskarte</text:p>
          </table:table-cell>
          <table:table-cell table:style-name="ce460"/>
          <table:table-cell table:style-name="ce395" table:number-columns-repeated="4"/>
          <table:table-cell table:style-name="ce495" table:formula="of:=[$Daten.B4]" office:value-type="float" office:value="2022" calcext:value-type="float">
            <text:p>2022</text:p>
          </table:table-cell>
          <table:table-cell table:number-columns-repeated="1015"/>
        </table:table-row>
        <table:table-row table:style-name="ro2">
          <table:table-cell table:style-name="ce555"/>
          <table:table-cell table:number-columns-repeated="2"/>
          <table:table-cell table:style-name="ce530"/>
          <table:table-cell table:number-columns-repeated="1020"/>
        </table:table-row>
        <table:table-row table:style-name="ro2">
          <table:table-cell table:style-name="ce555"/>
          <table:table-cell/>
          <table:table-cell table:style-name="ce524" office:value-type="string" calcext:value-type="string">
            <text:p>Monat:</text:p>
          </table:table-cell>
          <table:table-cell table:style-name="ce531" office:value-type="string" calcext:value-type="string">
            <text:p>Juli</text:p>
          </table:table-cell>
          <table:table-cell table:style-name="ce536"/>
          <table:table-cell table:style-name="ce537" table:number-columns-repeated="2"/>
          <table:table-cell table:style-name="ce481"/>
          <table:table-cell table:style-name="ce497"/>
          <table:table-cell table:number-columns-repeated="1015"/>
        </table:table-row>
        <table:table-row table:style-name="ro2">
          <table:table-cell table:style-name="ce555"/>
          <table:table-cell/>
          <table:table-cell table:style-name="ce453" table:formula="of:=[$Daten.B3]" office:value-type="string" office:string-value="Sefa Pilavci" calcext:value-type="string">
            <text:p>Sefa Pilavci</text:p>
          </table:table-cell>
          <table:table-cell table:style-name="ce465" table:number-columns-repeated="2"/>
          <table:table-cell table:style-name="ce529" table:number-columns-repeated="2"/>
          <table:table-cell table:style-name="ce482"/>
          <table:table-cell table:style-name="ce498" table:formula="of:=[$Daten.$F$5]" office:value-type="string" office:string-value="Tutor Netzwerksicherheit" calcext:value-type="string">
            <text:p>Tutor Netzwerksicherheit</text:p>
          </table:table-cell>
          <table:table-cell table:number-columns-repeated="1015"/>
        </table:table-row>
        <table:table-row table:style-name="ro6">
          <table:table-cell table:style-name="ce555"/>
          <table:table-cell/>
          <table:table-cell table:style-name="ce454"/>
          <table:table-cell table:style-name="ce464" table:number-columns-repeated="2"/>
          <table:table-cell table:style-name="ce475" table:number-columns-repeated="2"/>
          <table:table-cell table:style-name="ce468"/>
          <table:table-cell table:style-name="ce499"/>
          <table:table-cell table:number-columns-repeated="1015"/>
        </table:table-row>
        <table:table-row table:style-name="ro7">
          <table:table-cell table:style-name="ce555"/>
          <table:table-cell/>
          <table:table-cell table:style-name="ce453" table:formula="of:=[$Daten.A7]" office:value-type="string" office:string-value="Vertragsbeginn:" calcext:value-type="string">
            <text:p>Vertragsbeginn:</text:p>
          </table:table-cell>
          <table:table-cell table:style-name="ce465" table:number-columns-repeated="2"/>
          <table:table-cell table:style-name="ce476" table:formula="of:=[$Daten.B7]" office:value-type="date" office:date-value="2022-04-01" calcext:value-type="date" table:number-columns-spanned="2" table:number-rows-spanned="1">
            <text:p>01.04.2022</text:p>
          </table:table-cell>
          <table:covered-table-cell table:style-name="ce476"/>
          <table:table-cell table:style-name="ce482"/>
          <table:table-cell table:style-name="ce500"/>
          <table:table-cell table:number-columns-repeated="1015"/>
        </table:table-row>
        <table:table-row table:style-name="ro7">
          <table:table-cell table:style-name="ce555"/>
          <table:table-cell/>
          <table:table-cell table:style-name="ce453" table:formula="of:=[$Daten.A8]" office:value-type="string" office:string-value="Vertragsende:" calcext:value-type="string">
            <text:p>Vertragsende:</text:p>
          </table:table-cell>
          <table:table-cell table:style-name="ce465" table:number-columns-repeated="2"/>
          <table:table-cell table:style-name="ce476" table:formula="of:=[$Daten.B8]" office:value-type="date" office:date-value="2022-09-30" calcext:value-type="date" table:number-columns-spanned="2" table:number-rows-spanned="1">
            <text:p>30.09.2022</text:p>
          </table:table-cell>
          <table:covered-table-cell table:style-name="ce476"/>
          <table:table-cell table:style-name="ce482"/>
          <table:table-cell table:style-name="ce501"/>
          <table:table-cell table:number-columns-repeated="1015"/>
        </table:table-row>
        <table:table-row table:style-name="ro6">
          <table:table-cell table:style-name="ce555"/>
          <table:table-cell/>
          <table:table-cell table:style-name="ce454"/>
          <table:table-cell table:style-name="ce464" table:number-columns-repeated="2"/>
          <table:table-cell table:style-name="ce475" table:number-columns-repeated="2"/>
          <table:table-cell table:style-name="ce468"/>
          <table:table-cell table:style-name="ce499"/>
          <table:table-cell table:number-columns-repeated="1015"/>
        </table:table-row>
        <table:table-row table:style-name="ro2">
          <table:table-cell table:style-name="ce555"/>
          <table:table-cell/>
          <table:table-cell table:style-name="ce525" office:value-type="string" calcext:value-type="string">
            <text:p>Summe der Arbeitszeit lt. Vertrag</text:p>
          </table:table-cell>
          <table:table-cell table:style-name="ce529" table:number-columns-repeated="2"/>
          <table:table-cell table:style-name="ce532"/>
          <table:table-cell table:style-name="ce483" table:formula="of:=IF(OR([$Daten.B5]=&quot;Januar&quot;;[$Daten.B5]=&quot;Februar&quot;;[$Daten.B5]=&quot;März&quot;;[$Daten.B5]=&quot;April&quot;;[$Daten.B5]=&quot;Mai&quot;;[$Daten.B5]=&quot;Juni&quot;;[$Daten.B5]=&quot;Juli&quot;);[$Daten.B11];0)" office:value-type="time" office:time-value="PT41H18M00S" calcext:value-type="time">
            <text:p>41:18</text:p>
          </table:table-cell>
          <table:table-cell table:style-name="ce489" table:formula="of:=IF([$Daten.B5]=&quot;Januar&quot;;[$Daten.C11];0)" office:value-type="float" office:value="0" calcext:value-type="float">
            <text:p>0</text:p>
          </table:table-cell>
          <table:table-cell table:style-name="ce438"/>
          <table:table-cell table:number-columns-repeated="1015"/>
        </table:table-row>
        <table:table-row table:style-name="ro2">
          <table:table-cell table:style-name="ce555"/>
          <table:table-cell/>
          <table:table-cell table:style-name="ce525" office:value-type="string" calcext:value-type="string">
            <text:p>Urlaub pro Monat</text:p>
          </table:table-cell>
          <table:table-cell table:style-name="ce532" table:number-columns-repeated="3"/>
          <table:table-cell table:style-name="ce465" table:formula="of:=IF(OR([$Daten.B5]=&quot;Januar&quot;;[$Daten.B5]=&quot;Februar&quot;;[$Daten.B5]=&quot;März&quot;;[$Daten.B5]=&quot;April&quot;;[$Daten.B5]=&quot;Mai&quot;;[$Daten.B5]=&quot;Juni&quot;;[$Daten.B5]=&quot;Juli&quot;);[$Daten.B12];0)" office:value-type="time" office:time-value="PT03H10M00S" calcext:value-type="time">
            <text:p>3:10</text:p>
          </table:table-cell>
          <table:table-cell table:style-name="ce489" table:formula="of:=IF([$Daten.B5]=&quot;Januar&quot;;[$Daten.C12];0)" office:value-type="float" office:value="0" calcext:value-type="float">
            <text:p>0</text:p>
          </table:table-cell>
          <table:table-cell table:style-name="ce438"/>
          <table:table-cell table:number-columns-repeated="1015"/>
        </table:table-row>
        <table:table-row table:style-name="ro2">
          <table:table-cell table:style-name="ce555"/>
          <table:table-cell/>
          <table:table-cell table:style-name="ce454"/>
          <table:table-cell table:style-name="ce464" table:number-columns-repeated="4"/>
          <table:table-cell table:style-name="ce490"/>
          <table:table-cell table:style-name="ce502"/>
          <table:table-cell table:number-columns-repeated="1015"/>
        </table:table-row>
        <table:table-row table:style-name="ro2">
          <table:table-cell table:style-name="ce555"/>
          <table:table-cell table:style-name="ce520" office:value-type="string" calcext:value-type="string">
            <text:p>Tag</text:p>
          </table:table-cell>
          <table:table-cell table:style-name="ce526" office:value-type="string" calcext:value-type="string">
            <text:p>Kommt</text:p>
          </table:table-cell>
          <table:table-cell table:style-name="ce526" office:value-type="string" calcext:value-type="string">
            <text:p>Geht</text:p>
          </table:table-cell>
          <table:table-cell table:style-name="ce526" office:value-type="string" calcext:value-type="string">
            <text:p>Kommt</text:p>
          </table:table-cell>
          <table:table-cell table:style-name="ce526" office:value-type="string" calcext:value-type="string">
            <text:p>Geht</text:p>
          </table:table-cell>
          <table:table-cell table:style-name="ce526" office:value-type="string" calcext:value-type="string">
            <text:p>Kommt</text:p>
          </table:table-cell>
          <table:table-cell table:style-name="ce526" office:value-type="string" calcext:value-type="string">
            <text:p>Geht</text:p>
          </table:table-cell>
          <table:table-cell table:style-name="ce526" office:value-type="string" calcext:value-type="string">
            <text:p>Tagessumme</text:p>
          </table:table-cell>
          <table:table-cell table:style-name="ce549" office:value-type="string" calcext:value-type="string">
            <text:p>in Minuten</text:p>
          </table:table-cell>
          <table:table-cell table:number-columns-repeated="1014"/>
        </table:table-row>
        <table:table-row table:style-name="ro2">
          <table:table-cell table:style-name="ce517" office:value-type="string" calcext:value-type="string">
            <text:p>Freitag</text:p>
          </table:table-cell>
          <table:table-cell table:style-name="ce521" office:value-type="float" office:value="1" calcext:value-type="float">
            <text:p>1</text:p>
          </table:table-cell>
          <table:table-cell table:style-name="ce458" table:formula="of:=IF([.$K14]=&quot;Feiertag&quot;;&quot;0&quot;;IF([.$A14]=&quot;Donnerstag&quot;;[$Daten.$H$17];IF([.$A14]=&quot;Freitag&quot;;[$Daten.$J$17];IF([.$A14]=&quot;Montag&quot;;[$Daten.$B$17];IF([.$A14]=&quot;Dienstag&quot;;[$Daten.$D$17];IF([.$A14]=&quot;Mittwoch&quot;;[$Daten.$F$17];IF([.$A14]=&quot;Samstag&quot;;[$Daten.$L$17];&quot;0&quot;)))))))" office:value-type="time" office:time-value="PT00H00M00S" calcext:value-type="time">
            <text:p>00:00</text:p>
          </table:table-cell>
          <table:table-cell table:style-name="ce469" table:formula="of:=IF([.$K14]=&quot;Feiertag&quot;;&quot;0&quot;;IF([.$A14]=&quot;Donnerstag&quot;;[$Daten.$I$17];IF([.$A14]=&quot;Freitag&quot;;[$Daten.$K$17];IF([.$A14]=&quot;Montag&quot;;[$Daten.$C$17];IF([.$A14]=&quot;Dienstag&quot;;[$Daten.$E$17];IF([.$A14]=&quot;Mittwoch&quot;;[$Daten.$G$17];IF([.$A14]=&quot;Samstag&quot;;[$Daten.$M$17];&quot;0&quot;)))))))" office:value-type="time" office:time-value="PT00H00M00S" calcext:value-type="time">
            <text:p>00:00</text:p>
          </table:table-cell>
          <table:table-cell table:style-name="ce458" table:formula="of:=IF([.$K14]=&quot;Feiertag&quot;;&quot;0&quot;;IF([.$A14]=&quot;Donnerstag&quot;;[$Daten.$H$18];IF([.$A14]=&quot;Freitag&quot;;[$Daten.$J$18];IF([.$A14]=&quot;Montag&quot;;[$Daten.$B$18];IF([.$A14]=&quot;Dienstag&quot;;[$Daten.$D$18];IF([.$A14]=&quot;Mittwoch&quot;;[$Daten.$F$18];IF([.$A14]=&quot;Samstag&quot;;[$Daten.$L$18];&quot;0&quot;)))))))" office:value-type="time" office:time-value="PT00H00M00S" calcext:value-type="time">
            <text:p>00:00</text:p>
          </table:table-cell>
          <table:table-cell table:style-name="ce469" table:formula="of:=IF([.$K14]=&quot;Feiertag&quot;;&quot;0&quot;;IF([.$A14]=&quot;Donnerstag&quot;;[$Daten.$I$18];IF([.$A14]=&quot;Freitag&quot;;[$Daten.$K$18];IF([.$A14]=&quot;Montag&quot;;[$Daten.$C$18];IF([.$A14]=&quot;Dienstag&quot;;[$Daten.$E$18];IF([.$A14]=&quot;Mittwoch&quot;;[$Daten.$G$18];IF([.$A14]=&quot;Samstag&quot;;[$Daten.$M$18];&quot;0&quot;)))))))" office:value-type="time" office:time-value="PT00H00M00S" calcext:value-type="time">
            <text:p>00:00</text:p>
          </table:table-cell>
          <table:table-cell table:style-name="ce539"/>
          <table:table-cell table:style-name="ce542"/>
          <table:table-cell table:style-name="ce547" table:formula="of:=[.D14]-[.C14]+[.F14]-[.E14]+[.H14]-[.G14]" office:value-type="time" office:time-value="PT00H00M00S" calcext:value-type="time">
            <text:p>0:00</text:p>
          </table:table-cell>
          <table:table-cell table:style-name="ce551" table:formula="of:=[.I14]" office:value-type="time" office:time-value="PT00H00M00S" calcext:value-type="time">
            <text:p>00</text:p>
          </table:table-cell>
          <table:table-cell table:number-columns-repeated="1014"/>
        </table:table-row>
        <table:table-row table:style-name="ro2">
          <table:table-cell table:style-name="ce517" office:value-type="string" calcext:value-type="string">
            <text:p>Samstag</text:p>
          </table:table-cell>
          <table:table-cell table:style-name="ce521" office:value-type="float" office:value="2" calcext:value-type="float">
            <text:p>2</text:p>
          </table:table-cell>
          <table:table-cell table:style-name="ce458" table:formula="of:=IF([.$K15]=&quot;Feiertag&quot;;&quot;0&quot;;IF([.$A15]=&quot;Donnerstag&quot;;[$Daten.$H$17];IF([.$A15]=&quot;Freitag&quot;;[$Daten.$J$17];IF([.$A15]=&quot;Montag&quot;;[$Daten.$B$17];IF([.$A15]=&quot;Dienstag&quot;;[$Daten.$D$17];IF([.$A15]=&quot;Mittwoch&quot;;[$Daten.$F$17];IF([.$A15]=&quot;Samstag&quot;;[$Daten.$L$17];&quot;0&quot;)))))))" office:value-type="time" office:time-value="PT00H00M00S" calcext:value-type="time">
            <text:p>00:00</text:p>
          </table:table-cell>
          <table:table-cell table:style-name="ce469" table:formula="of:=IF([.$K15]=&quot;Feiertag&quot;;&quot;0&quot;;IF([.$A15]=&quot;Donnerstag&quot;;[$Daten.$I$17];IF([.$A15]=&quot;Freitag&quot;;[$Daten.$K$17];IF([.$A15]=&quot;Montag&quot;;[$Daten.$C$17];IF([.$A15]=&quot;Dienstag&quot;;[$Daten.$E$17];IF([.$A15]=&quot;Mittwoch&quot;;[$Daten.$G$17];IF([.$A15]=&quot;Samstag&quot;;[$Daten.$M$17];&quot;0&quot;)))))))" office:value-type="time" office:time-value="PT00H00M00S" calcext:value-type="time">
            <text:p>00:00</text:p>
          </table:table-cell>
          <table:table-cell table:style-name="ce458" table:formula="of:=IF([.$K15]=&quot;Feiertag&quot;;&quot;0&quot;;IF([.$A15]=&quot;Donnerstag&quot;;[$Daten.$H$18];IF([.$A15]=&quot;Freitag&quot;;[$Daten.$J$18];IF([.$A15]=&quot;Montag&quot;;[$Daten.$B$18];IF([.$A15]=&quot;Dienstag&quot;;[$Daten.$D$18];IF([.$A15]=&quot;Mittwoch&quot;;[$Daten.$F$18];IF([.$A15]=&quot;Samstag&quot;;[$Daten.$L$18];&quot;0&quot;)))))))" office:value-type="time" office:time-value="PT00H00M00S" calcext:value-type="time">
            <text:p>00:00</text:p>
          </table:table-cell>
          <table:table-cell table:style-name="ce469" table:formula="of:=IF([.$K15]=&quot;Feiertag&quot;;&quot;0&quot;;IF([.$A15]=&quot;Donnerstag&quot;;[$Daten.$I$18];IF([.$A15]=&quot;Freitag&quot;;[$Daten.$K$18];IF([.$A15]=&quot;Montag&quot;;[$Daten.$C$18];IF([.$A15]=&quot;Dienstag&quot;;[$Daten.$E$18];IF([.$A15]=&quot;Mittwoch&quot;;[$Daten.$G$18];IF([.$A15]=&quot;Samstag&quot;;[$Daten.$M$18];&quot;0&quot;)))))))" office:value-type="time" office:time-value="PT00H00M00S" calcext:value-type="time">
            <text:p>00:00</text:p>
          </table:table-cell>
          <table:table-cell table:style-name="ce539"/>
          <table:table-cell table:style-name="ce542"/>
          <table:table-cell table:style-name="ce547" table:formula="of:=[.D15]-[.C15]+[.F15]-[.E15]+[.H15]-[.G15]" office:value-type="time" office:time-value="PT00H00M00S" calcext:value-type="time">
            <text:p>0:00</text:p>
          </table:table-cell>
          <table:table-cell table:style-name="ce551" table:formula="of:=[.I15]" office:value-type="time" office:time-value="PT00H00M00S" calcext:value-type="time">
            <text:p>00</text:p>
          </table:table-cell>
          <table:table-cell table:number-columns-repeated="1014"/>
        </table:table-row>
        <table:table-row table:style-name="ro2">
          <table:table-cell table:style-name="ce517" office:value-type="string" calcext:value-type="string">
            <text:p>Sonntag</text:p>
          </table:table-cell>
          <table:table-cell table:style-name="ce521" office:value-type="float" office:value="3" calcext:value-type="float">
            <text:p>3</text:p>
          </table:table-cell>
          <table:table-cell table:style-name="ce458" table:formula="of:=IF([.$K16]=&quot;Feiertag&quot;;&quot;0&quot;;IF([.$A16]=&quot;Donnerstag&quot;;[$Daten.$H$17];IF([.$A16]=&quot;Freitag&quot;;[$Daten.$J$17];IF([.$A16]=&quot;Montag&quot;;[$Daten.$B$17];IF([.$A16]=&quot;Dienstag&quot;;[$Daten.$D$17];IF([.$A16]=&quot;Mittwoch&quot;;[$Daten.$F$17];IF([.$A16]=&quot;Samstag&quot;;[$Daten.$L$17];&quot;0&quot;)))))))" office:value-type="string" office:string-value="0" calcext:value-type="string">
            <text:p>0</text:p>
          </table:table-cell>
          <table:table-cell table:style-name="ce469" table:formula="of:=IF([.$K16]=&quot;Feiertag&quot;;&quot;0&quot;;IF([.$A16]=&quot;Donnerstag&quot;;[$Daten.$I$17];IF([.$A16]=&quot;Freitag&quot;;[$Daten.$K$17];IF([.$A16]=&quot;Montag&quot;;[$Daten.$C$17];IF([.$A16]=&quot;Dienstag&quot;;[$Daten.$E$17];IF([.$A16]=&quot;Mittwoch&quot;;[$Daten.$G$17];IF([.$A16]=&quot;Samstag&quot;;[$Daten.$M$17];&quot;0&quot;)))))))" office:value-type="string" office:string-value="0" calcext:value-type="string">
            <text:p>0</text:p>
          </table:table-cell>
          <table:table-cell table:style-name="ce458" table:formula="of:=IF([.$K16]=&quot;Feiertag&quot;;&quot;0&quot;;IF([.$A16]=&quot;Donnerstag&quot;;[$Daten.$H$18];IF([.$A16]=&quot;Freitag&quot;;[$Daten.$J$18];IF([.$A16]=&quot;Montag&quot;;[$Daten.$B$18];IF([.$A16]=&quot;Dienstag&quot;;[$Daten.$D$18];IF([.$A16]=&quot;Mittwoch&quot;;[$Daten.$F$18];IF([.$A16]=&quot;Samstag&quot;;[$Daten.$L$18];&quot;0&quot;)))))))" office:value-type="string" office:string-value="0" calcext:value-type="string">
            <text:p>0</text:p>
          </table:table-cell>
          <table:table-cell table:style-name="ce469" table:formula="of:=IF([.$K16]=&quot;Feiertag&quot;;&quot;0&quot;;IF([.$A16]=&quot;Donnerstag&quot;;[$Daten.$I$18];IF([.$A16]=&quot;Freitag&quot;;[$Daten.$K$18];IF([.$A16]=&quot;Montag&quot;;[$Daten.$C$18];IF([.$A16]=&quot;Dienstag&quot;;[$Daten.$E$18];IF([.$A16]=&quot;Mittwoch&quot;;[$Daten.$G$18];IF([.$A16]=&quot;Samstag&quot;;[$Daten.$M$18];&quot;0&quot;)))))))" office:value-type="string" office:string-value="0" calcext:value-type="string">
            <text:p>0</text:p>
          </table:table-cell>
          <table:table-cell table:style-name="ce539"/>
          <table:table-cell table:style-name="ce543"/>
          <table:table-cell table:style-name="ce547" table:formula="of:=[.D16]-[.C16]+[.F16]-[.E16]+[.H16]-[.G16]" office:value-type="time" office:time-value="PT00H00M00S" calcext:value-type="time">
            <text:p>0:00</text:p>
          </table:table-cell>
          <table:table-cell table:style-name="ce551" table:formula="of:=[.I16]" office:value-type="time" office:time-value="PT00H00M00S" calcext:value-type="time">
            <text:p>00</text:p>
          </table:table-cell>
          <table:table-cell table:number-columns-repeated="1014"/>
        </table:table-row>
        <table:table-row table:style-name="ro2">
          <table:table-cell table:style-name="ce517" office:value-type="string" calcext:value-type="string">
            <text:p>Montag</text:p>
          </table:table-cell>
          <table:table-cell table:style-name="ce521" office:value-type="float" office:value="4" calcext:value-type="float">
            <text:p>4</text:p>
          </table:table-cell>
          <table:table-cell table:style-name="ce458" table:formula="of:=IF([.$K17]=&quot;Feiertag&quot;;&quot;0&quot;;IF([.$A17]=&quot;Donnerstag&quot;;[$Daten.$H$17];IF([.$A17]=&quot;Freitag&quot;;[$Daten.$J$17];IF([.$A17]=&quot;Montag&quot;;[$Daten.$B$17];IF([.$A17]=&quot;Dienstag&quot;;[$Daten.$D$17];IF([.$A17]=&quot;Mittwoch&quot;;[$Daten.$F$17];IF([.$A17]=&quot;Samstag&quot;;[$Daten.$L$17];&quot;0&quot;)))))))" office:value-type="time" office:time-value="PT14H00M00S" calcext:value-type="time">
            <text:p>14:00</text:p>
          </table:table-cell>
          <table:table-cell table:style-name="ce469" table:formula="of:=IF([.$K17]=&quot;Feiertag&quot;;&quot;0&quot;;IF([.$A17]=&quot;Donnerstag&quot;;[$Daten.$I$17];IF([.$A17]=&quot;Freitag&quot;;[$Daten.$K$17];IF([.$A17]=&quot;Montag&quot;;[$Daten.$C$17];IF([.$A17]=&quot;Dienstag&quot;;[$Daten.$E$17];IF([.$A17]=&quot;Mittwoch&quot;;[$Daten.$G$17];IF([.$A17]=&quot;Samstag&quot;;[$Daten.$M$17];&quot;0&quot;)))))))" office:value-type="time" office:time-value="PT18H30M00S" calcext:value-type="time">
            <text:p>18:30</text:p>
          </table:table-cell>
          <table:table-cell table:style-name="ce458" table:formula="of:=IF([.$K17]=&quot;Feiertag&quot;;&quot;0&quot;;IF([.$A17]=&quot;Donnerstag&quot;;[$Daten.$H$18];IF([.$A17]=&quot;Freitag&quot;;[$Daten.$J$18];IF([.$A17]=&quot;Montag&quot;;[$Daten.$B$18];IF([.$A17]=&quot;Dienstag&quot;;[$Daten.$D$18];IF([.$A17]=&quot;Mittwoch&quot;;[$Daten.$F$18];IF([.$A17]=&quot;Samstag&quot;;[$Daten.$L$18];&quot;0&quot;)))))))" office:value-type="time" office:time-value="PT00H00M00S" calcext:value-type="time">
            <text:p>00:00</text:p>
          </table:table-cell>
          <table:table-cell table:style-name="ce469" table:formula="of:=IF([.$K17]=&quot;Feiertag&quot;;&quot;0&quot;;IF([.$A17]=&quot;Donnerstag&quot;;[$Daten.$I$18];IF([.$A17]=&quot;Freitag&quot;;[$Daten.$K$18];IF([.$A17]=&quot;Montag&quot;;[$Daten.$C$18];IF([.$A17]=&quot;Dienstag&quot;;[$Daten.$E$18];IF([.$A17]=&quot;Mittwoch&quot;;[$Daten.$G$18];IF([.$A17]=&quot;Samstag&quot;;[$Daten.$M$18];&quot;0&quot;)))))))" office:value-type="time" office:time-value="PT00H00M00S" calcext:value-type="time">
            <text:p>00:00</text:p>
          </table:table-cell>
          <table:table-cell table:style-name="ce539"/>
          <table:table-cell table:style-name="ce542"/>
          <table:table-cell table:style-name="ce547" table:formula="of:=[.D17]-[.C17]+[.F17]-[.E17]+[.H17]-[.G17]" office:value-type="time" office:time-value="PT04H30M00S" calcext:value-type="time">
            <text:p>4:30</text:p>
          </table:table-cell>
          <table:table-cell table:style-name="ce551" table:formula="of:=[.I17]" office:value-type="time" office:time-value="PT04H30M00S" calcext:value-type="time">
            <text:p>270</text:p>
          </table:table-cell>
          <table:table-cell table:number-columns-repeated="1014"/>
        </table:table-row>
        <table:table-row table:style-name="ro2">
          <table:table-cell table:style-name="ce517" office:value-type="string" calcext:value-type="string">
            <text:p>Dienstag</text:p>
          </table:table-cell>
          <table:table-cell table:style-name="ce521" office:value-type="float" office:value="5" calcext:value-type="float">
            <text:p>5</text:p>
          </table:table-cell>
          <table:table-cell table:style-name="ce458" table:formula="of:=IF([.$K18]=&quot;Feiertag&quot;;&quot;0&quot;;IF([.$A18]=&quot;Donnerstag&quot;;[$Daten.$H$17];IF([.$A18]=&quot;Freitag&quot;;[$Daten.$J$17];IF([.$A18]=&quot;Montag&quot;;[$Daten.$B$17];IF([.$A18]=&quot;Dienstag&quot;;[$Daten.$D$17];IF([.$A18]=&quot;Mittwoch&quot;;[$Daten.$F$17];IF([.$A18]=&quot;Samstag&quot;;[$Daten.$L$17];&quot;0&quot;)))))))" office:value-type="time" office:time-value="PT15H00M00S" calcext:value-type="time">
            <text:p>15:00</text:p>
          </table:table-cell>
          <table:table-cell table:style-name="ce469" table:formula="of:=IF([.$K18]=&quot;Feiertag&quot;;&quot;0&quot;;IF([.$A18]=&quot;Donnerstag&quot;;[$Daten.$I$17];IF([.$A18]=&quot;Freitag&quot;;[$Daten.$K$17];IF([.$A18]=&quot;Montag&quot;;[$Daten.$C$17];IF([.$A18]=&quot;Dienstag&quot;;[$Daten.$E$17];IF([.$A18]=&quot;Mittwoch&quot;;[$Daten.$G$17];IF([.$A18]=&quot;Samstag&quot;;[$Daten.$M$17];&quot;0&quot;)))))))" office:value-type="time" office:time-value="PT20H00M00S" calcext:value-type="time">
            <text:p>20:00</text:p>
          </table:table-cell>
          <table:table-cell table:style-name="ce458" table:formula="of:=IF([.$K18]=&quot;Feiertag&quot;;&quot;0&quot;;IF([.$A18]=&quot;Donnerstag&quot;;[$Daten.$H$18];IF([.$A18]=&quot;Freitag&quot;;[$Daten.$J$18];IF([.$A18]=&quot;Montag&quot;;[$Daten.$B$18];IF([.$A18]=&quot;Dienstag&quot;;[$Daten.$D$18];IF([.$A18]=&quot;Mittwoch&quot;;[$Daten.$F$18];IF([.$A18]=&quot;Samstag&quot;;[$Daten.$L$18];&quot;0&quot;)))))))" office:value-type="time" office:time-value="PT00H00M00S" calcext:value-type="time">
            <text:p>00:00</text:p>
          </table:table-cell>
          <table:table-cell table:style-name="ce469" table:formula="of:=IF([.$K18]=&quot;Feiertag&quot;;&quot;0&quot;;IF([.$A18]=&quot;Donnerstag&quot;;[$Daten.$I$18];IF([.$A18]=&quot;Freitag&quot;;[$Daten.$K$18];IF([.$A18]=&quot;Montag&quot;;[$Daten.$C$18];IF([.$A18]=&quot;Dienstag&quot;;[$Daten.$E$18];IF([.$A18]=&quot;Mittwoch&quot;;[$Daten.$G$18];IF([.$A18]=&quot;Samstag&quot;;[$Daten.$M$18];&quot;0&quot;)))))))" office:value-type="time" office:time-value="PT00H00M00S" calcext:value-type="time">
            <text:p>00:00</text:p>
          </table:table-cell>
          <table:table-cell table:style-name="ce539"/>
          <table:table-cell table:style-name="ce542"/>
          <table:table-cell table:style-name="ce547" table:formula="of:=[.D18]-[.C18]+[.F18]-[.E18]+[.H18]-[.G18]" office:value-type="time" office:time-value="PT05H00M00S" calcext:value-type="time">
            <text:p>5:00</text:p>
          </table:table-cell>
          <table:table-cell table:style-name="ce551" table:formula="of:=[.I18]" office:value-type="time" office:time-value="PT05H00M00S" calcext:value-type="time">
            <text:p>300</text:p>
          </table:table-cell>
          <table:table-cell table:number-columns-repeated="1014"/>
        </table:table-row>
        <table:table-row table:style-name="ro2">
          <table:table-cell table:style-name="ce517" office:value-type="string" calcext:value-type="string">
            <text:p>Mittwoch</text:p>
          </table:table-cell>
          <table:table-cell table:style-name="ce521" office:value-type="float" office:value="6" calcext:value-type="float">
            <text:p>6</text:p>
          </table:table-cell>
          <table:table-cell table:style-name="ce458" table:formula="of:=IF([.$K19]=&quot;Feiertag&quot;;&quot;0&quot;;IF([.$A19]=&quot;Donnerstag&quot;;[$Daten.$H$17];IF([.$A19]=&quot;Freitag&quot;;[$Daten.$J$17];IF([.$A19]=&quot;Montag&quot;;[$Daten.$B$17];IF([.$A19]=&quot;Dienstag&quot;;[$Daten.$D$17];IF([.$A19]=&quot;Mittwoch&quot;;[$Daten.$F$17];IF([.$A19]=&quot;Samstag&quot;;[$Daten.$L$17];&quot;0&quot;)))))))" office:value-type="time" office:time-value="PT00H00M00S" calcext:value-type="time">
            <text:p>00:00</text:p>
          </table:table-cell>
          <table:table-cell table:style-name="ce469" table:formula="of:=IF([.$K19]=&quot;Feiertag&quot;;&quot;0&quot;;IF([.$A19]=&quot;Donnerstag&quot;;[$Daten.$I$17];IF([.$A19]=&quot;Freitag&quot;;[$Daten.$K$17];IF([.$A19]=&quot;Montag&quot;;[$Daten.$C$17];IF([.$A19]=&quot;Dienstag&quot;;[$Daten.$E$17];IF([.$A19]=&quot;Mittwoch&quot;;[$Daten.$G$17];IF([.$A19]=&quot;Samstag&quot;;[$Daten.$M$17];&quot;0&quot;)))))))" office:value-type="time" office:time-value="PT00H00M00S" calcext:value-type="time">
            <text:p>00:00</text:p>
          </table:table-cell>
          <table:table-cell table:style-name="ce458" table:formula="of:=IF([.$K19]=&quot;Feiertag&quot;;&quot;0&quot;;IF([.$A19]=&quot;Donnerstag&quot;;[$Daten.$H$18];IF([.$A19]=&quot;Freitag&quot;;[$Daten.$J$18];IF([.$A19]=&quot;Montag&quot;;[$Daten.$B$18];IF([.$A19]=&quot;Dienstag&quot;;[$Daten.$D$18];IF([.$A19]=&quot;Mittwoch&quot;;[$Daten.$F$18];IF([.$A19]=&quot;Samstag&quot;;[$Daten.$L$18];&quot;0&quot;)))))))" office:value-type="time" office:time-value="PT00H00M00S" calcext:value-type="time">
            <text:p>00:00</text:p>
          </table:table-cell>
          <table:table-cell table:style-name="ce469" table:formula="of:=IF([.$K19]=&quot;Feiertag&quot;;&quot;0&quot;;IF([.$A19]=&quot;Donnerstag&quot;;[$Daten.$I$18];IF([.$A19]=&quot;Freitag&quot;;[$Daten.$K$18];IF([.$A19]=&quot;Montag&quot;;[$Daten.$C$18];IF([.$A19]=&quot;Dienstag&quot;;[$Daten.$E$18];IF([.$A19]=&quot;Mittwoch&quot;;[$Daten.$G$18];IF([.$A19]=&quot;Samstag&quot;;[$Daten.$M$18];&quot;0&quot;)))))))" office:value-type="time" office:time-value="PT00H00M00S" calcext:value-type="time">
            <text:p>00:00</text:p>
          </table:table-cell>
          <table:table-cell table:style-name="ce539"/>
          <table:table-cell table:style-name="ce542"/>
          <table:table-cell table:style-name="ce547" table:formula="of:=[.D19]-[.C19]+[.F19]-[.E19]+[.H19]-[.G19]" office:value-type="time" office:time-value="PT00H00M00S" calcext:value-type="time">
            <text:p>0:00</text:p>
          </table:table-cell>
          <table:table-cell table:style-name="ce551" table:formula="of:=[.I19]" office:value-type="time" office:time-value="PT00H00M00S" calcext:value-type="time">
            <text:p>00</text:p>
          </table:table-cell>
          <table:table-cell table:number-columns-repeated="1014"/>
        </table:table-row>
        <table:table-row table:style-name="ro2">
          <table:table-cell table:style-name="ce517" office:value-type="string" calcext:value-type="string">
            <text:p>Donnerstag</text:p>
          </table:table-cell>
          <table:table-cell table:style-name="ce521" office:value-type="float" office:value="7" calcext:value-type="float">
            <text:p>7</text:p>
          </table:table-cell>
          <table:table-cell table:style-name="ce458" table:formula="of:=IF([.$K20]=&quot;Feiertag&quot;;&quot;0&quot;;IF([.$A20]=&quot;Donnerstag&quot;;[$Daten.$H$17];IF([.$A20]=&quot;Freitag&quot;;[$Daten.$J$17];IF([.$A20]=&quot;Montag&quot;;[$Daten.$B$17];IF([.$A20]=&quot;Dienstag&quot;;[$Daten.$D$17];IF([.$A20]=&quot;Mittwoch&quot;;[$Daten.$F$17];IF([.$A20]=&quot;Samstag&quot;;[$Daten.$L$17];&quot;0&quot;)))))))" office:value-type="time" office:time-value="PT00H00M00S" calcext:value-type="time">
            <text:p>00:00</text:p>
          </table:table-cell>
          <table:table-cell table:style-name="ce469" table:formula="of:=IF([.$K20]=&quot;Feiertag&quot;;&quot;0&quot;;IF([.$A20]=&quot;Donnerstag&quot;;[$Daten.$I$17];IF([.$A20]=&quot;Freitag&quot;;[$Daten.$K$17];IF([.$A20]=&quot;Montag&quot;;[$Daten.$C$17];IF([.$A20]=&quot;Dienstag&quot;;[$Daten.$E$17];IF([.$A20]=&quot;Mittwoch&quot;;[$Daten.$G$17];IF([.$A20]=&quot;Samstag&quot;;[$Daten.$M$17];&quot;0&quot;)))))))" office:value-type="time" office:time-value="PT00H00M00S" calcext:value-type="time">
            <text:p>00:00</text:p>
          </table:table-cell>
          <table:table-cell table:style-name="ce458" table:formula="of:=IF([.$K20]=&quot;Feiertag&quot;;&quot;0&quot;;IF([.$A20]=&quot;Donnerstag&quot;;[$Daten.$H$18];IF([.$A20]=&quot;Freitag&quot;;[$Daten.$J$18];IF([.$A20]=&quot;Montag&quot;;[$Daten.$B$18];IF([.$A20]=&quot;Dienstag&quot;;[$Daten.$D$18];IF([.$A20]=&quot;Mittwoch&quot;;[$Daten.$F$18];IF([.$A20]=&quot;Samstag&quot;;[$Daten.$L$18];&quot;0&quot;)))))))" office:value-type="time" office:time-value="PT00H00M00S" calcext:value-type="time">
            <text:p>00:00</text:p>
          </table:table-cell>
          <table:table-cell table:style-name="ce469" table:formula="of:=IF([.$K20]=&quot;Feiertag&quot;;&quot;0&quot;;IF([.$A20]=&quot;Donnerstag&quot;;[$Daten.$I$18];IF([.$A20]=&quot;Freitag&quot;;[$Daten.$K$18];IF([.$A20]=&quot;Montag&quot;;[$Daten.$C$18];IF([.$A20]=&quot;Dienstag&quot;;[$Daten.$E$18];IF([.$A20]=&quot;Mittwoch&quot;;[$Daten.$G$18];IF([.$A20]=&quot;Samstag&quot;;[$Daten.$M$18];&quot;0&quot;)))))))" office:value-type="time" office:time-value="PT00H00M00S" calcext:value-type="time">
            <text:p>00:00</text:p>
          </table:table-cell>
          <table:table-cell table:style-name="ce539"/>
          <table:table-cell table:style-name="ce542"/>
          <table:table-cell table:style-name="ce547" table:formula="of:=[.D20]-[.C20]+[.F20]-[.E20]+[.H20]-[.G20]" office:value-type="time" office:time-value="PT00H00M00S" calcext:value-type="time">
            <text:p>0:00</text:p>
          </table:table-cell>
          <table:table-cell table:style-name="ce551" table:formula="of:=[.I20]" office:value-type="time" office:time-value="PT00H00M00S" calcext:value-type="time">
            <text:p>00</text:p>
          </table:table-cell>
          <table:table-cell table:number-columns-repeated="1014"/>
        </table:table-row>
        <table:table-row table:style-name="ro2">
          <table:table-cell table:style-name="ce517" office:value-type="string" calcext:value-type="string">
            <text:p>Freitag</text:p>
          </table:table-cell>
          <table:table-cell table:style-name="ce521" office:value-type="float" office:value="8" calcext:value-type="float">
            <text:p>8</text:p>
          </table:table-cell>
          <table:table-cell table:style-name="ce458" table:formula="of:=IF([.$K21]=&quot;Feiertag&quot;;&quot;0&quot;;IF([.$A21]=&quot;Donnerstag&quot;;[$Daten.$H$17];IF([.$A21]=&quot;Freitag&quot;;[$Daten.$J$17];IF([.$A21]=&quot;Montag&quot;;[$Daten.$B$17];IF([.$A21]=&quot;Dienstag&quot;;[$Daten.$D$17];IF([.$A21]=&quot;Mittwoch&quot;;[$Daten.$F$17];IF([.$A21]=&quot;Samstag&quot;;[$Daten.$L$17];&quot;0&quot;)))))))" office:value-type="time" office:time-value="PT00H00M00S" calcext:value-type="time">
            <text:p>00:00</text:p>
          </table:table-cell>
          <table:table-cell table:style-name="ce469" table:formula="of:=IF([.$K21]=&quot;Feiertag&quot;;&quot;0&quot;;IF([.$A21]=&quot;Donnerstag&quot;;[$Daten.$I$17];IF([.$A21]=&quot;Freitag&quot;;[$Daten.$K$17];IF([.$A21]=&quot;Montag&quot;;[$Daten.$C$17];IF([.$A21]=&quot;Dienstag&quot;;[$Daten.$E$17];IF([.$A21]=&quot;Mittwoch&quot;;[$Daten.$G$17];IF([.$A21]=&quot;Samstag&quot;;[$Daten.$M$17];&quot;0&quot;)))))))" office:value-type="time" office:time-value="PT00H00M00S" calcext:value-type="time">
            <text:p>00:00</text:p>
          </table:table-cell>
          <table:table-cell table:style-name="ce458" table:formula="of:=IF([.$K21]=&quot;Feiertag&quot;;&quot;0&quot;;IF([.$A21]=&quot;Donnerstag&quot;;[$Daten.$H$18];IF([.$A21]=&quot;Freitag&quot;;[$Daten.$J$18];IF([.$A21]=&quot;Montag&quot;;[$Daten.$B$18];IF([.$A21]=&quot;Dienstag&quot;;[$Daten.$D$18];IF([.$A21]=&quot;Mittwoch&quot;;[$Daten.$F$18];IF([.$A21]=&quot;Samstag&quot;;[$Daten.$L$18];&quot;0&quot;)))))))" office:value-type="time" office:time-value="PT00H00M00S" calcext:value-type="time">
            <text:p>00:00</text:p>
          </table:table-cell>
          <table:table-cell table:style-name="ce469" table:formula="of:=IF([.$K21]=&quot;Feiertag&quot;;&quot;0&quot;;IF([.$A21]=&quot;Donnerstag&quot;;[$Daten.$I$18];IF([.$A21]=&quot;Freitag&quot;;[$Daten.$K$18];IF([.$A21]=&quot;Montag&quot;;[$Daten.$C$18];IF([.$A21]=&quot;Dienstag&quot;;[$Daten.$E$18];IF([.$A21]=&quot;Mittwoch&quot;;[$Daten.$G$18];IF([.$A21]=&quot;Samstag&quot;;[$Daten.$M$18];&quot;0&quot;)))))))" office:value-type="time" office:time-value="PT00H00M00S" calcext:value-type="time">
            <text:p>00:00</text:p>
          </table:table-cell>
          <table:table-cell table:style-name="ce539"/>
          <table:table-cell table:style-name="ce542"/>
          <table:table-cell table:style-name="ce547" table:formula="of:=[.D21]-[.C21]+[.F21]-[.E21]+[.H21]-[.G21]" office:value-type="time" office:time-value="PT00H00M00S" calcext:value-type="time">
            <text:p>0:00</text:p>
          </table:table-cell>
          <table:table-cell table:style-name="ce551" table:formula="of:=[.I21]" office:value-type="time" office:time-value="PT00H00M00S" calcext:value-type="time">
            <text:p>00</text:p>
          </table:table-cell>
          <table:table-cell table:number-columns-repeated="1014"/>
        </table:table-row>
        <table:table-row table:style-name="ro2">
          <table:table-cell table:style-name="ce517" office:value-type="string" calcext:value-type="string">
            <text:p>Samstag</text:p>
          </table:table-cell>
          <table:table-cell table:style-name="ce521" office:value-type="float" office:value="9" calcext:value-type="float">
            <text:p>9</text:p>
          </table:table-cell>
          <table:table-cell table:style-name="ce458" table:formula="of:=IF([.$K22]=&quot;Feiertag&quot;;&quot;0&quot;;IF([.$A22]=&quot;Donnerstag&quot;;[$Daten.$H$17];IF([.$A22]=&quot;Freitag&quot;;[$Daten.$J$17];IF([.$A22]=&quot;Montag&quot;;[$Daten.$B$17];IF([.$A22]=&quot;Dienstag&quot;;[$Daten.$D$17];IF([.$A22]=&quot;Mittwoch&quot;;[$Daten.$F$17];IF([.$A22]=&quot;Samstag&quot;;[$Daten.$L$17];&quot;0&quot;)))))))" office:value-type="time" office:time-value="PT00H00M00S" calcext:value-type="time">
            <text:p>00:00</text:p>
          </table:table-cell>
          <table:table-cell table:style-name="ce469" table:formula="of:=IF([.$K22]=&quot;Feiertag&quot;;&quot;0&quot;;IF([.$A22]=&quot;Donnerstag&quot;;[$Daten.$I$17];IF([.$A22]=&quot;Freitag&quot;;[$Daten.$K$17];IF([.$A22]=&quot;Montag&quot;;[$Daten.$C$17];IF([.$A22]=&quot;Dienstag&quot;;[$Daten.$E$17];IF([.$A22]=&quot;Mittwoch&quot;;[$Daten.$G$17];IF([.$A22]=&quot;Samstag&quot;;[$Daten.$M$17];&quot;0&quot;)))))))" office:value-type="time" office:time-value="PT00H00M00S" calcext:value-type="time">
            <text:p>00:00</text:p>
          </table:table-cell>
          <table:table-cell table:style-name="ce458" table:formula="of:=IF([.$K22]=&quot;Feiertag&quot;;&quot;0&quot;;IF([.$A22]=&quot;Donnerstag&quot;;[$Daten.$H$18];IF([.$A22]=&quot;Freitag&quot;;[$Daten.$J$18];IF([.$A22]=&quot;Montag&quot;;[$Daten.$B$18];IF([.$A22]=&quot;Dienstag&quot;;[$Daten.$D$18];IF([.$A22]=&quot;Mittwoch&quot;;[$Daten.$F$18];IF([.$A22]=&quot;Samstag&quot;;[$Daten.$L$18];&quot;0&quot;)))))))" office:value-type="time" office:time-value="PT00H00M00S" calcext:value-type="time">
            <text:p>00:00</text:p>
          </table:table-cell>
          <table:table-cell table:style-name="ce469" table:formula="of:=IF([.$K22]=&quot;Feiertag&quot;;&quot;0&quot;;IF([.$A22]=&quot;Donnerstag&quot;;[$Daten.$I$18];IF([.$A22]=&quot;Freitag&quot;;[$Daten.$K$18];IF([.$A22]=&quot;Montag&quot;;[$Daten.$C$18];IF([.$A22]=&quot;Dienstag&quot;;[$Daten.$E$18];IF([.$A22]=&quot;Mittwoch&quot;;[$Daten.$G$18];IF([.$A22]=&quot;Samstag&quot;;[$Daten.$M$18];&quot;0&quot;)))))))" office:value-type="time" office:time-value="PT00H00M00S" calcext:value-type="time">
            <text:p>00:00</text:p>
          </table:table-cell>
          <table:table-cell table:style-name="ce539"/>
          <table:table-cell table:style-name="ce542"/>
          <table:table-cell table:style-name="ce547" table:formula="of:=[.D22]-[.C22]+[.F22]-[.E22]+[.H22]-[.G22]" office:value-type="time" office:time-value="PT00H00M00S" calcext:value-type="time">
            <text:p>0:00</text:p>
          </table:table-cell>
          <table:table-cell table:style-name="ce551" table:formula="of:=[.I22]" office:value-type="time" office:time-value="PT00H00M00S" calcext:value-type="time">
            <text:p>00</text:p>
          </table:table-cell>
          <table:table-cell table:number-columns-repeated="1014"/>
        </table:table-row>
        <table:table-row table:style-name="ro2">
          <table:table-cell table:style-name="ce517" office:value-type="string" calcext:value-type="string">
            <text:p>Sonntag</text:p>
          </table:table-cell>
          <table:table-cell table:style-name="ce521" office:value-type="float" office:value="10" calcext:value-type="float">
            <text:p>10</text:p>
          </table:table-cell>
          <table:table-cell table:style-name="ce458" table:formula="of:=IF([.$K23]=&quot;Feiertag&quot;;&quot;0&quot;;IF([.$A23]=&quot;Donnerstag&quot;;[$Daten.$H$17];IF([.$A23]=&quot;Freitag&quot;;[$Daten.$J$17];IF([.$A23]=&quot;Montag&quot;;[$Daten.$B$17];IF([.$A23]=&quot;Dienstag&quot;;[$Daten.$D$17];IF([.$A23]=&quot;Mittwoch&quot;;[$Daten.$F$17];IF([.$A23]=&quot;Samstag&quot;;[$Daten.$L$17];&quot;0&quot;)))))))" office:value-type="string" office:string-value="0" calcext:value-type="string">
            <text:p>0</text:p>
          </table:table-cell>
          <table:table-cell table:style-name="ce469" table:formula="of:=IF([.$K23]=&quot;Feiertag&quot;;&quot;0&quot;;IF([.$A23]=&quot;Donnerstag&quot;;[$Daten.$I$17];IF([.$A23]=&quot;Freitag&quot;;[$Daten.$K$17];IF([.$A23]=&quot;Montag&quot;;[$Daten.$C$17];IF([.$A23]=&quot;Dienstag&quot;;[$Daten.$E$17];IF([.$A23]=&quot;Mittwoch&quot;;[$Daten.$G$17];IF([.$A23]=&quot;Samstag&quot;;[$Daten.$M$17];&quot;0&quot;)))))))" office:value-type="string" office:string-value="0" calcext:value-type="string">
            <text:p>0</text:p>
          </table:table-cell>
          <table:table-cell table:style-name="ce458" table:formula="of:=IF([.$K23]=&quot;Feiertag&quot;;&quot;0&quot;;IF([.$A23]=&quot;Donnerstag&quot;;[$Daten.$H$18];IF([.$A23]=&quot;Freitag&quot;;[$Daten.$J$18];IF([.$A23]=&quot;Montag&quot;;[$Daten.$B$18];IF([.$A23]=&quot;Dienstag&quot;;[$Daten.$D$18];IF([.$A23]=&quot;Mittwoch&quot;;[$Daten.$F$18];IF([.$A23]=&quot;Samstag&quot;;[$Daten.$L$18];&quot;0&quot;)))))))" office:value-type="string" office:string-value="0" calcext:value-type="string">
            <text:p>0</text:p>
          </table:table-cell>
          <table:table-cell table:style-name="ce469" table:formula="of:=IF([.$K23]=&quot;Feiertag&quot;;&quot;0&quot;;IF([.$A23]=&quot;Donnerstag&quot;;[$Daten.$I$18];IF([.$A23]=&quot;Freitag&quot;;[$Daten.$K$18];IF([.$A23]=&quot;Montag&quot;;[$Daten.$C$18];IF([.$A23]=&quot;Dienstag&quot;;[$Daten.$E$18];IF([.$A23]=&quot;Mittwoch&quot;;[$Daten.$G$18];IF([.$A23]=&quot;Samstag&quot;;[$Daten.$M$18];&quot;0&quot;)))))))" office:value-type="string" office:string-value="0" calcext:value-type="string">
            <text:p>0</text:p>
          </table:table-cell>
          <table:table-cell table:style-name="ce539"/>
          <table:table-cell table:style-name="ce542"/>
          <table:table-cell table:style-name="ce547" table:formula="of:=[.D23]-[.C23]+[.F23]-[.E23]+[.H23]-[.G23]" office:value-type="time" office:time-value="PT00H00M00S" calcext:value-type="time">
            <text:p>0:00</text:p>
          </table:table-cell>
          <table:table-cell table:style-name="ce551" table:formula="of:=[.I23]" office:value-type="time" office:time-value="PT00H00M00S" calcext:value-type="time">
            <text:p>00</text:p>
          </table:table-cell>
          <table:table-cell table:number-columns-repeated="1014"/>
        </table:table-row>
        <table:table-row table:style-name="ro2">
          <table:table-cell table:style-name="ce517" office:value-type="string" calcext:value-type="string">
            <text:p>Montag</text:p>
          </table:table-cell>
          <table:table-cell table:style-name="ce521" office:value-type="float" office:value="11" calcext:value-type="float">
            <text:p>11</text:p>
          </table:table-cell>
          <table:table-cell table:style-name="ce458" table:formula="of:=IF([.$K24]=&quot;Feiertag&quot;;&quot;0&quot;;IF([.$A24]=&quot;Donnerstag&quot;;[$Daten.$H$17];IF([.$A24]=&quot;Freitag&quot;;[$Daten.$J$17];IF([.$A24]=&quot;Montag&quot;;[$Daten.$B$17];IF([.$A24]=&quot;Dienstag&quot;;[$Daten.$D$17];IF([.$A24]=&quot;Mittwoch&quot;;[$Daten.$F$17];IF([.$A24]=&quot;Samstag&quot;;[$Daten.$L$17];&quot;0&quot;)))))))" office:value-type="time" office:time-value="PT14H00M00S" calcext:value-type="time">
            <text:p>14:00</text:p>
          </table:table-cell>
          <table:table-cell table:style-name="ce469" table:formula="of:=IF([.$K24]=&quot;Feiertag&quot;;&quot;0&quot;;IF([.$A24]=&quot;Donnerstag&quot;;[$Daten.$I$17];IF([.$A24]=&quot;Freitag&quot;;[$Daten.$K$17];IF([.$A24]=&quot;Montag&quot;;[$Daten.$C$17];IF([.$A24]=&quot;Dienstag&quot;;[$Daten.$E$17];IF([.$A24]=&quot;Mittwoch&quot;;[$Daten.$G$17];IF([.$A24]=&quot;Samstag&quot;;[$Daten.$M$17];&quot;0&quot;)))))))" office:value-type="time" office:time-value="PT18H30M00S" calcext:value-type="time">
            <text:p>18:30</text:p>
          </table:table-cell>
          <table:table-cell table:style-name="ce458" table:formula="of:=IF([.$K24]=&quot;Feiertag&quot;;&quot;0&quot;;IF([.$A24]=&quot;Donnerstag&quot;;[$Daten.$H$18];IF([.$A24]=&quot;Freitag&quot;;[$Daten.$J$18];IF([.$A24]=&quot;Montag&quot;;[$Daten.$B$18];IF([.$A24]=&quot;Dienstag&quot;;[$Daten.$D$18];IF([.$A24]=&quot;Mittwoch&quot;;[$Daten.$F$18];IF([.$A24]=&quot;Samstag&quot;;[$Daten.$L$18];&quot;0&quot;)))))))" office:value-type="time" office:time-value="PT00H00M00S" calcext:value-type="time">
            <text:p>00:00</text:p>
          </table:table-cell>
          <table:table-cell table:style-name="ce469" table:formula="of:=IF([.$K24]=&quot;Feiertag&quot;;&quot;0&quot;;IF([.$A24]=&quot;Donnerstag&quot;;[$Daten.$I$18];IF([.$A24]=&quot;Freitag&quot;;[$Daten.$K$18];IF([.$A24]=&quot;Montag&quot;;[$Daten.$C$18];IF([.$A24]=&quot;Dienstag&quot;;[$Daten.$E$18];IF([.$A24]=&quot;Mittwoch&quot;;[$Daten.$G$18];IF([.$A24]=&quot;Samstag&quot;;[$Daten.$M$18];&quot;0&quot;)))))))" office:value-type="time" office:time-value="PT00H00M00S" calcext:value-type="time">
            <text:p>00:00</text:p>
          </table:table-cell>
          <table:table-cell table:style-name="ce539"/>
          <table:table-cell table:style-name="ce542"/>
          <table:table-cell table:style-name="ce547" table:formula="of:=[.D24]-[.C24]+[.F24]-[.E24]+[.H24]-[.G24]" office:value-type="time" office:time-value="PT04H30M00S" calcext:value-type="time">
            <text:p>4:30</text:p>
          </table:table-cell>
          <table:table-cell table:style-name="ce551" table:formula="of:=[.I24]" office:value-type="time" office:time-value="PT04H30M00S" calcext:value-type="time">
            <text:p>270</text:p>
          </table:table-cell>
          <table:table-cell table:number-columns-repeated="1014"/>
        </table:table-row>
        <table:table-row table:style-name="ro2">
          <table:table-cell table:style-name="ce517" office:value-type="string" calcext:value-type="string">
            <text:p>Dienstag</text:p>
          </table:table-cell>
          <table:table-cell table:style-name="ce521" office:value-type="float" office:value="12" calcext:value-type="float">
            <text:p>12</text:p>
          </table:table-cell>
          <table:table-cell table:style-name="ce458" office:value-type="time" office:time-value="PT16H00M00S" calcext:value-type="time">
            <text:p>16:00</text:p>
          </table:table-cell>
          <table:table-cell table:style-name="ce469" table:formula="of:=IF([.$K25]=&quot;Feiertag&quot;;&quot;0&quot;;IF([.$A25]=&quot;Donnerstag&quot;;[$Daten.$I$17];IF([.$A25]=&quot;Freitag&quot;;[$Daten.$K$17];IF([.$A25]=&quot;Montag&quot;;[$Daten.$C$17];IF([.$A25]=&quot;Dienstag&quot;;[$Daten.$E$17];IF([.$A25]=&quot;Mittwoch&quot;;[$Daten.$G$17];IF([.$A25]=&quot;Samstag&quot;;[$Daten.$M$17];&quot;0&quot;)))))))" office:value-type="time" office:time-value="PT20H00M00S" calcext:value-type="time">
            <text:p>20:00</text:p>
          </table:table-cell>
          <table:table-cell table:style-name="ce458" table:formula="of:=IF([.$K25]=&quot;Feiertag&quot;;&quot;0&quot;;IF([.$A25]=&quot;Donnerstag&quot;;[$Daten.$H$18];IF([.$A25]=&quot;Freitag&quot;;[$Daten.$J$18];IF([.$A25]=&quot;Montag&quot;;[$Daten.$B$18];IF([.$A25]=&quot;Dienstag&quot;;[$Daten.$D$18];IF([.$A25]=&quot;Mittwoch&quot;;[$Daten.$F$18];IF([.$A25]=&quot;Samstag&quot;;[$Daten.$L$18];&quot;0&quot;)))))))" office:value-type="time" office:time-value="PT00H00M00S" calcext:value-type="time">
            <text:p>00:00</text:p>
          </table:table-cell>
          <table:table-cell table:style-name="ce469" table:formula="of:=IF([.$K25]=&quot;Feiertag&quot;;&quot;0&quot;;IF([.$A25]=&quot;Donnerstag&quot;;[$Daten.$I$18];IF([.$A25]=&quot;Freitag&quot;;[$Daten.$K$18];IF([.$A25]=&quot;Montag&quot;;[$Daten.$C$18];IF([.$A25]=&quot;Dienstag&quot;;[$Daten.$E$18];IF([.$A25]=&quot;Mittwoch&quot;;[$Daten.$G$18];IF([.$A25]=&quot;Samstag&quot;;[$Daten.$M$18];&quot;0&quot;)))))))" office:value-type="time" office:time-value="PT00H00M00S" calcext:value-type="time">
            <text:p>00:00</text:p>
          </table:table-cell>
          <table:table-cell table:style-name="ce539"/>
          <table:table-cell table:style-name="ce542"/>
          <table:table-cell table:style-name="ce547" table:formula="of:=[.D25]-[.C25]+[.F25]-[.E25]+[.H25]-[.G25]" office:value-type="time" office:time-value="PT04H00M00S" calcext:value-type="time">
            <text:p>4:00</text:p>
          </table:table-cell>
          <table:table-cell table:style-name="ce551" table:formula="of:=[.I25]" office:value-type="time" office:time-value="PT04H00M00S" calcext:value-type="time">
            <text:p>240</text:p>
          </table:table-cell>
          <table:table-cell table:number-columns-repeated="1014"/>
        </table:table-row>
        <table:table-row table:style-name="ro2">
          <table:table-cell table:style-name="ce517" office:value-type="string" calcext:value-type="string">
            <text:p>Mittwoch</text:p>
          </table:table-cell>
          <table:table-cell table:style-name="ce521" office:value-type="float" office:value="13" calcext:value-type="float">
            <text:p>13</text:p>
          </table:table-cell>
          <table:table-cell table:style-name="ce458" office:value-type="time" office:time-value="PT10H00M00S" calcext:value-type="time">
            <text:p>10:00</text:p>
          </table:table-cell>
          <table:table-cell table:style-name="ce469" office:value-type="time" office:time-value="PT11H00M00S" calcext:value-type="time">
            <text:p>11:00</text:p>
          </table:table-cell>
          <table:table-cell table:style-name="ce458" table:formula="of:=IF([.$K26]=&quot;Feiertag&quot;;&quot;0&quot;;IF([.$A26]=&quot;Donnerstag&quot;;[$Daten.$H$18];IF([.$A26]=&quot;Freitag&quot;;[$Daten.$J$18];IF([.$A26]=&quot;Montag&quot;;[$Daten.$B$18];IF([.$A26]=&quot;Dienstag&quot;;[$Daten.$D$18];IF([.$A26]=&quot;Mittwoch&quot;;[$Daten.$F$18];IF([.$A26]=&quot;Samstag&quot;;[$Daten.$L$18];&quot;0&quot;)))))))" office:value-type="time" office:time-value="PT00H00M00S" calcext:value-type="time">
            <text:p>00:00</text:p>
          </table:table-cell>
          <table:table-cell table:style-name="ce469" table:formula="of:=IF([.$K26]=&quot;Feiertag&quot;;&quot;0&quot;;IF([.$A26]=&quot;Donnerstag&quot;;[$Daten.$I$18];IF([.$A26]=&quot;Freitag&quot;;[$Daten.$K$18];IF([.$A26]=&quot;Montag&quot;;[$Daten.$C$18];IF([.$A26]=&quot;Dienstag&quot;;[$Daten.$E$18];IF([.$A26]=&quot;Mittwoch&quot;;[$Daten.$G$18];IF([.$A26]=&quot;Samstag&quot;;[$Daten.$M$18];&quot;0&quot;)))))))" office:value-type="time" office:time-value="PT00H00M00S" calcext:value-type="time">
            <text:p>00:00</text:p>
          </table:table-cell>
          <table:table-cell table:style-name="ce539"/>
          <table:table-cell table:style-name="ce542"/>
          <table:table-cell table:style-name="ce547" table:formula="of:=[.D26]-[.C26]+[.F26]-[.E26]+[.H26]-[.G26]" office:value-type="time" office:time-value="PT01H00M00S" calcext:value-type="time">
            <text:p>1:00</text:p>
          </table:table-cell>
          <table:table-cell table:style-name="ce551" table:formula="of:=[.I26]" office:value-type="time" office:time-value="PT01H00M00S" calcext:value-type="time">
            <text:p>60</text:p>
          </table:table-cell>
          <table:table-cell table:number-columns-repeated="1014"/>
        </table:table-row>
        <table:table-row table:style-name="ro2">
          <table:table-cell table:style-name="ce517" office:value-type="string" calcext:value-type="string">
            <text:p>Donnerstag</text:p>
          </table:table-cell>
          <table:table-cell table:style-name="ce521" office:value-type="float" office:value="14" calcext:value-type="float">
            <text:p>14</text:p>
          </table:table-cell>
          <table:table-cell table:style-name="ce458" table:formula="of:=IF([.$K27]=&quot;Feiertag&quot;;&quot;0&quot;;IF([.$A27]=&quot;Donnerstag&quot;;[$Daten.$H$17];IF([.$A27]=&quot;Freitag&quot;;[$Daten.$J$17];IF([.$A27]=&quot;Montag&quot;;[$Daten.$B$17];IF([.$A27]=&quot;Dienstag&quot;;[$Daten.$D$17];IF([.$A27]=&quot;Mittwoch&quot;;[$Daten.$F$17];IF([.$A27]=&quot;Samstag&quot;;[$Daten.$L$17];&quot;0&quot;)))))))" office:value-type="time" office:time-value="PT00H00M00S" calcext:value-type="time">
            <text:p>00:00</text:p>
          </table:table-cell>
          <table:table-cell table:style-name="ce469" table:formula="of:=IF([.$K27]=&quot;Feiertag&quot;;&quot;0&quot;;IF([.$A27]=&quot;Donnerstag&quot;;[$Daten.$I$17];IF([.$A27]=&quot;Freitag&quot;;[$Daten.$K$17];IF([.$A27]=&quot;Montag&quot;;[$Daten.$C$17];IF([.$A27]=&quot;Dienstag&quot;;[$Daten.$E$17];IF([.$A27]=&quot;Mittwoch&quot;;[$Daten.$G$17];IF([.$A27]=&quot;Samstag&quot;;[$Daten.$M$17];&quot;0&quot;)))))))" office:value-type="time" office:time-value="PT00H00M00S" calcext:value-type="time">
            <text:p>00:00</text:p>
          </table:table-cell>
          <table:table-cell table:style-name="ce458" table:formula="of:=IF([.$K27]=&quot;Feiertag&quot;;&quot;0&quot;;IF([.$A27]=&quot;Donnerstag&quot;;[$Daten.$H$18];IF([.$A27]=&quot;Freitag&quot;;[$Daten.$J$18];IF([.$A27]=&quot;Montag&quot;;[$Daten.$B$18];IF([.$A27]=&quot;Dienstag&quot;;[$Daten.$D$18];IF([.$A27]=&quot;Mittwoch&quot;;[$Daten.$F$18];IF([.$A27]=&quot;Samstag&quot;;[$Daten.$L$18];&quot;0&quot;)))))))" office:value-type="time" office:time-value="PT00H00M00S" calcext:value-type="time">
            <text:p>00:00</text:p>
          </table:table-cell>
          <table:table-cell table:style-name="ce469" table:formula="of:=IF([.$K27]=&quot;Feiertag&quot;;&quot;0&quot;;IF([.$A27]=&quot;Donnerstag&quot;;[$Daten.$I$18];IF([.$A27]=&quot;Freitag&quot;;[$Daten.$K$18];IF([.$A27]=&quot;Montag&quot;;[$Daten.$C$18];IF([.$A27]=&quot;Dienstag&quot;;[$Daten.$E$18];IF([.$A27]=&quot;Mittwoch&quot;;[$Daten.$G$18];IF([.$A27]=&quot;Samstag&quot;;[$Daten.$M$18];&quot;0&quot;)))))))" office:value-type="time" office:time-value="PT00H00M00S" calcext:value-type="time">
            <text:p>00:00</text:p>
          </table:table-cell>
          <table:table-cell table:style-name="ce539"/>
          <table:table-cell table:style-name="ce542"/>
          <table:table-cell table:style-name="ce547" table:formula="of:=[.D27]-[.C27]+[.F27]-[.E27]+[.H27]-[.G27]" office:value-type="time" office:time-value="PT00H00M00S" calcext:value-type="time">
            <text:p>0:00</text:p>
          </table:table-cell>
          <table:table-cell table:style-name="ce551" table:formula="of:=[.I27]" office:value-type="time" office:time-value="PT00H00M00S" calcext:value-type="time">
            <text:p>00</text:p>
          </table:table-cell>
          <table:table-cell table:number-columns-repeated="1014"/>
        </table:table-row>
        <table:table-row table:style-name="ro2">
          <table:table-cell table:style-name="ce517" office:value-type="string" calcext:value-type="string">
            <text:p>Freitag</text:p>
          </table:table-cell>
          <table:table-cell table:style-name="ce521" office:value-type="float" office:value="15" calcext:value-type="float">
            <text:p>15</text:p>
          </table:table-cell>
          <table:table-cell table:style-name="ce458" office:value-type="time" office:time-value="PT14H45M00S" calcext:value-type="time">
            <text:p>14:45</text:p>
          </table:table-cell>
          <table:table-cell table:style-name="ce469" office:value-type="time" office:time-value="PT17H30M00S" calcext:value-type="time">
            <text:p>17:30</text:p>
          </table:table-cell>
          <table:table-cell table:style-name="ce458" table:formula="of:=IF([.$K28]=&quot;Feiertag&quot;;&quot;0&quot;;IF([.$A28]=&quot;Donnerstag&quot;;[$Daten.$H$18];IF([.$A28]=&quot;Freitag&quot;;[$Daten.$J$18];IF([.$A28]=&quot;Montag&quot;;[$Daten.$B$18];IF([.$A28]=&quot;Dienstag&quot;;[$Daten.$D$18];IF([.$A28]=&quot;Mittwoch&quot;;[$Daten.$F$18];IF([.$A28]=&quot;Samstag&quot;;[$Daten.$L$18];&quot;0&quot;)))))))" office:value-type="time" office:time-value="PT00H00M00S" calcext:value-type="time">
            <text:p>00:00</text:p>
          </table:table-cell>
          <table:table-cell table:style-name="ce469" table:formula="of:=IF([.$K28]=&quot;Feiertag&quot;;&quot;0&quot;;IF([.$A28]=&quot;Donnerstag&quot;;[$Daten.$I$18];IF([.$A28]=&quot;Freitag&quot;;[$Daten.$K$18];IF([.$A28]=&quot;Montag&quot;;[$Daten.$C$18];IF([.$A28]=&quot;Dienstag&quot;;[$Daten.$E$18];IF([.$A28]=&quot;Mittwoch&quot;;[$Daten.$G$18];IF([.$A28]=&quot;Samstag&quot;;[$Daten.$M$18];&quot;0&quot;)))))))" office:value-type="time" office:time-value="PT00H00M00S" calcext:value-type="time">
            <text:p>00:00</text:p>
          </table:table-cell>
          <table:table-cell table:style-name="ce539"/>
          <table:table-cell table:style-name="ce542"/>
          <table:table-cell table:style-name="ce547" table:formula="of:=[.D28]-[.C28]+[.F28]-[.E28]+[.H28]-[.G28]" office:value-type="time" office:time-value="PT02H45M00S" calcext:value-type="time">
            <text:p>2:45</text:p>
          </table:table-cell>
          <table:table-cell table:style-name="ce551" table:formula="of:=[.I28]" office:value-type="time" office:time-value="PT02H45M00S" calcext:value-type="time">
            <text:p>165</text:p>
          </table:table-cell>
          <table:table-cell table:number-columns-repeated="1014"/>
        </table:table-row>
        <table:table-row table:style-name="ro2">
          <table:table-cell table:style-name="ce517" office:value-type="string" calcext:value-type="string">
            <text:p>Samstag</text:p>
          </table:table-cell>
          <table:table-cell table:style-name="ce521" office:value-type="float" office:value="16" calcext:value-type="float">
            <text:p>16</text:p>
          </table:table-cell>
          <table:table-cell table:style-name="ce458" table:formula="of:=IF([.$K29]=&quot;Feiertag&quot;;&quot;0&quot;;IF([.$A29]=&quot;Donnerstag&quot;;[$Daten.$H$17];IF([.$A29]=&quot;Freitag&quot;;[$Daten.$J$17];IF([.$A29]=&quot;Montag&quot;;[$Daten.$B$17];IF([.$A29]=&quot;Dienstag&quot;;[$Daten.$D$17];IF([.$A29]=&quot;Mittwoch&quot;;[$Daten.$F$17];IF([.$A29]=&quot;Samstag&quot;;[$Daten.$L$17];&quot;0&quot;)))))))" office:value-type="time" office:time-value="PT00H00M00S" calcext:value-type="time">
            <text:p>00:00</text:p>
          </table:table-cell>
          <table:table-cell table:style-name="ce469" table:formula="of:=IF([.$K29]=&quot;Feiertag&quot;;&quot;0&quot;;IF([.$A29]=&quot;Donnerstag&quot;;[$Daten.$I$17];IF([.$A29]=&quot;Freitag&quot;;[$Daten.$K$17];IF([.$A29]=&quot;Montag&quot;;[$Daten.$C$17];IF([.$A29]=&quot;Dienstag&quot;;[$Daten.$E$17];IF([.$A29]=&quot;Mittwoch&quot;;[$Daten.$G$17];IF([.$A29]=&quot;Samstag&quot;;[$Daten.$M$17];&quot;0&quot;)))))))" office:value-type="time" office:time-value="PT00H00M00S" calcext:value-type="time">
            <text:p>00:00</text:p>
          </table:table-cell>
          <table:table-cell table:style-name="ce458" table:formula="of:=IF([.$K29]=&quot;Feiertag&quot;;&quot;0&quot;;IF([.$A29]=&quot;Donnerstag&quot;;[$Daten.$H$18];IF([.$A29]=&quot;Freitag&quot;;[$Daten.$J$18];IF([.$A29]=&quot;Montag&quot;;[$Daten.$B$18];IF([.$A29]=&quot;Dienstag&quot;;[$Daten.$D$18];IF([.$A29]=&quot;Mittwoch&quot;;[$Daten.$F$18];IF([.$A29]=&quot;Samstag&quot;;[$Daten.$L$18];&quot;0&quot;)))))))" office:value-type="time" office:time-value="PT00H00M00S" calcext:value-type="time">
            <text:p>00:00</text:p>
          </table:table-cell>
          <table:table-cell table:style-name="ce469" table:formula="of:=IF([.$K29]=&quot;Feiertag&quot;;&quot;0&quot;;IF([.$A29]=&quot;Donnerstag&quot;;[$Daten.$I$18];IF([.$A29]=&quot;Freitag&quot;;[$Daten.$K$18];IF([.$A29]=&quot;Montag&quot;;[$Daten.$C$18];IF([.$A29]=&quot;Dienstag&quot;;[$Daten.$E$18];IF([.$A29]=&quot;Mittwoch&quot;;[$Daten.$G$18];IF([.$A29]=&quot;Samstag&quot;;[$Daten.$M$18];&quot;0&quot;)))))))" office:value-type="time" office:time-value="PT00H00M00S" calcext:value-type="time">
            <text:p>00:00</text:p>
          </table:table-cell>
          <table:table-cell table:style-name="ce539"/>
          <table:table-cell table:style-name="ce542"/>
          <table:table-cell table:style-name="ce547" table:formula="of:=[.D29]-[.C29]+[.F29]-[.E29]+[.H29]-[.G29]" office:value-type="time" office:time-value="PT00H00M00S" calcext:value-type="time">
            <text:p>0:00</text:p>
          </table:table-cell>
          <table:table-cell table:style-name="ce551" table:formula="of:=[.I29]" office:value-type="time" office:time-value="PT00H00M00S" calcext:value-type="time">
            <text:p>00</text:p>
          </table:table-cell>
          <table:table-cell table:number-columns-repeated="1014"/>
        </table:table-row>
        <table:table-row table:style-name="ro2">
          <table:table-cell table:style-name="ce517" office:value-type="string" calcext:value-type="string">
            <text:p>Sonntag</text:p>
          </table:table-cell>
          <table:table-cell table:style-name="ce521" office:value-type="float" office:value="17" calcext:value-type="float">
            <text:p>17</text:p>
          </table:table-cell>
          <table:table-cell table:style-name="ce458" table:formula="of:=IF([.$K30]=&quot;Feiertag&quot;;&quot;0&quot;;IF([.$A30]=&quot;Donnerstag&quot;;[$Daten.$H$17];IF([.$A30]=&quot;Freitag&quot;;[$Daten.$J$17];IF([.$A30]=&quot;Montag&quot;;[$Daten.$B$17];IF([.$A30]=&quot;Dienstag&quot;;[$Daten.$D$17];IF([.$A30]=&quot;Mittwoch&quot;;[$Daten.$F$17];IF([.$A30]=&quot;Samstag&quot;;[$Daten.$L$17];&quot;0&quot;)))))))" office:value-type="string" office:string-value="0" calcext:value-type="string">
            <text:p>0</text:p>
          </table:table-cell>
          <table:table-cell table:style-name="ce469" table:formula="of:=IF([.$K30]=&quot;Feiertag&quot;;&quot;0&quot;;IF([.$A30]=&quot;Donnerstag&quot;;[$Daten.$I$17];IF([.$A30]=&quot;Freitag&quot;;[$Daten.$K$17];IF([.$A30]=&quot;Montag&quot;;[$Daten.$C$17];IF([.$A30]=&quot;Dienstag&quot;;[$Daten.$E$17];IF([.$A30]=&quot;Mittwoch&quot;;[$Daten.$G$17];IF([.$A30]=&quot;Samstag&quot;;[$Daten.$M$17];&quot;0&quot;)))))))" office:value-type="string" office:string-value="0" calcext:value-type="string">
            <text:p>0</text:p>
          </table:table-cell>
          <table:table-cell table:style-name="ce458" table:formula="of:=IF([.$K30]=&quot;Feiertag&quot;;&quot;0&quot;;IF([.$A30]=&quot;Donnerstag&quot;;[$Daten.$H$18];IF([.$A30]=&quot;Freitag&quot;;[$Daten.$J$18];IF([.$A30]=&quot;Montag&quot;;[$Daten.$B$18];IF([.$A30]=&quot;Dienstag&quot;;[$Daten.$D$18];IF([.$A30]=&quot;Mittwoch&quot;;[$Daten.$F$18];IF([.$A30]=&quot;Samstag&quot;;[$Daten.$L$18];&quot;0&quot;)))))))" office:value-type="string" office:string-value="0" calcext:value-type="string">
            <text:p>0</text:p>
          </table:table-cell>
          <table:table-cell table:style-name="ce469" table:formula="of:=IF([.$K30]=&quot;Feiertag&quot;;&quot;0&quot;;IF([.$A30]=&quot;Donnerstag&quot;;[$Daten.$I$18];IF([.$A30]=&quot;Freitag&quot;;[$Daten.$K$18];IF([.$A30]=&quot;Montag&quot;;[$Daten.$C$18];IF([.$A30]=&quot;Dienstag&quot;;[$Daten.$E$18];IF([.$A30]=&quot;Mittwoch&quot;;[$Daten.$G$18];IF([.$A30]=&quot;Samstag&quot;;[$Daten.$M$18];&quot;0&quot;)))))))" office:value-type="string" office:string-value="0" calcext:value-type="string">
            <text:p>0</text:p>
          </table:table-cell>
          <table:table-cell table:style-name="ce571"/>
          <table:table-cell table:style-name="ce572"/>
          <table:table-cell table:style-name="ce547" table:formula="of:=[.D30]-[.C30]+[.F30]-[.E30]+[.H30]-[.G30]" office:value-type="time" office:time-value="PT00H00M00S" calcext:value-type="time">
            <text:p>0:00</text:p>
          </table:table-cell>
          <table:table-cell table:style-name="ce551" table:formula="of:=[.I30]" office:value-type="time" office:time-value="PT00H00M00S" calcext:value-type="time">
            <text:p>00</text:p>
          </table:table-cell>
          <table:table-cell table:number-columns-repeated="1014"/>
        </table:table-row>
        <table:table-row table:style-name="ro2">
          <table:table-cell table:style-name="ce517" office:value-type="string" calcext:value-type="string">
            <text:p>Montag</text:p>
          </table:table-cell>
          <table:table-cell table:style-name="ce521" office:value-type="float" office:value="18" calcext:value-type="float">
            <text:p>18</text:p>
          </table:table-cell>
          <table:table-cell table:style-name="ce458" office:value-type="time" office:time-value="PT00H00M00S" calcext:value-type="time">
            <text:p>00:00</text:p>
          </table:table-cell>
          <table:table-cell table:style-name="ce469" office:value-type="time" office:time-value="PT00H00M00S" calcext:value-type="time">
            <text:p>00:00</text:p>
          </table:table-cell>
          <table:table-cell table:style-name="ce458" table:formula="of:=IF([.$K31]=&quot;Feiertag&quot;;&quot;0&quot;;IF([.$A31]=&quot;Donnerstag&quot;;[$Daten.$H$18];IF([.$A31]=&quot;Freitag&quot;;[$Daten.$J$18];IF([.$A31]=&quot;Montag&quot;;[$Daten.$B$18];IF([.$A31]=&quot;Dienstag&quot;;[$Daten.$D$18];IF([.$A31]=&quot;Mittwoch&quot;;[$Daten.$F$18];IF([.$A31]=&quot;Samstag&quot;;[$Daten.$L$18];&quot;0&quot;)))))))" office:value-type="time" office:time-value="PT00H00M00S" calcext:value-type="time">
            <text:p>00:00</text:p>
          </table:table-cell>
          <table:table-cell table:style-name="ce469" table:formula="of:=IF([.$K31]=&quot;Feiertag&quot;;&quot;0&quot;;IF([.$A31]=&quot;Donnerstag&quot;;[$Daten.$I$18];IF([.$A31]=&quot;Freitag&quot;;[$Daten.$K$18];IF([.$A31]=&quot;Montag&quot;;[$Daten.$C$18];IF([.$A31]=&quot;Dienstag&quot;;[$Daten.$E$18];IF([.$A31]=&quot;Mittwoch&quot;;[$Daten.$G$18];IF([.$A31]=&quot;Samstag&quot;;[$Daten.$M$18];&quot;0&quot;)))))))" office:value-type="time" office:time-value="PT00H00M00S" calcext:value-type="time">
            <text:p>00:00</text:p>
          </table:table-cell>
          <table:table-cell table:style-name="ce539"/>
          <table:table-cell table:style-name="ce542"/>
          <table:table-cell table:style-name="ce547" table:formula="of:=[.D31]-[.C31]+[.F31]-[.E31]+[.H31]-[.G31]" office:value-type="time" office:time-value="PT00H00M00S" calcext:value-type="time">
            <text:p>0:00</text:p>
          </table:table-cell>
          <table:table-cell table:style-name="ce551" table:formula="of:=[.I31]" office:value-type="time" office:time-value="PT00H00M00S" calcext:value-type="time">
            <text:p>00</text:p>
          </table:table-cell>
          <table:table-cell table:number-columns-repeated="1014"/>
        </table:table-row>
        <table:table-row table:style-name="ro2">
          <table:table-cell table:style-name="ce517" office:value-type="string" calcext:value-type="string">
            <text:p>Dienstag</text:p>
          </table:table-cell>
          <table:table-cell table:style-name="ce521" office:value-type="float" office:value="19" calcext:value-type="float">
            <text:p>19</text:p>
          </table:table-cell>
          <table:table-cell table:style-name="ce458" office:value-type="time" office:time-value="PT00H00M00S" calcext:value-type="time">
            <text:p>00:00</text:p>
          </table:table-cell>
          <table:table-cell table:style-name="ce469" office:value-type="time" office:time-value="PT00H00M00S" calcext:value-type="time">
            <text:p>00:00</text:p>
          </table:table-cell>
          <table:table-cell table:style-name="ce458" table:formula="of:=IF([.$K32]=&quot;Feiertag&quot;;&quot;0&quot;;IF([.$A32]=&quot;Donnerstag&quot;;[$Daten.$H$18];IF([.$A32]=&quot;Freitag&quot;;[$Daten.$J$18];IF([.$A32]=&quot;Montag&quot;;[$Daten.$B$18];IF([.$A32]=&quot;Dienstag&quot;;[$Daten.$D$18];IF([.$A32]=&quot;Mittwoch&quot;;[$Daten.$F$18];IF([.$A32]=&quot;Samstag&quot;;[$Daten.$L$18];&quot;0&quot;)))))))" office:value-type="time" office:time-value="PT00H00M00S" calcext:value-type="time">
            <text:p>00:00</text:p>
          </table:table-cell>
          <table:table-cell table:style-name="ce469" table:formula="of:=IF([.$K32]=&quot;Feiertag&quot;;&quot;0&quot;;IF([.$A32]=&quot;Donnerstag&quot;;[$Daten.$I$18];IF([.$A32]=&quot;Freitag&quot;;[$Daten.$K$18];IF([.$A32]=&quot;Montag&quot;;[$Daten.$C$18];IF([.$A32]=&quot;Dienstag&quot;;[$Daten.$E$18];IF([.$A32]=&quot;Mittwoch&quot;;[$Daten.$G$18];IF([.$A32]=&quot;Samstag&quot;;[$Daten.$M$18];&quot;0&quot;)))))))" office:value-type="time" office:time-value="PT00H00M00S" calcext:value-type="time">
            <text:p>00:00</text:p>
          </table:table-cell>
          <table:table-cell table:style-name="ce539"/>
          <table:table-cell table:style-name="ce542"/>
          <table:table-cell table:style-name="ce547" table:formula="of:=[.D32]-[.C32]+[.F32]-[.E32]+[.H32]-[.G32]" office:value-type="time" office:time-value="PT00H00M00S" calcext:value-type="time">
            <text:p>0:00</text:p>
          </table:table-cell>
          <table:table-cell table:style-name="ce551" table:formula="of:=[.I32]" office:value-type="time" office:time-value="PT00H00M00S" calcext:value-type="time">
            <text:p>00</text:p>
          </table:table-cell>
          <table:table-cell table:number-columns-repeated="1014"/>
        </table:table-row>
        <table:table-row table:style-name="ro2">
          <table:table-cell table:style-name="ce517" office:value-type="string" calcext:value-type="string">
            <text:p>Mittwoch</text:p>
          </table:table-cell>
          <table:table-cell table:style-name="ce521" office:value-type="float" office:value="20" calcext:value-type="float">
            <text:p>20</text:p>
          </table:table-cell>
          <table:table-cell table:style-name="ce458" table:formula="of:=IF([.$K33]=&quot;Feiertag&quot;;&quot;0&quot;;IF([.$A33]=&quot;Donnerstag&quot;;[$Daten.$H$17];IF([.$A33]=&quot;Freitag&quot;;[$Daten.$J$17];IF([.$A33]=&quot;Montag&quot;;[$Daten.$B$17];IF([.$A33]=&quot;Dienstag&quot;;[$Daten.$D$17];IF([.$A33]=&quot;Mittwoch&quot;;[$Daten.$F$17];IF([.$A33]=&quot;Samstag&quot;;[$Daten.$L$17];&quot;0&quot;)))))))" office:value-type="time" office:time-value="PT00H00M00S" calcext:value-type="time">
            <text:p>00:00</text:p>
          </table:table-cell>
          <table:table-cell table:style-name="ce469" table:formula="of:=IF([.$K33]=&quot;Feiertag&quot;;&quot;0&quot;;IF([.$A33]=&quot;Donnerstag&quot;;[$Daten.$I$17];IF([.$A33]=&quot;Freitag&quot;;[$Daten.$K$17];IF([.$A33]=&quot;Montag&quot;;[$Daten.$C$17];IF([.$A33]=&quot;Dienstag&quot;;[$Daten.$E$17];IF([.$A33]=&quot;Mittwoch&quot;;[$Daten.$G$17];IF([.$A33]=&quot;Samstag&quot;;[$Daten.$M$17];&quot;0&quot;)))))))" office:value-type="time" office:time-value="PT00H00M00S" calcext:value-type="time">
            <text:p>00:00</text:p>
          </table:table-cell>
          <table:table-cell table:style-name="ce458" table:formula="of:=IF([.$K33]=&quot;Feiertag&quot;;&quot;0&quot;;IF([.$A33]=&quot;Donnerstag&quot;;[$Daten.$H$18];IF([.$A33]=&quot;Freitag&quot;;[$Daten.$J$18];IF([.$A33]=&quot;Montag&quot;;[$Daten.$B$18];IF([.$A33]=&quot;Dienstag&quot;;[$Daten.$D$18];IF([.$A33]=&quot;Mittwoch&quot;;[$Daten.$F$18];IF([.$A33]=&quot;Samstag&quot;;[$Daten.$L$18];&quot;0&quot;)))))))" office:value-type="time" office:time-value="PT00H00M00S" calcext:value-type="time">
            <text:p>00:00</text:p>
          </table:table-cell>
          <table:table-cell table:style-name="ce469" table:formula="of:=IF([.$K33]=&quot;Feiertag&quot;;&quot;0&quot;;IF([.$A33]=&quot;Donnerstag&quot;;[$Daten.$I$18];IF([.$A33]=&quot;Freitag&quot;;[$Daten.$K$18];IF([.$A33]=&quot;Montag&quot;;[$Daten.$C$18];IF([.$A33]=&quot;Dienstag&quot;;[$Daten.$E$18];IF([.$A33]=&quot;Mittwoch&quot;;[$Daten.$G$18];IF([.$A33]=&quot;Samstag&quot;;[$Daten.$M$18];&quot;0&quot;)))))))" office:value-type="time" office:time-value="PT00H00M00S" calcext:value-type="time">
            <text:p>00:00</text:p>
          </table:table-cell>
          <table:table-cell table:style-name="ce539"/>
          <table:table-cell table:style-name="ce542"/>
          <table:table-cell table:style-name="ce547" table:formula="of:=[.D33]-[.C33]+[.F33]-[.E33]+[.H33]-[.G33]" office:value-type="time" office:time-value="PT00H00M00S" calcext:value-type="time">
            <text:p>0:00</text:p>
          </table:table-cell>
          <table:table-cell table:style-name="ce551" table:formula="of:=[.I33]" office:value-type="time" office:time-value="PT00H00M00S" calcext:value-type="time">
            <text:p>00</text:p>
          </table:table-cell>
          <table:table-cell table:number-columns-repeated="1014"/>
        </table:table-row>
        <table:table-row table:style-name="ro2">
          <table:table-cell table:style-name="ce517" office:value-type="string" calcext:value-type="string">
            <text:p>Donnerstag</text:p>
          </table:table-cell>
          <table:table-cell table:style-name="ce521" office:value-type="float" office:value="21" calcext:value-type="float">
            <text:p>21</text:p>
          </table:table-cell>
          <table:table-cell table:style-name="ce458" table:formula="of:=IF([.$K34]=&quot;Feiertag&quot;;&quot;0&quot;;IF([.$A34]=&quot;Donnerstag&quot;;[$Daten.$H$17];IF([.$A34]=&quot;Freitag&quot;;[$Daten.$J$17];IF([.$A34]=&quot;Montag&quot;;[$Daten.$B$17];IF([.$A34]=&quot;Dienstag&quot;;[$Daten.$D$17];IF([.$A34]=&quot;Mittwoch&quot;;[$Daten.$F$17];IF([.$A34]=&quot;Samstag&quot;;[$Daten.$L$17];&quot;0&quot;)))))))" office:value-type="time" office:time-value="PT00H00M00S" calcext:value-type="time">
            <text:p>00:00</text:p>
          </table:table-cell>
          <table:table-cell table:style-name="ce469" table:formula="of:=IF([.$K34]=&quot;Feiertag&quot;;&quot;0&quot;;IF([.$A34]=&quot;Donnerstag&quot;;[$Daten.$I$17];IF([.$A34]=&quot;Freitag&quot;;[$Daten.$K$17];IF([.$A34]=&quot;Montag&quot;;[$Daten.$C$17];IF([.$A34]=&quot;Dienstag&quot;;[$Daten.$E$17];IF([.$A34]=&quot;Mittwoch&quot;;[$Daten.$G$17];IF([.$A34]=&quot;Samstag&quot;;[$Daten.$M$17];&quot;0&quot;)))))))" office:value-type="time" office:time-value="PT00H00M00S" calcext:value-type="time">
            <text:p>00:00</text:p>
          </table:table-cell>
          <table:table-cell table:style-name="ce458" table:formula="of:=IF([.$K34]=&quot;Feiertag&quot;;&quot;0&quot;;IF([.$A34]=&quot;Donnerstag&quot;;[$Daten.$H$18];IF([.$A34]=&quot;Freitag&quot;;[$Daten.$J$18];IF([.$A34]=&quot;Montag&quot;;[$Daten.$B$18];IF([.$A34]=&quot;Dienstag&quot;;[$Daten.$D$18];IF([.$A34]=&quot;Mittwoch&quot;;[$Daten.$F$18];IF([.$A34]=&quot;Samstag&quot;;[$Daten.$L$18];&quot;0&quot;)))))))" office:value-type="time" office:time-value="PT00H00M00S" calcext:value-type="time">
            <text:p>00:00</text:p>
          </table:table-cell>
          <table:table-cell table:style-name="ce469" table:formula="of:=IF([.$K34]=&quot;Feiertag&quot;;&quot;0&quot;;IF([.$A34]=&quot;Donnerstag&quot;;[$Daten.$I$18];IF([.$A34]=&quot;Freitag&quot;;[$Daten.$K$18];IF([.$A34]=&quot;Montag&quot;;[$Daten.$C$18];IF([.$A34]=&quot;Dienstag&quot;;[$Daten.$E$18];IF([.$A34]=&quot;Mittwoch&quot;;[$Daten.$G$18];IF([.$A34]=&quot;Samstag&quot;;[$Daten.$M$18];&quot;0&quot;)))))))" office:value-type="time" office:time-value="PT00H00M00S" calcext:value-type="time">
            <text:p>00:00</text:p>
          </table:table-cell>
          <table:table-cell table:style-name="ce539"/>
          <table:table-cell table:style-name="ce542"/>
          <table:table-cell table:style-name="ce547" table:formula="of:=[.D34]-[.C34]+[.F34]-[.E34]+[.H34]-[.G34]" office:value-type="time" office:time-value="PT00H00M00S" calcext:value-type="time">
            <text:p>0:00</text:p>
          </table:table-cell>
          <table:table-cell table:style-name="ce551" table:formula="of:=[.I34]" office:value-type="time" office:time-value="PT00H00M00S" calcext:value-type="time">
            <text:p>00</text:p>
          </table:table-cell>
          <table:table-cell table:number-columns-repeated="1014"/>
        </table:table-row>
        <table:table-row table:style-name="ro2">
          <table:table-cell table:style-name="ce517" office:value-type="string" calcext:value-type="string">
            <text:p>Freitag</text:p>
          </table:table-cell>
          <table:table-cell table:style-name="ce521" office:value-type="float" office:value="22" calcext:value-type="float">
            <text:p>22</text:p>
          </table:table-cell>
          <table:table-cell table:style-name="ce458" table:formula="of:=IF([.$K35]=&quot;Feiertag&quot;;&quot;0&quot;;IF([.$A35]=&quot;Donnerstag&quot;;[$Daten.$H$17];IF([.$A35]=&quot;Freitag&quot;;[$Daten.$J$17];IF([.$A35]=&quot;Montag&quot;;[$Daten.$B$17];IF([.$A35]=&quot;Dienstag&quot;;[$Daten.$D$17];IF([.$A35]=&quot;Mittwoch&quot;;[$Daten.$F$17];IF([.$A35]=&quot;Samstag&quot;;[$Daten.$L$17];&quot;0&quot;)))))))" office:value-type="time" office:time-value="PT00H00M00S" calcext:value-type="time">
            <text:p>00:00</text:p>
          </table:table-cell>
          <table:table-cell table:style-name="ce469" table:formula="of:=IF([.$K35]=&quot;Feiertag&quot;;&quot;0&quot;;IF([.$A35]=&quot;Donnerstag&quot;;[$Daten.$I$17];IF([.$A35]=&quot;Freitag&quot;;[$Daten.$K$17];IF([.$A35]=&quot;Montag&quot;;[$Daten.$C$17];IF([.$A35]=&quot;Dienstag&quot;;[$Daten.$E$17];IF([.$A35]=&quot;Mittwoch&quot;;[$Daten.$G$17];IF([.$A35]=&quot;Samstag&quot;;[$Daten.$M$17];&quot;0&quot;)))))))" office:value-type="time" office:time-value="PT00H00M00S" calcext:value-type="time">
            <text:p>00:00</text:p>
          </table:table-cell>
          <table:table-cell table:style-name="ce458" table:formula="of:=IF([.$K35]=&quot;Feiertag&quot;;&quot;0&quot;;IF([.$A35]=&quot;Donnerstag&quot;;[$Daten.$H$18];IF([.$A35]=&quot;Freitag&quot;;[$Daten.$J$18];IF([.$A35]=&quot;Montag&quot;;[$Daten.$B$18];IF([.$A35]=&quot;Dienstag&quot;;[$Daten.$D$18];IF([.$A35]=&quot;Mittwoch&quot;;[$Daten.$F$18];IF([.$A35]=&quot;Samstag&quot;;[$Daten.$L$18];&quot;0&quot;)))))))" office:value-type="time" office:time-value="PT00H00M00S" calcext:value-type="time">
            <text:p>00:00</text:p>
          </table:table-cell>
          <table:table-cell table:style-name="ce469" table:formula="of:=IF([.$K35]=&quot;Feiertag&quot;;&quot;0&quot;;IF([.$A35]=&quot;Donnerstag&quot;;[$Daten.$I$18];IF([.$A35]=&quot;Freitag&quot;;[$Daten.$K$18];IF([.$A35]=&quot;Montag&quot;;[$Daten.$C$18];IF([.$A35]=&quot;Dienstag&quot;;[$Daten.$E$18];IF([.$A35]=&quot;Mittwoch&quot;;[$Daten.$G$18];IF([.$A35]=&quot;Samstag&quot;;[$Daten.$M$18];&quot;0&quot;)))))))" office:value-type="time" office:time-value="PT00H00M00S" calcext:value-type="time">
            <text:p>00:00</text:p>
          </table:table-cell>
          <table:table-cell table:style-name="ce539"/>
          <table:table-cell table:style-name="ce542"/>
          <table:table-cell table:style-name="ce547" table:formula="of:=[.D35]-[.C35]+[.F35]-[.E35]+[.H35]-[.G35]" office:value-type="time" office:time-value="PT00H00M00S" calcext:value-type="time">
            <text:p>0:00</text:p>
          </table:table-cell>
          <table:table-cell table:style-name="ce551" table:formula="of:=[.I35]" office:value-type="time" office:time-value="PT00H00M00S" calcext:value-type="time">
            <text:p>00</text:p>
          </table:table-cell>
          <table:table-cell table:number-columns-repeated="1014"/>
        </table:table-row>
        <table:table-row table:style-name="ro2">
          <table:table-cell table:style-name="ce517" office:value-type="string" calcext:value-type="string">
            <text:p>Samstag</text:p>
          </table:table-cell>
          <table:table-cell table:style-name="ce521" office:value-type="float" office:value="23" calcext:value-type="float">
            <text:p>23</text:p>
          </table:table-cell>
          <table:table-cell table:style-name="ce458" table:formula="of:=IF([.$K36]=&quot;Feiertag&quot;;&quot;0&quot;;IF([.$A36]=&quot;Donnerstag&quot;;[$Daten.$H$17];IF([.$A36]=&quot;Freitag&quot;;[$Daten.$J$17];IF([.$A36]=&quot;Montag&quot;;[$Daten.$B$17];IF([.$A36]=&quot;Dienstag&quot;;[$Daten.$D$17];IF([.$A36]=&quot;Mittwoch&quot;;[$Daten.$F$17];IF([.$A36]=&quot;Samstag&quot;;[$Daten.$L$17];&quot;0&quot;)))))))" office:value-type="time" office:time-value="PT00H00M00S" calcext:value-type="time">
            <text:p>00:00</text:p>
          </table:table-cell>
          <table:table-cell table:style-name="ce469" table:formula="of:=IF([.$K36]=&quot;Feiertag&quot;;&quot;0&quot;;IF([.$A36]=&quot;Donnerstag&quot;;[$Daten.$I$17];IF([.$A36]=&quot;Freitag&quot;;[$Daten.$K$17];IF([.$A36]=&quot;Montag&quot;;[$Daten.$C$17];IF([.$A36]=&quot;Dienstag&quot;;[$Daten.$E$17];IF([.$A36]=&quot;Mittwoch&quot;;[$Daten.$G$17];IF([.$A36]=&quot;Samstag&quot;;[$Daten.$M$17];&quot;0&quot;)))))))" office:value-type="time" office:time-value="PT00H00M00S" calcext:value-type="time">
            <text:p>00:00</text:p>
          </table:table-cell>
          <table:table-cell table:style-name="ce458" table:formula="of:=IF([.$K36]=&quot;Feiertag&quot;;&quot;0&quot;;IF([.$A36]=&quot;Donnerstag&quot;;[$Daten.$H$18];IF([.$A36]=&quot;Freitag&quot;;[$Daten.$J$18];IF([.$A36]=&quot;Montag&quot;;[$Daten.$B$18];IF([.$A36]=&quot;Dienstag&quot;;[$Daten.$D$18];IF([.$A36]=&quot;Mittwoch&quot;;[$Daten.$F$18];IF([.$A36]=&quot;Samstag&quot;;[$Daten.$L$18];&quot;0&quot;)))))))" office:value-type="time" office:time-value="PT00H00M00S" calcext:value-type="time">
            <text:p>00:00</text:p>
          </table:table-cell>
          <table:table-cell table:style-name="ce469" table:formula="of:=IF([.$K36]=&quot;Feiertag&quot;;&quot;0&quot;;IF([.$A36]=&quot;Donnerstag&quot;;[$Daten.$I$18];IF([.$A36]=&quot;Freitag&quot;;[$Daten.$K$18];IF([.$A36]=&quot;Montag&quot;;[$Daten.$C$18];IF([.$A36]=&quot;Dienstag&quot;;[$Daten.$E$18];IF([.$A36]=&quot;Mittwoch&quot;;[$Daten.$G$18];IF([.$A36]=&quot;Samstag&quot;;[$Daten.$M$18];&quot;0&quot;)))))))" office:value-type="time" office:time-value="PT00H00M00S" calcext:value-type="time">
            <text:p>00:00</text:p>
          </table:table-cell>
          <table:table-cell table:style-name="ce539"/>
          <table:table-cell table:style-name="ce542"/>
          <table:table-cell table:style-name="ce547" table:formula="of:=[.D36]-[.C36]+[.F36]-[.E36]+[.H36]-[.G36]" office:value-type="time" office:time-value="PT00H00M00S" calcext:value-type="time">
            <text:p>0:00</text:p>
          </table:table-cell>
          <table:table-cell table:style-name="ce551" table:formula="of:=[.I36]" office:value-type="time" office:time-value="PT00H00M00S" calcext:value-type="time">
            <text:p>00</text:p>
          </table:table-cell>
          <table:table-cell table:number-columns-repeated="1014"/>
        </table:table-row>
        <table:table-row table:style-name="ro2">
          <table:table-cell table:style-name="ce517" office:value-type="string" calcext:value-type="string">
            <text:p>Sonntag</text:p>
          </table:table-cell>
          <table:table-cell table:style-name="ce521" office:value-type="float" office:value="24" calcext:value-type="float">
            <text:p>24</text:p>
          </table:table-cell>
          <table:table-cell table:style-name="ce458" table:formula="of:=IF([.$K37]=&quot;Feiertag&quot;;&quot;0&quot;;IF([.$A37]=&quot;Donnerstag&quot;;[$Daten.$H$17];IF([.$A37]=&quot;Freitag&quot;;[$Daten.$J$17];IF([.$A37]=&quot;Montag&quot;;[$Daten.$B$17];IF([.$A37]=&quot;Dienstag&quot;;[$Daten.$D$17];IF([.$A37]=&quot;Mittwoch&quot;;[$Daten.$F$17];IF([.$A37]=&quot;Samstag&quot;;[$Daten.$L$17];&quot;0&quot;)))))))" office:value-type="string" office:string-value="0" calcext:value-type="string">
            <text:p>0</text:p>
          </table:table-cell>
          <table:table-cell table:style-name="ce469" table:formula="of:=IF([.$K37]=&quot;Feiertag&quot;;&quot;0&quot;;IF([.$A37]=&quot;Donnerstag&quot;;[$Daten.$I$17];IF([.$A37]=&quot;Freitag&quot;;[$Daten.$K$17];IF([.$A37]=&quot;Montag&quot;;[$Daten.$C$17];IF([.$A37]=&quot;Dienstag&quot;;[$Daten.$E$17];IF([.$A37]=&quot;Mittwoch&quot;;[$Daten.$G$17];IF([.$A37]=&quot;Samstag&quot;;[$Daten.$M$17];&quot;0&quot;)))))))" office:value-type="string" office:string-value="0" calcext:value-type="string">
            <text:p>0</text:p>
          </table:table-cell>
          <table:table-cell table:style-name="ce458" table:formula="of:=IF([.$K37]=&quot;Feiertag&quot;;&quot;0&quot;;IF([.$A37]=&quot;Donnerstag&quot;;[$Daten.$H$18];IF([.$A37]=&quot;Freitag&quot;;[$Daten.$J$18];IF([.$A37]=&quot;Montag&quot;;[$Daten.$B$18];IF([.$A37]=&quot;Dienstag&quot;;[$Daten.$D$18];IF([.$A37]=&quot;Mittwoch&quot;;[$Daten.$F$18];IF([.$A37]=&quot;Samstag&quot;;[$Daten.$L$18];&quot;0&quot;)))))))" office:value-type="string" office:string-value="0" calcext:value-type="string">
            <text:p>0</text:p>
          </table:table-cell>
          <table:table-cell table:style-name="ce469" table:formula="of:=IF([.$K37]=&quot;Feiertag&quot;;&quot;0&quot;;IF([.$A37]=&quot;Donnerstag&quot;;[$Daten.$I$18];IF([.$A37]=&quot;Freitag&quot;;[$Daten.$K$18];IF([.$A37]=&quot;Montag&quot;;[$Daten.$C$18];IF([.$A37]=&quot;Dienstag&quot;;[$Daten.$E$18];IF([.$A37]=&quot;Mittwoch&quot;;[$Daten.$G$18];IF([.$A37]=&quot;Samstag&quot;;[$Daten.$M$18];&quot;0&quot;)))))))" office:value-type="string" office:string-value="0" calcext:value-type="string">
            <text:p>0</text:p>
          </table:table-cell>
          <table:table-cell table:style-name="ce539"/>
          <table:table-cell table:style-name="ce542"/>
          <table:table-cell table:style-name="ce547" table:formula="of:=[.D37]-[.C37]+[.F37]-[.E37]+[.H37]-[.G37]" office:value-type="time" office:time-value="PT00H00M00S" calcext:value-type="time">
            <text:p>0:00</text:p>
          </table:table-cell>
          <table:table-cell table:style-name="ce551" table:formula="of:=[.I37]" office:value-type="time" office:time-value="PT00H00M00S" calcext:value-type="time">
            <text:p>00</text:p>
          </table:table-cell>
          <table:table-cell table:number-columns-repeated="1014"/>
        </table:table-row>
        <table:table-row table:style-name="ro2">
          <table:table-cell table:style-name="ce517" office:value-type="string" calcext:value-type="string">
            <text:p>Montag</text:p>
          </table:table-cell>
          <table:table-cell table:style-name="ce521" office:value-type="float" office:value="25" calcext:value-type="float">
            <text:p>25</text:p>
          </table:table-cell>
          <table:table-cell table:style-name="ce458" office:value-type="time" office:time-value="PT00H00M00S" calcext:value-type="time">
            <text:p>00:00</text:p>
          </table:table-cell>
          <table:table-cell table:style-name="ce469" office:value-type="time" office:time-value="PT00H00M00S" calcext:value-type="time">
            <text:p>00:00</text:p>
          </table:table-cell>
          <table:table-cell table:style-name="ce458" table:formula="of:=IF([.$K38]=&quot;Feiertag&quot;;&quot;0&quot;;IF([.$A38]=&quot;Donnerstag&quot;;[$Daten.$H$18];IF([.$A38]=&quot;Freitag&quot;;[$Daten.$J$18];IF([.$A38]=&quot;Montag&quot;;[$Daten.$B$18];IF([.$A38]=&quot;Dienstag&quot;;[$Daten.$D$18];IF([.$A38]=&quot;Mittwoch&quot;;[$Daten.$F$18];IF([.$A38]=&quot;Samstag&quot;;[$Daten.$L$18];&quot;0&quot;)))))))" office:value-type="time" office:time-value="PT00H00M00S" calcext:value-type="time">
            <text:p>00:00</text:p>
          </table:table-cell>
          <table:table-cell table:style-name="ce469" table:formula="of:=IF([.$K38]=&quot;Feiertag&quot;;&quot;0&quot;;IF([.$A38]=&quot;Donnerstag&quot;;[$Daten.$I$18];IF([.$A38]=&quot;Freitag&quot;;[$Daten.$K$18];IF([.$A38]=&quot;Montag&quot;;[$Daten.$C$18];IF([.$A38]=&quot;Dienstag&quot;;[$Daten.$E$18];IF([.$A38]=&quot;Mittwoch&quot;;[$Daten.$G$18];IF([.$A38]=&quot;Samstag&quot;;[$Daten.$M$18];&quot;0&quot;)))))))" office:value-type="time" office:time-value="PT00H00M00S" calcext:value-type="time">
            <text:p>00:00</text:p>
          </table:table-cell>
          <table:table-cell table:style-name="ce539"/>
          <table:table-cell table:style-name="ce542"/>
          <table:table-cell table:style-name="ce547" table:formula="of:=[.D38]-[.C38]+[.F38]-[.E38]+[.H38]-[.G38]" office:value-type="time" office:time-value="PT00H00M00S" calcext:value-type="time">
            <text:p>0:00</text:p>
          </table:table-cell>
          <table:table-cell table:style-name="ce551" table:formula="of:=[.I38]" office:value-type="time" office:time-value="PT00H00M00S" calcext:value-type="time">
            <text:p>00</text:p>
          </table:table-cell>
          <table:table-cell table:number-columns-repeated="1014"/>
        </table:table-row>
        <table:table-row table:style-name="ro2">
          <table:table-cell table:style-name="ce517" office:value-type="string" calcext:value-type="string">
            <text:p>Dienstag</text:p>
          </table:table-cell>
          <table:table-cell table:style-name="ce521" office:value-type="float" office:value="26" calcext:value-type="float">
            <text:p>26</text:p>
          </table:table-cell>
          <table:table-cell table:style-name="ce458" office:value-type="time" office:time-value="PT00H00M00S" calcext:value-type="time">
            <text:p>00:00</text:p>
          </table:table-cell>
          <table:table-cell table:style-name="ce469" office:value-type="time" office:time-value="PT00H00M00S" calcext:value-type="time">
            <text:p>00:00</text:p>
          </table:table-cell>
          <table:table-cell table:style-name="ce458" table:formula="of:=IF([.$K39]=&quot;Feiertag&quot;;&quot;0&quot;;IF([.$A39]=&quot;Donnerstag&quot;;[$Daten.$H$18];IF([.$A39]=&quot;Freitag&quot;;[$Daten.$J$18];IF([.$A39]=&quot;Montag&quot;;[$Daten.$B$18];IF([.$A39]=&quot;Dienstag&quot;;[$Daten.$D$18];IF([.$A39]=&quot;Mittwoch&quot;;[$Daten.$F$18];IF([.$A39]=&quot;Samstag&quot;;[$Daten.$L$18];&quot;0&quot;)))))))" office:value-type="time" office:time-value="PT00H00M00S" calcext:value-type="time">
            <text:p>00:00</text:p>
          </table:table-cell>
          <table:table-cell table:style-name="ce469" table:formula="of:=IF([.$K39]=&quot;Feiertag&quot;;&quot;0&quot;;IF([.$A39]=&quot;Donnerstag&quot;;[$Daten.$I$18];IF([.$A39]=&quot;Freitag&quot;;[$Daten.$K$18];IF([.$A39]=&quot;Montag&quot;;[$Daten.$C$18];IF([.$A39]=&quot;Dienstag&quot;;[$Daten.$E$18];IF([.$A39]=&quot;Mittwoch&quot;;[$Daten.$G$18];IF([.$A39]=&quot;Samstag&quot;;[$Daten.$M$18];&quot;0&quot;)))))))" office:value-type="time" office:time-value="PT00H00M00S" calcext:value-type="time">
            <text:p>00:00</text:p>
          </table:table-cell>
          <table:table-cell table:style-name="ce539"/>
          <table:table-cell table:style-name="ce542"/>
          <table:table-cell table:style-name="ce547" table:formula="of:=[.D39]-[.C39]+[.F39]-[.E39]+[.H39]-[.G39]" office:value-type="time" office:time-value="PT00H00M00S" calcext:value-type="time">
            <text:p>0:00</text:p>
          </table:table-cell>
          <table:table-cell table:style-name="ce551" table:formula="of:=[.I39]" office:value-type="time" office:time-value="PT00H00M00S" calcext:value-type="time">
            <text:p>00</text:p>
          </table:table-cell>
          <table:table-cell table:number-columns-repeated="1014"/>
        </table:table-row>
        <table:table-row table:style-name="ro2">
          <table:table-cell table:style-name="ce517" office:value-type="string" calcext:value-type="string">
            <text:p>Mittwoch</text:p>
          </table:table-cell>
          <table:table-cell table:style-name="ce521" office:value-type="float" office:value="27" calcext:value-type="float">
            <text:p>27</text:p>
          </table:table-cell>
          <table:table-cell table:style-name="ce458" table:formula="of:=IF([.$K40]=&quot;Feiertag&quot;;&quot;0&quot;;IF([.$A40]=&quot;Donnerstag&quot;;[$Daten.$H$17];IF([.$A40]=&quot;Freitag&quot;;[$Daten.$J$17];IF([.$A40]=&quot;Montag&quot;;[$Daten.$B$17];IF([.$A40]=&quot;Dienstag&quot;;[$Daten.$D$17];IF([.$A40]=&quot;Mittwoch&quot;;[$Daten.$F$17];IF([.$A40]=&quot;Samstag&quot;;[$Daten.$L$17];&quot;0&quot;)))))))" office:value-type="time" office:time-value="PT00H00M00S" calcext:value-type="time">
            <text:p>00:00</text:p>
          </table:table-cell>
          <table:table-cell table:style-name="ce469" table:formula="of:=IF([.$K40]=&quot;Feiertag&quot;;&quot;0&quot;;IF([.$A40]=&quot;Donnerstag&quot;;[$Daten.$I$17];IF([.$A40]=&quot;Freitag&quot;;[$Daten.$K$17];IF([.$A40]=&quot;Montag&quot;;[$Daten.$C$17];IF([.$A40]=&quot;Dienstag&quot;;[$Daten.$E$17];IF([.$A40]=&quot;Mittwoch&quot;;[$Daten.$G$17];IF([.$A40]=&quot;Samstag&quot;;[$Daten.$M$17];&quot;0&quot;)))))))" office:value-type="time" office:time-value="PT00H00M00S" calcext:value-type="time">
            <text:p>00:00</text:p>
          </table:table-cell>
          <table:table-cell table:style-name="ce458" table:formula="of:=IF([.$K40]=&quot;Feiertag&quot;;&quot;0&quot;;IF([.$A40]=&quot;Donnerstag&quot;;[$Daten.$H$18];IF([.$A40]=&quot;Freitag&quot;;[$Daten.$J$18];IF([.$A40]=&quot;Montag&quot;;[$Daten.$B$18];IF([.$A40]=&quot;Dienstag&quot;;[$Daten.$D$18];IF([.$A40]=&quot;Mittwoch&quot;;[$Daten.$F$18];IF([.$A40]=&quot;Samstag&quot;;[$Daten.$L$18];&quot;0&quot;)))))))" office:value-type="time" office:time-value="PT00H00M00S" calcext:value-type="time">
            <text:p>00:00</text:p>
          </table:table-cell>
          <table:table-cell table:style-name="ce469" table:formula="of:=IF([.$K40]=&quot;Feiertag&quot;;&quot;0&quot;;IF([.$A40]=&quot;Donnerstag&quot;;[$Daten.$I$18];IF([.$A40]=&quot;Freitag&quot;;[$Daten.$K$18];IF([.$A40]=&quot;Montag&quot;;[$Daten.$C$18];IF([.$A40]=&quot;Dienstag&quot;;[$Daten.$E$18];IF([.$A40]=&quot;Mittwoch&quot;;[$Daten.$G$18];IF([.$A40]=&quot;Samstag&quot;;[$Daten.$M$18];&quot;0&quot;)))))))" office:value-type="time" office:time-value="PT00H00M00S" calcext:value-type="time">
            <text:p>00:00</text:p>
          </table:table-cell>
          <table:table-cell table:style-name="ce539"/>
          <table:table-cell table:style-name="ce542"/>
          <table:table-cell table:style-name="ce547" table:formula="of:=[.D40]-[.C40]+[.F40]-[.E40]+[.H40]-[.G40]" office:value-type="time" office:time-value="PT00H00M00S" calcext:value-type="time">
            <text:p>0:00</text:p>
          </table:table-cell>
          <table:table-cell table:style-name="ce551" table:formula="of:=[.I40]" office:value-type="time" office:time-value="PT00H00M00S" calcext:value-type="time">
            <text:p>00</text:p>
          </table:table-cell>
          <table:table-cell table:number-columns-repeated="1014"/>
        </table:table-row>
        <table:table-row table:style-name="ro2">
          <table:table-cell table:style-name="ce517" office:value-type="string" calcext:value-type="string">
            <text:p>Donnerstag</text:p>
          </table:table-cell>
          <table:table-cell table:style-name="ce521" office:value-type="float" office:value="28" calcext:value-type="float">
            <text:p>28</text:p>
          </table:table-cell>
          <table:table-cell table:style-name="ce458" table:formula="of:=IF([.$K41]=&quot;Feiertag&quot;;&quot;0&quot;;IF([.$A41]=&quot;Donnerstag&quot;;[$Daten.$H$17];IF([.$A41]=&quot;Freitag&quot;;[$Daten.$J$17];IF([.$A41]=&quot;Montag&quot;;[$Daten.$B$17];IF([.$A41]=&quot;Dienstag&quot;;[$Daten.$D$17];IF([.$A41]=&quot;Mittwoch&quot;;[$Daten.$F$17];IF([.$A41]=&quot;Samstag&quot;;[$Daten.$L$17];&quot;0&quot;)))))))" office:value-type="time" office:time-value="PT00H00M00S" calcext:value-type="time">
            <text:p>00:00</text:p>
          </table:table-cell>
          <table:table-cell table:style-name="ce469" table:formula="of:=IF([.$K41]=&quot;Feiertag&quot;;&quot;0&quot;;IF([.$A41]=&quot;Donnerstag&quot;;[$Daten.$I$17];IF([.$A41]=&quot;Freitag&quot;;[$Daten.$K$17];IF([.$A41]=&quot;Montag&quot;;[$Daten.$C$17];IF([.$A41]=&quot;Dienstag&quot;;[$Daten.$E$17];IF([.$A41]=&quot;Mittwoch&quot;;[$Daten.$G$17];IF([.$A41]=&quot;Samstag&quot;;[$Daten.$M$17];&quot;0&quot;)))))))" office:value-type="time" office:time-value="PT00H00M00S" calcext:value-type="time">
            <text:p>00:00</text:p>
          </table:table-cell>
          <table:table-cell table:style-name="ce458" table:formula="of:=IF([.$K41]=&quot;Feiertag&quot;;&quot;0&quot;;IF([.$A41]=&quot;Donnerstag&quot;;[$Daten.$H$18];IF([.$A41]=&quot;Freitag&quot;;[$Daten.$J$18];IF([.$A41]=&quot;Montag&quot;;[$Daten.$B$18];IF([.$A41]=&quot;Dienstag&quot;;[$Daten.$D$18];IF([.$A41]=&quot;Mittwoch&quot;;[$Daten.$F$18];IF([.$A41]=&quot;Samstag&quot;;[$Daten.$L$18];&quot;0&quot;)))))))" office:value-type="time" office:time-value="PT00H00M00S" calcext:value-type="time">
            <text:p>00:00</text:p>
          </table:table-cell>
          <table:table-cell table:style-name="ce469" table:formula="of:=IF([.$K41]=&quot;Feiertag&quot;;&quot;0&quot;;IF([.$A41]=&quot;Donnerstag&quot;;[$Daten.$I$18];IF([.$A41]=&quot;Freitag&quot;;[$Daten.$K$18];IF([.$A41]=&quot;Montag&quot;;[$Daten.$C$18];IF([.$A41]=&quot;Dienstag&quot;;[$Daten.$E$18];IF([.$A41]=&quot;Mittwoch&quot;;[$Daten.$G$18];IF([.$A41]=&quot;Samstag&quot;;[$Daten.$M$18];&quot;0&quot;)))))))" office:value-type="time" office:time-value="PT00H00M00S" calcext:value-type="time">
            <text:p>00:00</text:p>
          </table:table-cell>
          <table:table-cell table:style-name="ce539"/>
          <table:table-cell table:style-name="ce542"/>
          <table:table-cell table:style-name="ce547" table:formula="of:=[.D41]-[.C41]+[.F41]-[.E41]+[.H41]-[.G41]" office:value-type="time" office:time-value="PT00H00M00S" calcext:value-type="time">
            <text:p>0:00</text:p>
          </table:table-cell>
          <table:table-cell table:style-name="ce551" table:formula="of:=[.I41]" office:value-type="time" office:time-value="PT00H00M00S" calcext:value-type="time">
            <text:p>00</text:p>
          </table:table-cell>
          <table:table-cell table:number-columns-repeated="1014"/>
        </table:table-row>
        <table:table-row table:style-name="ro2">
          <table:table-cell table:style-name="ce517" office:value-type="string" calcext:value-type="string">
            <text:p>Freitag</text:p>
          </table:table-cell>
          <table:table-cell table:style-name="ce521" office:value-type="float" office:value="29" calcext:value-type="float">
            <text:p>29</text:p>
          </table:table-cell>
          <table:table-cell table:style-name="ce458" table:formula="of:=IF([.$K42]=&quot;Feiertag&quot;;&quot;0&quot;;IF([.$A42]=&quot;Donnerstag&quot;;[$Daten.$H$17];IF([.$A42]=&quot;Freitag&quot;;[$Daten.$J$17];IF([.$A42]=&quot;Montag&quot;;[$Daten.$B$17];IF([.$A42]=&quot;Dienstag&quot;;[$Daten.$D$17];IF([.$A42]=&quot;Mittwoch&quot;;[$Daten.$F$17];IF([.$A42]=&quot;Samstag&quot;;[$Daten.$L$17];&quot;0&quot;)))))))" office:value-type="time" office:time-value="PT00H00M00S" calcext:value-type="time">
            <text:p>00:00</text:p>
          </table:table-cell>
          <table:table-cell table:style-name="ce469" table:formula="of:=IF([.$K42]=&quot;Feiertag&quot;;&quot;0&quot;;IF([.$A42]=&quot;Donnerstag&quot;;[$Daten.$I$17];IF([.$A42]=&quot;Freitag&quot;;[$Daten.$K$17];IF([.$A42]=&quot;Montag&quot;;[$Daten.$C$17];IF([.$A42]=&quot;Dienstag&quot;;[$Daten.$E$17];IF([.$A42]=&quot;Mittwoch&quot;;[$Daten.$G$17];IF([.$A42]=&quot;Samstag&quot;;[$Daten.$M$17];&quot;0&quot;)))))))" office:value-type="time" office:time-value="PT00H00M00S" calcext:value-type="time">
            <text:p>00:00</text:p>
          </table:table-cell>
          <table:table-cell table:style-name="ce458" table:formula="of:=IF([.$K42]=&quot;Feiertag&quot;;&quot;0&quot;;IF([.$A42]=&quot;Donnerstag&quot;;[$Daten.$H$18];IF([.$A42]=&quot;Freitag&quot;;[$Daten.$J$18];IF([.$A42]=&quot;Montag&quot;;[$Daten.$B$18];IF([.$A42]=&quot;Dienstag&quot;;[$Daten.$D$18];IF([.$A42]=&quot;Mittwoch&quot;;[$Daten.$F$18];IF([.$A42]=&quot;Samstag&quot;;[$Daten.$L$18];&quot;0&quot;)))))))" office:value-type="time" office:time-value="PT00H00M00S" calcext:value-type="time">
            <text:p>00:00</text:p>
          </table:table-cell>
          <table:table-cell table:style-name="ce469" table:formula="of:=IF([.$K42]=&quot;Feiertag&quot;;&quot;0&quot;;IF([.$A42]=&quot;Donnerstag&quot;;[$Daten.$I$18];IF([.$A42]=&quot;Freitag&quot;;[$Daten.$K$18];IF([.$A42]=&quot;Montag&quot;;[$Daten.$C$18];IF([.$A42]=&quot;Dienstag&quot;;[$Daten.$E$18];IF([.$A42]=&quot;Mittwoch&quot;;[$Daten.$G$18];IF([.$A42]=&quot;Samstag&quot;;[$Daten.$M$18];&quot;0&quot;)))))))" office:value-type="time" office:time-value="PT00H00M00S" calcext:value-type="time">
            <text:p>00:00</text:p>
          </table:table-cell>
          <table:table-cell table:style-name="ce571"/>
          <table:table-cell table:style-name="ce572"/>
          <table:table-cell table:style-name="ce547" table:formula="of:=[.D42]-[.C42]+[.F42]-[.E42]+[.H42]-[.G42]" office:value-type="time" office:time-value="PT00H00M00S" calcext:value-type="time">
            <text:p>0:00</text:p>
          </table:table-cell>
          <table:table-cell table:style-name="ce551" table:formula="of:=[.I42]" office:value-type="time" office:time-value="PT00H00M00S" calcext:value-type="time">
            <text:p>00</text:p>
          </table:table-cell>
          <table:table-cell table:number-columns-repeated="1014"/>
        </table:table-row>
        <table:table-row table:style-name="ro2">
          <table:table-cell table:style-name="ce517" office:value-type="string" calcext:value-type="string">
            <text:p>Samstag</text:p>
          </table:table-cell>
          <table:table-cell table:style-name="ce521" office:value-type="float" office:value="30" calcext:value-type="float">
            <text:p>30</text:p>
          </table:table-cell>
          <table:table-cell table:style-name="ce458" table:formula="of:=IF([.$K43]=&quot;Feiertag&quot;;&quot;0&quot;;IF([.$A43]=&quot;Donnerstag&quot;;[$Daten.$H$17];IF([.$A43]=&quot;Freitag&quot;;[$Daten.$J$17];IF([.$A43]=&quot;Montag&quot;;[$Daten.$B$17];IF([.$A43]=&quot;Dienstag&quot;;[$Daten.$D$17];IF([.$A43]=&quot;Mittwoch&quot;;[$Daten.$F$17];IF([.$A43]=&quot;Samstag&quot;;[$Daten.$L$17];&quot;0&quot;)))))))" office:value-type="time" office:time-value="PT00H00M00S" calcext:value-type="time">
            <text:p>00:00</text:p>
          </table:table-cell>
          <table:table-cell table:style-name="ce469" table:formula="of:=IF([.$K43]=&quot;Feiertag&quot;;&quot;0&quot;;IF([.$A43]=&quot;Donnerstag&quot;;[$Daten.$I$17];IF([.$A43]=&quot;Freitag&quot;;[$Daten.$K$17];IF([.$A43]=&quot;Montag&quot;;[$Daten.$C$17];IF([.$A43]=&quot;Dienstag&quot;;[$Daten.$E$17];IF([.$A43]=&quot;Mittwoch&quot;;[$Daten.$G$17];IF([.$A43]=&quot;Samstag&quot;;[$Daten.$M$17];&quot;0&quot;)))))))" office:value-type="time" office:time-value="PT00H00M00S" calcext:value-type="time">
            <text:p>00:00</text:p>
          </table:table-cell>
          <table:table-cell table:style-name="ce458" table:formula="of:=IF([.$K43]=&quot;Feiertag&quot;;&quot;0&quot;;IF([.$A43]=&quot;Donnerstag&quot;;[$Daten.$H$18];IF([.$A43]=&quot;Freitag&quot;;[$Daten.$J$18];IF([.$A43]=&quot;Montag&quot;;[$Daten.$B$18];IF([.$A43]=&quot;Dienstag&quot;;[$Daten.$D$18];IF([.$A43]=&quot;Mittwoch&quot;;[$Daten.$F$18];IF([.$A43]=&quot;Samstag&quot;;[$Daten.$L$18];&quot;0&quot;)))))))" office:value-type="time" office:time-value="PT00H00M00S" calcext:value-type="time">
            <text:p>00:00</text:p>
          </table:table-cell>
          <table:table-cell table:style-name="ce469" table:formula="of:=IF([.$K43]=&quot;Feiertag&quot;;&quot;0&quot;;IF([.$A43]=&quot;Donnerstag&quot;;[$Daten.$I$18];IF([.$A43]=&quot;Freitag&quot;;[$Daten.$K$18];IF([.$A43]=&quot;Montag&quot;;[$Daten.$C$18];IF([.$A43]=&quot;Dienstag&quot;;[$Daten.$E$18];IF([.$A43]=&quot;Mittwoch&quot;;[$Daten.$G$18];IF([.$A43]=&quot;Samstag&quot;;[$Daten.$M$18];&quot;0&quot;)))))))" office:value-type="time" office:time-value="PT00H00M00S" calcext:value-type="time">
            <text:p>00:00</text:p>
          </table:table-cell>
          <table:table-cell table:style-name="ce539"/>
          <table:table-cell table:style-name="ce573"/>
          <table:table-cell table:style-name="ce547" table:formula="of:=[.D43]-[.C43]+[.F43]-[.E43]+[.H43]-[.G43]" office:value-type="time" office:time-value="PT00H00M00S" calcext:value-type="time">
            <text:p>0:00</text:p>
          </table:table-cell>
          <table:table-cell table:style-name="ce551" table:formula="of:=[.I43]" office:value-type="time" office:time-value="PT00H00M00S" calcext:value-type="time">
            <text:p>00</text:p>
          </table:table-cell>
          <table:table-cell table:number-columns-repeated="1014"/>
        </table:table-row>
        <table:table-row table:style-name="ro2">
          <table:table-cell table:style-name="ce517" office:value-type="string" calcext:value-type="string">
            <text:p>Sonntag</text:p>
          </table:table-cell>
          <table:table-cell table:style-name="ce522" office:value-type="float" office:value="31" calcext:value-type="float">
            <text:p>31</text:p>
          </table:table-cell>
          <table:table-cell table:style-name="ce459" table:formula="of:=IF([.$K44]=&quot;Feiertag&quot;;&quot;0&quot;;IF([.$A44]=&quot;Donnerstag&quot;;[$Daten.$H$17];IF([.$A44]=&quot;Freitag&quot;;[$Daten.$J$17];IF([.$A44]=&quot;Montag&quot;;[$Daten.$B$17];IF([.$A44]=&quot;Dienstag&quot;;[$Daten.$D$17];IF([.$A44]=&quot;Mittwoch&quot;;[$Daten.$F$17];IF([.$A44]=&quot;Samstag&quot;;[$Daten.$L$17];&quot;0&quot;)))))))" office:value-type="string" office:string-value="0" calcext:value-type="string">
            <text:p>0</text:p>
          </table:table-cell>
          <table:table-cell table:style-name="ce470" table:formula="of:=IF([.$K44]=&quot;Feiertag&quot;;&quot;0&quot;;IF([.$A44]=&quot;Donnerstag&quot;;[$Daten.$I$17];IF([.$A44]=&quot;Freitag&quot;;[$Daten.$K$17];IF([.$A44]=&quot;Montag&quot;;[$Daten.$C$17];IF([.$A44]=&quot;Dienstag&quot;;[$Daten.$E$17];IF([.$A44]=&quot;Mittwoch&quot;;[$Daten.$G$17];IF([.$A44]=&quot;Samstag&quot;;[$Daten.$M$17];&quot;0&quot;)))))))" office:value-type="string" office:string-value="0" calcext:value-type="string">
            <text:p>0</text:p>
          </table:table-cell>
          <table:table-cell table:style-name="ce458" table:formula="of:=IF([.$K44]=&quot;Feiertag&quot;;&quot;0&quot;;IF([.$A44]=&quot;Donnerstag&quot;;[$Daten.$H$18];IF([.$A44]=&quot;Freitag&quot;;[$Daten.$J$18];IF([.$A44]=&quot;Montag&quot;;[$Daten.$B$18];IF([.$A44]=&quot;Dienstag&quot;;[$Daten.$D$18];IF([.$A44]=&quot;Mittwoch&quot;;[$Daten.$F$18];IF([.$A44]=&quot;Samstag&quot;;[$Daten.$L$18];&quot;0&quot;)))))))" office:value-type="string" office:string-value="0" calcext:value-type="string">
            <text:p>0</text:p>
          </table:table-cell>
          <table:table-cell table:style-name="ce469" table:formula="of:=IF([.$K44]=&quot;Feiertag&quot;;&quot;0&quot;;IF([.$A44]=&quot;Donnerstag&quot;;[$Daten.$I$18];IF([.$A44]=&quot;Freitag&quot;;[$Daten.$K$18];IF([.$A44]=&quot;Montag&quot;;[$Daten.$C$18];IF([.$A44]=&quot;Dienstag&quot;;[$Daten.$E$18];IF([.$A44]=&quot;Mittwoch&quot;;[$Daten.$G$18];IF([.$A44]=&quot;Samstag&quot;;[$Daten.$M$18];&quot;0&quot;)))))))" office:value-type="string" office:string-value="0" calcext:value-type="string">
            <text:p>0</text:p>
          </table:table-cell>
          <table:table-cell table:style-name="ce559"/>
          <table:table-cell table:style-name="ce561"/>
          <table:table-cell table:style-name="ce562" table:formula="of:=[.D44]-[.C44]+[.F44]-[.E44]+[.H44]-[.G44]" office:value-type="time" office:time-value="PT00H00M00S" calcext:value-type="time">
            <text:p>0:00</text:p>
          </table:table-cell>
          <table:table-cell table:style-name="ce565" table:formula="of:=[.I44]" office:value-type="time" office:time-value="PT00H00M00S" calcext:value-type="time">
            <text:p>00</text:p>
          </table:table-cell>
          <table:table-cell table:number-columns-repeated="1014"/>
        </table:table-row>
        <table:table-row table:style-name="ro2">
          <table:table-cell table:style-name="ce555"/>
          <table:table-cell table:number-columns-repeated="3"/>
          <table:table-cell table:style-name="ce472" office:value-type="string" calcext:value-type="string">
            <text:p>Monatssumme</text:p>
          </table:table-cell>
          <table:table-cell table:style-name="ce477"/>
          <table:table-cell table:style-name="ce486" table:number-columns-repeated="2"/>
          <table:table-cell table:style-name="ce505" table:formula="of:=SUM([.I$14:.I44])" office:value-type="time" office:time-value="PT21H45M00S" calcext:value-type="time">
            <text:p>21:45</text:p>
          </table:table-cell>
          <table:table-cell table:style-name="ce511" table:formula="of:=[.I45]" office:value-type="time" office:time-value="PT21H45M00S" calcext:value-type="time">
            <text:p>1305</text:p>
          </table:table-cell>
          <table:table-cell table:number-columns-repeated="1014"/>
        </table:table-row>
        <table:table-row table:style-name="ro2">
          <table:table-cell table:style-name="ce555"/>
          <table:table-cell table:number-columns-repeated="3"/>
          <table:table-cell table:style-name="ce473" office:value-type="string" calcext:value-type="string">
            <text:p>Monatssaldo</text:p>
          </table:table-cell>
          <table:table-cell table:style-name="ce478"/>
          <table:table-cell table:style-name="ce487" table:number-columns-repeated="2"/>
          <table:table-cell table:style-name="ce506" table:formula="of:=SUM([.I$14:.I44];-[.G$10])" office:value-type="time" office:time-value="-PT19H33M00S" calcext:value-type="time">
            <text:p>-19:33</text:p>
          </table:table-cell>
          <table:table-cell table:style-name="ce512" table:formula="of:=[.I46]" office:value-type="time" office:time-value="-PT19H33M00S" calcext:value-type="time">
            <text:p>-1173</text:p>
          </table:table-cell>
          <table:table-cell table:number-columns-repeated="1014"/>
        </table:table-row>
        <table:table-row table:style-name="ro2" table:number-rows-repeated="3">
          <table:table-cell table:number-columns-repeated="1024"/>
        </table:table-row>
        <table:table-row table:style-name="ro2">
          <table:table-cell table:style-name="ce442" office:value-type="string" calcext:value-type="string">
            <text:p>für die Richtigkeit:</text:p>
          </table:table-cell>
          <table:table-cell table:style-name="ce411"/>
          <table:table-cell table:style-name="ce395" table:number-columns-repeated="3"/>
          <table:table-cell table:style-name="ce479" table:number-columns-repeated="3"/>
          <table:table-cell table:style-name="ce507"/>
          <table:table-cell table:style-name="ce513"/>
          <table:table-cell table:number-columns-repeated="1014"/>
        </table:table-row>
        <table:table-row table:style-name="ro2">
          <table:table-cell table:style-name="ce442"/>
          <table:table-cell table:style-name="ce411"/>
          <table:table-cell table:style-name="ce395" table:number-columns-repeated="3"/>
          <table:table-cell table:style-name="ce480" table:formula="of:=[$Daten.$F$7]" office:value-type="string" office:string-value="Betreuer/in:" calcext:value-type="string">
            <text:p>Betreuer/in:</text:p>
          </table:table-cell>
          <table:table-cell table:style-name="ce488"/>
          <table:table-cell table:style-name="ce493" table:formula="of:=[$Daten.$G$7]" office:value-type="string" office:string-value="Dr. Matthias Wübbeling" calcext:value-type="string">
            <text:p>Dr. Matthias Wübbeling</text:p>
          </table:table-cell>
          <table:table-cell table:style-name="ce493" table:number-columns-repeated="2"/>
          <table:table-cell table:number-columns-repeated="1014"/>
        </table:table-row>
        <table:table-row table:style-name="ro2" table:number-rows-repeated="3">
          <table:table-cell table:style-name="ce442"/>
          <table:table-cell table:style-name="ce411"/>
          <table:table-cell table:style-name="ce395" table:number-columns-repeated="7"/>
          <table:table-cell table:style-name="ce404"/>
          <table:table-cell table:number-columns-repeated="1014"/>
        </table:table-row>
        <table:table-row table:style-name="ro2">
          <table:table-cell table:style-name="ce444" table:formula="of:=[$Daten.$B$3]" office:value-type="string" office:string-value="Sefa Pilavci" calcext:value-type="string" table:number-columns-spanned="4" table:number-rows-spanned="1">
            <text:p>Sefa Pilavci</text:p>
          </table:table-cell>
          <table:covered-table-cell table:number-columns-repeated="3" table:style-name="ce444"/>
          <table:table-cell table:style-name="ce395"/>
          <table:table-cell table:style-name="ce480" table:formula="of:=[$Daten.$F$8]" office:value-type="string" office:string-value="Fachvorgesetzte/r:" calcext:value-type="string">
            <text:p>Fachvorgesetzte/r:</text:p>
          </table:table-cell>
          <table:table-cell table:style-name="ce488"/>
          <table:table-cell table:style-name="ce494"/>
          <table:table-cell table:style-name="ce480" table:formula="of:=[$Daten.$G$8]" office:value-type="string" office:string-value="Dr. Matthias Wübbeling" calcext:value-type="string">
            <text:p>Dr. Matthias Wübbeling</text:p>
          </table:table-cell>
          <table:table-cell table:style-name="ce514"/>
          <table:table-cell table:number-columns-repeated="1014"/>
        </table:table-row>
        <table:table-row table:style-name="ro2">
          <table:table-cell table:number-columns-repeated="2"/>
          <table:table-cell table:style-name="ce395" table:number-columns-repeated="6"/>
          <table:table-cell table:style-name="ce404"/>
          <table:table-cell table:number-columns-repeated="1015"/>
        </table:table-row>
        <table:table-row table:style-name="ro2" table:number-rows-repeated="1048519">
          <table:table-cell table:number-columns-repeated="1024"/>
        </table:table-row>
        <table:table-row table:style-name="ro2">
          <table:table-cell table:number-columns-repeated="1024"/>
        </table:table-row>
        <table:named-expressions>
          <table:named-range table:name="_xlnm.Print_Area" table:base-cell-address="$Daten.$A$1" table:cell-range-address="$Juli.$A$2:.$K$55" table:range-usable-as="print-range"/>
        </table:named-expressions>
      </table:table>
      <table:table table:name="August" table:style-name="ta6" table:print-ranges="August.A2:August.K56">
        <office:forms form:automatic-focus="false" form:apply-design-mode="false"/>
        <table:table-column table:style-name="co14" table:default-cell-style-name="ce556"/>
        <table:table-column table:style-name="co6" table:default-cell-style-name="ce553"/>
        <table:table-column table:style-name="co7" table:number-columns-repeated="6" table:default-cell-style-name="ce523"/>
        <table:table-column table:style-name="co8" table:default-cell-style-name="ce545"/>
        <table:table-column table:style-name="co9" table:default-cell-style-name="ce519"/>
        <table:table-column table:style-name="co12" table:number-columns-repeated="1014" table:default-cell-style-name="ce553"/>
        <table:table-row table:style-name="ro7">
          <table:table-cell table:style-name="ce555"/>
          <table:table-cell table:number-columns-repeated="1023"/>
        </table:table-row>
        <table:table-row table:style-name="ro5">
          <table:table-cell table:style-name="ce555"/>
          <table:table-cell/>
          <table:table-cell table:style-name="ce450" table:formula="of:=[$Daten.A1]" office:value-type="string" office:string-value="Zeiterfassungskarte" calcext:value-type="string">
            <text:p>Zeiterfassungskarte</text:p>
          </table:table-cell>
          <table:table-cell table:style-name="ce460"/>
          <table:table-cell table:style-name="ce395" table:number-columns-repeated="4"/>
          <table:table-cell table:style-name="ce495" table:formula="of:=[$Daten.B4]" office:value-type="float" office:value="2022" calcext:value-type="float">
            <text:p>2022</text:p>
          </table:table-cell>
          <table:table-cell table:number-columns-repeated="1015"/>
        </table:table-row>
        <table:table-row table:style-name="ro2">
          <table:table-cell table:style-name="ce555"/>
          <table:table-cell table:number-columns-repeated="2"/>
          <table:table-cell table:style-name="ce530"/>
          <table:table-cell table:number-columns-repeated="1020"/>
        </table:table-row>
        <table:table-row table:style-name="ro2">
          <table:table-cell table:style-name="ce555"/>
          <table:table-cell/>
          <table:table-cell table:style-name="ce524" office:value-type="string" calcext:value-type="string">
            <text:p>Monat:</text:p>
          </table:table-cell>
          <table:table-cell table:style-name="ce531" office:value-type="string" calcext:value-type="string">
            <text:p>August</text:p>
          </table:table-cell>
          <table:table-cell table:style-name="ce536"/>
          <table:table-cell table:style-name="ce537" table:number-columns-repeated="2"/>
          <table:table-cell table:style-name="ce481"/>
          <table:table-cell table:style-name="ce497"/>
          <table:table-cell table:number-columns-repeated="1015"/>
        </table:table-row>
        <table:table-row table:style-name="ro2">
          <table:table-cell table:style-name="ce555"/>
          <table:table-cell/>
          <table:table-cell table:style-name="ce453" table:formula="of:=[$Daten.B3]" office:value-type="string" office:string-value="Sefa Pilavci" calcext:value-type="string">
            <text:p>Sefa Pilavci</text:p>
          </table:table-cell>
          <table:table-cell table:style-name="ce465" table:number-columns-repeated="2"/>
          <table:table-cell table:style-name="ce529" table:number-columns-repeated="2"/>
          <table:table-cell table:style-name="ce482"/>
          <table:table-cell table:style-name="ce498" table:formula="of:=[$Daten.$F$5]" office:value-type="string" office:string-value="Tutor Netzwerksicherheit" calcext:value-type="string">
            <text:p>Tutor Netzwerksicherheit</text:p>
          </table:table-cell>
          <table:table-cell table:number-columns-repeated="1015"/>
        </table:table-row>
        <table:table-row table:style-name="ro6">
          <table:table-cell table:style-name="ce555"/>
          <table:table-cell/>
          <table:table-cell table:style-name="ce454"/>
          <table:table-cell table:style-name="ce464" table:number-columns-repeated="2"/>
          <table:table-cell table:style-name="ce475" table:number-columns-repeated="2"/>
          <table:table-cell table:style-name="ce468"/>
          <table:table-cell table:style-name="ce499"/>
          <table:table-cell table:number-columns-repeated="1015"/>
        </table:table-row>
        <table:table-row table:style-name="ro7">
          <table:table-cell table:style-name="ce555"/>
          <table:table-cell/>
          <table:table-cell table:style-name="ce453" table:formula="of:=[$Daten.A7]" office:value-type="string" office:string-value="Vertragsbeginn:" calcext:value-type="string">
            <text:p>Vertragsbeginn:</text:p>
          </table:table-cell>
          <table:table-cell table:style-name="ce465" table:number-columns-repeated="2"/>
          <table:table-cell table:style-name="ce476" table:formula="of:=[$Daten.B7]" office:value-type="date" office:date-value="2022-04-01" calcext:value-type="date" table:number-columns-spanned="2" table:number-rows-spanned="1">
            <text:p>01.04.2022</text:p>
          </table:table-cell>
          <table:covered-table-cell table:style-name="ce476"/>
          <table:table-cell table:style-name="ce482"/>
          <table:table-cell table:style-name="ce500"/>
          <table:table-cell table:number-columns-repeated="1015"/>
        </table:table-row>
        <table:table-row table:style-name="ro7">
          <table:table-cell table:style-name="ce555"/>
          <table:table-cell/>
          <table:table-cell table:style-name="ce453" table:formula="of:=[$Daten.A8]" office:value-type="string" office:string-value="Vertragsende:" calcext:value-type="string">
            <text:p>Vertragsende:</text:p>
          </table:table-cell>
          <table:table-cell table:style-name="ce465" table:number-columns-repeated="2"/>
          <table:table-cell table:style-name="ce476" table:formula="of:=[$Daten.B8]" office:value-type="date" office:date-value="2022-09-30" calcext:value-type="date" table:number-columns-spanned="2" table:number-rows-spanned="1">
            <text:p>30.09.2022</text:p>
          </table:table-cell>
          <table:covered-table-cell table:style-name="ce476"/>
          <table:table-cell table:style-name="ce482"/>
          <table:table-cell table:style-name="ce501"/>
          <table:table-cell table:number-columns-repeated="1015"/>
        </table:table-row>
        <table:table-row table:style-name="ro6">
          <table:table-cell table:style-name="ce555"/>
          <table:table-cell/>
          <table:table-cell table:style-name="ce454"/>
          <table:table-cell table:style-name="ce464" table:number-columns-repeated="2"/>
          <table:table-cell table:style-name="ce475" table:number-columns-repeated="2"/>
          <table:table-cell table:style-name="ce468"/>
          <table:table-cell table:style-name="ce499"/>
          <table:table-cell table:number-columns-repeated="1015"/>
        </table:table-row>
        <table:table-row table:style-name="ro2">
          <table:table-cell table:style-name="ce555"/>
          <table:table-cell/>
          <table:table-cell table:style-name="ce525" office:value-type="string" calcext:value-type="string">
            <text:p>Summe der Arbeitszeit lt. Vertrag</text:p>
          </table:table-cell>
          <table:table-cell table:style-name="ce529" table:number-columns-repeated="2"/>
          <table:table-cell table:style-name="ce532"/>
          <table:table-cell table:style-name="ce483" table:formula="of:=IF(OR([$Daten.B5]=&quot;Januar&quot;;[$Daten.B5]=&quot;Februar&quot;;[$Daten.B5]=&quot;März&quot;;[$Daten.B5]=&quot;April&quot;;[$Daten.B5]=&quot;Mai&quot;;[$Daten.B5]=&quot;Juni&quot;;[$Daten.B5]=&quot;Juli&quot;;[$Daten.B5]=&quot;August&quot;);[$Daten.B11];0)" office:value-type="time" office:time-value="PT41H18M00S" calcext:value-type="time">
            <text:p>41:18</text:p>
          </table:table-cell>
          <table:table-cell table:style-name="ce489" table:formula="of:=IF([$Daten.B5]=&quot;Januar&quot;;[$Daten.C11];0)" office:value-type="float" office:value="0" calcext:value-type="float">
            <text:p>0</text:p>
          </table:table-cell>
          <table:table-cell table:style-name="ce438"/>
          <table:table-cell table:number-columns-repeated="1015"/>
        </table:table-row>
        <table:table-row table:style-name="ro2">
          <table:table-cell table:style-name="ce555"/>
          <table:table-cell/>
          <table:table-cell table:style-name="ce525" office:value-type="string" calcext:value-type="string">
            <text:p>Urlaub pro Monat</text:p>
          </table:table-cell>
          <table:table-cell table:style-name="ce532" table:number-columns-repeated="3"/>
          <table:table-cell table:style-name="ce465" table:formula="of:=IF(OR([$Daten.B5]=&quot;Januar&quot;;[$Daten.B5]=&quot;Februar&quot;;[$Daten.B5]=&quot;März&quot;;[$Daten.B5]=&quot;April&quot;;[$Daten.B5]=&quot;Mai&quot;;[$Daten.B5]=&quot;Juni&quot;;[$Daten.B5]=&quot;Juli&quot;;[$Daten.B5]=&quot;August&quot;);[$Daten.B12];0)" office:value-type="time" office:time-value="PT03H10M00S" calcext:value-type="time">
            <text:p>3:10</text:p>
          </table:table-cell>
          <table:table-cell table:style-name="ce489" table:formula="of:=IF([$Daten.B5]=&quot;Januar&quot;;[$Daten.C12];0)" office:value-type="float" office:value="0" calcext:value-type="float">
            <text:p>0</text:p>
          </table:table-cell>
          <table:table-cell table:style-name="ce438"/>
          <table:table-cell table:number-columns-repeated="1015"/>
        </table:table-row>
        <table:table-row table:style-name="ro2">
          <table:table-cell table:style-name="ce555"/>
          <table:table-cell/>
          <table:table-cell table:style-name="ce454"/>
          <table:table-cell table:style-name="ce464" table:number-columns-repeated="4"/>
          <table:table-cell table:style-name="ce490"/>
          <table:table-cell table:style-name="ce502"/>
          <table:table-cell table:number-columns-repeated="1015"/>
        </table:table-row>
        <table:table-row table:style-name="ro2">
          <table:table-cell table:style-name="ce555"/>
          <table:table-cell table:style-name="ce520" office:value-type="string" calcext:value-type="string">
            <text:p>Tag</text:p>
          </table:table-cell>
          <table:table-cell table:style-name="ce526" office:value-type="string" calcext:value-type="string">
            <text:p>Kommt</text:p>
          </table:table-cell>
          <table:table-cell table:style-name="ce526" office:value-type="string" calcext:value-type="string">
            <text:p>Geht</text:p>
          </table:table-cell>
          <table:table-cell table:style-name="ce526" office:value-type="string" calcext:value-type="string">
            <text:p>Kommt</text:p>
          </table:table-cell>
          <table:table-cell table:style-name="ce526" office:value-type="string" calcext:value-type="string">
            <text:p>Geht</text:p>
          </table:table-cell>
          <table:table-cell table:style-name="ce526" office:value-type="string" calcext:value-type="string">
            <text:p>Kommt</text:p>
          </table:table-cell>
          <table:table-cell table:style-name="ce526" office:value-type="string" calcext:value-type="string">
            <text:p>Geht</text:p>
          </table:table-cell>
          <table:table-cell table:style-name="ce526" office:value-type="string" calcext:value-type="string">
            <text:p>Tagessumme</text:p>
          </table:table-cell>
          <table:table-cell table:style-name="ce549" office:value-type="string" calcext:value-type="string">
            <text:p>in Minuten</text:p>
          </table:table-cell>
          <table:table-cell table:number-columns-repeated="1014"/>
        </table:table-row>
        <table:table-row table:style-name="ro2">
          <table:table-cell table:style-name="ce517" office:value-type="string" calcext:value-type="string">
            <text:p>Montag</text:p>
          </table:table-cell>
          <table:table-cell table:style-name="ce574" office:value-type="float" office:value="1" calcext:value-type="float">
            <text:p>1</text:p>
          </table:table-cell>
          <table:table-cell table:style-name="ce458" table:formula="of:=IF([.$K14]=&quot;Feiertag&quot;;&quot;0&quot;;IF([.$A14]=&quot;Donnerstag&quot;;[$Daten.$H$17];IF([.$A14]=&quot;Freitag&quot;;[$Daten.$J$17];IF([.$A14]=&quot;Montag&quot;;[$Daten.$B$17];IF([.$A14]=&quot;Dienstag&quot;;[$Daten.$D$17];IF([.$A14]=&quot;Mittwoch&quot;;[$Daten.$F$17];IF([.$A14]=&quot;Samstag&quot;;[$Daten.$L$17];&quot;0&quot;)))))))" office:value-type="time" office:time-value="PT14H00M00S" calcext:value-type="time">
            <text:p>14:00</text:p>
          </table:table-cell>
          <table:table-cell table:style-name="ce469" table:formula="of:=IF([.$K14]=&quot;Feiertag&quot;;&quot;0&quot;;IF([.$A14]=&quot;Donnerstag&quot;;[$Daten.$I$17];IF([.$A14]=&quot;Freitag&quot;;[$Daten.$K$17];IF([.$A14]=&quot;Montag&quot;;[$Daten.$C$17];IF([.$A14]=&quot;Dienstag&quot;;[$Daten.$E$17];IF([.$A14]=&quot;Mittwoch&quot;;[$Daten.$G$17];IF([.$A14]=&quot;Samstag&quot;;[$Daten.$M$17];&quot;0&quot;)))))))" office:value-type="time" office:time-value="PT18H30M00S" calcext:value-type="time">
            <text:p>18:30</text:p>
          </table:table-cell>
          <table:table-cell table:style-name="ce458" table:formula="of:=IF([.$K14]=&quot;Feiertag&quot;;&quot;0&quot;;IF([.$A14]=&quot;Donnerstag&quot;;[$Daten.$H$18];IF([.$A14]=&quot;Freitag&quot;;[$Daten.$J$18];IF([.$A14]=&quot;Montag&quot;;[$Daten.$B$18];IF([.$A14]=&quot;Dienstag&quot;;[$Daten.$D$18];IF([.$A14]=&quot;Mittwoch&quot;;[$Daten.$F$18];IF([.$A14]=&quot;Samstag&quot;;[$Daten.$L$18];&quot;0&quot;)))))))" office:value-type="time" office:time-value="PT00H00M00S" calcext:value-type="time">
            <text:p>00:00</text:p>
          </table:table-cell>
          <table:table-cell table:style-name="ce469" table:formula="of:=IF([.$K14]=&quot;Feiertag&quot;;&quot;0&quot;;IF([.$A14]=&quot;Donnerstag&quot;;[$Daten.$I$18];IF([.$A14]=&quot;Freitag&quot;;[$Daten.$K$18];IF([.$A14]=&quot;Montag&quot;;[$Daten.$C$18];IF([.$A14]=&quot;Dienstag&quot;;[$Daten.$E$18];IF([.$A14]=&quot;Mittwoch&quot;;[$Daten.$G$18];IF([.$A14]=&quot;Samstag&quot;;[$Daten.$M$18];&quot;0&quot;)))))))" office:value-type="time" office:time-value="PT00H00M00S" calcext:value-type="time">
            <text:p>00:00</text:p>
          </table:table-cell>
          <table:table-cell table:style-name="ce539"/>
          <table:table-cell table:style-name="ce542"/>
          <table:table-cell table:style-name="ce547" table:formula="of:=[.D14]-[.C14]+[.F14]-[.E14]+[.H14]-[.G14]" office:value-type="time" office:time-value="PT04H30M00S" calcext:value-type="time">
            <text:p>4:30</text:p>
          </table:table-cell>
          <table:table-cell table:style-name="ce551" table:formula="of:=[.I14]" office:value-type="time" office:time-value="PT04H30M00S" calcext:value-type="time">
            <text:p>270</text:p>
          </table:table-cell>
          <table:table-cell table:number-columns-repeated="1014"/>
        </table:table-row>
        <table:table-row table:style-name="ro2">
          <table:table-cell table:style-name="ce517" office:value-type="string" calcext:value-type="string">
            <text:p>Dienstag</text:p>
          </table:table-cell>
          <table:table-cell table:style-name="ce574" office:value-type="float" office:value="2" calcext:value-type="float">
            <text:p>2</text:p>
          </table:table-cell>
          <table:table-cell table:style-name="ce458" table:formula="of:=IF([.$K15]=&quot;Feiertag&quot;;&quot;0&quot;;IF([.$A15]=&quot;Donnerstag&quot;;[$Daten.$H$17];IF([.$A15]=&quot;Freitag&quot;;[$Daten.$J$17];IF([.$A15]=&quot;Montag&quot;;[$Daten.$B$17];IF([.$A15]=&quot;Dienstag&quot;;[$Daten.$D$17];IF([.$A15]=&quot;Mittwoch&quot;;[$Daten.$F$17];IF([.$A15]=&quot;Samstag&quot;;[$Daten.$L$17];&quot;0&quot;)))))))" office:value-type="time" office:time-value="PT15H00M00S" calcext:value-type="time">
            <text:p>15:00</text:p>
          </table:table-cell>
          <table:table-cell table:style-name="ce469" table:formula="of:=IF([.$K15]=&quot;Feiertag&quot;;&quot;0&quot;;IF([.$A15]=&quot;Donnerstag&quot;;[$Daten.$I$17];IF([.$A15]=&quot;Freitag&quot;;[$Daten.$K$17];IF([.$A15]=&quot;Montag&quot;;[$Daten.$C$17];IF([.$A15]=&quot;Dienstag&quot;;[$Daten.$E$17];IF([.$A15]=&quot;Mittwoch&quot;;[$Daten.$G$17];IF([.$A15]=&quot;Samstag&quot;;[$Daten.$M$17];&quot;0&quot;)))))))" office:value-type="time" office:time-value="PT20H00M00S" calcext:value-type="time">
            <text:p>20:00</text:p>
          </table:table-cell>
          <table:table-cell table:style-name="ce458" table:formula="of:=IF([.$K15]=&quot;Feiertag&quot;;&quot;0&quot;;IF([.$A15]=&quot;Donnerstag&quot;;[$Daten.$H$18];IF([.$A15]=&quot;Freitag&quot;;[$Daten.$J$18];IF([.$A15]=&quot;Montag&quot;;[$Daten.$B$18];IF([.$A15]=&quot;Dienstag&quot;;[$Daten.$D$18];IF([.$A15]=&quot;Mittwoch&quot;;[$Daten.$F$18];IF([.$A15]=&quot;Samstag&quot;;[$Daten.$L$18];&quot;0&quot;)))))))" office:value-type="time" office:time-value="PT00H00M00S" calcext:value-type="time">
            <text:p>00:00</text:p>
          </table:table-cell>
          <table:table-cell table:style-name="ce469" table:formula="of:=IF([.$K15]=&quot;Feiertag&quot;;&quot;0&quot;;IF([.$A15]=&quot;Donnerstag&quot;;[$Daten.$I$18];IF([.$A15]=&quot;Freitag&quot;;[$Daten.$K$18];IF([.$A15]=&quot;Montag&quot;;[$Daten.$C$18];IF([.$A15]=&quot;Dienstag&quot;;[$Daten.$E$18];IF([.$A15]=&quot;Mittwoch&quot;;[$Daten.$G$18];IF([.$A15]=&quot;Samstag&quot;;[$Daten.$M$18];&quot;0&quot;)))))))" office:value-type="time" office:time-value="PT00H00M00S" calcext:value-type="time">
            <text:p>00:00</text:p>
          </table:table-cell>
          <table:table-cell table:style-name="ce539"/>
          <table:table-cell table:style-name="ce542"/>
          <table:table-cell table:style-name="ce547" table:formula="of:=[.D15]-[.C15]+[.F15]-[.E15]+[.H15]-[.G15]" office:value-type="time" office:time-value="PT05H00M00S" calcext:value-type="time">
            <text:p>5:00</text:p>
          </table:table-cell>
          <table:table-cell table:style-name="ce551" table:formula="of:=[.I15]" office:value-type="time" office:time-value="PT05H00M00S" calcext:value-type="time">
            <text:p>300</text:p>
          </table:table-cell>
          <table:table-cell table:number-columns-repeated="1014"/>
        </table:table-row>
        <table:table-row table:style-name="ro2">
          <table:table-cell table:style-name="ce517" office:value-type="string" calcext:value-type="string">
            <text:p>Mittwoch</text:p>
          </table:table-cell>
          <table:table-cell table:style-name="ce574" office:value-type="float" office:value="3" calcext:value-type="float">
            <text:p>3</text:p>
          </table:table-cell>
          <table:table-cell table:style-name="ce458" table:formula="of:=IF([.$K16]=&quot;Feiertag&quot;;&quot;0&quot;;IF([.$A16]=&quot;Donnerstag&quot;;[$Daten.$H$17];IF([.$A16]=&quot;Freitag&quot;;[$Daten.$J$17];IF([.$A16]=&quot;Montag&quot;;[$Daten.$B$17];IF([.$A16]=&quot;Dienstag&quot;;[$Daten.$D$17];IF([.$A16]=&quot;Mittwoch&quot;;[$Daten.$F$17];IF([.$A16]=&quot;Samstag&quot;;[$Daten.$L$17];&quot;0&quot;)))))))" office:value-type="time" office:time-value="PT00H00M00S" calcext:value-type="time">
            <text:p>00:00</text:p>
          </table:table-cell>
          <table:table-cell table:style-name="ce469" table:formula="of:=IF([.$K16]=&quot;Feiertag&quot;;&quot;0&quot;;IF([.$A16]=&quot;Donnerstag&quot;;[$Daten.$I$17];IF([.$A16]=&quot;Freitag&quot;;[$Daten.$K$17];IF([.$A16]=&quot;Montag&quot;;[$Daten.$C$17];IF([.$A16]=&quot;Dienstag&quot;;[$Daten.$E$17];IF([.$A16]=&quot;Mittwoch&quot;;[$Daten.$G$17];IF([.$A16]=&quot;Samstag&quot;;[$Daten.$M$17];&quot;0&quot;)))))))" office:value-type="time" office:time-value="PT00H00M00S" calcext:value-type="time">
            <text:p>00:00</text:p>
          </table:table-cell>
          <table:table-cell table:style-name="ce458" table:formula="of:=IF([.$K16]=&quot;Feiertag&quot;;&quot;0&quot;;IF([.$A16]=&quot;Donnerstag&quot;;[$Daten.$H$18];IF([.$A16]=&quot;Freitag&quot;;[$Daten.$J$18];IF([.$A16]=&quot;Montag&quot;;[$Daten.$B$18];IF([.$A16]=&quot;Dienstag&quot;;[$Daten.$D$18];IF([.$A16]=&quot;Mittwoch&quot;;[$Daten.$F$18];IF([.$A16]=&quot;Samstag&quot;;[$Daten.$L$18];&quot;0&quot;)))))))" office:value-type="time" office:time-value="PT00H00M00S" calcext:value-type="time">
            <text:p>00:00</text:p>
          </table:table-cell>
          <table:table-cell table:style-name="ce469" table:formula="of:=IF([.$K16]=&quot;Feiertag&quot;;&quot;0&quot;;IF([.$A16]=&quot;Donnerstag&quot;;[$Daten.$I$18];IF([.$A16]=&quot;Freitag&quot;;[$Daten.$K$18];IF([.$A16]=&quot;Montag&quot;;[$Daten.$C$18];IF([.$A16]=&quot;Dienstag&quot;;[$Daten.$E$18];IF([.$A16]=&quot;Mittwoch&quot;;[$Daten.$G$18];IF([.$A16]=&quot;Samstag&quot;;[$Daten.$M$18];&quot;0&quot;)))))))" office:value-type="time" office:time-value="PT00H00M00S" calcext:value-type="time">
            <text:p>00:00</text:p>
          </table:table-cell>
          <table:table-cell table:style-name="ce539"/>
          <table:table-cell table:style-name="ce543"/>
          <table:table-cell table:style-name="ce547" table:formula="of:=[.D16]-[.C16]+[.F16]-[.E16]+[.H16]-[.G16]" office:value-type="time" office:time-value="PT00H00M00S" calcext:value-type="time">
            <text:p>0:00</text:p>
          </table:table-cell>
          <table:table-cell table:style-name="ce551" table:formula="of:=[.I16]" office:value-type="time" office:time-value="PT00H00M00S" calcext:value-type="time">
            <text:p>00</text:p>
          </table:table-cell>
          <table:table-cell table:number-columns-repeated="1014"/>
        </table:table-row>
        <table:table-row table:style-name="ro2">
          <table:table-cell table:style-name="ce517" office:value-type="string" calcext:value-type="string">
            <text:p>Donnerstag</text:p>
          </table:table-cell>
          <table:table-cell table:style-name="ce574" office:value-type="float" office:value="4" calcext:value-type="float">
            <text:p>4</text:p>
          </table:table-cell>
          <table:table-cell table:style-name="ce458" table:formula="of:=IF([.$K17]=&quot;Feiertag&quot;;&quot;0&quot;;IF([.$A17]=&quot;Donnerstag&quot;;[$Daten.$H$17];IF([.$A17]=&quot;Freitag&quot;;[$Daten.$J$17];IF([.$A17]=&quot;Montag&quot;;[$Daten.$B$17];IF([.$A17]=&quot;Dienstag&quot;;[$Daten.$D$17];IF([.$A17]=&quot;Mittwoch&quot;;[$Daten.$F$17];IF([.$A17]=&quot;Samstag&quot;;[$Daten.$L$17];&quot;0&quot;)))))))" office:value-type="time" office:time-value="PT00H00M00S" calcext:value-type="time">
            <text:p>00:00</text:p>
          </table:table-cell>
          <table:table-cell table:style-name="ce469" table:formula="of:=IF([.$K17]=&quot;Feiertag&quot;;&quot;0&quot;;IF([.$A17]=&quot;Donnerstag&quot;;[$Daten.$I$17];IF([.$A17]=&quot;Freitag&quot;;[$Daten.$K$17];IF([.$A17]=&quot;Montag&quot;;[$Daten.$C$17];IF([.$A17]=&quot;Dienstag&quot;;[$Daten.$E$17];IF([.$A17]=&quot;Mittwoch&quot;;[$Daten.$G$17];IF([.$A17]=&quot;Samstag&quot;;[$Daten.$M$17];&quot;0&quot;)))))))" office:value-type="time" office:time-value="PT00H00M00S" calcext:value-type="time">
            <text:p>00:00</text:p>
          </table:table-cell>
          <table:table-cell table:style-name="ce458" table:formula="of:=IF([.$K17]=&quot;Feiertag&quot;;&quot;0&quot;;IF([.$A17]=&quot;Donnerstag&quot;;[$Daten.$H$18];IF([.$A17]=&quot;Freitag&quot;;[$Daten.$J$18];IF([.$A17]=&quot;Montag&quot;;[$Daten.$B$18];IF([.$A17]=&quot;Dienstag&quot;;[$Daten.$D$18];IF([.$A17]=&quot;Mittwoch&quot;;[$Daten.$F$18];IF([.$A17]=&quot;Samstag&quot;;[$Daten.$L$18];&quot;0&quot;)))))))" office:value-type="time" office:time-value="PT00H00M00S" calcext:value-type="time">
            <text:p>00:00</text:p>
          </table:table-cell>
          <table:table-cell table:style-name="ce469" table:formula="of:=IF([.$K17]=&quot;Feiertag&quot;;&quot;0&quot;;IF([.$A17]=&quot;Donnerstag&quot;;[$Daten.$I$18];IF([.$A17]=&quot;Freitag&quot;;[$Daten.$K$18];IF([.$A17]=&quot;Montag&quot;;[$Daten.$C$18];IF([.$A17]=&quot;Dienstag&quot;;[$Daten.$E$18];IF([.$A17]=&quot;Mittwoch&quot;;[$Daten.$G$18];IF([.$A17]=&quot;Samstag&quot;;[$Daten.$M$18];&quot;0&quot;)))))))" office:value-type="time" office:time-value="PT00H00M00S" calcext:value-type="time">
            <text:p>00:00</text:p>
          </table:table-cell>
          <table:table-cell table:style-name="ce539"/>
          <table:table-cell table:style-name="ce542"/>
          <table:table-cell table:style-name="ce547" table:formula="of:=[.D17]-[.C17]+[.F17]-[.E17]+[.H17]-[.G17]" office:value-type="time" office:time-value="PT00H00M00S" calcext:value-type="time">
            <text:p>0:00</text:p>
          </table:table-cell>
          <table:table-cell table:style-name="ce551" table:formula="of:=[.I17]" office:value-type="time" office:time-value="PT00H00M00S" calcext:value-type="time">
            <text:p>00</text:p>
          </table:table-cell>
          <table:table-cell table:number-columns-repeated="1014"/>
        </table:table-row>
        <table:table-row table:style-name="ro2">
          <table:table-cell table:style-name="ce517" office:value-type="string" calcext:value-type="string">
            <text:p>Freitag</text:p>
          </table:table-cell>
          <table:table-cell table:style-name="ce574" office:value-type="float" office:value="5" calcext:value-type="float">
            <text:p>5</text:p>
          </table:table-cell>
          <table:table-cell table:style-name="ce458" table:formula="of:=IF([.$K18]=&quot;Feiertag&quot;;&quot;0&quot;;IF([.$A18]=&quot;Donnerstag&quot;;[$Daten.$H$17];IF([.$A18]=&quot;Freitag&quot;;[$Daten.$J$17];IF([.$A18]=&quot;Montag&quot;;[$Daten.$B$17];IF([.$A18]=&quot;Dienstag&quot;;[$Daten.$D$17];IF([.$A18]=&quot;Mittwoch&quot;;[$Daten.$F$17];IF([.$A18]=&quot;Samstag&quot;;[$Daten.$L$17];&quot;0&quot;)))))))" office:value-type="time" office:time-value="PT00H00M00S" calcext:value-type="time">
            <text:p>00:00</text:p>
          </table:table-cell>
          <table:table-cell table:style-name="ce469" table:formula="of:=IF([.$K18]=&quot;Feiertag&quot;;&quot;0&quot;;IF([.$A18]=&quot;Donnerstag&quot;;[$Daten.$I$17];IF([.$A18]=&quot;Freitag&quot;;[$Daten.$K$17];IF([.$A18]=&quot;Montag&quot;;[$Daten.$C$17];IF([.$A18]=&quot;Dienstag&quot;;[$Daten.$E$17];IF([.$A18]=&quot;Mittwoch&quot;;[$Daten.$G$17];IF([.$A18]=&quot;Samstag&quot;;[$Daten.$M$17];&quot;0&quot;)))))))" office:value-type="time" office:time-value="PT00H00M00S" calcext:value-type="time">
            <text:p>00:00</text:p>
          </table:table-cell>
          <table:table-cell table:style-name="ce458" table:formula="of:=IF([.$K18]=&quot;Feiertag&quot;;&quot;0&quot;;IF([.$A18]=&quot;Donnerstag&quot;;[$Daten.$H$18];IF([.$A18]=&quot;Freitag&quot;;[$Daten.$J$18];IF([.$A18]=&quot;Montag&quot;;[$Daten.$B$18];IF([.$A18]=&quot;Dienstag&quot;;[$Daten.$D$18];IF([.$A18]=&quot;Mittwoch&quot;;[$Daten.$F$18];IF([.$A18]=&quot;Samstag&quot;;[$Daten.$L$18];&quot;0&quot;)))))))" office:value-type="time" office:time-value="PT00H00M00S" calcext:value-type="time">
            <text:p>00:00</text:p>
          </table:table-cell>
          <table:table-cell table:style-name="ce469" table:formula="of:=IF([.$K18]=&quot;Feiertag&quot;;&quot;0&quot;;IF([.$A18]=&quot;Donnerstag&quot;;[$Daten.$I$18];IF([.$A18]=&quot;Freitag&quot;;[$Daten.$K$18];IF([.$A18]=&quot;Montag&quot;;[$Daten.$C$18];IF([.$A18]=&quot;Dienstag&quot;;[$Daten.$E$18];IF([.$A18]=&quot;Mittwoch&quot;;[$Daten.$G$18];IF([.$A18]=&quot;Samstag&quot;;[$Daten.$M$18];&quot;0&quot;)))))))" office:value-type="time" office:time-value="PT00H00M00S" calcext:value-type="time">
            <text:p>00:00</text:p>
          </table:table-cell>
          <table:table-cell table:style-name="ce539"/>
          <table:table-cell table:style-name="ce542"/>
          <table:table-cell table:style-name="ce547" table:formula="of:=[.D18]-[.C18]+[.F18]-[.E18]+[.H18]-[.G18]" office:value-type="time" office:time-value="PT00H00M00S" calcext:value-type="time">
            <text:p>0:00</text:p>
          </table:table-cell>
          <table:table-cell table:style-name="ce551" table:formula="of:=[.I18]" office:value-type="time" office:time-value="PT00H00M00S" calcext:value-type="time">
            <text:p>00</text:p>
          </table:table-cell>
          <table:table-cell table:number-columns-repeated="1014"/>
        </table:table-row>
        <table:table-row table:style-name="ro2">
          <table:table-cell table:style-name="ce517" office:value-type="string" calcext:value-type="string">
            <text:p>Samstag</text:p>
          </table:table-cell>
          <table:table-cell table:style-name="ce574" office:value-type="float" office:value="6" calcext:value-type="float">
            <text:p>6</text:p>
          </table:table-cell>
          <table:table-cell table:style-name="ce458" table:formula="of:=IF([.$K19]=&quot;Feiertag&quot;;&quot;0&quot;;IF([.$A19]=&quot;Donnerstag&quot;;[$Daten.$H$17];IF([.$A19]=&quot;Freitag&quot;;[$Daten.$J$17];IF([.$A19]=&quot;Montag&quot;;[$Daten.$B$17];IF([.$A19]=&quot;Dienstag&quot;;[$Daten.$D$17];IF([.$A19]=&quot;Mittwoch&quot;;[$Daten.$F$17];IF([.$A19]=&quot;Samstag&quot;;[$Daten.$L$17];&quot;0&quot;)))))))" office:value-type="time" office:time-value="PT00H00M00S" calcext:value-type="time">
            <text:p>00:00</text:p>
          </table:table-cell>
          <table:table-cell table:style-name="ce469" table:formula="of:=IF([.$K19]=&quot;Feiertag&quot;;&quot;0&quot;;IF([.$A19]=&quot;Donnerstag&quot;;[$Daten.$I$17];IF([.$A19]=&quot;Freitag&quot;;[$Daten.$K$17];IF([.$A19]=&quot;Montag&quot;;[$Daten.$C$17];IF([.$A19]=&quot;Dienstag&quot;;[$Daten.$E$17];IF([.$A19]=&quot;Mittwoch&quot;;[$Daten.$G$17];IF([.$A19]=&quot;Samstag&quot;;[$Daten.$M$17];&quot;0&quot;)))))))" office:value-type="time" office:time-value="PT00H00M00S" calcext:value-type="time">
            <text:p>00:00</text:p>
          </table:table-cell>
          <table:table-cell table:style-name="ce458" table:formula="of:=IF([.$K19]=&quot;Feiertag&quot;;&quot;0&quot;;IF([.$A19]=&quot;Donnerstag&quot;;[$Daten.$H$18];IF([.$A19]=&quot;Freitag&quot;;[$Daten.$J$18];IF([.$A19]=&quot;Montag&quot;;[$Daten.$B$18];IF([.$A19]=&quot;Dienstag&quot;;[$Daten.$D$18];IF([.$A19]=&quot;Mittwoch&quot;;[$Daten.$F$18];IF([.$A19]=&quot;Samstag&quot;;[$Daten.$L$18];&quot;0&quot;)))))))" office:value-type="time" office:time-value="PT00H00M00S" calcext:value-type="time">
            <text:p>00:00</text:p>
          </table:table-cell>
          <table:table-cell table:style-name="ce469" table:formula="of:=IF([.$K19]=&quot;Feiertag&quot;;&quot;0&quot;;IF([.$A19]=&quot;Donnerstag&quot;;[$Daten.$I$18];IF([.$A19]=&quot;Freitag&quot;;[$Daten.$K$18];IF([.$A19]=&quot;Montag&quot;;[$Daten.$C$18];IF([.$A19]=&quot;Dienstag&quot;;[$Daten.$E$18];IF([.$A19]=&quot;Mittwoch&quot;;[$Daten.$G$18];IF([.$A19]=&quot;Samstag&quot;;[$Daten.$M$18];&quot;0&quot;)))))))" office:value-type="time" office:time-value="PT00H00M00S" calcext:value-type="time">
            <text:p>00:00</text:p>
          </table:table-cell>
          <table:table-cell table:style-name="ce539"/>
          <table:table-cell table:style-name="ce542"/>
          <table:table-cell table:style-name="ce547" table:formula="of:=[.D19]-[.C19]+[.F19]-[.E19]+[.H19]-[.G19]" office:value-type="time" office:time-value="PT00H00M00S" calcext:value-type="time">
            <text:p>0:00</text:p>
          </table:table-cell>
          <table:table-cell table:style-name="ce551" table:formula="of:=[.I19]" office:value-type="time" office:time-value="PT00H00M00S" calcext:value-type="time">
            <text:p>00</text:p>
          </table:table-cell>
          <table:table-cell table:number-columns-repeated="1014"/>
        </table:table-row>
        <table:table-row table:style-name="ro2">
          <table:table-cell table:style-name="ce517" office:value-type="string" calcext:value-type="string">
            <text:p>Sonntag</text:p>
          </table:table-cell>
          <table:table-cell table:style-name="ce574" office:value-type="float" office:value="7" calcext:value-type="float">
            <text:p>7</text:p>
          </table:table-cell>
          <table:table-cell table:style-name="ce458" table:formula="of:=IF([.$K20]=&quot;Feiertag&quot;;&quot;0&quot;;IF([.$A20]=&quot;Donnerstag&quot;;[$Daten.$H$17];IF([.$A20]=&quot;Freitag&quot;;[$Daten.$J$17];IF([.$A20]=&quot;Montag&quot;;[$Daten.$B$17];IF([.$A20]=&quot;Dienstag&quot;;[$Daten.$D$17];IF([.$A20]=&quot;Mittwoch&quot;;[$Daten.$F$17];IF([.$A20]=&quot;Samstag&quot;;[$Daten.$L$17];&quot;0&quot;)))))))" office:value-type="string" office:string-value="0" calcext:value-type="string">
            <text:p>0</text:p>
          </table:table-cell>
          <table:table-cell table:style-name="ce469" table:formula="of:=IF([.$K20]=&quot;Feiertag&quot;;&quot;0&quot;;IF([.$A20]=&quot;Donnerstag&quot;;[$Daten.$I$17];IF([.$A20]=&quot;Freitag&quot;;[$Daten.$K$17];IF([.$A20]=&quot;Montag&quot;;[$Daten.$C$17];IF([.$A20]=&quot;Dienstag&quot;;[$Daten.$E$17];IF([.$A20]=&quot;Mittwoch&quot;;[$Daten.$G$17];IF([.$A20]=&quot;Samstag&quot;;[$Daten.$M$17];&quot;0&quot;)))))))" office:value-type="string" office:string-value="0" calcext:value-type="string">
            <text:p>0</text:p>
          </table:table-cell>
          <table:table-cell table:style-name="ce458" table:formula="of:=IF([.$K20]=&quot;Feiertag&quot;;&quot;0&quot;;IF([.$A20]=&quot;Donnerstag&quot;;[$Daten.$H$18];IF([.$A20]=&quot;Freitag&quot;;[$Daten.$J$18];IF([.$A20]=&quot;Montag&quot;;[$Daten.$B$18];IF([.$A20]=&quot;Dienstag&quot;;[$Daten.$D$18];IF([.$A20]=&quot;Mittwoch&quot;;[$Daten.$F$18];IF([.$A20]=&quot;Samstag&quot;;[$Daten.$L$18];&quot;0&quot;)))))))" office:value-type="string" office:string-value="0" calcext:value-type="string">
            <text:p>0</text:p>
          </table:table-cell>
          <table:table-cell table:style-name="ce469" table:formula="of:=IF([.$K20]=&quot;Feiertag&quot;;&quot;0&quot;;IF([.$A20]=&quot;Donnerstag&quot;;[$Daten.$I$18];IF([.$A20]=&quot;Freitag&quot;;[$Daten.$K$18];IF([.$A20]=&quot;Montag&quot;;[$Daten.$C$18];IF([.$A20]=&quot;Dienstag&quot;;[$Daten.$E$18];IF([.$A20]=&quot;Mittwoch&quot;;[$Daten.$G$18];IF([.$A20]=&quot;Samstag&quot;;[$Daten.$M$18];&quot;0&quot;)))))))" office:value-type="string" office:string-value="0" calcext:value-type="string">
            <text:p>0</text:p>
          </table:table-cell>
          <table:table-cell table:style-name="ce539"/>
          <table:table-cell table:style-name="ce542"/>
          <table:table-cell table:style-name="ce547" table:formula="of:=[.D20]-[.C20]+[.F20]-[.E20]+[.H20]-[.G20]" office:value-type="time" office:time-value="PT00H00M00S" calcext:value-type="time">
            <text:p>0:00</text:p>
          </table:table-cell>
          <table:table-cell table:style-name="ce551" table:formula="of:=[.I20]" office:value-type="time" office:time-value="PT00H00M00S" calcext:value-type="time">
            <text:p>00</text:p>
          </table:table-cell>
          <table:table-cell table:number-columns-repeated="1014"/>
        </table:table-row>
        <table:table-row table:style-name="ro2">
          <table:table-cell table:style-name="ce517" office:value-type="string" calcext:value-type="string">
            <text:p>Montag</text:p>
          </table:table-cell>
          <table:table-cell table:style-name="ce574" office:value-type="float" office:value="8" calcext:value-type="float">
            <text:p>8</text:p>
          </table:table-cell>
          <table:table-cell table:style-name="ce458" table:formula="of:=IF([.$K21]=&quot;Feiertag&quot;;&quot;0&quot;;IF([.$A21]=&quot;Donnerstag&quot;;[$Daten.$H$17];IF([.$A21]=&quot;Freitag&quot;;[$Daten.$J$17];IF([.$A21]=&quot;Montag&quot;;[$Daten.$B$17];IF([.$A21]=&quot;Dienstag&quot;;[$Daten.$D$17];IF([.$A21]=&quot;Mittwoch&quot;;[$Daten.$F$17];IF([.$A21]=&quot;Samstag&quot;;[$Daten.$L$17];&quot;0&quot;)))))))" office:value-type="time" office:time-value="PT14H00M00S" calcext:value-type="time">
            <text:p>14:00</text:p>
          </table:table-cell>
          <table:table-cell table:style-name="ce469" table:formula="of:=IF([.$K21]=&quot;Feiertag&quot;;&quot;0&quot;;IF([.$A21]=&quot;Donnerstag&quot;;[$Daten.$I$17];IF([.$A21]=&quot;Freitag&quot;;[$Daten.$K$17];IF([.$A21]=&quot;Montag&quot;;[$Daten.$C$17];IF([.$A21]=&quot;Dienstag&quot;;[$Daten.$E$17];IF([.$A21]=&quot;Mittwoch&quot;;[$Daten.$G$17];IF([.$A21]=&quot;Samstag&quot;;[$Daten.$M$17];&quot;0&quot;)))))))" office:value-type="time" office:time-value="PT18H30M00S" calcext:value-type="time">
            <text:p>18:30</text:p>
          </table:table-cell>
          <table:table-cell table:style-name="ce458" table:formula="of:=IF([.$K21]=&quot;Feiertag&quot;;&quot;0&quot;;IF([.$A21]=&quot;Donnerstag&quot;;[$Daten.$H$18];IF([.$A21]=&quot;Freitag&quot;;[$Daten.$J$18];IF([.$A21]=&quot;Montag&quot;;[$Daten.$B$18];IF([.$A21]=&quot;Dienstag&quot;;[$Daten.$D$18];IF([.$A21]=&quot;Mittwoch&quot;;[$Daten.$F$18];IF([.$A21]=&quot;Samstag&quot;;[$Daten.$L$18];&quot;0&quot;)))))))" office:value-type="time" office:time-value="PT00H00M00S" calcext:value-type="time">
            <text:p>00:00</text:p>
          </table:table-cell>
          <table:table-cell table:style-name="ce469" table:formula="of:=IF([.$K21]=&quot;Feiertag&quot;;&quot;0&quot;;IF([.$A21]=&quot;Donnerstag&quot;;[$Daten.$I$18];IF([.$A21]=&quot;Freitag&quot;;[$Daten.$K$18];IF([.$A21]=&quot;Montag&quot;;[$Daten.$C$18];IF([.$A21]=&quot;Dienstag&quot;;[$Daten.$E$18];IF([.$A21]=&quot;Mittwoch&quot;;[$Daten.$G$18];IF([.$A21]=&quot;Samstag&quot;;[$Daten.$M$18];&quot;0&quot;)))))))" office:value-type="time" office:time-value="PT00H00M00S" calcext:value-type="time">
            <text:p>00:00</text:p>
          </table:table-cell>
          <table:table-cell table:style-name="ce539"/>
          <table:table-cell table:style-name="ce542"/>
          <table:table-cell table:style-name="ce547" table:formula="of:=[.D21]-[.C21]+[.F21]-[.E21]+[.H21]-[.G21]" office:value-type="time" office:time-value="PT04H30M00S" calcext:value-type="time">
            <text:p>4:30</text:p>
          </table:table-cell>
          <table:table-cell table:style-name="ce551" table:formula="of:=[.I21]" office:value-type="time" office:time-value="PT04H30M00S" calcext:value-type="time">
            <text:p>270</text:p>
          </table:table-cell>
          <table:table-cell table:number-columns-repeated="1014"/>
        </table:table-row>
        <table:table-row table:style-name="ro2">
          <table:table-cell table:style-name="ce517" office:value-type="string" calcext:value-type="string">
            <text:p>Dienstag</text:p>
          </table:table-cell>
          <table:table-cell table:style-name="ce574" office:value-type="float" office:value="9" calcext:value-type="float">
            <text:p>9</text:p>
          </table:table-cell>
          <table:table-cell table:style-name="ce458" table:formula="of:=IF([.$K22]=&quot;Feiertag&quot;;&quot;0&quot;;IF([.$A22]=&quot;Donnerstag&quot;;[$Daten.$H$17];IF([.$A22]=&quot;Freitag&quot;;[$Daten.$J$17];IF([.$A22]=&quot;Montag&quot;;[$Daten.$B$17];IF([.$A22]=&quot;Dienstag&quot;;[$Daten.$D$17];IF([.$A22]=&quot;Mittwoch&quot;;[$Daten.$F$17];IF([.$A22]=&quot;Samstag&quot;;[$Daten.$L$17];&quot;0&quot;)))))))" office:value-type="time" office:time-value="PT15H00M00S" calcext:value-type="time">
            <text:p>15:00</text:p>
          </table:table-cell>
          <table:table-cell table:style-name="ce469" table:formula="of:=IF([.$K22]=&quot;Feiertag&quot;;&quot;0&quot;;IF([.$A22]=&quot;Donnerstag&quot;;[$Daten.$I$17];IF([.$A22]=&quot;Freitag&quot;;[$Daten.$K$17];IF([.$A22]=&quot;Montag&quot;;[$Daten.$C$17];IF([.$A22]=&quot;Dienstag&quot;;[$Daten.$E$17];IF([.$A22]=&quot;Mittwoch&quot;;[$Daten.$G$17];IF([.$A22]=&quot;Samstag&quot;;[$Daten.$M$17];&quot;0&quot;)))))))" office:value-type="time" office:time-value="PT20H00M00S" calcext:value-type="time">
            <text:p>20:00</text:p>
          </table:table-cell>
          <table:table-cell table:style-name="ce458" table:formula="of:=IF([.$K22]=&quot;Feiertag&quot;;&quot;0&quot;;IF([.$A22]=&quot;Donnerstag&quot;;[$Daten.$H$18];IF([.$A22]=&quot;Freitag&quot;;[$Daten.$J$18];IF([.$A22]=&quot;Montag&quot;;[$Daten.$B$18];IF([.$A22]=&quot;Dienstag&quot;;[$Daten.$D$18];IF([.$A22]=&quot;Mittwoch&quot;;[$Daten.$F$18];IF([.$A22]=&quot;Samstag&quot;;[$Daten.$L$18];&quot;0&quot;)))))))" office:value-type="time" office:time-value="PT00H00M00S" calcext:value-type="time">
            <text:p>00:00</text:p>
          </table:table-cell>
          <table:table-cell table:style-name="ce469" table:formula="of:=IF([.$K22]=&quot;Feiertag&quot;;&quot;0&quot;;IF([.$A22]=&quot;Donnerstag&quot;;[$Daten.$I$18];IF([.$A22]=&quot;Freitag&quot;;[$Daten.$K$18];IF([.$A22]=&quot;Montag&quot;;[$Daten.$C$18];IF([.$A22]=&quot;Dienstag&quot;;[$Daten.$E$18];IF([.$A22]=&quot;Mittwoch&quot;;[$Daten.$G$18];IF([.$A22]=&quot;Samstag&quot;;[$Daten.$M$18];&quot;0&quot;)))))))" office:value-type="time" office:time-value="PT00H00M00S" calcext:value-type="time">
            <text:p>00:00</text:p>
          </table:table-cell>
          <table:table-cell table:style-name="ce539"/>
          <table:table-cell table:style-name="ce542"/>
          <table:table-cell table:style-name="ce547" table:formula="of:=[.D22]-[.C22]+[.F22]-[.E22]+[.H22]-[.G22]" office:value-type="time" office:time-value="PT05H00M00S" calcext:value-type="time">
            <text:p>5:00</text:p>
          </table:table-cell>
          <table:table-cell table:style-name="ce551" table:formula="of:=[.I22]" office:value-type="time" office:time-value="PT05H00M00S" calcext:value-type="time">
            <text:p>300</text:p>
          </table:table-cell>
          <table:table-cell table:number-columns-repeated="1014"/>
        </table:table-row>
        <table:table-row table:style-name="ro2">
          <table:table-cell table:style-name="ce517" office:value-type="string" calcext:value-type="string">
            <text:p>Mittwoch</text:p>
          </table:table-cell>
          <table:table-cell table:style-name="ce574" office:value-type="float" office:value="10" calcext:value-type="float">
            <text:p>10</text:p>
          </table:table-cell>
          <table:table-cell table:style-name="ce458" table:formula="of:=IF([.$K23]=&quot;Feiertag&quot;;&quot;0&quot;;IF([.$A23]=&quot;Donnerstag&quot;;[$Daten.$H$17];IF([.$A23]=&quot;Freitag&quot;;[$Daten.$J$17];IF([.$A23]=&quot;Montag&quot;;[$Daten.$B$17];IF([.$A23]=&quot;Dienstag&quot;;[$Daten.$D$17];IF([.$A23]=&quot;Mittwoch&quot;;[$Daten.$F$17];IF([.$A23]=&quot;Samstag&quot;;[$Daten.$L$17];&quot;0&quot;)))))))" office:value-type="time" office:time-value="PT00H00M00S" calcext:value-type="time">
            <text:p>00:00</text:p>
          </table:table-cell>
          <table:table-cell table:style-name="ce469" table:formula="of:=IF([.$K23]=&quot;Feiertag&quot;;&quot;0&quot;;IF([.$A23]=&quot;Donnerstag&quot;;[$Daten.$I$17];IF([.$A23]=&quot;Freitag&quot;;[$Daten.$K$17];IF([.$A23]=&quot;Montag&quot;;[$Daten.$C$17];IF([.$A23]=&quot;Dienstag&quot;;[$Daten.$E$17];IF([.$A23]=&quot;Mittwoch&quot;;[$Daten.$G$17];IF([.$A23]=&quot;Samstag&quot;;[$Daten.$M$17];&quot;0&quot;)))))))" office:value-type="time" office:time-value="PT00H00M00S" calcext:value-type="time">
            <text:p>00:00</text:p>
          </table:table-cell>
          <table:table-cell table:style-name="ce458" table:formula="of:=IF([.$K23]=&quot;Feiertag&quot;;&quot;0&quot;;IF([.$A23]=&quot;Donnerstag&quot;;[$Daten.$H$18];IF([.$A23]=&quot;Freitag&quot;;[$Daten.$J$18];IF([.$A23]=&quot;Montag&quot;;[$Daten.$B$18];IF([.$A23]=&quot;Dienstag&quot;;[$Daten.$D$18];IF([.$A23]=&quot;Mittwoch&quot;;[$Daten.$F$18];IF([.$A23]=&quot;Samstag&quot;;[$Daten.$L$18];&quot;0&quot;)))))))" office:value-type="time" office:time-value="PT00H00M00S" calcext:value-type="time">
            <text:p>00:00</text:p>
          </table:table-cell>
          <table:table-cell table:style-name="ce469" table:formula="of:=IF([.$K23]=&quot;Feiertag&quot;;&quot;0&quot;;IF([.$A23]=&quot;Donnerstag&quot;;[$Daten.$I$18];IF([.$A23]=&quot;Freitag&quot;;[$Daten.$K$18];IF([.$A23]=&quot;Montag&quot;;[$Daten.$C$18];IF([.$A23]=&quot;Dienstag&quot;;[$Daten.$E$18];IF([.$A23]=&quot;Mittwoch&quot;;[$Daten.$G$18];IF([.$A23]=&quot;Samstag&quot;;[$Daten.$M$18];&quot;0&quot;)))))))" office:value-type="time" office:time-value="PT00H00M00S" calcext:value-type="time">
            <text:p>00:00</text:p>
          </table:table-cell>
          <table:table-cell table:style-name="ce539"/>
          <table:table-cell table:style-name="ce542"/>
          <table:table-cell table:style-name="ce547" table:formula="of:=[.D23]-[.C23]+[.F23]-[.E23]+[.H23]-[.G23]" office:value-type="time" office:time-value="PT00H00M00S" calcext:value-type="time">
            <text:p>0:00</text:p>
          </table:table-cell>
          <table:table-cell table:style-name="ce551" table:formula="of:=[.I23]" office:value-type="time" office:time-value="PT00H00M00S" calcext:value-type="time">
            <text:p>00</text:p>
          </table:table-cell>
          <table:table-cell table:number-columns-repeated="1014"/>
        </table:table-row>
        <table:table-row table:style-name="ro2">
          <table:table-cell table:style-name="ce517" office:value-type="string" calcext:value-type="string">
            <text:p>Donnerstag</text:p>
          </table:table-cell>
          <table:table-cell table:style-name="ce574" office:value-type="float" office:value="11" calcext:value-type="float">
            <text:p>11</text:p>
          </table:table-cell>
          <table:table-cell table:style-name="ce458" table:formula="of:=IF([.$K24]=&quot;Feiertag&quot;;&quot;0&quot;;IF([.$A24]=&quot;Donnerstag&quot;;[$Daten.$H$17];IF([.$A24]=&quot;Freitag&quot;;[$Daten.$J$17];IF([.$A24]=&quot;Montag&quot;;[$Daten.$B$17];IF([.$A24]=&quot;Dienstag&quot;;[$Daten.$D$17];IF([.$A24]=&quot;Mittwoch&quot;;[$Daten.$F$17];IF([.$A24]=&quot;Samstag&quot;;[$Daten.$L$17];&quot;0&quot;)))))))" office:value-type="time" office:time-value="PT00H00M00S" calcext:value-type="time">
            <text:p>00:00</text:p>
          </table:table-cell>
          <table:table-cell table:style-name="ce469" table:formula="of:=IF([.$K24]=&quot;Feiertag&quot;;&quot;0&quot;;IF([.$A24]=&quot;Donnerstag&quot;;[$Daten.$I$17];IF([.$A24]=&quot;Freitag&quot;;[$Daten.$K$17];IF([.$A24]=&quot;Montag&quot;;[$Daten.$C$17];IF([.$A24]=&quot;Dienstag&quot;;[$Daten.$E$17];IF([.$A24]=&quot;Mittwoch&quot;;[$Daten.$G$17];IF([.$A24]=&quot;Samstag&quot;;[$Daten.$M$17];&quot;0&quot;)))))))" office:value-type="time" office:time-value="PT00H00M00S" calcext:value-type="time">
            <text:p>00:00</text:p>
          </table:table-cell>
          <table:table-cell table:style-name="ce458" table:formula="of:=IF([.$K24]=&quot;Feiertag&quot;;&quot;0&quot;;IF([.$A24]=&quot;Donnerstag&quot;;[$Daten.$H$18];IF([.$A24]=&quot;Freitag&quot;;[$Daten.$J$18];IF([.$A24]=&quot;Montag&quot;;[$Daten.$B$18];IF([.$A24]=&quot;Dienstag&quot;;[$Daten.$D$18];IF([.$A24]=&quot;Mittwoch&quot;;[$Daten.$F$18];IF([.$A24]=&quot;Samstag&quot;;[$Daten.$L$18];&quot;0&quot;)))))))" office:value-type="time" office:time-value="PT00H00M00S" calcext:value-type="time">
            <text:p>00:00</text:p>
          </table:table-cell>
          <table:table-cell table:style-name="ce469" table:formula="of:=IF([.$K24]=&quot;Feiertag&quot;;&quot;0&quot;;IF([.$A24]=&quot;Donnerstag&quot;;[$Daten.$I$18];IF([.$A24]=&quot;Freitag&quot;;[$Daten.$K$18];IF([.$A24]=&quot;Montag&quot;;[$Daten.$C$18];IF([.$A24]=&quot;Dienstag&quot;;[$Daten.$E$18];IF([.$A24]=&quot;Mittwoch&quot;;[$Daten.$G$18];IF([.$A24]=&quot;Samstag&quot;;[$Daten.$M$18];&quot;0&quot;)))))))" office:value-type="time" office:time-value="PT00H00M00S" calcext:value-type="time">
            <text:p>00:00</text:p>
          </table:table-cell>
          <table:table-cell table:style-name="ce539"/>
          <table:table-cell table:style-name="ce542"/>
          <table:table-cell table:style-name="ce547" table:formula="of:=[.D24]-[.C24]+[.F24]-[.E24]+[.H24]-[.G24]" office:value-type="time" office:time-value="PT00H00M00S" calcext:value-type="time">
            <text:p>0:00</text:p>
          </table:table-cell>
          <table:table-cell table:style-name="ce551" table:formula="of:=[.I24]" office:value-type="time" office:time-value="PT00H00M00S" calcext:value-type="time">
            <text:p>00</text:p>
          </table:table-cell>
          <table:table-cell table:number-columns-repeated="1014"/>
        </table:table-row>
        <table:table-row table:style-name="ro2">
          <table:table-cell table:style-name="ce517" office:value-type="string" calcext:value-type="string">
            <text:p>Freitag</text:p>
          </table:table-cell>
          <table:table-cell table:style-name="ce574" office:value-type="float" office:value="12" calcext:value-type="float">
            <text:p>12</text:p>
          </table:table-cell>
          <table:table-cell table:style-name="ce458" table:formula="of:=IF([.$K25]=&quot;Feiertag&quot;;&quot;0&quot;;IF([.$A25]=&quot;Donnerstag&quot;;[$Daten.$H$17];IF([.$A25]=&quot;Freitag&quot;;[$Daten.$J$17];IF([.$A25]=&quot;Montag&quot;;[$Daten.$B$17];IF([.$A25]=&quot;Dienstag&quot;;[$Daten.$D$17];IF([.$A25]=&quot;Mittwoch&quot;;[$Daten.$F$17];IF([.$A25]=&quot;Samstag&quot;;[$Daten.$L$17];&quot;0&quot;)))))))" office:value-type="time" office:time-value="PT00H00M00S" calcext:value-type="time">
            <text:p>00:00</text:p>
          </table:table-cell>
          <table:table-cell table:style-name="ce469" table:formula="of:=IF([.$K25]=&quot;Feiertag&quot;;&quot;0&quot;;IF([.$A25]=&quot;Donnerstag&quot;;[$Daten.$I$17];IF([.$A25]=&quot;Freitag&quot;;[$Daten.$K$17];IF([.$A25]=&quot;Montag&quot;;[$Daten.$C$17];IF([.$A25]=&quot;Dienstag&quot;;[$Daten.$E$17];IF([.$A25]=&quot;Mittwoch&quot;;[$Daten.$G$17];IF([.$A25]=&quot;Samstag&quot;;[$Daten.$M$17];&quot;0&quot;)))))))" office:value-type="time" office:time-value="PT00H00M00S" calcext:value-type="time">
            <text:p>00:00</text:p>
          </table:table-cell>
          <table:table-cell table:style-name="ce458" table:formula="of:=IF([.$K25]=&quot;Feiertag&quot;;&quot;0&quot;;IF([.$A25]=&quot;Donnerstag&quot;;[$Daten.$H$18];IF([.$A25]=&quot;Freitag&quot;;[$Daten.$J$18];IF([.$A25]=&quot;Montag&quot;;[$Daten.$B$18];IF([.$A25]=&quot;Dienstag&quot;;[$Daten.$D$18];IF([.$A25]=&quot;Mittwoch&quot;;[$Daten.$F$18];IF([.$A25]=&quot;Samstag&quot;;[$Daten.$L$18];&quot;0&quot;)))))))" office:value-type="time" office:time-value="PT00H00M00S" calcext:value-type="time">
            <text:p>00:00</text:p>
          </table:table-cell>
          <table:table-cell table:style-name="ce469" table:formula="of:=IF([.$K25]=&quot;Feiertag&quot;;&quot;0&quot;;IF([.$A25]=&quot;Donnerstag&quot;;[$Daten.$I$18];IF([.$A25]=&quot;Freitag&quot;;[$Daten.$K$18];IF([.$A25]=&quot;Montag&quot;;[$Daten.$C$18];IF([.$A25]=&quot;Dienstag&quot;;[$Daten.$E$18];IF([.$A25]=&quot;Mittwoch&quot;;[$Daten.$G$18];IF([.$A25]=&quot;Samstag&quot;;[$Daten.$M$18];&quot;0&quot;)))))))" office:value-type="time" office:time-value="PT00H00M00S" calcext:value-type="time">
            <text:p>00:00</text:p>
          </table:table-cell>
          <table:table-cell table:style-name="ce539"/>
          <table:table-cell table:style-name="ce542"/>
          <table:table-cell table:style-name="ce547" table:formula="of:=[.D25]-[.C25]+[.F25]-[.E25]+[.H25]-[.G25]" office:value-type="time" office:time-value="PT00H00M00S" calcext:value-type="time">
            <text:p>0:00</text:p>
          </table:table-cell>
          <table:table-cell table:style-name="ce551" table:formula="of:=[.I25]" office:value-type="time" office:time-value="PT00H00M00S" calcext:value-type="time">
            <text:p>00</text:p>
          </table:table-cell>
          <table:table-cell table:number-columns-repeated="1014"/>
        </table:table-row>
        <table:table-row table:style-name="ro2">
          <table:table-cell table:style-name="ce517" office:value-type="string" calcext:value-type="string">
            <text:p>Samstag</text:p>
          </table:table-cell>
          <table:table-cell table:style-name="ce574" office:value-type="float" office:value="13" calcext:value-type="float">
            <text:p>13</text:p>
          </table:table-cell>
          <table:table-cell table:style-name="ce458" table:formula="of:=IF([.$K26]=&quot;Feiertag&quot;;&quot;0&quot;;IF([.$A26]=&quot;Donnerstag&quot;;[$Daten.$H$17];IF([.$A26]=&quot;Freitag&quot;;[$Daten.$J$17];IF([.$A26]=&quot;Montag&quot;;[$Daten.$B$17];IF([.$A26]=&quot;Dienstag&quot;;[$Daten.$D$17];IF([.$A26]=&quot;Mittwoch&quot;;[$Daten.$F$17];IF([.$A26]=&quot;Samstag&quot;;[$Daten.$L$17];&quot;0&quot;)))))))" office:value-type="time" office:time-value="PT00H00M00S" calcext:value-type="time">
            <text:p>00:00</text:p>
          </table:table-cell>
          <table:table-cell table:style-name="ce469" table:formula="of:=IF([.$K26]=&quot;Feiertag&quot;;&quot;0&quot;;IF([.$A26]=&quot;Donnerstag&quot;;[$Daten.$I$17];IF([.$A26]=&quot;Freitag&quot;;[$Daten.$K$17];IF([.$A26]=&quot;Montag&quot;;[$Daten.$C$17];IF([.$A26]=&quot;Dienstag&quot;;[$Daten.$E$17];IF([.$A26]=&quot;Mittwoch&quot;;[$Daten.$G$17];IF([.$A26]=&quot;Samstag&quot;;[$Daten.$M$17];&quot;0&quot;)))))))" office:value-type="time" office:time-value="PT00H00M00S" calcext:value-type="time">
            <text:p>00:00</text:p>
          </table:table-cell>
          <table:table-cell table:style-name="ce458" table:formula="of:=IF([.$K26]=&quot;Feiertag&quot;;&quot;0&quot;;IF([.$A26]=&quot;Donnerstag&quot;;[$Daten.$H$18];IF([.$A26]=&quot;Freitag&quot;;[$Daten.$J$18];IF([.$A26]=&quot;Montag&quot;;[$Daten.$B$18];IF([.$A26]=&quot;Dienstag&quot;;[$Daten.$D$18];IF([.$A26]=&quot;Mittwoch&quot;;[$Daten.$F$18];IF([.$A26]=&quot;Samstag&quot;;[$Daten.$L$18];&quot;0&quot;)))))))" office:value-type="time" office:time-value="PT00H00M00S" calcext:value-type="time">
            <text:p>00:00</text:p>
          </table:table-cell>
          <table:table-cell table:style-name="ce469" table:formula="of:=IF([.$K26]=&quot;Feiertag&quot;;&quot;0&quot;;IF([.$A26]=&quot;Donnerstag&quot;;[$Daten.$I$18];IF([.$A26]=&quot;Freitag&quot;;[$Daten.$K$18];IF([.$A26]=&quot;Montag&quot;;[$Daten.$C$18];IF([.$A26]=&quot;Dienstag&quot;;[$Daten.$E$18];IF([.$A26]=&quot;Mittwoch&quot;;[$Daten.$G$18];IF([.$A26]=&quot;Samstag&quot;;[$Daten.$M$18];&quot;0&quot;)))))))" office:value-type="time" office:time-value="PT00H00M00S" calcext:value-type="time">
            <text:p>00:00</text:p>
          </table:table-cell>
          <table:table-cell table:style-name="ce539"/>
          <table:table-cell table:style-name="ce542"/>
          <table:table-cell table:style-name="ce547" table:formula="of:=[.D26]-[.C26]+[.F26]-[.E26]+[.H26]-[.G26]" office:value-type="time" office:time-value="PT00H00M00S" calcext:value-type="time">
            <text:p>0:00</text:p>
          </table:table-cell>
          <table:table-cell table:style-name="ce551" table:formula="of:=[.I26]" office:value-type="time" office:time-value="PT00H00M00S" calcext:value-type="time">
            <text:p>00</text:p>
          </table:table-cell>
          <table:table-cell table:number-columns-repeated="1014"/>
        </table:table-row>
        <table:table-row table:style-name="ro2">
          <table:table-cell table:style-name="ce517" office:value-type="string" calcext:value-type="string">
            <text:p>Sonntag</text:p>
          </table:table-cell>
          <table:table-cell table:style-name="ce574" office:value-type="float" office:value="14" calcext:value-type="float">
            <text:p>14</text:p>
          </table:table-cell>
          <table:table-cell table:style-name="ce458" table:formula="of:=IF([.$K27]=&quot;Feiertag&quot;;&quot;0&quot;;IF([.$A27]=&quot;Donnerstag&quot;;[$Daten.$H$17];IF([.$A27]=&quot;Freitag&quot;;[$Daten.$J$17];IF([.$A27]=&quot;Montag&quot;;[$Daten.$B$17];IF([.$A27]=&quot;Dienstag&quot;;[$Daten.$D$17];IF([.$A27]=&quot;Mittwoch&quot;;[$Daten.$F$17];IF([.$A27]=&quot;Samstag&quot;;[$Daten.$L$17];&quot;0&quot;)))))))" office:value-type="string" office:string-value="0" calcext:value-type="string">
            <text:p>0</text:p>
          </table:table-cell>
          <table:table-cell table:style-name="ce469" table:formula="of:=IF([.$K27]=&quot;Feiertag&quot;;&quot;0&quot;;IF([.$A27]=&quot;Donnerstag&quot;;[$Daten.$I$17];IF([.$A27]=&quot;Freitag&quot;;[$Daten.$K$17];IF([.$A27]=&quot;Montag&quot;;[$Daten.$C$17];IF([.$A27]=&quot;Dienstag&quot;;[$Daten.$E$17];IF([.$A27]=&quot;Mittwoch&quot;;[$Daten.$G$17];IF([.$A27]=&quot;Samstag&quot;;[$Daten.$M$17];&quot;0&quot;)))))))" office:value-type="string" office:string-value="0" calcext:value-type="string">
            <text:p>0</text:p>
          </table:table-cell>
          <table:table-cell table:style-name="ce458" table:formula="of:=IF([.$K27]=&quot;Feiertag&quot;;&quot;0&quot;;IF([.$A27]=&quot;Donnerstag&quot;;[$Daten.$H$18];IF([.$A27]=&quot;Freitag&quot;;[$Daten.$J$18];IF([.$A27]=&quot;Montag&quot;;[$Daten.$B$18];IF([.$A27]=&quot;Dienstag&quot;;[$Daten.$D$18];IF([.$A27]=&quot;Mittwoch&quot;;[$Daten.$F$18];IF([.$A27]=&quot;Samstag&quot;;[$Daten.$L$18];&quot;0&quot;)))))))" office:value-type="string" office:string-value="0" calcext:value-type="string">
            <text:p>0</text:p>
          </table:table-cell>
          <table:table-cell table:style-name="ce469" table:formula="of:=IF([.$K27]=&quot;Feiertag&quot;;&quot;0&quot;;IF([.$A27]=&quot;Donnerstag&quot;;[$Daten.$I$18];IF([.$A27]=&quot;Freitag&quot;;[$Daten.$K$18];IF([.$A27]=&quot;Montag&quot;;[$Daten.$C$18];IF([.$A27]=&quot;Dienstag&quot;;[$Daten.$E$18];IF([.$A27]=&quot;Mittwoch&quot;;[$Daten.$G$18];IF([.$A27]=&quot;Samstag&quot;;[$Daten.$M$18];&quot;0&quot;)))))))" office:value-type="string" office:string-value="0" calcext:value-type="string">
            <text:p>0</text:p>
          </table:table-cell>
          <table:table-cell table:style-name="ce539"/>
          <table:table-cell table:style-name="ce542"/>
          <table:table-cell table:style-name="ce547" table:formula="of:=[.D27]-[.C27]+[.F27]-[.E27]+[.H27]-[.G27]" office:value-type="time" office:time-value="PT00H00M00S" calcext:value-type="time">
            <text:p>0:00</text:p>
          </table:table-cell>
          <table:table-cell table:style-name="ce551" table:formula="of:=[.I27]" office:value-type="time" office:time-value="PT00H00M00S" calcext:value-type="time">
            <text:p>00</text:p>
          </table:table-cell>
          <table:table-cell table:number-columns-repeated="1014"/>
        </table:table-row>
        <table:table-row table:style-name="ro2">
          <table:table-cell table:style-name="ce517" office:value-type="string" calcext:value-type="string">
            <text:p>Montag</text:p>
          </table:table-cell>
          <table:table-cell table:style-name="ce574" office:value-type="float" office:value="15" calcext:value-type="float">
            <text:p>15</text:p>
          </table:table-cell>
          <table:table-cell table:style-name="ce458" table:formula="of:=IF([.$K28]=&quot;Feiertag&quot;;&quot;0&quot;;IF([.$A28]=&quot;Donnerstag&quot;;[$Daten.$H$17];IF([.$A28]=&quot;Freitag&quot;;[$Daten.$J$17];IF([.$A28]=&quot;Montag&quot;;[$Daten.$B$17];IF([.$A28]=&quot;Dienstag&quot;;[$Daten.$D$17];IF([.$A28]=&quot;Mittwoch&quot;;[$Daten.$F$17];IF([.$A28]=&quot;Samstag&quot;;[$Daten.$L$17];&quot;0&quot;)))))))" office:value-type="time" office:time-value="PT14H00M00S" calcext:value-type="time">
            <text:p>14:00</text:p>
          </table:table-cell>
          <table:table-cell table:style-name="ce469" table:formula="of:=IF([.$K28]=&quot;Feiertag&quot;;&quot;0&quot;;IF([.$A28]=&quot;Donnerstag&quot;;[$Daten.$I$17];IF([.$A28]=&quot;Freitag&quot;;[$Daten.$K$17];IF([.$A28]=&quot;Montag&quot;;[$Daten.$C$17];IF([.$A28]=&quot;Dienstag&quot;;[$Daten.$E$17];IF([.$A28]=&quot;Mittwoch&quot;;[$Daten.$G$17];IF([.$A28]=&quot;Samstag&quot;;[$Daten.$M$17];&quot;0&quot;)))))))" office:value-type="time" office:time-value="PT18H30M00S" calcext:value-type="time">
            <text:p>18:30</text:p>
          </table:table-cell>
          <table:table-cell table:style-name="ce458" table:formula="of:=IF([.$K28]=&quot;Feiertag&quot;;&quot;0&quot;;IF([.$A28]=&quot;Donnerstag&quot;;[$Daten.$H$18];IF([.$A28]=&quot;Freitag&quot;;[$Daten.$J$18];IF([.$A28]=&quot;Montag&quot;;[$Daten.$B$18];IF([.$A28]=&quot;Dienstag&quot;;[$Daten.$D$18];IF([.$A28]=&quot;Mittwoch&quot;;[$Daten.$F$18];IF([.$A28]=&quot;Samstag&quot;;[$Daten.$L$18];&quot;0&quot;)))))))" office:value-type="time" office:time-value="PT00H00M00S" calcext:value-type="time">
            <text:p>00:00</text:p>
          </table:table-cell>
          <table:table-cell table:style-name="ce469" table:formula="of:=IF([.$K28]=&quot;Feiertag&quot;;&quot;0&quot;;IF([.$A28]=&quot;Donnerstag&quot;;[$Daten.$I$18];IF([.$A28]=&quot;Freitag&quot;;[$Daten.$K$18];IF([.$A28]=&quot;Montag&quot;;[$Daten.$C$18];IF([.$A28]=&quot;Dienstag&quot;;[$Daten.$E$18];IF([.$A28]=&quot;Mittwoch&quot;;[$Daten.$G$18];IF([.$A28]=&quot;Samstag&quot;;[$Daten.$M$18];&quot;0&quot;)))))))" office:value-type="time" office:time-value="PT00H00M00S" calcext:value-type="time">
            <text:p>00:00</text:p>
          </table:table-cell>
          <table:table-cell table:style-name="ce539"/>
          <table:table-cell table:style-name="ce542"/>
          <table:table-cell table:style-name="ce547" table:formula="of:=[.D28]-[.C28]+[.F28]-[.E28]+[.H28]-[.G28]" office:value-type="time" office:time-value="PT04H30M00S" calcext:value-type="time">
            <text:p>4:30</text:p>
          </table:table-cell>
          <table:table-cell table:style-name="ce551" table:formula="of:=[.I28]" office:value-type="time" office:time-value="PT04H30M00S" calcext:value-type="time">
            <text:p>270</text:p>
          </table:table-cell>
          <table:table-cell table:number-columns-repeated="1014"/>
        </table:table-row>
        <table:table-row table:style-name="ro2">
          <table:table-cell table:style-name="ce517" office:value-type="string" calcext:value-type="string">
            <text:p>Dienstag</text:p>
          </table:table-cell>
          <table:table-cell table:style-name="ce574" office:value-type="float" office:value="16" calcext:value-type="float">
            <text:p>16</text:p>
          </table:table-cell>
          <table:table-cell table:style-name="ce458" table:formula="of:=IF([.$K29]=&quot;Feiertag&quot;;&quot;0&quot;;IF([.$A29]=&quot;Donnerstag&quot;;[$Daten.$H$17];IF([.$A29]=&quot;Freitag&quot;;[$Daten.$J$17];IF([.$A29]=&quot;Montag&quot;;[$Daten.$B$17];IF([.$A29]=&quot;Dienstag&quot;;[$Daten.$D$17];IF([.$A29]=&quot;Mittwoch&quot;;[$Daten.$F$17];IF([.$A29]=&quot;Samstag&quot;;[$Daten.$L$17];&quot;0&quot;)))))))" office:value-type="time" office:time-value="PT15H00M00S" calcext:value-type="time">
            <text:p>15:00</text:p>
          </table:table-cell>
          <table:table-cell table:style-name="ce469" table:formula="of:=IF([.$K29]=&quot;Feiertag&quot;;&quot;0&quot;;IF([.$A29]=&quot;Donnerstag&quot;;[$Daten.$I$17];IF([.$A29]=&quot;Freitag&quot;;[$Daten.$K$17];IF([.$A29]=&quot;Montag&quot;;[$Daten.$C$17];IF([.$A29]=&quot;Dienstag&quot;;[$Daten.$E$17];IF([.$A29]=&quot;Mittwoch&quot;;[$Daten.$G$17];IF([.$A29]=&quot;Samstag&quot;;[$Daten.$M$17];&quot;0&quot;)))))))" office:value-type="time" office:time-value="PT20H00M00S" calcext:value-type="time">
            <text:p>20:00</text:p>
          </table:table-cell>
          <table:table-cell table:style-name="ce458" table:formula="of:=IF([.$K29]=&quot;Feiertag&quot;;&quot;0&quot;;IF([.$A29]=&quot;Donnerstag&quot;;[$Daten.$H$18];IF([.$A29]=&quot;Freitag&quot;;[$Daten.$J$18];IF([.$A29]=&quot;Montag&quot;;[$Daten.$B$18];IF([.$A29]=&quot;Dienstag&quot;;[$Daten.$D$18];IF([.$A29]=&quot;Mittwoch&quot;;[$Daten.$F$18];IF([.$A29]=&quot;Samstag&quot;;[$Daten.$L$18];&quot;0&quot;)))))))" office:value-type="time" office:time-value="PT00H00M00S" calcext:value-type="time">
            <text:p>00:00</text:p>
          </table:table-cell>
          <table:table-cell table:style-name="ce469" table:formula="of:=IF([.$K29]=&quot;Feiertag&quot;;&quot;0&quot;;IF([.$A29]=&quot;Donnerstag&quot;;[$Daten.$I$18];IF([.$A29]=&quot;Freitag&quot;;[$Daten.$K$18];IF([.$A29]=&quot;Montag&quot;;[$Daten.$C$18];IF([.$A29]=&quot;Dienstag&quot;;[$Daten.$E$18];IF([.$A29]=&quot;Mittwoch&quot;;[$Daten.$G$18];IF([.$A29]=&quot;Samstag&quot;;[$Daten.$M$18];&quot;0&quot;)))))))" office:value-type="time" office:time-value="PT00H00M00S" calcext:value-type="time">
            <text:p>00:00</text:p>
          </table:table-cell>
          <table:table-cell table:style-name="ce539"/>
          <table:table-cell table:style-name="ce542"/>
          <table:table-cell table:style-name="ce547" table:formula="of:=[.D29]-[.C29]+[.F29]-[.E29]+[.H29]-[.G29]" office:value-type="time" office:time-value="PT05H00M00S" calcext:value-type="time">
            <text:p>5:00</text:p>
          </table:table-cell>
          <table:table-cell table:style-name="ce551" table:formula="of:=[.I29]" office:value-type="time" office:time-value="PT05H00M00S" calcext:value-type="time">
            <text:p>300</text:p>
          </table:table-cell>
          <table:table-cell table:number-columns-repeated="1014"/>
        </table:table-row>
        <table:table-row table:style-name="ro2">
          <table:table-cell table:style-name="ce517" office:value-type="string" calcext:value-type="string">
            <text:p>Mittwoch</text:p>
          </table:table-cell>
          <table:table-cell table:style-name="ce574" office:value-type="float" office:value="17" calcext:value-type="float">
            <text:p>17</text:p>
          </table:table-cell>
          <table:table-cell table:style-name="ce458" table:formula="of:=IF([.$K30]=&quot;Feiertag&quot;;&quot;0&quot;;IF([.$A30]=&quot;Donnerstag&quot;;[$Daten.$H$17];IF([.$A30]=&quot;Freitag&quot;;[$Daten.$J$17];IF([.$A30]=&quot;Montag&quot;;[$Daten.$B$17];IF([.$A30]=&quot;Dienstag&quot;;[$Daten.$D$17];IF([.$A30]=&quot;Mittwoch&quot;;[$Daten.$F$17];IF([.$A30]=&quot;Samstag&quot;;[$Daten.$L$17];&quot;0&quot;)))))))" office:value-type="time" office:time-value="PT00H00M00S" calcext:value-type="time">
            <text:p>00:00</text:p>
          </table:table-cell>
          <table:table-cell table:style-name="ce469" table:formula="of:=IF([.$K30]=&quot;Feiertag&quot;;&quot;0&quot;;IF([.$A30]=&quot;Donnerstag&quot;;[$Daten.$I$17];IF([.$A30]=&quot;Freitag&quot;;[$Daten.$K$17];IF([.$A30]=&quot;Montag&quot;;[$Daten.$C$17];IF([.$A30]=&quot;Dienstag&quot;;[$Daten.$E$17];IF([.$A30]=&quot;Mittwoch&quot;;[$Daten.$G$17];IF([.$A30]=&quot;Samstag&quot;;[$Daten.$M$17];&quot;0&quot;)))))))" office:value-type="time" office:time-value="PT00H00M00S" calcext:value-type="time">
            <text:p>00:00</text:p>
          </table:table-cell>
          <table:table-cell table:style-name="ce458" table:formula="of:=IF([.$K30]=&quot;Feiertag&quot;;&quot;0&quot;;IF([.$A30]=&quot;Donnerstag&quot;;[$Daten.$H$18];IF([.$A30]=&quot;Freitag&quot;;[$Daten.$J$18];IF([.$A30]=&quot;Montag&quot;;[$Daten.$B$18];IF([.$A30]=&quot;Dienstag&quot;;[$Daten.$D$18];IF([.$A30]=&quot;Mittwoch&quot;;[$Daten.$F$18];IF([.$A30]=&quot;Samstag&quot;;[$Daten.$L$18];&quot;0&quot;)))))))" office:value-type="time" office:time-value="PT00H00M00S" calcext:value-type="time">
            <text:p>00:00</text:p>
          </table:table-cell>
          <table:table-cell table:style-name="ce469" table:formula="of:=IF([.$K30]=&quot;Feiertag&quot;;&quot;0&quot;;IF([.$A30]=&quot;Donnerstag&quot;;[$Daten.$I$18];IF([.$A30]=&quot;Freitag&quot;;[$Daten.$K$18];IF([.$A30]=&quot;Montag&quot;;[$Daten.$C$18];IF([.$A30]=&quot;Dienstag&quot;;[$Daten.$E$18];IF([.$A30]=&quot;Mittwoch&quot;;[$Daten.$G$18];IF([.$A30]=&quot;Samstag&quot;;[$Daten.$M$18];&quot;0&quot;)))))))" office:value-type="time" office:time-value="PT00H00M00S" calcext:value-type="time">
            <text:p>00:00</text:p>
          </table:table-cell>
          <table:table-cell table:style-name="ce571"/>
          <table:table-cell table:style-name="ce572"/>
          <table:table-cell table:style-name="ce547" table:formula="of:=[.D30]-[.C30]+[.F30]-[.E30]+[.H30]-[.G30]" office:value-type="time" office:time-value="PT00H00M00S" calcext:value-type="time">
            <text:p>0:00</text:p>
          </table:table-cell>
          <table:table-cell table:style-name="ce551" table:formula="of:=[.I30]" office:value-type="time" office:time-value="PT00H00M00S" calcext:value-type="time">
            <text:p>00</text:p>
          </table:table-cell>
          <table:table-cell table:number-columns-repeated="1014"/>
        </table:table-row>
        <table:table-row table:style-name="ro2">
          <table:table-cell table:style-name="ce517" office:value-type="string" calcext:value-type="string">
            <text:p>Donnerstag</text:p>
          </table:table-cell>
          <table:table-cell table:style-name="ce574" office:value-type="float" office:value="18" calcext:value-type="float">
            <text:p>18</text:p>
          </table:table-cell>
          <table:table-cell table:style-name="ce458" table:formula="of:=IF([.$K31]=&quot;Feiertag&quot;;&quot;0&quot;;IF([.$A31]=&quot;Donnerstag&quot;;[$Daten.$H$17];IF([.$A31]=&quot;Freitag&quot;;[$Daten.$J$17];IF([.$A31]=&quot;Montag&quot;;[$Daten.$B$17];IF([.$A31]=&quot;Dienstag&quot;;[$Daten.$D$17];IF([.$A31]=&quot;Mittwoch&quot;;[$Daten.$F$17];IF([.$A31]=&quot;Samstag&quot;;[$Daten.$L$17];&quot;0&quot;)))))))" office:value-type="time" office:time-value="PT00H00M00S" calcext:value-type="time">
            <text:p>00:00</text:p>
          </table:table-cell>
          <table:table-cell table:style-name="ce469" table:formula="of:=IF([.$K31]=&quot;Feiertag&quot;;&quot;0&quot;;IF([.$A31]=&quot;Donnerstag&quot;;[$Daten.$I$17];IF([.$A31]=&quot;Freitag&quot;;[$Daten.$K$17];IF([.$A31]=&quot;Montag&quot;;[$Daten.$C$17];IF([.$A31]=&quot;Dienstag&quot;;[$Daten.$E$17];IF([.$A31]=&quot;Mittwoch&quot;;[$Daten.$G$17];IF([.$A31]=&quot;Samstag&quot;;[$Daten.$M$17];&quot;0&quot;)))))))" office:value-type="time" office:time-value="PT00H00M00S" calcext:value-type="time">
            <text:p>00:00</text:p>
          </table:table-cell>
          <table:table-cell table:style-name="ce458" table:formula="of:=IF([.$K31]=&quot;Feiertag&quot;;&quot;0&quot;;IF([.$A31]=&quot;Donnerstag&quot;;[$Daten.$H$18];IF([.$A31]=&quot;Freitag&quot;;[$Daten.$J$18];IF([.$A31]=&quot;Montag&quot;;[$Daten.$B$18];IF([.$A31]=&quot;Dienstag&quot;;[$Daten.$D$18];IF([.$A31]=&quot;Mittwoch&quot;;[$Daten.$F$18];IF([.$A31]=&quot;Samstag&quot;;[$Daten.$L$18];&quot;0&quot;)))))))" office:value-type="time" office:time-value="PT00H00M00S" calcext:value-type="time">
            <text:p>00:00</text:p>
          </table:table-cell>
          <table:table-cell table:style-name="ce469" table:formula="of:=IF([.$K31]=&quot;Feiertag&quot;;&quot;0&quot;;IF([.$A31]=&quot;Donnerstag&quot;;[$Daten.$I$18];IF([.$A31]=&quot;Freitag&quot;;[$Daten.$K$18];IF([.$A31]=&quot;Montag&quot;;[$Daten.$C$18];IF([.$A31]=&quot;Dienstag&quot;;[$Daten.$E$18];IF([.$A31]=&quot;Mittwoch&quot;;[$Daten.$G$18];IF([.$A31]=&quot;Samstag&quot;;[$Daten.$M$18];&quot;0&quot;)))))))" office:value-type="time" office:time-value="PT00H00M00S" calcext:value-type="time">
            <text:p>00:00</text:p>
          </table:table-cell>
          <table:table-cell table:style-name="ce539"/>
          <table:table-cell table:style-name="ce542"/>
          <table:table-cell table:style-name="ce547" table:formula="of:=[.D31]-[.C31]+[.F31]-[.E31]+[.H31]-[.G31]" office:value-type="time" office:time-value="PT00H00M00S" calcext:value-type="time">
            <text:p>0:00</text:p>
          </table:table-cell>
          <table:table-cell table:style-name="ce551" table:formula="of:=[.I31]" office:value-type="time" office:time-value="PT00H00M00S" calcext:value-type="time">
            <text:p>00</text:p>
          </table:table-cell>
          <table:table-cell table:number-columns-repeated="1014"/>
        </table:table-row>
        <table:table-row table:style-name="ro2">
          <table:table-cell table:style-name="ce517" office:value-type="string" calcext:value-type="string">
            <text:p>Freitag</text:p>
          </table:table-cell>
          <table:table-cell table:style-name="ce574" office:value-type="float" office:value="19" calcext:value-type="float">
            <text:p>19</text:p>
          </table:table-cell>
          <table:table-cell table:style-name="ce458" table:formula="of:=IF([.$K32]=&quot;Feiertag&quot;;&quot;0&quot;;IF([.$A32]=&quot;Donnerstag&quot;;[$Daten.$H$17];IF([.$A32]=&quot;Freitag&quot;;[$Daten.$J$17];IF([.$A32]=&quot;Montag&quot;;[$Daten.$B$17];IF([.$A32]=&quot;Dienstag&quot;;[$Daten.$D$17];IF([.$A32]=&quot;Mittwoch&quot;;[$Daten.$F$17];IF([.$A32]=&quot;Samstag&quot;;[$Daten.$L$17];&quot;0&quot;)))))))" office:value-type="time" office:time-value="PT00H00M00S" calcext:value-type="time">
            <text:p>00:00</text:p>
          </table:table-cell>
          <table:table-cell table:style-name="ce469" table:formula="of:=IF([.$K32]=&quot;Feiertag&quot;;&quot;0&quot;;IF([.$A32]=&quot;Donnerstag&quot;;[$Daten.$I$17];IF([.$A32]=&quot;Freitag&quot;;[$Daten.$K$17];IF([.$A32]=&quot;Montag&quot;;[$Daten.$C$17];IF([.$A32]=&quot;Dienstag&quot;;[$Daten.$E$17];IF([.$A32]=&quot;Mittwoch&quot;;[$Daten.$G$17];IF([.$A32]=&quot;Samstag&quot;;[$Daten.$M$17];&quot;0&quot;)))))))" office:value-type="time" office:time-value="PT00H00M00S" calcext:value-type="time">
            <text:p>00:00</text:p>
          </table:table-cell>
          <table:table-cell table:style-name="ce458" table:formula="of:=IF([.$K32]=&quot;Feiertag&quot;;&quot;0&quot;;IF([.$A32]=&quot;Donnerstag&quot;;[$Daten.$H$18];IF([.$A32]=&quot;Freitag&quot;;[$Daten.$J$18];IF([.$A32]=&quot;Montag&quot;;[$Daten.$B$18];IF([.$A32]=&quot;Dienstag&quot;;[$Daten.$D$18];IF([.$A32]=&quot;Mittwoch&quot;;[$Daten.$F$18];IF([.$A32]=&quot;Samstag&quot;;[$Daten.$L$18];&quot;0&quot;)))))))" office:value-type="time" office:time-value="PT00H00M00S" calcext:value-type="time">
            <text:p>00:00</text:p>
          </table:table-cell>
          <table:table-cell table:style-name="ce469" table:formula="of:=IF([.$K32]=&quot;Feiertag&quot;;&quot;0&quot;;IF([.$A32]=&quot;Donnerstag&quot;;[$Daten.$I$18];IF([.$A32]=&quot;Freitag&quot;;[$Daten.$K$18];IF([.$A32]=&quot;Montag&quot;;[$Daten.$C$18];IF([.$A32]=&quot;Dienstag&quot;;[$Daten.$E$18];IF([.$A32]=&quot;Mittwoch&quot;;[$Daten.$G$18];IF([.$A32]=&quot;Samstag&quot;;[$Daten.$M$18];&quot;0&quot;)))))))" office:value-type="time" office:time-value="PT00H00M00S" calcext:value-type="time">
            <text:p>00:00</text:p>
          </table:table-cell>
          <table:table-cell table:style-name="ce539"/>
          <table:table-cell table:style-name="ce542"/>
          <table:table-cell table:style-name="ce547" table:formula="of:=[.D32]-[.C32]+[.F32]-[.E32]+[.H32]-[.G32]" office:value-type="time" office:time-value="PT00H00M00S" calcext:value-type="time">
            <text:p>0:00</text:p>
          </table:table-cell>
          <table:table-cell table:style-name="ce551" table:formula="of:=[.I32]" office:value-type="time" office:time-value="PT00H00M00S" calcext:value-type="time">
            <text:p>00</text:p>
          </table:table-cell>
          <table:table-cell table:number-columns-repeated="1014"/>
        </table:table-row>
        <table:table-row table:style-name="ro2">
          <table:table-cell table:style-name="ce517" office:value-type="string" calcext:value-type="string">
            <text:p>Samstag</text:p>
          </table:table-cell>
          <table:table-cell table:style-name="ce574" office:value-type="float" office:value="20" calcext:value-type="float">
            <text:p>20</text:p>
          </table:table-cell>
          <table:table-cell table:style-name="ce458" table:formula="of:=IF([.$K33]=&quot;Feiertag&quot;;&quot;0&quot;;IF([.$A33]=&quot;Donnerstag&quot;;[$Daten.$H$17];IF([.$A33]=&quot;Freitag&quot;;[$Daten.$J$17];IF([.$A33]=&quot;Montag&quot;;[$Daten.$B$17];IF([.$A33]=&quot;Dienstag&quot;;[$Daten.$D$17];IF([.$A33]=&quot;Mittwoch&quot;;[$Daten.$F$17];IF([.$A33]=&quot;Samstag&quot;;[$Daten.$L$17];&quot;0&quot;)))))))" office:value-type="time" office:time-value="PT00H00M00S" calcext:value-type="time">
            <text:p>00:00</text:p>
          </table:table-cell>
          <table:table-cell table:style-name="ce469" table:formula="of:=IF([.$K33]=&quot;Feiertag&quot;;&quot;0&quot;;IF([.$A33]=&quot;Donnerstag&quot;;[$Daten.$I$17];IF([.$A33]=&quot;Freitag&quot;;[$Daten.$K$17];IF([.$A33]=&quot;Montag&quot;;[$Daten.$C$17];IF([.$A33]=&quot;Dienstag&quot;;[$Daten.$E$17];IF([.$A33]=&quot;Mittwoch&quot;;[$Daten.$G$17];IF([.$A33]=&quot;Samstag&quot;;[$Daten.$M$17];&quot;0&quot;)))))))" office:value-type="time" office:time-value="PT00H00M00S" calcext:value-type="time">
            <text:p>00:00</text:p>
          </table:table-cell>
          <table:table-cell table:style-name="ce458" table:formula="of:=IF([.$K33]=&quot;Feiertag&quot;;&quot;0&quot;;IF([.$A33]=&quot;Donnerstag&quot;;[$Daten.$H$18];IF([.$A33]=&quot;Freitag&quot;;[$Daten.$J$18];IF([.$A33]=&quot;Montag&quot;;[$Daten.$B$18];IF([.$A33]=&quot;Dienstag&quot;;[$Daten.$D$18];IF([.$A33]=&quot;Mittwoch&quot;;[$Daten.$F$18];IF([.$A33]=&quot;Samstag&quot;;[$Daten.$L$18];&quot;0&quot;)))))))" office:value-type="time" office:time-value="PT00H00M00S" calcext:value-type="time">
            <text:p>00:00</text:p>
          </table:table-cell>
          <table:table-cell table:style-name="ce469" table:formula="of:=IF([.$K33]=&quot;Feiertag&quot;;&quot;0&quot;;IF([.$A33]=&quot;Donnerstag&quot;;[$Daten.$I$18];IF([.$A33]=&quot;Freitag&quot;;[$Daten.$K$18];IF([.$A33]=&quot;Montag&quot;;[$Daten.$C$18];IF([.$A33]=&quot;Dienstag&quot;;[$Daten.$E$18];IF([.$A33]=&quot;Mittwoch&quot;;[$Daten.$G$18];IF([.$A33]=&quot;Samstag&quot;;[$Daten.$M$18];&quot;0&quot;)))))))" office:value-type="time" office:time-value="PT00H00M00S" calcext:value-type="time">
            <text:p>00:00</text:p>
          </table:table-cell>
          <table:table-cell table:style-name="ce539"/>
          <table:table-cell table:style-name="ce542"/>
          <table:table-cell table:style-name="ce547" table:formula="of:=[.D33]-[.C33]+[.F33]-[.E33]+[.H33]-[.G33]" office:value-type="time" office:time-value="PT00H00M00S" calcext:value-type="time">
            <text:p>0:00</text:p>
          </table:table-cell>
          <table:table-cell table:style-name="ce551" table:formula="of:=[.I33]" office:value-type="time" office:time-value="PT00H00M00S" calcext:value-type="time">
            <text:p>00</text:p>
          </table:table-cell>
          <table:table-cell table:number-columns-repeated="1014"/>
        </table:table-row>
        <table:table-row table:style-name="ro2">
          <table:table-cell table:style-name="ce517" office:value-type="string" calcext:value-type="string">
            <text:p>Sonntag</text:p>
          </table:table-cell>
          <table:table-cell table:style-name="ce574" office:value-type="float" office:value="21" calcext:value-type="float">
            <text:p>21</text:p>
          </table:table-cell>
          <table:table-cell table:style-name="ce458" table:formula="of:=IF([.$K34]=&quot;Feiertag&quot;;&quot;0&quot;;IF([.$A34]=&quot;Donnerstag&quot;;[$Daten.$H$17];IF([.$A34]=&quot;Freitag&quot;;[$Daten.$J$17];IF([.$A34]=&quot;Montag&quot;;[$Daten.$B$17];IF([.$A34]=&quot;Dienstag&quot;;[$Daten.$D$17];IF([.$A34]=&quot;Mittwoch&quot;;[$Daten.$F$17];IF([.$A34]=&quot;Samstag&quot;;[$Daten.$L$17];&quot;0&quot;)))))))" office:value-type="string" office:string-value="0" calcext:value-type="string">
            <text:p>0</text:p>
          </table:table-cell>
          <table:table-cell table:style-name="ce469" table:formula="of:=IF([.$K34]=&quot;Feiertag&quot;;&quot;0&quot;;IF([.$A34]=&quot;Donnerstag&quot;;[$Daten.$I$17];IF([.$A34]=&quot;Freitag&quot;;[$Daten.$K$17];IF([.$A34]=&quot;Montag&quot;;[$Daten.$C$17];IF([.$A34]=&quot;Dienstag&quot;;[$Daten.$E$17];IF([.$A34]=&quot;Mittwoch&quot;;[$Daten.$G$17];IF([.$A34]=&quot;Samstag&quot;;[$Daten.$M$17];&quot;0&quot;)))))))" office:value-type="string" office:string-value="0" calcext:value-type="string">
            <text:p>0</text:p>
          </table:table-cell>
          <table:table-cell table:style-name="ce458" table:formula="of:=IF([.$K34]=&quot;Feiertag&quot;;&quot;0&quot;;IF([.$A34]=&quot;Donnerstag&quot;;[$Daten.$H$18];IF([.$A34]=&quot;Freitag&quot;;[$Daten.$J$18];IF([.$A34]=&quot;Montag&quot;;[$Daten.$B$18];IF([.$A34]=&quot;Dienstag&quot;;[$Daten.$D$18];IF([.$A34]=&quot;Mittwoch&quot;;[$Daten.$F$18];IF([.$A34]=&quot;Samstag&quot;;[$Daten.$L$18];&quot;0&quot;)))))))" office:value-type="string" office:string-value="0" calcext:value-type="string">
            <text:p>0</text:p>
          </table:table-cell>
          <table:table-cell table:style-name="ce469" table:formula="of:=IF([.$K34]=&quot;Feiertag&quot;;&quot;0&quot;;IF([.$A34]=&quot;Donnerstag&quot;;[$Daten.$I$18];IF([.$A34]=&quot;Freitag&quot;;[$Daten.$K$18];IF([.$A34]=&quot;Montag&quot;;[$Daten.$C$18];IF([.$A34]=&quot;Dienstag&quot;;[$Daten.$E$18];IF([.$A34]=&quot;Mittwoch&quot;;[$Daten.$G$18];IF([.$A34]=&quot;Samstag&quot;;[$Daten.$M$18];&quot;0&quot;)))))))" office:value-type="string" office:string-value="0" calcext:value-type="string">
            <text:p>0</text:p>
          </table:table-cell>
          <table:table-cell table:style-name="ce539"/>
          <table:table-cell table:style-name="ce542"/>
          <table:table-cell table:style-name="ce547" table:formula="of:=[.D34]-[.C34]+[.F34]-[.E34]+[.H34]-[.G34]" office:value-type="time" office:time-value="PT00H00M00S" calcext:value-type="time">
            <text:p>0:00</text:p>
          </table:table-cell>
          <table:table-cell table:style-name="ce551" table:formula="of:=[.I34]" office:value-type="time" office:time-value="PT00H00M00S" calcext:value-type="time">
            <text:p>00</text:p>
          </table:table-cell>
          <table:table-cell table:number-columns-repeated="1014"/>
        </table:table-row>
        <table:table-row table:style-name="ro2">
          <table:table-cell table:style-name="ce517" office:value-type="string" calcext:value-type="string">
            <text:p>Montag</text:p>
          </table:table-cell>
          <table:table-cell table:style-name="ce574" office:value-type="float" office:value="22" calcext:value-type="float">
            <text:p>22</text:p>
          </table:table-cell>
          <table:table-cell table:style-name="ce458" table:formula="of:=IF([.$K35]=&quot;Feiertag&quot;;&quot;0&quot;;IF([.$A35]=&quot;Donnerstag&quot;;[$Daten.$H$17];IF([.$A35]=&quot;Freitag&quot;;[$Daten.$J$17];IF([.$A35]=&quot;Montag&quot;;[$Daten.$B$17];IF([.$A35]=&quot;Dienstag&quot;;[$Daten.$D$17];IF([.$A35]=&quot;Mittwoch&quot;;[$Daten.$F$17];IF([.$A35]=&quot;Samstag&quot;;[$Daten.$L$17];&quot;0&quot;)))))))" office:value-type="time" office:time-value="PT14H00M00S" calcext:value-type="time">
            <text:p>14:00</text:p>
          </table:table-cell>
          <table:table-cell table:style-name="ce469" table:formula="of:=IF([.$K35]=&quot;Feiertag&quot;;&quot;0&quot;;IF([.$A35]=&quot;Donnerstag&quot;;[$Daten.$I$17];IF([.$A35]=&quot;Freitag&quot;;[$Daten.$K$17];IF([.$A35]=&quot;Montag&quot;;[$Daten.$C$17];IF([.$A35]=&quot;Dienstag&quot;;[$Daten.$E$17];IF([.$A35]=&quot;Mittwoch&quot;;[$Daten.$G$17];IF([.$A35]=&quot;Samstag&quot;;[$Daten.$M$17];&quot;0&quot;)))))))" office:value-type="time" office:time-value="PT18H30M00S" calcext:value-type="time">
            <text:p>18:30</text:p>
          </table:table-cell>
          <table:table-cell table:style-name="ce458" table:formula="of:=IF([.$K35]=&quot;Feiertag&quot;;&quot;0&quot;;IF([.$A35]=&quot;Donnerstag&quot;;[$Daten.$H$18];IF([.$A35]=&quot;Freitag&quot;;[$Daten.$J$18];IF([.$A35]=&quot;Montag&quot;;[$Daten.$B$18];IF([.$A35]=&quot;Dienstag&quot;;[$Daten.$D$18];IF([.$A35]=&quot;Mittwoch&quot;;[$Daten.$F$18];IF([.$A35]=&quot;Samstag&quot;;[$Daten.$L$18];&quot;0&quot;)))))))" office:value-type="time" office:time-value="PT00H00M00S" calcext:value-type="time">
            <text:p>00:00</text:p>
          </table:table-cell>
          <table:table-cell table:style-name="ce469" table:formula="of:=IF([.$K35]=&quot;Feiertag&quot;;&quot;0&quot;;IF([.$A35]=&quot;Donnerstag&quot;;[$Daten.$I$18];IF([.$A35]=&quot;Freitag&quot;;[$Daten.$K$18];IF([.$A35]=&quot;Montag&quot;;[$Daten.$C$18];IF([.$A35]=&quot;Dienstag&quot;;[$Daten.$E$18];IF([.$A35]=&quot;Mittwoch&quot;;[$Daten.$G$18];IF([.$A35]=&quot;Samstag&quot;;[$Daten.$M$18];&quot;0&quot;)))))))" office:value-type="time" office:time-value="PT00H00M00S" calcext:value-type="time">
            <text:p>00:00</text:p>
          </table:table-cell>
          <table:table-cell table:style-name="ce539"/>
          <table:table-cell table:style-name="ce542"/>
          <table:table-cell table:style-name="ce547" table:formula="of:=[.D35]-[.C35]+[.F35]-[.E35]+[.H35]-[.G35]" office:value-type="time" office:time-value="PT04H30M00S" calcext:value-type="time">
            <text:p>4:30</text:p>
          </table:table-cell>
          <table:table-cell table:style-name="ce551" table:formula="of:=[.I35]" office:value-type="time" office:time-value="PT04H30M00S" calcext:value-type="time">
            <text:p>270</text:p>
          </table:table-cell>
          <table:table-cell table:number-columns-repeated="1014"/>
        </table:table-row>
        <table:table-row table:style-name="ro2">
          <table:table-cell table:style-name="ce517" office:value-type="string" calcext:value-type="string">
            <text:p>Dienstag</text:p>
          </table:table-cell>
          <table:table-cell table:style-name="ce574" office:value-type="float" office:value="23" calcext:value-type="float">
            <text:p>23</text:p>
          </table:table-cell>
          <table:table-cell table:style-name="ce458" table:formula="of:=IF([.$K36]=&quot;Feiertag&quot;;&quot;0&quot;;IF([.$A36]=&quot;Donnerstag&quot;;[$Daten.$H$17];IF([.$A36]=&quot;Freitag&quot;;[$Daten.$J$17];IF([.$A36]=&quot;Montag&quot;;[$Daten.$B$17];IF([.$A36]=&quot;Dienstag&quot;;[$Daten.$D$17];IF([.$A36]=&quot;Mittwoch&quot;;[$Daten.$F$17];IF([.$A36]=&quot;Samstag&quot;;[$Daten.$L$17];&quot;0&quot;)))))))" office:value-type="time" office:time-value="PT15H00M00S" calcext:value-type="time">
            <text:p>15:00</text:p>
          </table:table-cell>
          <table:table-cell table:style-name="ce469" table:formula="of:=IF([.$K36]=&quot;Feiertag&quot;;&quot;0&quot;;IF([.$A36]=&quot;Donnerstag&quot;;[$Daten.$I$17];IF([.$A36]=&quot;Freitag&quot;;[$Daten.$K$17];IF([.$A36]=&quot;Montag&quot;;[$Daten.$C$17];IF([.$A36]=&quot;Dienstag&quot;;[$Daten.$E$17];IF([.$A36]=&quot;Mittwoch&quot;;[$Daten.$G$17];IF([.$A36]=&quot;Samstag&quot;;[$Daten.$M$17];&quot;0&quot;)))))))" office:value-type="time" office:time-value="PT20H00M00S" calcext:value-type="time">
            <text:p>20:00</text:p>
          </table:table-cell>
          <table:table-cell table:style-name="ce458" table:formula="of:=IF([.$K36]=&quot;Feiertag&quot;;&quot;0&quot;;IF([.$A36]=&quot;Donnerstag&quot;;[$Daten.$H$18];IF([.$A36]=&quot;Freitag&quot;;[$Daten.$J$18];IF([.$A36]=&quot;Montag&quot;;[$Daten.$B$18];IF([.$A36]=&quot;Dienstag&quot;;[$Daten.$D$18];IF([.$A36]=&quot;Mittwoch&quot;;[$Daten.$F$18];IF([.$A36]=&quot;Samstag&quot;;[$Daten.$L$18];&quot;0&quot;)))))))" office:value-type="time" office:time-value="PT00H00M00S" calcext:value-type="time">
            <text:p>00:00</text:p>
          </table:table-cell>
          <table:table-cell table:style-name="ce469" table:formula="of:=IF([.$K36]=&quot;Feiertag&quot;;&quot;0&quot;;IF([.$A36]=&quot;Donnerstag&quot;;[$Daten.$I$18];IF([.$A36]=&quot;Freitag&quot;;[$Daten.$K$18];IF([.$A36]=&quot;Montag&quot;;[$Daten.$C$18];IF([.$A36]=&quot;Dienstag&quot;;[$Daten.$E$18];IF([.$A36]=&quot;Mittwoch&quot;;[$Daten.$G$18];IF([.$A36]=&quot;Samstag&quot;;[$Daten.$M$18];&quot;0&quot;)))))))" office:value-type="time" office:time-value="PT00H00M00S" calcext:value-type="time">
            <text:p>00:00</text:p>
          </table:table-cell>
          <table:table-cell table:style-name="ce539"/>
          <table:table-cell table:style-name="ce542"/>
          <table:table-cell table:style-name="ce547" table:formula="of:=[.D36]-[.C36]+[.F36]-[.E36]+[.H36]-[.G36]" office:value-type="time" office:time-value="PT05H00M00S" calcext:value-type="time">
            <text:p>5:00</text:p>
          </table:table-cell>
          <table:table-cell table:style-name="ce551" table:formula="of:=[.I36]" office:value-type="time" office:time-value="PT05H00M00S" calcext:value-type="time">
            <text:p>300</text:p>
          </table:table-cell>
          <table:table-cell table:number-columns-repeated="1014"/>
        </table:table-row>
        <table:table-row table:style-name="ro2">
          <table:table-cell table:style-name="ce517" office:value-type="string" calcext:value-type="string">
            <text:p>Mittwoch</text:p>
          </table:table-cell>
          <table:table-cell table:style-name="ce574" office:value-type="float" office:value="24" calcext:value-type="float">
            <text:p>24</text:p>
          </table:table-cell>
          <table:table-cell table:style-name="ce458" table:formula="of:=IF([.$K37]=&quot;Feiertag&quot;;&quot;0&quot;;IF([.$A37]=&quot;Donnerstag&quot;;[$Daten.$H$17];IF([.$A37]=&quot;Freitag&quot;;[$Daten.$J$17];IF([.$A37]=&quot;Montag&quot;;[$Daten.$B$17];IF([.$A37]=&quot;Dienstag&quot;;[$Daten.$D$17];IF([.$A37]=&quot;Mittwoch&quot;;[$Daten.$F$17];IF([.$A37]=&quot;Samstag&quot;;[$Daten.$L$17];&quot;0&quot;)))))))" office:value-type="time" office:time-value="PT00H00M00S" calcext:value-type="time">
            <text:p>00:00</text:p>
          </table:table-cell>
          <table:table-cell table:style-name="ce469" table:formula="of:=IF([.$K37]=&quot;Feiertag&quot;;&quot;0&quot;;IF([.$A37]=&quot;Donnerstag&quot;;[$Daten.$I$17];IF([.$A37]=&quot;Freitag&quot;;[$Daten.$K$17];IF([.$A37]=&quot;Montag&quot;;[$Daten.$C$17];IF([.$A37]=&quot;Dienstag&quot;;[$Daten.$E$17];IF([.$A37]=&quot;Mittwoch&quot;;[$Daten.$G$17];IF([.$A37]=&quot;Samstag&quot;;[$Daten.$M$17];&quot;0&quot;)))))))" office:value-type="time" office:time-value="PT00H00M00S" calcext:value-type="time">
            <text:p>00:00</text:p>
          </table:table-cell>
          <table:table-cell table:style-name="ce458" table:formula="of:=IF([.$K37]=&quot;Feiertag&quot;;&quot;0&quot;;IF([.$A37]=&quot;Donnerstag&quot;;[$Daten.$H$18];IF([.$A37]=&quot;Freitag&quot;;[$Daten.$J$18];IF([.$A37]=&quot;Montag&quot;;[$Daten.$B$18];IF([.$A37]=&quot;Dienstag&quot;;[$Daten.$D$18];IF([.$A37]=&quot;Mittwoch&quot;;[$Daten.$F$18];IF([.$A37]=&quot;Samstag&quot;;[$Daten.$L$18];&quot;0&quot;)))))))" office:value-type="time" office:time-value="PT00H00M00S" calcext:value-type="time">
            <text:p>00:00</text:p>
          </table:table-cell>
          <table:table-cell table:style-name="ce469" table:formula="of:=IF([.$K37]=&quot;Feiertag&quot;;&quot;0&quot;;IF([.$A37]=&quot;Donnerstag&quot;;[$Daten.$I$18];IF([.$A37]=&quot;Freitag&quot;;[$Daten.$K$18];IF([.$A37]=&quot;Montag&quot;;[$Daten.$C$18];IF([.$A37]=&quot;Dienstag&quot;;[$Daten.$E$18];IF([.$A37]=&quot;Mittwoch&quot;;[$Daten.$G$18];IF([.$A37]=&quot;Samstag&quot;;[$Daten.$M$18];&quot;0&quot;)))))))" office:value-type="time" office:time-value="PT00H00M00S" calcext:value-type="time">
            <text:p>00:00</text:p>
          </table:table-cell>
          <table:table-cell table:style-name="ce539"/>
          <table:table-cell table:style-name="ce542"/>
          <table:table-cell table:style-name="ce547" table:formula="of:=[.D37]-[.C37]+[.F37]-[.E37]+[.H37]-[.G37]" office:value-type="time" office:time-value="PT00H00M00S" calcext:value-type="time">
            <text:p>0:00</text:p>
          </table:table-cell>
          <table:table-cell table:style-name="ce551" table:formula="of:=[.I37]" office:value-type="time" office:time-value="PT00H00M00S" calcext:value-type="time">
            <text:p>00</text:p>
          </table:table-cell>
          <table:table-cell table:number-columns-repeated="1014"/>
        </table:table-row>
        <table:table-row table:style-name="ro2">
          <table:table-cell table:style-name="ce517" office:value-type="string" calcext:value-type="string">
            <text:p>Donnerstag</text:p>
          </table:table-cell>
          <table:table-cell table:style-name="ce574" office:value-type="float" office:value="25" calcext:value-type="float">
            <text:p>25</text:p>
          </table:table-cell>
          <table:table-cell table:style-name="ce458" table:formula="of:=IF([.$K38]=&quot;Feiertag&quot;;&quot;0&quot;;IF([.$A38]=&quot;Donnerstag&quot;;[$Daten.$H$17];IF([.$A38]=&quot;Freitag&quot;;[$Daten.$J$17];IF([.$A38]=&quot;Montag&quot;;[$Daten.$B$17];IF([.$A38]=&quot;Dienstag&quot;;[$Daten.$D$17];IF([.$A38]=&quot;Mittwoch&quot;;[$Daten.$F$17];IF([.$A38]=&quot;Samstag&quot;;[$Daten.$L$17];&quot;0&quot;)))))))" office:value-type="time" office:time-value="PT00H00M00S" calcext:value-type="time">
            <text:p>00:00</text:p>
          </table:table-cell>
          <table:table-cell table:style-name="ce469" table:formula="of:=IF([.$K38]=&quot;Feiertag&quot;;&quot;0&quot;;IF([.$A38]=&quot;Donnerstag&quot;;[$Daten.$I$17];IF([.$A38]=&quot;Freitag&quot;;[$Daten.$K$17];IF([.$A38]=&quot;Montag&quot;;[$Daten.$C$17];IF([.$A38]=&quot;Dienstag&quot;;[$Daten.$E$17];IF([.$A38]=&quot;Mittwoch&quot;;[$Daten.$G$17];IF([.$A38]=&quot;Samstag&quot;;[$Daten.$M$17];&quot;0&quot;)))))))" office:value-type="time" office:time-value="PT00H00M00S" calcext:value-type="time">
            <text:p>00:00</text:p>
          </table:table-cell>
          <table:table-cell table:style-name="ce458" table:formula="of:=IF([.$K38]=&quot;Feiertag&quot;;&quot;0&quot;;IF([.$A38]=&quot;Donnerstag&quot;;[$Daten.$H$18];IF([.$A38]=&quot;Freitag&quot;;[$Daten.$J$18];IF([.$A38]=&quot;Montag&quot;;[$Daten.$B$18];IF([.$A38]=&quot;Dienstag&quot;;[$Daten.$D$18];IF([.$A38]=&quot;Mittwoch&quot;;[$Daten.$F$18];IF([.$A38]=&quot;Samstag&quot;;[$Daten.$L$18];&quot;0&quot;)))))))" office:value-type="time" office:time-value="PT00H00M00S" calcext:value-type="time">
            <text:p>00:00</text:p>
          </table:table-cell>
          <table:table-cell table:style-name="ce469" table:formula="of:=IF([.$K38]=&quot;Feiertag&quot;;&quot;0&quot;;IF([.$A38]=&quot;Donnerstag&quot;;[$Daten.$I$18];IF([.$A38]=&quot;Freitag&quot;;[$Daten.$K$18];IF([.$A38]=&quot;Montag&quot;;[$Daten.$C$18];IF([.$A38]=&quot;Dienstag&quot;;[$Daten.$E$18];IF([.$A38]=&quot;Mittwoch&quot;;[$Daten.$G$18];IF([.$A38]=&quot;Samstag&quot;;[$Daten.$M$18];&quot;0&quot;)))))))" office:value-type="time" office:time-value="PT00H00M00S" calcext:value-type="time">
            <text:p>00:00</text:p>
          </table:table-cell>
          <table:table-cell table:style-name="ce539"/>
          <table:table-cell table:style-name="ce542"/>
          <table:table-cell table:style-name="ce547" table:formula="of:=[.D38]-[.C38]+[.F38]-[.E38]+[.H38]-[.G38]" office:value-type="time" office:time-value="PT00H00M00S" calcext:value-type="time">
            <text:p>0:00</text:p>
          </table:table-cell>
          <table:table-cell table:style-name="ce551" table:formula="of:=[.I38]" office:value-type="time" office:time-value="PT00H00M00S" calcext:value-type="time">
            <text:p>00</text:p>
          </table:table-cell>
          <table:table-cell table:number-columns-repeated="1014"/>
        </table:table-row>
        <table:table-row table:style-name="ro2">
          <table:table-cell table:style-name="ce517" office:value-type="string" calcext:value-type="string">
            <text:p>Freitag</text:p>
          </table:table-cell>
          <table:table-cell table:style-name="ce574" office:value-type="float" office:value="26" calcext:value-type="float">
            <text:p>26</text:p>
          </table:table-cell>
          <table:table-cell table:style-name="ce458" table:formula="of:=IF([.$K39]=&quot;Feiertag&quot;;&quot;0&quot;;IF([.$A39]=&quot;Donnerstag&quot;;[$Daten.$H$17];IF([.$A39]=&quot;Freitag&quot;;[$Daten.$J$17];IF([.$A39]=&quot;Montag&quot;;[$Daten.$B$17];IF([.$A39]=&quot;Dienstag&quot;;[$Daten.$D$17];IF([.$A39]=&quot;Mittwoch&quot;;[$Daten.$F$17];IF([.$A39]=&quot;Samstag&quot;;[$Daten.$L$17];&quot;0&quot;)))))))" office:value-type="time" office:time-value="PT00H00M00S" calcext:value-type="time">
            <text:p>00:00</text:p>
          </table:table-cell>
          <table:table-cell table:style-name="ce469" table:formula="of:=IF([.$K39]=&quot;Feiertag&quot;;&quot;0&quot;;IF([.$A39]=&quot;Donnerstag&quot;;[$Daten.$I$17];IF([.$A39]=&quot;Freitag&quot;;[$Daten.$K$17];IF([.$A39]=&quot;Montag&quot;;[$Daten.$C$17];IF([.$A39]=&quot;Dienstag&quot;;[$Daten.$E$17];IF([.$A39]=&quot;Mittwoch&quot;;[$Daten.$G$17];IF([.$A39]=&quot;Samstag&quot;;[$Daten.$M$17];&quot;0&quot;)))))))" office:value-type="time" office:time-value="PT00H00M00S" calcext:value-type="time">
            <text:p>00:00</text:p>
          </table:table-cell>
          <table:table-cell table:style-name="ce458" table:formula="of:=IF([.$K39]=&quot;Feiertag&quot;;&quot;0&quot;;IF([.$A39]=&quot;Donnerstag&quot;;[$Daten.$H$18];IF([.$A39]=&quot;Freitag&quot;;[$Daten.$J$18];IF([.$A39]=&quot;Montag&quot;;[$Daten.$B$18];IF([.$A39]=&quot;Dienstag&quot;;[$Daten.$D$18];IF([.$A39]=&quot;Mittwoch&quot;;[$Daten.$F$18];IF([.$A39]=&quot;Samstag&quot;;[$Daten.$L$18];&quot;0&quot;)))))))" office:value-type="time" office:time-value="PT00H00M00S" calcext:value-type="time">
            <text:p>00:00</text:p>
          </table:table-cell>
          <table:table-cell table:style-name="ce469" table:formula="of:=IF([.$K39]=&quot;Feiertag&quot;;&quot;0&quot;;IF([.$A39]=&quot;Donnerstag&quot;;[$Daten.$I$18];IF([.$A39]=&quot;Freitag&quot;;[$Daten.$K$18];IF([.$A39]=&quot;Montag&quot;;[$Daten.$C$18];IF([.$A39]=&quot;Dienstag&quot;;[$Daten.$E$18];IF([.$A39]=&quot;Mittwoch&quot;;[$Daten.$G$18];IF([.$A39]=&quot;Samstag&quot;;[$Daten.$M$18];&quot;0&quot;)))))))" office:value-type="time" office:time-value="PT00H00M00S" calcext:value-type="time">
            <text:p>00:00</text:p>
          </table:table-cell>
          <table:table-cell table:style-name="ce539"/>
          <table:table-cell table:style-name="ce542"/>
          <table:table-cell table:style-name="ce547" table:formula="of:=[.D39]-[.C39]+[.F39]-[.E39]+[.H39]-[.G39]" office:value-type="time" office:time-value="PT00H00M00S" calcext:value-type="time">
            <text:p>0:00</text:p>
          </table:table-cell>
          <table:table-cell table:style-name="ce551" table:formula="of:=[.I39]" office:value-type="time" office:time-value="PT00H00M00S" calcext:value-type="time">
            <text:p>00</text:p>
          </table:table-cell>
          <table:table-cell table:number-columns-repeated="1014"/>
        </table:table-row>
        <table:table-row table:style-name="ro2">
          <table:table-cell table:style-name="ce517" office:value-type="string" calcext:value-type="string">
            <text:p>Samstag</text:p>
          </table:table-cell>
          <table:table-cell table:style-name="ce574" office:value-type="float" office:value="27" calcext:value-type="float">
            <text:p>27</text:p>
          </table:table-cell>
          <table:table-cell table:style-name="ce458" table:formula="of:=IF([.$K40]=&quot;Feiertag&quot;;&quot;0&quot;;IF([.$A40]=&quot;Donnerstag&quot;;[$Daten.$H$17];IF([.$A40]=&quot;Freitag&quot;;[$Daten.$J$17];IF([.$A40]=&quot;Montag&quot;;[$Daten.$B$17];IF([.$A40]=&quot;Dienstag&quot;;[$Daten.$D$17];IF([.$A40]=&quot;Mittwoch&quot;;[$Daten.$F$17];IF([.$A40]=&quot;Samstag&quot;;[$Daten.$L$17];&quot;0&quot;)))))))" office:value-type="time" office:time-value="PT00H00M00S" calcext:value-type="time">
            <text:p>00:00</text:p>
          </table:table-cell>
          <table:table-cell table:style-name="ce469" table:formula="of:=IF([.$K40]=&quot;Feiertag&quot;;&quot;0&quot;;IF([.$A40]=&quot;Donnerstag&quot;;[$Daten.$I$17];IF([.$A40]=&quot;Freitag&quot;;[$Daten.$K$17];IF([.$A40]=&quot;Montag&quot;;[$Daten.$C$17];IF([.$A40]=&quot;Dienstag&quot;;[$Daten.$E$17];IF([.$A40]=&quot;Mittwoch&quot;;[$Daten.$G$17];IF([.$A40]=&quot;Samstag&quot;;[$Daten.$M$17];&quot;0&quot;)))))))" office:value-type="time" office:time-value="PT00H00M00S" calcext:value-type="time">
            <text:p>00:00</text:p>
          </table:table-cell>
          <table:table-cell table:style-name="ce458" table:formula="of:=IF([.$K40]=&quot;Feiertag&quot;;&quot;0&quot;;IF([.$A40]=&quot;Donnerstag&quot;;[$Daten.$H$18];IF([.$A40]=&quot;Freitag&quot;;[$Daten.$J$18];IF([.$A40]=&quot;Montag&quot;;[$Daten.$B$18];IF([.$A40]=&quot;Dienstag&quot;;[$Daten.$D$18];IF([.$A40]=&quot;Mittwoch&quot;;[$Daten.$F$18];IF([.$A40]=&quot;Samstag&quot;;[$Daten.$L$18];&quot;0&quot;)))))))" office:value-type="time" office:time-value="PT00H00M00S" calcext:value-type="time">
            <text:p>00:00</text:p>
          </table:table-cell>
          <table:table-cell table:style-name="ce469" table:formula="of:=IF([.$K40]=&quot;Feiertag&quot;;&quot;0&quot;;IF([.$A40]=&quot;Donnerstag&quot;;[$Daten.$I$18];IF([.$A40]=&quot;Freitag&quot;;[$Daten.$K$18];IF([.$A40]=&quot;Montag&quot;;[$Daten.$C$18];IF([.$A40]=&quot;Dienstag&quot;;[$Daten.$E$18];IF([.$A40]=&quot;Mittwoch&quot;;[$Daten.$G$18];IF([.$A40]=&quot;Samstag&quot;;[$Daten.$M$18];&quot;0&quot;)))))))" office:value-type="time" office:time-value="PT00H00M00S" calcext:value-type="time">
            <text:p>00:00</text:p>
          </table:table-cell>
          <table:table-cell table:style-name="ce571"/>
          <table:table-cell table:style-name="ce572"/>
          <table:table-cell table:style-name="ce547" table:formula="of:=[.D40]-[.C40]+[.F40]-[.E40]+[.H40]-[.G40]" office:value-type="time" office:time-value="PT00H00M00S" calcext:value-type="time">
            <text:p>0:00</text:p>
          </table:table-cell>
          <table:table-cell table:style-name="ce551" table:formula="of:=[.I40]" office:value-type="time" office:time-value="PT00H00M00S" calcext:value-type="time">
            <text:p>00</text:p>
          </table:table-cell>
          <table:table-cell table:number-columns-repeated="1014"/>
        </table:table-row>
        <table:table-row table:style-name="ro2">
          <table:table-cell table:style-name="ce517" office:value-type="string" calcext:value-type="string">
            <text:p>Sonntag</text:p>
          </table:table-cell>
          <table:table-cell table:style-name="ce574" office:value-type="float" office:value="28" calcext:value-type="float">
            <text:p>28</text:p>
          </table:table-cell>
          <table:table-cell table:style-name="ce458" table:formula="of:=IF([.$K41]=&quot;Feiertag&quot;;&quot;0&quot;;IF([.$A41]=&quot;Donnerstag&quot;;[$Daten.$H$17];IF([.$A41]=&quot;Freitag&quot;;[$Daten.$J$17];IF([.$A41]=&quot;Montag&quot;;[$Daten.$B$17];IF([.$A41]=&quot;Dienstag&quot;;[$Daten.$D$17];IF([.$A41]=&quot;Mittwoch&quot;;[$Daten.$F$17];IF([.$A41]=&quot;Samstag&quot;;[$Daten.$L$17];&quot;0&quot;)))))))" office:value-type="string" office:string-value="0" calcext:value-type="string">
            <text:p>0</text:p>
          </table:table-cell>
          <table:table-cell table:style-name="ce469" table:formula="of:=IF([.$K41]=&quot;Feiertag&quot;;&quot;0&quot;;IF([.$A41]=&quot;Donnerstag&quot;;[$Daten.$I$17];IF([.$A41]=&quot;Freitag&quot;;[$Daten.$K$17];IF([.$A41]=&quot;Montag&quot;;[$Daten.$C$17];IF([.$A41]=&quot;Dienstag&quot;;[$Daten.$E$17];IF([.$A41]=&quot;Mittwoch&quot;;[$Daten.$G$17];IF([.$A41]=&quot;Samstag&quot;;[$Daten.$M$17];&quot;0&quot;)))))))" office:value-type="string" office:string-value="0" calcext:value-type="string">
            <text:p>0</text:p>
          </table:table-cell>
          <table:table-cell table:style-name="ce458" table:formula="of:=IF([.$K41]=&quot;Feiertag&quot;;&quot;0&quot;;IF([.$A41]=&quot;Donnerstag&quot;;[$Daten.$H$18];IF([.$A41]=&quot;Freitag&quot;;[$Daten.$J$18];IF([.$A41]=&quot;Montag&quot;;[$Daten.$B$18];IF([.$A41]=&quot;Dienstag&quot;;[$Daten.$D$18];IF([.$A41]=&quot;Mittwoch&quot;;[$Daten.$F$18];IF([.$A41]=&quot;Samstag&quot;;[$Daten.$L$18];&quot;0&quot;)))))))" office:value-type="string" office:string-value="0" calcext:value-type="string">
            <text:p>0</text:p>
          </table:table-cell>
          <table:table-cell table:style-name="ce469" table:formula="of:=IF([.$K41]=&quot;Feiertag&quot;;&quot;0&quot;;IF([.$A41]=&quot;Donnerstag&quot;;[$Daten.$I$18];IF([.$A41]=&quot;Freitag&quot;;[$Daten.$K$18];IF([.$A41]=&quot;Montag&quot;;[$Daten.$C$18];IF([.$A41]=&quot;Dienstag&quot;;[$Daten.$E$18];IF([.$A41]=&quot;Mittwoch&quot;;[$Daten.$G$18];IF([.$A41]=&quot;Samstag&quot;;[$Daten.$M$18];&quot;0&quot;)))))))" office:value-type="string" office:string-value="0" calcext:value-type="string">
            <text:p>0</text:p>
          </table:table-cell>
          <table:table-cell table:style-name="ce539"/>
          <table:table-cell table:style-name="ce542"/>
          <table:table-cell table:style-name="ce547" table:formula="of:=[.D41]-[.C41]+[.F41]-[.E41]+[.H41]-[.G41]" office:value-type="time" office:time-value="PT00H00M00S" calcext:value-type="time">
            <text:p>0:00</text:p>
          </table:table-cell>
          <table:table-cell table:style-name="ce551" table:formula="of:=[.I41]" office:value-type="time" office:time-value="PT00H00M00S" calcext:value-type="time">
            <text:p>00</text:p>
          </table:table-cell>
          <table:table-cell table:number-columns-repeated="1014"/>
        </table:table-row>
        <table:table-row table:style-name="ro2">
          <table:table-cell table:style-name="ce517" office:value-type="string" calcext:value-type="string">
            <text:p>Montag</text:p>
          </table:table-cell>
          <table:table-cell table:style-name="ce574" office:value-type="float" office:value="29" calcext:value-type="float">
            <text:p>29</text:p>
          </table:table-cell>
          <table:table-cell table:style-name="ce458" table:formula="of:=IF([.$K42]=&quot;Feiertag&quot;;&quot;0&quot;;IF([.$A42]=&quot;Donnerstag&quot;;[$Daten.$H$17];IF([.$A42]=&quot;Freitag&quot;;[$Daten.$J$17];IF([.$A42]=&quot;Montag&quot;;[$Daten.$B$17];IF([.$A42]=&quot;Dienstag&quot;;[$Daten.$D$17];IF([.$A42]=&quot;Mittwoch&quot;;[$Daten.$F$17];IF([.$A42]=&quot;Samstag&quot;;[$Daten.$L$17];&quot;0&quot;)))))))" office:value-type="time" office:time-value="PT14H00M00S" calcext:value-type="time">
            <text:p>14:00</text:p>
          </table:table-cell>
          <table:table-cell table:style-name="ce469" table:formula="of:=IF([.$K42]=&quot;Feiertag&quot;;&quot;0&quot;;IF([.$A42]=&quot;Donnerstag&quot;;[$Daten.$I$17];IF([.$A42]=&quot;Freitag&quot;;[$Daten.$K$17];IF([.$A42]=&quot;Montag&quot;;[$Daten.$C$17];IF([.$A42]=&quot;Dienstag&quot;;[$Daten.$E$17];IF([.$A42]=&quot;Mittwoch&quot;;[$Daten.$G$17];IF([.$A42]=&quot;Samstag&quot;;[$Daten.$M$17];&quot;0&quot;)))))))" office:value-type="time" office:time-value="PT18H30M00S" calcext:value-type="time">
            <text:p>18:30</text:p>
          </table:table-cell>
          <table:table-cell table:style-name="ce458" table:formula="of:=IF([.$K42]=&quot;Feiertag&quot;;&quot;0&quot;;IF([.$A42]=&quot;Donnerstag&quot;;[$Daten.$H$18];IF([.$A42]=&quot;Freitag&quot;;[$Daten.$J$18];IF([.$A42]=&quot;Montag&quot;;[$Daten.$B$18];IF([.$A42]=&quot;Dienstag&quot;;[$Daten.$D$18];IF([.$A42]=&quot;Mittwoch&quot;;[$Daten.$F$18];IF([.$A42]=&quot;Samstag&quot;;[$Daten.$L$18];&quot;0&quot;)))))))" office:value-type="time" office:time-value="PT00H00M00S" calcext:value-type="time">
            <text:p>00:00</text:p>
          </table:table-cell>
          <table:table-cell table:style-name="ce469" table:formula="of:=IF([.$K42]=&quot;Feiertag&quot;;&quot;0&quot;;IF([.$A42]=&quot;Donnerstag&quot;;[$Daten.$I$18];IF([.$A42]=&quot;Freitag&quot;;[$Daten.$K$18];IF([.$A42]=&quot;Montag&quot;;[$Daten.$C$18];IF([.$A42]=&quot;Dienstag&quot;;[$Daten.$E$18];IF([.$A42]=&quot;Mittwoch&quot;;[$Daten.$G$18];IF([.$A42]=&quot;Samstag&quot;;[$Daten.$M$18];&quot;0&quot;)))))))" office:value-type="time" office:time-value="PT00H00M00S" calcext:value-type="time">
            <text:p>00:00</text:p>
          </table:table-cell>
          <table:table-cell table:style-name="ce571"/>
          <table:table-cell table:style-name="ce572"/>
          <table:table-cell table:style-name="ce547" table:formula="of:=[.D42]-[.C42]+[.F42]-[.E42]+[.H42]-[.G42]" office:value-type="time" office:time-value="PT04H30M00S" calcext:value-type="time">
            <text:p>4:30</text:p>
          </table:table-cell>
          <table:table-cell table:style-name="ce551" table:formula="of:=[.I42]" office:value-type="time" office:time-value="PT04H30M00S" calcext:value-type="time">
            <text:p>270</text:p>
          </table:table-cell>
          <table:table-cell table:number-columns-repeated="1014"/>
        </table:table-row>
        <table:table-row table:style-name="ro2">
          <table:table-cell table:style-name="ce517" office:value-type="string" calcext:value-type="string">
            <text:p>Dienstag</text:p>
          </table:table-cell>
          <table:table-cell table:style-name="ce574" office:value-type="float" office:value="30" calcext:value-type="float">
            <text:p>30</text:p>
          </table:table-cell>
          <table:table-cell table:style-name="ce458" table:formula="of:=IF([.$K43]=&quot;Feiertag&quot;;&quot;0&quot;;IF([.$A43]=&quot;Donnerstag&quot;;[$Daten.$H$17];IF([.$A43]=&quot;Freitag&quot;;[$Daten.$J$17];IF([.$A43]=&quot;Montag&quot;;[$Daten.$B$17];IF([.$A43]=&quot;Dienstag&quot;;[$Daten.$D$17];IF([.$A43]=&quot;Mittwoch&quot;;[$Daten.$F$17];IF([.$A43]=&quot;Samstag&quot;;[$Daten.$L$17];&quot;0&quot;)))))))" office:value-type="time" office:time-value="PT15H00M00S" calcext:value-type="time">
            <text:p>15:00</text:p>
          </table:table-cell>
          <table:table-cell table:style-name="ce469" table:formula="of:=IF([.$K43]=&quot;Feiertag&quot;;&quot;0&quot;;IF([.$A43]=&quot;Donnerstag&quot;;[$Daten.$I$17];IF([.$A43]=&quot;Freitag&quot;;[$Daten.$K$17];IF([.$A43]=&quot;Montag&quot;;[$Daten.$C$17];IF([.$A43]=&quot;Dienstag&quot;;[$Daten.$E$17];IF([.$A43]=&quot;Mittwoch&quot;;[$Daten.$G$17];IF([.$A43]=&quot;Samstag&quot;;[$Daten.$M$17];&quot;0&quot;)))))))" office:value-type="time" office:time-value="PT20H00M00S" calcext:value-type="time">
            <text:p>20:00</text:p>
          </table:table-cell>
          <table:table-cell table:style-name="ce458" table:formula="of:=IF([.$K43]=&quot;Feiertag&quot;;&quot;0&quot;;IF([.$A43]=&quot;Donnerstag&quot;;[$Daten.$H$18];IF([.$A43]=&quot;Freitag&quot;;[$Daten.$J$18];IF([.$A43]=&quot;Montag&quot;;[$Daten.$B$18];IF([.$A43]=&quot;Dienstag&quot;;[$Daten.$D$18];IF([.$A43]=&quot;Mittwoch&quot;;[$Daten.$F$18];IF([.$A43]=&quot;Samstag&quot;;[$Daten.$L$18];&quot;0&quot;)))))))" office:value-type="time" office:time-value="PT00H00M00S" calcext:value-type="time">
            <text:p>00:00</text:p>
          </table:table-cell>
          <table:table-cell table:style-name="ce469" table:formula="of:=IF([.$K43]=&quot;Feiertag&quot;;&quot;0&quot;;IF([.$A43]=&quot;Donnerstag&quot;;[$Daten.$I$18];IF([.$A43]=&quot;Freitag&quot;;[$Daten.$K$18];IF([.$A43]=&quot;Montag&quot;;[$Daten.$C$18];IF([.$A43]=&quot;Dienstag&quot;;[$Daten.$E$18];IF([.$A43]=&quot;Mittwoch&quot;;[$Daten.$G$18];IF([.$A43]=&quot;Samstag&quot;;[$Daten.$M$18];&quot;0&quot;)))))))" office:value-type="time" office:time-value="PT00H00M00S" calcext:value-type="time">
            <text:p>00:00</text:p>
          </table:table-cell>
          <table:table-cell table:style-name="ce539"/>
          <table:table-cell table:style-name="ce573"/>
          <table:table-cell table:style-name="ce547" table:formula="of:=[.D43]-[.C43]+[.F43]-[.E43]+[.H43]-[.G43]" office:value-type="time" office:time-value="PT05H00M00S" calcext:value-type="time">
            <text:p>5:00</text:p>
          </table:table-cell>
          <table:table-cell table:style-name="ce551" table:formula="of:=[.I43]" office:value-type="time" office:time-value="PT05H00M00S" calcext:value-type="time">
            <text:p>300</text:p>
          </table:table-cell>
          <table:table-cell table:number-columns-repeated="1014"/>
        </table:table-row>
        <table:table-row table:style-name="ro2">
          <table:table-cell table:style-name="ce517" office:value-type="string" calcext:value-type="string">
            <text:p>Mittwoch</text:p>
          </table:table-cell>
          <table:table-cell table:style-name="ce575" office:value-type="float" office:value="31" calcext:value-type="float">
            <text:p>31</text:p>
          </table:table-cell>
          <table:table-cell table:style-name="ce459" table:formula="of:=IF([.$K44]=&quot;Feiertag&quot;;&quot;0&quot;;IF([.$A44]=&quot;Donnerstag&quot;;[$Daten.$H$17];IF([.$A44]=&quot;Freitag&quot;;[$Daten.$J$17];IF([.$A44]=&quot;Montag&quot;;[$Daten.$B$17];IF([.$A44]=&quot;Dienstag&quot;;[$Daten.$D$17];IF([.$A44]=&quot;Mittwoch&quot;;[$Daten.$F$17];IF([.$A44]=&quot;Samstag&quot;;[$Daten.$L$17];&quot;0&quot;)))))))" office:value-type="time" office:time-value="PT00H00M00S" calcext:value-type="time">
            <text:p>00:00</text:p>
          </table:table-cell>
          <table:table-cell table:style-name="ce470" table:formula="of:=IF([.$K44]=&quot;Feiertag&quot;;&quot;0&quot;;IF([.$A44]=&quot;Donnerstag&quot;;[$Daten.$I$17];IF([.$A44]=&quot;Freitag&quot;;[$Daten.$K$17];IF([.$A44]=&quot;Montag&quot;;[$Daten.$C$17];IF([.$A44]=&quot;Dienstag&quot;;[$Daten.$E$17];IF([.$A44]=&quot;Mittwoch&quot;;[$Daten.$G$17];IF([.$A44]=&quot;Samstag&quot;;[$Daten.$M$17];&quot;0&quot;)))))))" office:value-type="time" office:time-value="PT00H00M00S" calcext:value-type="time">
            <text:p>00:00</text:p>
          </table:table-cell>
          <table:table-cell table:style-name="ce458" table:formula="of:=IF([.$K44]=&quot;Feiertag&quot;;&quot;0&quot;;IF([.$A44]=&quot;Donnerstag&quot;;[$Daten.$H$18];IF([.$A44]=&quot;Freitag&quot;;[$Daten.$J$18];IF([.$A44]=&quot;Montag&quot;;[$Daten.$B$18];IF([.$A44]=&quot;Dienstag&quot;;[$Daten.$D$18];IF([.$A44]=&quot;Mittwoch&quot;;[$Daten.$F$18];IF([.$A44]=&quot;Samstag&quot;;[$Daten.$L$18];&quot;0&quot;)))))))" office:value-type="time" office:time-value="PT00H00M00S" calcext:value-type="time">
            <text:p>00:00</text:p>
          </table:table-cell>
          <table:table-cell table:style-name="ce469" table:formula="of:=IF([.$K44]=&quot;Feiertag&quot;;&quot;0&quot;;IF([.$A44]=&quot;Donnerstag&quot;;[$Daten.$I$18];IF([.$A44]=&quot;Freitag&quot;;[$Daten.$K$18];IF([.$A44]=&quot;Montag&quot;;[$Daten.$C$18];IF([.$A44]=&quot;Dienstag&quot;;[$Daten.$E$18];IF([.$A44]=&quot;Mittwoch&quot;;[$Daten.$G$18];IF([.$A44]=&quot;Samstag&quot;;[$Daten.$M$18];&quot;0&quot;)))))))" office:value-type="time" office:time-value="PT00H00M00S" calcext:value-type="time">
            <text:p>00:00</text:p>
          </table:table-cell>
          <table:table-cell table:style-name="ce559"/>
          <table:table-cell table:style-name="ce561"/>
          <table:table-cell table:style-name="ce562" table:formula="of:=[.D44]-[.C44]+[.F44]-[.E44]+[.H44]-[.G44]" office:value-type="time" office:time-value="PT00H00M00S" calcext:value-type="time">
            <text:p>0:00</text:p>
          </table:table-cell>
          <table:table-cell table:style-name="ce565" table:formula="of:=[.I44]" office:value-type="time" office:time-value="PT00H00M00S" calcext:value-type="time">
            <text:p>00</text:p>
          </table:table-cell>
          <table:table-cell table:number-columns-repeated="1014"/>
        </table:table-row>
        <table:table-row table:style-name="ro2">
          <table:table-cell table:style-name="ce555"/>
          <table:table-cell table:number-columns-repeated="3"/>
          <table:table-cell table:style-name="ce472" office:value-type="string" calcext:value-type="string">
            <text:p>Monatssumme</text:p>
          </table:table-cell>
          <table:table-cell table:style-name="ce477"/>
          <table:table-cell table:style-name="ce486" table:number-columns-repeated="2"/>
          <table:table-cell table:style-name="ce505" table:formula="of:=SUM([.I$14:.I44])" office:value-type="time" office:time-value="PT47H30M00S" calcext:value-type="time">
            <text:p>47:30</text:p>
          </table:table-cell>
          <table:table-cell table:style-name="ce511" table:formula="of:=[.I45]" office:value-type="time" office:time-value="PT47H30M00S" calcext:value-type="time">
            <text:p>2850</text:p>
          </table:table-cell>
          <table:table-cell table:number-columns-repeated="1014"/>
        </table:table-row>
        <table:table-row table:style-name="ro2">
          <table:table-cell table:style-name="ce555"/>
          <table:table-cell table:number-columns-repeated="3"/>
          <table:table-cell table:style-name="ce473" office:value-type="string" calcext:value-type="string">
            <text:p>Monatssaldo</text:p>
          </table:table-cell>
          <table:table-cell table:style-name="ce478"/>
          <table:table-cell table:style-name="ce487" table:number-columns-repeated="2"/>
          <table:table-cell table:style-name="ce506" table:formula="of:=SUM([.I$14:.I44];-[.G$10])" office:value-type="time" office:time-value="PT06H12M00S" calcext:value-type="time">
            <text:p>6:12</text:p>
          </table:table-cell>
          <table:table-cell table:style-name="ce512" table:formula="of:=[.I46]" office:value-type="time" office:time-value="PT06H12M00S" calcext:value-type="time">
            <text:p>372</text:p>
          </table:table-cell>
          <table:table-cell table:number-columns-repeated="1014"/>
        </table:table-row>
        <table:table-row table:style-name="ro2" table:number-rows-repeated="3">
          <table:table-cell table:number-columns-repeated="1024"/>
        </table:table-row>
        <table:table-row table:style-name="ro2">
          <table:table-cell table:number-columns-repeated="4"/>
          <table:table-cell table:style-name="ce395"/>
          <table:table-cell table:style-name="ce482" table:number-columns-repeated="4"/>
          <table:table-cell table:number-columns-repeated="1015"/>
        </table:table-row>
        <table:table-row table:style-name="ro2">
          <table:table-cell table:style-name="ce442" office:value-type="string" calcext:value-type="string">
            <text:p>für die Richtigkeit:</text:p>
          </table:table-cell>
          <table:table-cell table:style-name="ce411"/>
          <table:table-cell table:style-name="ce395" table:number-columns-repeated="3"/>
          <table:table-cell table:style-name="ce479" table:number-columns-repeated="3"/>
          <table:table-cell table:style-name="ce507"/>
          <table:table-cell table:style-name="ce513"/>
          <table:table-cell table:number-columns-repeated="1014"/>
        </table:table-row>
        <table:table-row table:style-name="ro2">
          <table:table-cell table:style-name="ce442"/>
          <table:table-cell table:style-name="ce411"/>
          <table:table-cell table:style-name="ce395" table:number-columns-repeated="3"/>
          <table:table-cell table:style-name="ce480" table:formula="of:=[$Daten.$F$7]" office:value-type="string" office:string-value="Betreuer/in:" calcext:value-type="string">
            <text:p>Betreuer/in:</text:p>
          </table:table-cell>
          <table:table-cell table:style-name="ce488"/>
          <table:table-cell table:style-name="ce493" table:formula="of:=[$Daten.$G$7]" office:value-type="string" office:string-value="Dr. Matthias Wübbeling" calcext:value-type="string">
            <text:p>Dr. Matthias Wübbeling</text:p>
          </table:table-cell>
          <table:table-cell table:style-name="ce493" table:number-columns-repeated="2"/>
          <table:table-cell table:number-columns-repeated="1014"/>
        </table:table-row>
        <table:table-row table:style-name="ro2" table:number-rows-repeated="3">
          <table:table-cell table:style-name="ce442"/>
          <table:table-cell table:style-name="ce411"/>
          <table:table-cell table:style-name="ce395" table:number-columns-repeated="7"/>
          <table:table-cell table:style-name="ce404"/>
          <table:table-cell table:number-columns-repeated="1014"/>
        </table:table-row>
        <table:table-row table:style-name="ro2">
          <table:table-cell table:style-name="ce444" table:formula="of:=[$Daten.$B$3]" office:value-type="string" office:string-value="Sefa Pilavci" calcext:value-type="string" table:number-columns-spanned="4" table:number-rows-spanned="1">
            <text:p>Sefa Pilavci</text:p>
          </table:table-cell>
          <table:covered-table-cell table:number-columns-repeated="3" table:style-name="ce444"/>
          <table:table-cell table:style-name="ce395"/>
          <table:table-cell table:style-name="ce480" table:formula="of:=[$Daten.$F$8]" office:value-type="string" office:string-value="Fachvorgesetzte/r:" calcext:value-type="string">
            <text:p>Fachvorgesetzte/r:</text:p>
          </table:table-cell>
          <table:table-cell table:style-name="ce488"/>
          <table:table-cell table:style-name="ce494"/>
          <table:table-cell table:style-name="ce480" table:formula="of:=[$Daten.$G$8]" office:value-type="string" office:string-value="Dr. Matthias Wübbeling" calcext:value-type="string">
            <text:p>Dr. Matthias Wübbeling</text:p>
          </table:table-cell>
          <table:table-cell table:style-name="ce514"/>
          <table:table-cell table:number-columns-repeated="1014"/>
        </table:table-row>
        <table:table-row table:style-name="ro2" table:number-rows-repeated="1048519">
          <table:table-cell table:number-columns-repeated="1024"/>
        </table:table-row>
        <table:table-row table:style-name="ro2">
          <table:table-cell table:number-columns-repeated="1024"/>
        </table:table-row>
        <table:named-expressions>
          <table:named-range table:name="_xlnm.Print_Area" table:base-cell-address="$Daten.$A$1" table:cell-range-address="$August.$A$2:.$K$56" table:range-usable-as="print-range"/>
        </table:named-expressions>
      </table:table>
      <table:table table:name="September" table:style-name="ta7" table:print-ranges="September.A2:September.K55">
        <table:table-column table:style-name="co14" table:default-cell-style-name="ce518"/>
        <table:table-column table:style-name="co6" table:default-cell-style-name="ce519"/>
        <table:table-column table:style-name="co7" table:number-columns-repeated="6" table:default-cell-style-name="ce523"/>
        <table:table-column table:style-name="co8" table:default-cell-style-name="ce545"/>
        <table:table-column table:style-name="co9" table:default-cell-style-name="ce519"/>
        <table:table-column table:style-name="co12" table:number-columns-repeated="1014" table:default-cell-style-name="ce553"/>
        <table:table-row table:style-name="ro7">
          <table:table-cell table:style-name="ce517"/>
          <table:table-cell table:number-columns-repeated="1023"/>
        </table:table-row>
        <table:table-row table:style-name="ro5">
          <table:table-cell table:style-name="ce517"/>
          <table:table-cell/>
          <table:table-cell table:style-name="ce450" table:formula="of:=[$Daten.A1]" office:value-type="string" office:string-value="Zeiterfassungskarte" calcext:value-type="string">
            <text:p>Zeiterfassungskarte</text:p>
          </table:table-cell>
          <table:table-cell table:style-name="ce460"/>
          <table:table-cell table:style-name="ce395" table:number-columns-repeated="4"/>
          <table:table-cell table:style-name="ce495" table:formula="of:=[$Daten.B4]" office:value-type="float" office:value="2022" calcext:value-type="float">
            <text:p>2022</text:p>
          </table:table-cell>
          <table:table-cell table:number-columns-repeated="1015"/>
        </table:table-row>
        <table:table-row table:style-name="ro2">
          <table:table-cell table:style-name="ce517"/>
          <table:table-cell table:number-columns-repeated="2"/>
          <table:table-cell table:style-name="ce530"/>
          <table:table-cell table:number-columns-repeated="1020"/>
        </table:table-row>
        <table:table-row table:style-name="ro2">
          <table:table-cell table:style-name="ce517"/>
          <table:table-cell/>
          <table:table-cell table:style-name="ce524" office:value-type="string" calcext:value-type="string">
            <text:p>Monat:</text:p>
          </table:table-cell>
          <table:table-cell table:style-name="ce531" office:value-type="string" calcext:value-type="string">
            <text:p>September</text:p>
          </table:table-cell>
          <table:table-cell table:style-name="ce536"/>
          <table:table-cell table:style-name="ce537" table:number-columns-repeated="2"/>
          <table:table-cell table:style-name="ce481"/>
          <table:table-cell table:style-name="ce497"/>
          <table:table-cell table:number-columns-repeated="1015"/>
        </table:table-row>
        <table:table-row table:style-name="ro2">
          <table:table-cell table:style-name="ce517"/>
          <table:table-cell/>
          <table:table-cell table:style-name="ce453" table:formula="of:=[$Daten.B3]" office:value-type="string" office:string-value="Sefa Pilavci" calcext:value-type="string">
            <text:p>Sefa Pilavci</text:p>
          </table:table-cell>
          <table:table-cell table:style-name="ce465" table:number-columns-repeated="2"/>
          <table:table-cell table:style-name="ce529"/>
          <table:table-cell table:style-name="ce576"/>
          <table:table-cell table:style-name="ce482"/>
          <table:table-cell table:style-name="ce498" table:formula="of:=[$Daten.$F$5]" office:value-type="string" office:string-value="Tutor Netzwerksicherheit" calcext:value-type="string">
            <text:p>Tutor Netzwerksicherheit</text:p>
          </table:table-cell>
          <table:table-cell table:number-columns-repeated="1015"/>
        </table:table-row>
        <table:table-row table:style-name="ro6">
          <table:table-cell table:style-name="ce517"/>
          <table:table-cell/>
          <table:table-cell table:style-name="ce454"/>
          <table:table-cell table:style-name="ce464" table:number-columns-repeated="2"/>
          <table:table-cell table:style-name="ce475" table:number-columns-repeated="2"/>
          <table:table-cell table:style-name="ce468"/>
          <table:table-cell table:style-name="ce499"/>
          <table:table-cell table:number-columns-repeated="1015"/>
        </table:table-row>
        <table:table-row table:style-name="ro7">
          <table:table-cell table:style-name="ce517"/>
          <table:table-cell/>
          <table:table-cell table:style-name="ce453" table:formula="of:=[$Daten.A7]" office:value-type="string" office:string-value="Vertragsbeginn:" calcext:value-type="string">
            <text:p>Vertragsbeginn:</text:p>
          </table:table-cell>
          <table:table-cell table:style-name="ce465" table:number-columns-repeated="2"/>
          <table:table-cell table:style-name="ce476" table:formula="of:=[$Daten.B7]" office:value-type="date" office:date-value="2022-04-01" calcext:value-type="date" table:number-columns-spanned="2" table:number-rows-spanned="1">
            <text:p>01.04.2022</text:p>
          </table:table-cell>
          <table:covered-table-cell table:style-name="ce476"/>
          <table:table-cell table:style-name="ce482"/>
          <table:table-cell table:style-name="ce500"/>
          <table:table-cell table:number-columns-repeated="1015"/>
        </table:table-row>
        <table:table-row table:style-name="ro7">
          <table:table-cell table:style-name="ce517"/>
          <table:table-cell/>
          <table:table-cell table:style-name="ce453" table:formula="of:=[$Daten.A8]" office:value-type="string" office:string-value="Vertragsende:" calcext:value-type="string">
            <text:p>Vertragsende:</text:p>
          </table:table-cell>
          <table:table-cell table:style-name="ce465" table:number-columns-repeated="2"/>
          <table:table-cell table:style-name="ce476" table:formula="of:=[$Daten.B8]" office:value-type="date" office:date-value="2022-09-30" calcext:value-type="date" table:number-columns-spanned="2" table:number-rows-spanned="1">
            <text:p>30.09.2022</text:p>
          </table:table-cell>
          <table:covered-table-cell table:style-name="ce476"/>
          <table:table-cell table:style-name="ce482"/>
          <table:table-cell table:style-name="ce501"/>
          <table:table-cell table:number-columns-repeated="1015"/>
        </table:table-row>
        <table:table-row table:style-name="ro6">
          <table:table-cell table:style-name="ce517"/>
          <table:table-cell/>
          <table:table-cell table:style-name="ce454"/>
          <table:table-cell table:style-name="ce464" table:number-columns-repeated="2"/>
          <table:table-cell table:style-name="ce475" table:number-columns-repeated="2"/>
          <table:table-cell table:style-name="ce468"/>
          <table:table-cell table:style-name="ce499"/>
          <table:table-cell table:number-columns-repeated="1015"/>
        </table:table-row>
        <table:table-row table:style-name="ro2">
          <table:table-cell table:style-name="ce517"/>
          <table:table-cell/>
          <table:table-cell table:style-name="ce525" office:value-type="string" calcext:value-type="string">
            <text:p>Summe der Arbeitszeit lt. Vertrag</text:p>
          </table:table-cell>
          <table:table-cell table:style-name="ce529" table:number-columns-repeated="2"/>
          <table:table-cell table:style-name="ce532"/>
          <table:table-cell table:style-name="ce483" table:formula="of:=IF(OR([$Daten.B5]=&quot;Januar&quot;;[$Daten.B5]=&quot;Februar&quot;;[$Daten.B5]=&quot;März&quot;;[$Daten.B5]=&quot;April&quot;;[$Daten.B5]=&quot;Mai&quot;;[$Daten.B5]=&quot;Juni&quot;;[$Daten.B5]=&quot;Juli&quot;;[$Daten.B5]=&quot;August&quot;;[$Daten.B5]=&quot;September&quot;);[$Daten.B11];0)" office:value-type="time" office:time-value="PT41H18M00S" calcext:value-type="time">
            <text:p>41:18</text:p>
          </table:table-cell>
          <table:table-cell table:style-name="ce489" table:formula="of:=IF([$Daten.B5]=&quot;Januar&quot;;[$Daten.C11];0)" office:value-type="float" office:value="0" calcext:value-type="float">
            <text:p>0</text:p>
          </table:table-cell>
          <table:table-cell table:style-name="ce438"/>
          <table:table-cell table:number-columns-repeated="1015"/>
        </table:table-row>
        <table:table-row table:style-name="ro2">
          <table:table-cell table:style-name="ce517"/>
          <table:table-cell/>
          <table:table-cell table:style-name="ce525" office:value-type="string" calcext:value-type="string">
            <text:p>Urlaub pro Monat</text:p>
          </table:table-cell>
          <table:table-cell table:style-name="ce532" table:number-columns-repeated="3"/>
          <table:table-cell table:style-name="ce465" table:formula="of:=IF(OR([$Daten.B5]=&quot;Januar&quot;;[$Daten.B5]=&quot;Februar&quot;;[$Daten.B5]=&quot;März&quot;;[$Daten.B5]=&quot;April&quot;;[$Daten.B5]=&quot;Mai&quot;;[$Daten.B5]=&quot;Juni&quot;;[$Daten.B5]=&quot;Juli&quot;;[$Daten.B5]=&quot;August&quot;;[$Daten.B5]=&quot;September&quot;);[$Daten.B12];0)" office:value-type="time" office:time-value="PT03H10M00S" calcext:value-type="time">
            <text:p>3:10</text:p>
          </table:table-cell>
          <table:table-cell table:style-name="ce489" table:formula="of:=IF([$Daten.B5]=&quot;Januar&quot;;[$Daten.C12];0)" office:value-type="float" office:value="0" calcext:value-type="float">
            <text:p>0</text:p>
          </table:table-cell>
          <table:table-cell table:style-name="ce438"/>
          <table:table-cell table:number-columns-repeated="1015"/>
        </table:table-row>
        <table:table-row table:style-name="ro2">
          <table:table-cell table:style-name="ce517"/>
          <table:table-cell/>
          <table:table-cell table:style-name="ce454"/>
          <table:table-cell table:style-name="ce464" table:number-columns-repeated="4"/>
          <table:table-cell table:style-name="ce490"/>
          <table:table-cell table:style-name="ce502"/>
          <table:table-cell table:number-columns-repeated="1015"/>
        </table:table-row>
        <table:table-row table:style-name="ro2">
          <table:table-cell table:style-name="ce517"/>
          <table:table-cell table:style-name="ce520" office:value-type="string" calcext:value-type="string">
            <text:p>Tag</text:p>
          </table:table-cell>
          <table:table-cell table:style-name="ce526" office:value-type="string" calcext:value-type="string">
            <text:p>Kommt</text:p>
          </table:table-cell>
          <table:table-cell table:style-name="ce526" office:value-type="string" calcext:value-type="string">
            <text:p>Geht</text:p>
          </table:table-cell>
          <table:table-cell table:style-name="ce526" office:value-type="string" calcext:value-type="string">
            <text:p>Kommt</text:p>
          </table:table-cell>
          <table:table-cell table:style-name="ce526" office:value-type="string" calcext:value-type="string">
            <text:p>Geht</text:p>
          </table:table-cell>
          <table:table-cell table:style-name="ce526" office:value-type="string" calcext:value-type="string">
            <text:p>Kommt</text:p>
          </table:table-cell>
          <table:table-cell table:style-name="ce526" office:value-type="string" calcext:value-type="string">
            <text:p>Geht</text:p>
          </table:table-cell>
          <table:table-cell table:style-name="ce526" office:value-type="string" calcext:value-type="string">
            <text:p>Tagessumme</text:p>
          </table:table-cell>
          <table:table-cell table:style-name="ce549" office:value-type="string" calcext:value-type="string">
            <text:p>in Minuten</text:p>
          </table:table-cell>
          <table:table-cell table:number-columns-repeated="1014"/>
        </table:table-row>
        <table:table-row table:style-name="ro2">
          <table:table-cell table:style-name="ce517" office:value-type="string" calcext:value-type="string">
            <text:p>Donnerstag</text:p>
          </table:table-cell>
          <table:table-cell table:style-name="ce521" office:value-type="float" office:value="1" calcext:value-type="float">
            <text:p>1</text:p>
          </table:table-cell>
          <table:table-cell table:style-name="ce458" office:value-type="time" office:time-value="PT14H00M00S" calcext:value-type="time">
            <text:p>14:00</text:p>
          </table:table-cell>
          <table:table-cell table:style-name="ce469" office:value-type="time" office:time-value="PT17H00M00S" calcext:value-type="time">
            <text:p>17:00</text:p>
          </table:table-cell>
          <table:table-cell table:style-name="ce458" table:formula="of:=IF([.$K14]=&quot;Feiertag&quot;;&quot;0&quot;;IF([.$A14]=&quot;Donnerstag&quot;;[$Daten.$H$18];IF([.$A14]=&quot;Freitag&quot;;[$Daten.$J$18];IF([.$A14]=&quot;Montag&quot;;[$Daten.$B$18];IF([.$A14]=&quot;Dienstag&quot;;[$Daten.$D$18];IF([.$A14]=&quot;Mittwoch&quot;;[$Daten.$F$18];IF([.$A14]=&quot;Samstag&quot;;[$Daten.$L$18];&quot;0&quot;)))))))" office:value-type="time" office:time-value="PT00H00M00S" calcext:value-type="time">
            <text:p>00:00</text:p>
          </table:table-cell>
          <table:table-cell table:style-name="ce469" table:formula="of:=IF([.$K14]=&quot;Feiertag&quot;;&quot;0&quot;;IF([.$A14]=&quot;Donnerstag&quot;;[$Daten.$I$18];IF([.$A14]=&quot;Freitag&quot;;[$Daten.$K$18];IF([.$A14]=&quot;Montag&quot;;[$Daten.$C$18];IF([.$A14]=&quot;Dienstag&quot;;[$Daten.$E$18];IF([.$A14]=&quot;Mittwoch&quot;;[$Daten.$G$18];IF([.$A14]=&quot;Samstag&quot;;[$Daten.$M$18];&quot;0&quot;)))))))" office:value-type="time" office:time-value="PT00H00M00S" calcext:value-type="time">
            <text:p>00:00</text:p>
          </table:table-cell>
          <table:table-cell table:style-name="ce539"/>
          <table:table-cell table:style-name="ce542"/>
          <table:table-cell table:style-name="ce547" table:formula="of:=[.D14]-[.C14]+[.F14]-[.E14]+[.H14]-[.G14]" office:value-type="time" office:time-value="PT03H00M00S" calcext:value-type="time">
            <text:p>3:00</text:p>
          </table:table-cell>
          <table:table-cell table:style-name="ce551" table:formula="of:=[.I14]" office:value-type="time" office:time-value="PT03H00M00S" calcext:value-type="time">
            <text:p>180</text:p>
          </table:table-cell>
          <table:table-cell table:number-columns-repeated="1014"/>
        </table:table-row>
        <table:table-row table:style-name="ro2">
          <table:table-cell table:style-name="ce517" office:value-type="string" calcext:value-type="string">
            <text:p>Freitag</text:p>
          </table:table-cell>
          <table:table-cell table:style-name="ce521" office:value-type="float" office:value="2" calcext:value-type="float">
            <text:p>2</text:p>
          </table:table-cell>
          <table:table-cell table:style-name="ce458" table:formula="of:=IF([.$K15]=&quot;Feiertag&quot;;&quot;0&quot;;IF([.$A15]=&quot;Donnerstag&quot;;[$Daten.$H$17];IF([.$A15]=&quot;Freitag&quot;;[$Daten.$J$17];IF([.$A15]=&quot;Montag&quot;;[$Daten.$B$17];IF([.$A15]=&quot;Dienstag&quot;;[$Daten.$D$17];IF([.$A15]=&quot;Mittwoch&quot;;[$Daten.$F$17];IF([.$A15]=&quot;Samstag&quot;;[$Daten.$L$17];&quot;0&quot;)))))))" office:value-type="time" office:time-value="PT00H00M00S" calcext:value-type="time">
            <text:p>00:00</text:p>
          </table:table-cell>
          <table:table-cell table:style-name="ce469" table:formula="of:=IF([.$K15]=&quot;Feiertag&quot;;&quot;0&quot;;IF([.$A15]=&quot;Donnerstag&quot;;[$Daten.$I$17];IF([.$A15]=&quot;Freitag&quot;;[$Daten.$K$17];IF([.$A15]=&quot;Montag&quot;;[$Daten.$C$17];IF([.$A15]=&quot;Dienstag&quot;;[$Daten.$E$17];IF([.$A15]=&quot;Mittwoch&quot;;[$Daten.$G$17];IF([.$A15]=&quot;Samstag&quot;;[$Daten.$M$17];&quot;0&quot;)))))))" office:value-type="time" office:time-value="PT00H00M00S" calcext:value-type="time">
            <text:p>00:00</text:p>
          </table:table-cell>
          <table:table-cell table:style-name="ce458" table:formula="of:=IF([.$K15]=&quot;Feiertag&quot;;&quot;0&quot;;IF([.$A15]=&quot;Donnerstag&quot;;[$Daten.$H$18];IF([.$A15]=&quot;Freitag&quot;;[$Daten.$J$18];IF([.$A15]=&quot;Montag&quot;;[$Daten.$B$18];IF([.$A15]=&quot;Dienstag&quot;;[$Daten.$D$18];IF([.$A15]=&quot;Mittwoch&quot;;[$Daten.$F$18];IF([.$A15]=&quot;Samstag&quot;;[$Daten.$L$18];&quot;0&quot;)))))))" office:value-type="time" office:time-value="PT00H00M00S" calcext:value-type="time">
            <text:p>00:00</text:p>
          </table:table-cell>
          <table:table-cell table:style-name="ce469" table:formula="of:=IF([.$K15]=&quot;Feiertag&quot;;&quot;0&quot;;IF([.$A15]=&quot;Donnerstag&quot;;[$Daten.$I$18];IF([.$A15]=&quot;Freitag&quot;;[$Daten.$K$18];IF([.$A15]=&quot;Montag&quot;;[$Daten.$C$18];IF([.$A15]=&quot;Dienstag&quot;;[$Daten.$E$18];IF([.$A15]=&quot;Mittwoch&quot;;[$Daten.$G$18];IF([.$A15]=&quot;Samstag&quot;;[$Daten.$M$18];&quot;0&quot;)))))))" office:value-type="time" office:time-value="PT00H00M00S" calcext:value-type="time">
            <text:p>00:00</text:p>
          </table:table-cell>
          <table:table-cell table:style-name="ce539"/>
          <table:table-cell table:style-name="ce542"/>
          <table:table-cell table:style-name="ce547" table:formula="of:=[.D15]-[.C15]+[.F15]-[.E15]+[.H15]-[.G15]" office:value-type="time" office:time-value="PT00H00M00S" calcext:value-type="time">
            <text:p>0:00</text:p>
          </table:table-cell>
          <table:table-cell table:style-name="ce551" table:formula="of:=[.I15]" office:value-type="time" office:time-value="PT00H00M00S" calcext:value-type="time">
            <text:p>00</text:p>
          </table:table-cell>
          <table:table-cell table:number-columns-repeated="1014"/>
        </table:table-row>
        <table:table-row table:style-name="ro2">
          <table:table-cell table:style-name="ce517" office:value-type="string" calcext:value-type="string">
            <text:p>Samstag</text:p>
          </table:table-cell>
          <table:table-cell table:style-name="ce521" office:value-type="float" office:value="3" calcext:value-type="float">
            <text:p>3</text:p>
          </table:table-cell>
          <table:table-cell table:style-name="ce458" table:formula="of:=IF([.$K16]=&quot;Feiertag&quot;;&quot;0&quot;;IF([.$A16]=&quot;Donnerstag&quot;;[$Daten.$H$17];IF([.$A16]=&quot;Freitag&quot;;[$Daten.$J$17];IF([.$A16]=&quot;Montag&quot;;[$Daten.$B$17];IF([.$A16]=&quot;Dienstag&quot;;[$Daten.$D$17];IF([.$A16]=&quot;Mittwoch&quot;;[$Daten.$F$17];IF([.$A16]=&quot;Samstag&quot;;[$Daten.$L$17];&quot;0&quot;)))))))" office:value-type="time" office:time-value="PT00H00M00S" calcext:value-type="time">
            <text:p>00:00</text:p>
          </table:table-cell>
          <table:table-cell table:style-name="ce469" table:formula="of:=IF([.$K16]=&quot;Feiertag&quot;;&quot;0&quot;;IF([.$A16]=&quot;Donnerstag&quot;;[$Daten.$I$17];IF([.$A16]=&quot;Freitag&quot;;[$Daten.$K$17];IF([.$A16]=&quot;Montag&quot;;[$Daten.$C$17];IF([.$A16]=&quot;Dienstag&quot;;[$Daten.$E$17];IF([.$A16]=&quot;Mittwoch&quot;;[$Daten.$G$17];IF([.$A16]=&quot;Samstag&quot;;[$Daten.$M$17];&quot;0&quot;)))))))" office:value-type="time" office:time-value="PT00H00M00S" calcext:value-type="time">
            <text:p>00:00</text:p>
          </table:table-cell>
          <table:table-cell table:style-name="ce458" table:formula="of:=IF([.$K16]=&quot;Feiertag&quot;;&quot;0&quot;;IF([.$A16]=&quot;Donnerstag&quot;;[$Daten.$H$18];IF([.$A16]=&quot;Freitag&quot;;[$Daten.$J$18];IF([.$A16]=&quot;Montag&quot;;[$Daten.$B$18];IF([.$A16]=&quot;Dienstag&quot;;[$Daten.$D$18];IF([.$A16]=&quot;Mittwoch&quot;;[$Daten.$F$18];IF([.$A16]=&quot;Samstag&quot;;[$Daten.$L$18];&quot;0&quot;)))))))" office:value-type="time" office:time-value="PT00H00M00S" calcext:value-type="time">
            <text:p>00:00</text:p>
          </table:table-cell>
          <table:table-cell table:style-name="ce469" table:formula="of:=IF([.$K16]=&quot;Feiertag&quot;;&quot;0&quot;;IF([.$A16]=&quot;Donnerstag&quot;;[$Daten.$I$18];IF([.$A16]=&quot;Freitag&quot;;[$Daten.$K$18];IF([.$A16]=&quot;Montag&quot;;[$Daten.$C$18];IF([.$A16]=&quot;Dienstag&quot;;[$Daten.$E$18];IF([.$A16]=&quot;Mittwoch&quot;;[$Daten.$G$18];IF([.$A16]=&quot;Samstag&quot;;[$Daten.$M$18];&quot;0&quot;)))))))" office:value-type="time" office:time-value="PT00H00M00S" calcext:value-type="time">
            <text:p>00:00</text:p>
          </table:table-cell>
          <table:table-cell table:style-name="ce539"/>
          <table:table-cell table:style-name="ce543"/>
          <table:table-cell table:style-name="ce547" table:formula="of:=[.D16]-[.C16]+[.F16]-[.E16]+[.H16]-[.G16]" office:value-type="time" office:time-value="PT00H00M00S" calcext:value-type="time">
            <text:p>0:00</text:p>
          </table:table-cell>
          <table:table-cell table:style-name="ce551" table:formula="of:=[.I16]" office:value-type="time" office:time-value="PT00H00M00S" calcext:value-type="time">
            <text:p>00</text:p>
          </table:table-cell>
          <table:table-cell table:number-columns-repeated="1014"/>
        </table:table-row>
        <table:table-row table:style-name="ro2">
          <table:table-cell table:style-name="ce517" office:value-type="string" calcext:value-type="string">
            <text:p>Sonntag</text:p>
          </table:table-cell>
          <table:table-cell table:style-name="ce521" office:value-type="float" office:value="4" calcext:value-type="float">
            <text:p>4</text:p>
          </table:table-cell>
          <table:table-cell table:style-name="ce458" table:formula="of:=IF([.$K17]=&quot;Feiertag&quot;;&quot;0&quot;;IF([.$A17]=&quot;Donnerstag&quot;;[$Daten.$H$17];IF([.$A17]=&quot;Freitag&quot;;[$Daten.$J$17];IF([.$A17]=&quot;Montag&quot;;[$Daten.$B$17];IF([.$A17]=&quot;Dienstag&quot;;[$Daten.$D$17];IF([.$A17]=&quot;Mittwoch&quot;;[$Daten.$F$17];IF([.$A17]=&quot;Samstag&quot;;[$Daten.$L$17];&quot;0&quot;)))))))" office:value-type="string" office:string-value="0" calcext:value-type="string">
            <text:p>0</text:p>
          </table:table-cell>
          <table:table-cell table:style-name="ce469" table:formula="of:=IF([.$K17]=&quot;Feiertag&quot;;&quot;0&quot;;IF([.$A17]=&quot;Donnerstag&quot;;[$Daten.$I$17];IF([.$A17]=&quot;Freitag&quot;;[$Daten.$K$17];IF([.$A17]=&quot;Montag&quot;;[$Daten.$C$17];IF([.$A17]=&quot;Dienstag&quot;;[$Daten.$E$17];IF([.$A17]=&quot;Mittwoch&quot;;[$Daten.$G$17];IF([.$A17]=&quot;Samstag&quot;;[$Daten.$M$17];&quot;0&quot;)))))))" office:value-type="string" office:string-value="0" calcext:value-type="string">
            <text:p>0</text:p>
          </table:table-cell>
          <table:table-cell table:style-name="ce458" table:formula="of:=IF([.$K17]=&quot;Feiertag&quot;;&quot;0&quot;;IF([.$A17]=&quot;Donnerstag&quot;;[$Daten.$H$18];IF([.$A17]=&quot;Freitag&quot;;[$Daten.$J$18];IF([.$A17]=&quot;Montag&quot;;[$Daten.$B$18];IF([.$A17]=&quot;Dienstag&quot;;[$Daten.$D$18];IF([.$A17]=&quot;Mittwoch&quot;;[$Daten.$F$18];IF([.$A17]=&quot;Samstag&quot;;[$Daten.$L$18];&quot;0&quot;)))))))" office:value-type="string" office:string-value="0" calcext:value-type="string">
            <text:p>0</text:p>
          </table:table-cell>
          <table:table-cell table:style-name="ce469" table:formula="of:=IF([.$K17]=&quot;Feiertag&quot;;&quot;0&quot;;IF([.$A17]=&quot;Donnerstag&quot;;[$Daten.$I$18];IF([.$A17]=&quot;Freitag&quot;;[$Daten.$K$18];IF([.$A17]=&quot;Montag&quot;;[$Daten.$C$18];IF([.$A17]=&quot;Dienstag&quot;;[$Daten.$E$18];IF([.$A17]=&quot;Mittwoch&quot;;[$Daten.$G$18];IF([.$A17]=&quot;Samstag&quot;;[$Daten.$M$18];&quot;0&quot;)))))))" office:value-type="string" office:string-value="0" calcext:value-type="string">
            <text:p>0</text:p>
          </table:table-cell>
          <table:table-cell table:style-name="ce539"/>
          <table:table-cell table:style-name="ce542"/>
          <table:table-cell table:style-name="ce547" table:formula="of:=[.D17]-[.C17]+[.F17]-[.E17]+[.H17]-[.G17]" office:value-type="time" office:time-value="PT00H00M00S" calcext:value-type="time">
            <text:p>0:00</text:p>
          </table:table-cell>
          <table:table-cell table:style-name="ce551" table:formula="of:=[.I17]" office:value-type="time" office:time-value="PT00H00M00S" calcext:value-type="time">
            <text:p>00</text:p>
          </table:table-cell>
          <table:table-cell table:number-columns-repeated="1014"/>
        </table:table-row>
        <table:table-row table:style-name="ro2">
          <table:table-cell table:style-name="ce517" office:value-type="string" calcext:value-type="string">
            <text:p>Montag</text:p>
          </table:table-cell>
          <table:table-cell table:style-name="ce521" office:value-type="float" office:value="5" calcext:value-type="float">
            <text:p>5</text:p>
          </table:table-cell>
          <table:table-cell table:style-name="ce458" table:formula="of:=IF([.$K18]=&quot;Feiertag&quot;;&quot;0&quot;;IF([.$A18]=&quot;Donnerstag&quot;;[$Daten.$H$17];IF([.$A18]=&quot;Freitag&quot;;[$Daten.$J$17];IF([.$A18]=&quot;Montag&quot;;[$Daten.$B$17];IF([.$A18]=&quot;Dienstag&quot;;[$Daten.$D$17];IF([.$A18]=&quot;Mittwoch&quot;;[$Daten.$F$17];IF([.$A18]=&quot;Samstag&quot;;[$Daten.$L$17];&quot;0&quot;)))))))" office:value-type="time" office:time-value="PT14H00M00S" calcext:value-type="time">
            <text:p>14:00</text:p>
          </table:table-cell>
          <table:table-cell table:style-name="ce469" table:formula="of:=IF([.$K18]=&quot;Feiertag&quot;;&quot;0&quot;;IF([.$A18]=&quot;Donnerstag&quot;;[$Daten.$I$17];IF([.$A18]=&quot;Freitag&quot;;[$Daten.$K$17];IF([.$A18]=&quot;Montag&quot;;[$Daten.$C$17];IF([.$A18]=&quot;Dienstag&quot;;[$Daten.$E$17];IF([.$A18]=&quot;Mittwoch&quot;;[$Daten.$G$17];IF([.$A18]=&quot;Samstag&quot;;[$Daten.$M$17];&quot;0&quot;)))))))" office:value-type="time" office:time-value="PT18H30M00S" calcext:value-type="time">
            <text:p>18:30</text:p>
          </table:table-cell>
          <table:table-cell table:style-name="ce458" table:formula="of:=IF([.$K18]=&quot;Feiertag&quot;;&quot;0&quot;;IF([.$A18]=&quot;Donnerstag&quot;;[$Daten.$H$18];IF([.$A18]=&quot;Freitag&quot;;[$Daten.$J$18];IF([.$A18]=&quot;Montag&quot;;[$Daten.$B$18];IF([.$A18]=&quot;Dienstag&quot;;[$Daten.$D$18];IF([.$A18]=&quot;Mittwoch&quot;;[$Daten.$F$18];IF([.$A18]=&quot;Samstag&quot;;[$Daten.$L$18];&quot;0&quot;)))))))" office:value-type="time" office:time-value="PT00H00M00S" calcext:value-type="time">
            <text:p>00:00</text:p>
          </table:table-cell>
          <table:table-cell table:style-name="ce469" table:formula="of:=IF([.$K18]=&quot;Feiertag&quot;;&quot;0&quot;;IF([.$A18]=&quot;Donnerstag&quot;;[$Daten.$I$18];IF([.$A18]=&quot;Freitag&quot;;[$Daten.$K$18];IF([.$A18]=&quot;Montag&quot;;[$Daten.$C$18];IF([.$A18]=&quot;Dienstag&quot;;[$Daten.$E$18];IF([.$A18]=&quot;Mittwoch&quot;;[$Daten.$G$18];IF([.$A18]=&quot;Samstag&quot;;[$Daten.$M$18];&quot;0&quot;)))))))" office:value-type="time" office:time-value="PT00H00M00S" calcext:value-type="time">
            <text:p>00:00</text:p>
          </table:table-cell>
          <table:table-cell table:style-name="ce539"/>
          <table:table-cell table:style-name="ce542"/>
          <table:table-cell table:style-name="ce547" table:formula="of:=[.D18]-[.C18]+[.F18]-[.E18]+[.H18]-[.G18]" office:value-type="time" office:time-value="PT04H30M00S" calcext:value-type="time">
            <text:p>4:30</text:p>
          </table:table-cell>
          <table:table-cell table:style-name="ce551" table:formula="of:=[.I18]" office:value-type="time" office:time-value="PT04H30M00S" calcext:value-type="time">
            <text:p>270</text:p>
          </table:table-cell>
          <table:table-cell table:number-columns-repeated="1014"/>
        </table:table-row>
        <table:table-row table:style-name="ro2">
          <table:table-cell table:style-name="ce517" office:value-type="string" calcext:value-type="string">
            <text:p>Dienstag</text:p>
          </table:table-cell>
          <table:table-cell table:style-name="ce521" office:value-type="float" office:value="6" calcext:value-type="float">
            <text:p>6</text:p>
          </table:table-cell>
          <table:table-cell table:style-name="ce458" table:formula="of:=IF([.$K19]=&quot;Feiertag&quot;;&quot;0&quot;;IF([.$A19]=&quot;Donnerstag&quot;;[$Daten.$H$17];IF([.$A19]=&quot;Freitag&quot;;[$Daten.$J$17];IF([.$A19]=&quot;Montag&quot;;[$Daten.$B$17];IF([.$A19]=&quot;Dienstag&quot;;[$Daten.$D$17];IF([.$A19]=&quot;Mittwoch&quot;;[$Daten.$F$17];IF([.$A19]=&quot;Samstag&quot;;[$Daten.$L$17];&quot;0&quot;)))))))" office:value-type="time" office:time-value="PT15H00M00S" calcext:value-type="time">
            <text:p>15:00</text:p>
          </table:table-cell>
          <table:table-cell table:style-name="ce469" table:formula="of:=IF([.$K19]=&quot;Feiertag&quot;;&quot;0&quot;;IF([.$A19]=&quot;Donnerstag&quot;;[$Daten.$I$17];IF([.$A19]=&quot;Freitag&quot;;[$Daten.$K$17];IF([.$A19]=&quot;Montag&quot;;[$Daten.$C$17];IF([.$A19]=&quot;Dienstag&quot;;[$Daten.$E$17];IF([.$A19]=&quot;Mittwoch&quot;;[$Daten.$G$17];IF([.$A19]=&quot;Samstag&quot;;[$Daten.$M$17];&quot;0&quot;)))))))" office:value-type="time" office:time-value="PT20H00M00S" calcext:value-type="time">
            <text:p>20:00</text:p>
          </table:table-cell>
          <table:table-cell table:style-name="ce458" table:formula="of:=IF([.$K19]=&quot;Feiertag&quot;;&quot;0&quot;;IF([.$A19]=&quot;Donnerstag&quot;;[$Daten.$H$18];IF([.$A19]=&quot;Freitag&quot;;[$Daten.$J$18];IF([.$A19]=&quot;Montag&quot;;[$Daten.$B$18];IF([.$A19]=&quot;Dienstag&quot;;[$Daten.$D$18];IF([.$A19]=&quot;Mittwoch&quot;;[$Daten.$F$18];IF([.$A19]=&quot;Samstag&quot;;[$Daten.$L$18];&quot;0&quot;)))))))" office:value-type="time" office:time-value="PT00H00M00S" calcext:value-type="time">
            <text:p>00:00</text:p>
          </table:table-cell>
          <table:table-cell table:style-name="ce469" table:formula="of:=IF([.$K19]=&quot;Feiertag&quot;;&quot;0&quot;;IF([.$A19]=&quot;Donnerstag&quot;;[$Daten.$I$18];IF([.$A19]=&quot;Freitag&quot;;[$Daten.$K$18];IF([.$A19]=&quot;Montag&quot;;[$Daten.$C$18];IF([.$A19]=&quot;Dienstag&quot;;[$Daten.$E$18];IF([.$A19]=&quot;Mittwoch&quot;;[$Daten.$G$18];IF([.$A19]=&quot;Samstag&quot;;[$Daten.$M$18];&quot;0&quot;)))))))" office:value-type="time" office:time-value="PT00H00M00S" calcext:value-type="time">
            <text:p>00:00</text:p>
          </table:table-cell>
          <table:table-cell table:style-name="ce539"/>
          <table:table-cell table:style-name="ce542"/>
          <table:table-cell table:style-name="ce547" table:formula="of:=[.D19]-[.C19]+[.F19]-[.E19]+[.H19]-[.G19]" office:value-type="time" office:time-value="PT05H00M00S" calcext:value-type="time">
            <text:p>5:00</text:p>
          </table:table-cell>
          <table:table-cell table:style-name="ce551" table:formula="of:=[.I19]" office:value-type="time" office:time-value="PT05H00M00S" calcext:value-type="time">
            <text:p>300</text:p>
          </table:table-cell>
          <table:table-cell table:number-columns-repeated="1014"/>
        </table:table-row>
        <table:table-row table:style-name="ro2">
          <table:table-cell table:style-name="ce517" office:value-type="string" calcext:value-type="string">
            <text:p>Mittwoch</text:p>
          </table:table-cell>
          <table:table-cell table:style-name="ce521" office:value-type="float" office:value="7" calcext:value-type="float">
            <text:p>7</text:p>
          </table:table-cell>
          <table:table-cell table:style-name="ce458" table:formula="of:=IF([.$K20]=&quot;Feiertag&quot;;&quot;0&quot;;IF([.$A20]=&quot;Donnerstag&quot;;[$Daten.$H$17];IF([.$A20]=&quot;Freitag&quot;;[$Daten.$J$17];IF([.$A20]=&quot;Montag&quot;;[$Daten.$B$17];IF([.$A20]=&quot;Dienstag&quot;;[$Daten.$D$17];IF([.$A20]=&quot;Mittwoch&quot;;[$Daten.$F$17];IF([.$A20]=&quot;Samstag&quot;;[$Daten.$L$17];&quot;0&quot;)))))))" office:value-type="time" office:time-value="PT00H00M00S" calcext:value-type="time">
            <text:p>00:00</text:p>
          </table:table-cell>
          <table:table-cell table:style-name="ce469" table:formula="of:=IF([.$K20]=&quot;Feiertag&quot;;&quot;0&quot;;IF([.$A20]=&quot;Donnerstag&quot;;[$Daten.$I$17];IF([.$A20]=&quot;Freitag&quot;;[$Daten.$K$17];IF([.$A20]=&quot;Montag&quot;;[$Daten.$C$17];IF([.$A20]=&quot;Dienstag&quot;;[$Daten.$E$17];IF([.$A20]=&quot;Mittwoch&quot;;[$Daten.$G$17];IF([.$A20]=&quot;Samstag&quot;;[$Daten.$M$17];&quot;0&quot;)))))))" office:value-type="time" office:time-value="PT00H00M00S" calcext:value-type="time">
            <text:p>00:00</text:p>
          </table:table-cell>
          <table:table-cell table:style-name="ce458" table:formula="of:=IF([.$K20]=&quot;Feiertag&quot;;&quot;0&quot;;IF([.$A20]=&quot;Donnerstag&quot;;[$Daten.$H$18];IF([.$A20]=&quot;Freitag&quot;;[$Daten.$J$18];IF([.$A20]=&quot;Montag&quot;;[$Daten.$B$18];IF([.$A20]=&quot;Dienstag&quot;;[$Daten.$D$18];IF([.$A20]=&quot;Mittwoch&quot;;[$Daten.$F$18];IF([.$A20]=&quot;Samstag&quot;;[$Daten.$L$18];&quot;0&quot;)))))))" office:value-type="time" office:time-value="PT00H00M00S" calcext:value-type="time">
            <text:p>00:00</text:p>
          </table:table-cell>
          <table:table-cell table:style-name="ce469" table:formula="of:=IF([.$K20]=&quot;Feiertag&quot;;&quot;0&quot;;IF([.$A20]=&quot;Donnerstag&quot;;[$Daten.$I$18];IF([.$A20]=&quot;Freitag&quot;;[$Daten.$K$18];IF([.$A20]=&quot;Montag&quot;;[$Daten.$C$18];IF([.$A20]=&quot;Dienstag&quot;;[$Daten.$E$18];IF([.$A20]=&quot;Mittwoch&quot;;[$Daten.$G$18];IF([.$A20]=&quot;Samstag&quot;;[$Daten.$M$18];&quot;0&quot;)))))))" office:value-type="time" office:time-value="PT00H00M00S" calcext:value-type="time">
            <text:p>00:00</text:p>
          </table:table-cell>
          <table:table-cell table:style-name="ce539"/>
          <table:table-cell table:style-name="ce542"/>
          <table:table-cell table:style-name="ce547" table:formula="of:=[.D20]-[.C20]+[.F20]-[.E20]+[.H20]-[.G20]" office:value-type="time" office:time-value="PT00H00M00S" calcext:value-type="time">
            <text:p>0:00</text:p>
          </table:table-cell>
          <table:table-cell table:style-name="ce551" table:formula="of:=[.I20]" office:value-type="time" office:time-value="PT00H00M00S" calcext:value-type="time">
            <text:p>00</text:p>
          </table:table-cell>
          <table:table-cell table:number-columns-repeated="1014"/>
        </table:table-row>
        <table:table-row table:style-name="ro2">
          <table:table-cell table:style-name="ce517" office:value-type="string" calcext:value-type="string">
            <text:p>Donnerstag</text:p>
          </table:table-cell>
          <table:table-cell table:style-name="ce521" office:value-type="float" office:value="8" calcext:value-type="float">
            <text:p>8</text:p>
          </table:table-cell>
          <table:table-cell table:style-name="ce458" table:formula="of:=IF([.$K21]=&quot;Feiertag&quot;;&quot;0&quot;;IF([.$A21]=&quot;Donnerstag&quot;;[$Daten.$H$17];IF([.$A21]=&quot;Freitag&quot;;[$Daten.$J$17];IF([.$A21]=&quot;Montag&quot;;[$Daten.$B$17];IF([.$A21]=&quot;Dienstag&quot;;[$Daten.$D$17];IF([.$A21]=&quot;Mittwoch&quot;;[$Daten.$F$17];IF([.$A21]=&quot;Samstag&quot;;[$Daten.$L$17];&quot;0&quot;)))))))" office:value-type="time" office:time-value="PT00H00M00S" calcext:value-type="time">
            <text:p>00:00</text:p>
          </table:table-cell>
          <table:table-cell table:style-name="ce469" table:formula="of:=IF([.$K21]=&quot;Feiertag&quot;;&quot;0&quot;;IF([.$A21]=&quot;Donnerstag&quot;;[$Daten.$I$17];IF([.$A21]=&quot;Freitag&quot;;[$Daten.$K$17];IF([.$A21]=&quot;Montag&quot;;[$Daten.$C$17];IF([.$A21]=&quot;Dienstag&quot;;[$Daten.$E$17];IF([.$A21]=&quot;Mittwoch&quot;;[$Daten.$G$17];IF([.$A21]=&quot;Samstag&quot;;[$Daten.$M$17];&quot;0&quot;)))))))" office:value-type="time" office:time-value="PT00H00M00S" calcext:value-type="time">
            <text:p>00:00</text:p>
          </table:table-cell>
          <table:table-cell table:style-name="ce458" table:formula="of:=IF([.$K21]=&quot;Feiertag&quot;;&quot;0&quot;;IF([.$A21]=&quot;Donnerstag&quot;;[$Daten.$H$18];IF([.$A21]=&quot;Freitag&quot;;[$Daten.$J$18];IF([.$A21]=&quot;Montag&quot;;[$Daten.$B$18];IF([.$A21]=&quot;Dienstag&quot;;[$Daten.$D$18];IF([.$A21]=&quot;Mittwoch&quot;;[$Daten.$F$18];IF([.$A21]=&quot;Samstag&quot;;[$Daten.$L$18];&quot;0&quot;)))))))" office:value-type="time" office:time-value="PT00H00M00S" calcext:value-type="time">
            <text:p>00:00</text:p>
          </table:table-cell>
          <table:table-cell table:style-name="ce469" table:formula="of:=IF([.$K21]=&quot;Feiertag&quot;;&quot;0&quot;;IF([.$A21]=&quot;Donnerstag&quot;;[$Daten.$I$18];IF([.$A21]=&quot;Freitag&quot;;[$Daten.$K$18];IF([.$A21]=&quot;Montag&quot;;[$Daten.$C$18];IF([.$A21]=&quot;Dienstag&quot;;[$Daten.$E$18];IF([.$A21]=&quot;Mittwoch&quot;;[$Daten.$G$18];IF([.$A21]=&quot;Samstag&quot;;[$Daten.$M$18];&quot;0&quot;)))))))" office:value-type="time" office:time-value="PT00H00M00S" calcext:value-type="time">
            <text:p>00:00</text:p>
          </table:table-cell>
          <table:table-cell table:style-name="ce539"/>
          <table:table-cell table:style-name="ce542"/>
          <table:table-cell table:style-name="ce547" table:formula="of:=[.D21]-[.C21]+[.F21]-[.E21]+[.H21]-[.G21]" office:value-type="time" office:time-value="PT00H00M00S" calcext:value-type="time">
            <text:p>0:00</text:p>
          </table:table-cell>
          <table:table-cell table:style-name="ce551" table:formula="of:=[.I21]" office:value-type="time" office:time-value="PT00H00M00S" calcext:value-type="time">
            <text:p>00</text:p>
          </table:table-cell>
          <table:table-cell table:number-columns-repeated="1014"/>
        </table:table-row>
        <table:table-row table:style-name="ro2">
          <table:table-cell table:style-name="ce517" office:value-type="string" calcext:value-type="string">
            <text:p>Freitag</text:p>
          </table:table-cell>
          <table:table-cell table:style-name="ce521" office:value-type="float" office:value="9" calcext:value-type="float">
            <text:p>9</text:p>
          </table:table-cell>
          <table:table-cell table:style-name="ce458" table:formula="of:=IF([.$K22]=&quot;Feiertag&quot;;&quot;0&quot;;IF([.$A22]=&quot;Donnerstag&quot;;[$Daten.$H$17];IF([.$A22]=&quot;Freitag&quot;;[$Daten.$J$17];IF([.$A22]=&quot;Montag&quot;;[$Daten.$B$17];IF([.$A22]=&quot;Dienstag&quot;;[$Daten.$D$17];IF([.$A22]=&quot;Mittwoch&quot;;[$Daten.$F$17];IF([.$A22]=&quot;Samstag&quot;;[$Daten.$L$17];&quot;0&quot;)))))))" office:value-type="time" office:time-value="PT00H00M00S" calcext:value-type="time">
            <text:p>00:00</text:p>
          </table:table-cell>
          <table:table-cell table:style-name="ce469" table:formula="of:=IF([.$K22]=&quot;Feiertag&quot;;&quot;0&quot;;IF([.$A22]=&quot;Donnerstag&quot;;[$Daten.$I$17];IF([.$A22]=&quot;Freitag&quot;;[$Daten.$K$17];IF([.$A22]=&quot;Montag&quot;;[$Daten.$C$17];IF([.$A22]=&quot;Dienstag&quot;;[$Daten.$E$17];IF([.$A22]=&quot;Mittwoch&quot;;[$Daten.$G$17];IF([.$A22]=&quot;Samstag&quot;;[$Daten.$M$17];&quot;0&quot;)))))))" office:value-type="time" office:time-value="PT00H00M00S" calcext:value-type="time">
            <text:p>00:00</text:p>
          </table:table-cell>
          <table:table-cell table:style-name="ce458" table:formula="of:=IF([.$K22]=&quot;Feiertag&quot;;&quot;0&quot;;IF([.$A22]=&quot;Donnerstag&quot;;[$Daten.$H$18];IF([.$A22]=&quot;Freitag&quot;;[$Daten.$J$18];IF([.$A22]=&quot;Montag&quot;;[$Daten.$B$18];IF([.$A22]=&quot;Dienstag&quot;;[$Daten.$D$18];IF([.$A22]=&quot;Mittwoch&quot;;[$Daten.$F$18];IF([.$A22]=&quot;Samstag&quot;;[$Daten.$L$18];&quot;0&quot;)))))))" office:value-type="time" office:time-value="PT00H00M00S" calcext:value-type="time">
            <text:p>00:00</text:p>
          </table:table-cell>
          <table:table-cell table:style-name="ce469" table:formula="of:=IF([.$K22]=&quot;Feiertag&quot;;&quot;0&quot;;IF([.$A22]=&quot;Donnerstag&quot;;[$Daten.$I$18];IF([.$A22]=&quot;Freitag&quot;;[$Daten.$K$18];IF([.$A22]=&quot;Montag&quot;;[$Daten.$C$18];IF([.$A22]=&quot;Dienstag&quot;;[$Daten.$E$18];IF([.$A22]=&quot;Mittwoch&quot;;[$Daten.$G$18];IF([.$A22]=&quot;Samstag&quot;;[$Daten.$M$18];&quot;0&quot;)))))))" office:value-type="time" office:time-value="PT00H00M00S" calcext:value-type="time">
            <text:p>00:00</text:p>
          </table:table-cell>
          <table:table-cell table:style-name="ce571"/>
          <table:table-cell table:style-name="ce572"/>
          <table:table-cell table:style-name="ce547" table:formula="of:=[.D22]-[.C22]+[.F22]-[.E22]+[.H22]-[.G22]" office:value-type="time" office:time-value="PT00H00M00S" calcext:value-type="time">
            <text:p>0:00</text:p>
          </table:table-cell>
          <table:table-cell table:style-name="ce551" table:formula="of:=[.I22]" office:value-type="time" office:time-value="PT00H00M00S" calcext:value-type="time">
            <text:p>00</text:p>
          </table:table-cell>
          <table:table-cell table:number-columns-repeated="1014"/>
        </table:table-row>
        <table:table-row table:style-name="ro2">
          <table:table-cell table:style-name="ce517" office:value-type="string" calcext:value-type="string">
            <text:p>Samstag</text:p>
          </table:table-cell>
          <table:table-cell table:style-name="ce521" office:value-type="float" office:value="10" calcext:value-type="float">
            <text:p>10</text:p>
          </table:table-cell>
          <table:table-cell table:style-name="ce458" table:formula="of:=IF([.$K23]=&quot;Feiertag&quot;;&quot;0&quot;;IF([.$A23]=&quot;Donnerstag&quot;;[$Daten.$H$17];IF([.$A23]=&quot;Freitag&quot;;[$Daten.$J$17];IF([.$A23]=&quot;Montag&quot;;[$Daten.$B$17];IF([.$A23]=&quot;Dienstag&quot;;[$Daten.$D$17];IF([.$A23]=&quot;Mittwoch&quot;;[$Daten.$F$17];IF([.$A23]=&quot;Samstag&quot;;[$Daten.$L$17];&quot;0&quot;)))))))" office:value-type="time" office:time-value="PT00H00M00S" calcext:value-type="time">
            <text:p>00:00</text:p>
          </table:table-cell>
          <table:table-cell table:style-name="ce469" table:formula="of:=IF([.$K23]=&quot;Feiertag&quot;;&quot;0&quot;;IF([.$A23]=&quot;Donnerstag&quot;;[$Daten.$I$17];IF([.$A23]=&quot;Freitag&quot;;[$Daten.$K$17];IF([.$A23]=&quot;Montag&quot;;[$Daten.$C$17];IF([.$A23]=&quot;Dienstag&quot;;[$Daten.$E$17];IF([.$A23]=&quot;Mittwoch&quot;;[$Daten.$G$17];IF([.$A23]=&quot;Samstag&quot;;[$Daten.$M$17];&quot;0&quot;)))))))" office:value-type="time" office:time-value="PT00H00M00S" calcext:value-type="time">
            <text:p>00:00</text:p>
          </table:table-cell>
          <table:table-cell table:style-name="ce458" table:formula="of:=IF([.$K23]=&quot;Feiertag&quot;;&quot;0&quot;;IF([.$A23]=&quot;Donnerstag&quot;;[$Daten.$H$18];IF([.$A23]=&quot;Freitag&quot;;[$Daten.$J$18];IF([.$A23]=&quot;Montag&quot;;[$Daten.$B$18];IF([.$A23]=&quot;Dienstag&quot;;[$Daten.$D$18];IF([.$A23]=&quot;Mittwoch&quot;;[$Daten.$F$18];IF([.$A23]=&quot;Samstag&quot;;[$Daten.$L$18];&quot;0&quot;)))))))" office:value-type="time" office:time-value="PT00H00M00S" calcext:value-type="time">
            <text:p>00:00</text:p>
          </table:table-cell>
          <table:table-cell table:style-name="ce469" table:formula="of:=IF([.$K23]=&quot;Feiertag&quot;;&quot;0&quot;;IF([.$A23]=&quot;Donnerstag&quot;;[$Daten.$I$18];IF([.$A23]=&quot;Freitag&quot;;[$Daten.$K$18];IF([.$A23]=&quot;Montag&quot;;[$Daten.$C$18];IF([.$A23]=&quot;Dienstag&quot;;[$Daten.$E$18];IF([.$A23]=&quot;Mittwoch&quot;;[$Daten.$G$18];IF([.$A23]=&quot;Samstag&quot;;[$Daten.$M$18];&quot;0&quot;)))))))" office:value-type="time" office:time-value="PT00H00M00S" calcext:value-type="time">
            <text:p>00:00</text:p>
          </table:table-cell>
          <table:table-cell table:style-name="ce539"/>
          <table:table-cell table:style-name="ce542"/>
          <table:table-cell table:style-name="ce547" table:formula="of:=[.D23]-[.C23]+[.F23]-[.E23]+[.H23]-[.G23]" office:value-type="time" office:time-value="PT00H00M00S" calcext:value-type="time">
            <text:p>0:00</text:p>
          </table:table-cell>
          <table:table-cell table:style-name="ce551" table:formula="of:=[.I23]" office:value-type="time" office:time-value="PT00H00M00S" calcext:value-type="time">
            <text:p>00</text:p>
          </table:table-cell>
          <table:table-cell table:number-columns-repeated="1014"/>
        </table:table-row>
        <table:table-row table:style-name="ro2">
          <table:table-cell table:style-name="ce517" office:value-type="string" calcext:value-type="string">
            <text:p>Sonntag</text:p>
          </table:table-cell>
          <table:table-cell table:style-name="ce521" office:value-type="float" office:value="11" calcext:value-type="float">
            <text:p>11</text:p>
          </table:table-cell>
          <table:table-cell table:style-name="ce458" table:formula="of:=IF([.$K24]=&quot;Feiertag&quot;;&quot;0&quot;;IF([.$A24]=&quot;Donnerstag&quot;;[$Daten.$H$17];IF([.$A24]=&quot;Freitag&quot;;[$Daten.$J$17];IF([.$A24]=&quot;Montag&quot;;[$Daten.$B$17];IF([.$A24]=&quot;Dienstag&quot;;[$Daten.$D$17];IF([.$A24]=&quot;Mittwoch&quot;;[$Daten.$F$17];IF([.$A24]=&quot;Samstag&quot;;[$Daten.$L$17];&quot;0&quot;)))))))" office:value-type="string" office:string-value="0" calcext:value-type="string">
            <text:p>0</text:p>
          </table:table-cell>
          <table:table-cell table:style-name="ce469" table:formula="of:=IF([.$K24]=&quot;Feiertag&quot;;&quot;0&quot;;IF([.$A24]=&quot;Donnerstag&quot;;[$Daten.$I$17];IF([.$A24]=&quot;Freitag&quot;;[$Daten.$K$17];IF([.$A24]=&quot;Montag&quot;;[$Daten.$C$17];IF([.$A24]=&quot;Dienstag&quot;;[$Daten.$E$17];IF([.$A24]=&quot;Mittwoch&quot;;[$Daten.$G$17];IF([.$A24]=&quot;Samstag&quot;;[$Daten.$M$17];&quot;0&quot;)))))))" office:value-type="string" office:string-value="0" calcext:value-type="string">
            <text:p>0</text:p>
          </table:table-cell>
          <table:table-cell table:style-name="ce458" table:formula="of:=IF([.$K24]=&quot;Feiertag&quot;;&quot;0&quot;;IF([.$A24]=&quot;Donnerstag&quot;;[$Daten.$H$18];IF([.$A24]=&quot;Freitag&quot;;[$Daten.$J$18];IF([.$A24]=&quot;Montag&quot;;[$Daten.$B$18];IF([.$A24]=&quot;Dienstag&quot;;[$Daten.$D$18];IF([.$A24]=&quot;Mittwoch&quot;;[$Daten.$F$18];IF([.$A24]=&quot;Samstag&quot;;[$Daten.$L$18];&quot;0&quot;)))))))" office:value-type="string" office:string-value="0" calcext:value-type="string">
            <text:p>0</text:p>
          </table:table-cell>
          <table:table-cell table:style-name="ce469" table:formula="of:=IF([.$K24]=&quot;Feiertag&quot;;&quot;0&quot;;IF([.$A24]=&quot;Donnerstag&quot;;[$Daten.$I$18];IF([.$A24]=&quot;Freitag&quot;;[$Daten.$K$18];IF([.$A24]=&quot;Montag&quot;;[$Daten.$C$18];IF([.$A24]=&quot;Dienstag&quot;;[$Daten.$E$18];IF([.$A24]=&quot;Mittwoch&quot;;[$Daten.$G$18];IF([.$A24]=&quot;Samstag&quot;;[$Daten.$M$18];&quot;0&quot;)))))))" office:value-type="string" office:string-value="0" calcext:value-type="string">
            <text:p>0</text:p>
          </table:table-cell>
          <table:table-cell table:style-name="ce539"/>
          <table:table-cell table:style-name="ce542"/>
          <table:table-cell table:style-name="ce547" table:formula="of:=[.D24]-[.C24]+[.F24]-[.E24]+[.H24]-[.G24]" office:value-type="time" office:time-value="PT00H00M00S" calcext:value-type="time">
            <text:p>0:00</text:p>
          </table:table-cell>
          <table:table-cell table:style-name="ce551" table:formula="of:=[.I24]" office:value-type="time" office:time-value="PT00H00M00S" calcext:value-type="time">
            <text:p>00</text:p>
          </table:table-cell>
          <table:table-cell table:number-columns-repeated="1014"/>
        </table:table-row>
        <table:table-row table:style-name="ro2">
          <table:table-cell table:style-name="ce517" office:value-type="string" calcext:value-type="string">
            <text:p>Montag</text:p>
          </table:table-cell>
          <table:table-cell table:style-name="ce521" office:value-type="float" office:value="12" calcext:value-type="float">
            <text:p>12</text:p>
          </table:table-cell>
          <table:table-cell table:style-name="ce458" table:formula="of:=IF([.$K25]=&quot;Feiertag&quot;;&quot;0&quot;;IF([.$A25]=&quot;Donnerstag&quot;;[$Daten.$H$17];IF([.$A25]=&quot;Freitag&quot;;[$Daten.$J$17];IF([.$A25]=&quot;Montag&quot;;[$Daten.$B$17];IF([.$A25]=&quot;Dienstag&quot;;[$Daten.$D$17];IF([.$A25]=&quot;Mittwoch&quot;;[$Daten.$F$17];IF([.$A25]=&quot;Samstag&quot;;[$Daten.$L$17];&quot;0&quot;)))))))" office:value-type="time" office:time-value="PT14H00M00S" calcext:value-type="time">
            <text:p>14:00</text:p>
          </table:table-cell>
          <table:table-cell table:style-name="ce469" table:formula="of:=IF([.$K25]=&quot;Feiertag&quot;;&quot;0&quot;;IF([.$A25]=&quot;Donnerstag&quot;;[$Daten.$I$17];IF([.$A25]=&quot;Freitag&quot;;[$Daten.$K$17];IF([.$A25]=&quot;Montag&quot;;[$Daten.$C$17];IF([.$A25]=&quot;Dienstag&quot;;[$Daten.$E$17];IF([.$A25]=&quot;Mittwoch&quot;;[$Daten.$G$17];IF([.$A25]=&quot;Samstag&quot;;[$Daten.$M$17];&quot;0&quot;)))))))" office:value-type="time" office:time-value="PT18H30M00S" calcext:value-type="time">
            <text:p>18:30</text:p>
          </table:table-cell>
          <table:table-cell table:style-name="ce458" table:formula="of:=IF([.$K25]=&quot;Feiertag&quot;;&quot;0&quot;;IF([.$A25]=&quot;Donnerstag&quot;;[$Daten.$H$18];IF([.$A25]=&quot;Freitag&quot;;[$Daten.$J$18];IF([.$A25]=&quot;Montag&quot;;[$Daten.$B$18];IF([.$A25]=&quot;Dienstag&quot;;[$Daten.$D$18];IF([.$A25]=&quot;Mittwoch&quot;;[$Daten.$F$18];IF([.$A25]=&quot;Samstag&quot;;[$Daten.$L$18];&quot;0&quot;)))))))" office:value-type="time" office:time-value="PT00H00M00S" calcext:value-type="time">
            <text:p>00:00</text:p>
          </table:table-cell>
          <table:table-cell table:style-name="ce469" table:formula="of:=IF([.$K25]=&quot;Feiertag&quot;;&quot;0&quot;;IF([.$A25]=&quot;Donnerstag&quot;;[$Daten.$I$18];IF([.$A25]=&quot;Freitag&quot;;[$Daten.$K$18];IF([.$A25]=&quot;Montag&quot;;[$Daten.$C$18];IF([.$A25]=&quot;Dienstag&quot;;[$Daten.$E$18];IF([.$A25]=&quot;Mittwoch&quot;;[$Daten.$G$18];IF([.$A25]=&quot;Samstag&quot;;[$Daten.$M$18];&quot;0&quot;)))))))" office:value-type="time" office:time-value="PT00H00M00S" calcext:value-type="time">
            <text:p>00:00</text:p>
          </table:table-cell>
          <table:table-cell table:style-name="ce539"/>
          <table:table-cell table:style-name="ce542"/>
          <table:table-cell table:style-name="ce547" table:formula="of:=[.D25]-[.C25]+[.F25]-[.E25]+[.H25]-[.G25]" office:value-type="time" office:time-value="PT04H30M00S" calcext:value-type="time">
            <text:p>4:30</text:p>
          </table:table-cell>
          <table:table-cell table:style-name="ce551" table:formula="of:=[.I25]" office:value-type="time" office:time-value="PT04H30M00S" calcext:value-type="time">
            <text:p>270</text:p>
          </table:table-cell>
          <table:table-cell table:number-columns-repeated="1014"/>
        </table:table-row>
        <table:table-row table:style-name="ro2">
          <table:table-cell table:style-name="ce517" office:value-type="string" calcext:value-type="string">
            <text:p>Dienstag</text:p>
          </table:table-cell>
          <table:table-cell table:style-name="ce521" office:value-type="float" office:value="13" calcext:value-type="float">
            <text:p>13</text:p>
          </table:table-cell>
          <table:table-cell table:style-name="ce458" table:formula="of:=IF([.$K26]=&quot;Feiertag&quot;;&quot;0&quot;;IF([.$A26]=&quot;Donnerstag&quot;;[$Daten.$H$17];IF([.$A26]=&quot;Freitag&quot;;[$Daten.$J$17];IF([.$A26]=&quot;Montag&quot;;[$Daten.$B$17];IF([.$A26]=&quot;Dienstag&quot;;[$Daten.$D$17];IF([.$A26]=&quot;Mittwoch&quot;;[$Daten.$F$17];IF([.$A26]=&quot;Samstag&quot;;[$Daten.$L$17];&quot;0&quot;)))))))" office:value-type="time" office:time-value="PT15H00M00S" calcext:value-type="time">
            <text:p>15:00</text:p>
          </table:table-cell>
          <table:table-cell table:style-name="ce469" table:formula="of:=IF([.$K26]=&quot;Feiertag&quot;;&quot;0&quot;;IF([.$A26]=&quot;Donnerstag&quot;;[$Daten.$I$17];IF([.$A26]=&quot;Freitag&quot;;[$Daten.$K$17];IF([.$A26]=&quot;Montag&quot;;[$Daten.$C$17];IF([.$A26]=&quot;Dienstag&quot;;[$Daten.$E$17];IF([.$A26]=&quot;Mittwoch&quot;;[$Daten.$G$17];IF([.$A26]=&quot;Samstag&quot;;[$Daten.$M$17];&quot;0&quot;)))))))" office:value-type="time" office:time-value="PT20H00M00S" calcext:value-type="time">
            <text:p>20:00</text:p>
          </table:table-cell>
          <table:table-cell table:style-name="ce458" table:formula="of:=IF([.$K26]=&quot;Feiertag&quot;;&quot;0&quot;;IF([.$A26]=&quot;Donnerstag&quot;;[$Daten.$H$18];IF([.$A26]=&quot;Freitag&quot;;[$Daten.$J$18];IF([.$A26]=&quot;Montag&quot;;[$Daten.$B$18];IF([.$A26]=&quot;Dienstag&quot;;[$Daten.$D$18];IF([.$A26]=&quot;Mittwoch&quot;;[$Daten.$F$18];IF([.$A26]=&quot;Samstag&quot;;[$Daten.$L$18];&quot;0&quot;)))))))" office:value-type="time" office:time-value="PT00H00M00S" calcext:value-type="time">
            <text:p>00:00</text:p>
          </table:table-cell>
          <table:table-cell table:style-name="ce469" table:formula="of:=IF([.$K26]=&quot;Feiertag&quot;;&quot;0&quot;;IF([.$A26]=&quot;Donnerstag&quot;;[$Daten.$I$18];IF([.$A26]=&quot;Freitag&quot;;[$Daten.$K$18];IF([.$A26]=&quot;Montag&quot;;[$Daten.$C$18];IF([.$A26]=&quot;Dienstag&quot;;[$Daten.$E$18];IF([.$A26]=&quot;Mittwoch&quot;;[$Daten.$G$18];IF([.$A26]=&quot;Samstag&quot;;[$Daten.$M$18];&quot;0&quot;)))))))" office:value-type="time" office:time-value="PT00H00M00S" calcext:value-type="time">
            <text:p>00:00</text:p>
          </table:table-cell>
          <table:table-cell table:style-name="ce539"/>
          <table:table-cell table:style-name="ce542"/>
          <table:table-cell table:style-name="ce547" table:formula="of:=[.D26]-[.C26]+[.F26]-[.E26]+[.H26]-[.G26]" office:value-type="time" office:time-value="PT05H00M00S" calcext:value-type="time">
            <text:p>5:00</text:p>
          </table:table-cell>
          <table:table-cell table:style-name="ce551" table:formula="of:=[.I26]" office:value-type="time" office:time-value="PT05H00M00S" calcext:value-type="time">
            <text:p>300</text:p>
          </table:table-cell>
          <table:table-cell table:number-columns-repeated="1014"/>
        </table:table-row>
        <table:table-row table:style-name="ro2">
          <table:table-cell table:style-name="ce517" office:value-type="string" calcext:value-type="string">
            <text:p>Mittwoch</text:p>
          </table:table-cell>
          <table:table-cell table:style-name="ce521" office:value-type="float" office:value="14" calcext:value-type="float">
            <text:p>14</text:p>
          </table:table-cell>
          <table:table-cell table:style-name="ce458" table:formula="of:=IF([.$K27]=&quot;Feiertag&quot;;&quot;0&quot;;IF([.$A27]=&quot;Donnerstag&quot;;[$Daten.$H$17];IF([.$A27]=&quot;Freitag&quot;;[$Daten.$J$17];IF([.$A27]=&quot;Montag&quot;;[$Daten.$B$17];IF([.$A27]=&quot;Dienstag&quot;;[$Daten.$D$17];IF([.$A27]=&quot;Mittwoch&quot;;[$Daten.$F$17];IF([.$A27]=&quot;Samstag&quot;;[$Daten.$L$17];&quot;0&quot;)))))))" office:value-type="time" office:time-value="PT00H00M00S" calcext:value-type="time">
            <text:p>00:00</text:p>
          </table:table-cell>
          <table:table-cell table:style-name="ce469" table:formula="of:=IF([.$K27]=&quot;Feiertag&quot;;&quot;0&quot;;IF([.$A27]=&quot;Donnerstag&quot;;[$Daten.$I$17];IF([.$A27]=&quot;Freitag&quot;;[$Daten.$K$17];IF([.$A27]=&quot;Montag&quot;;[$Daten.$C$17];IF([.$A27]=&quot;Dienstag&quot;;[$Daten.$E$17];IF([.$A27]=&quot;Mittwoch&quot;;[$Daten.$G$17];IF([.$A27]=&quot;Samstag&quot;;[$Daten.$M$17];&quot;0&quot;)))))))" office:value-type="time" office:time-value="PT00H00M00S" calcext:value-type="time">
            <text:p>00:00</text:p>
          </table:table-cell>
          <table:table-cell table:style-name="ce458" table:formula="of:=IF([.$K27]=&quot;Feiertag&quot;;&quot;0&quot;;IF([.$A27]=&quot;Donnerstag&quot;;[$Daten.$H$18];IF([.$A27]=&quot;Freitag&quot;;[$Daten.$J$18];IF([.$A27]=&quot;Montag&quot;;[$Daten.$B$18];IF([.$A27]=&quot;Dienstag&quot;;[$Daten.$D$18];IF([.$A27]=&quot;Mittwoch&quot;;[$Daten.$F$18];IF([.$A27]=&quot;Samstag&quot;;[$Daten.$L$18];&quot;0&quot;)))))))" office:value-type="time" office:time-value="PT00H00M00S" calcext:value-type="time">
            <text:p>00:00</text:p>
          </table:table-cell>
          <table:table-cell table:style-name="ce469" table:formula="of:=IF([.$K27]=&quot;Feiertag&quot;;&quot;0&quot;;IF([.$A27]=&quot;Donnerstag&quot;;[$Daten.$I$18];IF([.$A27]=&quot;Freitag&quot;;[$Daten.$K$18];IF([.$A27]=&quot;Montag&quot;;[$Daten.$C$18];IF([.$A27]=&quot;Dienstag&quot;;[$Daten.$E$18];IF([.$A27]=&quot;Mittwoch&quot;;[$Daten.$G$18];IF([.$A27]=&quot;Samstag&quot;;[$Daten.$M$18];&quot;0&quot;)))))))" office:value-type="time" office:time-value="PT00H00M00S" calcext:value-type="time">
            <text:p>00:00</text:p>
          </table:table-cell>
          <table:table-cell table:style-name="ce539"/>
          <table:table-cell table:style-name="ce542"/>
          <table:table-cell table:style-name="ce547" table:formula="of:=[.D27]-[.C27]+[.F27]-[.E27]+[.H27]-[.G27]" office:value-type="time" office:time-value="PT00H00M00S" calcext:value-type="time">
            <text:p>0:00</text:p>
          </table:table-cell>
          <table:table-cell table:style-name="ce551" table:formula="of:=[.I27]" office:value-type="time" office:time-value="PT00H00M00S" calcext:value-type="time">
            <text:p>00</text:p>
          </table:table-cell>
          <table:table-cell table:number-columns-repeated="1014"/>
        </table:table-row>
        <table:table-row table:style-name="ro2">
          <table:table-cell table:style-name="ce517" office:value-type="string" calcext:value-type="string">
            <text:p>Donnerstag</text:p>
          </table:table-cell>
          <table:table-cell table:style-name="ce521" office:value-type="float" office:value="15" calcext:value-type="float">
            <text:p>15</text:p>
          </table:table-cell>
          <table:table-cell table:style-name="ce458" table:formula="of:=IF([.$K28]=&quot;Feiertag&quot;;&quot;0&quot;;IF([.$A28]=&quot;Donnerstag&quot;;[$Daten.$H$17];IF([.$A28]=&quot;Freitag&quot;;[$Daten.$J$17];IF([.$A28]=&quot;Montag&quot;;[$Daten.$B$17];IF([.$A28]=&quot;Dienstag&quot;;[$Daten.$D$17];IF([.$A28]=&quot;Mittwoch&quot;;[$Daten.$F$17];IF([.$A28]=&quot;Samstag&quot;;[$Daten.$L$17];&quot;0&quot;)))))))" office:value-type="time" office:time-value="PT00H00M00S" calcext:value-type="time">
            <text:p>00:00</text:p>
          </table:table-cell>
          <table:table-cell table:style-name="ce469" table:formula="of:=IF([.$K28]=&quot;Feiertag&quot;;&quot;0&quot;;IF([.$A28]=&quot;Donnerstag&quot;;[$Daten.$I$17];IF([.$A28]=&quot;Freitag&quot;;[$Daten.$K$17];IF([.$A28]=&quot;Montag&quot;;[$Daten.$C$17];IF([.$A28]=&quot;Dienstag&quot;;[$Daten.$E$17];IF([.$A28]=&quot;Mittwoch&quot;;[$Daten.$G$17];IF([.$A28]=&quot;Samstag&quot;;[$Daten.$M$17];&quot;0&quot;)))))))" office:value-type="time" office:time-value="PT00H00M00S" calcext:value-type="time">
            <text:p>00:00</text:p>
          </table:table-cell>
          <table:table-cell table:style-name="ce458" table:formula="of:=IF([.$K28]=&quot;Feiertag&quot;;&quot;0&quot;;IF([.$A28]=&quot;Donnerstag&quot;;[$Daten.$H$18];IF([.$A28]=&quot;Freitag&quot;;[$Daten.$J$18];IF([.$A28]=&quot;Montag&quot;;[$Daten.$B$18];IF([.$A28]=&quot;Dienstag&quot;;[$Daten.$D$18];IF([.$A28]=&quot;Mittwoch&quot;;[$Daten.$F$18];IF([.$A28]=&quot;Samstag&quot;;[$Daten.$L$18];&quot;0&quot;)))))))" office:value-type="time" office:time-value="PT00H00M00S" calcext:value-type="time">
            <text:p>00:00</text:p>
          </table:table-cell>
          <table:table-cell table:style-name="ce469" table:formula="of:=IF([.$K28]=&quot;Feiertag&quot;;&quot;0&quot;;IF([.$A28]=&quot;Donnerstag&quot;;[$Daten.$I$18];IF([.$A28]=&quot;Freitag&quot;;[$Daten.$K$18];IF([.$A28]=&quot;Montag&quot;;[$Daten.$C$18];IF([.$A28]=&quot;Dienstag&quot;;[$Daten.$E$18];IF([.$A28]=&quot;Mittwoch&quot;;[$Daten.$G$18];IF([.$A28]=&quot;Samstag&quot;;[$Daten.$M$18];&quot;0&quot;)))))))" office:value-type="time" office:time-value="PT00H00M00S" calcext:value-type="time">
            <text:p>00:00</text:p>
          </table:table-cell>
          <table:table-cell table:style-name="ce539"/>
          <table:table-cell table:style-name="ce542"/>
          <table:table-cell table:style-name="ce547" table:formula="of:=[.D28]-[.C28]+[.F28]-[.E28]+[.H28]-[.G28]" office:value-type="time" office:time-value="PT00H00M00S" calcext:value-type="time">
            <text:p>0:00</text:p>
          </table:table-cell>
          <table:table-cell table:style-name="ce551" table:formula="of:=[.I28]" office:value-type="time" office:time-value="PT00H00M00S" calcext:value-type="time">
            <text:p>00</text:p>
          </table:table-cell>
          <table:table-cell table:number-columns-repeated="1014"/>
        </table:table-row>
        <table:table-row table:style-name="ro2">
          <table:table-cell table:style-name="ce517" office:value-type="string" calcext:value-type="string">
            <text:p>Freitag</text:p>
          </table:table-cell>
          <table:table-cell table:style-name="ce521" office:value-type="float" office:value="16" calcext:value-type="float">
            <text:p>16</text:p>
          </table:table-cell>
          <table:table-cell table:style-name="ce458" table:formula="of:=IF([.$K29]=&quot;Feiertag&quot;;&quot;0&quot;;IF([.$A29]=&quot;Donnerstag&quot;;[$Daten.$H$17];IF([.$A29]=&quot;Freitag&quot;;[$Daten.$J$17];IF([.$A29]=&quot;Montag&quot;;[$Daten.$B$17];IF([.$A29]=&quot;Dienstag&quot;;[$Daten.$D$17];IF([.$A29]=&quot;Mittwoch&quot;;[$Daten.$F$17];IF([.$A29]=&quot;Samstag&quot;;[$Daten.$L$17];&quot;0&quot;)))))))" office:value-type="time" office:time-value="PT00H00M00S" calcext:value-type="time">
            <text:p>00:00</text:p>
          </table:table-cell>
          <table:table-cell table:style-name="ce469" table:formula="of:=IF([.$K29]=&quot;Feiertag&quot;;&quot;0&quot;;IF([.$A29]=&quot;Donnerstag&quot;;[$Daten.$I$17];IF([.$A29]=&quot;Freitag&quot;;[$Daten.$K$17];IF([.$A29]=&quot;Montag&quot;;[$Daten.$C$17];IF([.$A29]=&quot;Dienstag&quot;;[$Daten.$E$17];IF([.$A29]=&quot;Mittwoch&quot;;[$Daten.$G$17];IF([.$A29]=&quot;Samstag&quot;;[$Daten.$M$17];&quot;0&quot;)))))))" office:value-type="time" office:time-value="PT00H00M00S" calcext:value-type="time">
            <text:p>00:00</text:p>
          </table:table-cell>
          <table:table-cell table:style-name="ce458" table:formula="of:=IF([.$K29]=&quot;Feiertag&quot;;&quot;0&quot;;IF([.$A29]=&quot;Donnerstag&quot;;[$Daten.$H$18];IF([.$A29]=&quot;Freitag&quot;;[$Daten.$J$18];IF([.$A29]=&quot;Montag&quot;;[$Daten.$B$18];IF([.$A29]=&quot;Dienstag&quot;;[$Daten.$D$18];IF([.$A29]=&quot;Mittwoch&quot;;[$Daten.$F$18];IF([.$A29]=&quot;Samstag&quot;;[$Daten.$L$18];&quot;0&quot;)))))))" office:value-type="time" office:time-value="PT00H00M00S" calcext:value-type="time">
            <text:p>00:00</text:p>
          </table:table-cell>
          <table:table-cell table:style-name="ce469" table:formula="of:=IF([.$K29]=&quot;Feiertag&quot;;&quot;0&quot;;IF([.$A29]=&quot;Donnerstag&quot;;[$Daten.$I$18];IF([.$A29]=&quot;Freitag&quot;;[$Daten.$K$18];IF([.$A29]=&quot;Montag&quot;;[$Daten.$C$18];IF([.$A29]=&quot;Dienstag&quot;;[$Daten.$E$18];IF([.$A29]=&quot;Mittwoch&quot;;[$Daten.$G$18];IF([.$A29]=&quot;Samstag&quot;;[$Daten.$M$18];&quot;0&quot;)))))))" office:value-type="time" office:time-value="PT00H00M00S" calcext:value-type="time">
            <text:p>00:00</text:p>
          </table:table-cell>
          <table:table-cell table:style-name="ce539"/>
          <table:table-cell table:style-name="ce542"/>
          <table:table-cell table:style-name="ce547" table:formula="of:=[.D29]-[.C29]+[.F29]-[.E29]+[.H29]-[.G29]" office:value-type="time" office:time-value="PT00H00M00S" calcext:value-type="time">
            <text:p>0:00</text:p>
          </table:table-cell>
          <table:table-cell table:style-name="ce551" table:formula="of:=[.I29]" office:value-type="time" office:time-value="PT00H00M00S" calcext:value-type="time">
            <text:p>00</text:p>
          </table:table-cell>
          <table:table-cell table:number-columns-repeated="1014"/>
        </table:table-row>
        <table:table-row table:style-name="ro2">
          <table:table-cell table:style-name="ce517" office:value-type="string" calcext:value-type="string">
            <text:p>Samstag</text:p>
          </table:table-cell>
          <table:table-cell table:style-name="ce521" office:value-type="float" office:value="17" calcext:value-type="float">
            <text:p>17</text:p>
          </table:table-cell>
          <table:table-cell table:style-name="ce458" table:formula="of:=IF([.$K30]=&quot;Feiertag&quot;;&quot;0&quot;;IF([.$A30]=&quot;Donnerstag&quot;;[$Daten.$H$17];IF([.$A30]=&quot;Freitag&quot;;[$Daten.$J$17];IF([.$A30]=&quot;Montag&quot;;[$Daten.$B$17];IF([.$A30]=&quot;Dienstag&quot;;[$Daten.$D$17];IF([.$A30]=&quot;Mittwoch&quot;;[$Daten.$F$17];IF([.$A30]=&quot;Samstag&quot;;[$Daten.$L$17];&quot;0&quot;)))))))" office:value-type="time" office:time-value="PT00H00M00S" calcext:value-type="time">
            <text:p>00:00</text:p>
          </table:table-cell>
          <table:table-cell table:style-name="ce469" table:formula="of:=IF([.$K30]=&quot;Feiertag&quot;;&quot;0&quot;;IF([.$A30]=&quot;Donnerstag&quot;;[$Daten.$I$17];IF([.$A30]=&quot;Freitag&quot;;[$Daten.$K$17];IF([.$A30]=&quot;Montag&quot;;[$Daten.$C$17];IF([.$A30]=&quot;Dienstag&quot;;[$Daten.$E$17];IF([.$A30]=&quot;Mittwoch&quot;;[$Daten.$G$17];IF([.$A30]=&quot;Samstag&quot;;[$Daten.$M$17];&quot;0&quot;)))))))" office:value-type="time" office:time-value="PT00H00M00S" calcext:value-type="time">
            <text:p>00:00</text:p>
          </table:table-cell>
          <table:table-cell table:style-name="ce458" table:formula="of:=IF([.$K30]=&quot;Feiertag&quot;;&quot;0&quot;;IF([.$A30]=&quot;Donnerstag&quot;;[$Daten.$H$18];IF([.$A30]=&quot;Freitag&quot;;[$Daten.$J$18];IF([.$A30]=&quot;Montag&quot;;[$Daten.$B$18];IF([.$A30]=&quot;Dienstag&quot;;[$Daten.$D$18];IF([.$A30]=&quot;Mittwoch&quot;;[$Daten.$F$18];IF([.$A30]=&quot;Samstag&quot;;[$Daten.$L$18];&quot;0&quot;)))))))" office:value-type="time" office:time-value="PT00H00M00S" calcext:value-type="time">
            <text:p>00:00</text:p>
          </table:table-cell>
          <table:table-cell table:style-name="ce469" table:formula="of:=IF([.$K30]=&quot;Feiertag&quot;;&quot;0&quot;;IF([.$A30]=&quot;Donnerstag&quot;;[$Daten.$I$18];IF([.$A30]=&quot;Freitag&quot;;[$Daten.$K$18];IF([.$A30]=&quot;Montag&quot;;[$Daten.$C$18];IF([.$A30]=&quot;Dienstag&quot;;[$Daten.$E$18];IF([.$A30]=&quot;Mittwoch&quot;;[$Daten.$G$18];IF([.$A30]=&quot;Samstag&quot;;[$Daten.$M$18];&quot;0&quot;)))))))" office:value-type="time" office:time-value="PT00H00M00S" calcext:value-type="time">
            <text:p>00:00</text:p>
          </table:table-cell>
          <table:table-cell table:style-name="ce571"/>
          <table:table-cell table:style-name="ce572"/>
          <table:table-cell table:style-name="ce547" table:formula="of:=[.D30]-[.C30]+[.F30]-[.E30]+[.H30]-[.G30]" office:value-type="time" office:time-value="PT00H00M00S" calcext:value-type="time">
            <text:p>0:00</text:p>
          </table:table-cell>
          <table:table-cell table:style-name="ce551" table:formula="of:=[.I30]" office:value-type="time" office:time-value="PT00H00M00S" calcext:value-type="time">
            <text:p>00</text:p>
          </table:table-cell>
          <table:table-cell table:number-columns-repeated="1014"/>
        </table:table-row>
        <table:table-row table:style-name="ro2">
          <table:table-cell table:style-name="ce517" office:value-type="string" calcext:value-type="string">
            <text:p>Sonntag</text:p>
          </table:table-cell>
          <table:table-cell table:style-name="ce521" office:value-type="float" office:value="18" calcext:value-type="float">
            <text:p>18</text:p>
          </table:table-cell>
          <table:table-cell table:style-name="ce458" table:formula="of:=IF([.$K31]=&quot;Feiertag&quot;;&quot;0&quot;;IF([.$A31]=&quot;Donnerstag&quot;;[$Daten.$H$17];IF([.$A31]=&quot;Freitag&quot;;[$Daten.$J$17];IF([.$A31]=&quot;Montag&quot;;[$Daten.$B$17];IF([.$A31]=&quot;Dienstag&quot;;[$Daten.$D$17];IF([.$A31]=&quot;Mittwoch&quot;;[$Daten.$F$17];IF([.$A31]=&quot;Samstag&quot;;[$Daten.$L$17];&quot;0&quot;)))))))" office:value-type="string" office:string-value="0" calcext:value-type="string">
            <text:p>0</text:p>
          </table:table-cell>
          <table:table-cell table:style-name="ce469" table:formula="of:=IF([.$K31]=&quot;Feiertag&quot;;&quot;0&quot;;IF([.$A31]=&quot;Donnerstag&quot;;[$Daten.$I$17];IF([.$A31]=&quot;Freitag&quot;;[$Daten.$K$17];IF([.$A31]=&quot;Montag&quot;;[$Daten.$C$17];IF([.$A31]=&quot;Dienstag&quot;;[$Daten.$E$17];IF([.$A31]=&quot;Mittwoch&quot;;[$Daten.$G$17];IF([.$A31]=&quot;Samstag&quot;;[$Daten.$M$17];&quot;0&quot;)))))))" office:value-type="string" office:string-value="0" calcext:value-type="string">
            <text:p>0</text:p>
          </table:table-cell>
          <table:table-cell table:style-name="ce458" table:formula="of:=IF([.$K31]=&quot;Feiertag&quot;;&quot;0&quot;;IF([.$A31]=&quot;Donnerstag&quot;;[$Daten.$H$18];IF([.$A31]=&quot;Freitag&quot;;[$Daten.$J$18];IF([.$A31]=&quot;Montag&quot;;[$Daten.$B$18];IF([.$A31]=&quot;Dienstag&quot;;[$Daten.$D$18];IF([.$A31]=&quot;Mittwoch&quot;;[$Daten.$F$18];IF([.$A31]=&quot;Samstag&quot;;[$Daten.$L$18];&quot;0&quot;)))))))" office:value-type="string" office:string-value="0" calcext:value-type="string">
            <text:p>0</text:p>
          </table:table-cell>
          <table:table-cell table:style-name="ce469" table:formula="of:=IF([.$K31]=&quot;Feiertag&quot;;&quot;0&quot;;IF([.$A31]=&quot;Donnerstag&quot;;[$Daten.$I$18];IF([.$A31]=&quot;Freitag&quot;;[$Daten.$K$18];IF([.$A31]=&quot;Montag&quot;;[$Daten.$C$18];IF([.$A31]=&quot;Dienstag&quot;;[$Daten.$E$18];IF([.$A31]=&quot;Mittwoch&quot;;[$Daten.$G$18];IF([.$A31]=&quot;Samstag&quot;;[$Daten.$M$18];&quot;0&quot;)))))))" office:value-type="string" office:string-value="0" calcext:value-type="string">
            <text:p>0</text:p>
          </table:table-cell>
          <table:table-cell table:style-name="ce539"/>
          <table:table-cell table:style-name="ce542"/>
          <table:table-cell table:style-name="ce547" table:formula="of:=[.D31]-[.C31]+[.F31]-[.E31]+[.H31]-[.G31]" office:value-type="time" office:time-value="PT00H00M00S" calcext:value-type="time">
            <text:p>0:00</text:p>
          </table:table-cell>
          <table:table-cell table:style-name="ce551" table:formula="of:=[.I31]" office:value-type="time" office:time-value="PT00H00M00S" calcext:value-type="time">
            <text:p>00</text:p>
          </table:table-cell>
          <table:table-cell table:number-columns-repeated="1014"/>
        </table:table-row>
        <table:table-row table:style-name="ro2">
          <table:table-cell table:style-name="ce517" office:value-type="string" calcext:value-type="string">
            <text:p>Montag</text:p>
          </table:table-cell>
          <table:table-cell table:style-name="ce521" office:value-type="float" office:value="19" calcext:value-type="float">
            <text:p>19</text:p>
          </table:table-cell>
          <table:table-cell table:style-name="ce458" table:formula="of:=IF([.$K32]=&quot;Feiertag&quot;;&quot;0&quot;;IF([.$A32]=&quot;Donnerstag&quot;;[$Daten.$H$17];IF([.$A32]=&quot;Freitag&quot;;[$Daten.$J$17];IF([.$A32]=&quot;Montag&quot;;[$Daten.$B$17];IF([.$A32]=&quot;Dienstag&quot;;[$Daten.$D$17];IF([.$A32]=&quot;Mittwoch&quot;;[$Daten.$F$17];IF([.$A32]=&quot;Samstag&quot;;[$Daten.$L$17];&quot;0&quot;)))))))" office:value-type="time" office:time-value="PT14H00M00S" calcext:value-type="time">
            <text:p>14:00</text:p>
          </table:table-cell>
          <table:table-cell table:style-name="ce469" table:formula="of:=IF([.$K32]=&quot;Feiertag&quot;;&quot;0&quot;;IF([.$A32]=&quot;Donnerstag&quot;;[$Daten.$I$17];IF([.$A32]=&quot;Freitag&quot;;[$Daten.$K$17];IF([.$A32]=&quot;Montag&quot;;[$Daten.$C$17];IF([.$A32]=&quot;Dienstag&quot;;[$Daten.$E$17];IF([.$A32]=&quot;Mittwoch&quot;;[$Daten.$G$17];IF([.$A32]=&quot;Samstag&quot;;[$Daten.$M$17];&quot;0&quot;)))))))" office:value-type="time" office:time-value="PT18H30M00S" calcext:value-type="time">
            <text:p>18:30</text:p>
          </table:table-cell>
          <table:table-cell table:style-name="ce458" table:formula="of:=IF([.$K32]=&quot;Feiertag&quot;;&quot;0&quot;;IF([.$A32]=&quot;Donnerstag&quot;;[$Daten.$H$18];IF([.$A32]=&quot;Freitag&quot;;[$Daten.$J$18];IF([.$A32]=&quot;Montag&quot;;[$Daten.$B$18];IF([.$A32]=&quot;Dienstag&quot;;[$Daten.$D$18];IF([.$A32]=&quot;Mittwoch&quot;;[$Daten.$F$18];IF([.$A32]=&quot;Samstag&quot;;[$Daten.$L$18];&quot;0&quot;)))))))" office:value-type="time" office:time-value="PT00H00M00S" calcext:value-type="time">
            <text:p>00:00</text:p>
          </table:table-cell>
          <table:table-cell table:style-name="ce469" table:formula="of:=IF([.$K32]=&quot;Feiertag&quot;;&quot;0&quot;;IF([.$A32]=&quot;Donnerstag&quot;;[$Daten.$I$18];IF([.$A32]=&quot;Freitag&quot;;[$Daten.$K$18];IF([.$A32]=&quot;Montag&quot;;[$Daten.$C$18];IF([.$A32]=&quot;Dienstag&quot;;[$Daten.$E$18];IF([.$A32]=&quot;Mittwoch&quot;;[$Daten.$G$18];IF([.$A32]=&quot;Samstag&quot;;[$Daten.$M$18];&quot;0&quot;)))))))" office:value-type="time" office:time-value="PT00H00M00S" calcext:value-type="time">
            <text:p>00:00</text:p>
          </table:table-cell>
          <table:table-cell table:style-name="ce539"/>
          <table:table-cell table:style-name="ce542"/>
          <table:table-cell table:style-name="ce547" table:formula="of:=[.D32]-[.C32]+[.F32]-[.E32]+[.H32]-[.G32]" office:value-type="time" office:time-value="PT04H30M00S" calcext:value-type="time">
            <text:p>4:30</text:p>
          </table:table-cell>
          <table:table-cell table:style-name="ce551" table:formula="of:=[.I32]" office:value-type="time" office:time-value="PT04H30M00S" calcext:value-type="time">
            <text:p>270</text:p>
          </table:table-cell>
          <table:table-cell table:number-columns-repeated="1014"/>
        </table:table-row>
        <table:table-row table:style-name="ro2">
          <table:table-cell table:style-name="ce517" office:value-type="string" calcext:value-type="string">
            <text:p>Dienstag</text:p>
          </table:table-cell>
          <table:table-cell table:style-name="ce521" office:value-type="float" office:value="20" calcext:value-type="float">
            <text:p>20</text:p>
          </table:table-cell>
          <table:table-cell table:style-name="ce458" table:formula="of:=IF([.$K33]=&quot;Feiertag&quot;;&quot;0&quot;;IF([.$A33]=&quot;Donnerstag&quot;;[$Daten.$H$17];IF([.$A33]=&quot;Freitag&quot;;[$Daten.$J$17];IF([.$A33]=&quot;Montag&quot;;[$Daten.$B$17];IF([.$A33]=&quot;Dienstag&quot;;[$Daten.$D$17];IF([.$A33]=&quot;Mittwoch&quot;;[$Daten.$F$17];IF([.$A33]=&quot;Samstag&quot;;[$Daten.$L$17];&quot;0&quot;)))))))" office:value-type="time" office:time-value="PT15H00M00S" calcext:value-type="time">
            <text:p>15:00</text:p>
          </table:table-cell>
          <table:table-cell table:style-name="ce469" table:formula="of:=IF([.$K33]=&quot;Feiertag&quot;;&quot;0&quot;;IF([.$A33]=&quot;Donnerstag&quot;;[$Daten.$I$17];IF([.$A33]=&quot;Freitag&quot;;[$Daten.$K$17];IF([.$A33]=&quot;Montag&quot;;[$Daten.$C$17];IF([.$A33]=&quot;Dienstag&quot;;[$Daten.$E$17];IF([.$A33]=&quot;Mittwoch&quot;;[$Daten.$G$17];IF([.$A33]=&quot;Samstag&quot;;[$Daten.$M$17];&quot;0&quot;)))))))" office:value-type="time" office:time-value="PT20H00M00S" calcext:value-type="time">
            <text:p>20:00</text:p>
          </table:table-cell>
          <table:table-cell table:style-name="ce458" table:formula="of:=IF([.$K33]=&quot;Feiertag&quot;;&quot;0&quot;;IF([.$A33]=&quot;Donnerstag&quot;;[$Daten.$H$18];IF([.$A33]=&quot;Freitag&quot;;[$Daten.$J$18];IF([.$A33]=&quot;Montag&quot;;[$Daten.$B$18];IF([.$A33]=&quot;Dienstag&quot;;[$Daten.$D$18];IF([.$A33]=&quot;Mittwoch&quot;;[$Daten.$F$18];IF([.$A33]=&quot;Samstag&quot;;[$Daten.$L$18];&quot;0&quot;)))))))" office:value-type="time" office:time-value="PT00H00M00S" calcext:value-type="time">
            <text:p>00:00</text:p>
          </table:table-cell>
          <table:table-cell table:style-name="ce469" table:formula="of:=IF([.$K33]=&quot;Feiertag&quot;;&quot;0&quot;;IF([.$A33]=&quot;Donnerstag&quot;;[$Daten.$I$18];IF([.$A33]=&quot;Freitag&quot;;[$Daten.$K$18];IF([.$A33]=&quot;Montag&quot;;[$Daten.$C$18];IF([.$A33]=&quot;Dienstag&quot;;[$Daten.$E$18];IF([.$A33]=&quot;Mittwoch&quot;;[$Daten.$G$18];IF([.$A33]=&quot;Samstag&quot;;[$Daten.$M$18];&quot;0&quot;)))))))" office:value-type="time" office:time-value="PT00H00M00S" calcext:value-type="time">
            <text:p>00:00</text:p>
          </table:table-cell>
          <table:table-cell table:style-name="ce539"/>
          <table:table-cell table:style-name="ce542"/>
          <table:table-cell table:style-name="ce547" table:formula="of:=[.D33]-[.C33]+[.F33]-[.E33]+[.H33]-[.G33]" office:value-type="time" office:time-value="PT05H00M00S" calcext:value-type="time">
            <text:p>5:00</text:p>
          </table:table-cell>
          <table:table-cell table:style-name="ce551" table:formula="of:=[.I33]" office:value-type="time" office:time-value="PT05H00M00S" calcext:value-type="time">
            <text:p>300</text:p>
          </table:table-cell>
          <table:table-cell table:number-columns-repeated="1014"/>
        </table:table-row>
        <table:table-row table:style-name="ro2">
          <table:table-cell table:style-name="ce517" office:value-type="string" calcext:value-type="string">
            <text:p>Mittwoch</text:p>
          </table:table-cell>
          <table:table-cell table:style-name="ce521" office:value-type="float" office:value="21" calcext:value-type="float">
            <text:p>21</text:p>
          </table:table-cell>
          <table:table-cell table:style-name="ce458" table:formula="of:=IF([.$K34]=&quot;Feiertag&quot;;&quot;0&quot;;IF([.$A34]=&quot;Donnerstag&quot;;[$Daten.$H$17];IF([.$A34]=&quot;Freitag&quot;;[$Daten.$J$17];IF([.$A34]=&quot;Montag&quot;;[$Daten.$B$17];IF([.$A34]=&quot;Dienstag&quot;;[$Daten.$D$17];IF([.$A34]=&quot;Mittwoch&quot;;[$Daten.$F$17];IF([.$A34]=&quot;Samstag&quot;;[$Daten.$L$17];&quot;0&quot;)))))))" office:value-type="time" office:time-value="PT00H00M00S" calcext:value-type="time">
            <text:p>00:00</text:p>
          </table:table-cell>
          <table:table-cell table:style-name="ce469" table:formula="of:=IF([.$K34]=&quot;Feiertag&quot;;&quot;0&quot;;IF([.$A34]=&quot;Donnerstag&quot;;[$Daten.$I$17];IF([.$A34]=&quot;Freitag&quot;;[$Daten.$K$17];IF([.$A34]=&quot;Montag&quot;;[$Daten.$C$17];IF([.$A34]=&quot;Dienstag&quot;;[$Daten.$E$17];IF([.$A34]=&quot;Mittwoch&quot;;[$Daten.$G$17];IF([.$A34]=&quot;Samstag&quot;;[$Daten.$M$17];&quot;0&quot;)))))))" office:value-type="time" office:time-value="PT00H00M00S" calcext:value-type="time">
            <text:p>00:00</text:p>
          </table:table-cell>
          <table:table-cell table:style-name="ce458" table:formula="of:=IF([.$K34]=&quot;Feiertag&quot;;&quot;0&quot;;IF([.$A34]=&quot;Donnerstag&quot;;[$Daten.$H$18];IF([.$A34]=&quot;Freitag&quot;;[$Daten.$J$18];IF([.$A34]=&quot;Montag&quot;;[$Daten.$B$18];IF([.$A34]=&quot;Dienstag&quot;;[$Daten.$D$18];IF([.$A34]=&quot;Mittwoch&quot;;[$Daten.$F$18];IF([.$A34]=&quot;Samstag&quot;;[$Daten.$L$18];&quot;0&quot;)))))))" office:value-type="time" office:time-value="PT00H00M00S" calcext:value-type="time">
            <text:p>00:00</text:p>
          </table:table-cell>
          <table:table-cell table:style-name="ce469" table:formula="of:=IF([.$K34]=&quot;Feiertag&quot;;&quot;0&quot;;IF([.$A34]=&quot;Donnerstag&quot;;[$Daten.$I$18];IF([.$A34]=&quot;Freitag&quot;;[$Daten.$K$18];IF([.$A34]=&quot;Montag&quot;;[$Daten.$C$18];IF([.$A34]=&quot;Dienstag&quot;;[$Daten.$E$18];IF([.$A34]=&quot;Mittwoch&quot;;[$Daten.$G$18];IF([.$A34]=&quot;Samstag&quot;;[$Daten.$M$18];&quot;0&quot;)))))))" office:value-type="time" office:time-value="PT00H00M00S" calcext:value-type="time">
            <text:p>00:00</text:p>
          </table:table-cell>
          <table:table-cell table:style-name="ce539"/>
          <table:table-cell table:style-name="ce542"/>
          <table:table-cell table:style-name="ce547" table:formula="of:=[.D34]-[.C34]+[.F34]-[.E34]+[.H34]-[.G34]" office:value-type="time" office:time-value="PT00H00M00S" calcext:value-type="time">
            <text:p>0:00</text:p>
          </table:table-cell>
          <table:table-cell table:style-name="ce551" table:formula="of:=[.I34]" office:value-type="time" office:time-value="PT00H00M00S" calcext:value-type="time">
            <text:p>00</text:p>
          </table:table-cell>
          <table:table-cell table:number-columns-repeated="1014"/>
        </table:table-row>
        <table:table-row table:style-name="ro2">
          <table:table-cell table:style-name="ce517" office:value-type="string" calcext:value-type="string">
            <text:p>Donnerstag</text:p>
          </table:table-cell>
          <table:table-cell table:style-name="ce521" office:value-type="float" office:value="22" calcext:value-type="float">
            <text:p>22</text:p>
          </table:table-cell>
          <table:table-cell table:style-name="ce458" table:formula="of:=IF([.$K35]=&quot;Feiertag&quot;;&quot;0&quot;;IF([.$A35]=&quot;Donnerstag&quot;;[$Daten.$H$17];IF([.$A35]=&quot;Freitag&quot;;[$Daten.$J$17];IF([.$A35]=&quot;Montag&quot;;[$Daten.$B$17];IF([.$A35]=&quot;Dienstag&quot;;[$Daten.$D$17];IF([.$A35]=&quot;Mittwoch&quot;;[$Daten.$F$17];IF([.$A35]=&quot;Samstag&quot;;[$Daten.$L$17];&quot;0&quot;)))))))" office:value-type="time" office:time-value="PT00H00M00S" calcext:value-type="time">
            <text:p>00:00</text:p>
          </table:table-cell>
          <table:table-cell table:style-name="ce469" table:formula="of:=IF([.$K35]=&quot;Feiertag&quot;;&quot;0&quot;;IF([.$A35]=&quot;Donnerstag&quot;;[$Daten.$I$17];IF([.$A35]=&quot;Freitag&quot;;[$Daten.$K$17];IF([.$A35]=&quot;Montag&quot;;[$Daten.$C$17];IF([.$A35]=&quot;Dienstag&quot;;[$Daten.$E$17];IF([.$A35]=&quot;Mittwoch&quot;;[$Daten.$G$17];IF([.$A35]=&quot;Samstag&quot;;[$Daten.$M$17];&quot;0&quot;)))))))" office:value-type="time" office:time-value="PT00H00M00S" calcext:value-type="time">
            <text:p>00:00</text:p>
          </table:table-cell>
          <table:table-cell table:style-name="ce458" table:formula="of:=IF([.$K35]=&quot;Feiertag&quot;;&quot;0&quot;;IF([.$A35]=&quot;Donnerstag&quot;;[$Daten.$H$18];IF([.$A35]=&quot;Freitag&quot;;[$Daten.$J$18];IF([.$A35]=&quot;Montag&quot;;[$Daten.$B$18];IF([.$A35]=&quot;Dienstag&quot;;[$Daten.$D$18];IF([.$A35]=&quot;Mittwoch&quot;;[$Daten.$F$18];IF([.$A35]=&quot;Samstag&quot;;[$Daten.$L$18];&quot;0&quot;)))))))" office:value-type="time" office:time-value="PT00H00M00S" calcext:value-type="time">
            <text:p>00:00</text:p>
          </table:table-cell>
          <table:table-cell table:style-name="ce469" table:formula="of:=IF([.$K35]=&quot;Feiertag&quot;;&quot;0&quot;;IF([.$A35]=&quot;Donnerstag&quot;;[$Daten.$I$18];IF([.$A35]=&quot;Freitag&quot;;[$Daten.$K$18];IF([.$A35]=&quot;Montag&quot;;[$Daten.$C$18];IF([.$A35]=&quot;Dienstag&quot;;[$Daten.$E$18];IF([.$A35]=&quot;Mittwoch&quot;;[$Daten.$G$18];IF([.$A35]=&quot;Samstag&quot;;[$Daten.$M$18];&quot;0&quot;)))))))" office:value-type="time" office:time-value="PT00H00M00S" calcext:value-type="time">
            <text:p>00:00</text:p>
          </table:table-cell>
          <table:table-cell table:style-name="ce539"/>
          <table:table-cell table:style-name="ce542"/>
          <table:table-cell table:style-name="ce547" table:formula="of:=[.D35]-[.C35]+[.F35]-[.E35]+[.H35]-[.G35]" office:value-type="time" office:time-value="PT00H00M00S" calcext:value-type="time">
            <text:p>0:00</text:p>
          </table:table-cell>
          <table:table-cell table:style-name="ce551" table:formula="of:=[.I35]" office:value-type="time" office:time-value="PT00H00M00S" calcext:value-type="time">
            <text:p>00</text:p>
          </table:table-cell>
          <table:table-cell table:number-columns-repeated="1014"/>
        </table:table-row>
        <table:table-row table:style-name="ro2">
          <table:table-cell table:style-name="ce517" office:value-type="string" calcext:value-type="string">
            <text:p>Freitag</text:p>
          </table:table-cell>
          <table:table-cell table:style-name="ce521" office:value-type="float" office:value="23" calcext:value-type="float">
            <text:p>23</text:p>
          </table:table-cell>
          <table:table-cell table:style-name="ce458" table:formula="of:=IF([.$K36]=&quot;Feiertag&quot;;&quot;0&quot;;IF([.$A36]=&quot;Donnerstag&quot;;[$Daten.$H$17];IF([.$A36]=&quot;Freitag&quot;;[$Daten.$J$17];IF([.$A36]=&quot;Montag&quot;;[$Daten.$B$17];IF([.$A36]=&quot;Dienstag&quot;;[$Daten.$D$17];IF([.$A36]=&quot;Mittwoch&quot;;[$Daten.$F$17];IF([.$A36]=&quot;Samstag&quot;;[$Daten.$L$17];&quot;0&quot;)))))))" office:value-type="time" office:time-value="PT00H00M00S" calcext:value-type="time">
            <text:p>00:00</text:p>
          </table:table-cell>
          <table:table-cell table:style-name="ce469" table:formula="of:=IF([.$K36]=&quot;Feiertag&quot;;&quot;0&quot;;IF([.$A36]=&quot;Donnerstag&quot;;[$Daten.$I$17];IF([.$A36]=&quot;Freitag&quot;;[$Daten.$K$17];IF([.$A36]=&quot;Montag&quot;;[$Daten.$C$17];IF([.$A36]=&quot;Dienstag&quot;;[$Daten.$E$17];IF([.$A36]=&quot;Mittwoch&quot;;[$Daten.$G$17];IF([.$A36]=&quot;Samstag&quot;;[$Daten.$M$17];&quot;0&quot;)))))))" office:value-type="time" office:time-value="PT00H00M00S" calcext:value-type="time">
            <text:p>00:00</text:p>
          </table:table-cell>
          <table:table-cell table:style-name="ce458" table:formula="of:=IF([.$K36]=&quot;Feiertag&quot;;&quot;0&quot;;IF([.$A36]=&quot;Donnerstag&quot;;[$Daten.$H$18];IF([.$A36]=&quot;Freitag&quot;;[$Daten.$J$18];IF([.$A36]=&quot;Montag&quot;;[$Daten.$B$18];IF([.$A36]=&quot;Dienstag&quot;;[$Daten.$D$18];IF([.$A36]=&quot;Mittwoch&quot;;[$Daten.$F$18];IF([.$A36]=&quot;Samstag&quot;;[$Daten.$L$18];&quot;0&quot;)))))))" office:value-type="time" office:time-value="PT00H00M00S" calcext:value-type="time">
            <text:p>00:00</text:p>
          </table:table-cell>
          <table:table-cell table:style-name="ce469" table:formula="of:=IF([.$K36]=&quot;Feiertag&quot;;&quot;0&quot;;IF([.$A36]=&quot;Donnerstag&quot;;[$Daten.$I$18];IF([.$A36]=&quot;Freitag&quot;;[$Daten.$K$18];IF([.$A36]=&quot;Montag&quot;;[$Daten.$C$18];IF([.$A36]=&quot;Dienstag&quot;;[$Daten.$E$18];IF([.$A36]=&quot;Mittwoch&quot;;[$Daten.$G$18];IF([.$A36]=&quot;Samstag&quot;;[$Daten.$M$18];&quot;0&quot;)))))))" office:value-type="time" office:time-value="PT00H00M00S" calcext:value-type="time">
            <text:p>00:00</text:p>
          </table:table-cell>
          <table:table-cell table:style-name="ce539"/>
          <table:table-cell table:style-name="ce542"/>
          <table:table-cell table:style-name="ce547" table:formula="of:=[.D36]-[.C36]+[.F36]-[.E36]+[.H36]-[.G36]" office:value-type="time" office:time-value="PT00H00M00S" calcext:value-type="time">
            <text:p>0:00</text:p>
          </table:table-cell>
          <table:table-cell table:style-name="ce551" table:formula="of:=[.I36]" office:value-type="time" office:time-value="PT00H00M00S" calcext:value-type="time">
            <text:p>00</text:p>
          </table:table-cell>
          <table:table-cell table:number-columns-repeated="1014"/>
        </table:table-row>
        <table:table-row table:style-name="ro2">
          <table:table-cell table:style-name="ce517" office:value-type="string" calcext:value-type="string">
            <text:p>Samstag</text:p>
          </table:table-cell>
          <table:table-cell table:style-name="ce521" office:value-type="float" office:value="24" calcext:value-type="float">
            <text:p>24</text:p>
          </table:table-cell>
          <table:table-cell table:style-name="ce458" table:formula="of:=IF([.$K37]=&quot;Feiertag&quot;;&quot;0&quot;;IF([.$A37]=&quot;Donnerstag&quot;;[$Daten.$H$17];IF([.$A37]=&quot;Freitag&quot;;[$Daten.$J$17];IF([.$A37]=&quot;Montag&quot;;[$Daten.$B$17];IF([.$A37]=&quot;Dienstag&quot;;[$Daten.$D$17];IF([.$A37]=&quot;Mittwoch&quot;;[$Daten.$F$17];IF([.$A37]=&quot;Samstag&quot;;[$Daten.$L$17];&quot;0&quot;)))))))" office:value-type="time" office:time-value="PT00H00M00S" calcext:value-type="time">
            <text:p>00:00</text:p>
          </table:table-cell>
          <table:table-cell table:style-name="ce469" table:formula="of:=IF([.$K37]=&quot;Feiertag&quot;;&quot;0&quot;;IF([.$A37]=&quot;Donnerstag&quot;;[$Daten.$I$17];IF([.$A37]=&quot;Freitag&quot;;[$Daten.$K$17];IF([.$A37]=&quot;Montag&quot;;[$Daten.$C$17];IF([.$A37]=&quot;Dienstag&quot;;[$Daten.$E$17];IF([.$A37]=&quot;Mittwoch&quot;;[$Daten.$G$17];IF([.$A37]=&quot;Samstag&quot;;[$Daten.$M$17];&quot;0&quot;)))))))" office:value-type="time" office:time-value="PT00H00M00S" calcext:value-type="time">
            <text:p>00:00</text:p>
          </table:table-cell>
          <table:table-cell table:style-name="ce458" table:formula="of:=IF([.$K37]=&quot;Feiertag&quot;;&quot;0&quot;;IF([.$A37]=&quot;Donnerstag&quot;;[$Daten.$H$18];IF([.$A37]=&quot;Freitag&quot;;[$Daten.$J$18];IF([.$A37]=&quot;Montag&quot;;[$Daten.$B$18];IF([.$A37]=&quot;Dienstag&quot;;[$Daten.$D$18];IF([.$A37]=&quot;Mittwoch&quot;;[$Daten.$F$18];IF([.$A37]=&quot;Samstag&quot;;[$Daten.$L$18];&quot;0&quot;)))))))" office:value-type="time" office:time-value="PT00H00M00S" calcext:value-type="time">
            <text:p>00:00</text:p>
          </table:table-cell>
          <table:table-cell table:style-name="ce469" table:formula="of:=IF([.$K37]=&quot;Feiertag&quot;;&quot;0&quot;;IF([.$A37]=&quot;Donnerstag&quot;;[$Daten.$I$18];IF([.$A37]=&quot;Freitag&quot;;[$Daten.$K$18];IF([.$A37]=&quot;Montag&quot;;[$Daten.$C$18];IF([.$A37]=&quot;Dienstag&quot;;[$Daten.$E$18];IF([.$A37]=&quot;Mittwoch&quot;;[$Daten.$G$18];IF([.$A37]=&quot;Samstag&quot;;[$Daten.$M$18];&quot;0&quot;)))))))" office:value-type="time" office:time-value="PT00H00M00S" calcext:value-type="time">
            <text:p>00:00</text:p>
          </table:table-cell>
          <table:table-cell table:style-name="ce539"/>
          <table:table-cell table:style-name="ce542"/>
          <table:table-cell table:style-name="ce547" table:formula="of:=[.D37]-[.C37]+[.F37]-[.E37]+[.H37]-[.G37]" office:value-type="time" office:time-value="PT00H00M00S" calcext:value-type="time">
            <text:p>0:00</text:p>
          </table:table-cell>
          <table:table-cell table:style-name="ce551" table:formula="of:=[.I37]" office:value-type="time" office:time-value="PT00H00M00S" calcext:value-type="time">
            <text:p>00</text:p>
          </table:table-cell>
          <table:table-cell table:number-columns-repeated="1014"/>
        </table:table-row>
        <table:table-row table:style-name="ro2">
          <table:table-cell table:style-name="ce517" office:value-type="string" calcext:value-type="string">
            <text:p>Sonntag</text:p>
          </table:table-cell>
          <table:table-cell table:style-name="ce521" office:value-type="float" office:value="25" calcext:value-type="float">
            <text:p>25</text:p>
          </table:table-cell>
          <table:table-cell table:style-name="ce458" table:formula="of:=IF([.$K38]=&quot;Feiertag&quot;;&quot;0&quot;;IF([.$A38]=&quot;Donnerstag&quot;;[$Daten.$H$17];IF([.$A38]=&quot;Freitag&quot;;[$Daten.$J$17];IF([.$A38]=&quot;Montag&quot;;[$Daten.$B$17];IF([.$A38]=&quot;Dienstag&quot;;[$Daten.$D$17];IF([.$A38]=&quot;Mittwoch&quot;;[$Daten.$F$17];IF([.$A38]=&quot;Samstag&quot;;[$Daten.$L$17];&quot;0&quot;)))))))" office:value-type="string" office:string-value="0" calcext:value-type="string">
            <text:p>0</text:p>
          </table:table-cell>
          <table:table-cell table:style-name="ce469" table:formula="of:=IF([.$K38]=&quot;Feiertag&quot;;&quot;0&quot;;IF([.$A38]=&quot;Donnerstag&quot;;[$Daten.$I$17];IF([.$A38]=&quot;Freitag&quot;;[$Daten.$K$17];IF([.$A38]=&quot;Montag&quot;;[$Daten.$C$17];IF([.$A38]=&quot;Dienstag&quot;;[$Daten.$E$17];IF([.$A38]=&quot;Mittwoch&quot;;[$Daten.$G$17];IF([.$A38]=&quot;Samstag&quot;;[$Daten.$M$17];&quot;0&quot;)))))))" office:value-type="string" office:string-value="0" calcext:value-type="string">
            <text:p>0</text:p>
          </table:table-cell>
          <table:table-cell table:style-name="ce458" table:formula="of:=IF([.$K38]=&quot;Feiertag&quot;;&quot;0&quot;;IF([.$A38]=&quot;Donnerstag&quot;;[$Daten.$H$18];IF([.$A38]=&quot;Freitag&quot;;[$Daten.$J$18];IF([.$A38]=&quot;Montag&quot;;[$Daten.$B$18];IF([.$A38]=&quot;Dienstag&quot;;[$Daten.$D$18];IF([.$A38]=&quot;Mittwoch&quot;;[$Daten.$F$18];IF([.$A38]=&quot;Samstag&quot;;[$Daten.$L$18];&quot;0&quot;)))))))" office:value-type="string" office:string-value="0" calcext:value-type="string">
            <text:p>0</text:p>
          </table:table-cell>
          <table:table-cell table:style-name="ce469" table:formula="of:=IF([.$K38]=&quot;Feiertag&quot;;&quot;0&quot;;IF([.$A38]=&quot;Donnerstag&quot;;[$Daten.$I$18];IF([.$A38]=&quot;Freitag&quot;;[$Daten.$K$18];IF([.$A38]=&quot;Montag&quot;;[$Daten.$C$18];IF([.$A38]=&quot;Dienstag&quot;;[$Daten.$E$18];IF([.$A38]=&quot;Mittwoch&quot;;[$Daten.$G$18];IF([.$A38]=&quot;Samstag&quot;;[$Daten.$M$18];&quot;0&quot;)))))))" office:value-type="string" office:string-value="0" calcext:value-type="string">
            <text:p>0</text:p>
          </table:table-cell>
          <table:table-cell table:style-name="ce539"/>
          <table:table-cell table:style-name="ce542"/>
          <table:table-cell table:style-name="ce547" table:formula="of:=[.D38]-[.C38]+[.F38]-[.E38]+[.H38]-[.G38]" office:value-type="time" office:time-value="PT00H00M00S" calcext:value-type="time">
            <text:p>0:00</text:p>
          </table:table-cell>
          <table:table-cell table:style-name="ce551" table:formula="of:=[.I38]" office:value-type="time" office:time-value="PT00H00M00S" calcext:value-type="time">
            <text:p>00</text:p>
          </table:table-cell>
          <table:table-cell table:number-columns-repeated="1014"/>
        </table:table-row>
        <table:table-row table:style-name="ro2">
          <table:table-cell table:style-name="ce517" office:value-type="string" calcext:value-type="string">
            <text:p>Montag</text:p>
          </table:table-cell>
          <table:table-cell table:style-name="ce521" office:value-type="float" office:value="26" calcext:value-type="float">
            <text:p>26</text:p>
          </table:table-cell>
          <table:table-cell table:style-name="ce458" table:formula="of:=IF([.$K39]=&quot;Feiertag&quot;;&quot;0&quot;;IF([.$A39]=&quot;Donnerstag&quot;;[$Daten.$H$17];IF([.$A39]=&quot;Freitag&quot;;[$Daten.$J$17];IF([.$A39]=&quot;Montag&quot;;[$Daten.$B$17];IF([.$A39]=&quot;Dienstag&quot;;[$Daten.$D$17];IF([.$A39]=&quot;Mittwoch&quot;;[$Daten.$F$17];IF([.$A39]=&quot;Samstag&quot;;[$Daten.$L$17];&quot;0&quot;)))))))" office:value-type="time" office:time-value="PT14H00M00S" calcext:value-type="time">
            <text:p>14:00</text:p>
          </table:table-cell>
          <table:table-cell table:style-name="ce469" table:formula="of:=IF([.$K39]=&quot;Feiertag&quot;;&quot;0&quot;;IF([.$A39]=&quot;Donnerstag&quot;;[$Daten.$I$17];IF([.$A39]=&quot;Freitag&quot;;[$Daten.$K$17];IF([.$A39]=&quot;Montag&quot;;[$Daten.$C$17];IF([.$A39]=&quot;Dienstag&quot;;[$Daten.$E$17];IF([.$A39]=&quot;Mittwoch&quot;;[$Daten.$G$17];IF([.$A39]=&quot;Samstag&quot;;[$Daten.$M$17];&quot;0&quot;)))))))" office:value-type="time" office:time-value="PT18H30M00S" calcext:value-type="time">
            <text:p>18:30</text:p>
          </table:table-cell>
          <table:table-cell table:style-name="ce458" table:formula="of:=IF([.$K39]=&quot;Feiertag&quot;;&quot;0&quot;;IF([.$A39]=&quot;Donnerstag&quot;;[$Daten.$H$18];IF([.$A39]=&quot;Freitag&quot;;[$Daten.$J$18];IF([.$A39]=&quot;Montag&quot;;[$Daten.$B$18];IF([.$A39]=&quot;Dienstag&quot;;[$Daten.$D$18];IF([.$A39]=&quot;Mittwoch&quot;;[$Daten.$F$18];IF([.$A39]=&quot;Samstag&quot;;[$Daten.$L$18];&quot;0&quot;)))))))" office:value-type="time" office:time-value="PT00H00M00S" calcext:value-type="time">
            <text:p>00:00</text:p>
          </table:table-cell>
          <table:table-cell table:style-name="ce469" table:formula="of:=IF([.$K39]=&quot;Feiertag&quot;;&quot;0&quot;;IF([.$A39]=&quot;Donnerstag&quot;;[$Daten.$I$18];IF([.$A39]=&quot;Freitag&quot;;[$Daten.$K$18];IF([.$A39]=&quot;Montag&quot;;[$Daten.$C$18];IF([.$A39]=&quot;Dienstag&quot;;[$Daten.$E$18];IF([.$A39]=&quot;Mittwoch&quot;;[$Daten.$G$18];IF([.$A39]=&quot;Samstag&quot;;[$Daten.$M$18];&quot;0&quot;)))))))" office:value-type="time" office:time-value="PT00H00M00S" calcext:value-type="time">
            <text:p>00:00</text:p>
          </table:table-cell>
          <table:table-cell table:style-name="ce539"/>
          <table:table-cell table:style-name="ce542"/>
          <table:table-cell table:style-name="ce547" table:formula="of:=[.D39]-[.C39]+[.F39]-[.E39]+[.H39]-[.G39]" office:value-type="time" office:time-value="PT04H30M00S" calcext:value-type="time">
            <text:p>4:30</text:p>
          </table:table-cell>
          <table:table-cell table:style-name="ce551" table:formula="of:=[.I39]" office:value-type="time" office:time-value="PT04H30M00S" calcext:value-type="time">
            <text:p>270</text:p>
          </table:table-cell>
          <table:table-cell table:number-columns-repeated="1014"/>
        </table:table-row>
        <table:table-row table:style-name="ro2">
          <table:table-cell table:style-name="ce517" office:value-type="string" calcext:value-type="string">
            <text:p>Dienstag</text:p>
          </table:table-cell>
          <table:table-cell table:style-name="ce521" office:value-type="float" office:value="27" calcext:value-type="float">
            <text:p>27</text:p>
          </table:table-cell>
          <table:table-cell table:style-name="ce458" table:formula="of:=IF([.$K40]=&quot;Feiertag&quot;;&quot;0&quot;;IF([.$A40]=&quot;Donnerstag&quot;;[$Daten.$H$17];IF([.$A40]=&quot;Freitag&quot;;[$Daten.$J$17];IF([.$A40]=&quot;Montag&quot;;[$Daten.$B$17];IF([.$A40]=&quot;Dienstag&quot;;[$Daten.$D$17];IF([.$A40]=&quot;Mittwoch&quot;;[$Daten.$F$17];IF([.$A40]=&quot;Samstag&quot;;[$Daten.$L$17];&quot;0&quot;)))))))" office:value-type="time" office:time-value="PT15H00M00S" calcext:value-type="time">
            <text:p>15:00</text:p>
          </table:table-cell>
          <table:table-cell table:style-name="ce469" table:formula="of:=IF([.$K40]=&quot;Feiertag&quot;;&quot;0&quot;;IF([.$A40]=&quot;Donnerstag&quot;;[$Daten.$I$17];IF([.$A40]=&quot;Freitag&quot;;[$Daten.$K$17];IF([.$A40]=&quot;Montag&quot;;[$Daten.$C$17];IF([.$A40]=&quot;Dienstag&quot;;[$Daten.$E$17];IF([.$A40]=&quot;Mittwoch&quot;;[$Daten.$G$17];IF([.$A40]=&quot;Samstag&quot;;[$Daten.$M$17];&quot;0&quot;)))))))" office:value-type="time" office:time-value="PT20H00M00S" calcext:value-type="time">
            <text:p>20:00</text:p>
          </table:table-cell>
          <table:table-cell table:style-name="ce458" table:formula="of:=IF([.$K40]=&quot;Feiertag&quot;;&quot;0&quot;;IF([.$A40]=&quot;Donnerstag&quot;;[$Daten.$H$18];IF([.$A40]=&quot;Freitag&quot;;[$Daten.$J$18];IF([.$A40]=&quot;Montag&quot;;[$Daten.$B$18];IF([.$A40]=&quot;Dienstag&quot;;[$Daten.$D$18];IF([.$A40]=&quot;Mittwoch&quot;;[$Daten.$F$18];IF([.$A40]=&quot;Samstag&quot;;[$Daten.$L$18];&quot;0&quot;)))))))" office:value-type="time" office:time-value="PT00H00M00S" calcext:value-type="time">
            <text:p>00:00</text:p>
          </table:table-cell>
          <table:table-cell table:style-name="ce469" table:formula="of:=IF([.$K40]=&quot;Feiertag&quot;;&quot;0&quot;;IF([.$A40]=&quot;Donnerstag&quot;;[$Daten.$I$18];IF([.$A40]=&quot;Freitag&quot;;[$Daten.$K$18];IF([.$A40]=&quot;Montag&quot;;[$Daten.$C$18];IF([.$A40]=&quot;Dienstag&quot;;[$Daten.$E$18];IF([.$A40]=&quot;Mittwoch&quot;;[$Daten.$G$18];IF([.$A40]=&quot;Samstag&quot;;[$Daten.$M$18];&quot;0&quot;)))))))" office:value-type="time" office:time-value="PT00H00M00S" calcext:value-type="time">
            <text:p>00:00</text:p>
          </table:table-cell>
          <table:table-cell table:style-name="ce539"/>
          <table:table-cell table:style-name="ce542"/>
          <table:table-cell table:style-name="ce547" table:formula="of:=[.D40]-[.C40]+[.F40]-[.E40]+[.H40]-[.G40]" office:value-type="time" office:time-value="PT05H00M00S" calcext:value-type="time">
            <text:p>5:00</text:p>
          </table:table-cell>
          <table:table-cell table:style-name="ce551" table:formula="of:=[.I40]" office:value-type="time" office:time-value="PT05H00M00S" calcext:value-type="time">
            <text:p>300</text:p>
          </table:table-cell>
          <table:table-cell table:number-columns-repeated="1014"/>
        </table:table-row>
        <table:table-row table:style-name="ro2">
          <table:table-cell table:style-name="ce517" office:value-type="string" calcext:value-type="string">
            <text:p>Mittwoch</text:p>
          </table:table-cell>
          <table:table-cell table:style-name="ce521" office:value-type="float" office:value="28" calcext:value-type="float">
            <text:p>28</text:p>
          </table:table-cell>
          <table:table-cell table:style-name="ce458" table:formula="of:=IF([.$K41]=&quot;Feiertag&quot;;&quot;0&quot;;IF([.$A41]=&quot;Donnerstag&quot;;[$Daten.$H$17];IF([.$A41]=&quot;Freitag&quot;;[$Daten.$J$17];IF([.$A41]=&quot;Montag&quot;;[$Daten.$B$17];IF([.$A41]=&quot;Dienstag&quot;;[$Daten.$D$17];IF([.$A41]=&quot;Mittwoch&quot;;[$Daten.$F$17];IF([.$A41]=&quot;Samstag&quot;;[$Daten.$L$17];&quot;0&quot;)))))))" office:value-type="time" office:time-value="PT00H00M00S" calcext:value-type="time">
            <text:p>00:00</text:p>
          </table:table-cell>
          <table:table-cell table:style-name="ce469" table:formula="of:=IF([.$K41]=&quot;Feiertag&quot;;&quot;0&quot;;IF([.$A41]=&quot;Donnerstag&quot;;[$Daten.$I$17];IF([.$A41]=&quot;Freitag&quot;;[$Daten.$K$17];IF([.$A41]=&quot;Montag&quot;;[$Daten.$C$17];IF([.$A41]=&quot;Dienstag&quot;;[$Daten.$E$17];IF([.$A41]=&quot;Mittwoch&quot;;[$Daten.$G$17];IF([.$A41]=&quot;Samstag&quot;;[$Daten.$M$17];&quot;0&quot;)))))))" office:value-type="time" office:time-value="PT00H00M00S" calcext:value-type="time">
            <text:p>00:00</text:p>
          </table:table-cell>
          <table:table-cell table:style-name="ce458" table:formula="of:=IF([.$K41]=&quot;Feiertag&quot;;&quot;0&quot;;IF([.$A41]=&quot;Donnerstag&quot;;[$Daten.$H$18];IF([.$A41]=&quot;Freitag&quot;;[$Daten.$J$18];IF([.$A41]=&quot;Montag&quot;;[$Daten.$B$18];IF([.$A41]=&quot;Dienstag&quot;;[$Daten.$D$18];IF([.$A41]=&quot;Mittwoch&quot;;[$Daten.$F$18];IF([.$A41]=&quot;Samstag&quot;;[$Daten.$L$18];&quot;0&quot;)))))))" office:value-type="time" office:time-value="PT00H00M00S" calcext:value-type="time">
            <text:p>00:00</text:p>
          </table:table-cell>
          <table:table-cell table:style-name="ce469" table:formula="of:=IF([.$K41]=&quot;Feiertag&quot;;&quot;0&quot;;IF([.$A41]=&quot;Donnerstag&quot;;[$Daten.$I$18];IF([.$A41]=&quot;Freitag&quot;;[$Daten.$K$18];IF([.$A41]=&quot;Montag&quot;;[$Daten.$C$18];IF([.$A41]=&quot;Dienstag&quot;;[$Daten.$E$18];IF([.$A41]=&quot;Mittwoch&quot;;[$Daten.$G$18];IF([.$A41]=&quot;Samstag&quot;;[$Daten.$M$18];&quot;0&quot;)))))))" office:value-type="time" office:time-value="PT00H00M00S" calcext:value-type="time">
            <text:p>00:00</text:p>
          </table:table-cell>
          <table:table-cell table:style-name="ce539"/>
          <table:table-cell table:style-name="ce542"/>
          <table:table-cell table:style-name="ce547" table:formula="of:=[.D41]-[.C41]+[.F41]-[.E41]+[.H41]-[.G41]" office:value-type="time" office:time-value="PT00H00M00S" calcext:value-type="time">
            <text:p>0:00</text:p>
          </table:table-cell>
          <table:table-cell table:style-name="ce551" table:formula="of:=[.I41]" office:value-type="time" office:time-value="PT00H00M00S" calcext:value-type="time">
            <text:p>00</text:p>
          </table:table-cell>
          <table:table-cell table:number-columns-repeated="1014"/>
        </table:table-row>
        <table:table-row table:style-name="ro2">
          <table:table-cell table:style-name="ce517" office:value-type="string" calcext:value-type="string">
            <text:p>Donnerstag</text:p>
          </table:table-cell>
          <table:table-cell table:style-name="ce521" office:value-type="float" office:value="29" calcext:value-type="float">
            <text:p>29</text:p>
          </table:table-cell>
          <table:table-cell table:style-name="ce458" table:formula="of:=IF([.$K42]=&quot;Feiertag&quot;;&quot;0&quot;;IF([.$A42]=&quot;Donnerstag&quot;;[$Daten.$H$17];IF([.$A42]=&quot;Freitag&quot;;[$Daten.$J$17];IF([.$A42]=&quot;Montag&quot;;[$Daten.$B$17];IF([.$A42]=&quot;Dienstag&quot;;[$Daten.$D$17];IF([.$A42]=&quot;Mittwoch&quot;;[$Daten.$F$17];IF([.$A42]=&quot;Samstag&quot;;[$Daten.$L$17];&quot;0&quot;)))))))" office:value-type="time" office:time-value="PT00H00M00S" calcext:value-type="time">
            <text:p>00:00</text:p>
          </table:table-cell>
          <table:table-cell table:style-name="ce469" table:formula="of:=IF([.$K42]=&quot;Feiertag&quot;;&quot;0&quot;;IF([.$A42]=&quot;Donnerstag&quot;;[$Daten.$I$17];IF([.$A42]=&quot;Freitag&quot;;[$Daten.$K$17];IF([.$A42]=&quot;Montag&quot;;[$Daten.$C$17];IF([.$A42]=&quot;Dienstag&quot;;[$Daten.$E$17];IF([.$A42]=&quot;Mittwoch&quot;;[$Daten.$G$17];IF([.$A42]=&quot;Samstag&quot;;[$Daten.$M$17];&quot;0&quot;)))))))" office:value-type="time" office:time-value="PT00H00M00S" calcext:value-type="time">
            <text:p>00:00</text:p>
          </table:table-cell>
          <table:table-cell table:style-name="ce458" table:formula="of:=IF([.$K42]=&quot;Feiertag&quot;;&quot;0&quot;;IF([.$A42]=&quot;Donnerstag&quot;;[$Daten.$H$18];IF([.$A42]=&quot;Freitag&quot;;[$Daten.$J$18];IF([.$A42]=&quot;Montag&quot;;[$Daten.$B$18];IF([.$A42]=&quot;Dienstag&quot;;[$Daten.$D$18];IF([.$A42]=&quot;Mittwoch&quot;;[$Daten.$F$18];IF([.$A42]=&quot;Samstag&quot;;[$Daten.$L$18];&quot;0&quot;)))))))" office:value-type="time" office:time-value="PT00H00M00S" calcext:value-type="time">
            <text:p>00:00</text:p>
          </table:table-cell>
          <table:table-cell table:style-name="ce469" table:formula="of:=IF([.$K42]=&quot;Feiertag&quot;;&quot;0&quot;;IF([.$A42]=&quot;Donnerstag&quot;;[$Daten.$I$18];IF([.$A42]=&quot;Freitag&quot;;[$Daten.$K$18];IF([.$A42]=&quot;Montag&quot;;[$Daten.$C$18];IF([.$A42]=&quot;Dienstag&quot;;[$Daten.$E$18];IF([.$A42]=&quot;Mittwoch&quot;;[$Daten.$G$18];IF([.$A42]=&quot;Samstag&quot;;[$Daten.$M$18];&quot;0&quot;)))))))" office:value-type="time" office:time-value="PT00H00M00S" calcext:value-type="time">
            <text:p>00:00</text:p>
          </table:table-cell>
          <table:table-cell table:style-name="ce571"/>
          <table:table-cell table:style-name="ce572"/>
          <table:table-cell table:style-name="ce547" table:formula="of:=[.D42]-[.C42]+[.F42]-[.E42]+[.H42]-[.G42]" office:value-type="time" office:time-value="PT00H00M00S" calcext:value-type="time">
            <text:p>0:00</text:p>
          </table:table-cell>
          <table:table-cell table:style-name="ce551" table:formula="of:=[.I42]" office:value-type="time" office:time-value="PT00H00M00S" calcext:value-type="time">
            <text:p>00</text:p>
          </table:table-cell>
          <table:table-cell table:number-columns-repeated="1014"/>
        </table:table-row>
        <table:table-row table:style-name="ro2">
          <table:table-cell table:style-name="ce517" office:value-type="string" calcext:value-type="string">
            <text:p>Freitag</text:p>
          </table:table-cell>
          <table:table-cell table:style-name="ce522" office:value-type="float" office:value="30" calcext:value-type="float">
            <text:p>30</text:p>
          </table:table-cell>
          <table:table-cell table:style-name="ce459" table:formula="of:=IF([.$K43]=&quot;Feiertag&quot;;&quot;0&quot;;IF([.$A43]=&quot;Donnerstag&quot;;[$Daten.$H$17];IF([.$A43]=&quot;Freitag&quot;;[$Daten.$J$17];IF([.$A43]=&quot;Montag&quot;;[$Daten.$B$17];IF([.$A43]=&quot;Dienstag&quot;;[$Daten.$D$17];IF([.$A43]=&quot;Mittwoch&quot;;[$Daten.$F$17];IF([.$A43]=&quot;Samstag&quot;;[$Daten.$L$17];&quot;0&quot;)))))))" office:value-type="time" office:time-value="PT00H00M00S" calcext:value-type="time">
            <text:p>00:00</text:p>
          </table:table-cell>
          <table:table-cell table:style-name="ce470" table:formula="of:=IF([.$K43]=&quot;Feiertag&quot;;&quot;0&quot;;IF([.$A43]=&quot;Donnerstag&quot;;[$Daten.$I$17];IF([.$A43]=&quot;Freitag&quot;;[$Daten.$K$17];IF([.$A43]=&quot;Montag&quot;;[$Daten.$C$17];IF([.$A43]=&quot;Dienstag&quot;;[$Daten.$E$17];IF([.$A43]=&quot;Mittwoch&quot;;[$Daten.$G$17];IF([.$A43]=&quot;Samstag&quot;;[$Daten.$M$17];&quot;0&quot;)))))))" office:value-type="time" office:time-value="PT00H00M00S" calcext:value-type="time">
            <text:p>00:00</text:p>
          </table:table-cell>
          <table:table-cell table:style-name="ce458" table:formula="of:=IF([.$K43]=&quot;Feiertag&quot;;&quot;0&quot;;IF([.$A43]=&quot;Donnerstag&quot;;[$Daten.$H$18];IF([.$A43]=&quot;Freitag&quot;;[$Daten.$J$18];IF([.$A43]=&quot;Montag&quot;;[$Daten.$B$18];IF([.$A43]=&quot;Dienstag&quot;;[$Daten.$D$18];IF([.$A43]=&quot;Mittwoch&quot;;[$Daten.$F$18];IF([.$A43]=&quot;Samstag&quot;;[$Daten.$L$18];&quot;0&quot;)))))))" office:value-type="time" office:time-value="PT00H00M00S" calcext:value-type="time">
            <text:p>00:00</text:p>
          </table:table-cell>
          <table:table-cell table:style-name="ce469" table:formula="of:=IF([.$K43]=&quot;Feiertag&quot;;&quot;0&quot;;IF([.$A43]=&quot;Donnerstag&quot;;[$Daten.$I$18];IF([.$A43]=&quot;Freitag&quot;;[$Daten.$K$18];IF([.$A43]=&quot;Montag&quot;;[$Daten.$C$18];IF([.$A43]=&quot;Dienstag&quot;;[$Daten.$E$18];IF([.$A43]=&quot;Mittwoch&quot;;[$Daten.$G$18];IF([.$A43]=&quot;Samstag&quot;;[$Daten.$M$18];&quot;0&quot;)))))))" office:value-type="time" office:time-value="PT00H00M00S" calcext:value-type="time">
            <text:p>00:00</text:p>
          </table:table-cell>
          <table:table-cell table:style-name="ce559"/>
          <table:table-cell table:style-name="ce577"/>
          <table:table-cell table:style-name="ce562" table:formula="of:=[.D43]-[.C43]+[.F43]-[.E43]+[.H43]-[.G43]" office:value-type="time" office:time-value="PT00H00M00S" calcext:value-type="time">
            <text:p>0:00</text:p>
          </table:table-cell>
          <table:table-cell table:style-name="ce565" table:formula="of:=[.I43]" office:value-type="time" office:time-value="PT00H00M00S" calcext:value-type="time">
            <text:p>00</text:p>
          </table:table-cell>
          <table:table-cell table:number-columns-repeated="1014"/>
        </table:table-row>
        <table:table-row table:style-name="ro2">
          <table:table-cell table:style-name="ce517"/>
          <table:table-cell table:number-columns-repeated="3"/>
          <table:table-cell table:style-name="ce472" office:value-type="string" calcext:value-type="string">
            <text:p>Monatssumme</text:p>
          </table:table-cell>
          <table:table-cell table:style-name="ce477"/>
          <table:table-cell table:style-name="ce486" table:number-columns-repeated="2"/>
          <table:table-cell table:style-name="ce505" table:formula="of:=SUM([.I$14:.I43])" office:value-type="time" office:time-value="PT41H00M00S" calcext:value-type="time">
            <text:p>41:00</text:p>
          </table:table-cell>
          <table:table-cell table:style-name="ce511" table:formula="of:=[.I44]" office:value-type="time" office:time-value="PT41H00M00S" calcext:value-type="time">
            <text:p>2460</text:p>
          </table:table-cell>
          <table:table-cell table:number-columns-repeated="1014"/>
        </table:table-row>
        <table:table-row table:style-name="ro2">
          <table:table-cell table:style-name="ce517"/>
          <table:table-cell table:number-columns-repeated="3"/>
          <table:table-cell table:style-name="ce473" office:value-type="string" calcext:value-type="string">
            <text:p>Monatssaldo</text:p>
          </table:table-cell>
          <table:table-cell table:style-name="ce478"/>
          <table:table-cell table:style-name="ce487" table:number-columns-repeated="2"/>
          <table:table-cell table:style-name="ce506" table:formula="of:=SUM([.I$14:.I43];-[.G$10])" office:value-type="time" office:time-value="-PT00H18M00S" calcext:value-type="time">
            <text:p>-0:18</text:p>
          </table:table-cell>
          <table:table-cell table:style-name="ce512" table:formula="of:=[.I45]" office:value-type="time" office:time-value="-PT00H18M00S" calcext:value-type="time">
            <text:p>-18</text:p>
          </table:table-cell>
          <table:table-cell table:number-columns-repeated="1014"/>
        </table:table-row>
        <table:table-row table:style-name="ro2" table:number-rows-repeated="3">
          <table:table-cell table:number-columns-repeated="1024"/>
        </table:table-row>
        <table:table-row table:style-name="ro2">
          <table:table-cell table:number-columns-repeated="4"/>
          <table:table-cell table:style-name="ce395"/>
          <table:table-cell table:style-name="ce482" table:number-columns-repeated="4"/>
          <table:table-cell table:number-columns-repeated="1015"/>
        </table:table-row>
        <table:table-row table:style-name="ro2">
          <table:table-cell table:style-name="ce442" office:value-type="string" calcext:value-type="string">
            <text:p>für die Richtigkeit:</text:p>
          </table:table-cell>
          <table:table-cell table:style-name="ce411"/>
          <table:table-cell table:style-name="ce395" table:number-columns-repeated="3"/>
          <table:table-cell table:style-name="ce479" table:number-columns-repeated="3"/>
          <table:table-cell table:style-name="ce507"/>
          <table:table-cell table:style-name="ce513"/>
          <table:table-cell table:number-columns-repeated="1014"/>
        </table:table-row>
        <table:table-row table:style-name="ro2">
          <table:table-cell table:style-name="ce442"/>
          <table:table-cell table:style-name="ce411"/>
          <table:table-cell table:style-name="ce395" table:number-columns-repeated="3"/>
          <table:table-cell table:style-name="ce480" table:formula="of:=[$Daten.$F$7]" office:value-type="string" office:string-value="Betreuer/in:" calcext:value-type="string">
            <text:p>Betreuer/in:</text:p>
          </table:table-cell>
          <table:table-cell table:style-name="ce488"/>
          <table:table-cell table:style-name="ce493" table:formula="of:=[$Daten.$G$7]" office:value-type="string" office:string-value="Dr. Matthias Wübbeling" calcext:value-type="string">
            <text:p>Dr. Matthias Wübbeling</text:p>
          </table:table-cell>
          <table:table-cell table:style-name="ce493" table:number-columns-repeated="2"/>
          <table:table-cell table:number-columns-repeated="1014"/>
        </table:table-row>
        <table:table-row table:style-name="ro2" table:number-rows-repeated="3">
          <table:table-cell table:style-name="ce442"/>
          <table:table-cell table:style-name="ce411"/>
          <table:table-cell table:style-name="ce395" table:number-columns-repeated="7"/>
          <table:table-cell table:style-name="ce404"/>
          <table:table-cell table:number-columns-repeated="1014"/>
        </table:table-row>
        <table:table-row table:style-name="ro2">
          <table:table-cell table:style-name="ce444" table:formula="of:=[$Daten.$B$3]" office:value-type="string" office:string-value="Sefa Pilavci" calcext:value-type="string" table:number-columns-spanned="4" table:number-rows-spanned="1">
            <text:p>Sefa Pilavci</text:p>
          </table:table-cell>
          <table:covered-table-cell table:number-columns-repeated="3" table:style-name="ce444"/>
          <table:table-cell table:style-name="ce395"/>
          <table:table-cell table:style-name="ce480" table:formula="of:=[$Daten.$F$8]" office:value-type="string" office:string-value="Fachvorgesetzte/r:" calcext:value-type="string">
            <text:p>Fachvorgesetzte/r:</text:p>
          </table:table-cell>
          <table:table-cell table:style-name="ce488"/>
          <table:table-cell table:style-name="ce494"/>
          <table:table-cell table:style-name="ce480" table:formula="of:=[$Daten.$G$8]" office:value-type="string" office:string-value="Dr. Matthias Wübbeling" calcext:value-type="string">
            <text:p>Dr. Matthias Wübbeling</text:p>
          </table:table-cell>
          <table:table-cell table:style-name="ce514"/>
          <table:table-cell table:number-columns-repeated="1014"/>
        </table:table-row>
        <table:table-row table:style-name="ro2" table:number-rows-repeated="1048520">
          <table:table-cell table:number-columns-repeated="1024"/>
        </table:table-row>
        <table:table-row table:style-name="ro2">
          <table:table-cell table:number-columns-repeated="1024"/>
        </table:table-row>
        <table:named-expressions>
          <table:named-range table:name="_xlnm.Print_Area" table:base-cell-address="$Daten.$A$1" table:cell-range-address="$September.$A$2:.$K$55" table:range-usable-as="print-range"/>
        </table:named-expressions>
      </table:table>
      <table:table table:name="Oktober" table:style-name="ta8" table:print-ranges="Oktober.A2:Oktober.K56">
        <table:table-column table:style-name="co15" table:default-cell-style-name="ce518"/>
        <table:table-column table:style-name="co6" table:default-cell-style-name="ce519"/>
        <table:table-column table:style-name="co7" table:number-columns-repeated="6" table:default-cell-style-name="ce523"/>
        <table:table-column table:style-name="co8" table:default-cell-style-name="ce545"/>
        <table:table-column table:style-name="co9" table:default-cell-style-name="ce519"/>
        <table:table-column table:style-name="co12" table:number-columns-repeated="1014" table:default-cell-style-name="ce553"/>
        <table:table-row table:style-name="ro7">
          <table:table-cell table:style-name="ce517"/>
          <table:table-cell table:number-columns-repeated="1023"/>
        </table:table-row>
        <table:table-row table:style-name="ro5">
          <table:table-cell table:style-name="ce517"/>
          <table:table-cell/>
          <table:table-cell table:style-name="ce450" table:formula="of:=[$Daten.A1]" office:value-type="string" office:string-value="Zeiterfassungskarte" calcext:value-type="string">
            <text:p>Zeiterfassungskarte</text:p>
          </table:table-cell>
          <table:table-cell table:style-name="ce460"/>
          <table:table-cell table:style-name="ce395" table:number-columns-repeated="4"/>
          <table:table-cell table:style-name="ce495" table:formula="of:=[$Daten.B4]" office:value-type="float" office:value="2022" calcext:value-type="float">
            <text:p>2022</text:p>
          </table:table-cell>
          <table:table-cell table:number-columns-repeated="1015"/>
        </table:table-row>
        <table:table-row table:style-name="ro2">
          <table:table-cell table:style-name="ce517"/>
          <table:table-cell table:number-columns-repeated="2"/>
          <table:table-cell table:style-name="ce530"/>
          <table:table-cell table:number-columns-repeated="1020"/>
        </table:table-row>
        <table:table-row table:style-name="ro2">
          <table:table-cell table:style-name="ce517"/>
          <table:table-cell/>
          <table:table-cell table:style-name="ce524" office:value-type="string" calcext:value-type="string">
            <text:p>Monat:</text:p>
          </table:table-cell>
          <table:table-cell table:style-name="ce531" office:value-type="string" calcext:value-type="string">
            <text:p>Oktober</text:p>
          </table:table-cell>
          <table:table-cell table:style-name="ce536"/>
          <table:table-cell table:style-name="ce537" table:number-columns-repeated="2"/>
          <table:table-cell table:style-name="ce481"/>
          <table:table-cell table:style-name="ce497"/>
          <table:table-cell table:number-columns-repeated="1015"/>
        </table:table-row>
        <table:table-row table:style-name="ro2">
          <table:table-cell table:style-name="ce517"/>
          <table:table-cell/>
          <table:table-cell table:style-name="ce453" table:formula="of:=[$Daten.B3]" office:value-type="string" office:string-value="Sefa Pilavci" calcext:value-type="string">
            <text:p>Sefa Pilavci</text:p>
          </table:table-cell>
          <table:table-cell table:style-name="ce465" table:number-columns-repeated="2"/>
          <table:table-cell table:style-name="ce529" table:number-columns-repeated="2"/>
          <table:table-cell table:style-name="ce482"/>
          <table:table-cell table:style-name="ce498" table:formula="of:=[$Daten.$F$5]" office:value-type="string" office:string-value="Tutor Netzwerksicherheit" calcext:value-type="string">
            <text:p>Tutor Netzwerksicherheit</text:p>
          </table:table-cell>
          <table:table-cell table:number-columns-repeated="1015"/>
        </table:table-row>
        <table:table-row table:style-name="ro6">
          <table:table-cell table:style-name="ce517"/>
          <table:table-cell/>
          <table:table-cell table:style-name="ce454"/>
          <table:table-cell table:style-name="ce464" table:number-columns-repeated="2"/>
          <table:table-cell table:style-name="ce475" table:number-columns-repeated="2"/>
          <table:table-cell table:style-name="ce468"/>
          <table:table-cell table:style-name="ce499"/>
          <table:table-cell table:number-columns-repeated="1015"/>
        </table:table-row>
        <table:table-row table:style-name="ro7">
          <table:table-cell table:style-name="ce517"/>
          <table:table-cell/>
          <table:table-cell table:style-name="ce453" table:formula="of:=[$Daten.A7]" office:value-type="string" office:string-value="Vertragsbeginn:" calcext:value-type="string">
            <text:p>Vertragsbeginn:</text:p>
          </table:table-cell>
          <table:table-cell table:style-name="ce465" table:number-columns-repeated="2"/>
          <table:table-cell table:style-name="ce476" table:formula="of:=[$Daten.B7]" office:value-type="date" office:date-value="2022-04-01" calcext:value-type="date" table:number-columns-spanned="2" table:number-rows-spanned="1">
            <text:p>01.04.2022</text:p>
          </table:table-cell>
          <table:covered-table-cell table:style-name="ce476"/>
          <table:table-cell table:style-name="ce482"/>
          <table:table-cell table:style-name="ce500"/>
          <table:table-cell table:number-columns-repeated="1015"/>
        </table:table-row>
        <table:table-row table:style-name="ro7">
          <table:table-cell table:style-name="ce517"/>
          <table:table-cell/>
          <table:table-cell table:style-name="ce453" table:formula="of:=[$Daten.A8]" office:value-type="string" office:string-value="Vertragsende:" calcext:value-type="string">
            <text:p>Vertragsende:</text:p>
          </table:table-cell>
          <table:table-cell table:style-name="ce465" table:number-columns-repeated="2"/>
          <table:table-cell table:style-name="ce476" table:formula="of:=[$Daten.B8]" office:value-type="date" office:date-value="2022-09-30" calcext:value-type="date" table:number-columns-spanned="2" table:number-rows-spanned="1">
            <text:p>30.09.2022</text:p>
          </table:table-cell>
          <table:covered-table-cell table:style-name="ce476"/>
          <table:table-cell table:style-name="ce482"/>
          <table:table-cell table:style-name="ce501"/>
          <table:table-cell table:number-columns-repeated="1015"/>
        </table:table-row>
        <table:table-row table:style-name="ro6">
          <table:table-cell table:style-name="ce517"/>
          <table:table-cell/>
          <table:table-cell table:style-name="ce454"/>
          <table:table-cell table:style-name="ce464" table:number-columns-repeated="2"/>
          <table:table-cell table:style-name="ce475" table:number-columns-repeated="2"/>
          <table:table-cell table:style-name="ce468"/>
          <table:table-cell table:style-name="ce499"/>
          <table:table-cell table:number-columns-repeated="1015"/>
        </table:table-row>
        <table:table-row table:style-name="ro2">
          <table:table-cell table:style-name="ce517"/>
          <table:table-cell/>
          <table:table-cell table:style-name="ce525" office:value-type="string" calcext:value-type="string">
            <text:p>Summe der Arbeitszeit lt. Vertrag</text:p>
          </table:table-cell>
          <table:table-cell table:style-name="ce529" table:number-columns-repeated="2"/>
          <table:table-cell table:style-name="ce532"/>
          <table:table-cell table:style-name="ce483" table:formula="of:=IF(OR([$Daten.B5]=&quot;Januar&quot;;[$Daten.B5]=&quot;Februar&quot;;[$Daten.B5]=&quot;März&quot;;[$Daten.B5]=&quot;April&quot;;[$Daten.B5]=&quot;Mai&quot;;[$Daten.B5]=&quot;Juni&quot;;[$Daten.B5]=&quot;Juli&quot;;[$Daten.B5]=&quot;August&quot;;[$Daten.B5]=&quot;September&quot;;[$Daten.B5]=&quot;Oktober&quot;);[$Daten.B11];0)" office:value-type="time" office:time-value="PT41H18M00S" calcext:value-type="time">
            <text:p>41:18</text:p>
          </table:table-cell>
          <table:table-cell table:style-name="ce489" table:formula="of:=IF([$Daten.B5]=&quot;Januar&quot;;[$Daten.C11];0)" office:value-type="float" office:value="0" calcext:value-type="float">
            <text:p>0</text:p>
          </table:table-cell>
          <table:table-cell table:style-name="ce438"/>
          <table:table-cell table:number-columns-repeated="1015"/>
        </table:table-row>
        <table:table-row table:style-name="ro2">
          <table:table-cell table:style-name="ce517"/>
          <table:table-cell/>
          <table:table-cell table:style-name="ce525" office:value-type="string" calcext:value-type="string">
            <text:p>Urlaub pro Monat</text:p>
          </table:table-cell>
          <table:table-cell table:style-name="ce532" table:number-columns-repeated="3"/>
          <table:table-cell table:style-name="ce465" table:formula="of:=IF(OR([$Daten.B5]=&quot;Januar&quot;;[$Daten.B5]=&quot;Februar&quot;;[$Daten.B5]=&quot;März&quot;;[$Daten.B5]=&quot;April&quot;;[$Daten.B5]=&quot;Mai&quot;;[$Daten.B5]=&quot;Juni&quot;;[$Daten.B5]=&quot;Juli&quot;;[$Daten.B5]=&quot;August&quot;;[$Daten.B5]=&quot;September&quot;;[$Daten.B5]=&quot;Oktober&quot;);[$Daten.B12];0)" office:value-type="time" office:time-value="PT03H10M00S" calcext:value-type="time">
            <text:p>3:10</text:p>
          </table:table-cell>
          <table:table-cell table:style-name="ce489" table:formula="of:=IF([$Daten.B5]=&quot;Januar&quot;;[$Daten.C12];0)" office:value-type="float" office:value="0" calcext:value-type="float">
            <text:p>0</text:p>
          </table:table-cell>
          <table:table-cell table:style-name="ce438"/>
          <table:table-cell table:number-columns-repeated="1015"/>
        </table:table-row>
        <table:table-row table:style-name="ro2">
          <table:table-cell table:style-name="ce517"/>
          <table:table-cell/>
          <table:table-cell table:style-name="ce454"/>
          <table:table-cell table:style-name="ce464" table:number-columns-repeated="4"/>
          <table:table-cell table:style-name="ce490"/>
          <table:table-cell table:style-name="ce502"/>
          <table:table-cell table:number-columns-repeated="1015"/>
        </table:table-row>
        <table:table-row table:style-name="ro2">
          <table:table-cell table:style-name="ce517"/>
          <table:table-cell table:style-name="ce520" office:value-type="string" calcext:value-type="string">
            <text:p>Tag</text:p>
          </table:table-cell>
          <table:table-cell table:style-name="ce526" office:value-type="string" calcext:value-type="string">
            <text:p>Kommt</text:p>
          </table:table-cell>
          <table:table-cell table:style-name="ce526" office:value-type="string" calcext:value-type="string">
            <text:p>Geht</text:p>
          </table:table-cell>
          <table:table-cell table:style-name="ce526" office:value-type="string" calcext:value-type="string">
            <text:p>Kommt</text:p>
          </table:table-cell>
          <table:table-cell table:style-name="ce526" office:value-type="string" calcext:value-type="string">
            <text:p>Geht</text:p>
          </table:table-cell>
          <table:table-cell table:style-name="ce526" office:value-type="string" calcext:value-type="string">
            <text:p>Kommt</text:p>
          </table:table-cell>
          <table:table-cell table:style-name="ce526" office:value-type="string" calcext:value-type="string">
            <text:p>Geht</text:p>
          </table:table-cell>
          <table:table-cell table:style-name="ce526" office:value-type="string" calcext:value-type="string">
            <text:p>Tagessumme</text:p>
          </table:table-cell>
          <table:table-cell table:style-name="ce587" office:value-type="string" calcext:value-type="string">
            <text:p>in Minuten</text:p>
          </table:table-cell>
          <table:table-cell table:number-columns-repeated="1014"/>
        </table:table-row>
        <table:table-row table:style-name="ro2">
          <table:table-cell table:style-name="ce517" office:value-type="string" calcext:value-type="string">
            <text:p>Samstag</text:p>
          </table:table-cell>
          <table:table-cell table:style-name="ce521" office:value-type="float" office:value="1" calcext:value-type="float">
            <text:p>1</text:p>
          </table:table-cell>
          <table:table-cell table:style-name="ce458" table:formula="of:=IF([.$K14]=&quot;Feiertag&quot;;&quot;0&quot;;IF([.$A14]=&quot;Donnerstag&quot;;[$Daten.$H$17];IF([.$A14]=&quot;Freitag&quot;;[$Daten.$J$17];IF([.$A14]=&quot;Montag&quot;;[$Daten.$B$17];IF([.$A14]=&quot;Dienstag&quot;;[$Daten.$D$17];IF([.$A14]=&quot;Mittwoch&quot;;[$Daten.$F$17];IF([.$A14]=&quot;Samstag&quot;;[$Daten.$L$17];&quot;0&quot;)))))))" office:value-type="time" office:time-value="PT00H00M00S" calcext:value-type="time">
            <text:p>00:00</text:p>
          </table:table-cell>
          <table:table-cell table:style-name="ce469" table:formula="of:=IF([.$K14]=&quot;Feiertag&quot;;&quot;0&quot;;IF([.$A14]=&quot;Donnerstag&quot;;[$Daten.$I$17];IF([.$A14]=&quot;Freitag&quot;;[$Daten.$K$17];IF([.$A14]=&quot;Montag&quot;;[$Daten.$C$17];IF([.$A14]=&quot;Dienstag&quot;;[$Daten.$E$17];IF([.$A14]=&quot;Mittwoch&quot;;[$Daten.$G$17];IF([.$A14]=&quot;Samstag&quot;;[$Daten.$M$17];&quot;0&quot;)))))))" office:value-type="time" office:time-value="PT00H00M00S" calcext:value-type="time">
            <text:p>00:00</text:p>
          </table:table-cell>
          <table:table-cell table:style-name="ce458" table:formula="of:=IF([.$K14]=&quot;Feiertag&quot;;&quot;0&quot;;IF([.$A14]=&quot;Donnerstag&quot;;[$Daten.$H$18];IF([.$A14]=&quot;Freitag&quot;;[$Daten.$J$18];IF([.$A14]=&quot;Montag&quot;;[$Daten.$B$18];IF([.$A14]=&quot;Dienstag&quot;;[$Daten.$D$18];IF([.$A14]=&quot;Mittwoch&quot;;[$Daten.$F$18];IF([.$A14]=&quot;Samstag&quot;;[$Daten.$L$18];&quot;0&quot;)))))))" office:value-type="time" office:time-value="PT00H00M00S" calcext:value-type="time">
            <text:p>00:00</text:p>
          </table:table-cell>
          <table:table-cell table:style-name="ce469" table:formula="of:=IF([.$K14]=&quot;Feiertag&quot;;&quot;0&quot;;IF([.$A14]=&quot;Donnerstag&quot;;[$Daten.$I$18];IF([.$A14]=&quot;Freitag&quot;;[$Daten.$K$18];IF([.$A14]=&quot;Montag&quot;;[$Daten.$C$18];IF([.$A14]=&quot;Dienstag&quot;;[$Daten.$E$18];IF([.$A14]=&quot;Mittwoch&quot;;[$Daten.$G$18];IF([.$A14]=&quot;Samstag&quot;;[$Daten.$M$18];&quot;0&quot;)))))))" office:value-type="time" office:time-value="PT00H00M00S" calcext:value-type="time">
            <text:p>00:00</text:p>
          </table:table-cell>
          <table:table-cell table:style-name="ce532"/>
          <table:table-cell table:style-name="ce582"/>
          <table:table-cell table:style-name="ce547" table:formula="of:=[.D14]-[.C14]+[.F14]-[.E14]+[.H14]-[.G14]" office:value-type="time" office:time-value="PT00H00M00S" calcext:value-type="time">
            <text:p>0:00</text:p>
          </table:table-cell>
          <table:table-cell table:style-name="ce588" table:formula="of:=[.I14]" office:value-type="time" office:time-value="PT00H00M00S" calcext:value-type="time">
            <text:p>00</text:p>
          </table:table-cell>
          <table:table-cell table:number-columns-repeated="1014"/>
        </table:table-row>
        <table:table-row table:style-name="ro2">
          <table:table-cell table:style-name="ce517" office:value-type="string" calcext:value-type="string">
            <text:p>Sonntag</text:p>
          </table:table-cell>
          <table:table-cell table:style-name="ce521" office:value-type="float" office:value="2" calcext:value-type="float">
            <text:p>2</text:p>
          </table:table-cell>
          <table:table-cell table:style-name="ce458" table:formula="of:=IF([.$K15]=&quot;Feiertag&quot;;&quot;0&quot;;IF([.$A15]=&quot;Donnerstag&quot;;[$Daten.$H$17];IF([.$A15]=&quot;Freitag&quot;;[$Daten.$J$17];IF([.$A15]=&quot;Montag&quot;;[$Daten.$B$17];IF([.$A15]=&quot;Dienstag&quot;;[$Daten.$D$17];IF([.$A15]=&quot;Mittwoch&quot;;[$Daten.$F$17];IF([.$A15]=&quot;Samstag&quot;;[$Daten.$L$17];&quot;0&quot;)))))))" office:value-type="string" office:string-value="0" calcext:value-type="string">
            <text:p>0</text:p>
          </table:table-cell>
          <table:table-cell table:style-name="ce469" table:formula="of:=IF([.$K15]=&quot;Feiertag&quot;;&quot;0&quot;;IF([.$A15]=&quot;Donnerstag&quot;;[$Daten.$I$17];IF([.$A15]=&quot;Freitag&quot;;[$Daten.$K$17];IF([.$A15]=&quot;Montag&quot;;[$Daten.$C$17];IF([.$A15]=&quot;Dienstag&quot;;[$Daten.$E$17];IF([.$A15]=&quot;Mittwoch&quot;;[$Daten.$G$17];IF([.$A15]=&quot;Samstag&quot;;[$Daten.$M$17];&quot;0&quot;)))))))" office:value-type="string" office:string-value="0" calcext:value-type="string">
            <text:p>0</text:p>
          </table:table-cell>
          <table:table-cell table:style-name="ce458" table:formula="of:=IF([.$K15]=&quot;Feiertag&quot;;&quot;0&quot;;IF([.$A15]=&quot;Donnerstag&quot;;[$Daten.$H$18];IF([.$A15]=&quot;Freitag&quot;;[$Daten.$J$18];IF([.$A15]=&quot;Montag&quot;;[$Daten.$B$18];IF([.$A15]=&quot;Dienstag&quot;;[$Daten.$D$18];IF([.$A15]=&quot;Mittwoch&quot;;[$Daten.$F$18];IF([.$A15]=&quot;Samstag&quot;;[$Daten.$L$18];&quot;0&quot;)))))))" office:value-type="string" office:string-value="0" calcext:value-type="string">
            <text:p>0</text:p>
          </table:table-cell>
          <table:table-cell table:style-name="ce469" table:formula="of:=IF([.$K15]=&quot;Feiertag&quot;;&quot;0&quot;;IF([.$A15]=&quot;Donnerstag&quot;;[$Daten.$I$18];IF([.$A15]=&quot;Freitag&quot;;[$Daten.$K$18];IF([.$A15]=&quot;Montag&quot;;[$Daten.$C$18];IF([.$A15]=&quot;Dienstag&quot;;[$Daten.$E$18];IF([.$A15]=&quot;Mittwoch&quot;;[$Daten.$G$18];IF([.$A15]=&quot;Samstag&quot;;[$Daten.$M$18];&quot;0&quot;)))))))" office:value-type="string" office:string-value="0" calcext:value-type="string">
            <text:p>0</text:p>
          </table:table-cell>
          <table:table-cell table:style-name="ce532"/>
          <table:table-cell table:style-name="ce582"/>
          <table:table-cell table:style-name="ce547" table:formula="of:=[.D15]-[.C15]+[.F15]-[.E15]+[.H15]-[.G15]" office:value-type="time" office:time-value="PT00H00M00S" calcext:value-type="time">
            <text:p>0:00</text:p>
          </table:table-cell>
          <table:table-cell table:style-name="ce588" table:formula="of:=[.I15]" office:value-type="time" office:time-value="PT00H00M00S" calcext:value-type="time">
            <text:p>00</text:p>
          </table:table-cell>
          <table:table-cell table:number-columns-repeated="1014"/>
        </table:table-row>
        <table:table-row table:style-name="ro2">
          <table:table-cell table:style-name="ce517" office:value-type="string" calcext:value-type="string">
            <text:p>Montag</text:p>
          </table:table-cell>
          <table:table-cell table:style-name="ce521" office:value-type="float" office:value="3" calcext:value-type="float">
            <text:p>3</text:p>
          </table:table-cell>
          <table:table-cell table:style-name="ce458" table:formula="of:=IF([.$K16]=&quot;Feiertag&quot;;&quot;0&quot;;IF([.$A16]=&quot;Donnerstag&quot;;[$Daten.$H$17];IF([.$A16]=&quot;Freitag&quot;;[$Daten.$J$17];IF([.$A16]=&quot;Montag&quot;;[$Daten.$B$17];IF([.$A16]=&quot;Dienstag&quot;;[$Daten.$D$17];IF([.$A16]=&quot;Mittwoch&quot;;[$Daten.$F$17];IF([.$A16]=&quot;Samstag&quot;;[$Daten.$L$17];&quot;0&quot;)))))))" office:value-type="time" office:time-value="PT14H00M00S" calcext:value-type="time">
            <text:p>14:00</text:p>
          </table:table-cell>
          <table:table-cell table:style-name="ce469" table:formula="of:=IF([.$K16]=&quot;Feiertag&quot;;&quot;0&quot;;IF([.$A16]=&quot;Donnerstag&quot;;[$Daten.$I$17];IF([.$A16]=&quot;Freitag&quot;;[$Daten.$K$17];IF([.$A16]=&quot;Montag&quot;;[$Daten.$C$17];IF([.$A16]=&quot;Dienstag&quot;;[$Daten.$E$17];IF([.$A16]=&quot;Mittwoch&quot;;[$Daten.$G$17];IF([.$A16]=&quot;Samstag&quot;;[$Daten.$M$17];&quot;0&quot;)))))))" office:value-type="time" office:time-value="PT18H30M00S" calcext:value-type="time">
            <text:p>18:30</text:p>
          </table:table-cell>
          <table:table-cell table:style-name="ce458" table:formula="of:=IF([.$K16]=&quot;Feiertag&quot;;&quot;0&quot;;IF([.$A16]=&quot;Donnerstag&quot;;[$Daten.$H$18];IF([.$A16]=&quot;Freitag&quot;;[$Daten.$J$18];IF([.$A16]=&quot;Montag&quot;;[$Daten.$B$18];IF([.$A16]=&quot;Dienstag&quot;;[$Daten.$D$18];IF([.$A16]=&quot;Mittwoch&quot;;[$Daten.$F$18];IF([.$A16]=&quot;Samstag&quot;;[$Daten.$L$18];&quot;0&quot;)))))))" office:value-type="time" office:time-value="PT00H00M00S" calcext:value-type="time">
            <text:p>00:00</text:p>
          </table:table-cell>
          <table:table-cell table:style-name="ce469" table:formula="of:=IF([.$K16]=&quot;Feiertag&quot;;&quot;0&quot;;IF([.$A16]=&quot;Donnerstag&quot;;[$Daten.$I$18];IF([.$A16]=&quot;Freitag&quot;;[$Daten.$K$18];IF([.$A16]=&quot;Montag&quot;;[$Daten.$C$18];IF([.$A16]=&quot;Dienstag&quot;;[$Daten.$E$18];IF([.$A16]=&quot;Mittwoch&quot;;[$Daten.$G$18];IF([.$A16]=&quot;Samstag&quot;;[$Daten.$M$18];&quot;0&quot;)))))))" office:value-type="time" office:time-value="PT00H00M00S" calcext:value-type="time">
            <text:p>00:00</text:p>
          </table:table-cell>
          <table:table-cell table:style-name="ce532"/>
          <table:table-cell table:style-name="ce582"/>
          <table:table-cell table:style-name="ce547" table:formula="of:=[.D16]-[.C16]+[.F16]-[.E16]+[.H16]-[.G16]" office:value-type="time" office:time-value="PT04H30M00S" calcext:value-type="time">
            <text:p>4:30</text:p>
          </table:table-cell>
          <table:table-cell table:style-name="ce588" table:formula="of:=[.I16]" office:value-type="time" office:time-value="PT04H30M00S" calcext:value-type="time">
            <text:p>270</text:p>
          </table:table-cell>
          <table:table-cell table:number-columns-repeated="1014"/>
        </table:table-row>
        <table:table-row table:style-name="ro2">
          <table:table-cell table:style-name="ce517" office:value-type="string" calcext:value-type="string">
            <text:p>Dienstag</text:p>
          </table:table-cell>
          <table:table-cell table:style-name="ce521" office:value-type="float" office:value="4" calcext:value-type="float">
            <text:p>4</text:p>
          </table:table-cell>
          <table:table-cell table:style-name="ce458" table:formula="of:=IF([.$K17]=&quot;Feiertag&quot;;&quot;0&quot;;IF([.$A17]=&quot;Donnerstag&quot;;[$Daten.$H$17];IF([.$A17]=&quot;Freitag&quot;;[$Daten.$J$17];IF([.$A17]=&quot;Montag&quot;;[$Daten.$B$17];IF([.$A17]=&quot;Dienstag&quot;;[$Daten.$D$17];IF([.$A17]=&quot;Mittwoch&quot;;[$Daten.$F$17];IF([.$A17]=&quot;Samstag&quot;;[$Daten.$L$17];&quot;0&quot;)))))))" office:value-type="string" office:string-value="0" calcext:value-type="string">
            <text:p>0</text:p>
          </table:table-cell>
          <table:table-cell table:style-name="ce469" table:formula="of:=IF([.$K17]=&quot;Feiertag&quot;;&quot;0&quot;;IF([.$A17]=&quot;Donnerstag&quot;;[$Daten.$I$17];IF([.$A17]=&quot;Freitag&quot;;[$Daten.$K$17];IF([.$A17]=&quot;Montag&quot;;[$Daten.$C$17];IF([.$A17]=&quot;Dienstag&quot;;[$Daten.$E$17];IF([.$A17]=&quot;Mittwoch&quot;;[$Daten.$G$17];IF([.$A17]=&quot;Samstag&quot;;[$Daten.$M$17];&quot;0&quot;)))))))" office:value-type="string" office:string-value="0" calcext:value-type="string">
            <text:p>0</text:p>
          </table:table-cell>
          <table:table-cell table:style-name="ce458" table:formula="of:=IF([.$K17]=&quot;Feiertag&quot;;&quot;0&quot;;IF([.$A17]=&quot;Donnerstag&quot;;[$Daten.$H$18];IF([.$A17]=&quot;Freitag&quot;;[$Daten.$J$18];IF([.$A17]=&quot;Montag&quot;;[$Daten.$B$18];IF([.$A17]=&quot;Dienstag&quot;;[$Daten.$D$18];IF([.$A17]=&quot;Mittwoch&quot;;[$Daten.$F$18];IF([.$A17]=&quot;Samstag&quot;;[$Daten.$L$18];&quot;0&quot;)))))))" office:value-type="string" office:string-value="0" calcext:value-type="string">
            <text:p>0</text:p>
          </table:table-cell>
          <table:table-cell table:style-name="ce469" table:formula="of:=IF([.$K17]=&quot;Feiertag&quot;;&quot;0&quot;;IF([.$A17]=&quot;Donnerstag&quot;;[$Daten.$I$18];IF([.$A17]=&quot;Freitag&quot;;[$Daten.$K$18];IF([.$A17]=&quot;Montag&quot;;[$Daten.$C$18];IF([.$A17]=&quot;Dienstag&quot;;[$Daten.$E$18];IF([.$A17]=&quot;Mittwoch&quot;;[$Daten.$G$18];IF([.$A17]=&quot;Samstag&quot;;[$Daten.$M$18];&quot;0&quot;)))))))" office:value-type="string" office:string-value="0" calcext:value-type="string">
            <text:p>0</text:p>
          </table:table-cell>
          <table:table-cell table:style-name="ce532"/>
          <table:table-cell table:style-name="ce582"/>
          <table:table-cell table:style-name="ce547" table:formula="of:=[.D17]-[.C17]+[.F17]-[.E17]+[.H17]-[.G17]" office:value-type="time" office:time-value="PT00H00M00S" calcext:value-type="time">
            <text:p>0:00</text:p>
          </table:table-cell>
          <table:table-cell table:style-name="ce588" table:formula="of:=[.I17]" office:value-type="time" office:time-value="PT00H00M00S" calcext:value-type="time">
            <text:p>00</text:p>
          </table:table-cell>
          <table:table-cell table:style-name="ce554" office:value-type="string" calcext:value-type="string">
            <text:p>Feiertag</text:p>
          </table:table-cell>
          <table:table-cell table:number-columns-repeated="1013"/>
        </table:table-row>
        <table:table-row table:style-name="ro2">
          <table:table-cell table:style-name="ce517" office:value-type="string" calcext:value-type="string">
            <text:p>Mittwoch</text:p>
          </table:table-cell>
          <table:table-cell table:style-name="ce521" office:value-type="float" office:value="5" calcext:value-type="float">
            <text:p>5</text:p>
          </table:table-cell>
          <table:table-cell table:style-name="ce458" table:formula="of:=IF([.$K18]=&quot;Feiertag&quot;;&quot;0&quot;;IF([.$A18]=&quot;Donnerstag&quot;;[$Daten.$H$17];IF([.$A18]=&quot;Freitag&quot;;[$Daten.$J$17];IF([.$A18]=&quot;Montag&quot;;[$Daten.$B$17];IF([.$A18]=&quot;Dienstag&quot;;[$Daten.$D$17];IF([.$A18]=&quot;Mittwoch&quot;;[$Daten.$F$17];IF([.$A18]=&quot;Samstag&quot;;[$Daten.$L$17];&quot;0&quot;)))))))" office:value-type="time" office:time-value="PT00H00M00S" calcext:value-type="time">
            <text:p>00:00</text:p>
          </table:table-cell>
          <table:table-cell table:style-name="ce469" table:formula="of:=IF([.$K18]=&quot;Feiertag&quot;;&quot;0&quot;;IF([.$A18]=&quot;Donnerstag&quot;;[$Daten.$I$17];IF([.$A18]=&quot;Freitag&quot;;[$Daten.$K$17];IF([.$A18]=&quot;Montag&quot;;[$Daten.$C$17];IF([.$A18]=&quot;Dienstag&quot;;[$Daten.$E$17];IF([.$A18]=&quot;Mittwoch&quot;;[$Daten.$G$17];IF([.$A18]=&quot;Samstag&quot;;[$Daten.$M$17];&quot;0&quot;)))))))" office:value-type="time" office:time-value="PT00H00M00S" calcext:value-type="time">
            <text:p>00:00</text:p>
          </table:table-cell>
          <table:table-cell table:style-name="ce458" table:formula="of:=IF([.$K18]=&quot;Feiertag&quot;;&quot;0&quot;;IF([.$A18]=&quot;Donnerstag&quot;;[$Daten.$H$18];IF([.$A18]=&quot;Freitag&quot;;[$Daten.$J$18];IF([.$A18]=&quot;Montag&quot;;[$Daten.$B$18];IF([.$A18]=&quot;Dienstag&quot;;[$Daten.$D$18];IF([.$A18]=&quot;Mittwoch&quot;;[$Daten.$F$18];IF([.$A18]=&quot;Samstag&quot;;[$Daten.$L$18];&quot;0&quot;)))))))" office:value-type="time" office:time-value="PT00H00M00S" calcext:value-type="time">
            <text:p>00:00</text:p>
          </table:table-cell>
          <table:table-cell table:style-name="ce469" table:formula="of:=IF([.$K18]=&quot;Feiertag&quot;;&quot;0&quot;;IF([.$A18]=&quot;Donnerstag&quot;;[$Daten.$I$18];IF([.$A18]=&quot;Freitag&quot;;[$Daten.$K$18];IF([.$A18]=&quot;Montag&quot;;[$Daten.$C$18];IF([.$A18]=&quot;Dienstag&quot;;[$Daten.$E$18];IF([.$A18]=&quot;Mittwoch&quot;;[$Daten.$G$18];IF([.$A18]=&quot;Samstag&quot;;[$Daten.$M$18];&quot;0&quot;)))))))" office:value-type="time" office:time-value="PT00H00M00S" calcext:value-type="time">
            <text:p>00:00</text:p>
          </table:table-cell>
          <table:table-cell table:style-name="ce532"/>
          <table:table-cell table:style-name="ce582"/>
          <table:table-cell table:style-name="ce547" table:formula="of:=[.D18]-[.C18]+[.F18]-[.E18]+[.H18]-[.G18]" office:value-type="time" office:time-value="PT00H00M00S" calcext:value-type="time">
            <text:p>0:00</text:p>
          </table:table-cell>
          <table:table-cell table:style-name="ce588" table:formula="of:=[.I18]" office:value-type="time" office:time-value="PT00H00M00S" calcext:value-type="time">
            <text:p>00</text:p>
          </table:table-cell>
          <table:table-cell table:number-columns-repeated="1014"/>
        </table:table-row>
        <table:table-row table:style-name="ro2">
          <table:table-cell table:style-name="ce517" office:value-type="string" calcext:value-type="string">
            <text:p>Donnerstag</text:p>
          </table:table-cell>
          <table:table-cell table:style-name="ce521" office:value-type="float" office:value="6" calcext:value-type="float">
            <text:p>6</text:p>
          </table:table-cell>
          <table:table-cell table:style-name="ce458" table:formula="of:=IF([.$K19]=&quot;Feiertag&quot;;&quot;0&quot;;IF([.$A19]=&quot;Donnerstag&quot;;[$Daten.$H$17];IF([.$A19]=&quot;Freitag&quot;;[$Daten.$J$17];IF([.$A19]=&quot;Montag&quot;;[$Daten.$B$17];IF([.$A19]=&quot;Dienstag&quot;;[$Daten.$D$17];IF([.$A19]=&quot;Mittwoch&quot;;[$Daten.$F$17];IF([.$A19]=&quot;Samstag&quot;;[$Daten.$L$17];&quot;0&quot;)))))))" office:value-type="time" office:time-value="PT00H00M00S" calcext:value-type="time">
            <text:p>00:00</text:p>
          </table:table-cell>
          <table:table-cell table:style-name="ce469" table:formula="of:=IF([.$K19]=&quot;Feiertag&quot;;&quot;0&quot;;IF([.$A19]=&quot;Donnerstag&quot;;[$Daten.$I$17];IF([.$A19]=&quot;Freitag&quot;;[$Daten.$K$17];IF([.$A19]=&quot;Montag&quot;;[$Daten.$C$17];IF([.$A19]=&quot;Dienstag&quot;;[$Daten.$E$17];IF([.$A19]=&quot;Mittwoch&quot;;[$Daten.$G$17];IF([.$A19]=&quot;Samstag&quot;;[$Daten.$M$17];&quot;0&quot;)))))))" office:value-type="time" office:time-value="PT00H00M00S" calcext:value-type="time">
            <text:p>00:00</text:p>
          </table:table-cell>
          <table:table-cell table:style-name="ce458" table:formula="of:=IF([.$K19]=&quot;Feiertag&quot;;&quot;0&quot;;IF([.$A19]=&quot;Donnerstag&quot;;[$Daten.$H$18];IF([.$A19]=&quot;Freitag&quot;;[$Daten.$J$18];IF([.$A19]=&quot;Montag&quot;;[$Daten.$B$18];IF([.$A19]=&quot;Dienstag&quot;;[$Daten.$D$18];IF([.$A19]=&quot;Mittwoch&quot;;[$Daten.$F$18];IF([.$A19]=&quot;Samstag&quot;;[$Daten.$L$18];&quot;0&quot;)))))))" office:value-type="time" office:time-value="PT00H00M00S" calcext:value-type="time">
            <text:p>00:00</text:p>
          </table:table-cell>
          <table:table-cell table:style-name="ce469" table:formula="of:=IF([.$K19]=&quot;Feiertag&quot;;&quot;0&quot;;IF([.$A19]=&quot;Donnerstag&quot;;[$Daten.$I$18];IF([.$A19]=&quot;Freitag&quot;;[$Daten.$K$18];IF([.$A19]=&quot;Montag&quot;;[$Daten.$C$18];IF([.$A19]=&quot;Dienstag&quot;;[$Daten.$E$18];IF([.$A19]=&quot;Mittwoch&quot;;[$Daten.$G$18];IF([.$A19]=&quot;Samstag&quot;;[$Daten.$M$18];&quot;0&quot;)))))))" office:value-type="time" office:time-value="PT00H00M00S" calcext:value-type="time">
            <text:p>00:00</text:p>
          </table:table-cell>
          <table:table-cell table:style-name="ce532"/>
          <table:table-cell table:style-name="ce582"/>
          <table:table-cell table:style-name="ce547" table:formula="of:=[.D19]-[.C19]+[.F19]-[.E19]+[.H19]-[.G19]" office:value-type="time" office:time-value="PT00H00M00S" calcext:value-type="time">
            <text:p>0:00</text:p>
          </table:table-cell>
          <table:table-cell table:style-name="ce588" table:formula="of:=[.I19]" office:value-type="time" office:time-value="PT00H00M00S" calcext:value-type="time">
            <text:p>00</text:p>
          </table:table-cell>
          <table:table-cell table:number-columns-repeated="1014"/>
        </table:table-row>
        <table:table-row table:style-name="ro2">
          <table:table-cell table:style-name="ce517" office:value-type="string" calcext:value-type="string">
            <text:p>Freitag</text:p>
          </table:table-cell>
          <table:table-cell table:style-name="ce521" office:value-type="float" office:value="7" calcext:value-type="float">
            <text:p>7</text:p>
          </table:table-cell>
          <table:table-cell table:style-name="ce458" table:formula="of:=IF([.$K20]=&quot;Feiertag&quot;;&quot;0&quot;;IF([.$A20]=&quot;Donnerstag&quot;;[$Daten.$H$17];IF([.$A20]=&quot;Freitag&quot;;[$Daten.$J$17];IF([.$A20]=&quot;Montag&quot;;[$Daten.$B$17];IF([.$A20]=&quot;Dienstag&quot;;[$Daten.$D$17];IF([.$A20]=&quot;Mittwoch&quot;;[$Daten.$F$17];IF([.$A20]=&quot;Samstag&quot;;[$Daten.$L$17];&quot;0&quot;)))))))" office:value-type="time" office:time-value="PT00H00M00S" calcext:value-type="time">
            <text:p>00:00</text:p>
          </table:table-cell>
          <table:table-cell table:style-name="ce469" table:formula="of:=IF([.$K20]=&quot;Feiertag&quot;;&quot;0&quot;;IF([.$A20]=&quot;Donnerstag&quot;;[$Daten.$I$17];IF([.$A20]=&quot;Freitag&quot;;[$Daten.$K$17];IF([.$A20]=&quot;Montag&quot;;[$Daten.$C$17];IF([.$A20]=&quot;Dienstag&quot;;[$Daten.$E$17];IF([.$A20]=&quot;Mittwoch&quot;;[$Daten.$G$17];IF([.$A20]=&quot;Samstag&quot;;[$Daten.$M$17];&quot;0&quot;)))))))" office:value-type="time" office:time-value="PT00H00M00S" calcext:value-type="time">
            <text:p>00:00</text:p>
          </table:table-cell>
          <table:table-cell table:style-name="ce458" table:formula="of:=IF([.$K20]=&quot;Feiertag&quot;;&quot;0&quot;;IF([.$A20]=&quot;Donnerstag&quot;;[$Daten.$H$18];IF([.$A20]=&quot;Freitag&quot;;[$Daten.$J$18];IF([.$A20]=&quot;Montag&quot;;[$Daten.$B$18];IF([.$A20]=&quot;Dienstag&quot;;[$Daten.$D$18];IF([.$A20]=&quot;Mittwoch&quot;;[$Daten.$F$18];IF([.$A20]=&quot;Samstag&quot;;[$Daten.$L$18];&quot;0&quot;)))))))" office:value-type="time" office:time-value="PT00H00M00S" calcext:value-type="time">
            <text:p>00:00</text:p>
          </table:table-cell>
          <table:table-cell table:style-name="ce469" table:formula="of:=IF([.$K20]=&quot;Feiertag&quot;;&quot;0&quot;;IF([.$A20]=&quot;Donnerstag&quot;;[$Daten.$I$18];IF([.$A20]=&quot;Freitag&quot;;[$Daten.$K$18];IF([.$A20]=&quot;Montag&quot;;[$Daten.$C$18];IF([.$A20]=&quot;Dienstag&quot;;[$Daten.$E$18];IF([.$A20]=&quot;Mittwoch&quot;;[$Daten.$G$18];IF([.$A20]=&quot;Samstag&quot;;[$Daten.$M$18];&quot;0&quot;)))))))" office:value-type="time" office:time-value="PT00H00M00S" calcext:value-type="time">
            <text:p>00:00</text:p>
          </table:table-cell>
          <table:table-cell table:style-name="ce532"/>
          <table:table-cell table:style-name="ce582"/>
          <table:table-cell table:style-name="ce547" table:formula="of:=[.D20]-[.C20]+[.F20]-[.E20]+[.H20]-[.G20]" office:value-type="time" office:time-value="PT00H00M00S" calcext:value-type="time">
            <text:p>0:00</text:p>
          </table:table-cell>
          <table:table-cell table:style-name="ce588" table:formula="of:=[.I20]" office:value-type="time" office:time-value="PT00H00M00S" calcext:value-type="time">
            <text:p>00</text:p>
          </table:table-cell>
          <table:table-cell table:number-columns-repeated="1014"/>
        </table:table-row>
        <table:table-row table:style-name="ro2">
          <table:table-cell table:style-name="ce517" office:value-type="string" calcext:value-type="string">
            <text:p>Samstag</text:p>
          </table:table-cell>
          <table:table-cell table:style-name="ce521" office:value-type="float" office:value="8" calcext:value-type="float">
            <text:p>8</text:p>
          </table:table-cell>
          <table:table-cell table:style-name="ce458" table:formula="of:=IF([.$K21]=&quot;Feiertag&quot;;&quot;0&quot;;IF([.$A21]=&quot;Donnerstag&quot;;[$Daten.$H$17];IF([.$A21]=&quot;Freitag&quot;;[$Daten.$J$17];IF([.$A21]=&quot;Montag&quot;;[$Daten.$B$17];IF([.$A21]=&quot;Dienstag&quot;;[$Daten.$D$17];IF([.$A21]=&quot;Mittwoch&quot;;[$Daten.$F$17];IF([.$A21]=&quot;Samstag&quot;;[$Daten.$L$17];&quot;0&quot;)))))))" office:value-type="time" office:time-value="PT00H00M00S" calcext:value-type="time">
            <text:p>00:00</text:p>
          </table:table-cell>
          <table:table-cell table:style-name="ce469" table:formula="of:=IF([.$K21]=&quot;Feiertag&quot;;&quot;0&quot;;IF([.$A21]=&quot;Donnerstag&quot;;[$Daten.$I$17];IF([.$A21]=&quot;Freitag&quot;;[$Daten.$K$17];IF([.$A21]=&quot;Montag&quot;;[$Daten.$C$17];IF([.$A21]=&quot;Dienstag&quot;;[$Daten.$E$17];IF([.$A21]=&quot;Mittwoch&quot;;[$Daten.$G$17];IF([.$A21]=&quot;Samstag&quot;;[$Daten.$M$17];&quot;0&quot;)))))))" office:value-type="time" office:time-value="PT00H00M00S" calcext:value-type="time">
            <text:p>00:00</text:p>
          </table:table-cell>
          <table:table-cell table:style-name="ce458" table:formula="of:=IF([.$K21]=&quot;Feiertag&quot;;&quot;0&quot;;IF([.$A21]=&quot;Donnerstag&quot;;[$Daten.$H$18];IF([.$A21]=&quot;Freitag&quot;;[$Daten.$J$18];IF([.$A21]=&quot;Montag&quot;;[$Daten.$B$18];IF([.$A21]=&quot;Dienstag&quot;;[$Daten.$D$18];IF([.$A21]=&quot;Mittwoch&quot;;[$Daten.$F$18];IF([.$A21]=&quot;Samstag&quot;;[$Daten.$L$18];&quot;0&quot;)))))))" office:value-type="time" office:time-value="PT00H00M00S" calcext:value-type="time">
            <text:p>00:00</text:p>
          </table:table-cell>
          <table:table-cell table:style-name="ce469" table:formula="of:=IF([.$K21]=&quot;Feiertag&quot;;&quot;0&quot;;IF([.$A21]=&quot;Donnerstag&quot;;[$Daten.$I$18];IF([.$A21]=&quot;Freitag&quot;;[$Daten.$K$18];IF([.$A21]=&quot;Montag&quot;;[$Daten.$C$18];IF([.$A21]=&quot;Dienstag&quot;;[$Daten.$E$18];IF([.$A21]=&quot;Mittwoch&quot;;[$Daten.$G$18];IF([.$A21]=&quot;Samstag&quot;;[$Daten.$M$18];&quot;0&quot;)))))))" office:value-type="time" office:time-value="PT00H00M00S" calcext:value-type="time">
            <text:p>00:00</text:p>
          </table:table-cell>
          <table:table-cell table:style-name="ce532"/>
          <table:table-cell table:style-name="ce582"/>
          <table:table-cell table:style-name="ce547" table:formula="of:=[.D21]-[.C21]+[.F21]-[.E21]+[.H21]-[.G21]" office:value-type="time" office:time-value="PT00H00M00S" calcext:value-type="time">
            <text:p>0:00</text:p>
          </table:table-cell>
          <table:table-cell table:style-name="ce588" table:formula="of:=[.I21]" office:value-type="time" office:time-value="PT00H00M00S" calcext:value-type="time">
            <text:p>00</text:p>
          </table:table-cell>
          <table:table-cell table:number-columns-repeated="1014"/>
        </table:table-row>
        <table:table-row table:style-name="ro2">
          <table:table-cell table:style-name="ce517" office:value-type="string" calcext:value-type="string">
            <text:p>Sonntag</text:p>
          </table:table-cell>
          <table:table-cell table:style-name="ce521" office:value-type="float" office:value="9" calcext:value-type="float">
            <text:p>9</text:p>
          </table:table-cell>
          <table:table-cell table:style-name="ce458" table:formula="of:=IF([.$K22]=&quot;Feiertag&quot;;&quot;0&quot;;IF([.$A22]=&quot;Donnerstag&quot;;[$Daten.$H$17];IF([.$A22]=&quot;Freitag&quot;;[$Daten.$J$17];IF([.$A22]=&quot;Montag&quot;;[$Daten.$B$17];IF([.$A22]=&quot;Dienstag&quot;;[$Daten.$D$17];IF([.$A22]=&quot;Mittwoch&quot;;[$Daten.$F$17];IF([.$A22]=&quot;Samstag&quot;;[$Daten.$L$17];&quot;0&quot;)))))))" office:value-type="string" office:string-value="0" calcext:value-type="string">
            <text:p>0</text:p>
          </table:table-cell>
          <table:table-cell table:style-name="ce469" table:formula="of:=IF([.$K22]=&quot;Feiertag&quot;;&quot;0&quot;;IF([.$A22]=&quot;Donnerstag&quot;;[$Daten.$I$17];IF([.$A22]=&quot;Freitag&quot;;[$Daten.$K$17];IF([.$A22]=&quot;Montag&quot;;[$Daten.$C$17];IF([.$A22]=&quot;Dienstag&quot;;[$Daten.$E$17];IF([.$A22]=&quot;Mittwoch&quot;;[$Daten.$G$17];IF([.$A22]=&quot;Samstag&quot;;[$Daten.$M$17];&quot;0&quot;)))))))" office:value-type="string" office:string-value="0" calcext:value-type="string">
            <text:p>0</text:p>
          </table:table-cell>
          <table:table-cell table:style-name="ce458" table:formula="of:=IF([.$K22]=&quot;Feiertag&quot;;&quot;0&quot;;IF([.$A22]=&quot;Donnerstag&quot;;[$Daten.$H$18];IF([.$A22]=&quot;Freitag&quot;;[$Daten.$J$18];IF([.$A22]=&quot;Montag&quot;;[$Daten.$B$18];IF([.$A22]=&quot;Dienstag&quot;;[$Daten.$D$18];IF([.$A22]=&quot;Mittwoch&quot;;[$Daten.$F$18];IF([.$A22]=&quot;Samstag&quot;;[$Daten.$L$18];&quot;0&quot;)))))))" office:value-type="string" office:string-value="0" calcext:value-type="string">
            <text:p>0</text:p>
          </table:table-cell>
          <table:table-cell table:style-name="ce469" table:formula="of:=IF([.$K22]=&quot;Feiertag&quot;;&quot;0&quot;;IF([.$A22]=&quot;Donnerstag&quot;;[$Daten.$I$18];IF([.$A22]=&quot;Freitag&quot;;[$Daten.$K$18];IF([.$A22]=&quot;Montag&quot;;[$Daten.$C$18];IF([.$A22]=&quot;Dienstag&quot;;[$Daten.$E$18];IF([.$A22]=&quot;Mittwoch&quot;;[$Daten.$G$18];IF([.$A22]=&quot;Samstag&quot;;[$Daten.$M$18];&quot;0&quot;)))))))" office:value-type="string" office:string-value="0" calcext:value-type="string">
            <text:p>0</text:p>
          </table:table-cell>
          <table:table-cell table:style-name="ce532"/>
          <table:table-cell table:style-name="ce582"/>
          <table:table-cell table:style-name="ce547" table:formula="of:=[.D22]-[.C22]+[.F22]-[.E22]+[.H22]-[.G22]" office:value-type="time" office:time-value="PT00H00M00S" calcext:value-type="time">
            <text:p>0:00</text:p>
          </table:table-cell>
          <table:table-cell table:style-name="ce588" table:formula="of:=[.I22]" office:value-type="time" office:time-value="PT00H00M00S" calcext:value-type="time">
            <text:p>00</text:p>
          </table:table-cell>
          <table:table-cell table:number-columns-repeated="1014"/>
        </table:table-row>
        <table:table-row table:style-name="ro2">
          <table:table-cell table:style-name="ce517" office:value-type="string" calcext:value-type="string">
            <text:p>Montag</text:p>
          </table:table-cell>
          <table:table-cell table:style-name="ce521" office:value-type="float" office:value="10" calcext:value-type="float">
            <text:p>10</text:p>
          </table:table-cell>
          <table:table-cell table:style-name="ce458" table:formula="of:=IF([.$K23]=&quot;Feiertag&quot;;&quot;0&quot;;IF([.$A23]=&quot;Donnerstag&quot;;[$Daten.$H$17];IF([.$A23]=&quot;Freitag&quot;;[$Daten.$J$17];IF([.$A23]=&quot;Montag&quot;;[$Daten.$B$17];IF([.$A23]=&quot;Dienstag&quot;;[$Daten.$D$17];IF([.$A23]=&quot;Mittwoch&quot;;[$Daten.$F$17];IF([.$A23]=&quot;Samstag&quot;;[$Daten.$L$17];&quot;0&quot;)))))))" office:value-type="time" office:time-value="PT14H00M00S" calcext:value-type="time">
            <text:p>14:00</text:p>
          </table:table-cell>
          <table:table-cell table:style-name="ce469" table:formula="of:=IF([.$K23]=&quot;Feiertag&quot;;&quot;0&quot;;IF([.$A23]=&quot;Donnerstag&quot;;[$Daten.$I$17];IF([.$A23]=&quot;Freitag&quot;;[$Daten.$K$17];IF([.$A23]=&quot;Montag&quot;;[$Daten.$C$17];IF([.$A23]=&quot;Dienstag&quot;;[$Daten.$E$17];IF([.$A23]=&quot;Mittwoch&quot;;[$Daten.$G$17];IF([.$A23]=&quot;Samstag&quot;;[$Daten.$M$17];&quot;0&quot;)))))))" office:value-type="time" office:time-value="PT18H30M00S" calcext:value-type="time">
            <text:p>18:30</text:p>
          </table:table-cell>
          <table:table-cell table:style-name="ce458" table:formula="of:=IF([.$K23]=&quot;Feiertag&quot;;&quot;0&quot;;IF([.$A23]=&quot;Donnerstag&quot;;[$Daten.$H$18];IF([.$A23]=&quot;Freitag&quot;;[$Daten.$J$18];IF([.$A23]=&quot;Montag&quot;;[$Daten.$B$18];IF([.$A23]=&quot;Dienstag&quot;;[$Daten.$D$18];IF([.$A23]=&quot;Mittwoch&quot;;[$Daten.$F$18];IF([.$A23]=&quot;Samstag&quot;;[$Daten.$L$18];&quot;0&quot;)))))))" office:value-type="time" office:time-value="PT00H00M00S" calcext:value-type="time">
            <text:p>00:00</text:p>
          </table:table-cell>
          <table:table-cell table:style-name="ce469" table:formula="of:=IF([.$K23]=&quot;Feiertag&quot;;&quot;0&quot;;IF([.$A23]=&quot;Donnerstag&quot;;[$Daten.$I$18];IF([.$A23]=&quot;Freitag&quot;;[$Daten.$K$18];IF([.$A23]=&quot;Montag&quot;;[$Daten.$C$18];IF([.$A23]=&quot;Dienstag&quot;;[$Daten.$E$18];IF([.$A23]=&quot;Mittwoch&quot;;[$Daten.$G$18];IF([.$A23]=&quot;Samstag&quot;;[$Daten.$M$18];&quot;0&quot;)))))))" office:value-type="time" office:time-value="PT00H00M00S" calcext:value-type="time">
            <text:p>00:00</text:p>
          </table:table-cell>
          <table:table-cell table:style-name="ce532"/>
          <table:table-cell table:style-name="ce582"/>
          <table:table-cell table:style-name="ce547" table:formula="of:=[.D23]-[.C23]+[.F23]-[.E23]+[.H23]-[.G23]" office:value-type="time" office:time-value="PT04H30M00S" calcext:value-type="time">
            <text:p>4:30</text:p>
          </table:table-cell>
          <table:table-cell table:style-name="ce588" table:formula="of:=[.I23]" office:value-type="time" office:time-value="PT04H30M00S" calcext:value-type="time">
            <text:p>270</text:p>
          </table:table-cell>
          <table:table-cell table:number-columns-repeated="1014"/>
        </table:table-row>
        <table:table-row table:style-name="ro2">
          <table:table-cell table:style-name="ce517" office:value-type="string" calcext:value-type="string">
            <text:p>Dienstag</text:p>
          </table:table-cell>
          <table:table-cell table:style-name="ce521" office:value-type="float" office:value="11" calcext:value-type="float">
            <text:p>11</text:p>
          </table:table-cell>
          <table:table-cell table:style-name="ce458" table:formula="of:=IF([.$K24]=&quot;Feiertag&quot;;&quot;0&quot;;IF([.$A24]=&quot;Donnerstag&quot;;[$Daten.$H$17];IF([.$A24]=&quot;Freitag&quot;;[$Daten.$J$17];IF([.$A24]=&quot;Montag&quot;;[$Daten.$B$17];IF([.$A24]=&quot;Dienstag&quot;;[$Daten.$D$17];IF([.$A24]=&quot;Mittwoch&quot;;[$Daten.$F$17];IF([.$A24]=&quot;Samstag&quot;;[$Daten.$L$17];&quot;0&quot;)))))))" office:value-type="time" office:time-value="PT15H00M00S" calcext:value-type="time">
            <text:p>15:00</text:p>
          </table:table-cell>
          <table:table-cell table:style-name="ce469" table:formula="of:=IF([.$K24]=&quot;Feiertag&quot;;&quot;0&quot;;IF([.$A24]=&quot;Donnerstag&quot;;[$Daten.$I$17];IF([.$A24]=&quot;Freitag&quot;;[$Daten.$K$17];IF([.$A24]=&quot;Montag&quot;;[$Daten.$C$17];IF([.$A24]=&quot;Dienstag&quot;;[$Daten.$E$17];IF([.$A24]=&quot;Mittwoch&quot;;[$Daten.$G$17];IF([.$A24]=&quot;Samstag&quot;;[$Daten.$M$17];&quot;0&quot;)))))))" office:value-type="time" office:time-value="PT20H00M00S" calcext:value-type="time">
            <text:p>20:00</text:p>
          </table:table-cell>
          <table:table-cell table:style-name="ce458" table:formula="of:=IF([.$K24]=&quot;Feiertag&quot;;&quot;0&quot;;IF([.$A24]=&quot;Donnerstag&quot;;[$Daten.$H$18];IF([.$A24]=&quot;Freitag&quot;;[$Daten.$J$18];IF([.$A24]=&quot;Montag&quot;;[$Daten.$B$18];IF([.$A24]=&quot;Dienstag&quot;;[$Daten.$D$18];IF([.$A24]=&quot;Mittwoch&quot;;[$Daten.$F$18];IF([.$A24]=&quot;Samstag&quot;;[$Daten.$L$18];&quot;0&quot;)))))))" office:value-type="time" office:time-value="PT00H00M00S" calcext:value-type="time">
            <text:p>00:00</text:p>
          </table:table-cell>
          <table:table-cell table:style-name="ce469" table:formula="of:=IF([.$K24]=&quot;Feiertag&quot;;&quot;0&quot;;IF([.$A24]=&quot;Donnerstag&quot;;[$Daten.$I$18];IF([.$A24]=&quot;Freitag&quot;;[$Daten.$K$18];IF([.$A24]=&quot;Montag&quot;;[$Daten.$C$18];IF([.$A24]=&quot;Dienstag&quot;;[$Daten.$E$18];IF([.$A24]=&quot;Mittwoch&quot;;[$Daten.$G$18];IF([.$A24]=&quot;Samstag&quot;;[$Daten.$M$18];&quot;0&quot;)))))))" office:value-type="time" office:time-value="PT00H00M00S" calcext:value-type="time">
            <text:p>00:00</text:p>
          </table:table-cell>
          <table:table-cell table:style-name="ce532"/>
          <table:table-cell table:style-name="ce582"/>
          <table:table-cell table:style-name="ce547" table:formula="of:=[.D24]-[.C24]+[.F24]-[.E24]+[.H24]-[.G24]" office:value-type="time" office:time-value="PT05H00M00S" calcext:value-type="time">
            <text:p>5:00</text:p>
          </table:table-cell>
          <table:table-cell table:style-name="ce588" table:formula="of:=[.I24]" office:value-type="time" office:time-value="PT05H00M00S" calcext:value-type="time">
            <text:p>300</text:p>
          </table:table-cell>
          <table:table-cell table:number-columns-repeated="1014"/>
        </table:table-row>
        <table:table-row table:style-name="ro2">
          <table:table-cell table:style-name="ce517" office:value-type="string" calcext:value-type="string">
            <text:p>Mittwoch</text:p>
          </table:table-cell>
          <table:table-cell table:style-name="ce521" office:value-type="float" office:value="12" calcext:value-type="float">
            <text:p>12</text:p>
          </table:table-cell>
          <table:table-cell table:style-name="ce458" table:formula="of:=IF([.$K25]=&quot;Feiertag&quot;;&quot;0&quot;;IF([.$A25]=&quot;Donnerstag&quot;;[$Daten.$H$17];IF([.$A25]=&quot;Freitag&quot;;[$Daten.$J$17];IF([.$A25]=&quot;Montag&quot;;[$Daten.$B$17];IF([.$A25]=&quot;Dienstag&quot;;[$Daten.$D$17];IF([.$A25]=&quot;Mittwoch&quot;;[$Daten.$F$17];IF([.$A25]=&quot;Samstag&quot;;[$Daten.$L$17];&quot;0&quot;)))))))" office:value-type="time" office:time-value="PT00H00M00S" calcext:value-type="time">
            <text:p>00:00</text:p>
          </table:table-cell>
          <table:table-cell table:style-name="ce469" table:formula="of:=IF([.$K25]=&quot;Feiertag&quot;;&quot;0&quot;;IF([.$A25]=&quot;Donnerstag&quot;;[$Daten.$I$17];IF([.$A25]=&quot;Freitag&quot;;[$Daten.$K$17];IF([.$A25]=&quot;Montag&quot;;[$Daten.$C$17];IF([.$A25]=&quot;Dienstag&quot;;[$Daten.$E$17];IF([.$A25]=&quot;Mittwoch&quot;;[$Daten.$G$17];IF([.$A25]=&quot;Samstag&quot;;[$Daten.$M$17];&quot;0&quot;)))))))" office:value-type="time" office:time-value="PT00H00M00S" calcext:value-type="time">
            <text:p>00:00</text:p>
          </table:table-cell>
          <table:table-cell table:style-name="ce458" table:formula="of:=IF([.$K25]=&quot;Feiertag&quot;;&quot;0&quot;;IF([.$A25]=&quot;Donnerstag&quot;;[$Daten.$H$18];IF([.$A25]=&quot;Freitag&quot;;[$Daten.$J$18];IF([.$A25]=&quot;Montag&quot;;[$Daten.$B$18];IF([.$A25]=&quot;Dienstag&quot;;[$Daten.$D$18];IF([.$A25]=&quot;Mittwoch&quot;;[$Daten.$F$18];IF([.$A25]=&quot;Samstag&quot;;[$Daten.$L$18];&quot;0&quot;)))))))" office:value-type="time" office:time-value="PT00H00M00S" calcext:value-type="time">
            <text:p>00:00</text:p>
          </table:table-cell>
          <table:table-cell table:style-name="ce469" table:formula="of:=IF([.$K25]=&quot;Feiertag&quot;;&quot;0&quot;;IF([.$A25]=&quot;Donnerstag&quot;;[$Daten.$I$18];IF([.$A25]=&quot;Freitag&quot;;[$Daten.$K$18];IF([.$A25]=&quot;Montag&quot;;[$Daten.$C$18];IF([.$A25]=&quot;Dienstag&quot;;[$Daten.$E$18];IF([.$A25]=&quot;Mittwoch&quot;;[$Daten.$G$18];IF([.$A25]=&quot;Samstag&quot;;[$Daten.$M$18];&quot;0&quot;)))))))" office:value-type="time" office:time-value="PT00H00M00S" calcext:value-type="time">
            <text:p>00:00</text:p>
          </table:table-cell>
          <table:table-cell table:style-name="ce532"/>
          <table:table-cell table:style-name="ce582"/>
          <table:table-cell table:style-name="ce547" table:formula="of:=[.D25]-[.C25]+[.F25]-[.E25]+[.H25]-[.G25]" office:value-type="time" office:time-value="PT00H00M00S" calcext:value-type="time">
            <text:p>0:00</text:p>
          </table:table-cell>
          <table:table-cell table:style-name="ce588" table:formula="of:=[.I25]" office:value-type="time" office:time-value="PT00H00M00S" calcext:value-type="time">
            <text:p>00</text:p>
          </table:table-cell>
          <table:table-cell table:number-columns-repeated="1014"/>
        </table:table-row>
        <table:table-row table:style-name="ro2">
          <table:table-cell table:style-name="ce517" office:value-type="string" calcext:value-type="string">
            <text:p>Donnerstag</text:p>
          </table:table-cell>
          <table:table-cell table:style-name="ce521" office:value-type="float" office:value="13" calcext:value-type="float">
            <text:p>13</text:p>
          </table:table-cell>
          <table:table-cell table:style-name="ce458" table:formula="of:=IF([.$K26]=&quot;Feiertag&quot;;&quot;0&quot;;IF([.$A26]=&quot;Donnerstag&quot;;[$Daten.$H$17];IF([.$A26]=&quot;Freitag&quot;;[$Daten.$J$17];IF([.$A26]=&quot;Montag&quot;;[$Daten.$B$17];IF([.$A26]=&quot;Dienstag&quot;;[$Daten.$D$17];IF([.$A26]=&quot;Mittwoch&quot;;[$Daten.$F$17];IF([.$A26]=&quot;Samstag&quot;;[$Daten.$L$17];&quot;0&quot;)))))))" office:value-type="time" office:time-value="PT00H00M00S" calcext:value-type="time">
            <text:p>00:00</text:p>
          </table:table-cell>
          <table:table-cell table:style-name="ce469" table:formula="of:=IF([.$K26]=&quot;Feiertag&quot;;&quot;0&quot;;IF([.$A26]=&quot;Donnerstag&quot;;[$Daten.$I$17];IF([.$A26]=&quot;Freitag&quot;;[$Daten.$K$17];IF([.$A26]=&quot;Montag&quot;;[$Daten.$C$17];IF([.$A26]=&quot;Dienstag&quot;;[$Daten.$E$17];IF([.$A26]=&quot;Mittwoch&quot;;[$Daten.$G$17];IF([.$A26]=&quot;Samstag&quot;;[$Daten.$M$17];&quot;0&quot;)))))))" office:value-type="time" office:time-value="PT00H00M00S" calcext:value-type="time">
            <text:p>00:00</text:p>
          </table:table-cell>
          <table:table-cell table:style-name="ce458" table:formula="of:=IF([.$K26]=&quot;Feiertag&quot;;&quot;0&quot;;IF([.$A26]=&quot;Donnerstag&quot;;[$Daten.$H$18];IF([.$A26]=&quot;Freitag&quot;;[$Daten.$J$18];IF([.$A26]=&quot;Montag&quot;;[$Daten.$B$18];IF([.$A26]=&quot;Dienstag&quot;;[$Daten.$D$18];IF([.$A26]=&quot;Mittwoch&quot;;[$Daten.$F$18];IF([.$A26]=&quot;Samstag&quot;;[$Daten.$L$18];&quot;0&quot;)))))))" office:value-type="time" office:time-value="PT00H00M00S" calcext:value-type="time">
            <text:p>00:00</text:p>
          </table:table-cell>
          <table:table-cell table:style-name="ce469" table:formula="of:=IF([.$K26]=&quot;Feiertag&quot;;&quot;0&quot;;IF([.$A26]=&quot;Donnerstag&quot;;[$Daten.$I$18];IF([.$A26]=&quot;Freitag&quot;;[$Daten.$K$18];IF([.$A26]=&quot;Montag&quot;;[$Daten.$C$18];IF([.$A26]=&quot;Dienstag&quot;;[$Daten.$E$18];IF([.$A26]=&quot;Mittwoch&quot;;[$Daten.$G$18];IF([.$A26]=&quot;Samstag&quot;;[$Daten.$M$18];&quot;0&quot;)))))))" office:value-type="time" office:time-value="PT00H00M00S" calcext:value-type="time">
            <text:p>00:00</text:p>
          </table:table-cell>
          <table:table-cell table:style-name="ce532"/>
          <table:table-cell table:style-name="ce582"/>
          <table:table-cell table:style-name="ce547" table:formula="of:=[.D26]-[.C26]+[.F26]-[.E26]+[.H26]-[.G26]" office:value-type="time" office:time-value="PT00H00M00S" calcext:value-type="time">
            <text:p>0:00</text:p>
          </table:table-cell>
          <table:table-cell table:style-name="ce588" table:formula="of:=[.I26]" office:value-type="time" office:time-value="PT00H00M00S" calcext:value-type="time">
            <text:p>00</text:p>
          </table:table-cell>
          <table:table-cell table:number-columns-repeated="1014"/>
        </table:table-row>
        <table:table-row table:style-name="ro2">
          <table:table-cell table:style-name="ce517" office:value-type="string" calcext:value-type="string">
            <text:p>Freitag</text:p>
          </table:table-cell>
          <table:table-cell table:style-name="ce521" office:value-type="float" office:value="14" calcext:value-type="float">
            <text:p>14</text:p>
          </table:table-cell>
          <table:table-cell table:style-name="ce458" table:formula="of:=IF([.$K27]=&quot;Feiertag&quot;;&quot;0&quot;;IF([.$A27]=&quot;Donnerstag&quot;;[$Daten.$H$17];IF([.$A27]=&quot;Freitag&quot;;[$Daten.$J$17];IF([.$A27]=&quot;Montag&quot;;[$Daten.$B$17];IF([.$A27]=&quot;Dienstag&quot;;[$Daten.$D$17];IF([.$A27]=&quot;Mittwoch&quot;;[$Daten.$F$17];IF([.$A27]=&quot;Samstag&quot;;[$Daten.$L$17];&quot;0&quot;)))))))" office:value-type="time" office:time-value="PT00H00M00S" calcext:value-type="time">
            <text:p>00:00</text:p>
          </table:table-cell>
          <table:table-cell table:style-name="ce469" table:formula="of:=IF([.$K27]=&quot;Feiertag&quot;;&quot;0&quot;;IF([.$A27]=&quot;Donnerstag&quot;;[$Daten.$I$17];IF([.$A27]=&quot;Freitag&quot;;[$Daten.$K$17];IF([.$A27]=&quot;Montag&quot;;[$Daten.$C$17];IF([.$A27]=&quot;Dienstag&quot;;[$Daten.$E$17];IF([.$A27]=&quot;Mittwoch&quot;;[$Daten.$G$17];IF([.$A27]=&quot;Samstag&quot;;[$Daten.$M$17];&quot;0&quot;)))))))" office:value-type="time" office:time-value="PT00H00M00S" calcext:value-type="time">
            <text:p>00:00</text:p>
          </table:table-cell>
          <table:table-cell table:style-name="ce458" table:formula="of:=IF([.$K27]=&quot;Feiertag&quot;;&quot;0&quot;;IF([.$A27]=&quot;Donnerstag&quot;;[$Daten.$H$18];IF([.$A27]=&quot;Freitag&quot;;[$Daten.$J$18];IF([.$A27]=&quot;Montag&quot;;[$Daten.$B$18];IF([.$A27]=&quot;Dienstag&quot;;[$Daten.$D$18];IF([.$A27]=&quot;Mittwoch&quot;;[$Daten.$F$18];IF([.$A27]=&quot;Samstag&quot;;[$Daten.$L$18];&quot;0&quot;)))))))" office:value-type="time" office:time-value="PT00H00M00S" calcext:value-type="time">
            <text:p>00:00</text:p>
          </table:table-cell>
          <table:table-cell table:style-name="ce469" table:formula="of:=IF([.$K27]=&quot;Feiertag&quot;;&quot;0&quot;;IF([.$A27]=&quot;Donnerstag&quot;;[$Daten.$I$18];IF([.$A27]=&quot;Freitag&quot;;[$Daten.$K$18];IF([.$A27]=&quot;Montag&quot;;[$Daten.$C$18];IF([.$A27]=&quot;Dienstag&quot;;[$Daten.$E$18];IF([.$A27]=&quot;Mittwoch&quot;;[$Daten.$G$18];IF([.$A27]=&quot;Samstag&quot;;[$Daten.$M$18];&quot;0&quot;)))))))" office:value-type="time" office:time-value="PT00H00M00S" calcext:value-type="time">
            <text:p>00:00</text:p>
          </table:table-cell>
          <table:table-cell table:style-name="ce532"/>
          <table:table-cell table:style-name="ce582"/>
          <table:table-cell table:style-name="ce547" table:formula="of:=[.D27]-[.C27]+[.F27]-[.E27]+[.H27]-[.G27]" office:value-type="time" office:time-value="PT00H00M00S" calcext:value-type="time">
            <text:p>0:00</text:p>
          </table:table-cell>
          <table:table-cell table:style-name="ce588" table:formula="of:=[.I27]" office:value-type="time" office:time-value="PT00H00M00S" calcext:value-type="time">
            <text:p>00</text:p>
          </table:table-cell>
          <table:table-cell table:number-columns-repeated="1014"/>
        </table:table-row>
        <table:table-row table:style-name="ro2">
          <table:table-cell table:style-name="ce517" office:value-type="string" calcext:value-type="string">
            <text:p>Samstag</text:p>
          </table:table-cell>
          <table:table-cell table:style-name="ce521" office:value-type="float" office:value="15" calcext:value-type="float">
            <text:p>15</text:p>
          </table:table-cell>
          <table:table-cell table:style-name="ce458" table:formula="of:=IF([.$K28]=&quot;Feiertag&quot;;&quot;0&quot;;IF([.$A28]=&quot;Donnerstag&quot;;[$Daten.$H$17];IF([.$A28]=&quot;Freitag&quot;;[$Daten.$J$17];IF([.$A28]=&quot;Montag&quot;;[$Daten.$B$17];IF([.$A28]=&quot;Dienstag&quot;;[$Daten.$D$17];IF([.$A28]=&quot;Mittwoch&quot;;[$Daten.$F$17];IF([.$A28]=&quot;Samstag&quot;;[$Daten.$L$17];&quot;0&quot;)))))))" office:value-type="time" office:time-value="PT00H00M00S" calcext:value-type="time">
            <text:p>00:00</text:p>
          </table:table-cell>
          <table:table-cell table:style-name="ce469" table:formula="of:=IF([.$K28]=&quot;Feiertag&quot;;&quot;0&quot;;IF([.$A28]=&quot;Donnerstag&quot;;[$Daten.$I$17];IF([.$A28]=&quot;Freitag&quot;;[$Daten.$K$17];IF([.$A28]=&quot;Montag&quot;;[$Daten.$C$17];IF([.$A28]=&quot;Dienstag&quot;;[$Daten.$E$17];IF([.$A28]=&quot;Mittwoch&quot;;[$Daten.$G$17];IF([.$A28]=&quot;Samstag&quot;;[$Daten.$M$17];&quot;0&quot;)))))))" office:value-type="time" office:time-value="PT00H00M00S" calcext:value-type="time">
            <text:p>00:00</text:p>
          </table:table-cell>
          <table:table-cell table:style-name="ce458" table:formula="of:=IF([.$K28]=&quot;Feiertag&quot;;&quot;0&quot;;IF([.$A28]=&quot;Donnerstag&quot;;[$Daten.$H$18];IF([.$A28]=&quot;Freitag&quot;;[$Daten.$J$18];IF([.$A28]=&quot;Montag&quot;;[$Daten.$B$18];IF([.$A28]=&quot;Dienstag&quot;;[$Daten.$D$18];IF([.$A28]=&quot;Mittwoch&quot;;[$Daten.$F$18];IF([.$A28]=&quot;Samstag&quot;;[$Daten.$L$18];&quot;0&quot;)))))))" office:value-type="time" office:time-value="PT00H00M00S" calcext:value-type="time">
            <text:p>00:00</text:p>
          </table:table-cell>
          <table:table-cell table:style-name="ce469" table:formula="of:=IF([.$K28]=&quot;Feiertag&quot;;&quot;0&quot;;IF([.$A28]=&quot;Donnerstag&quot;;[$Daten.$I$18];IF([.$A28]=&quot;Freitag&quot;;[$Daten.$K$18];IF([.$A28]=&quot;Montag&quot;;[$Daten.$C$18];IF([.$A28]=&quot;Dienstag&quot;;[$Daten.$E$18];IF([.$A28]=&quot;Mittwoch&quot;;[$Daten.$G$18];IF([.$A28]=&quot;Samstag&quot;;[$Daten.$M$18];&quot;0&quot;)))))))" office:value-type="time" office:time-value="PT00H00M00S" calcext:value-type="time">
            <text:p>00:00</text:p>
          </table:table-cell>
          <table:table-cell table:style-name="ce532"/>
          <table:table-cell table:style-name="ce582"/>
          <table:table-cell table:style-name="ce547" table:formula="of:=[.D28]-[.C28]+[.F28]-[.E28]+[.H28]-[.G28]" office:value-type="time" office:time-value="PT00H00M00S" calcext:value-type="time">
            <text:p>0:00</text:p>
          </table:table-cell>
          <table:table-cell table:style-name="ce588" table:formula="of:=[.I28]" office:value-type="time" office:time-value="PT00H00M00S" calcext:value-type="time">
            <text:p>00</text:p>
          </table:table-cell>
          <table:table-cell table:number-columns-repeated="1014"/>
        </table:table-row>
        <table:table-row table:style-name="ro2">
          <table:table-cell table:style-name="ce517" office:value-type="string" calcext:value-type="string">
            <text:p>Sonntag</text:p>
          </table:table-cell>
          <table:table-cell table:style-name="ce521" office:value-type="float" office:value="16" calcext:value-type="float">
            <text:p>16</text:p>
          </table:table-cell>
          <table:table-cell table:style-name="ce458" table:formula="of:=IF([.$K29]=&quot;Feiertag&quot;;&quot;0&quot;;IF([.$A29]=&quot;Donnerstag&quot;;[$Daten.$H$17];IF([.$A29]=&quot;Freitag&quot;;[$Daten.$J$17];IF([.$A29]=&quot;Montag&quot;;[$Daten.$B$17];IF([.$A29]=&quot;Dienstag&quot;;[$Daten.$D$17];IF([.$A29]=&quot;Mittwoch&quot;;[$Daten.$F$17];IF([.$A29]=&quot;Samstag&quot;;[$Daten.$L$17];&quot;0&quot;)))))))" office:value-type="string" office:string-value="0" calcext:value-type="string">
            <text:p>0</text:p>
          </table:table-cell>
          <table:table-cell table:style-name="ce469" table:formula="of:=IF([.$K29]=&quot;Feiertag&quot;;&quot;0&quot;;IF([.$A29]=&quot;Donnerstag&quot;;[$Daten.$I$17];IF([.$A29]=&quot;Freitag&quot;;[$Daten.$K$17];IF([.$A29]=&quot;Montag&quot;;[$Daten.$C$17];IF([.$A29]=&quot;Dienstag&quot;;[$Daten.$E$17];IF([.$A29]=&quot;Mittwoch&quot;;[$Daten.$G$17];IF([.$A29]=&quot;Samstag&quot;;[$Daten.$M$17];&quot;0&quot;)))))))" office:value-type="string" office:string-value="0" calcext:value-type="string">
            <text:p>0</text:p>
          </table:table-cell>
          <table:table-cell table:style-name="ce458" table:formula="of:=IF([.$K29]=&quot;Feiertag&quot;;&quot;0&quot;;IF([.$A29]=&quot;Donnerstag&quot;;[$Daten.$H$18];IF([.$A29]=&quot;Freitag&quot;;[$Daten.$J$18];IF([.$A29]=&quot;Montag&quot;;[$Daten.$B$18];IF([.$A29]=&quot;Dienstag&quot;;[$Daten.$D$18];IF([.$A29]=&quot;Mittwoch&quot;;[$Daten.$F$18];IF([.$A29]=&quot;Samstag&quot;;[$Daten.$L$18];&quot;0&quot;)))))))" office:value-type="string" office:string-value="0" calcext:value-type="string">
            <text:p>0</text:p>
          </table:table-cell>
          <table:table-cell table:style-name="ce469" table:formula="of:=IF([.$K29]=&quot;Feiertag&quot;;&quot;0&quot;;IF([.$A29]=&quot;Donnerstag&quot;;[$Daten.$I$18];IF([.$A29]=&quot;Freitag&quot;;[$Daten.$K$18];IF([.$A29]=&quot;Montag&quot;;[$Daten.$C$18];IF([.$A29]=&quot;Dienstag&quot;;[$Daten.$E$18];IF([.$A29]=&quot;Mittwoch&quot;;[$Daten.$G$18];IF([.$A29]=&quot;Samstag&quot;;[$Daten.$M$18];&quot;0&quot;)))))))" office:value-type="string" office:string-value="0" calcext:value-type="string">
            <text:p>0</text:p>
          </table:table-cell>
          <table:table-cell table:style-name="ce532"/>
          <table:table-cell table:style-name="ce582"/>
          <table:table-cell table:style-name="ce547" table:formula="of:=[.D29]-[.C29]+[.F29]-[.E29]+[.H29]-[.G29]" office:value-type="time" office:time-value="PT00H00M00S" calcext:value-type="time">
            <text:p>0:00</text:p>
          </table:table-cell>
          <table:table-cell table:style-name="ce588" table:formula="of:=[.I29]" office:value-type="time" office:time-value="PT00H00M00S" calcext:value-type="time">
            <text:p>00</text:p>
          </table:table-cell>
          <table:table-cell table:number-columns-repeated="1014"/>
        </table:table-row>
        <table:table-row table:style-name="ro2">
          <table:table-cell table:style-name="ce517" office:value-type="string" calcext:value-type="string">
            <text:p>Montag</text:p>
          </table:table-cell>
          <table:table-cell table:style-name="ce521" office:value-type="float" office:value="17" calcext:value-type="float">
            <text:p>17</text:p>
          </table:table-cell>
          <table:table-cell table:style-name="ce458" table:formula="of:=IF([.$K30]=&quot;Feiertag&quot;;&quot;0&quot;;IF([.$A30]=&quot;Donnerstag&quot;;[$Daten.$H$17];IF([.$A30]=&quot;Freitag&quot;;[$Daten.$J$17];IF([.$A30]=&quot;Montag&quot;;[$Daten.$B$17];IF([.$A30]=&quot;Dienstag&quot;;[$Daten.$D$17];IF([.$A30]=&quot;Mittwoch&quot;;[$Daten.$F$17];IF([.$A30]=&quot;Samstag&quot;;[$Daten.$L$17];&quot;0&quot;)))))))" office:value-type="time" office:time-value="PT14H00M00S" calcext:value-type="time">
            <text:p>14:00</text:p>
          </table:table-cell>
          <table:table-cell table:style-name="ce469" table:formula="of:=IF([.$K30]=&quot;Feiertag&quot;;&quot;0&quot;;IF([.$A30]=&quot;Donnerstag&quot;;[$Daten.$I$17];IF([.$A30]=&quot;Freitag&quot;;[$Daten.$K$17];IF([.$A30]=&quot;Montag&quot;;[$Daten.$C$17];IF([.$A30]=&quot;Dienstag&quot;;[$Daten.$E$17];IF([.$A30]=&quot;Mittwoch&quot;;[$Daten.$G$17];IF([.$A30]=&quot;Samstag&quot;;[$Daten.$M$17];&quot;0&quot;)))))))" office:value-type="time" office:time-value="PT18H30M00S" calcext:value-type="time">
            <text:p>18:30</text:p>
          </table:table-cell>
          <table:table-cell table:style-name="ce458" table:formula="of:=IF([.$K30]=&quot;Feiertag&quot;;&quot;0&quot;;IF([.$A30]=&quot;Donnerstag&quot;;[$Daten.$H$18];IF([.$A30]=&quot;Freitag&quot;;[$Daten.$J$18];IF([.$A30]=&quot;Montag&quot;;[$Daten.$B$18];IF([.$A30]=&quot;Dienstag&quot;;[$Daten.$D$18];IF([.$A30]=&quot;Mittwoch&quot;;[$Daten.$F$18];IF([.$A30]=&quot;Samstag&quot;;[$Daten.$L$18];&quot;0&quot;)))))))" office:value-type="time" office:time-value="PT00H00M00S" calcext:value-type="time">
            <text:p>00:00</text:p>
          </table:table-cell>
          <table:table-cell table:style-name="ce469" table:formula="of:=IF([.$K30]=&quot;Feiertag&quot;;&quot;0&quot;;IF([.$A30]=&quot;Donnerstag&quot;;[$Daten.$I$18];IF([.$A30]=&quot;Freitag&quot;;[$Daten.$K$18];IF([.$A30]=&quot;Montag&quot;;[$Daten.$C$18];IF([.$A30]=&quot;Dienstag&quot;;[$Daten.$E$18];IF([.$A30]=&quot;Mittwoch&quot;;[$Daten.$G$18];IF([.$A30]=&quot;Samstag&quot;;[$Daten.$M$18];&quot;0&quot;)))))))" office:value-type="time" office:time-value="PT00H00M00S" calcext:value-type="time">
            <text:p>00:00</text:p>
          </table:table-cell>
          <table:table-cell table:style-name="ce580"/>
          <table:table-cell table:style-name="ce583"/>
          <table:table-cell table:style-name="ce547" table:formula="of:=[.D30]-[.C30]+[.F30]-[.E30]+[.H30]-[.G30]" office:value-type="time" office:time-value="PT04H30M00S" calcext:value-type="time">
            <text:p>4:30</text:p>
          </table:table-cell>
          <table:table-cell table:style-name="ce588" table:formula="of:=[.I30]" office:value-type="time" office:time-value="PT04H30M00S" calcext:value-type="time">
            <text:p>270</text:p>
          </table:table-cell>
          <table:table-cell table:number-columns-repeated="1014"/>
        </table:table-row>
        <table:table-row table:style-name="ro2">
          <table:table-cell table:style-name="ce517" office:value-type="string" calcext:value-type="string">
            <text:p>Dienstag</text:p>
          </table:table-cell>
          <table:table-cell table:style-name="ce521" office:value-type="float" office:value="18" calcext:value-type="float">
            <text:p>18</text:p>
          </table:table-cell>
          <table:table-cell table:style-name="ce458" table:formula="of:=IF([.$K31]=&quot;Feiertag&quot;;&quot;0&quot;;IF([.$A31]=&quot;Donnerstag&quot;;[$Daten.$H$17];IF([.$A31]=&quot;Freitag&quot;;[$Daten.$J$17];IF([.$A31]=&quot;Montag&quot;;[$Daten.$B$17];IF([.$A31]=&quot;Dienstag&quot;;[$Daten.$D$17];IF([.$A31]=&quot;Mittwoch&quot;;[$Daten.$F$17];IF([.$A31]=&quot;Samstag&quot;;[$Daten.$L$17];&quot;0&quot;)))))))" office:value-type="time" office:time-value="PT15H00M00S" calcext:value-type="time">
            <text:p>15:00</text:p>
          </table:table-cell>
          <table:table-cell table:style-name="ce469" table:formula="of:=IF([.$K31]=&quot;Feiertag&quot;;&quot;0&quot;;IF([.$A31]=&quot;Donnerstag&quot;;[$Daten.$I$17];IF([.$A31]=&quot;Freitag&quot;;[$Daten.$K$17];IF([.$A31]=&quot;Montag&quot;;[$Daten.$C$17];IF([.$A31]=&quot;Dienstag&quot;;[$Daten.$E$17];IF([.$A31]=&quot;Mittwoch&quot;;[$Daten.$G$17];IF([.$A31]=&quot;Samstag&quot;;[$Daten.$M$17];&quot;0&quot;)))))))" office:value-type="time" office:time-value="PT20H00M00S" calcext:value-type="time">
            <text:p>20:00</text:p>
          </table:table-cell>
          <table:table-cell table:style-name="ce458" table:formula="of:=IF([.$K31]=&quot;Feiertag&quot;;&quot;0&quot;;IF([.$A31]=&quot;Donnerstag&quot;;[$Daten.$H$18];IF([.$A31]=&quot;Freitag&quot;;[$Daten.$J$18];IF([.$A31]=&quot;Montag&quot;;[$Daten.$B$18];IF([.$A31]=&quot;Dienstag&quot;;[$Daten.$D$18];IF([.$A31]=&quot;Mittwoch&quot;;[$Daten.$F$18];IF([.$A31]=&quot;Samstag&quot;;[$Daten.$L$18];&quot;0&quot;)))))))" office:value-type="time" office:time-value="PT00H00M00S" calcext:value-type="time">
            <text:p>00:00</text:p>
          </table:table-cell>
          <table:table-cell table:style-name="ce469" table:formula="of:=IF([.$K31]=&quot;Feiertag&quot;;&quot;0&quot;;IF([.$A31]=&quot;Donnerstag&quot;;[$Daten.$I$18];IF([.$A31]=&quot;Freitag&quot;;[$Daten.$K$18];IF([.$A31]=&quot;Montag&quot;;[$Daten.$C$18];IF([.$A31]=&quot;Dienstag&quot;;[$Daten.$E$18];IF([.$A31]=&quot;Mittwoch&quot;;[$Daten.$G$18];IF([.$A31]=&quot;Samstag&quot;;[$Daten.$M$18];&quot;0&quot;)))))))" office:value-type="time" office:time-value="PT00H00M00S" calcext:value-type="time">
            <text:p>00:00</text:p>
          </table:table-cell>
          <table:table-cell table:style-name="ce532"/>
          <table:table-cell table:style-name="ce582"/>
          <table:table-cell table:style-name="ce547" table:formula="of:=[.D31]-[.C31]+[.F31]-[.E31]+[.H31]-[.G31]" office:value-type="time" office:time-value="PT05H00M00S" calcext:value-type="time">
            <text:p>5:00</text:p>
          </table:table-cell>
          <table:table-cell table:style-name="ce588" table:formula="of:=[.I31]" office:value-type="time" office:time-value="PT05H00M00S" calcext:value-type="time">
            <text:p>300</text:p>
          </table:table-cell>
          <table:table-cell table:number-columns-repeated="1014"/>
        </table:table-row>
        <table:table-row table:style-name="ro2">
          <table:table-cell table:style-name="ce517" office:value-type="string" calcext:value-type="string">
            <text:p>Mittwoch</text:p>
          </table:table-cell>
          <table:table-cell table:style-name="ce521" office:value-type="float" office:value="19" calcext:value-type="float">
            <text:p>19</text:p>
          </table:table-cell>
          <table:table-cell table:style-name="ce458" table:formula="of:=IF([.$K32]=&quot;Feiertag&quot;;&quot;0&quot;;IF([.$A32]=&quot;Donnerstag&quot;;[$Daten.$H$17];IF([.$A32]=&quot;Freitag&quot;;[$Daten.$J$17];IF([.$A32]=&quot;Montag&quot;;[$Daten.$B$17];IF([.$A32]=&quot;Dienstag&quot;;[$Daten.$D$17];IF([.$A32]=&quot;Mittwoch&quot;;[$Daten.$F$17];IF([.$A32]=&quot;Samstag&quot;;[$Daten.$L$17];&quot;0&quot;)))))))" office:value-type="time" office:time-value="PT00H00M00S" calcext:value-type="time">
            <text:p>00:00</text:p>
          </table:table-cell>
          <table:table-cell table:style-name="ce469" table:formula="of:=IF([.$K32]=&quot;Feiertag&quot;;&quot;0&quot;;IF([.$A32]=&quot;Donnerstag&quot;;[$Daten.$I$17];IF([.$A32]=&quot;Freitag&quot;;[$Daten.$K$17];IF([.$A32]=&quot;Montag&quot;;[$Daten.$C$17];IF([.$A32]=&quot;Dienstag&quot;;[$Daten.$E$17];IF([.$A32]=&quot;Mittwoch&quot;;[$Daten.$G$17];IF([.$A32]=&quot;Samstag&quot;;[$Daten.$M$17];&quot;0&quot;)))))))" office:value-type="time" office:time-value="PT00H00M00S" calcext:value-type="time">
            <text:p>00:00</text:p>
          </table:table-cell>
          <table:table-cell table:style-name="ce458" table:formula="of:=IF([.$K32]=&quot;Feiertag&quot;;&quot;0&quot;;IF([.$A32]=&quot;Donnerstag&quot;;[$Daten.$H$18];IF([.$A32]=&quot;Freitag&quot;;[$Daten.$J$18];IF([.$A32]=&quot;Montag&quot;;[$Daten.$B$18];IF([.$A32]=&quot;Dienstag&quot;;[$Daten.$D$18];IF([.$A32]=&quot;Mittwoch&quot;;[$Daten.$F$18];IF([.$A32]=&quot;Samstag&quot;;[$Daten.$L$18];&quot;0&quot;)))))))" office:value-type="time" office:time-value="PT00H00M00S" calcext:value-type="time">
            <text:p>00:00</text:p>
          </table:table-cell>
          <table:table-cell table:style-name="ce469" table:formula="of:=IF([.$K32]=&quot;Feiertag&quot;;&quot;0&quot;;IF([.$A32]=&quot;Donnerstag&quot;;[$Daten.$I$18];IF([.$A32]=&quot;Freitag&quot;;[$Daten.$K$18];IF([.$A32]=&quot;Montag&quot;;[$Daten.$C$18];IF([.$A32]=&quot;Dienstag&quot;;[$Daten.$E$18];IF([.$A32]=&quot;Mittwoch&quot;;[$Daten.$G$18];IF([.$A32]=&quot;Samstag&quot;;[$Daten.$M$18];&quot;0&quot;)))))))" office:value-type="time" office:time-value="PT00H00M00S" calcext:value-type="time">
            <text:p>00:00</text:p>
          </table:table-cell>
          <table:table-cell table:style-name="ce532"/>
          <table:table-cell table:style-name="ce582"/>
          <table:table-cell table:style-name="ce547" table:formula="of:=[.D32]-[.C32]+[.F32]-[.E32]+[.H32]-[.G32]" office:value-type="time" office:time-value="PT00H00M00S" calcext:value-type="time">
            <text:p>0:00</text:p>
          </table:table-cell>
          <table:table-cell table:style-name="ce588" table:formula="of:=[.I32]" office:value-type="time" office:time-value="PT00H00M00S" calcext:value-type="time">
            <text:p>00</text:p>
          </table:table-cell>
          <table:table-cell table:number-columns-repeated="1014"/>
        </table:table-row>
        <table:table-row table:style-name="ro2">
          <table:table-cell table:style-name="ce517" office:value-type="string" calcext:value-type="string">
            <text:p>Donnerstag</text:p>
          </table:table-cell>
          <table:table-cell table:style-name="ce521" office:value-type="float" office:value="20" calcext:value-type="float">
            <text:p>20</text:p>
          </table:table-cell>
          <table:table-cell table:style-name="ce458" table:formula="of:=IF([.$K33]=&quot;Feiertag&quot;;&quot;0&quot;;IF([.$A33]=&quot;Donnerstag&quot;;[$Daten.$H$17];IF([.$A33]=&quot;Freitag&quot;;[$Daten.$J$17];IF([.$A33]=&quot;Montag&quot;;[$Daten.$B$17];IF([.$A33]=&quot;Dienstag&quot;;[$Daten.$D$17];IF([.$A33]=&quot;Mittwoch&quot;;[$Daten.$F$17];IF([.$A33]=&quot;Samstag&quot;;[$Daten.$L$17];&quot;0&quot;)))))))" office:value-type="time" office:time-value="PT00H00M00S" calcext:value-type="time">
            <text:p>00:00</text:p>
          </table:table-cell>
          <table:table-cell table:style-name="ce469" table:formula="of:=IF([.$K33]=&quot;Feiertag&quot;;&quot;0&quot;;IF([.$A33]=&quot;Donnerstag&quot;;[$Daten.$I$17];IF([.$A33]=&quot;Freitag&quot;;[$Daten.$K$17];IF([.$A33]=&quot;Montag&quot;;[$Daten.$C$17];IF([.$A33]=&quot;Dienstag&quot;;[$Daten.$E$17];IF([.$A33]=&quot;Mittwoch&quot;;[$Daten.$G$17];IF([.$A33]=&quot;Samstag&quot;;[$Daten.$M$17];&quot;0&quot;)))))))" office:value-type="time" office:time-value="PT00H00M00S" calcext:value-type="time">
            <text:p>00:00</text:p>
          </table:table-cell>
          <table:table-cell table:style-name="ce458" table:formula="of:=IF([.$K33]=&quot;Feiertag&quot;;&quot;0&quot;;IF([.$A33]=&quot;Donnerstag&quot;;[$Daten.$H$18];IF([.$A33]=&quot;Freitag&quot;;[$Daten.$J$18];IF([.$A33]=&quot;Montag&quot;;[$Daten.$B$18];IF([.$A33]=&quot;Dienstag&quot;;[$Daten.$D$18];IF([.$A33]=&quot;Mittwoch&quot;;[$Daten.$F$18];IF([.$A33]=&quot;Samstag&quot;;[$Daten.$L$18];&quot;0&quot;)))))))" office:value-type="time" office:time-value="PT00H00M00S" calcext:value-type="time">
            <text:p>00:00</text:p>
          </table:table-cell>
          <table:table-cell table:style-name="ce469" table:formula="of:=IF([.$K33]=&quot;Feiertag&quot;;&quot;0&quot;;IF([.$A33]=&quot;Donnerstag&quot;;[$Daten.$I$18];IF([.$A33]=&quot;Freitag&quot;;[$Daten.$K$18];IF([.$A33]=&quot;Montag&quot;;[$Daten.$C$18];IF([.$A33]=&quot;Dienstag&quot;;[$Daten.$E$18];IF([.$A33]=&quot;Mittwoch&quot;;[$Daten.$G$18];IF([.$A33]=&quot;Samstag&quot;;[$Daten.$M$18];&quot;0&quot;)))))))" office:value-type="time" office:time-value="PT00H00M00S" calcext:value-type="time">
            <text:p>00:00</text:p>
          </table:table-cell>
          <table:table-cell table:style-name="ce532"/>
          <table:table-cell table:style-name="ce582"/>
          <table:table-cell table:style-name="ce547" table:formula="of:=[.D33]-[.C33]+[.F33]-[.E33]+[.H33]-[.G33]" office:value-type="time" office:time-value="PT00H00M00S" calcext:value-type="time">
            <text:p>0:00</text:p>
          </table:table-cell>
          <table:table-cell table:style-name="ce588" table:formula="of:=[.I33]" office:value-type="time" office:time-value="PT00H00M00S" calcext:value-type="time">
            <text:p>00</text:p>
          </table:table-cell>
          <table:table-cell table:number-columns-repeated="1014"/>
        </table:table-row>
        <table:table-row table:style-name="ro2">
          <table:table-cell table:style-name="ce517" office:value-type="string" calcext:value-type="string">
            <text:p>Freitag</text:p>
          </table:table-cell>
          <table:table-cell table:style-name="ce521" office:value-type="float" office:value="21" calcext:value-type="float">
            <text:p>21</text:p>
          </table:table-cell>
          <table:table-cell table:style-name="ce458" table:formula="of:=IF([.$K34]=&quot;Feiertag&quot;;&quot;0&quot;;IF([.$A34]=&quot;Donnerstag&quot;;[$Daten.$H$17];IF([.$A34]=&quot;Freitag&quot;;[$Daten.$J$17];IF([.$A34]=&quot;Montag&quot;;[$Daten.$B$17];IF([.$A34]=&quot;Dienstag&quot;;[$Daten.$D$17];IF([.$A34]=&quot;Mittwoch&quot;;[$Daten.$F$17];IF([.$A34]=&quot;Samstag&quot;;[$Daten.$L$17];&quot;0&quot;)))))))" office:value-type="time" office:time-value="PT00H00M00S" calcext:value-type="time">
            <text:p>00:00</text:p>
          </table:table-cell>
          <table:table-cell table:style-name="ce469" table:formula="of:=IF([.$K34]=&quot;Feiertag&quot;;&quot;0&quot;;IF([.$A34]=&quot;Donnerstag&quot;;[$Daten.$I$17];IF([.$A34]=&quot;Freitag&quot;;[$Daten.$K$17];IF([.$A34]=&quot;Montag&quot;;[$Daten.$C$17];IF([.$A34]=&quot;Dienstag&quot;;[$Daten.$E$17];IF([.$A34]=&quot;Mittwoch&quot;;[$Daten.$G$17];IF([.$A34]=&quot;Samstag&quot;;[$Daten.$M$17];&quot;0&quot;)))))))" office:value-type="time" office:time-value="PT00H00M00S" calcext:value-type="time">
            <text:p>00:00</text:p>
          </table:table-cell>
          <table:table-cell table:style-name="ce458" table:formula="of:=IF([.$K34]=&quot;Feiertag&quot;;&quot;0&quot;;IF([.$A34]=&quot;Donnerstag&quot;;[$Daten.$H$18];IF([.$A34]=&quot;Freitag&quot;;[$Daten.$J$18];IF([.$A34]=&quot;Montag&quot;;[$Daten.$B$18];IF([.$A34]=&quot;Dienstag&quot;;[$Daten.$D$18];IF([.$A34]=&quot;Mittwoch&quot;;[$Daten.$F$18];IF([.$A34]=&quot;Samstag&quot;;[$Daten.$L$18];&quot;0&quot;)))))))" office:value-type="time" office:time-value="PT00H00M00S" calcext:value-type="time">
            <text:p>00:00</text:p>
          </table:table-cell>
          <table:table-cell table:style-name="ce469" table:formula="of:=IF([.$K34]=&quot;Feiertag&quot;;&quot;0&quot;;IF([.$A34]=&quot;Donnerstag&quot;;[$Daten.$I$18];IF([.$A34]=&quot;Freitag&quot;;[$Daten.$K$18];IF([.$A34]=&quot;Montag&quot;;[$Daten.$C$18];IF([.$A34]=&quot;Dienstag&quot;;[$Daten.$E$18];IF([.$A34]=&quot;Mittwoch&quot;;[$Daten.$G$18];IF([.$A34]=&quot;Samstag&quot;;[$Daten.$M$18];&quot;0&quot;)))))))" office:value-type="time" office:time-value="PT00H00M00S" calcext:value-type="time">
            <text:p>00:00</text:p>
          </table:table-cell>
          <table:table-cell table:style-name="ce532"/>
          <table:table-cell table:style-name="ce582"/>
          <table:table-cell table:style-name="ce547" table:formula="of:=[.D34]-[.C34]+[.F34]-[.E34]+[.H34]-[.G34]" office:value-type="time" office:time-value="PT00H00M00S" calcext:value-type="time">
            <text:p>0:00</text:p>
          </table:table-cell>
          <table:table-cell table:style-name="ce588" table:formula="of:=[.I34]" office:value-type="time" office:time-value="PT00H00M00S" calcext:value-type="time">
            <text:p>00</text:p>
          </table:table-cell>
          <table:table-cell table:number-columns-repeated="1014"/>
        </table:table-row>
        <table:table-row table:style-name="ro2">
          <table:table-cell table:style-name="ce517" office:value-type="string" calcext:value-type="string">
            <text:p>Samstag</text:p>
          </table:table-cell>
          <table:table-cell table:style-name="ce521" office:value-type="float" office:value="22" calcext:value-type="float">
            <text:p>22</text:p>
          </table:table-cell>
          <table:table-cell table:style-name="ce458" table:formula="of:=IF([.$K35]=&quot;Feiertag&quot;;&quot;0&quot;;IF([.$A35]=&quot;Donnerstag&quot;;[$Daten.$H$17];IF([.$A35]=&quot;Freitag&quot;;[$Daten.$J$17];IF([.$A35]=&quot;Montag&quot;;[$Daten.$B$17];IF([.$A35]=&quot;Dienstag&quot;;[$Daten.$D$17];IF([.$A35]=&quot;Mittwoch&quot;;[$Daten.$F$17];IF([.$A35]=&quot;Samstag&quot;;[$Daten.$L$17];&quot;0&quot;)))))))" office:value-type="time" office:time-value="PT00H00M00S" calcext:value-type="time">
            <text:p>00:00</text:p>
          </table:table-cell>
          <table:table-cell table:style-name="ce469" table:formula="of:=IF([.$K35]=&quot;Feiertag&quot;;&quot;0&quot;;IF([.$A35]=&quot;Donnerstag&quot;;[$Daten.$I$17];IF([.$A35]=&quot;Freitag&quot;;[$Daten.$K$17];IF([.$A35]=&quot;Montag&quot;;[$Daten.$C$17];IF([.$A35]=&quot;Dienstag&quot;;[$Daten.$E$17];IF([.$A35]=&quot;Mittwoch&quot;;[$Daten.$G$17];IF([.$A35]=&quot;Samstag&quot;;[$Daten.$M$17];&quot;0&quot;)))))))" office:value-type="time" office:time-value="PT00H00M00S" calcext:value-type="time">
            <text:p>00:00</text:p>
          </table:table-cell>
          <table:table-cell table:style-name="ce458" table:formula="of:=IF([.$K35]=&quot;Feiertag&quot;;&quot;0&quot;;IF([.$A35]=&quot;Donnerstag&quot;;[$Daten.$H$18];IF([.$A35]=&quot;Freitag&quot;;[$Daten.$J$18];IF([.$A35]=&quot;Montag&quot;;[$Daten.$B$18];IF([.$A35]=&quot;Dienstag&quot;;[$Daten.$D$18];IF([.$A35]=&quot;Mittwoch&quot;;[$Daten.$F$18];IF([.$A35]=&quot;Samstag&quot;;[$Daten.$L$18];&quot;0&quot;)))))))" office:value-type="time" office:time-value="PT00H00M00S" calcext:value-type="time">
            <text:p>00:00</text:p>
          </table:table-cell>
          <table:table-cell table:style-name="ce469" table:formula="of:=IF([.$K35]=&quot;Feiertag&quot;;&quot;0&quot;;IF([.$A35]=&quot;Donnerstag&quot;;[$Daten.$I$18];IF([.$A35]=&quot;Freitag&quot;;[$Daten.$K$18];IF([.$A35]=&quot;Montag&quot;;[$Daten.$C$18];IF([.$A35]=&quot;Dienstag&quot;;[$Daten.$E$18];IF([.$A35]=&quot;Mittwoch&quot;;[$Daten.$G$18];IF([.$A35]=&quot;Samstag&quot;;[$Daten.$M$18];&quot;0&quot;)))))))" office:value-type="time" office:time-value="PT00H00M00S" calcext:value-type="time">
            <text:p>00:00</text:p>
          </table:table-cell>
          <table:table-cell table:style-name="ce532"/>
          <table:table-cell table:style-name="ce582"/>
          <table:table-cell table:style-name="ce547" table:formula="of:=[.D35]-[.C35]+[.F35]-[.E35]+[.H35]-[.G35]" office:value-type="time" office:time-value="PT00H00M00S" calcext:value-type="time">
            <text:p>0:00</text:p>
          </table:table-cell>
          <table:table-cell table:style-name="ce588" table:formula="of:=[.I35]" office:value-type="time" office:time-value="PT00H00M00S" calcext:value-type="time">
            <text:p>00</text:p>
          </table:table-cell>
          <table:table-cell table:number-columns-repeated="1014"/>
        </table:table-row>
        <table:table-row table:style-name="ro2">
          <table:table-cell table:style-name="ce517" office:value-type="string" calcext:value-type="string">
            <text:p>Sonntag</text:p>
          </table:table-cell>
          <table:table-cell table:style-name="ce521" office:value-type="float" office:value="23" calcext:value-type="float">
            <text:p>23</text:p>
          </table:table-cell>
          <table:table-cell table:style-name="ce458" table:formula="of:=IF([.$K36]=&quot;Feiertag&quot;;&quot;0&quot;;IF([.$A36]=&quot;Donnerstag&quot;;[$Daten.$H$17];IF([.$A36]=&quot;Freitag&quot;;[$Daten.$J$17];IF([.$A36]=&quot;Montag&quot;;[$Daten.$B$17];IF([.$A36]=&quot;Dienstag&quot;;[$Daten.$D$17];IF([.$A36]=&quot;Mittwoch&quot;;[$Daten.$F$17];IF([.$A36]=&quot;Samstag&quot;;[$Daten.$L$17];&quot;0&quot;)))))))" office:value-type="string" office:string-value="0" calcext:value-type="string">
            <text:p>0</text:p>
          </table:table-cell>
          <table:table-cell table:style-name="ce469" table:formula="of:=IF([.$K36]=&quot;Feiertag&quot;;&quot;0&quot;;IF([.$A36]=&quot;Donnerstag&quot;;[$Daten.$I$17];IF([.$A36]=&quot;Freitag&quot;;[$Daten.$K$17];IF([.$A36]=&quot;Montag&quot;;[$Daten.$C$17];IF([.$A36]=&quot;Dienstag&quot;;[$Daten.$E$17];IF([.$A36]=&quot;Mittwoch&quot;;[$Daten.$G$17];IF([.$A36]=&quot;Samstag&quot;;[$Daten.$M$17];&quot;0&quot;)))))))" office:value-type="string" office:string-value="0" calcext:value-type="string">
            <text:p>0</text:p>
          </table:table-cell>
          <table:table-cell table:style-name="ce458" table:formula="of:=IF([.$K36]=&quot;Feiertag&quot;;&quot;0&quot;;IF([.$A36]=&quot;Donnerstag&quot;;[$Daten.$H$18];IF([.$A36]=&quot;Freitag&quot;;[$Daten.$J$18];IF([.$A36]=&quot;Montag&quot;;[$Daten.$B$18];IF([.$A36]=&quot;Dienstag&quot;;[$Daten.$D$18];IF([.$A36]=&quot;Mittwoch&quot;;[$Daten.$F$18];IF([.$A36]=&quot;Samstag&quot;;[$Daten.$L$18];&quot;0&quot;)))))))" office:value-type="string" office:string-value="0" calcext:value-type="string">
            <text:p>0</text:p>
          </table:table-cell>
          <table:table-cell table:style-name="ce469" table:formula="of:=IF([.$K36]=&quot;Feiertag&quot;;&quot;0&quot;;IF([.$A36]=&quot;Donnerstag&quot;;[$Daten.$I$18];IF([.$A36]=&quot;Freitag&quot;;[$Daten.$K$18];IF([.$A36]=&quot;Montag&quot;;[$Daten.$C$18];IF([.$A36]=&quot;Dienstag&quot;;[$Daten.$E$18];IF([.$A36]=&quot;Mittwoch&quot;;[$Daten.$G$18];IF([.$A36]=&quot;Samstag&quot;;[$Daten.$M$18];&quot;0&quot;)))))))" office:value-type="string" office:string-value="0" calcext:value-type="string">
            <text:p>0</text:p>
          </table:table-cell>
          <table:table-cell table:style-name="ce532"/>
          <table:table-cell table:style-name="ce582"/>
          <table:table-cell table:style-name="ce547" table:formula="of:=[.D36]-[.C36]+[.F36]-[.E36]+[.H36]-[.G36]" office:value-type="time" office:time-value="PT00H00M00S" calcext:value-type="time">
            <text:p>0:00</text:p>
          </table:table-cell>
          <table:table-cell table:style-name="ce588" table:formula="of:=[.I36]" office:value-type="time" office:time-value="PT00H00M00S" calcext:value-type="time">
            <text:p>00</text:p>
          </table:table-cell>
          <table:table-cell table:number-columns-repeated="1014"/>
        </table:table-row>
        <table:table-row table:style-name="ro2">
          <table:table-cell table:style-name="ce517" office:value-type="string" calcext:value-type="string">
            <text:p>Montag</text:p>
          </table:table-cell>
          <table:table-cell table:style-name="ce521" office:value-type="float" office:value="24" calcext:value-type="float">
            <text:p>24</text:p>
          </table:table-cell>
          <table:table-cell table:style-name="ce458" table:formula="of:=IF([.$K37]=&quot;Feiertag&quot;;&quot;0&quot;;IF([.$A37]=&quot;Donnerstag&quot;;[$Daten.$H$17];IF([.$A37]=&quot;Freitag&quot;;[$Daten.$J$17];IF([.$A37]=&quot;Montag&quot;;[$Daten.$B$17];IF([.$A37]=&quot;Dienstag&quot;;[$Daten.$D$17];IF([.$A37]=&quot;Mittwoch&quot;;[$Daten.$F$17];IF([.$A37]=&quot;Samstag&quot;;[$Daten.$L$17];&quot;0&quot;)))))))" office:value-type="time" office:time-value="PT14H00M00S" calcext:value-type="time">
            <text:p>14:00</text:p>
          </table:table-cell>
          <table:table-cell table:style-name="ce469" table:formula="of:=IF([.$K37]=&quot;Feiertag&quot;;&quot;0&quot;;IF([.$A37]=&quot;Donnerstag&quot;;[$Daten.$I$17];IF([.$A37]=&quot;Freitag&quot;;[$Daten.$K$17];IF([.$A37]=&quot;Montag&quot;;[$Daten.$C$17];IF([.$A37]=&quot;Dienstag&quot;;[$Daten.$E$17];IF([.$A37]=&quot;Mittwoch&quot;;[$Daten.$G$17];IF([.$A37]=&quot;Samstag&quot;;[$Daten.$M$17];&quot;0&quot;)))))))" office:value-type="time" office:time-value="PT18H30M00S" calcext:value-type="time">
            <text:p>18:30</text:p>
          </table:table-cell>
          <table:table-cell table:style-name="ce458" table:formula="of:=IF([.$K37]=&quot;Feiertag&quot;;&quot;0&quot;;IF([.$A37]=&quot;Donnerstag&quot;;[$Daten.$H$18];IF([.$A37]=&quot;Freitag&quot;;[$Daten.$J$18];IF([.$A37]=&quot;Montag&quot;;[$Daten.$B$18];IF([.$A37]=&quot;Dienstag&quot;;[$Daten.$D$18];IF([.$A37]=&quot;Mittwoch&quot;;[$Daten.$F$18];IF([.$A37]=&quot;Samstag&quot;;[$Daten.$L$18];&quot;0&quot;)))))))" office:value-type="time" office:time-value="PT00H00M00S" calcext:value-type="time">
            <text:p>00:00</text:p>
          </table:table-cell>
          <table:table-cell table:style-name="ce469" table:formula="of:=IF([.$K37]=&quot;Feiertag&quot;;&quot;0&quot;;IF([.$A37]=&quot;Donnerstag&quot;;[$Daten.$I$18];IF([.$A37]=&quot;Freitag&quot;;[$Daten.$K$18];IF([.$A37]=&quot;Montag&quot;;[$Daten.$C$18];IF([.$A37]=&quot;Dienstag&quot;;[$Daten.$E$18];IF([.$A37]=&quot;Mittwoch&quot;;[$Daten.$G$18];IF([.$A37]=&quot;Samstag&quot;;[$Daten.$M$18];&quot;0&quot;)))))))" office:value-type="time" office:time-value="PT00H00M00S" calcext:value-type="time">
            <text:p>00:00</text:p>
          </table:table-cell>
          <table:table-cell table:style-name="ce532"/>
          <table:table-cell table:style-name="ce582"/>
          <table:table-cell table:style-name="ce547" table:formula="of:=[.D37]-[.C37]+[.F37]-[.E37]+[.H37]-[.G37]" office:value-type="time" office:time-value="PT04H30M00S" calcext:value-type="time">
            <text:p>4:30</text:p>
          </table:table-cell>
          <table:table-cell table:style-name="ce588" table:formula="of:=[.I37]" office:value-type="time" office:time-value="PT04H30M00S" calcext:value-type="time">
            <text:p>270</text:p>
          </table:table-cell>
          <table:table-cell table:number-columns-repeated="1014"/>
        </table:table-row>
        <table:table-row table:style-name="ro2">
          <table:table-cell table:style-name="ce517" office:value-type="string" calcext:value-type="string">
            <text:p>Dienstag</text:p>
          </table:table-cell>
          <table:table-cell table:style-name="ce521" office:value-type="float" office:value="25" calcext:value-type="float">
            <text:p>25</text:p>
          </table:table-cell>
          <table:table-cell table:style-name="ce458" table:formula="of:=IF([.$K38]=&quot;Feiertag&quot;;&quot;0&quot;;IF([.$A38]=&quot;Donnerstag&quot;;[$Daten.$H$17];IF([.$A38]=&quot;Freitag&quot;;[$Daten.$J$17];IF([.$A38]=&quot;Montag&quot;;[$Daten.$B$17];IF([.$A38]=&quot;Dienstag&quot;;[$Daten.$D$17];IF([.$A38]=&quot;Mittwoch&quot;;[$Daten.$F$17];IF([.$A38]=&quot;Samstag&quot;;[$Daten.$L$17];&quot;0&quot;)))))))" office:value-type="time" office:time-value="PT15H00M00S" calcext:value-type="time">
            <text:p>15:00</text:p>
          </table:table-cell>
          <table:table-cell table:style-name="ce469" table:formula="of:=IF([.$K38]=&quot;Feiertag&quot;;&quot;0&quot;;IF([.$A38]=&quot;Donnerstag&quot;;[$Daten.$I$17];IF([.$A38]=&quot;Freitag&quot;;[$Daten.$K$17];IF([.$A38]=&quot;Montag&quot;;[$Daten.$C$17];IF([.$A38]=&quot;Dienstag&quot;;[$Daten.$E$17];IF([.$A38]=&quot;Mittwoch&quot;;[$Daten.$G$17];IF([.$A38]=&quot;Samstag&quot;;[$Daten.$M$17];&quot;0&quot;)))))))" office:value-type="time" office:time-value="PT20H00M00S" calcext:value-type="time">
            <text:p>20:00</text:p>
          </table:table-cell>
          <table:table-cell table:style-name="ce458" table:formula="of:=IF([.$K38]=&quot;Feiertag&quot;;&quot;0&quot;;IF([.$A38]=&quot;Donnerstag&quot;;[$Daten.$H$18];IF([.$A38]=&quot;Freitag&quot;;[$Daten.$J$18];IF([.$A38]=&quot;Montag&quot;;[$Daten.$B$18];IF([.$A38]=&quot;Dienstag&quot;;[$Daten.$D$18];IF([.$A38]=&quot;Mittwoch&quot;;[$Daten.$F$18];IF([.$A38]=&quot;Samstag&quot;;[$Daten.$L$18];&quot;0&quot;)))))))" office:value-type="time" office:time-value="PT00H00M00S" calcext:value-type="time">
            <text:p>00:00</text:p>
          </table:table-cell>
          <table:table-cell table:style-name="ce469" table:formula="of:=IF([.$K38]=&quot;Feiertag&quot;;&quot;0&quot;;IF([.$A38]=&quot;Donnerstag&quot;;[$Daten.$I$18];IF([.$A38]=&quot;Freitag&quot;;[$Daten.$K$18];IF([.$A38]=&quot;Montag&quot;;[$Daten.$C$18];IF([.$A38]=&quot;Dienstag&quot;;[$Daten.$E$18];IF([.$A38]=&quot;Mittwoch&quot;;[$Daten.$G$18];IF([.$A38]=&quot;Samstag&quot;;[$Daten.$M$18];&quot;0&quot;)))))))" office:value-type="time" office:time-value="PT00H00M00S" calcext:value-type="time">
            <text:p>00:00</text:p>
          </table:table-cell>
          <table:table-cell table:style-name="ce532"/>
          <table:table-cell table:style-name="ce582"/>
          <table:table-cell table:style-name="ce547" table:formula="of:=[.D38]-[.C38]+[.F38]-[.E38]+[.H38]-[.G38]" office:value-type="time" office:time-value="PT05H00M00S" calcext:value-type="time">
            <text:p>5:00</text:p>
          </table:table-cell>
          <table:table-cell table:style-name="ce588" table:formula="of:=[.I38]" office:value-type="time" office:time-value="PT05H00M00S" calcext:value-type="time">
            <text:p>300</text:p>
          </table:table-cell>
          <table:table-cell table:number-columns-repeated="1014"/>
        </table:table-row>
        <table:table-row table:style-name="ro2">
          <table:table-cell table:style-name="ce517" office:value-type="string" calcext:value-type="string">
            <text:p>Mittwoch</text:p>
          </table:table-cell>
          <table:table-cell table:style-name="ce521" office:value-type="float" office:value="26" calcext:value-type="float">
            <text:p>26</text:p>
          </table:table-cell>
          <table:table-cell table:style-name="ce458" table:formula="of:=IF([.$K39]=&quot;Feiertag&quot;;&quot;0&quot;;IF([.$A39]=&quot;Donnerstag&quot;;[$Daten.$H$17];IF([.$A39]=&quot;Freitag&quot;;[$Daten.$J$17];IF([.$A39]=&quot;Montag&quot;;[$Daten.$B$17];IF([.$A39]=&quot;Dienstag&quot;;[$Daten.$D$17];IF([.$A39]=&quot;Mittwoch&quot;;[$Daten.$F$17];IF([.$A39]=&quot;Samstag&quot;;[$Daten.$L$17];&quot;0&quot;)))))))" office:value-type="time" office:time-value="PT00H00M00S" calcext:value-type="time">
            <text:p>00:00</text:p>
          </table:table-cell>
          <table:table-cell table:style-name="ce469" table:formula="of:=IF([.$K39]=&quot;Feiertag&quot;;&quot;0&quot;;IF([.$A39]=&quot;Donnerstag&quot;;[$Daten.$I$17];IF([.$A39]=&quot;Freitag&quot;;[$Daten.$K$17];IF([.$A39]=&quot;Montag&quot;;[$Daten.$C$17];IF([.$A39]=&quot;Dienstag&quot;;[$Daten.$E$17];IF([.$A39]=&quot;Mittwoch&quot;;[$Daten.$G$17];IF([.$A39]=&quot;Samstag&quot;;[$Daten.$M$17];&quot;0&quot;)))))))" office:value-type="time" office:time-value="PT00H00M00S" calcext:value-type="time">
            <text:p>00:00</text:p>
          </table:table-cell>
          <table:table-cell table:style-name="ce458" table:formula="of:=IF([.$K39]=&quot;Feiertag&quot;;&quot;0&quot;;IF([.$A39]=&quot;Donnerstag&quot;;[$Daten.$H$18];IF([.$A39]=&quot;Freitag&quot;;[$Daten.$J$18];IF([.$A39]=&quot;Montag&quot;;[$Daten.$B$18];IF([.$A39]=&quot;Dienstag&quot;;[$Daten.$D$18];IF([.$A39]=&quot;Mittwoch&quot;;[$Daten.$F$18];IF([.$A39]=&quot;Samstag&quot;;[$Daten.$L$18];&quot;0&quot;)))))))" office:value-type="time" office:time-value="PT00H00M00S" calcext:value-type="time">
            <text:p>00:00</text:p>
          </table:table-cell>
          <table:table-cell table:style-name="ce469" table:formula="of:=IF([.$K39]=&quot;Feiertag&quot;;&quot;0&quot;;IF([.$A39]=&quot;Donnerstag&quot;;[$Daten.$I$18];IF([.$A39]=&quot;Freitag&quot;;[$Daten.$K$18];IF([.$A39]=&quot;Montag&quot;;[$Daten.$C$18];IF([.$A39]=&quot;Dienstag&quot;;[$Daten.$E$18];IF([.$A39]=&quot;Mittwoch&quot;;[$Daten.$G$18];IF([.$A39]=&quot;Samstag&quot;;[$Daten.$M$18];&quot;0&quot;)))))))" office:value-type="time" office:time-value="PT00H00M00S" calcext:value-type="time">
            <text:p>00:00</text:p>
          </table:table-cell>
          <table:table-cell table:style-name="ce532"/>
          <table:table-cell table:style-name="ce582"/>
          <table:table-cell table:style-name="ce547" table:formula="of:=[.D39]-[.C39]+[.F39]-[.E39]+[.H39]-[.G39]" office:value-type="time" office:time-value="PT00H00M00S" calcext:value-type="time">
            <text:p>0:00</text:p>
          </table:table-cell>
          <table:table-cell table:style-name="ce588" table:formula="of:=[.I39]" office:value-type="time" office:time-value="PT00H00M00S" calcext:value-type="time">
            <text:p>00</text:p>
          </table:table-cell>
          <table:table-cell table:number-columns-repeated="1014"/>
        </table:table-row>
        <table:table-row table:style-name="ro2">
          <table:table-cell table:style-name="ce517" office:value-type="string" calcext:value-type="string">
            <text:p>Donnerstag</text:p>
          </table:table-cell>
          <table:table-cell table:style-name="ce521" office:value-type="float" office:value="27" calcext:value-type="float">
            <text:p>27</text:p>
          </table:table-cell>
          <table:table-cell table:style-name="ce458" table:formula="of:=IF([.$K40]=&quot;Feiertag&quot;;&quot;0&quot;;IF([.$A40]=&quot;Donnerstag&quot;;[$Daten.$H$17];IF([.$A40]=&quot;Freitag&quot;;[$Daten.$J$17];IF([.$A40]=&quot;Montag&quot;;[$Daten.$B$17];IF([.$A40]=&quot;Dienstag&quot;;[$Daten.$D$17];IF([.$A40]=&quot;Mittwoch&quot;;[$Daten.$F$17];IF([.$A40]=&quot;Samstag&quot;;[$Daten.$L$17];&quot;0&quot;)))))))" office:value-type="time" office:time-value="PT00H00M00S" calcext:value-type="time">
            <text:p>00:00</text:p>
          </table:table-cell>
          <table:table-cell table:style-name="ce469" table:formula="of:=IF([.$K40]=&quot;Feiertag&quot;;&quot;0&quot;;IF([.$A40]=&quot;Donnerstag&quot;;[$Daten.$I$17];IF([.$A40]=&quot;Freitag&quot;;[$Daten.$K$17];IF([.$A40]=&quot;Montag&quot;;[$Daten.$C$17];IF([.$A40]=&quot;Dienstag&quot;;[$Daten.$E$17];IF([.$A40]=&quot;Mittwoch&quot;;[$Daten.$G$17];IF([.$A40]=&quot;Samstag&quot;;[$Daten.$M$17];&quot;0&quot;)))))))" office:value-type="time" office:time-value="PT00H00M00S" calcext:value-type="time">
            <text:p>00:00</text:p>
          </table:table-cell>
          <table:table-cell table:style-name="ce458" table:formula="of:=IF([.$K40]=&quot;Feiertag&quot;;&quot;0&quot;;IF([.$A40]=&quot;Donnerstag&quot;;[$Daten.$H$18];IF([.$A40]=&quot;Freitag&quot;;[$Daten.$J$18];IF([.$A40]=&quot;Montag&quot;;[$Daten.$B$18];IF([.$A40]=&quot;Dienstag&quot;;[$Daten.$D$18];IF([.$A40]=&quot;Mittwoch&quot;;[$Daten.$F$18];IF([.$A40]=&quot;Samstag&quot;;[$Daten.$L$18];&quot;0&quot;)))))))" office:value-type="time" office:time-value="PT00H00M00S" calcext:value-type="time">
            <text:p>00:00</text:p>
          </table:table-cell>
          <table:table-cell table:style-name="ce469" table:formula="of:=IF([.$K40]=&quot;Feiertag&quot;;&quot;0&quot;;IF([.$A40]=&quot;Donnerstag&quot;;[$Daten.$I$18];IF([.$A40]=&quot;Freitag&quot;;[$Daten.$K$18];IF([.$A40]=&quot;Montag&quot;;[$Daten.$C$18];IF([.$A40]=&quot;Dienstag&quot;;[$Daten.$E$18];IF([.$A40]=&quot;Mittwoch&quot;;[$Daten.$G$18];IF([.$A40]=&quot;Samstag&quot;;[$Daten.$M$18];&quot;0&quot;)))))))" office:value-type="time" office:time-value="PT00H00M00S" calcext:value-type="time">
            <text:p>00:00</text:p>
          </table:table-cell>
          <table:table-cell table:style-name="ce580"/>
          <table:table-cell table:style-name="ce583"/>
          <table:table-cell table:style-name="ce547" table:formula="of:=[.D40]-[.C40]+[.F40]-[.E40]+[.H40]-[.G40]" office:value-type="time" office:time-value="PT00H00M00S" calcext:value-type="time">
            <text:p>0:00</text:p>
          </table:table-cell>
          <table:table-cell table:style-name="ce588" table:formula="of:=[.I40]" office:value-type="time" office:time-value="PT00H00M00S" calcext:value-type="time">
            <text:p>00</text:p>
          </table:table-cell>
          <table:table-cell table:number-columns-repeated="1014"/>
        </table:table-row>
        <table:table-row table:style-name="ro2">
          <table:table-cell table:style-name="ce517" office:value-type="string" calcext:value-type="string">
            <text:p>Freitag</text:p>
          </table:table-cell>
          <table:table-cell table:style-name="ce521" office:value-type="float" office:value="28" calcext:value-type="float">
            <text:p>28</text:p>
          </table:table-cell>
          <table:table-cell table:style-name="ce458" table:formula="of:=IF([.$K41]=&quot;Feiertag&quot;;&quot;0&quot;;IF([.$A41]=&quot;Donnerstag&quot;;[$Daten.$H$17];IF([.$A41]=&quot;Freitag&quot;;[$Daten.$J$17];IF([.$A41]=&quot;Montag&quot;;[$Daten.$B$17];IF([.$A41]=&quot;Dienstag&quot;;[$Daten.$D$17];IF([.$A41]=&quot;Mittwoch&quot;;[$Daten.$F$17];IF([.$A41]=&quot;Samstag&quot;;[$Daten.$L$17];&quot;0&quot;)))))))" office:value-type="time" office:time-value="PT00H00M00S" calcext:value-type="time">
            <text:p>00:00</text:p>
          </table:table-cell>
          <table:table-cell table:style-name="ce469" table:formula="of:=IF([.$K41]=&quot;Feiertag&quot;;&quot;0&quot;;IF([.$A41]=&quot;Donnerstag&quot;;[$Daten.$I$17];IF([.$A41]=&quot;Freitag&quot;;[$Daten.$K$17];IF([.$A41]=&quot;Montag&quot;;[$Daten.$C$17];IF([.$A41]=&quot;Dienstag&quot;;[$Daten.$E$17];IF([.$A41]=&quot;Mittwoch&quot;;[$Daten.$G$17];IF([.$A41]=&quot;Samstag&quot;;[$Daten.$M$17];&quot;0&quot;)))))))" office:value-type="time" office:time-value="PT00H00M00S" calcext:value-type="time">
            <text:p>00:00</text:p>
          </table:table-cell>
          <table:table-cell table:style-name="ce458" table:formula="of:=IF([.$K41]=&quot;Feiertag&quot;;&quot;0&quot;;IF([.$A41]=&quot;Donnerstag&quot;;[$Daten.$H$18];IF([.$A41]=&quot;Freitag&quot;;[$Daten.$J$18];IF([.$A41]=&quot;Montag&quot;;[$Daten.$B$18];IF([.$A41]=&quot;Dienstag&quot;;[$Daten.$D$18];IF([.$A41]=&quot;Mittwoch&quot;;[$Daten.$F$18];IF([.$A41]=&quot;Samstag&quot;;[$Daten.$L$18];&quot;0&quot;)))))))" office:value-type="time" office:time-value="PT00H00M00S" calcext:value-type="time">
            <text:p>00:00</text:p>
          </table:table-cell>
          <table:table-cell table:style-name="ce469" table:formula="of:=IF([.$K41]=&quot;Feiertag&quot;;&quot;0&quot;;IF([.$A41]=&quot;Donnerstag&quot;;[$Daten.$I$18];IF([.$A41]=&quot;Freitag&quot;;[$Daten.$K$18];IF([.$A41]=&quot;Montag&quot;;[$Daten.$C$18];IF([.$A41]=&quot;Dienstag&quot;;[$Daten.$E$18];IF([.$A41]=&quot;Mittwoch&quot;;[$Daten.$G$18];IF([.$A41]=&quot;Samstag&quot;;[$Daten.$M$18];&quot;0&quot;)))))))" office:value-type="time" office:time-value="PT00H00M00S" calcext:value-type="time">
            <text:p>00:00</text:p>
          </table:table-cell>
          <table:table-cell table:style-name="ce532"/>
          <table:table-cell table:style-name="ce582"/>
          <table:table-cell table:style-name="ce547" table:formula="of:=[.D41]-[.C41]+[.F41]-[.E41]+[.H41]-[.G41]" office:value-type="time" office:time-value="PT00H00M00S" calcext:value-type="time">
            <text:p>0:00</text:p>
          </table:table-cell>
          <table:table-cell table:style-name="ce588" table:formula="of:=[.I41]" office:value-type="time" office:time-value="PT00H00M00S" calcext:value-type="time">
            <text:p>00</text:p>
          </table:table-cell>
          <table:table-cell table:number-columns-repeated="1014"/>
        </table:table-row>
        <table:table-row table:style-name="ro2">
          <table:table-cell table:style-name="ce517" office:value-type="string" calcext:value-type="string">
            <text:p>Samstag</text:p>
          </table:table-cell>
          <table:table-cell table:style-name="ce521" office:value-type="float" office:value="29" calcext:value-type="float">
            <text:p>29</text:p>
          </table:table-cell>
          <table:table-cell table:style-name="ce458" table:formula="of:=IF([.$K42]=&quot;Feiertag&quot;;&quot;0&quot;;IF([.$A42]=&quot;Donnerstag&quot;;[$Daten.$H$17];IF([.$A42]=&quot;Freitag&quot;;[$Daten.$J$17];IF([.$A42]=&quot;Montag&quot;;[$Daten.$B$17];IF([.$A42]=&quot;Dienstag&quot;;[$Daten.$D$17];IF([.$A42]=&quot;Mittwoch&quot;;[$Daten.$F$17];IF([.$A42]=&quot;Samstag&quot;;[$Daten.$L$17];&quot;0&quot;)))))))" office:value-type="time" office:time-value="PT00H00M00S" calcext:value-type="time">
            <text:p>00:00</text:p>
          </table:table-cell>
          <table:table-cell table:style-name="ce469" table:formula="of:=IF([.$K42]=&quot;Feiertag&quot;;&quot;0&quot;;IF([.$A42]=&quot;Donnerstag&quot;;[$Daten.$I$17];IF([.$A42]=&quot;Freitag&quot;;[$Daten.$K$17];IF([.$A42]=&quot;Montag&quot;;[$Daten.$C$17];IF([.$A42]=&quot;Dienstag&quot;;[$Daten.$E$17];IF([.$A42]=&quot;Mittwoch&quot;;[$Daten.$G$17];IF([.$A42]=&quot;Samstag&quot;;[$Daten.$M$17];&quot;0&quot;)))))))" office:value-type="time" office:time-value="PT00H00M00S" calcext:value-type="time">
            <text:p>00:00</text:p>
          </table:table-cell>
          <table:table-cell table:style-name="ce458" table:formula="of:=IF([.$K42]=&quot;Feiertag&quot;;&quot;0&quot;;IF([.$A42]=&quot;Donnerstag&quot;;[$Daten.$H$18];IF([.$A42]=&quot;Freitag&quot;;[$Daten.$J$18];IF([.$A42]=&quot;Montag&quot;;[$Daten.$B$18];IF([.$A42]=&quot;Dienstag&quot;;[$Daten.$D$18];IF([.$A42]=&quot;Mittwoch&quot;;[$Daten.$F$18];IF([.$A42]=&quot;Samstag&quot;;[$Daten.$L$18];&quot;0&quot;)))))))" office:value-type="time" office:time-value="PT00H00M00S" calcext:value-type="time">
            <text:p>00:00</text:p>
          </table:table-cell>
          <table:table-cell table:style-name="ce469" table:formula="of:=IF([.$K42]=&quot;Feiertag&quot;;&quot;0&quot;;IF([.$A42]=&quot;Donnerstag&quot;;[$Daten.$I$18];IF([.$A42]=&quot;Freitag&quot;;[$Daten.$K$18];IF([.$A42]=&quot;Montag&quot;;[$Daten.$C$18];IF([.$A42]=&quot;Dienstag&quot;;[$Daten.$E$18];IF([.$A42]=&quot;Mittwoch&quot;;[$Daten.$G$18];IF([.$A42]=&quot;Samstag&quot;;[$Daten.$M$18];&quot;0&quot;)))))))" office:value-type="time" office:time-value="PT00H00M00S" calcext:value-type="time">
            <text:p>00:00</text:p>
          </table:table-cell>
          <table:table-cell table:style-name="ce580"/>
          <table:table-cell table:style-name="ce583"/>
          <table:table-cell table:style-name="ce547" table:formula="of:=[.D42]-[.C42]+[.F42]-[.E42]+[.H42]-[.G42]" office:value-type="time" office:time-value="PT00H00M00S" calcext:value-type="time">
            <text:p>0:00</text:p>
          </table:table-cell>
          <table:table-cell table:style-name="ce588" table:formula="of:=[.I42]" office:value-type="time" office:time-value="PT00H00M00S" calcext:value-type="time">
            <text:p>00</text:p>
          </table:table-cell>
          <table:table-cell table:number-columns-repeated="1014"/>
        </table:table-row>
        <table:table-row table:style-name="ro2">
          <table:table-cell table:style-name="ce517" office:value-type="string" calcext:value-type="string">
            <text:p>Sonntag</text:p>
          </table:table-cell>
          <table:table-cell table:style-name="ce521" office:value-type="float" office:value="30" calcext:value-type="float">
            <text:p>30</text:p>
          </table:table-cell>
          <table:table-cell table:style-name="ce458" table:formula="of:=IF([.$K43]=&quot;Feiertag&quot;;&quot;0&quot;;IF([.$A43]=&quot;Donnerstag&quot;;[$Daten.$H$17];IF([.$A43]=&quot;Freitag&quot;;[$Daten.$J$17];IF([.$A43]=&quot;Montag&quot;;[$Daten.$B$17];IF([.$A43]=&quot;Dienstag&quot;;[$Daten.$D$17];IF([.$A43]=&quot;Mittwoch&quot;;[$Daten.$F$17];IF([.$A43]=&quot;Samstag&quot;;[$Daten.$L$17];&quot;0&quot;)))))))" office:value-type="string" office:string-value="0" calcext:value-type="string">
            <text:p>0</text:p>
          </table:table-cell>
          <table:table-cell table:style-name="ce469" table:formula="of:=IF([.$K43]=&quot;Feiertag&quot;;&quot;0&quot;;IF([.$A43]=&quot;Donnerstag&quot;;[$Daten.$I$17];IF([.$A43]=&quot;Freitag&quot;;[$Daten.$K$17];IF([.$A43]=&quot;Montag&quot;;[$Daten.$C$17];IF([.$A43]=&quot;Dienstag&quot;;[$Daten.$E$17];IF([.$A43]=&quot;Mittwoch&quot;;[$Daten.$G$17];IF([.$A43]=&quot;Samstag&quot;;[$Daten.$M$17];&quot;0&quot;)))))))" office:value-type="string" office:string-value="0" calcext:value-type="string">
            <text:p>0</text:p>
          </table:table-cell>
          <table:table-cell table:style-name="ce458" table:formula="of:=IF([.$K43]=&quot;Feiertag&quot;;&quot;0&quot;;IF([.$A43]=&quot;Donnerstag&quot;;[$Daten.$H$18];IF([.$A43]=&quot;Freitag&quot;;[$Daten.$J$18];IF([.$A43]=&quot;Montag&quot;;[$Daten.$B$18];IF([.$A43]=&quot;Dienstag&quot;;[$Daten.$D$18];IF([.$A43]=&quot;Mittwoch&quot;;[$Daten.$F$18];IF([.$A43]=&quot;Samstag&quot;;[$Daten.$L$18];&quot;0&quot;)))))))" office:value-type="string" office:string-value="0" calcext:value-type="string">
            <text:p>0</text:p>
          </table:table-cell>
          <table:table-cell table:style-name="ce469" table:formula="of:=IF([.$K43]=&quot;Feiertag&quot;;&quot;0&quot;;IF([.$A43]=&quot;Donnerstag&quot;;[$Daten.$I$18];IF([.$A43]=&quot;Freitag&quot;;[$Daten.$K$18];IF([.$A43]=&quot;Montag&quot;;[$Daten.$C$18];IF([.$A43]=&quot;Dienstag&quot;;[$Daten.$E$18];IF([.$A43]=&quot;Mittwoch&quot;;[$Daten.$G$18];IF([.$A43]=&quot;Samstag&quot;;[$Daten.$M$18];&quot;0&quot;)))))))" office:value-type="string" office:string-value="0" calcext:value-type="string">
            <text:p>0</text:p>
          </table:table-cell>
          <table:table-cell table:style-name="ce532"/>
          <table:table-cell table:style-name="ce584"/>
          <table:table-cell table:style-name="ce547" table:formula="of:=[.D43]-[.C43]+[.F43]-[.E43]+[.H43]-[.G43]" office:value-type="time" office:time-value="PT00H00M00S" calcext:value-type="time">
            <text:p>0:00</text:p>
          </table:table-cell>
          <table:table-cell table:style-name="ce588" table:formula="of:=[.I43]" office:value-type="time" office:time-value="PT00H00M00S" calcext:value-type="time">
            <text:p>00</text:p>
          </table:table-cell>
          <table:table-cell table:number-columns-repeated="1014"/>
        </table:table-row>
        <table:table-row table:style-name="ro2">
          <table:table-cell table:style-name="ce517" office:value-type="string" calcext:value-type="string">
            <text:p>Montag</text:p>
          </table:table-cell>
          <table:table-cell table:style-name="ce522" office:value-type="float" office:value="31" calcext:value-type="float">
            <text:p>31</text:p>
          </table:table-cell>
          <table:table-cell table:style-name="ce578" table:formula="of:=IF([.$K44]=&quot;Feiertag&quot;;&quot;0&quot;;IF([.$A44]=&quot;Donnerstag&quot;;[$Daten.$H$17];IF([.$A44]=&quot;Freitag&quot;;[$Daten.$J$17];IF([.$A44]=&quot;Montag&quot;;[$Daten.$B$17];IF([.$A44]=&quot;Dienstag&quot;;[$Daten.$D$17];IF([.$A44]=&quot;Mittwoch&quot;;[$Daten.$F$17];IF([.$A44]=&quot;Samstag&quot;;[$Daten.$L$17];&quot;0&quot;)))))))" office:value-type="time" office:time-value="PT14H00M00S" calcext:value-type="time">
            <text:p>14:00</text:p>
          </table:table-cell>
          <table:table-cell table:style-name="ce579" table:formula="of:=IF([.$K44]=&quot;Feiertag&quot;;&quot;0&quot;;IF([.$A44]=&quot;Donnerstag&quot;;[$Daten.$I$17];IF([.$A44]=&quot;Freitag&quot;;[$Daten.$K$17];IF([.$A44]=&quot;Montag&quot;;[$Daten.$C$17];IF([.$A44]=&quot;Dienstag&quot;;[$Daten.$E$17];IF([.$A44]=&quot;Mittwoch&quot;;[$Daten.$G$17];IF([.$A44]=&quot;Samstag&quot;;[$Daten.$M$17];&quot;0&quot;)))))))" office:value-type="time" office:time-value="PT18H30M00S" calcext:value-type="time">
            <text:p>18:30</text:p>
          </table:table-cell>
          <table:table-cell table:style-name="ce528" table:formula="of:=IF([.$K44]=&quot;Feiertag&quot;;&quot;0&quot;;IF([.$A44]=&quot;Donnerstag&quot;;[$Daten.$H$18];IF([.$A44]=&quot;Freitag&quot;;[$Daten.$J$18];IF([.$A44]=&quot;Montag&quot;;[$Daten.$B$18];IF([.$A44]=&quot;Dienstag&quot;;[$Daten.$D$18];IF([.$A44]=&quot;Mittwoch&quot;;[$Daten.$F$18];IF([.$A44]=&quot;Samstag&quot;;[$Daten.$L$18];&quot;0&quot;)))))))" office:value-type="time" office:time-value="PT00H00M00S" calcext:value-type="time">
            <text:p>00:00</text:p>
          </table:table-cell>
          <table:table-cell table:style-name="ce534" table:formula="of:=IF([.$K44]=&quot;Feiertag&quot;;&quot;0&quot;;IF([.$A44]=&quot;Donnerstag&quot;;[$Daten.$I$18];IF([.$A44]=&quot;Freitag&quot;;[$Daten.$K$18];IF([.$A44]=&quot;Montag&quot;;[$Daten.$C$18];IF([.$A44]=&quot;Dienstag&quot;;[$Daten.$E$18];IF([.$A44]=&quot;Mittwoch&quot;;[$Daten.$G$18];IF([.$A44]=&quot;Samstag&quot;;[$Daten.$M$18];&quot;0&quot;)))))))" office:value-type="time" office:time-value="PT00H00M00S" calcext:value-type="time">
            <text:p>00:00</text:p>
          </table:table-cell>
          <table:table-cell table:style-name="ce581"/>
          <table:table-cell table:style-name="ce585"/>
          <table:table-cell table:style-name="ce586" table:formula="of:=[.D44]-[.C44]+[.F44]-[.E44]+[.H44]-[.G44]" office:value-type="time" office:time-value="PT04H30M00S" calcext:value-type="time">
            <text:p>4:30</text:p>
          </table:table-cell>
          <table:table-cell table:style-name="ce589" table:formula="of:=[.I44]" office:value-type="time" office:time-value="PT04H30M00S" calcext:value-type="time">
            <text:p>270</text:p>
          </table:table-cell>
          <table:table-cell table:style-name="ce590"/>
          <table:table-cell table:number-columns-repeated="1013"/>
        </table:table-row>
        <table:table-row table:style-name="ro2">
          <table:table-cell table:style-name="ce517"/>
          <table:table-cell table:number-columns-repeated="3"/>
          <table:table-cell table:style-name="ce472" office:value-type="string" calcext:value-type="string">
            <text:p>Monatssumme</text:p>
          </table:table-cell>
          <table:table-cell table:style-name="ce477"/>
          <table:table-cell table:style-name="ce486" table:number-columns-repeated="2"/>
          <table:table-cell table:style-name="ce505" table:formula="of:=SUM([.I$14:.I44])" office:value-type="time" office:time-value="PT37H30M00S" calcext:value-type="time">
            <text:p>37:30</text:p>
          </table:table-cell>
          <table:table-cell table:style-name="ce511" table:formula="of:=[.I45]" office:value-type="time" office:time-value="PT37H30M00S" calcext:value-type="time">
            <text:p>2250</text:p>
          </table:table-cell>
          <table:table-cell table:number-columns-repeated="1014"/>
        </table:table-row>
        <table:table-row table:style-name="ro2">
          <table:table-cell table:style-name="ce517"/>
          <table:table-cell table:number-columns-repeated="3"/>
          <table:table-cell table:style-name="ce473" office:value-type="string" calcext:value-type="string">
            <text:p>Monatssaldo</text:p>
          </table:table-cell>
          <table:table-cell table:style-name="ce478"/>
          <table:table-cell table:style-name="ce487" table:number-columns-repeated="2"/>
          <table:table-cell table:style-name="ce506" table:formula="of:=SUM([.I$14:.I44];-[.G$10])" office:value-type="time" office:time-value="-PT03H48M00S" calcext:value-type="time">
            <text:p>-3:48</text:p>
          </table:table-cell>
          <table:table-cell table:style-name="ce512" table:formula="of:=[.I46]" office:value-type="time" office:time-value="-PT03H48M00S" calcext:value-type="time">
            <text:p>-228</text:p>
          </table:table-cell>
          <table:table-cell table:number-columns-repeated="1014"/>
        </table:table-row>
        <table:table-row table:style-name="ro2" table:number-rows-repeated="2">
          <table:table-cell table:style-name="ce517"/>
          <table:table-cell table:number-columns-repeated="1023"/>
        </table:table-row>
        <table:table-row table:style-name="ro2">
          <table:table-cell table:number-columns-repeated="1024"/>
        </table:table-row>
        <table:table-row table:style-name="ro2">
          <table:table-cell table:number-columns-repeated="4"/>
          <table:table-cell table:style-name="ce395"/>
          <table:table-cell table:style-name="ce482" table:number-columns-repeated="4"/>
          <table:table-cell table:number-columns-repeated="1015"/>
        </table:table-row>
        <table:table-row table:style-name="ro2">
          <table:table-cell table:style-name="ce442" office:value-type="string" calcext:value-type="string">
            <text:p>für die Richtigkeit:</text:p>
          </table:table-cell>
          <table:table-cell table:style-name="ce411"/>
          <table:table-cell table:style-name="ce395" table:number-columns-repeated="3"/>
          <table:table-cell table:style-name="ce479" table:number-columns-repeated="3"/>
          <table:table-cell table:style-name="ce507"/>
          <table:table-cell table:style-name="ce513"/>
          <table:table-cell table:number-columns-repeated="1014"/>
        </table:table-row>
        <table:table-row table:style-name="ro2">
          <table:table-cell table:style-name="ce442"/>
          <table:table-cell table:style-name="ce411"/>
          <table:table-cell table:style-name="ce395" table:number-columns-repeated="3"/>
          <table:table-cell table:style-name="ce480" table:formula="of:=[$Daten.$F$7]" office:value-type="string" office:string-value="Betreuer/in:" calcext:value-type="string">
            <text:p>Betreuer/in:</text:p>
          </table:table-cell>
          <table:table-cell table:style-name="ce488"/>
          <table:table-cell table:style-name="ce493" table:formula="of:=[$Daten.$G$7]" office:value-type="string" office:string-value="Dr. Matthias Wübbeling" calcext:value-type="string">
            <text:p>Dr. Matthias Wübbeling</text:p>
          </table:table-cell>
          <table:table-cell table:style-name="ce493" table:number-columns-repeated="2"/>
          <table:table-cell table:number-columns-repeated="1014"/>
        </table:table-row>
        <table:table-row table:style-name="ro2" table:number-rows-repeated="3">
          <table:table-cell table:style-name="ce442"/>
          <table:table-cell table:style-name="ce411"/>
          <table:table-cell table:style-name="ce395" table:number-columns-repeated="7"/>
          <table:table-cell table:style-name="ce404"/>
          <table:table-cell table:number-columns-repeated="1014"/>
        </table:table-row>
        <table:table-row table:style-name="ro2">
          <table:table-cell table:style-name="ce444" table:formula="of:=[$Daten.$B$3]" office:value-type="string" office:string-value="Sefa Pilavci" calcext:value-type="string" table:number-columns-spanned="4" table:number-rows-spanned="1">
            <text:p>Sefa Pilavci</text:p>
          </table:table-cell>
          <table:covered-table-cell table:number-columns-repeated="3" table:style-name="ce444"/>
          <table:table-cell table:style-name="ce395"/>
          <table:table-cell table:style-name="ce480" table:formula="of:=[$Daten.$F$8]" office:value-type="string" office:string-value="Fachvorgesetzte/r:" calcext:value-type="string">
            <text:p>Fachvorgesetzte/r:</text:p>
          </table:table-cell>
          <table:table-cell table:style-name="ce488"/>
          <table:table-cell table:style-name="ce494"/>
          <table:table-cell table:style-name="ce480" table:formula="of:=[$Daten.$G$8]" office:value-type="string" office:string-value="Dr. Matthias Wübbeling" calcext:value-type="string">
            <text:p>Dr. Matthias Wübbeling</text:p>
          </table:table-cell>
          <table:table-cell table:style-name="ce514"/>
          <table:table-cell table:number-columns-repeated="1014"/>
        </table:table-row>
        <table:table-row table:style-name="ro2" table:number-rows-repeated="1048519">
          <table:table-cell table:number-columns-repeated="1024"/>
        </table:table-row>
        <table:table-row table:style-name="ro2">
          <table:table-cell table:number-columns-repeated="1024"/>
        </table:table-row>
        <table:named-expressions>
          <table:named-range table:name="_xlnm.Print_Area" table:base-cell-address="$Daten.$A$1" table:cell-range-address="$Oktober.$A$2:.$K$56" table:range-usable-as="print-range"/>
        </table:named-expressions>
      </table:table>
      <table:table table:name="November" table:style-name="ta9" table:print-ranges="November.A2:November.K55">
        <table:table-column table:style-name="co16" table:default-cell-style-name="ce518"/>
        <table:table-column table:style-name="co6" table:default-cell-style-name="ce519"/>
        <table:table-column table:style-name="co7" table:number-columns-repeated="6" table:default-cell-style-name="ce523"/>
        <table:table-column table:style-name="co8" table:default-cell-style-name="ce545"/>
        <table:table-column table:style-name="co9" table:default-cell-style-name="ce519"/>
        <table:table-column table:style-name="co12" table:number-columns-repeated="1014" table:default-cell-style-name="ce553"/>
        <table:table-row table:style-name="ro7">
          <table:table-cell table:style-name="ce517"/>
          <table:table-cell table:number-columns-repeated="1023"/>
        </table:table-row>
        <table:table-row table:style-name="ro5">
          <table:table-cell table:style-name="ce517"/>
          <table:table-cell/>
          <table:table-cell table:style-name="ce450" table:formula="of:=[$Daten.A1]" office:value-type="string" office:string-value="Zeiterfassungskarte" calcext:value-type="string">
            <text:p>Zeiterfassungskarte</text:p>
          </table:table-cell>
          <table:table-cell table:style-name="ce460"/>
          <table:table-cell table:style-name="ce395" table:number-columns-repeated="4"/>
          <table:table-cell table:style-name="ce495" table:formula="of:=[$Daten.B4]" office:value-type="float" office:value="2022" calcext:value-type="float">
            <text:p>2022</text:p>
          </table:table-cell>
          <table:table-cell table:number-columns-repeated="1015"/>
        </table:table-row>
        <table:table-row table:style-name="ro2">
          <table:table-cell table:style-name="ce517"/>
          <table:table-cell table:number-columns-repeated="2"/>
          <table:table-cell table:style-name="ce530"/>
          <table:table-cell table:number-columns-repeated="1020"/>
        </table:table-row>
        <table:table-row table:style-name="ro2">
          <table:table-cell table:style-name="ce517"/>
          <table:table-cell/>
          <table:table-cell table:style-name="ce524" office:value-type="string" calcext:value-type="string">
            <text:p>Monat:</text:p>
          </table:table-cell>
          <table:table-cell table:style-name="ce531" office:value-type="string" calcext:value-type="string">
            <text:p>November</text:p>
          </table:table-cell>
          <table:table-cell table:style-name="ce536"/>
          <table:table-cell table:style-name="ce537" table:number-columns-repeated="2"/>
          <table:table-cell table:style-name="ce481"/>
          <table:table-cell table:style-name="ce497"/>
          <table:table-cell table:number-columns-repeated="1015"/>
        </table:table-row>
        <table:table-row table:style-name="ro2">
          <table:table-cell table:style-name="ce517"/>
          <table:table-cell/>
          <table:table-cell table:style-name="ce453" table:formula="of:=[$Daten.B3]" office:value-type="string" office:string-value="Sefa Pilavci" calcext:value-type="string">
            <text:p>Sefa Pilavci</text:p>
          </table:table-cell>
          <table:table-cell table:style-name="ce465" table:number-columns-repeated="2"/>
          <table:table-cell table:style-name="ce529" table:number-columns-repeated="2"/>
          <table:table-cell table:style-name="ce482"/>
          <table:table-cell table:style-name="ce498" table:formula="of:=[$Daten.$F$5]" office:value-type="string" office:string-value="Tutor Netzwerksicherheit" calcext:value-type="string">
            <text:p>Tutor Netzwerksicherheit</text:p>
          </table:table-cell>
          <table:table-cell table:number-columns-repeated="1015"/>
        </table:table-row>
        <table:table-row table:style-name="ro6">
          <table:table-cell table:style-name="ce517"/>
          <table:table-cell/>
          <table:table-cell table:style-name="ce454"/>
          <table:table-cell table:style-name="ce464" table:number-columns-repeated="2"/>
          <table:table-cell table:style-name="ce475" table:number-columns-repeated="2"/>
          <table:table-cell table:style-name="ce468"/>
          <table:table-cell table:style-name="ce499"/>
          <table:table-cell table:number-columns-repeated="1015"/>
        </table:table-row>
        <table:table-row table:style-name="ro7">
          <table:table-cell table:style-name="ce517"/>
          <table:table-cell/>
          <table:table-cell table:style-name="ce453" table:formula="of:=[$Daten.A7]" office:value-type="string" office:string-value="Vertragsbeginn:" calcext:value-type="string">
            <text:p>Vertragsbeginn:</text:p>
          </table:table-cell>
          <table:table-cell table:style-name="ce465" table:number-columns-repeated="2"/>
          <table:table-cell table:style-name="ce476" table:formula="of:=[$Daten.B7]" office:value-type="date" office:date-value="2022-04-01" calcext:value-type="date" table:number-columns-spanned="2" table:number-rows-spanned="1">
            <text:p>01.04.2022</text:p>
          </table:table-cell>
          <table:covered-table-cell table:style-name="ce476"/>
          <table:table-cell table:style-name="ce482"/>
          <table:table-cell table:style-name="ce500"/>
          <table:table-cell table:number-columns-repeated="1015"/>
        </table:table-row>
        <table:table-row table:style-name="ro7">
          <table:table-cell table:style-name="ce517"/>
          <table:table-cell/>
          <table:table-cell table:style-name="ce453" table:formula="of:=[$Daten.A8]" office:value-type="string" office:string-value="Vertragsende:" calcext:value-type="string">
            <text:p>Vertragsende:</text:p>
          </table:table-cell>
          <table:table-cell table:style-name="ce465" table:number-columns-repeated="2"/>
          <table:table-cell table:style-name="ce476" table:formula="of:=[$Daten.B8]" office:value-type="date" office:date-value="2022-09-30" calcext:value-type="date" table:number-columns-spanned="2" table:number-rows-spanned="1">
            <text:p>30.09.2022</text:p>
          </table:table-cell>
          <table:covered-table-cell table:style-name="ce476"/>
          <table:table-cell table:style-name="ce482"/>
          <table:table-cell table:style-name="ce501"/>
          <table:table-cell table:number-columns-repeated="1015"/>
        </table:table-row>
        <table:table-row table:style-name="ro6">
          <table:table-cell table:style-name="ce517"/>
          <table:table-cell/>
          <table:table-cell table:style-name="ce454"/>
          <table:table-cell table:style-name="ce464" table:number-columns-repeated="2"/>
          <table:table-cell table:style-name="ce475" table:number-columns-repeated="2"/>
          <table:table-cell table:style-name="ce468"/>
          <table:table-cell table:style-name="ce499"/>
          <table:table-cell table:number-columns-repeated="1015"/>
        </table:table-row>
        <table:table-row table:style-name="ro2">
          <table:table-cell table:style-name="ce517"/>
          <table:table-cell/>
          <table:table-cell table:style-name="ce525" office:value-type="string" calcext:value-type="string">
            <text:p>Summe der Arbeitszeit lt. Vertrag</text:p>
          </table:table-cell>
          <table:table-cell table:style-name="ce529" table:number-columns-repeated="2"/>
          <table:table-cell table:style-name="ce532"/>
          <table:table-cell table:style-name="ce483" table:formula="of:=IF(OR([$Daten.B5]=&quot;Januar&quot;;[$Daten.B5]=&quot;Februar&quot;;[$Daten.B5]=&quot;März&quot;;[$Daten.B5]=&quot;April&quot;;[$Daten.B5]=&quot;Mai&quot;;[$Daten.B5]=&quot;Juni&quot;;[$Daten.B5]=&quot;Juli&quot;;[$Daten.B5]=&quot;August&quot;;[$Daten.B5]=&quot;September&quot;;[$Daten.B5]=&quot;Oktober&quot;;[$Daten.B5]=&quot;November&quot;);[$Daten.B11];0)" office:value-type="time" office:time-value="PT41H18M00S" calcext:value-type="time">
            <text:p>41:18</text:p>
          </table:table-cell>
          <table:table-cell table:style-name="ce489" table:formula="of:=IF([$Daten.B5]=&quot;Januar&quot;;[$Daten.C11];0)" office:value-type="float" office:value="0" calcext:value-type="float">
            <text:p>0</text:p>
          </table:table-cell>
          <table:table-cell table:style-name="ce438"/>
          <table:table-cell table:number-columns-repeated="1015"/>
        </table:table-row>
        <table:table-row table:style-name="ro2">
          <table:table-cell table:style-name="ce517"/>
          <table:table-cell/>
          <table:table-cell table:style-name="ce525" office:value-type="string" calcext:value-type="string">
            <text:p>Urlaub pro Monat</text:p>
          </table:table-cell>
          <table:table-cell table:style-name="ce532" table:number-columns-repeated="3"/>
          <table:table-cell table:style-name="ce465" table:formula="of:=IF(OR([$Daten.B5]=&quot;Januar&quot;;[$Daten.B5]=&quot;Februar&quot;;[$Daten.B5]=&quot;März&quot;;[$Daten.B5]=&quot;April&quot;;[$Daten.B5]=&quot;Mai&quot;;[$Daten.B5]=&quot;Juni&quot;;[$Daten.B5]=&quot;Juli&quot;;[$Daten.B5]=&quot;August&quot;;[$Daten.B5]=&quot;September&quot;;[$Daten.B5]=&quot;Oktober&quot;;[$Daten.B5]=&quot;November&quot;);[$Daten.B12];0)" office:value-type="time" office:time-value="PT03H10M00S" calcext:value-type="time">
            <text:p>3:10</text:p>
          </table:table-cell>
          <table:table-cell table:style-name="ce489" table:formula="of:=IF([$Daten.B5]=&quot;Januar&quot;;[$Daten.C12];0)" office:value-type="float" office:value="0" calcext:value-type="float">
            <text:p>0</text:p>
          </table:table-cell>
          <table:table-cell table:style-name="ce438"/>
          <table:table-cell table:number-columns-repeated="1015"/>
        </table:table-row>
        <table:table-row table:style-name="ro2">
          <table:table-cell table:style-name="ce517"/>
          <table:table-cell/>
          <table:table-cell table:style-name="ce454"/>
          <table:table-cell table:style-name="ce464" table:number-columns-repeated="4"/>
          <table:table-cell table:style-name="ce490"/>
          <table:table-cell table:style-name="ce502"/>
          <table:table-cell table:number-columns-repeated="1015"/>
        </table:table-row>
        <table:table-row table:style-name="ro2">
          <table:table-cell table:style-name="ce517"/>
          <table:table-cell table:style-name="ce520" office:value-type="string" calcext:value-type="string">
            <text:p>Tag</text:p>
          </table:table-cell>
          <table:table-cell table:style-name="ce526" office:value-type="string" calcext:value-type="string">
            <text:p>Kommt</text:p>
          </table:table-cell>
          <table:table-cell table:style-name="ce526" office:value-type="string" calcext:value-type="string">
            <text:p>Geht</text:p>
          </table:table-cell>
          <table:table-cell table:style-name="ce526" office:value-type="string" calcext:value-type="string">
            <text:p>Kommt</text:p>
          </table:table-cell>
          <table:table-cell table:style-name="ce526" office:value-type="string" calcext:value-type="string">
            <text:p>Geht</text:p>
          </table:table-cell>
          <table:table-cell table:style-name="ce526" office:value-type="string" calcext:value-type="string">
            <text:p>Kommt</text:p>
          </table:table-cell>
          <table:table-cell table:style-name="ce526" office:value-type="string" calcext:value-type="string">
            <text:p>Geht</text:p>
          </table:table-cell>
          <table:table-cell table:style-name="ce526" office:value-type="string" calcext:value-type="string">
            <text:p>Tagessumme</text:p>
          </table:table-cell>
          <table:table-cell table:style-name="ce549" office:value-type="string" calcext:value-type="string">
            <text:p>in Minuten</text:p>
          </table:table-cell>
          <table:table-cell table:number-columns-repeated="1014"/>
        </table:table-row>
        <table:table-row table:style-name="ro2">
          <table:table-cell table:style-name="ce517" office:value-type="string" calcext:value-type="string">
            <text:p>Dienstag</text:p>
          </table:table-cell>
          <table:table-cell table:style-name="ce521" office:value-type="float" office:value="1" calcext:value-type="float">
            <text:p>1</text:p>
          </table:table-cell>
          <table:table-cell table:style-name="ce527" table:formula="of:=IF([.$K14]=&quot;Feiertag&quot;;&quot;0&quot;;IF([.$A14]=&quot;Donnerstag&quot;;[$Daten.$H$17];IF([.$A14]=&quot;Freitag&quot;;[$Daten.$J$17];IF([.$A14]=&quot;Montag&quot;;[$Daten.$B$17];IF([.$A14]=&quot;Dienstag&quot;;[$Daten.$D$17];IF([.$A14]=&quot;Mittwoch&quot;;[$Daten.$F$17];IF([.$A14]=&quot;Samstag&quot;;[$Daten.$L$17];&quot;0&quot;)))))))" office:value-type="string" office:string-value="0" calcext:value-type="string">
            <text:p>0</text:p>
          </table:table-cell>
          <table:table-cell table:style-name="ce533" table:formula="of:=IF([.$K14]=&quot;Feiertag&quot;;&quot;0&quot;;IF([.$A14]=&quot;Donnerstag&quot;;[$Daten.$I$17];IF([.$A14]=&quot;Freitag&quot;;[$Daten.$K$17];IF([.$A14]=&quot;Montag&quot;;[$Daten.$C$17];IF([.$A14]=&quot;Dienstag&quot;;[$Daten.$E$17];IF([.$A14]=&quot;Mittwoch&quot;;[$Daten.$G$17];IF([.$A14]=&quot;Samstag&quot;;[$Daten.$M$17];&quot;0&quot;)))))))" office:value-type="string" office:string-value="0" calcext:value-type="string">
            <text:p>0</text:p>
          </table:table-cell>
          <table:table-cell table:style-name="ce527" table:formula="of:=IF([.$K14]=&quot;Feiertag&quot;;&quot;0&quot;;IF([.$A14]=&quot;Donnerstag&quot;;[$Daten.$H$18];IF([.$A14]=&quot;Freitag&quot;;[$Daten.$J$18];IF([.$A14]=&quot;Montag&quot;;[$Daten.$B$18];IF([.$A14]=&quot;Dienstag&quot;;[$Daten.$D$18];IF([.$A14]=&quot;Mittwoch&quot;;[$Daten.$F$18];IF([.$A14]=&quot;Samstag&quot;;[$Daten.$L$18];&quot;0&quot;)))))))" office:value-type="string" office:string-value="0" calcext:value-type="string">
            <text:p>0</text:p>
          </table:table-cell>
          <table:table-cell table:style-name="ce533" table:formula="of:=IF([.$K14]=&quot;Feiertag&quot;;&quot;0&quot;;IF([.$A14]=&quot;Donnerstag&quot;;[$Daten.$I$18];IF([.$A14]=&quot;Freitag&quot;;[$Daten.$K$18];IF([.$A14]=&quot;Montag&quot;;[$Daten.$C$18];IF([.$A14]=&quot;Dienstag&quot;;[$Daten.$E$18];IF([.$A14]=&quot;Mittwoch&quot;;[$Daten.$G$18];IF([.$A14]=&quot;Samstag&quot;;[$Daten.$M$18];&quot;0&quot;)))))))" office:value-type="string" office:string-value="0" calcext:value-type="string">
            <text:p>0</text:p>
          </table:table-cell>
          <table:table-cell table:style-name="ce538"/>
          <table:table-cell table:style-name="ce541"/>
          <table:table-cell table:style-name="ce546" table:formula="of:=[.D14]-[.C14]+[.F14]-[.E14]+[.H14]-[.G14]" office:value-type="time" office:time-value="PT00H00M00S" calcext:value-type="time">
            <text:p>0:00</text:p>
          </table:table-cell>
          <table:table-cell table:style-name="ce550" table:formula="of:=[.I14]" office:value-type="time" office:time-value="PT00H00M00S" calcext:value-type="time">
            <text:p>00</text:p>
          </table:table-cell>
          <table:table-cell table:style-name="ce554" office:value-type="string" calcext:value-type="string">
            <text:p>Feiertag</text:p>
          </table:table-cell>
          <table:table-cell table:number-columns-repeated="1013"/>
        </table:table-row>
        <table:table-row table:style-name="ro2">
          <table:table-cell table:style-name="ce517" office:value-type="string" calcext:value-type="string">
            <text:p>Mittwoch</text:p>
          </table:table-cell>
          <table:table-cell table:style-name="ce521" office:value-type="float" office:value="2" calcext:value-type="float">
            <text:p>2</text:p>
          </table:table-cell>
          <table:table-cell table:style-name="ce458" table:formula="of:=IF([.$K15]=&quot;Feiertag&quot;;&quot;0&quot;;IF([.$A15]=&quot;Donnerstag&quot;;[$Daten.$H$17];IF([.$A15]=&quot;Freitag&quot;;[$Daten.$J$17];IF([.$A15]=&quot;Montag&quot;;[$Daten.$B$17];IF([.$A15]=&quot;Dienstag&quot;;[$Daten.$D$17];IF([.$A15]=&quot;Mittwoch&quot;;[$Daten.$F$17];IF([.$A15]=&quot;Samstag&quot;;[$Daten.$L$17];&quot;0&quot;)))))))" office:value-type="time" office:time-value="PT00H00M00S" calcext:value-type="time">
            <text:p>00:00</text:p>
          </table:table-cell>
          <table:table-cell table:style-name="ce469" table:formula="of:=IF([.$K15]=&quot;Feiertag&quot;;&quot;0&quot;;IF([.$A15]=&quot;Donnerstag&quot;;[$Daten.$I$17];IF([.$A15]=&quot;Freitag&quot;;[$Daten.$K$17];IF([.$A15]=&quot;Montag&quot;;[$Daten.$C$17];IF([.$A15]=&quot;Dienstag&quot;;[$Daten.$E$17];IF([.$A15]=&quot;Mittwoch&quot;;[$Daten.$G$17];IF([.$A15]=&quot;Samstag&quot;;[$Daten.$M$17];&quot;0&quot;)))))))" office:value-type="time" office:time-value="PT00H00M00S" calcext:value-type="time">
            <text:p>00:00</text:p>
          </table:table-cell>
          <table:table-cell table:style-name="ce458" table:formula="of:=IF([.$K15]=&quot;Feiertag&quot;;&quot;0&quot;;IF([.$A15]=&quot;Donnerstag&quot;;[$Daten.$H$18];IF([.$A15]=&quot;Freitag&quot;;[$Daten.$J$18];IF([.$A15]=&quot;Montag&quot;;[$Daten.$B$18];IF([.$A15]=&quot;Dienstag&quot;;[$Daten.$D$18];IF([.$A15]=&quot;Mittwoch&quot;;[$Daten.$F$18];IF([.$A15]=&quot;Samstag&quot;;[$Daten.$L$18];&quot;0&quot;)))))))" office:value-type="time" office:time-value="PT00H00M00S" calcext:value-type="time">
            <text:p>00:00</text:p>
          </table:table-cell>
          <table:table-cell table:style-name="ce469" table:formula="of:=IF([.$K15]=&quot;Feiertag&quot;;&quot;0&quot;;IF([.$A15]=&quot;Donnerstag&quot;;[$Daten.$I$18];IF([.$A15]=&quot;Freitag&quot;;[$Daten.$K$18];IF([.$A15]=&quot;Montag&quot;;[$Daten.$C$18];IF([.$A15]=&quot;Dienstag&quot;;[$Daten.$E$18];IF([.$A15]=&quot;Mittwoch&quot;;[$Daten.$G$18];IF([.$A15]=&quot;Samstag&quot;;[$Daten.$M$18];&quot;0&quot;)))))))" office:value-type="time" office:time-value="PT00H00M00S" calcext:value-type="time">
            <text:p>00:00</text:p>
          </table:table-cell>
          <table:table-cell table:style-name="ce539"/>
          <table:table-cell table:style-name="ce542"/>
          <table:table-cell table:style-name="ce547" table:formula="of:=[.D15]-[.C15]+[.F15]-[.E15]+[.H15]-[.G15]" office:value-type="time" office:time-value="PT00H00M00S" calcext:value-type="time">
            <text:p>0:00</text:p>
          </table:table-cell>
          <table:table-cell table:style-name="ce551" table:formula="of:=[.I15]" office:value-type="time" office:time-value="PT00H00M00S" calcext:value-type="time">
            <text:p>00</text:p>
          </table:table-cell>
          <table:table-cell table:number-columns-repeated="1014"/>
        </table:table-row>
        <table:table-row table:style-name="ro2">
          <table:table-cell table:style-name="ce517" office:value-type="string" calcext:value-type="string">
            <text:p>Donnerstag</text:p>
          </table:table-cell>
          <table:table-cell table:style-name="ce521" office:value-type="float" office:value="3" calcext:value-type="float">
            <text:p>3</text:p>
          </table:table-cell>
          <table:table-cell table:style-name="ce458" table:formula="of:=IF([.$K16]=&quot;Feiertag&quot;;&quot;0&quot;;IF([.$A16]=&quot;Donnerstag&quot;;[$Daten.$H$17];IF([.$A16]=&quot;Freitag&quot;;[$Daten.$J$17];IF([.$A16]=&quot;Montag&quot;;[$Daten.$B$17];IF([.$A16]=&quot;Dienstag&quot;;[$Daten.$D$17];IF([.$A16]=&quot;Mittwoch&quot;;[$Daten.$F$17];IF([.$A16]=&quot;Samstag&quot;;[$Daten.$L$17];&quot;0&quot;)))))))" office:value-type="time" office:time-value="PT00H00M00S" calcext:value-type="time">
            <text:p>00:00</text:p>
          </table:table-cell>
          <table:table-cell table:style-name="ce469" table:formula="of:=IF([.$K16]=&quot;Feiertag&quot;;&quot;0&quot;;IF([.$A16]=&quot;Donnerstag&quot;;[$Daten.$I$17];IF([.$A16]=&quot;Freitag&quot;;[$Daten.$K$17];IF([.$A16]=&quot;Montag&quot;;[$Daten.$C$17];IF([.$A16]=&quot;Dienstag&quot;;[$Daten.$E$17];IF([.$A16]=&quot;Mittwoch&quot;;[$Daten.$G$17];IF([.$A16]=&quot;Samstag&quot;;[$Daten.$M$17];&quot;0&quot;)))))))" office:value-type="time" office:time-value="PT00H00M00S" calcext:value-type="time">
            <text:p>00:00</text:p>
          </table:table-cell>
          <table:table-cell table:style-name="ce458" table:formula="of:=IF([.$K16]=&quot;Feiertag&quot;;&quot;0&quot;;IF([.$A16]=&quot;Donnerstag&quot;;[$Daten.$H$18];IF([.$A16]=&quot;Freitag&quot;;[$Daten.$J$18];IF([.$A16]=&quot;Montag&quot;;[$Daten.$B$18];IF([.$A16]=&quot;Dienstag&quot;;[$Daten.$D$18];IF([.$A16]=&quot;Mittwoch&quot;;[$Daten.$F$18];IF([.$A16]=&quot;Samstag&quot;;[$Daten.$L$18];&quot;0&quot;)))))))" office:value-type="time" office:time-value="PT00H00M00S" calcext:value-type="time">
            <text:p>00:00</text:p>
          </table:table-cell>
          <table:table-cell table:style-name="ce469" table:formula="of:=IF([.$K16]=&quot;Feiertag&quot;;&quot;0&quot;;IF([.$A16]=&quot;Donnerstag&quot;;[$Daten.$I$18];IF([.$A16]=&quot;Freitag&quot;;[$Daten.$K$18];IF([.$A16]=&quot;Montag&quot;;[$Daten.$C$18];IF([.$A16]=&quot;Dienstag&quot;;[$Daten.$E$18];IF([.$A16]=&quot;Mittwoch&quot;;[$Daten.$G$18];IF([.$A16]=&quot;Samstag&quot;;[$Daten.$M$18];&quot;0&quot;)))))))" office:value-type="time" office:time-value="PT00H00M00S" calcext:value-type="time">
            <text:p>00:00</text:p>
          </table:table-cell>
          <table:table-cell table:style-name="ce539"/>
          <table:table-cell table:style-name="ce543"/>
          <table:table-cell table:style-name="ce547" table:formula="of:=[.D16]-[.C16]+[.F16]-[.E16]+[.H16]-[.G16]" office:value-type="time" office:time-value="PT00H00M00S" calcext:value-type="time">
            <text:p>0:00</text:p>
          </table:table-cell>
          <table:table-cell table:style-name="ce551" table:formula="of:=[.I16]" office:value-type="time" office:time-value="PT00H00M00S" calcext:value-type="time">
            <text:p>00</text:p>
          </table:table-cell>
          <table:table-cell table:number-columns-repeated="1014"/>
        </table:table-row>
        <table:table-row table:style-name="ro2">
          <table:table-cell table:style-name="ce517" office:value-type="string" calcext:value-type="string">
            <text:p>Freitag</text:p>
          </table:table-cell>
          <table:table-cell table:style-name="ce521" office:value-type="float" office:value="4" calcext:value-type="float">
            <text:p>4</text:p>
          </table:table-cell>
          <table:table-cell table:style-name="ce458" table:formula="of:=IF([.$K17]=&quot;Feiertag&quot;;&quot;0&quot;;IF([.$A17]=&quot;Donnerstag&quot;;[$Daten.$H$17];IF([.$A17]=&quot;Freitag&quot;;[$Daten.$J$17];IF([.$A17]=&quot;Montag&quot;;[$Daten.$B$17];IF([.$A17]=&quot;Dienstag&quot;;[$Daten.$D$17];IF([.$A17]=&quot;Mittwoch&quot;;[$Daten.$F$17];IF([.$A17]=&quot;Samstag&quot;;[$Daten.$L$17];&quot;0&quot;)))))))" office:value-type="time" office:time-value="PT00H00M00S" calcext:value-type="time">
            <text:p>00:00</text:p>
          </table:table-cell>
          <table:table-cell table:style-name="ce469" table:formula="of:=IF([.$K17]=&quot;Feiertag&quot;;&quot;0&quot;;IF([.$A17]=&quot;Donnerstag&quot;;[$Daten.$I$17];IF([.$A17]=&quot;Freitag&quot;;[$Daten.$K$17];IF([.$A17]=&quot;Montag&quot;;[$Daten.$C$17];IF([.$A17]=&quot;Dienstag&quot;;[$Daten.$E$17];IF([.$A17]=&quot;Mittwoch&quot;;[$Daten.$G$17];IF([.$A17]=&quot;Samstag&quot;;[$Daten.$M$17];&quot;0&quot;)))))))" office:value-type="time" office:time-value="PT00H00M00S" calcext:value-type="time">
            <text:p>00:00</text:p>
          </table:table-cell>
          <table:table-cell table:style-name="ce458" table:formula="of:=IF([.$K17]=&quot;Feiertag&quot;;&quot;0&quot;;IF([.$A17]=&quot;Donnerstag&quot;;[$Daten.$H$18];IF([.$A17]=&quot;Freitag&quot;;[$Daten.$J$18];IF([.$A17]=&quot;Montag&quot;;[$Daten.$B$18];IF([.$A17]=&quot;Dienstag&quot;;[$Daten.$D$18];IF([.$A17]=&quot;Mittwoch&quot;;[$Daten.$F$18];IF([.$A17]=&quot;Samstag&quot;;[$Daten.$L$18];&quot;0&quot;)))))))" office:value-type="time" office:time-value="PT00H00M00S" calcext:value-type="time">
            <text:p>00:00</text:p>
          </table:table-cell>
          <table:table-cell table:style-name="ce469" table:formula="of:=IF([.$K17]=&quot;Feiertag&quot;;&quot;0&quot;;IF([.$A17]=&quot;Donnerstag&quot;;[$Daten.$I$18];IF([.$A17]=&quot;Freitag&quot;;[$Daten.$K$18];IF([.$A17]=&quot;Montag&quot;;[$Daten.$C$18];IF([.$A17]=&quot;Dienstag&quot;;[$Daten.$E$18];IF([.$A17]=&quot;Mittwoch&quot;;[$Daten.$G$18];IF([.$A17]=&quot;Samstag&quot;;[$Daten.$M$18];&quot;0&quot;)))))))" office:value-type="time" office:time-value="PT00H00M00S" calcext:value-type="time">
            <text:p>00:00</text:p>
          </table:table-cell>
          <table:table-cell table:style-name="ce539"/>
          <table:table-cell table:style-name="ce542"/>
          <table:table-cell table:style-name="ce547" table:formula="of:=[.D17]-[.C17]+[.F17]-[.E17]+[.H17]-[.G17]" office:value-type="time" office:time-value="PT00H00M00S" calcext:value-type="time">
            <text:p>0:00</text:p>
          </table:table-cell>
          <table:table-cell table:style-name="ce551" table:formula="of:=[.I17]" office:value-type="time" office:time-value="PT00H00M00S" calcext:value-type="time">
            <text:p>00</text:p>
          </table:table-cell>
          <table:table-cell table:number-columns-repeated="1014"/>
        </table:table-row>
        <table:table-row table:style-name="ro2">
          <table:table-cell table:style-name="ce517" office:value-type="string" calcext:value-type="string">
            <text:p>Samstag</text:p>
          </table:table-cell>
          <table:table-cell table:style-name="ce521" office:value-type="float" office:value="5" calcext:value-type="float">
            <text:p>5</text:p>
          </table:table-cell>
          <table:table-cell table:style-name="ce458" table:formula="of:=IF([.$K18]=&quot;Feiertag&quot;;&quot;0&quot;;IF([.$A18]=&quot;Donnerstag&quot;;[$Daten.$H$17];IF([.$A18]=&quot;Freitag&quot;;[$Daten.$J$17];IF([.$A18]=&quot;Montag&quot;;[$Daten.$B$17];IF([.$A18]=&quot;Dienstag&quot;;[$Daten.$D$17];IF([.$A18]=&quot;Mittwoch&quot;;[$Daten.$F$17];IF([.$A18]=&quot;Samstag&quot;;[$Daten.$L$17];&quot;0&quot;)))))))" office:value-type="time" office:time-value="PT00H00M00S" calcext:value-type="time">
            <text:p>00:00</text:p>
          </table:table-cell>
          <table:table-cell table:style-name="ce469" table:formula="of:=IF([.$K18]=&quot;Feiertag&quot;;&quot;0&quot;;IF([.$A18]=&quot;Donnerstag&quot;;[$Daten.$I$17];IF([.$A18]=&quot;Freitag&quot;;[$Daten.$K$17];IF([.$A18]=&quot;Montag&quot;;[$Daten.$C$17];IF([.$A18]=&quot;Dienstag&quot;;[$Daten.$E$17];IF([.$A18]=&quot;Mittwoch&quot;;[$Daten.$G$17];IF([.$A18]=&quot;Samstag&quot;;[$Daten.$M$17];&quot;0&quot;)))))))" office:value-type="time" office:time-value="PT00H00M00S" calcext:value-type="time">
            <text:p>00:00</text:p>
          </table:table-cell>
          <table:table-cell table:style-name="ce458" table:formula="of:=IF([.$K18]=&quot;Feiertag&quot;;&quot;0&quot;;IF([.$A18]=&quot;Donnerstag&quot;;[$Daten.$H$18];IF([.$A18]=&quot;Freitag&quot;;[$Daten.$J$18];IF([.$A18]=&quot;Montag&quot;;[$Daten.$B$18];IF([.$A18]=&quot;Dienstag&quot;;[$Daten.$D$18];IF([.$A18]=&quot;Mittwoch&quot;;[$Daten.$F$18];IF([.$A18]=&quot;Samstag&quot;;[$Daten.$L$18];&quot;0&quot;)))))))" office:value-type="time" office:time-value="PT00H00M00S" calcext:value-type="time">
            <text:p>00:00</text:p>
          </table:table-cell>
          <table:table-cell table:style-name="ce469" table:formula="of:=IF([.$K18]=&quot;Feiertag&quot;;&quot;0&quot;;IF([.$A18]=&quot;Donnerstag&quot;;[$Daten.$I$18];IF([.$A18]=&quot;Freitag&quot;;[$Daten.$K$18];IF([.$A18]=&quot;Montag&quot;;[$Daten.$C$18];IF([.$A18]=&quot;Dienstag&quot;;[$Daten.$E$18];IF([.$A18]=&quot;Mittwoch&quot;;[$Daten.$G$18];IF([.$A18]=&quot;Samstag&quot;;[$Daten.$M$18];&quot;0&quot;)))))))" office:value-type="time" office:time-value="PT00H00M00S" calcext:value-type="time">
            <text:p>00:00</text:p>
          </table:table-cell>
          <table:table-cell table:style-name="ce539"/>
          <table:table-cell table:style-name="ce542"/>
          <table:table-cell table:style-name="ce547" table:formula="of:=[.D18]-[.C18]+[.F18]-[.E18]+[.H18]-[.G18]" office:value-type="time" office:time-value="PT00H00M00S" calcext:value-type="time">
            <text:p>0:00</text:p>
          </table:table-cell>
          <table:table-cell table:style-name="ce551" table:formula="of:=[.I18]" office:value-type="time" office:time-value="PT00H00M00S" calcext:value-type="time">
            <text:p>00</text:p>
          </table:table-cell>
          <table:table-cell table:number-columns-repeated="1014"/>
        </table:table-row>
        <table:table-row table:style-name="ro2">
          <table:table-cell table:style-name="ce517" office:value-type="string" calcext:value-type="string">
            <text:p>Sonntag</text:p>
          </table:table-cell>
          <table:table-cell table:style-name="ce521" office:value-type="float" office:value="6" calcext:value-type="float">
            <text:p>6</text:p>
          </table:table-cell>
          <table:table-cell table:style-name="ce458" table:formula="of:=IF([.$K19]=&quot;Feiertag&quot;;&quot;0&quot;;IF([.$A19]=&quot;Donnerstag&quot;;[$Daten.$H$17];IF([.$A19]=&quot;Freitag&quot;;[$Daten.$J$17];IF([.$A19]=&quot;Montag&quot;;[$Daten.$B$17];IF([.$A19]=&quot;Dienstag&quot;;[$Daten.$D$17];IF([.$A19]=&quot;Mittwoch&quot;;[$Daten.$F$17];IF([.$A19]=&quot;Samstag&quot;;[$Daten.$L$17];&quot;0&quot;)))))))" office:value-type="string" office:string-value="0" calcext:value-type="string">
            <text:p>0</text:p>
          </table:table-cell>
          <table:table-cell table:style-name="ce469" table:formula="of:=IF([.$K19]=&quot;Feiertag&quot;;&quot;0&quot;;IF([.$A19]=&quot;Donnerstag&quot;;[$Daten.$I$17];IF([.$A19]=&quot;Freitag&quot;;[$Daten.$K$17];IF([.$A19]=&quot;Montag&quot;;[$Daten.$C$17];IF([.$A19]=&quot;Dienstag&quot;;[$Daten.$E$17];IF([.$A19]=&quot;Mittwoch&quot;;[$Daten.$G$17];IF([.$A19]=&quot;Samstag&quot;;[$Daten.$M$17];&quot;0&quot;)))))))" office:value-type="string" office:string-value="0" calcext:value-type="string">
            <text:p>0</text:p>
          </table:table-cell>
          <table:table-cell table:style-name="ce458" table:formula="of:=IF([.$K19]=&quot;Feiertag&quot;;&quot;0&quot;;IF([.$A19]=&quot;Donnerstag&quot;;[$Daten.$H$18];IF([.$A19]=&quot;Freitag&quot;;[$Daten.$J$18];IF([.$A19]=&quot;Montag&quot;;[$Daten.$B$18];IF([.$A19]=&quot;Dienstag&quot;;[$Daten.$D$18];IF([.$A19]=&quot;Mittwoch&quot;;[$Daten.$F$18];IF([.$A19]=&quot;Samstag&quot;;[$Daten.$L$18];&quot;0&quot;)))))))" office:value-type="string" office:string-value="0" calcext:value-type="string">
            <text:p>0</text:p>
          </table:table-cell>
          <table:table-cell table:style-name="ce469" table:formula="of:=IF([.$K19]=&quot;Feiertag&quot;;&quot;0&quot;;IF([.$A19]=&quot;Donnerstag&quot;;[$Daten.$I$18];IF([.$A19]=&quot;Freitag&quot;;[$Daten.$K$18];IF([.$A19]=&quot;Montag&quot;;[$Daten.$C$18];IF([.$A19]=&quot;Dienstag&quot;;[$Daten.$E$18];IF([.$A19]=&quot;Mittwoch&quot;;[$Daten.$G$18];IF([.$A19]=&quot;Samstag&quot;;[$Daten.$M$18];&quot;0&quot;)))))))" office:value-type="string" office:string-value="0" calcext:value-type="string">
            <text:p>0</text:p>
          </table:table-cell>
          <table:table-cell table:style-name="ce539"/>
          <table:table-cell table:style-name="ce542"/>
          <table:table-cell table:style-name="ce547" table:formula="of:=[.D19]-[.C19]+[.F19]-[.E19]+[.H19]-[.G19]" office:value-type="time" office:time-value="PT00H00M00S" calcext:value-type="time">
            <text:p>0:00</text:p>
          </table:table-cell>
          <table:table-cell table:style-name="ce551" table:formula="of:=[.I19]" office:value-type="time" office:time-value="PT00H00M00S" calcext:value-type="time">
            <text:p>00</text:p>
          </table:table-cell>
          <table:table-cell table:number-columns-repeated="1014"/>
        </table:table-row>
        <table:table-row table:style-name="ro2">
          <table:table-cell table:style-name="ce517" office:value-type="string" calcext:value-type="string">
            <text:p>Montag</text:p>
          </table:table-cell>
          <table:table-cell table:style-name="ce521" office:value-type="float" office:value="7" calcext:value-type="float">
            <text:p>7</text:p>
          </table:table-cell>
          <table:table-cell table:style-name="ce458" table:formula="of:=IF([.$K20]=&quot;Feiertag&quot;;&quot;0&quot;;IF([.$A20]=&quot;Donnerstag&quot;;[$Daten.$H$17];IF([.$A20]=&quot;Freitag&quot;;[$Daten.$J$17];IF([.$A20]=&quot;Montag&quot;;[$Daten.$B$17];IF([.$A20]=&quot;Dienstag&quot;;[$Daten.$D$17];IF([.$A20]=&quot;Mittwoch&quot;;[$Daten.$F$17];IF([.$A20]=&quot;Samstag&quot;;[$Daten.$L$17];&quot;0&quot;)))))))" office:value-type="time" office:time-value="PT14H00M00S" calcext:value-type="time">
            <text:p>14:00</text:p>
          </table:table-cell>
          <table:table-cell table:style-name="ce469" table:formula="of:=IF([.$K20]=&quot;Feiertag&quot;;&quot;0&quot;;IF([.$A20]=&quot;Donnerstag&quot;;[$Daten.$I$17];IF([.$A20]=&quot;Freitag&quot;;[$Daten.$K$17];IF([.$A20]=&quot;Montag&quot;;[$Daten.$C$17];IF([.$A20]=&quot;Dienstag&quot;;[$Daten.$E$17];IF([.$A20]=&quot;Mittwoch&quot;;[$Daten.$G$17];IF([.$A20]=&quot;Samstag&quot;;[$Daten.$M$17];&quot;0&quot;)))))))" office:value-type="time" office:time-value="PT18H30M00S" calcext:value-type="time">
            <text:p>18:30</text:p>
          </table:table-cell>
          <table:table-cell table:style-name="ce458" table:formula="of:=IF([.$K20]=&quot;Feiertag&quot;;&quot;0&quot;;IF([.$A20]=&quot;Donnerstag&quot;;[$Daten.$H$18];IF([.$A20]=&quot;Freitag&quot;;[$Daten.$J$18];IF([.$A20]=&quot;Montag&quot;;[$Daten.$B$18];IF([.$A20]=&quot;Dienstag&quot;;[$Daten.$D$18];IF([.$A20]=&quot;Mittwoch&quot;;[$Daten.$F$18];IF([.$A20]=&quot;Samstag&quot;;[$Daten.$L$18];&quot;0&quot;)))))))" office:value-type="time" office:time-value="PT00H00M00S" calcext:value-type="time">
            <text:p>00:00</text:p>
          </table:table-cell>
          <table:table-cell table:style-name="ce469" table:formula="of:=IF([.$K20]=&quot;Feiertag&quot;;&quot;0&quot;;IF([.$A20]=&quot;Donnerstag&quot;;[$Daten.$I$18];IF([.$A20]=&quot;Freitag&quot;;[$Daten.$K$18];IF([.$A20]=&quot;Montag&quot;;[$Daten.$C$18];IF([.$A20]=&quot;Dienstag&quot;;[$Daten.$E$18];IF([.$A20]=&quot;Mittwoch&quot;;[$Daten.$G$18];IF([.$A20]=&quot;Samstag&quot;;[$Daten.$M$18];&quot;0&quot;)))))))" office:value-type="time" office:time-value="PT00H00M00S" calcext:value-type="time">
            <text:p>00:00</text:p>
          </table:table-cell>
          <table:table-cell table:style-name="ce571"/>
          <table:table-cell table:style-name="ce572"/>
          <table:table-cell table:style-name="ce547" table:formula="of:=[.D20]-[.C20]+[.F20]-[.E20]+[.H20]-[.G20]" office:value-type="time" office:time-value="PT04H30M00S" calcext:value-type="time">
            <text:p>4:30</text:p>
          </table:table-cell>
          <table:table-cell table:style-name="ce551" table:formula="of:=[.I20]" office:value-type="time" office:time-value="PT04H30M00S" calcext:value-type="time">
            <text:p>270</text:p>
          </table:table-cell>
          <table:table-cell table:number-columns-repeated="1014"/>
        </table:table-row>
        <table:table-row table:style-name="ro2">
          <table:table-cell table:style-name="ce517" office:value-type="string" calcext:value-type="string">
            <text:p>Dienstag</text:p>
          </table:table-cell>
          <table:table-cell table:style-name="ce521" office:value-type="float" office:value="8" calcext:value-type="float">
            <text:p>8</text:p>
          </table:table-cell>
          <table:table-cell table:style-name="ce458" table:formula="of:=IF([.$K21]=&quot;Feiertag&quot;;&quot;0&quot;;IF([.$A21]=&quot;Donnerstag&quot;;[$Daten.$H$17];IF([.$A21]=&quot;Freitag&quot;;[$Daten.$J$17];IF([.$A21]=&quot;Montag&quot;;[$Daten.$B$17];IF([.$A21]=&quot;Dienstag&quot;;[$Daten.$D$17];IF([.$A21]=&quot;Mittwoch&quot;;[$Daten.$F$17];IF([.$A21]=&quot;Samstag&quot;;[$Daten.$L$17];&quot;0&quot;)))))))" office:value-type="time" office:time-value="PT15H00M00S" calcext:value-type="time">
            <text:p>15:00</text:p>
          </table:table-cell>
          <table:table-cell table:style-name="ce469" table:formula="of:=IF([.$K21]=&quot;Feiertag&quot;;&quot;0&quot;;IF([.$A21]=&quot;Donnerstag&quot;;[$Daten.$I$17];IF([.$A21]=&quot;Freitag&quot;;[$Daten.$K$17];IF([.$A21]=&quot;Montag&quot;;[$Daten.$C$17];IF([.$A21]=&quot;Dienstag&quot;;[$Daten.$E$17];IF([.$A21]=&quot;Mittwoch&quot;;[$Daten.$G$17];IF([.$A21]=&quot;Samstag&quot;;[$Daten.$M$17];&quot;0&quot;)))))))" office:value-type="time" office:time-value="PT20H00M00S" calcext:value-type="time">
            <text:p>20:00</text:p>
          </table:table-cell>
          <table:table-cell table:style-name="ce458" table:formula="of:=IF([.$K21]=&quot;Feiertag&quot;;&quot;0&quot;;IF([.$A21]=&quot;Donnerstag&quot;;[$Daten.$H$18];IF([.$A21]=&quot;Freitag&quot;;[$Daten.$J$18];IF([.$A21]=&quot;Montag&quot;;[$Daten.$B$18];IF([.$A21]=&quot;Dienstag&quot;;[$Daten.$D$18];IF([.$A21]=&quot;Mittwoch&quot;;[$Daten.$F$18];IF([.$A21]=&quot;Samstag&quot;;[$Daten.$L$18];&quot;0&quot;)))))))" office:value-type="time" office:time-value="PT00H00M00S" calcext:value-type="time">
            <text:p>00:00</text:p>
          </table:table-cell>
          <table:table-cell table:style-name="ce469" table:formula="of:=IF([.$K21]=&quot;Feiertag&quot;;&quot;0&quot;;IF([.$A21]=&quot;Donnerstag&quot;;[$Daten.$I$18];IF([.$A21]=&quot;Freitag&quot;;[$Daten.$K$18];IF([.$A21]=&quot;Montag&quot;;[$Daten.$C$18];IF([.$A21]=&quot;Dienstag&quot;;[$Daten.$E$18];IF([.$A21]=&quot;Mittwoch&quot;;[$Daten.$G$18];IF([.$A21]=&quot;Samstag&quot;;[$Daten.$M$18];&quot;0&quot;)))))))" office:value-type="time" office:time-value="PT00H00M00S" calcext:value-type="time">
            <text:p>00:00</text:p>
          </table:table-cell>
          <table:table-cell table:style-name="ce539"/>
          <table:table-cell table:style-name="ce542"/>
          <table:table-cell table:style-name="ce547" table:formula="of:=[.D21]-[.C21]+[.F21]-[.E21]+[.H21]-[.G21]" office:value-type="time" office:time-value="PT05H00M00S" calcext:value-type="time">
            <text:p>5:00</text:p>
          </table:table-cell>
          <table:table-cell table:style-name="ce551" table:formula="of:=[.I21]" office:value-type="time" office:time-value="PT05H00M00S" calcext:value-type="time">
            <text:p>300</text:p>
          </table:table-cell>
          <table:table-cell table:number-columns-repeated="1014"/>
        </table:table-row>
        <table:table-row table:style-name="ro2">
          <table:table-cell table:style-name="ce517" office:value-type="string" calcext:value-type="string">
            <text:p>Mittwoch</text:p>
          </table:table-cell>
          <table:table-cell table:style-name="ce521" office:value-type="float" office:value="9" calcext:value-type="float">
            <text:p>9</text:p>
          </table:table-cell>
          <table:table-cell table:style-name="ce458" table:formula="of:=IF([.$K22]=&quot;Feiertag&quot;;&quot;0&quot;;IF([.$A22]=&quot;Donnerstag&quot;;[$Daten.$H$17];IF([.$A22]=&quot;Freitag&quot;;[$Daten.$J$17];IF([.$A22]=&quot;Montag&quot;;[$Daten.$B$17];IF([.$A22]=&quot;Dienstag&quot;;[$Daten.$D$17];IF([.$A22]=&quot;Mittwoch&quot;;[$Daten.$F$17];IF([.$A22]=&quot;Samstag&quot;;[$Daten.$L$17];&quot;0&quot;)))))))" office:value-type="time" office:time-value="PT00H00M00S" calcext:value-type="time">
            <text:p>00:00</text:p>
          </table:table-cell>
          <table:table-cell table:style-name="ce469" table:formula="of:=IF([.$K22]=&quot;Feiertag&quot;;&quot;0&quot;;IF([.$A22]=&quot;Donnerstag&quot;;[$Daten.$I$17];IF([.$A22]=&quot;Freitag&quot;;[$Daten.$K$17];IF([.$A22]=&quot;Montag&quot;;[$Daten.$C$17];IF([.$A22]=&quot;Dienstag&quot;;[$Daten.$E$17];IF([.$A22]=&quot;Mittwoch&quot;;[$Daten.$G$17];IF([.$A22]=&quot;Samstag&quot;;[$Daten.$M$17];&quot;0&quot;)))))))" office:value-type="time" office:time-value="PT00H00M00S" calcext:value-type="time">
            <text:p>00:00</text:p>
          </table:table-cell>
          <table:table-cell table:style-name="ce458" table:formula="of:=IF([.$K22]=&quot;Feiertag&quot;;&quot;0&quot;;IF([.$A22]=&quot;Donnerstag&quot;;[$Daten.$H$18];IF([.$A22]=&quot;Freitag&quot;;[$Daten.$J$18];IF([.$A22]=&quot;Montag&quot;;[$Daten.$B$18];IF([.$A22]=&quot;Dienstag&quot;;[$Daten.$D$18];IF([.$A22]=&quot;Mittwoch&quot;;[$Daten.$F$18];IF([.$A22]=&quot;Samstag&quot;;[$Daten.$L$18];&quot;0&quot;)))))))" office:value-type="time" office:time-value="PT00H00M00S" calcext:value-type="time">
            <text:p>00:00</text:p>
          </table:table-cell>
          <table:table-cell table:style-name="ce469" table:formula="of:=IF([.$K22]=&quot;Feiertag&quot;;&quot;0&quot;;IF([.$A22]=&quot;Donnerstag&quot;;[$Daten.$I$18];IF([.$A22]=&quot;Freitag&quot;;[$Daten.$K$18];IF([.$A22]=&quot;Montag&quot;;[$Daten.$C$18];IF([.$A22]=&quot;Dienstag&quot;;[$Daten.$E$18];IF([.$A22]=&quot;Mittwoch&quot;;[$Daten.$G$18];IF([.$A22]=&quot;Samstag&quot;;[$Daten.$M$18];&quot;0&quot;)))))))" office:value-type="time" office:time-value="PT00H00M00S" calcext:value-type="time">
            <text:p>00:00</text:p>
          </table:table-cell>
          <table:table-cell table:style-name="ce539"/>
          <table:table-cell table:style-name="ce542"/>
          <table:table-cell table:style-name="ce547" table:formula="of:=[.D22]-[.C22]+[.F22]-[.E22]+[.H22]-[.G22]" office:value-type="time" office:time-value="PT00H00M00S" calcext:value-type="time">
            <text:p>0:00</text:p>
          </table:table-cell>
          <table:table-cell table:style-name="ce551" table:formula="of:=[.I22]" office:value-type="time" office:time-value="PT00H00M00S" calcext:value-type="time">
            <text:p>00</text:p>
          </table:table-cell>
          <table:table-cell table:number-columns-repeated="1014"/>
        </table:table-row>
        <table:table-row table:style-name="ro2">
          <table:table-cell table:style-name="ce517" office:value-type="string" calcext:value-type="string">
            <text:p>Donnerstag</text:p>
          </table:table-cell>
          <table:table-cell table:style-name="ce521" office:value-type="float" office:value="10" calcext:value-type="float">
            <text:p>10</text:p>
          </table:table-cell>
          <table:table-cell table:style-name="ce458" table:formula="of:=IF([.$K23]=&quot;Feiertag&quot;;&quot;0&quot;;IF([.$A23]=&quot;Donnerstag&quot;;[$Daten.$H$17];IF([.$A23]=&quot;Freitag&quot;;[$Daten.$J$17];IF([.$A23]=&quot;Montag&quot;;[$Daten.$B$17];IF([.$A23]=&quot;Dienstag&quot;;[$Daten.$D$17];IF([.$A23]=&quot;Mittwoch&quot;;[$Daten.$F$17];IF([.$A23]=&quot;Samstag&quot;;[$Daten.$L$17];&quot;0&quot;)))))))" office:value-type="time" office:time-value="PT00H00M00S" calcext:value-type="time">
            <text:p>00:00</text:p>
          </table:table-cell>
          <table:table-cell table:style-name="ce469" table:formula="of:=IF([.$K23]=&quot;Feiertag&quot;;&quot;0&quot;;IF([.$A23]=&quot;Donnerstag&quot;;[$Daten.$I$17];IF([.$A23]=&quot;Freitag&quot;;[$Daten.$K$17];IF([.$A23]=&quot;Montag&quot;;[$Daten.$C$17];IF([.$A23]=&quot;Dienstag&quot;;[$Daten.$E$17];IF([.$A23]=&quot;Mittwoch&quot;;[$Daten.$G$17];IF([.$A23]=&quot;Samstag&quot;;[$Daten.$M$17];&quot;0&quot;)))))))" office:value-type="time" office:time-value="PT00H00M00S" calcext:value-type="time">
            <text:p>00:00</text:p>
          </table:table-cell>
          <table:table-cell table:style-name="ce458" table:formula="of:=IF([.$K23]=&quot;Feiertag&quot;;&quot;0&quot;;IF([.$A23]=&quot;Donnerstag&quot;;[$Daten.$H$18];IF([.$A23]=&quot;Freitag&quot;;[$Daten.$J$18];IF([.$A23]=&quot;Montag&quot;;[$Daten.$B$18];IF([.$A23]=&quot;Dienstag&quot;;[$Daten.$D$18];IF([.$A23]=&quot;Mittwoch&quot;;[$Daten.$F$18];IF([.$A23]=&quot;Samstag&quot;;[$Daten.$L$18];&quot;0&quot;)))))))" office:value-type="time" office:time-value="PT00H00M00S" calcext:value-type="time">
            <text:p>00:00</text:p>
          </table:table-cell>
          <table:table-cell table:style-name="ce469" table:formula="of:=IF([.$K23]=&quot;Feiertag&quot;;&quot;0&quot;;IF([.$A23]=&quot;Donnerstag&quot;;[$Daten.$I$18];IF([.$A23]=&quot;Freitag&quot;;[$Daten.$K$18];IF([.$A23]=&quot;Montag&quot;;[$Daten.$C$18];IF([.$A23]=&quot;Dienstag&quot;;[$Daten.$E$18];IF([.$A23]=&quot;Mittwoch&quot;;[$Daten.$G$18];IF([.$A23]=&quot;Samstag&quot;;[$Daten.$M$18];&quot;0&quot;)))))))" office:value-type="time" office:time-value="PT00H00M00S" calcext:value-type="time">
            <text:p>00:00</text:p>
          </table:table-cell>
          <table:table-cell table:style-name="ce539"/>
          <table:table-cell table:style-name="ce542"/>
          <table:table-cell table:style-name="ce547" table:formula="of:=[.D23]-[.C23]+[.F23]-[.E23]+[.H23]-[.G23]" office:value-type="time" office:time-value="PT00H00M00S" calcext:value-type="time">
            <text:p>0:00</text:p>
          </table:table-cell>
          <table:table-cell table:style-name="ce551" table:formula="of:=[.I23]" office:value-type="time" office:time-value="PT00H00M00S" calcext:value-type="time">
            <text:p>00</text:p>
          </table:table-cell>
          <table:table-cell table:number-columns-repeated="1014"/>
        </table:table-row>
        <table:table-row table:style-name="ro2">
          <table:table-cell table:style-name="ce517" office:value-type="string" calcext:value-type="string">
            <text:p>Freitag</text:p>
          </table:table-cell>
          <table:table-cell table:style-name="ce521" office:value-type="float" office:value="11" calcext:value-type="float">
            <text:p>11</text:p>
          </table:table-cell>
          <table:table-cell table:style-name="ce458" table:formula="of:=IF([.$K24]=&quot;Feiertag&quot;;&quot;0&quot;;IF([.$A24]=&quot;Donnerstag&quot;;[$Daten.$H$17];IF([.$A24]=&quot;Freitag&quot;;[$Daten.$J$17];IF([.$A24]=&quot;Montag&quot;;[$Daten.$B$17];IF([.$A24]=&quot;Dienstag&quot;;[$Daten.$D$17];IF([.$A24]=&quot;Mittwoch&quot;;[$Daten.$F$17];IF([.$A24]=&quot;Samstag&quot;;[$Daten.$L$17];&quot;0&quot;)))))))" office:value-type="time" office:time-value="PT00H00M00S" calcext:value-type="time">
            <text:p>00:00</text:p>
          </table:table-cell>
          <table:table-cell table:style-name="ce469" table:formula="of:=IF([.$K24]=&quot;Feiertag&quot;;&quot;0&quot;;IF([.$A24]=&quot;Donnerstag&quot;;[$Daten.$I$17];IF([.$A24]=&quot;Freitag&quot;;[$Daten.$K$17];IF([.$A24]=&quot;Montag&quot;;[$Daten.$C$17];IF([.$A24]=&quot;Dienstag&quot;;[$Daten.$E$17];IF([.$A24]=&quot;Mittwoch&quot;;[$Daten.$G$17];IF([.$A24]=&quot;Samstag&quot;;[$Daten.$M$17];&quot;0&quot;)))))))" office:value-type="time" office:time-value="PT00H00M00S" calcext:value-type="time">
            <text:p>00:00</text:p>
          </table:table-cell>
          <table:table-cell table:style-name="ce458" table:formula="of:=IF([.$K24]=&quot;Feiertag&quot;;&quot;0&quot;;IF([.$A24]=&quot;Donnerstag&quot;;[$Daten.$H$18];IF([.$A24]=&quot;Freitag&quot;;[$Daten.$J$18];IF([.$A24]=&quot;Montag&quot;;[$Daten.$B$18];IF([.$A24]=&quot;Dienstag&quot;;[$Daten.$D$18];IF([.$A24]=&quot;Mittwoch&quot;;[$Daten.$F$18];IF([.$A24]=&quot;Samstag&quot;;[$Daten.$L$18];&quot;0&quot;)))))))" office:value-type="time" office:time-value="PT00H00M00S" calcext:value-type="time">
            <text:p>00:00</text:p>
          </table:table-cell>
          <table:table-cell table:style-name="ce469" table:formula="of:=IF([.$K24]=&quot;Feiertag&quot;;&quot;0&quot;;IF([.$A24]=&quot;Donnerstag&quot;;[$Daten.$I$18];IF([.$A24]=&quot;Freitag&quot;;[$Daten.$K$18];IF([.$A24]=&quot;Montag&quot;;[$Daten.$C$18];IF([.$A24]=&quot;Dienstag&quot;;[$Daten.$E$18];IF([.$A24]=&quot;Mittwoch&quot;;[$Daten.$G$18];IF([.$A24]=&quot;Samstag&quot;;[$Daten.$M$18];&quot;0&quot;)))))))" office:value-type="time" office:time-value="PT00H00M00S" calcext:value-type="time">
            <text:p>00:00</text:p>
          </table:table-cell>
          <table:table-cell table:style-name="ce539"/>
          <table:table-cell table:style-name="ce542"/>
          <table:table-cell table:style-name="ce547" table:formula="of:=[.D24]-[.C24]+[.F24]-[.E24]+[.H24]-[.G24]" office:value-type="time" office:time-value="PT00H00M00S" calcext:value-type="time">
            <text:p>0:00</text:p>
          </table:table-cell>
          <table:table-cell table:style-name="ce551" table:formula="of:=[.I24]" office:value-type="time" office:time-value="PT00H00M00S" calcext:value-type="time">
            <text:p>00</text:p>
          </table:table-cell>
          <table:table-cell table:number-columns-repeated="1014"/>
        </table:table-row>
        <table:table-row table:style-name="ro2">
          <table:table-cell table:style-name="ce517" office:value-type="string" calcext:value-type="string">
            <text:p>Samstag</text:p>
          </table:table-cell>
          <table:table-cell table:style-name="ce521" office:value-type="float" office:value="12" calcext:value-type="float">
            <text:p>12</text:p>
          </table:table-cell>
          <table:table-cell table:style-name="ce458" table:formula="of:=IF([.$K25]=&quot;Feiertag&quot;;&quot;0&quot;;IF([.$A25]=&quot;Donnerstag&quot;;[$Daten.$H$17];IF([.$A25]=&quot;Freitag&quot;;[$Daten.$J$17];IF([.$A25]=&quot;Montag&quot;;[$Daten.$B$17];IF([.$A25]=&quot;Dienstag&quot;;[$Daten.$D$17];IF([.$A25]=&quot;Mittwoch&quot;;[$Daten.$F$17];IF([.$A25]=&quot;Samstag&quot;;[$Daten.$L$17];&quot;0&quot;)))))))" office:value-type="time" office:time-value="PT00H00M00S" calcext:value-type="time">
            <text:p>00:00</text:p>
          </table:table-cell>
          <table:table-cell table:style-name="ce469" table:formula="of:=IF([.$K25]=&quot;Feiertag&quot;;&quot;0&quot;;IF([.$A25]=&quot;Donnerstag&quot;;[$Daten.$I$17];IF([.$A25]=&quot;Freitag&quot;;[$Daten.$K$17];IF([.$A25]=&quot;Montag&quot;;[$Daten.$C$17];IF([.$A25]=&quot;Dienstag&quot;;[$Daten.$E$17];IF([.$A25]=&quot;Mittwoch&quot;;[$Daten.$G$17];IF([.$A25]=&quot;Samstag&quot;;[$Daten.$M$17];&quot;0&quot;)))))))" office:value-type="time" office:time-value="PT00H00M00S" calcext:value-type="time">
            <text:p>00:00</text:p>
          </table:table-cell>
          <table:table-cell table:style-name="ce458" table:formula="of:=IF([.$K25]=&quot;Feiertag&quot;;&quot;0&quot;;IF([.$A25]=&quot;Donnerstag&quot;;[$Daten.$H$18];IF([.$A25]=&quot;Freitag&quot;;[$Daten.$J$18];IF([.$A25]=&quot;Montag&quot;;[$Daten.$B$18];IF([.$A25]=&quot;Dienstag&quot;;[$Daten.$D$18];IF([.$A25]=&quot;Mittwoch&quot;;[$Daten.$F$18];IF([.$A25]=&quot;Samstag&quot;;[$Daten.$L$18];&quot;0&quot;)))))))" office:value-type="time" office:time-value="PT00H00M00S" calcext:value-type="time">
            <text:p>00:00</text:p>
          </table:table-cell>
          <table:table-cell table:style-name="ce469" table:formula="of:=IF([.$K25]=&quot;Feiertag&quot;;&quot;0&quot;;IF([.$A25]=&quot;Donnerstag&quot;;[$Daten.$I$18];IF([.$A25]=&quot;Freitag&quot;;[$Daten.$K$18];IF([.$A25]=&quot;Montag&quot;;[$Daten.$C$18];IF([.$A25]=&quot;Dienstag&quot;;[$Daten.$E$18];IF([.$A25]=&quot;Mittwoch&quot;;[$Daten.$G$18];IF([.$A25]=&quot;Samstag&quot;;[$Daten.$M$18];&quot;0&quot;)))))))" office:value-type="time" office:time-value="PT00H00M00S" calcext:value-type="time">
            <text:p>00:00</text:p>
          </table:table-cell>
          <table:table-cell table:style-name="ce539"/>
          <table:table-cell table:style-name="ce542"/>
          <table:table-cell table:style-name="ce547" table:formula="of:=[.D25]-[.C25]+[.F25]-[.E25]+[.H25]-[.G25]" office:value-type="time" office:time-value="PT00H00M00S" calcext:value-type="time">
            <text:p>0:00</text:p>
          </table:table-cell>
          <table:table-cell table:style-name="ce551" table:formula="of:=[.I25]" office:value-type="time" office:time-value="PT00H00M00S" calcext:value-type="time">
            <text:p>00</text:p>
          </table:table-cell>
          <table:table-cell table:number-columns-repeated="1014"/>
        </table:table-row>
        <table:table-row table:style-name="ro2">
          <table:table-cell table:style-name="ce517" office:value-type="string" calcext:value-type="string">
            <text:p>Sonntag</text:p>
          </table:table-cell>
          <table:table-cell table:style-name="ce521" office:value-type="float" office:value="13" calcext:value-type="float">
            <text:p>13</text:p>
          </table:table-cell>
          <table:table-cell table:style-name="ce458" table:formula="of:=IF([.$K26]=&quot;Feiertag&quot;;&quot;0&quot;;IF([.$A26]=&quot;Donnerstag&quot;;[$Daten.$H$17];IF([.$A26]=&quot;Freitag&quot;;[$Daten.$J$17];IF([.$A26]=&quot;Montag&quot;;[$Daten.$B$17];IF([.$A26]=&quot;Dienstag&quot;;[$Daten.$D$17];IF([.$A26]=&quot;Mittwoch&quot;;[$Daten.$F$17];IF([.$A26]=&quot;Samstag&quot;;[$Daten.$L$17];&quot;0&quot;)))))))" office:value-type="string" office:string-value="0" calcext:value-type="string">
            <text:p>0</text:p>
          </table:table-cell>
          <table:table-cell table:style-name="ce469" table:formula="of:=IF([.$K26]=&quot;Feiertag&quot;;&quot;0&quot;;IF([.$A26]=&quot;Donnerstag&quot;;[$Daten.$I$17];IF([.$A26]=&quot;Freitag&quot;;[$Daten.$K$17];IF([.$A26]=&quot;Montag&quot;;[$Daten.$C$17];IF([.$A26]=&quot;Dienstag&quot;;[$Daten.$E$17];IF([.$A26]=&quot;Mittwoch&quot;;[$Daten.$G$17];IF([.$A26]=&quot;Samstag&quot;;[$Daten.$M$17];&quot;0&quot;)))))))" office:value-type="string" office:string-value="0" calcext:value-type="string">
            <text:p>0</text:p>
          </table:table-cell>
          <table:table-cell table:style-name="ce458" table:formula="of:=IF([.$K26]=&quot;Feiertag&quot;;&quot;0&quot;;IF([.$A26]=&quot;Donnerstag&quot;;[$Daten.$H$18];IF([.$A26]=&quot;Freitag&quot;;[$Daten.$J$18];IF([.$A26]=&quot;Montag&quot;;[$Daten.$B$18];IF([.$A26]=&quot;Dienstag&quot;;[$Daten.$D$18];IF([.$A26]=&quot;Mittwoch&quot;;[$Daten.$F$18];IF([.$A26]=&quot;Samstag&quot;;[$Daten.$L$18];&quot;0&quot;)))))))" office:value-type="string" office:string-value="0" calcext:value-type="string">
            <text:p>0</text:p>
          </table:table-cell>
          <table:table-cell table:style-name="ce469" table:formula="of:=IF([.$K26]=&quot;Feiertag&quot;;&quot;0&quot;;IF([.$A26]=&quot;Donnerstag&quot;;[$Daten.$I$18];IF([.$A26]=&quot;Freitag&quot;;[$Daten.$K$18];IF([.$A26]=&quot;Montag&quot;;[$Daten.$C$18];IF([.$A26]=&quot;Dienstag&quot;;[$Daten.$E$18];IF([.$A26]=&quot;Mittwoch&quot;;[$Daten.$G$18];IF([.$A26]=&quot;Samstag&quot;;[$Daten.$M$18];&quot;0&quot;)))))))" office:value-type="string" office:string-value="0" calcext:value-type="string">
            <text:p>0</text:p>
          </table:table-cell>
          <table:table-cell table:style-name="ce539"/>
          <table:table-cell table:style-name="ce542"/>
          <table:table-cell table:style-name="ce547" table:formula="of:=[.D26]-[.C26]+[.F26]-[.E26]+[.H26]-[.G26]" office:value-type="time" office:time-value="PT00H00M00S" calcext:value-type="time">
            <text:p>0:00</text:p>
          </table:table-cell>
          <table:table-cell table:style-name="ce551" table:formula="of:=[.I26]" office:value-type="time" office:time-value="PT00H00M00S" calcext:value-type="time">
            <text:p>00</text:p>
          </table:table-cell>
          <table:table-cell table:number-columns-repeated="1014"/>
        </table:table-row>
        <table:table-row table:style-name="ro2">
          <table:table-cell table:style-name="ce517" office:value-type="string" calcext:value-type="string">
            <text:p>Montag</text:p>
          </table:table-cell>
          <table:table-cell table:style-name="ce521" office:value-type="float" office:value="14" calcext:value-type="float">
            <text:p>14</text:p>
          </table:table-cell>
          <table:table-cell table:style-name="ce458" table:formula="of:=IF([.$K27]=&quot;Feiertag&quot;;&quot;0&quot;;IF([.$A27]=&quot;Donnerstag&quot;;[$Daten.$H$17];IF([.$A27]=&quot;Freitag&quot;;[$Daten.$J$17];IF([.$A27]=&quot;Montag&quot;;[$Daten.$B$17];IF([.$A27]=&quot;Dienstag&quot;;[$Daten.$D$17];IF([.$A27]=&quot;Mittwoch&quot;;[$Daten.$F$17];IF([.$A27]=&quot;Samstag&quot;;[$Daten.$L$17];&quot;0&quot;)))))))" office:value-type="time" office:time-value="PT14H00M00S" calcext:value-type="time">
            <text:p>14:00</text:p>
          </table:table-cell>
          <table:table-cell table:style-name="ce469" table:formula="of:=IF([.$K27]=&quot;Feiertag&quot;;&quot;0&quot;;IF([.$A27]=&quot;Donnerstag&quot;;[$Daten.$I$17];IF([.$A27]=&quot;Freitag&quot;;[$Daten.$K$17];IF([.$A27]=&quot;Montag&quot;;[$Daten.$C$17];IF([.$A27]=&quot;Dienstag&quot;;[$Daten.$E$17];IF([.$A27]=&quot;Mittwoch&quot;;[$Daten.$G$17];IF([.$A27]=&quot;Samstag&quot;;[$Daten.$M$17];&quot;0&quot;)))))))" office:value-type="time" office:time-value="PT18H30M00S" calcext:value-type="time">
            <text:p>18:30</text:p>
          </table:table-cell>
          <table:table-cell table:style-name="ce458" table:formula="of:=IF([.$K27]=&quot;Feiertag&quot;;&quot;0&quot;;IF([.$A27]=&quot;Donnerstag&quot;;[$Daten.$H$18];IF([.$A27]=&quot;Freitag&quot;;[$Daten.$J$18];IF([.$A27]=&quot;Montag&quot;;[$Daten.$B$18];IF([.$A27]=&quot;Dienstag&quot;;[$Daten.$D$18];IF([.$A27]=&quot;Mittwoch&quot;;[$Daten.$F$18];IF([.$A27]=&quot;Samstag&quot;;[$Daten.$L$18];&quot;0&quot;)))))))" office:value-type="time" office:time-value="PT00H00M00S" calcext:value-type="time">
            <text:p>00:00</text:p>
          </table:table-cell>
          <table:table-cell table:style-name="ce469" table:formula="of:=IF([.$K27]=&quot;Feiertag&quot;;&quot;0&quot;;IF([.$A27]=&quot;Donnerstag&quot;;[$Daten.$I$18];IF([.$A27]=&quot;Freitag&quot;;[$Daten.$K$18];IF([.$A27]=&quot;Montag&quot;;[$Daten.$C$18];IF([.$A27]=&quot;Dienstag&quot;;[$Daten.$E$18];IF([.$A27]=&quot;Mittwoch&quot;;[$Daten.$G$18];IF([.$A27]=&quot;Samstag&quot;;[$Daten.$M$18];&quot;0&quot;)))))))" office:value-type="time" office:time-value="PT00H00M00S" calcext:value-type="time">
            <text:p>00:00</text:p>
          </table:table-cell>
          <table:table-cell table:style-name="ce539"/>
          <table:table-cell table:style-name="ce542"/>
          <table:table-cell table:style-name="ce547" table:formula="of:=[.D27]-[.C27]+[.F27]-[.E27]+[.H27]-[.G27]" office:value-type="time" office:time-value="PT04H30M00S" calcext:value-type="time">
            <text:p>4:30</text:p>
          </table:table-cell>
          <table:table-cell table:style-name="ce551" table:formula="of:=[.I27]" office:value-type="time" office:time-value="PT04H30M00S" calcext:value-type="time">
            <text:p>270</text:p>
          </table:table-cell>
          <table:table-cell table:number-columns-repeated="1014"/>
        </table:table-row>
        <table:table-row table:style-name="ro2">
          <table:table-cell table:style-name="ce517" office:value-type="string" calcext:value-type="string">
            <text:p>Dienstag</text:p>
          </table:table-cell>
          <table:table-cell table:style-name="ce521" office:value-type="float" office:value="15" calcext:value-type="float">
            <text:p>15</text:p>
          </table:table-cell>
          <table:table-cell table:style-name="ce458" table:formula="of:=IF([.$K28]=&quot;Feiertag&quot;;&quot;0&quot;;IF([.$A28]=&quot;Donnerstag&quot;;[$Daten.$H$17];IF([.$A28]=&quot;Freitag&quot;;[$Daten.$J$17];IF([.$A28]=&quot;Montag&quot;;[$Daten.$B$17];IF([.$A28]=&quot;Dienstag&quot;;[$Daten.$D$17];IF([.$A28]=&quot;Mittwoch&quot;;[$Daten.$F$17];IF([.$A28]=&quot;Samstag&quot;;[$Daten.$L$17];&quot;0&quot;)))))))" office:value-type="time" office:time-value="PT15H00M00S" calcext:value-type="time">
            <text:p>15:00</text:p>
          </table:table-cell>
          <table:table-cell table:style-name="ce469" table:formula="of:=IF([.$K28]=&quot;Feiertag&quot;;&quot;0&quot;;IF([.$A28]=&quot;Donnerstag&quot;;[$Daten.$I$17];IF([.$A28]=&quot;Freitag&quot;;[$Daten.$K$17];IF([.$A28]=&quot;Montag&quot;;[$Daten.$C$17];IF([.$A28]=&quot;Dienstag&quot;;[$Daten.$E$17];IF([.$A28]=&quot;Mittwoch&quot;;[$Daten.$G$17];IF([.$A28]=&quot;Samstag&quot;;[$Daten.$M$17];&quot;0&quot;)))))))" office:value-type="time" office:time-value="PT20H00M00S" calcext:value-type="time">
            <text:p>20:00</text:p>
          </table:table-cell>
          <table:table-cell table:style-name="ce458" table:formula="of:=IF([.$K28]=&quot;Feiertag&quot;;&quot;0&quot;;IF([.$A28]=&quot;Donnerstag&quot;;[$Daten.$H$18];IF([.$A28]=&quot;Freitag&quot;;[$Daten.$J$18];IF([.$A28]=&quot;Montag&quot;;[$Daten.$B$18];IF([.$A28]=&quot;Dienstag&quot;;[$Daten.$D$18];IF([.$A28]=&quot;Mittwoch&quot;;[$Daten.$F$18];IF([.$A28]=&quot;Samstag&quot;;[$Daten.$L$18];&quot;0&quot;)))))))" office:value-type="time" office:time-value="PT00H00M00S" calcext:value-type="time">
            <text:p>00:00</text:p>
          </table:table-cell>
          <table:table-cell table:style-name="ce469" table:formula="of:=IF([.$K28]=&quot;Feiertag&quot;;&quot;0&quot;;IF([.$A28]=&quot;Donnerstag&quot;;[$Daten.$I$18];IF([.$A28]=&quot;Freitag&quot;;[$Daten.$K$18];IF([.$A28]=&quot;Montag&quot;;[$Daten.$C$18];IF([.$A28]=&quot;Dienstag&quot;;[$Daten.$E$18];IF([.$A28]=&quot;Mittwoch&quot;;[$Daten.$G$18];IF([.$A28]=&quot;Samstag&quot;;[$Daten.$M$18];&quot;0&quot;)))))))" office:value-type="time" office:time-value="PT00H00M00S" calcext:value-type="time">
            <text:p>00:00</text:p>
          </table:table-cell>
          <table:table-cell table:style-name="ce539"/>
          <table:table-cell table:style-name="ce542"/>
          <table:table-cell table:style-name="ce547" table:formula="of:=[.D28]-[.C28]+[.F28]-[.E28]+[.H28]-[.G28]" office:value-type="time" office:time-value="PT05H00M00S" calcext:value-type="time">
            <text:p>5:00</text:p>
          </table:table-cell>
          <table:table-cell table:style-name="ce551" table:formula="of:=[.I28]" office:value-type="time" office:time-value="PT05H00M00S" calcext:value-type="time">
            <text:p>300</text:p>
          </table:table-cell>
          <table:table-cell table:number-columns-repeated="1014"/>
        </table:table-row>
        <table:table-row table:style-name="ro2">
          <table:table-cell table:style-name="ce517" office:value-type="string" calcext:value-type="string">
            <text:p>Mittwoch</text:p>
          </table:table-cell>
          <table:table-cell table:style-name="ce521" office:value-type="float" office:value="16" calcext:value-type="float">
            <text:p>16</text:p>
          </table:table-cell>
          <table:table-cell table:style-name="ce458" table:formula="of:=IF([.$K29]=&quot;Feiertag&quot;;&quot;0&quot;;IF([.$A29]=&quot;Donnerstag&quot;;[$Daten.$H$17];IF([.$A29]=&quot;Freitag&quot;;[$Daten.$J$17];IF([.$A29]=&quot;Montag&quot;;[$Daten.$B$17];IF([.$A29]=&quot;Dienstag&quot;;[$Daten.$D$17];IF([.$A29]=&quot;Mittwoch&quot;;[$Daten.$F$17];IF([.$A29]=&quot;Samstag&quot;;[$Daten.$L$17];&quot;0&quot;)))))))" office:value-type="time" office:time-value="PT00H00M00S" calcext:value-type="time">
            <text:p>00:00</text:p>
          </table:table-cell>
          <table:table-cell table:style-name="ce469" table:formula="of:=IF([.$K29]=&quot;Feiertag&quot;;&quot;0&quot;;IF([.$A29]=&quot;Donnerstag&quot;;[$Daten.$I$17];IF([.$A29]=&quot;Freitag&quot;;[$Daten.$K$17];IF([.$A29]=&quot;Montag&quot;;[$Daten.$C$17];IF([.$A29]=&quot;Dienstag&quot;;[$Daten.$E$17];IF([.$A29]=&quot;Mittwoch&quot;;[$Daten.$G$17];IF([.$A29]=&quot;Samstag&quot;;[$Daten.$M$17];&quot;0&quot;)))))))" office:value-type="time" office:time-value="PT00H00M00S" calcext:value-type="time">
            <text:p>00:00</text:p>
          </table:table-cell>
          <table:table-cell table:style-name="ce458" table:formula="of:=IF([.$K29]=&quot;Feiertag&quot;;&quot;0&quot;;IF([.$A29]=&quot;Donnerstag&quot;;[$Daten.$H$18];IF([.$A29]=&quot;Freitag&quot;;[$Daten.$J$18];IF([.$A29]=&quot;Montag&quot;;[$Daten.$B$18];IF([.$A29]=&quot;Dienstag&quot;;[$Daten.$D$18];IF([.$A29]=&quot;Mittwoch&quot;;[$Daten.$F$18];IF([.$A29]=&quot;Samstag&quot;;[$Daten.$L$18];&quot;0&quot;)))))))" office:value-type="time" office:time-value="PT00H00M00S" calcext:value-type="time">
            <text:p>00:00</text:p>
          </table:table-cell>
          <table:table-cell table:style-name="ce469" table:formula="of:=IF([.$K29]=&quot;Feiertag&quot;;&quot;0&quot;;IF([.$A29]=&quot;Donnerstag&quot;;[$Daten.$I$18];IF([.$A29]=&quot;Freitag&quot;;[$Daten.$K$18];IF([.$A29]=&quot;Montag&quot;;[$Daten.$C$18];IF([.$A29]=&quot;Dienstag&quot;;[$Daten.$E$18];IF([.$A29]=&quot;Mittwoch&quot;;[$Daten.$G$18];IF([.$A29]=&quot;Samstag&quot;;[$Daten.$M$18];&quot;0&quot;)))))))" office:value-type="time" office:time-value="PT00H00M00S" calcext:value-type="time">
            <text:p>00:00</text:p>
          </table:table-cell>
          <table:table-cell table:style-name="ce539"/>
          <table:table-cell table:style-name="ce542"/>
          <table:table-cell table:style-name="ce547" table:formula="of:=[.D29]-[.C29]+[.F29]-[.E29]+[.H29]-[.G29]" office:value-type="time" office:time-value="PT00H00M00S" calcext:value-type="time">
            <text:p>0:00</text:p>
          </table:table-cell>
          <table:table-cell table:style-name="ce551" table:formula="of:=[.I29]" office:value-type="time" office:time-value="PT00H00M00S" calcext:value-type="time">
            <text:p>00</text:p>
          </table:table-cell>
          <table:table-cell table:number-columns-repeated="1014"/>
        </table:table-row>
        <table:table-row table:style-name="ro2">
          <table:table-cell table:style-name="ce517" office:value-type="string" calcext:value-type="string">
            <text:p>Donnerstag</text:p>
          </table:table-cell>
          <table:table-cell table:style-name="ce521" office:value-type="float" office:value="17" calcext:value-type="float">
            <text:p>17</text:p>
          </table:table-cell>
          <table:table-cell table:style-name="ce458" table:formula="of:=IF([.$K30]=&quot;Feiertag&quot;;&quot;0&quot;;IF([.$A30]=&quot;Donnerstag&quot;;[$Daten.$H$17];IF([.$A30]=&quot;Freitag&quot;;[$Daten.$J$17];IF([.$A30]=&quot;Montag&quot;;[$Daten.$B$17];IF([.$A30]=&quot;Dienstag&quot;;[$Daten.$D$17];IF([.$A30]=&quot;Mittwoch&quot;;[$Daten.$F$17];IF([.$A30]=&quot;Samstag&quot;;[$Daten.$L$17];&quot;0&quot;)))))))" office:value-type="time" office:time-value="PT00H00M00S" calcext:value-type="time">
            <text:p>00:00</text:p>
          </table:table-cell>
          <table:table-cell table:style-name="ce469" table:formula="of:=IF([.$K30]=&quot;Feiertag&quot;;&quot;0&quot;;IF([.$A30]=&quot;Donnerstag&quot;;[$Daten.$I$17];IF([.$A30]=&quot;Freitag&quot;;[$Daten.$K$17];IF([.$A30]=&quot;Montag&quot;;[$Daten.$C$17];IF([.$A30]=&quot;Dienstag&quot;;[$Daten.$E$17];IF([.$A30]=&quot;Mittwoch&quot;;[$Daten.$G$17];IF([.$A30]=&quot;Samstag&quot;;[$Daten.$M$17];&quot;0&quot;)))))))" office:value-type="time" office:time-value="PT00H00M00S" calcext:value-type="time">
            <text:p>00:00</text:p>
          </table:table-cell>
          <table:table-cell table:style-name="ce458" table:formula="of:=IF([.$K30]=&quot;Feiertag&quot;;&quot;0&quot;;IF([.$A30]=&quot;Donnerstag&quot;;[$Daten.$H$18];IF([.$A30]=&quot;Freitag&quot;;[$Daten.$J$18];IF([.$A30]=&quot;Montag&quot;;[$Daten.$B$18];IF([.$A30]=&quot;Dienstag&quot;;[$Daten.$D$18];IF([.$A30]=&quot;Mittwoch&quot;;[$Daten.$F$18];IF([.$A30]=&quot;Samstag&quot;;[$Daten.$L$18];&quot;0&quot;)))))))" office:value-type="time" office:time-value="PT00H00M00S" calcext:value-type="time">
            <text:p>00:00</text:p>
          </table:table-cell>
          <table:table-cell table:style-name="ce469" table:formula="of:=IF([.$K30]=&quot;Feiertag&quot;;&quot;0&quot;;IF([.$A30]=&quot;Donnerstag&quot;;[$Daten.$I$18];IF([.$A30]=&quot;Freitag&quot;;[$Daten.$K$18];IF([.$A30]=&quot;Montag&quot;;[$Daten.$C$18];IF([.$A30]=&quot;Dienstag&quot;;[$Daten.$E$18];IF([.$A30]=&quot;Mittwoch&quot;;[$Daten.$G$18];IF([.$A30]=&quot;Samstag&quot;;[$Daten.$M$18];&quot;0&quot;)))))))" office:value-type="time" office:time-value="PT00H00M00S" calcext:value-type="time">
            <text:p>00:00</text:p>
          </table:table-cell>
          <table:table-cell table:style-name="ce571"/>
          <table:table-cell table:style-name="ce572"/>
          <table:table-cell table:style-name="ce547" table:formula="of:=[.D30]-[.C30]+[.F30]-[.E30]+[.H30]-[.G30]" office:value-type="time" office:time-value="PT00H00M00S" calcext:value-type="time">
            <text:p>0:00</text:p>
          </table:table-cell>
          <table:table-cell table:style-name="ce551" table:formula="of:=[.I30]" office:value-type="time" office:time-value="PT00H00M00S" calcext:value-type="time">
            <text:p>00</text:p>
          </table:table-cell>
          <table:table-cell table:number-columns-repeated="1014"/>
        </table:table-row>
        <table:table-row table:style-name="ro2">
          <table:table-cell table:style-name="ce517" office:value-type="string" calcext:value-type="string">
            <text:p>Freitag</text:p>
          </table:table-cell>
          <table:table-cell table:style-name="ce521" office:value-type="float" office:value="18" calcext:value-type="float">
            <text:p>18</text:p>
          </table:table-cell>
          <table:table-cell table:style-name="ce458" table:formula="of:=IF([.$K31]=&quot;Feiertag&quot;;&quot;0&quot;;IF([.$A31]=&quot;Donnerstag&quot;;[$Daten.$H$17];IF([.$A31]=&quot;Freitag&quot;;[$Daten.$J$17];IF([.$A31]=&quot;Montag&quot;;[$Daten.$B$17];IF([.$A31]=&quot;Dienstag&quot;;[$Daten.$D$17];IF([.$A31]=&quot;Mittwoch&quot;;[$Daten.$F$17];IF([.$A31]=&quot;Samstag&quot;;[$Daten.$L$17];&quot;0&quot;)))))))" office:value-type="time" office:time-value="PT00H00M00S" calcext:value-type="time">
            <text:p>00:00</text:p>
          </table:table-cell>
          <table:table-cell table:style-name="ce469" table:formula="of:=IF([.$K31]=&quot;Feiertag&quot;;&quot;0&quot;;IF([.$A31]=&quot;Donnerstag&quot;;[$Daten.$I$17];IF([.$A31]=&quot;Freitag&quot;;[$Daten.$K$17];IF([.$A31]=&quot;Montag&quot;;[$Daten.$C$17];IF([.$A31]=&quot;Dienstag&quot;;[$Daten.$E$17];IF([.$A31]=&quot;Mittwoch&quot;;[$Daten.$G$17];IF([.$A31]=&quot;Samstag&quot;;[$Daten.$M$17];&quot;0&quot;)))))))" office:value-type="time" office:time-value="PT00H00M00S" calcext:value-type="time">
            <text:p>00:00</text:p>
          </table:table-cell>
          <table:table-cell table:style-name="ce458" table:formula="of:=IF([.$K31]=&quot;Feiertag&quot;;&quot;0&quot;;IF([.$A31]=&quot;Donnerstag&quot;;[$Daten.$H$18];IF([.$A31]=&quot;Freitag&quot;;[$Daten.$J$18];IF([.$A31]=&quot;Montag&quot;;[$Daten.$B$18];IF([.$A31]=&quot;Dienstag&quot;;[$Daten.$D$18];IF([.$A31]=&quot;Mittwoch&quot;;[$Daten.$F$18];IF([.$A31]=&quot;Samstag&quot;;[$Daten.$L$18];&quot;0&quot;)))))))" office:value-type="time" office:time-value="PT00H00M00S" calcext:value-type="time">
            <text:p>00:00</text:p>
          </table:table-cell>
          <table:table-cell table:style-name="ce469" table:formula="of:=IF([.$K31]=&quot;Feiertag&quot;;&quot;0&quot;;IF([.$A31]=&quot;Donnerstag&quot;;[$Daten.$I$18];IF([.$A31]=&quot;Freitag&quot;;[$Daten.$K$18];IF([.$A31]=&quot;Montag&quot;;[$Daten.$C$18];IF([.$A31]=&quot;Dienstag&quot;;[$Daten.$E$18];IF([.$A31]=&quot;Mittwoch&quot;;[$Daten.$G$18];IF([.$A31]=&quot;Samstag&quot;;[$Daten.$M$18];&quot;0&quot;)))))))" office:value-type="time" office:time-value="PT00H00M00S" calcext:value-type="time">
            <text:p>00:00</text:p>
          </table:table-cell>
          <table:table-cell table:style-name="ce539"/>
          <table:table-cell table:style-name="ce542"/>
          <table:table-cell table:style-name="ce547" table:formula="of:=[.D31]-[.C31]+[.F31]-[.E31]+[.H31]-[.G31]" office:value-type="time" office:time-value="PT00H00M00S" calcext:value-type="time">
            <text:p>0:00</text:p>
          </table:table-cell>
          <table:table-cell table:style-name="ce551" table:formula="of:=[.I31]" office:value-type="time" office:time-value="PT00H00M00S" calcext:value-type="time">
            <text:p>00</text:p>
          </table:table-cell>
          <table:table-cell table:number-columns-repeated="1014"/>
        </table:table-row>
        <table:table-row table:style-name="ro2">
          <table:table-cell table:style-name="ce517" office:value-type="string" calcext:value-type="string">
            <text:p>Samstag</text:p>
          </table:table-cell>
          <table:table-cell table:style-name="ce521" office:value-type="float" office:value="19" calcext:value-type="float">
            <text:p>19</text:p>
          </table:table-cell>
          <table:table-cell table:style-name="ce458" table:formula="of:=IF([.$K32]=&quot;Feiertag&quot;;&quot;0&quot;;IF([.$A32]=&quot;Donnerstag&quot;;[$Daten.$H$17];IF([.$A32]=&quot;Freitag&quot;;[$Daten.$J$17];IF([.$A32]=&quot;Montag&quot;;[$Daten.$B$17];IF([.$A32]=&quot;Dienstag&quot;;[$Daten.$D$17];IF([.$A32]=&quot;Mittwoch&quot;;[$Daten.$F$17];IF([.$A32]=&quot;Samstag&quot;;[$Daten.$L$17];&quot;0&quot;)))))))" office:value-type="time" office:time-value="PT00H00M00S" calcext:value-type="time">
            <text:p>00:00</text:p>
          </table:table-cell>
          <table:table-cell table:style-name="ce469" table:formula="of:=IF([.$K32]=&quot;Feiertag&quot;;&quot;0&quot;;IF([.$A32]=&quot;Donnerstag&quot;;[$Daten.$I$17];IF([.$A32]=&quot;Freitag&quot;;[$Daten.$K$17];IF([.$A32]=&quot;Montag&quot;;[$Daten.$C$17];IF([.$A32]=&quot;Dienstag&quot;;[$Daten.$E$17];IF([.$A32]=&quot;Mittwoch&quot;;[$Daten.$G$17];IF([.$A32]=&quot;Samstag&quot;;[$Daten.$M$17];&quot;0&quot;)))))))" office:value-type="time" office:time-value="PT00H00M00S" calcext:value-type="time">
            <text:p>00:00</text:p>
          </table:table-cell>
          <table:table-cell table:style-name="ce458" table:formula="of:=IF([.$K32]=&quot;Feiertag&quot;;&quot;0&quot;;IF([.$A32]=&quot;Donnerstag&quot;;[$Daten.$H$18];IF([.$A32]=&quot;Freitag&quot;;[$Daten.$J$18];IF([.$A32]=&quot;Montag&quot;;[$Daten.$B$18];IF([.$A32]=&quot;Dienstag&quot;;[$Daten.$D$18];IF([.$A32]=&quot;Mittwoch&quot;;[$Daten.$F$18];IF([.$A32]=&quot;Samstag&quot;;[$Daten.$L$18];&quot;0&quot;)))))))" office:value-type="time" office:time-value="PT00H00M00S" calcext:value-type="time">
            <text:p>00:00</text:p>
          </table:table-cell>
          <table:table-cell table:style-name="ce469" table:formula="of:=IF([.$K32]=&quot;Feiertag&quot;;&quot;0&quot;;IF([.$A32]=&quot;Donnerstag&quot;;[$Daten.$I$18];IF([.$A32]=&quot;Freitag&quot;;[$Daten.$K$18];IF([.$A32]=&quot;Montag&quot;;[$Daten.$C$18];IF([.$A32]=&quot;Dienstag&quot;;[$Daten.$E$18];IF([.$A32]=&quot;Mittwoch&quot;;[$Daten.$G$18];IF([.$A32]=&quot;Samstag&quot;;[$Daten.$M$18];&quot;0&quot;)))))))" office:value-type="time" office:time-value="PT00H00M00S" calcext:value-type="time">
            <text:p>00:00</text:p>
          </table:table-cell>
          <table:table-cell table:style-name="ce539"/>
          <table:table-cell table:style-name="ce542"/>
          <table:table-cell table:style-name="ce547" table:formula="of:=[.D32]-[.C32]+[.F32]-[.E32]+[.H32]-[.G32]" office:value-type="time" office:time-value="PT00H00M00S" calcext:value-type="time">
            <text:p>0:00</text:p>
          </table:table-cell>
          <table:table-cell table:style-name="ce551" table:formula="of:=[.I32]" office:value-type="time" office:time-value="PT00H00M00S" calcext:value-type="time">
            <text:p>00</text:p>
          </table:table-cell>
          <table:table-cell table:number-columns-repeated="1014"/>
        </table:table-row>
        <table:table-row table:style-name="ro2">
          <table:table-cell table:style-name="ce517" office:value-type="string" calcext:value-type="string">
            <text:p>Sonntag</text:p>
          </table:table-cell>
          <table:table-cell table:style-name="ce521" office:value-type="float" office:value="20" calcext:value-type="float">
            <text:p>20</text:p>
          </table:table-cell>
          <table:table-cell table:style-name="ce458" table:formula="of:=IF([.$K33]=&quot;Feiertag&quot;;&quot;0&quot;;IF([.$A33]=&quot;Donnerstag&quot;;[$Daten.$H$17];IF([.$A33]=&quot;Freitag&quot;;[$Daten.$J$17];IF([.$A33]=&quot;Montag&quot;;[$Daten.$B$17];IF([.$A33]=&quot;Dienstag&quot;;[$Daten.$D$17];IF([.$A33]=&quot;Mittwoch&quot;;[$Daten.$F$17];IF([.$A33]=&quot;Samstag&quot;;[$Daten.$L$17];&quot;0&quot;)))))))" office:value-type="string" office:string-value="0" calcext:value-type="string">
            <text:p>0</text:p>
          </table:table-cell>
          <table:table-cell table:style-name="ce469" table:formula="of:=IF([.$K33]=&quot;Feiertag&quot;;&quot;0&quot;;IF([.$A33]=&quot;Donnerstag&quot;;[$Daten.$I$17];IF([.$A33]=&quot;Freitag&quot;;[$Daten.$K$17];IF([.$A33]=&quot;Montag&quot;;[$Daten.$C$17];IF([.$A33]=&quot;Dienstag&quot;;[$Daten.$E$17];IF([.$A33]=&quot;Mittwoch&quot;;[$Daten.$G$17];IF([.$A33]=&quot;Samstag&quot;;[$Daten.$M$17];&quot;0&quot;)))))))" office:value-type="string" office:string-value="0" calcext:value-type="string">
            <text:p>0</text:p>
          </table:table-cell>
          <table:table-cell table:style-name="ce458" table:formula="of:=IF([.$K33]=&quot;Feiertag&quot;;&quot;0&quot;;IF([.$A33]=&quot;Donnerstag&quot;;[$Daten.$H$18];IF([.$A33]=&quot;Freitag&quot;;[$Daten.$J$18];IF([.$A33]=&quot;Montag&quot;;[$Daten.$B$18];IF([.$A33]=&quot;Dienstag&quot;;[$Daten.$D$18];IF([.$A33]=&quot;Mittwoch&quot;;[$Daten.$F$18];IF([.$A33]=&quot;Samstag&quot;;[$Daten.$L$18];&quot;0&quot;)))))))" office:value-type="string" office:string-value="0" calcext:value-type="string">
            <text:p>0</text:p>
          </table:table-cell>
          <table:table-cell table:style-name="ce469" table:formula="of:=IF([.$K33]=&quot;Feiertag&quot;;&quot;0&quot;;IF([.$A33]=&quot;Donnerstag&quot;;[$Daten.$I$18];IF([.$A33]=&quot;Freitag&quot;;[$Daten.$K$18];IF([.$A33]=&quot;Montag&quot;;[$Daten.$C$18];IF([.$A33]=&quot;Dienstag&quot;;[$Daten.$E$18];IF([.$A33]=&quot;Mittwoch&quot;;[$Daten.$G$18];IF([.$A33]=&quot;Samstag&quot;;[$Daten.$M$18];&quot;0&quot;)))))))" office:value-type="string" office:string-value="0" calcext:value-type="string">
            <text:p>0</text:p>
          </table:table-cell>
          <table:table-cell table:style-name="ce539"/>
          <table:table-cell table:style-name="ce542"/>
          <table:table-cell table:style-name="ce547" table:formula="of:=[.D33]-[.C33]+[.F33]-[.E33]+[.H33]-[.G33]" office:value-type="time" office:time-value="PT00H00M00S" calcext:value-type="time">
            <text:p>0:00</text:p>
          </table:table-cell>
          <table:table-cell table:style-name="ce551" table:formula="of:=[.I33]" office:value-type="time" office:time-value="PT00H00M00S" calcext:value-type="time">
            <text:p>00</text:p>
          </table:table-cell>
          <table:table-cell table:number-columns-repeated="1014"/>
        </table:table-row>
        <table:table-row table:style-name="ro2">
          <table:table-cell table:style-name="ce517" office:value-type="string" calcext:value-type="string">
            <text:p>Montag</text:p>
          </table:table-cell>
          <table:table-cell table:style-name="ce521" office:value-type="float" office:value="21" calcext:value-type="float">
            <text:p>21</text:p>
          </table:table-cell>
          <table:table-cell table:style-name="ce458" table:formula="of:=IF([.$K34]=&quot;Feiertag&quot;;&quot;0&quot;;IF([.$A34]=&quot;Donnerstag&quot;;[$Daten.$H$17];IF([.$A34]=&quot;Freitag&quot;;[$Daten.$J$17];IF([.$A34]=&quot;Montag&quot;;[$Daten.$B$17];IF([.$A34]=&quot;Dienstag&quot;;[$Daten.$D$17];IF([.$A34]=&quot;Mittwoch&quot;;[$Daten.$F$17];IF([.$A34]=&quot;Samstag&quot;;[$Daten.$L$17];&quot;0&quot;)))))))" office:value-type="time" office:time-value="PT14H00M00S" calcext:value-type="time">
            <text:p>14:00</text:p>
          </table:table-cell>
          <table:table-cell table:style-name="ce469" table:formula="of:=IF([.$K34]=&quot;Feiertag&quot;;&quot;0&quot;;IF([.$A34]=&quot;Donnerstag&quot;;[$Daten.$I$17];IF([.$A34]=&quot;Freitag&quot;;[$Daten.$K$17];IF([.$A34]=&quot;Montag&quot;;[$Daten.$C$17];IF([.$A34]=&quot;Dienstag&quot;;[$Daten.$E$17];IF([.$A34]=&quot;Mittwoch&quot;;[$Daten.$G$17];IF([.$A34]=&quot;Samstag&quot;;[$Daten.$M$17];&quot;0&quot;)))))))" office:value-type="time" office:time-value="PT18H30M00S" calcext:value-type="time">
            <text:p>18:30</text:p>
          </table:table-cell>
          <table:table-cell table:style-name="ce458" table:formula="of:=IF([.$K34]=&quot;Feiertag&quot;;&quot;0&quot;;IF([.$A34]=&quot;Donnerstag&quot;;[$Daten.$H$18];IF([.$A34]=&quot;Freitag&quot;;[$Daten.$J$18];IF([.$A34]=&quot;Montag&quot;;[$Daten.$B$18];IF([.$A34]=&quot;Dienstag&quot;;[$Daten.$D$18];IF([.$A34]=&quot;Mittwoch&quot;;[$Daten.$F$18];IF([.$A34]=&quot;Samstag&quot;;[$Daten.$L$18];&quot;0&quot;)))))))" office:value-type="time" office:time-value="PT00H00M00S" calcext:value-type="time">
            <text:p>00:00</text:p>
          </table:table-cell>
          <table:table-cell table:style-name="ce469" table:formula="of:=IF([.$K34]=&quot;Feiertag&quot;;&quot;0&quot;;IF([.$A34]=&quot;Donnerstag&quot;;[$Daten.$I$18];IF([.$A34]=&quot;Freitag&quot;;[$Daten.$K$18];IF([.$A34]=&quot;Montag&quot;;[$Daten.$C$18];IF([.$A34]=&quot;Dienstag&quot;;[$Daten.$E$18];IF([.$A34]=&quot;Mittwoch&quot;;[$Daten.$G$18];IF([.$A34]=&quot;Samstag&quot;;[$Daten.$M$18];&quot;0&quot;)))))))" office:value-type="time" office:time-value="PT00H00M00S" calcext:value-type="time">
            <text:p>00:00</text:p>
          </table:table-cell>
          <table:table-cell table:style-name="ce539"/>
          <table:table-cell table:style-name="ce542"/>
          <table:table-cell table:style-name="ce547" table:formula="of:=[.D34]-[.C34]+[.F34]-[.E34]+[.H34]-[.G34]" office:value-type="time" office:time-value="PT04H30M00S" calcext:value-type="time">
            <text:p>4:30</text:p>
          </table:table-cell>
          <table:table-cell table:style-name="ce551" table:formula="of:=[.I34]" office:value-type="time" office:time-value="PT04H30M00S" calcext:value-type="time">
            <text:p>270</text:p>
          </table:table-cell>
          <table:table-cell table:number-columns-repeated="1014"/>
        </table:table-row>
        <table:table-row table:style-name="ro2">
          <table:table-cell table:style-name="ce517" office:value-type="string" calcext:value-type="string">
            <text:p>Dienstag</text:p>
          </table:table-cell>
          <table:table-cell table:style-name="ce521" office:value-type="float" office:value="22" calcext:value-type="float">
            <text:p>22</text:p>
          </table:table-cell>
          <table:table-cell table:style-name="ce458" table:formula="of:=IF([.$K35]=&quot;Feiertag&quot;;&quot;0&quot;;IF([.$A35]=&quot;Donnerstag&quot;;[$Daten.$H$17];IF([.$A35]=&quot;Freitag&quot;;[$Daten.$J$17];IF([.$A35]=&quot;Montag&quot;;[$Daten.$B$17];IF([.$A35]=&quot;Dienstag&quot;;[$Daten.$D$17];IF([.$A35]=&quot;Mittwoch&quot;;[$Daten.$F$17];IF([.$A35]=&quot;Samstag&quot;;[$Daten.$L$17];&quot;0&quot;)))))))" office:value-type="time" office:time-value="PT15H00M00S" calcext:value-type="time">
            <text:p>15:00</text:p>
          </table:table-cell>
          <table:table-cell table:style-name="ce469" table:formula="of:=IF([.$K35]=&quot;Feiertag&quot;;&quot;0&quot;;IF([.$A35]=&quot;Donnerstag&quot;;[$Daten.$I$17];IF([.$A35]=&quot;Freitag&quot;;[$Daten.$K$17];IF([.$A35]=&quot;Montag&quot;;[$Daten.$C$17];IF([.$A35]=&quot;Dienstag&quot;;[$Daten.$E$17];IF([.$A35]=&quot;Mittwoch&quot;;[$Daten.$G$17];IF([.$A35]=&quot;Samstag&quot;;[$Daten.$M$17];&quot;0&quot;)))))))" office:value-type="time" office:time-value="PT20H00M00S" calcext:value-type="time">
            <text:p>20:00</text:p>
          </table:table-cell>
          <table:table-cell table:style-name="ce458" table:formula="of:=IF([.$K35]=&quot;Feiertag&quot;;&quot;0&quot;;IF([.$A35]=&quot;Donnerstag&quot;;[$Daten.$H$18];IF([.$A35]=&quot;Freitag&quot;;[$Daten.$J$18];IF([.$A35]=&quot;Montag&quot;;[$Daten.$B$18];IF([.$A35]=&quot;Dienstag&quot;;[$Daten.$D$18];IF([.$A35]=&quot;Mittwoch&quot;;[$Daten.$F$18];IF([.$A35]=&quot;Samstag&quot;;[$Daten.$L$18];&quot;0&quot;)))))))" office:value-type="time" office:time-value="PT00H00M00S" calcext:value-type="time">
            <text:p>00:00</text:p>
          </table:table-cell>
          <table:table-cell table:style-name="ce469" table:formula="of:=IF([.$K35]=&quot;Feiertag&quot;;&quot;0&quot;;IF([.$A35]=&quot;Donnerstag&quot;;[$Daten.$I$18];IF([.$A35]=&quot;Freitag&quot;;[$Daten.$K$18];IF([.$A35]=&quot;Montag&quot;;[$Daten.$C$18];IF([.$A35]=&quot;Dienstag&quot;;[$Daten.$E$18];IF([.$A35]=&quot;Mittwoch&quot;;[$Daten.$G$18];IF([.$A35]=&quot;Samstag&quot;;[$Daten.$M$18];&quot;0&quot;)))))))" office:value-type="time" office:time-value="PT00H00M00S" calcext:value-type="time">
            <text:p>00:00</text:p>
          </table:table-cell>
          <table:table-cell table:style-name="ce539"/>
          <table:table-cell table:style-name="ce542"/>
          <table:table-cell table:style-name="ce547" table:formula="of:=[.D35]-[.C35]+[.F35]-[.E35]+[.H35]-[.G35]" office:value-type="time" office:time-value="PT05H00M00S" calcext:value-type="time">
            <text:p>5:00</text:p>
          </table:table-cell>
          <table:table-cell table:style-name="ce551" table:formula="of:=[.I35]" office:value-type="time" office:time-value="PT05H00M00S" calcext:value-type="time">
            <text:p>300</text:p>
          </table:table-cell>
          <table:table-cell table:number-columns-repeated="1014"/>
        </table:table-row>
        <table:table-row table:style-name="ro2">
          <table:table-cell table:style-name="ce517" office:value-type="string" calcext:value-type="string">
            <text:p>Mittwoch</text:p>
          </table:table-cell>
          <table:table-cell table:style-name="ce521" office:value-type="float" office:value="23" calcext:value-type="float">
            <text:p>23</text:p>
          </table:table-cell>
          <table:table-cell table:style-name="ce458" table:formula="of:=IF([.$K36]=&quot;Feiertag&quot;;&quot;0&quot;;IF([.$A36]=&quot;Donnerstag&quot;;[$Daten.$H$17];IF([.$A36]=&quot;Freitag&quot;;[$Daten.$J$17];IF([.$A36]=&quot;Montag&quot;;[$Daten.$B$17];IF([.$A36]=&quot;Dienstag&quot;;[$Daten.$D$17];IF([.$A36]=&quot;Mittwoch&quot;;[$Daten.$F$17];IF([.$A36]=&quot;Samstag&quot;;[$Daten.$L$17];&quot;0&quot;)))))))" office:value-type="time" office:time-value="PT00H00M00S" calcext:value-type="time">
            <text:p>00:00</text:p>
          </table:table-cell>
          <table:table-cell table:style-name="ce469" table:formula="of:=IF([.$K36]=&quot;Feiertag&quot;;&quot;0&quot;;IF([.$A36]=&quot;Donnerstag&quot;;[$Daten.$I$17];IF([.$A36]=&quot;Freitag&quot;;[$Daten.$K$17];IF([.$A36]=&quot;Montag&quot;;[$Daten.$C$17];IF([.$A36]=&quot;Dienstag&quot;;[$Daten.$E$17];IF([.$A36]=&quot;Mittwoch&quot;;[$Daten.$G$17];IF([.$A36]=&quot;Samstag&quot;;[$Daten.$M$17];&quot;0&quot;)))))))" office:value-type="time" office:time-value="PT00H00M00S" calcext:value-type="time">
            <text:p>00:00</text:p>
          </table:table-cell>
          <table:table-cell table:style-name="ce458" table:formula="of:=IF([.$K36]=&quot;Feiertag&quot;;&quot;0&quot;;IF([.$A36]=&quot;Donnerstag&quot;;[$Daten.$H$18];IF([.$A36]=&quot;Freitag&quot;;[$Daten.$J$18];IF([.$A36]=&quot;Montag&quot;;[$Daten.$B$18];IF([.$A36]=&quot;Dienstag&quot;;[$Daten.$D$18];IF([.$A36]=&quot;Mittwoch&quot;;[$Daten.$F$18];IF([.$A36]=&quot;Samstag&quot;;[$Daten.$L$18];&quot;0&quot;)))))))" office:value-type="time" office:time-value="PT00H00M00S" calcext:value-type="time">
            <text:p>00:00</text:p>
          </table:table-cell>
          <table:table-cell table:style-name="ce469" table:formula="of:=IF([.$K36]=&quot;Feiertag&quot;;&quot;0&quot;;IF([.$A36]=&quot;Donnerstag&quot;;[$Daten.$I$18];IF([.$A36]=&quot;Freitag&quot;;[$Daten.$K$18];IF([.$A36]=&quot;Montag&quot;;[$Daten.$C$18];IF([.$A36]=&quot;Dienstag&quot;;[$Daten.$E$18];IF([.$A36]=&quot;Mittwoch&quot;;[$Daten.$G$18];IF([.$A36]=&quot;Samstag&quot;;[$Daten.$M$18];&quot;0&quot;)))))))" office:value-type="time" office:time-value="PT00H00M00S" calcext:value-type="time">
            <text:p>00:00</text:p>
          </table:table-cell>
          <table:table-cell table:style-name="ce539"/>
          <table:table-cell table:style-name="ce542"/>
          <table:table-cell table:style-name="ce547" table:formula="of:=[.D36]-[.C36]+[.F36]-[.E36]+[.H36]-[.G36]" office:value-type="time" office:time-value="PT00H00M00S" calcext:value-type="time">
            <text:p>0:00</text:p>
          </table:table-cell>
          <table:table-cell table:style-name="ce551" table:formula="of:=[.I36]" office:value-type="time" office:time-value="PT00H00M00S" calcext:value-type="time">
            <text:p>00</text:p>
          </table:table-cell>
          <table:table-cell table:number-columns-repeated="1014"/>
        </table:table-row>
        <table:table-row table:style-name="ro2">
          <table:table-cell table:style-name="ce517" office:value-type="string" calcext:value-type="string">
            <text:p>Donnerstag</text:p>
          </table:table-cell>
          <table:table-cell table:style-name="ce521" office:value-type="float" office:value="24" calcext:value-type="float">
            <text:p>24</text:p>
          </table:table-cell>
          <table:table-cell table:style-name="ce458" table:formula="of:=IF([.$K37]=&quot;Feiertag&quot;;&quot;0&quot;;IF([.$A37]=&quot;Donnerstag&quot;;[$Daten.$H$17];IF([.$A37]=&quot;Freitag&quot;;[$Daten.$J$17];IF([.$A37]=&quot;Montag&quot;;[$Daten.$B$17];IF([.$A37]=&quot;Dienstag&quot;;[$Daten.$D$17];IF([.$A37]=&quot;Mittwoch&quot;;[$Daten.$F$17];IF([.$A37]=&quot;Samstag&quot;;[$Daten.$L$17];&quot;0&quot;)))))))" office:value-type="time" office:time-value="PT00H00M00S" calcext:value-type="time">
            <text:p>00:00</text:p>
          </table:table-cell>
          <table:table-cell table:style-name="ce469" table:formula="of:=IF([.$K37]=&quot;Feiertag&quot;;&quot;0&quot;;IF([.$A37]=&quot;Donnerstag&quot;;[$Daten.$I$17];IF([.$A37]=&quot;Freitag&quot;;[$Daten.$K$17];IF([.$A37]=&quot;Montag&quot;;[$Daten.$C$17];IF([.$A37]=&quot;Dienstag&quot;;[$Daten.$E$17];IF([.$A37]=&quot;Mittwoch&quot;;[$Daten.$G$17];IF([.$A37]=&quot;Samstag&quot;;[$Daten.$M$17];&quot;0&quot;)))))))" office:value-type="time" office:time-value="PT00H00M00S" calcext:value-type="time">
            <text:p>00:00</text:p>
          </table:table-cell>
          <table:table-cell table:style-name="ce458" table:formula="of:=IF([.$K37]=&quot;Feiertag&quot;;&quot;0&quot;;IF([.$A37]=&quot;Donnerstag&quot;;[$Daten.$H$18];IF([.$A37]=&quot;Freitag&quot;;[$Daten.$J$18];IF([.$A37]=&quot;Montag&quot;;[$Daten.$B$18];IF([.$A37]=&quot;Dienstag&quot;;[$Daten.$D$18];IF([.$A37]=&quot;Mittwoch&quot;;[$Daten.$F$18];IF([.$A37]=&quot;Samstag&quot;;[$Daten.$L$18];&quot;0&quot;)))))))" office:value-type="time" office:time-value="PT00H00M00S" calcext:value-type="time">
            <text:p>00:00</text:p>
          </table:table-cell>
          <table:table-cell table:style-name="ce469" table:formula="of:=IF([.$K37]=&quot;Feiertag&quot;;&quot;0&quot;;IF([.$A37]=&quot;Donnerstag&quot;;[$Daten.$I$18];IF([.$A37]=&quot;Freitag&quot;;[$Daten.$K$18];IF([.$A37]=&quot;Montag&quot;;[$Daten.$C$18];IF([.$A37]=&quot;Dienstag&quot;;[$Daten.$E$18];IF([.$A37]=&quot;Mittwoch&quot;;[$Daten.$G$18];IF([.$A37]=&quot;Samstag&quot;;[$Daten.$M$18];&quot;0&quot;)))))))" office:value-type="time" office:time-value="PT00H00M00S" calcext:value-type="time">
            <text:p>00:00</text:p>
          </table:table-cell>
          <table:table-cell table:style-name="ce539"/>
          <table:table-cell table:style-name="ce542"/>
          <table:table-cell table:style-name="ce547" table:formula="of:=[.D37]-[.C37]+[.F37]-[.E37]+[.H37]-[.G37]" office:value-type="time" office:time-value="PT00H00M00S" calcext:value-type="time">
            <text:p>0:00</text:p>
          </table:table-cell>
          <table:table-cell table:style-name="ce551" table:formula="of:=[.I37]" office:value-type="time" office:time-value="PT00H00M00S" calcext:value-type="time">
            <text:p>00</text:p>
          </table:table-cell>
          <table:table-cell table:number-columns-repeated="1014"/>
        </table:table-row>
        <table:table-row table:style-name="ro2">
          <table:table-cell table:style-name="ce517" office:value-type="string" calcext:value-type="string">
            <text:p>Freitag</text:p>
          </table:table-cell>
          <table:table-cell table:style-name="ce521" office:value-type="float" office:value="25" calcext:value-type="float">
            <text:p>25</text:p>
          </table:table-cell>
          <table:table-cell table:style-name="ce458" table:formula="of:=IF([.$K38]=&quot;Feiertag&quot;;&quot;0&quot;;IF([.$A38]=&quot;Donnerstag&quot;;[$Daten.$H$17];IF([.$A38]=&quot;Freitag&quot;;[$Daten.$J$17];IF([.$A38]=&quot;Montag&quot;;[$Daten.$B$17];IF([.$A38]=&quot;Dienstag&quot;;[$Daten.$D$17];IF([.$A38]=&quot;Mittwoch&quot;;[$Daten.$F$17];IF([.$A38]=&quot;Samstag&quot;;[$Daten.$L$17];&quot;0&quot;)))))))" office:value-type="time" office:time-value="PT00H00M00S" calcext:value-type="time">
            <text:p>00:00</text:p>
          </table:table-cell>
          <table:table-cell table:style-name="ce469" table:formula="of:=IF([.$K38]=&quot;Feiertag&quot;;&quot;0&quot;;IF([.$A38]=&quot;Donnerstag&quot;;[$Daten.$I$17];IF([.$A38]=&quot;Freitag&quot;;[$Daten.$K$17];IF([.$A38]=&quot;Montag&quot;;[$Daten.$C$17];IF([.$A38]=&quot;Dienstag&quot;;[$Daten.$E$17];IF([.$A38]=&quot;Mittwoch&quot;;[$Daten.$G$17];IF([.$A38]=&quot;Samstag&quot;;[$Daten.$M$17];&quot;0&quot;)))))))" office:value-type="time" office:time-value="PT00H00M00S" calcext:value-type="time">
            <text:p>00:00</text:p>
          </table:table-cell>
          <table:table-cell table:style-name="ce458" table:formula="of:=IF([.$K38]=&quot;Feiertag&quot;;&quot;0&quot;;IF([.$A38]=&quot;Donnerstag&quot;;[$Daten.$H$18];IF([.$A38]=&quot;Freitag&quot;;[$Daten.$J$18];IF([.$A38]=&quot;Montag&quot;;[$Daten.$B$18];IF([.$A38]=&quot;Dienstag&quot;;[$Daten.$D$18];IF([.$A38]=&quot;Mittwoch&quot;;[$Daten.$F$18];IF([.$A38]=&quot;Samstag&quot;;[$Daten.$L$18];&quot;0&quot;)))))))" office:value-type="time" office:time-value="PT00H00M00S" calcext:value-type="time">
            <text:p>00:00</text:p>
          </table:table-cell>
          <table:table-cell table:style-name="ce469" table:formula="of:=IF([.$K38]=&quot;Feiertag&quot;;&quot;0&quot;;IF([.$A38]=&quot;Donnerstag&quot;;[$Daten.$I$18];IF([.$A38]=&quot;Freitag&quot;;[$Daten.$K$18];IF([.$A38]=&quot;Montag&quot;;[$Daten.$C$18];IF([.$A38]=&quot;Dienstag&quot;;[$Daten.$E$18];IF([.$A38]=&quot;Mittwoch&quot;;[$Daten.$G$18];IF([.$A38]=&quot;Samstag&quot;;[$Daten.$M$18];&quot;0&quot;)))))))" office:value-type="time" office:time-value="PT00H00M00S" calcext:value-type="time">
            <text:p>00:00</text:p>
          </table:table-cell>
          <table:table-cell table:style-name="ce539"/>
          <table:table-cell table:style-name="ce542"/>
          <table:table-cell table:style-name="ce547" table:formula="of:=[.D38]-[.C38]+[.F38]-[.E38]+[.H38]-[.G38]" office:value-type="time" office:time-value="PT00H00M00S" calcext:value-type="time">
            <text:p>0:00</text:p>
          </table:table-cell>
          <table:table-cell table:style-name="ce551" table:formula="of:=[.I38]" office:value-type="time" office:time-value="PT00H00M00S" calcext:value-type="time">
            <text:p>00</text:p>
          </table:table-cell>
          <table:table-cell table:number-columns-repeated="1014"/>
        </table:table-row>
        <table:table-row table:style-name="ro2">
          <table:table-cell table:style-name="ce517" office:value-type="string" calcext:value-type="string">
            <text:p>Samstag</text:p>
          </table:table-cell>
          <table:table-cell table:style-name="ce521" office:value-type="float" office:value="26" calcext:value-type="float">
            <text:p>26</text:p>
          </table:table-cell>
          <table:table-cell table:style-name="ce458" table:formula="of:=IF([.$K39]=&quot;Feiertag&quot;;&quot;0&quot;;IF([.$A39]=&quot;Donnerstag&quot;;[$Daten.$H$17];IF([.$A39]=&quot;Freitag&quot;;[$Daten.$J$17];IF([.$A39]=&quot;Montag&quot;;[$Daten.$B$17];IF([.$A39]=&quot;Dienstag&quot;;[$Daten.$D$17];IF([.$A39]=&quot;Mittwoch&quot;;[$Daten.$F$17];IF([.$A39]=&quot;Samstag&quot;;[$Daten.$L$17];&quot;0&quot;)))))))" office:value-type="time" office:time-value="PT00H00M00S" calcext:value-type="time">
            <text:p>00:00</text:p>
          </table:table-cell>
          <table:table-cell table:style-name="ce469" table:formula="of:=IF([.$K39]=&quot;Feiertag&quot;;&quot;0&quot;;IF([.$A39]=&quot;Donnerstag&quot;;[$Daten.$I$17];IF([.$A39]=&quot;Freitag&quot;;[$Daten.$K$17];IF([.$A39]=&quot;Montag&quot;;[$Daten.$C$17];IF([.$A39]=&quot;Dienstag&quot;;[$Daten.$E$17];IF([.$A39]=&quot;Mittwoch&quot;;[$Daten.$G$17];IF([.$A39]=&quot;Samstag&quot;;[$Daten.$M$17];&quot;0&quot;)))))))" office:value-type="time" office:time-value="PT00H00M00S" calcext:value-type="time">
            <text:p>00:00</text:p>
          </table:table-cell>
          <table:table-cell table:style-name="ce458" table:formula="of:=IF([.$K39]=&quot;Feiertag&quot;;&quot;0&quot;;IF([.$A39]=&quot;Donnerstag&quot;;[$Daten.$H$18];IF([.$A39]=&quot;Freitag&quot;;[$Daten.$J$18];IF([.$A39]=&quot;Montag&quot;;[$Daten.$B$18];IF([.$A39]=&quot;Dienstag&quot;;[$Daten.$D$18];IF([.$A39]=&quot;Mittwoch&quot;;[$Daten.$F$18];IF([.$A39]=&quot;Samstag&quot;;[$Daten.$L$18];&quot;0&quot;)))))))" office:value-type="time" office:time-value="PT00H00M00S" calcext:value-type="time">
            <text:p>00:00</text:p>
          </table:table-cell>
          <table:table-cell table:style-name="ce469" table:formula="of:=IF([.$K39]=&quot;Feiertag&quot;;&quot;0&quot;;IF([.$A39]=&quot;Donnerstag&quot;;[$Daten.$I$18];IF([.$A39]=&quot;Freitag&quot;;[$Daten.$K$18];IF([.$A39]=&quot;Montag&quot;;[$Daten.$C$18];IF([.$A39]=&quot;Dienstag&quot;;[$Daten.$E$18];IF([.$A39]=&quot;Mittwoch&quot;;[$Daten.$G$18];IF([.$A39]=&quot;Samstag&quot;;[$Daten.$M$18];&quot;0&quot;)))))))" office:value-type="time" office:time-value="PT00H00M00S" calcext:value-type="time">
            <text:p>00:00</text:p>
          </table:table-cell>
          <table:table-cell table:style-name="ce539"/>
          <table:table-cell table:style-name="ce542"/>
          <table:table-cell table:style-name="ce547" table:formula="of:=[.D39]-[.C39]+[.F39]-[.E39]+[.H39]-[.G39]" office:value-type="time" office:time-value="PT00H00M00S" calcext:value-type="time">
            <text:p>0:00</text:p>
          </table:table-cell>
          <table:table-cell table:style-name="ce551" table:formula="of:=[.I39]" office:value-type="time" office:time-value="PT00H00M00S" calcext:value-type="time">
            <text:p>00</text:p>
          </table:table-cell>
          <table:table-cell table:number-columns-repeated="1014"/>
        </table:table-row>
        <table:table-row table:style-name="ro2">
          <table:table-cell table:style-name="ce517" office:value-type="string" calcext:value-type="string">
            <text:p>Sonntag</text:p>
          </table:table-cell>
          <table:table-cell table:style-name="ce521" office:value-type="float" office:value="27" calcext:value-type="float">
            <text:p>27</text:p>
          </table:table-cell>
          <table:table-cell table:style-name="ce458" table:formula="of:=IF([.$K40]=&quot;Feiertag&quot;;&quot;0&quot;;IF([.$A40]=&quot;Donnerstag&quot;;[$Daten.$H$17];IF([.$A40]=&quot;Freitag&quot;;[$Daten.$J$17];IF([.$A40]=&quot;Montag&quot;;[$Daten.$B$17];IF([.$A40]=&quot;Dienstag&quot;;[$Daten.$D$17];IF([.$A40]=&quot;Mittwoch&quot;;[$Daten.$F$17];IF([.$A40]=&quot;Samstag&quot;;[$Daten.$L$17];&quot;0&quot;)))))))" office:value-type="string" office:string-value="0" calcext:value-type="string">
            <text:p>0</text:p>
          </table:table-cell>
          <table:table-cell table:style-name="ce469" table:formula="of:=IF([.$K40]=&quot;Feiertag&quot;;&quot;0&quot;;IF([.$A40]=&quot;Donnerstag&quot;;[$Daten.$I$17];IF([.$A40]=&quot;Freitag&quot;;[$Daten.$K$17];IF([.$A40]=&quot;Montag&quot;;[$Daten.$C$17];IF([.$A40]=&quot;Dienstag&quot;;[$Daten.$E$17];IF([.$A40]=&quot;Mittwoch&quot;;[$Daten.$G$17];IF([.$A40]=&quot;Samstag&quot;;[$Daten.$M$17];&quot;0&quot;)))))))" office:value-type="string" office:string-value="0" calcext:value-type="string">
            <text:p>0</text:p>
          </table:table-cell>
          <table:table-cell table:style-name="ce458" table:formula="of:=IF([.$K40]=&quot;Feiertag&quot;;&quot;0&quot;;IF([.$A40]=&quot;Donnerstag&quot;;[$Daten.$H$18];IF([.$A40]=&quot;Freitag&quot;;[$Daten.$J$18];IF([.$A40]=&quot;Montag&quot;;[$Daten.$B$18];IF([.$A40]=&quot;Dienstag&quot;;[$Daten.$D$18];IF([.$A40]=&quot;Mittwoch&quot;;[$Daten.$F$18];IF([.$A40]=&quot;Samstag&quot;;[$Daten.$L$18];&quot;0&quot;)))))))" office:value-type="string" office:string-value="0" calcext:value-type="string">
            <text:p>0</text:p>
          </table:table-cell>
          <table:table-cell table:style-name="ce469" table:formula="of:=IF([.$K40]=&quot;Feiertag&quot;;&quot;0&quot;;IF([.$A40]=&quot;Donnerstag&quot;;[$Daten.$I$18];IF([.$A40]=&quot;Freitag&quot;;[$Daten.$K$18];IF([.$A40]=&quot;Montag&quot;;[$Daten.$C$18];IF([.$A40]=&quot;Dienstag&quot;;[$Daten.$E$18];IF([.$A40]=&quot;Mittwoch&quot;;[$Daten.$G$18];IF([.$A40]=&quot;Samstag&quot;;[$Daten.$M$18];&quot;0&quot;)))))))" office:value-type="string" office:string-value="0" calcext:value-type="string">
            <text:p>0</text:p>
          </table:table-cell>
          <table:table-cell table:style-name="ce539"/>
          <table:table-cell table:style-name="ce542"/>
          <table:table-cell table:style-name="ce547" table:formula="of:=[.D40]-[.C40]+[.F40]-[.E40]+[.H40]-[.G40]" office:value-type="time" office:time-value="PT00H00M00S" calcext:value-type="time">
            <text:p>0:00</text:p>
          </table:table-cell>
          <table:table-cell table:style-name="ce551" table:formula="of:=[.I40]" office:value-type="time" office:time-value="PT00H00M00S" calcext:value-type="time">
            <text:p>00</text:p>
          </table:table-cell>
          <table:table-cell table:number-columns-repeated="1014"/>
        </table:table-row>
        <table:table-row table:style-name="ro2">
          <table:table-cell table:style-name="ce517" office:value-type="string" calcext:value-type="string">
            <text:p>Montag</text:p>
          </table:table-cell>
          <table:table-cell table:style-name="ce521" office:value-type="float" office:value="28" calcext:value-type="float">
            <text:p>28</text:p>
          </table:table-cell>
          <table:table-cell table:style-name="ce458" table:formula="of:=IF([.$K41]=&quot;Feiertag&quot;;&quot;0&quot;;IF([.$A41]=&quot;Donnerstag&quot;;[$Daten.$H$17];IF([.$A41]=&quot;Freitag&quot;;[$Daten.$J$17];IF([.$A41]=&quot;Montag&quot;;[$Daten.$B$17];IF([.$A41]=&quot;Dienstag&quot;;[$Daten.$D$17];IF([.$A41]=&quot;Mittwoch&quot;;[$Daten.$F$17];IF([.$A41]=&quot;Samstag&quot;;[$Daten.$L$17];&quot;0&quot;)))))))" office:value-type="time" office:time-value="PT14H00M00S" calcext:value-type="time">
            <text:p>14:00</text:p>
          </table:table-cell>
          <table:table-cell table:style-name="ce469" table:formula="of:=IF([.$K41]=&quot;Feiertag&quot;;&quot;0&quot;;IF([.$A41]=&quot;Donnerstag&quot;;[$Daten.$I$17];IF([.$A41]=&quot;Freitag&quot;;[$Daten.$K$17];IF([.$A41]=&quot;Montag&quot;;[$Daten.$C$17];IF([.$A41]=&quot;Dienstag&quot;;[$Daten.$E$17];IF([.$A41]=&quot;Mittwoch&quot;;[$Daten.$G$17];IF([.$A41]=&quot;Samstag&quot;;[$Daten.$M$17];&quot;0&quot;)))))))" office:value-type="time" office:time-value="PT18H30M00S" calcext:value-type="time">
            <text:p>18:30</text:p>
          </table:table-cell>
          <table:table-cell table:style-name="ce458" table:formula="of:=IF([.$K41]=&quot;Feiertag&quot;;&quot;0&quot;;IF([.$A41]=&quot;Donnerstag&quot;;[$Daten.$H$18];IF([.$A41]=&quot;Freitag&quot;;[$Daten.$J$18];IF([.$A41]=&quot;Montag&quot;;[$Daten.$B$18];IF([.$A41]=&quot;Dienstag&quot;;[$Daten.$D$18];IF([.$A41]=&quot;Mittwoch&quot;;[$Daten.$F$18];IF([.$A41]=&quot;Samstag&quot;;[$Daten.$L$18];&quot;0&quot;)))))))" office:value-type="time" office:time-value="PT00H00M00S" calcext:value-type="time">
            <text:p>00:00</text:p>
          </table:table-cell>
          <table:table-cell table:style-name="ce469" table:formula="of:=IF([.$K41]=&quot;Feiertag&quot;;&quot;0&quot;;IF([.$A41]=&quot;Donnerstag&quot;;[$Daten.$I$18];IF([.$A41]=&quot;Freitag&quot;;[$Daten.$K$18];IF([.$A41]=&quot;Montag&quot;;[$Daten.$C$18];IF([.$A41]=&quot;Dienstag&quot;;[$Daten.$E$18];IF([.$A41]=&quot;Mittwoch&quot;;[$Daten.$G$18];IF([.$A41]=&quot;Samstag&quot;;[$Daten.$M$18];&quot;0&quot;)))))))" office:value-type="time" office:time-value="PT00H00M00S" calcext:value-type="time">
            <text:p>00:00</text:p>
          </table:table-cell>
          <table:table-cell table:style-name="ce539"/>
          <table:table-cell table:style-name="ce542"/>
          <table:table-cell table:style-name="ce547" table:formula="of:=[.D41]-[.C41]+[.F41]-[.E41]+[.H41]-[.G41]" office:value-type="time" office:time-value="PT04H30M00S" calcext:value-type="time">
            <text:p>4:30</text:p>
          </table:table-cell>
          <table:table-cell table:style-name="ce551" table:formula="of:=[.I41]" office:value-type="time" office:time-value="PT04H30M00S" calcext:value-type="time">
            <text:p>270</text:p>
          </table:table-cell>
          <table:table-cell table:number-columns-repeated="1014"/>
        </table:table-row>
        <table:table-row table:style-name="ro2">
          <table:table-cell table:style-name="ce517" office:value-type="string" calcext:value-type="string">
            <text:p>Dienstag</text:p>
          </table:table-cell>
          <table:table-cell table:style-name="ce521" office:value-type="float" office:value="29" calcext:value-type="float">
            <text:p>29</text:p>
          </table:table-cell>
          <table:table-cell table:style-name="ce458" table:formula="of:=IF([.$K42]=&quot;Feiertag&quot;;&quot;0&quot;;IF([.$A42]=&quot;Donnerstag&quot;;[$Daten.$H$17];IF([.$A42]=&quot;Freitag&quot;;[$Daten.$J$17];IF([.$A42]=&quot;Montag&quot;;[$Daten.$B$17];IF([.$A42]=&quot;Dienstag&quot;;[$Daten.$D$17];IF([.$A42]=&quot;Mittwoch&quot;;[$Daten.$F$17];IF([.$A42]=&quot;Samstag&quot;;[$Daten.$L$17];&quot;0&quot;)))))))" office:value-type="time" office:time-value="PT15H00M00S" calcext:value-type="time">
            <text:p>15:00</text:p>
          </table:table-cell>
          <table:table-cell table:style-name="ce469" table:formula="of:=IF([.$K42]=&quot;Feiertag&quot;;&quot;0&quot;;IF([.$A42]=&quot;Donnerstag&quot;;[$Daten.$I$17];IF([.$A42]=&quot;Freitag&quot;;[$Daten.$K$17];IF([.$A42]=&quot;Montag&quot;;[$Daten.$C$17];IF([.$A42]=&quot;Dienstag&quot;;[$Daten.$E$17];IF([.$A42]=&quot;Mittwoch&quot;;[$Daten.$G$17];IF([.$A42]=&quot;Samstag&quot;;[$Daten.$M$17];&quot;0&quot;)))))))" office:value-type="time" office:time-value="PT20H00M00S" calcext:value-type="time">
            <text:p>20:00</text:p>
          </table:table-cell>
          <table:table-cell table:style-name="ce458" table:formula="of:=IF([.$K42]=&quot;Feiertag&quot;;&quot;0&quot;;IF([.$A42]=&quot;Donnerstag&quot;;[$Daten.$H$18];IF([.$A42]=&quot;Freitag&quot;;[$Daten.$J$18];IF([.$A42]=&quot;Montag&quot;;[$Daten.$B$18];IF([.$A42]=&quot;Dienstag&quot;;[$Daten.$D$18];IF([.$A42]=&quot;Mittwoch&quot;;[$Daten.$F$18];IF([.$A42]=&quot;Samstag&quot;;[$Daten.$L$18];&quot;0&quot;)))))))" office:value-type="time" office:time-value="PT00H00M00S" calcext:value-type="time">
            <text:p>00:00</text:p>
          </table:table-cell>
          <table:table-cell table:style-name="ce469" table:formula="of:=IF([.$K42]=&quot;Feiertag&quot;;&quot;0&quot;;IF([.$A42]=&quot;Donnerstag&quot;;[$Daten.$I$18];IF([.$A42]=&quot;Freitag&quot;;[$Daten.$K$18];IF([.$A42]=&quot;Montag&quot;;[$Daten.$C$18];IF([.$A42]=&quot;Dienstag&quot;;[$Daten.$E$18];IF([.$A42]=&quot;Mittwoch&quot;;[$Daten.$G$18];IF([.$A42]=&quot;Samstag&quot;;[$Daten.$M$18];&quot;0&quot;)))))))" office:value-type="time" office:time-value="PT00H00M00S" calcext:value-type="time">
            <text:p>00:00</text:p>
          </table:table-cell>
          <table:table-cell table:style-name="ce571"/>
          <table:table-cell table:style-name="ce572"/>
          <table:table-cell table:style-name="ce547" table:formula="of:=[.D42]-[.C42]+[.F42]-[.E42]+[.H42]-[.G42]" office:value-type="time" office:time-value="PT05H00M00S" calcext:value-type="time">
            <text:p>5:00</text:p>
          </table:table-cell>
          <table:table-cell table:style-name="ce551" table:formula="of:=[.I42]" office:value-type="time" office:time-value="PT05H00M00S" calcext:value-type="time">
            <text:p>300</text:p>
          </table:table-cell>
          <table:table-cell table:number-columns-repeated="1014"/>
        </table:table-row>
        <table:table-row table:style-name="ro2">
          <table:table-cell table:style-name="ce517" office:value-type="string" calcext:value-type="string">
            <text:p>Mittwoch</text:p>
          </table:table-cell>
          <table:table-cell table:style-name="ce522" office:value-type="float" office:value="30" calcext:value-type="float">
            <text:p>30</text:p>
          </table:table-cell>
          <table:table-cell table:style-name="ce459" table:formula="of:=IF([.$K43]=&quot;Feiertag&quot;;&quot;0&quot;;IF([.$A43]=&quot;Donnerstag&quot;;[$Daten.$H$17];IF([.$A43]=&quot;Freitag&quot;;[$Daten.$J$17];IF([.$A43]=&quot;Montag&quot;;[$Daten.$B$17];IF([.$A43]=&quot;Dienstag&quot;;[$Daten.$D$17];IF([.$A43]=&quot;Mittwoch&quot;;[$Daten.$F$17];IF([.$A43]=&quot;Samstag&quot;;[$Daten.$L$17];&quot;0&quot;)))))))" office:value-type="time" office:time-value="PT00H00M00S" calcext:value-type="time">
            <text:p>00:00</text:p>
          </table:table-cell>
          <table:table-cell table:style-name="ce470" table:formula="of:=IF([.$K43]=&quot;Feiertag&quot;;&quot;0&quot;;IF([.$A43]=&quot;Donnerstag&quot;;[$Daten.$I$17];IF([.$A43]=&quot;Freitag&quot;;[$Daten.$K$17];IF([.$A43]=&quot;Montag&quot;;[$Daten.$C$17];IF([.$A43]=&quot;Dienstag&quot;;[$Daten.$E$17];IF([.$A43]=&quot;Mittwoch&quot;;[$Daten.$G$17];IF([.$A43]=&quot;Samstag&quot;;[$Daten.$M$17];&quot;0&quot;)))))))" office:value-type="time" office:time-value="PT00H00M00S" calcext:value-type="time">
            <text:p>00:00</text:p>
          </table:table-cell>
          <table:table-cell table:style-name="ce458" table:formula="of:=IF([.$K43]=&quot;Feiertag&quot;;&quot;0&quot;;IF([.$A43]=&quot;Donnerstag&quot;;[$Daten.$H$18];IF([.$A43]=&quot;Freitag&quot;;[$Daten.$J$18];IF([.$A43]=&quot;Montag&quot;;[$Daten.$B$18];IF([.$A43]=&quot;Dienstag&quot;;[$Daten.$D$18];IF([.$A43]=&quot;Mittwoch&quot;;[$Daten.$F$18];IF([.$A43]=&quot;Samstag&quot;;[$Daten.$L$18];&quot;0&quot;)))))))" office:value-type="time" office:time-value="PT00H00M00S" calcext:value-type="time">
            <text:p>00:00</text:p>
          </table:table-cell>
          <table:table-cell table:style-name="ce469" table:formula="of:=IF([.$K43]=&quot;Feiertag&quot;;&quot;0&quot;;IF([.$A43]=&quot;Donnerstag&quot;;[$Daten.$I$18];IF([.$A43]=&quot;Freitag&quot;;[$Daten.$K$18];IF([.$A43]=&quot;Montag&quot;;[$Daten.$C$18];IF([.$A43]=&quot;Dienstag&quot;;[$Daten.$E$18];IF([.$A43]=&quot;Mittwoch&quot;;[$Daten.$G$18];IF([.$A43]=&quot;Samstag&quot;;[$Daten.$M$18];&quot;0&quot;)))))))" office:value-type="time" office:time-value="PT00H00M00S" calcext:value-type="time">
            <text:p>00:00</text:p>
          </table:table-cell>
          <table:table-cell table:style-name="ce559"/>
          <table:table-cell table:style-name="ce577"/>
          <table:table-cell table:style-name="ce562" table:formula="of:=[.D43]-[.C43]+[.F43]-[.E43]+[.H43]-[.G43]" office:value-type="time" office:time-value="PT00H00M00S" calcext:value-type="time">
            <text:p>0:00</text:p>
          </table:table-cell>
          <table:table-cell table:style-name="ce565" table:formula="of:=[.I43]" office:value-type="time" office:time-value="PT00H00M00S" calcext:value-type="time">
            <text:p>00</text:p>
          </table:table-cell>
          <table:table-cell table:number-columns-repeated="1014"/>
        </table:table-row>
        <table:table-row table:style-name="ro2">
          <table:table-cell table:style-name="ce517"/>
          <table:table-cell table:number-columns-repeated="3"/>
          <table:table-cell table:style-name="ce472" office:value-type="string" calcext:value-type="string">
            <text:p>Monatssumme</text:p>
          </table:table-cell>
          <table:table-cell table:style-name="ce477"/>
          <table:table-cell table:style-name="ce486" table:number-columns-repeated="2"/>
          <table:table-cell table:style-name="ce505" table:formula="of:=SUM([.I$14:.I43])" office:value-type="time" office:time-value="PT38H00M00S" calcext:value-type="time">
            <text:p>38:00</text:p>
          </table:table-cell>
          <table:table-cell table:style-name="ce511" table:formula="of:=[.I44]" office:value-type="time" office:time-value="PT38H00M00S" calcext:value-type="time">
            <text:p>2280</text:p>
          </table:table-cell>
          <table:table-cell table:number-columns-repeated="1014"/>
        </table:table-row>
        <table:table-row table:style-name="ro2">
          <table:table-cell table:style-name="ce517"/>
          <table:table-cell table:number-columns-repeated="3"/>
          <table:table-cell table:style-name="ce473" office:value-type="string" calcext:value-type="string">
            <text:p>Monatssaldo</text:p>
          </table:table-cell>
          <table:table-cell table:style-name="ce478"/>
          <table:table-cell table:style-name="ce487" table:number-columns-repeated="2"/>
          <table:table-cell table:style-name="ce506" table:formula="of:=SUM([.I$14:.I43];-[.G$10])" office:value-type="time" office:time-value="-PT03H18M00S" calcext:value-type="time">
            <text:p>-3:18</text:p>
          </table:table-cell>
          <table:table-cell table:style-name="ce512" table:formula="of:=[.I45]" office:value-type="time" office:time-value="-PT03H18M00S" calcext:value-type="time">
            <text:p>-198</text:p>
          </table:table-cell>
          <table:table-cell table:number-columns-repeated="1014"/>
        </table:table-row>
        <table:table-row table:style-name="ro2" table:number-rows-repeated="3">
          <table:table-cell table:number-columns-repeated="1024"/>
        </table:table-row>
        <table:table-row table:style-name="ro2">
          <table:table-cell table:number-columns-repeated="4"/>
          <table:table-cell table:style-name="ce395"/>
          <table:table-cell table:style-name="ce482" table:number-columns-repeated="4"/>
          <table:table-cell table:number-columns-repeated="1015"/>
        </table:table-row>
        <table:table-row table:style-name="ro2">
          <table:table-cell table:style-name="ce442" office:value-type="string" calcext:value-type="string">
            <text:p>für die Richtigkeit:</text:p>
          </table:table-cell>
          <table:table-cell table:style-name="ce411"/>
          <table:table-cell table:style-name="ce395" table:number-columns-repeated="3"/>
          <table:table-cell table:style-name="ce479" table:number-columns-repeated="3"/>
          <table:table-cell table:style-name="ce507"/>
          <table:table-cell table:style-name="ce513"/>
          <table:table-cell table:number-columns-repeated="1014"/>
        </table:table-row>
        <table:table-row table:style-name="ro2">
          <table:table-cell table:style-name="ce442"/>
          <table:table-cell table:style-name="ce411"/>
          <table:table-cell table:style-name="ce395" table:number-columns-repeated="3"/>
          <table:table-cell table:style-name="ce480" table:formula="of:=[$Daten.$F$7]" office:value-type="string" office:string-value="Betreuer/in:" calcext:value-type="string">
            <text:p>Betreuer/in:</text:p>
          </table:table-cell>
          <table:table-cell table:style-name="ce488"/>
          <table:table-cell table:style-name="ce493" table:formula="of:=[$Daten.$G$7]" office:value-type="string" office:string-value="Dr. Matthias Wübbeling" calcext:value-type="string">
            <text:p>Dr. Matthias Wübbeling</text:p>
          </table:table-cell>
          <table:table-cell table:style-name="ce493" table:number-columns-repeated="2"/>
          <table:table-cell table:number-columns-repeated="1014"/>
        </table:table-row>
        <table:table-row table:style-name="ro2" table:number-rows-repeated="3">
          <table:table-cell table:style-name="ce442"/>
          <table:table-cell table:style-name="ce411"/>
          <table:table-cell table:style-name="ce395" table:number-columns-repeated="7"/>
          <table:table-cell table:style-name="ce404"/>
          <table:table-cell table:number-columns-repeated="1014"/>
        </table:table-row>
        <table:table-row table:style-name="ro2">
          <table:table-cell table:style-name="ce444" table:formula="of:=[$Daten.$B$3]" office:value-type="string" office:string-value="Sefa Pilavci" calcext:value-type="string" table:number-columns-spanned="4" table:number-rows-spanned="1">
            <text:p>Sefa Pilavci</text:p>
          </table:table-cell>
          <table:covered-table-cell table:number-columns-repeated="3" table:style-name="ce444"/>
          <table:table-cell table:style-name="ce395"/>
          <table:table-cell table:style-name="ce480" table:formula="of:=[$Daten.$F$8]" office:value-type="string" office:string-value="Fachvorgesetzte/r:" calcext:value-type="string">
            <text:p>Fachvorgesetzte/r:</text:p>
          </table:table-cell>
          <table:table-cell table:style-name="ce488"/>
          <table:table-cell table:style-name="ce494"/>
          <table:table-cell table:style-name="ce480" table:formula="of:=[$Daten.$G$8]" office:value-type="string" office:string-value="Dr. Matthias Wübbeling" calcext:value-type="string">
            <text:p>Dr. Matthias Wübbeling</text:p>
          </table:table-cell>
          <table:table-cell table:style-name="ce514"/>
          <table:table-cell table:number-columns-repeated="1014"/>
        </table:table-row>
        <table:table-row table:style-name="ro2" table:number-rows-repeated="1048520">
          <table:table-cell table:number-columns-repeated="1024"/>
        </table:table-row>
        <table:table-row table:style-name="ro2">
          <table:table-cell table:number-columns-repeated="1024"/>
        </table:table-row>
        <table:named-expressions>
          <table:named-range table:name="_xlnm.Print_Area" table:base-cell-address="$Daten.$A$1" table:cell-range-address="$November.$A$2:.$K$55" table:range-usable-as="print-range"/>
        </table:named-expressions>
      </table:table>
      <table:table table:name="Dezember" table:style-name="ta10" table:print-ranges="Dezember.A2:Dezember.K56">
        <table:table-column table:style-name="co17" table:default-cell-style-name="ce518"/>
        <table:table-column table:style-name="co6" table:default-cell-style-name="ce519"/>
        <table:table-column table:style-name="co7" table:number-columns-repeated="6" table:default-cell-style-name="ce523"/>
        <table:table-column table:style-name="co8" table:default-cell-style-name="ce545"/>
        <table:table-column table:style-name="co9" table:default-cell-style-name="ce519"/>
        <table:table-column table:style-name="co12" table:number-columns-repeated="1014" table:default-cell-style-name="ce553"/>
        <table:table-row table:style-name="ro7">
          <table:table-cell table:style-name="ce517"/>
          <table:table-cell table:number-columns-repeated="1023"/>
        </table:table-row>
        <table:table-row table:style-name="ro5">
          <table:table-cell table:style-name="ce517"/>
          <table:table-cell/>
          <table:table-cell table:style-name="ce450" table:formula="of:=[$Daten.A1]" office:value-type="string" office:string-value="Zeiterfassungskarte" calcext:value-type="string">
            <text:p>Zeiterfassungskarte</text:p>
          </table:table-cell>
          <table:table-cell table:style-name="ce460"/>
          <table:table-cell table:style-name="ce395" table:number-columns-repeated="4"/>
          <table:table-cell table:style-name="ce495" table:formula="of:=[$Daten.B4]" office:value-type="float" office:value="2022" calcext:value-type="float">
            <text:p>2022</text:p>
          </table:table-cell>
          <table:table-cell table:number-columns-repeated="1015"/>
        </table:table-row>
        <table:table-row table:style-name="ro2">
          <table:table-cell table:style-name="ce517"/>
          <table:table-cell table:number-columns-repeated="2"/>
          <table:table-cell table:style-name="ce530"/>
          <table:table-cell table:number-columns-repeated="1020"/>
        </table:table-row>
        <table:table-row table:style-name="ro2">
          <table:table-cell table:style-name="ce517"/>
          <table:table-cell/>
          <table:table-cell table:style-name="ce524" office:value-type="string" calcext:value-type="string">
            <text:p>Monat:</text:p>
          </table:table-cell>
          <table:table-cell table:style-name="ce531" office:value-type="string" calcext:value-type="string">
            <text:p>Dezember</text:p>
          </table:table-cell>
          <table:table-cell table:style-name="ce536"/>
          <table:table-cell table:style-name="ce537" table:number-columns-repeated="2"/>
          <table:table-cell table:style-name="ce481"/>
          <table:table-cell table:style-name="ce497"/>
          <table:table-cell table:number-columns-repeated="1015"/>
        </table:table-row>
        <table:table-row table:style-name="ro2">
          <table:table-cell table:style-name="ce517"/>
          <table:table-cell/>
          <table:table-cell table:style-name="ce453" table:formula="of:=[$Daten.B3]" office:value-type="string" office:string-value="Sefa Pilavci" calcext:value-type="string">
            <text:p>Sefa Pilavci</text:p>
          </table:table-cell>
          <table:table-cell table:style-name="ce465" table:number-columns-repeated="2"/>
          <table:table-cell table:style-name="ce529" table:number-columns-repeated="2"/>
          <table:table-cell table:style-name="ce482"/>
          <table:table-cell table:style-name="ce498" table:formula="of:=[$Daten.$F$5]" office:value-type="string" office:string-value="Tutor Netzwerksicherheit" calcext:value-type="string">
            <text:p>Tutor Netzwerksicherheit</text:p>
          </table:table-cell>
          <table:table-cell table:number-columns-repeated="1015"/>
        </table:table-row>
        <table:table-row table:style-name="ro6">
          <table:table-cell table:style-name="ce517"/>
          <table:table-cell/>
          <table:table-cell table:style-name="ce454"/>
          <table:table-cell table:style-name="ce464" table:number-columns-repeated="2"/>
          <table:table-cell table:style-name="ce475" table:number-columns-repeated="2"/>
          <table:table-cell table:style-name="ce468"/>
          <table:table-cell table:style-name="ce499"/>
          <table:table-cell table:number-columns-repeated="1015"/>
        </table:table-row>
        <table:table-row table:style-name="ro7">
          <table:table-cell table:style-name="ce517"/>
          <table:table-cell/>
          <table:table-cell table:style-name="ce453" table:formula="of:=[$Daten.A7]" office:value-type="string" office:string-value="Vertragsbeginn:" calcext:value-type="string">
            <text:p>Vertragsbeginn:</text:p>
          </table:table-cell>
          <table:table-cell table:style-name="ce465" table:number-columns-repeated="2"/>
          <table:table-cell table:style-name="ce476" table:formula="of:=[$Daten.B7]" office:value-type="date" office:date-value="2022-04-01" calcext:value-type="date" table:number-columns-spanned="2" table:number-rows-spanned="1">
            <text:p>01.04.2022</text:p>
          </table:table-cell>
          <table:covered-table-cell table:style-name="ce476"/>
          <table:table-cell table:style-name="ce482"/>
          <table:table-cell table:style-name="ce500"/>
          <table:table-cell table:number-columns-repeated="1015"/>
        </table:table-row>
        <table:table-row table:style-name="ro7">
          <table:table-cell table:style-name="ce517"/>
          <table:table-cell/>
          <table:table-cell table:style-name="ce453" table:formula="of:=[$Daten.A8]" office:value-type="string" office:string-value="Vertragsende:" calcext:value-type="string">
            <text:p>Vertragsende:</text:p>
          </table:table-cell>
          <table:table-cell table:style-name="ce465" table:number-columns-repeated="2"/>
          <table:table-cell table:style-name="ce476" table:formula="of:=[$Daten.B8]" office:value-type="date" office:date-value="2022-09-30" calcext:value-type="date" table:number-columns-spanned="2" table:number-rows-spanned="1">
            <text:p>30.09.2022</text:p>
          </table:table-cell>
          <table:covered-table-cell table:style-name="ce476"/>
          <table:table-cell table:style-name="ce482"/>
          <table:table-cell table:style-name="ce501"/>
          <table:table-cell table:number-columns-repeated="1015"/>
        </table:table-row>
        <table:table-row table:style-name="ro6">
          <table:table-cell table:style-name="ce517"/>
          <table:table-cell/>
          <table:table-cell table:style-name="ce454"/>
          <table:table-cell table:style-name="ce464" table:number-columns-repeated="2"/>
          <table:table-cell table:style-name="ce475" table:number-columns-repeated="2"/>
          <table:table-cell table:style-name="ce468"/>
          <table:table-cell table:style-name="ce499"/>
          <table:table-cell table:number-columns-repeated="1015"/>
        </table:table-row>
        <table:table-row table:style-name="ro2">
          <table:table-cell table:style-name="ce517"/>
          <table:table-cell/>
          <table:table-cell table:style-name="ce525" office:value-type="string" calcext:value-type="string">
            <text:p>Summe der Arbeitszeit lt. Vertrag</text:p>
          </table:table-cell>
          <table:table-cell table:style-name="ce529" table:number-columns-repeated="2"/>
          <table:table-cell table:style-name="ce532"/>
          <table:table-cell table:style-name="ce483" table:formula="of:=IF(OR([$Daten.B5]=&quot;Januar&quot;;[$Daten.B5]=&quot;Februar&quot;;[$Daten.B5]=&quot;März&quot;;[$Daten.B5]=&quot;April&quot;;[$Daten.B5]=&quot;Mai&quot;;[$Daten.B5]=&quot;Juni&quot;;[$Daten.B5]=&quot;Juli&quot;;[$Daten.B5]=&quot;August&quot;;[$Daten.B5]=&quot;September&quot;;[$Daten.B5]=&quot;Oktober&quot;;[$Daten.B5]=&quot;November&quot;;[$Daten.B5]=&quot;Dezember&quot;);[$Daten.B11];0)" office:value-type="time" office:time-value="PT41H18M00S" calcext:value-type="time">
            <text:p>41:18</text:p>
          </table:table-cell>
          <table:table-cell table:style-name="ce489" table:formula="of:=IF([$Daten.B5]=&quot;Januar&quot;;[$Daten.C11];0)" office:value-type="float" office:value="0" calcext:value-type="float">
            <text:p>0</text:p>
          </table:table-cell>
          <table:table-cell table:style-name="ce438"/>
          <table:table-cell table:number-columns-repeated="1015"/>
        </table:table-row>
        <table:table-row table:style-name="ro2">
          <table:table-cell table:style-name="ce517"/>
          <table:table-cell/>
          <table:table-cell table:style-name="ce525" office:value-type="string" calcext:value-type="string">
            <text:p>Urlaub pro Monat</text:p>
          </table:table-cell>
          <table:table-cell table:style-name="ce532" table:number-columns-repeated="3"/>
          <table:table-cell table:style-name="ce465" table:formula="of:=IF(OR([$Daten.B5]=&quot;Januar&quot;;[$Daten.B5]=&quot;Februar&quot;;[$Daten.B5]=&quot;März&quot;;[$Daten.B5]=&quot;April&quot;;[$Daten.B5]=&quot;Mai&quot;;[$Daten.B5]=&quot;Juni&quot;;[$Daten.B5]=&quot;Juli&quot;;[$Daten.B5]=&quot;August&quot;;[$Daten.B5]=&quot;September&quot;;[$Daten.B5]=&quot;Oktober&quot;;[$Daten.B5]=&quot;November&quot;;[$Daten.B5]=&quot;Dezember&quot;);[$Daten.B12];0)" office:value-type="time" office:time-value="PT03H10M00S" calcext:value-type="time">
            <text:p>3:10</text:p>
          </table:table-cell>
          <table:table-cell table:style-name="ce489" table:formula="of:=IF([$Daten.B5]=&quot;Januar&quot;;[$Daten.C12];0)" office:value-type="float" office:value="0" calcext:value-type="float">
            <text:p>0</text:p>
          </table:table-cell>
          <table:table-cell table:style-name="ce438"/>
          <table:table-cell table:number-columns-repeated="1015"/>
        </table:table-row>
        <table:table-row table:style-name="ro2">
          <table:table-cell table:style-name="ce517"/>
          <table:table-cell/>
          <table:table-cell table:style-name="ce454"/>
          <table:table-cell table:style-name="ce464" table:number-columns-repeated="4"/>
          <table:table-cell table:style-name="ce490"/>
          <table:table-cell table:style-name="ce502"/>
          <table:table-cell table:number-columns-repeated="1015"/>
        </table:table-row>
        <table:table-row table:style-name="ro2">
          <table:table-cell table:style-name="ce517"/>
          <table:table-cell table:style-name="ce520" office:value-type="string" calcext:value-type="string">
            <text:p>Tag</text:p>
          </table:table-cell>
          <table:table-cell table:style-name="ce526" office:value-type="string" calcext:value-type="string">
            <text:p>Kommt</text:p>
          </table:table-cell>
          <table:table-cell table:style-name="ce526" office:value-type="string" calcext:value-type="string">
            <text:p>Geht</text:p>
          </table:table-cell>
          <table:table-cell table:style-name="ce526" office:value-type="string" calcext:value-type="string">
            <text:p>Kommt</text:p>
          </table:table-cell>
          <table:table-cell table:style-name="ce526" office:value-type="string" calcext:value-type="string">
            <text:p>Geht</text:p>
          </table:table-cell>
          <table:table-cell table:style-name="ce526" office:value-type="string" calcext:value-type="string">
            <text:p>Kommt</text:p>
          </table:table-cell>
          <table:table-cell table:style-name="ce526" office:value-type="string" calcext:value-type="string">
            <text:p>Geht</text:p>
          </table:table-cell>
          <table:table-cell table:style-name="ce526" office:value-type="string" calcext:value-type="string">
            <text:p>Tagessumme</text:p>
          </table:table-cell>
          <table:table-cell table:style-name="ce549" office:value-type="string" calcext:value-type="string">
            <text:p>in Minuten</text:p>
          </table:table-cell>
          <table:table-cell table:number-columns-repeated="1014"/>
        </table:table-row>
        <table:table-row table:style-name="ro2">
          <table:table-cell table:style-name="ce517" office:value-type="string" calcext:value-type="string">
            <text:p>Donnerstag</text:p>
          </table:table-cell>
          <table:table-cell table:style-name="ce521" office:value-type="float" office:value="1" calcext:value-type="float">
            <text:p>1</text:p>
          </table:table-cell>
          <table:table-cell table:style-name="ce458" table:formula="of:=IF([.$K14]=&quot;Feiertag&quot;;&quot;0&quot;;IF([.$A14]=&quot;Donnerstag&quot;;[$Daten.$H$17];IF([.$A14]=&quot;Freitag&quot;;[$Daten.$J$17];IF([.$A14]=&quot;Montag&quot;;[$Daten.$B$17];IF([.$A14]=&quot;Dienstag&quot;;[$Daten.$D$17];IF([.$A14]=&quot;Mittwoch&quot;;[$Daten.$F$17];IF([.$A14]=&quot;Samstag&quot;;[$Daten.$L$17];&quot;0&quot;)))))))" office:value-type="time" office:time-value="PT00H00M00S" calcext:value-type="time">
            <text:p>00:00</text:p>
          </table:table-cell>
          <table:table-cell table:style-name="ce469" table:formula="of:=IF([.$K14]=&quot;Feiertag&quot;;&quot;0&quot;;IF([.$A14]=&quot;Donnerstag&quot;;[$Daten.$I$17];IF([.$A14]=&quot;Freitag&quot;;[$Daten.$K$17];IF([.$A14]=&quot;Montag&quot;;[$Daten.$C$17];IF([.$A14]=&quot;Dienstag&quot;;[$Daten.$E$17];IF([.$A14]=&quot;Mittwoch&quot;;[$Daten.$G$17];IF([.$A14]=&quot;Samstag&quot;;[$Daten.$M$17];&quot;0&quot;)))))))" office:value-type="time" office:time-value="PT00H00M00S" calcext:value-type="time">
            <text:p>00:00</text:p>
          </table:table-cell>
          <table:table-cell table:style-name="ce458" table:formula="of:=IF([.$K14]=&quot;Feiertag&quot;;&quot;0&quot;;IF([.$A14]=&quot;Donnerstag&quot;;[$Daten.$H$18];IF([.$A14]=&quot;Freitag&quot;;[$Daten.$J$18];IF([.$A14]=&quot;Montag&quot;;[$Daten.$B$18];IF([.$A14]=&quot;Dienstag&quot;;[$Daten.$D$18];IF([.$A14]=&quot;Mittwoch&quot;;[$Daten.$F$18];IF([.$A14]=&quot;Samstag&quot;;[$Daten.$L$18];&quot;0&quot;)))))))" office:value-type="time" office:time-value="PT00H00M00S" calcext:value-type="time">
            <text:p>00:00</text:p>
          </table:table-cell>
          <table:table-cell table:style-name="ce469" table:formula="of:=IF([.$K14]=&quot;Feiertag&quot;;&quot;0&quot;;IF([.$A14]=&quot;Donnerstag&quot;;[$Daten.$I$18];IF([.$A14]=&quot;Freitag&quot;;[$Daten.$K$18];IF([.$A14]=&quot;Montag&quot;;[$Daten.$C$18];IF([.$A14]=&quot;Dienstag&quot;;[$Daten.$E$18];IF([.$A14]=&quot;Mittwoch&quot;;[$Daten.$G$18];IF([.$A14]=&quot;Samstag&quot;;[$Daten.$M$18];&quot;0&quot;)))))))" office:value-type="time" office:time-value="PT00H00M00S" calcext:value-type="time">
            <text:p>00:00</text:p>
          </table:table-cell>
          <table:table-cell table:style-name="ce539"/>
          <table:table-cell table:style-name="ce542"/>
          <table:table-cell table:style-name="ce547" table:formula="of:=[.D14]-[.C14]+[.F14]-[.E14]+[.H14]-[.G14]" office:value-type="time" office:time-value="PT00H00M00S" calcext:value-type="time">
            <text:p>0:00</text:p>
          </table:table-cell>
          <table:table-cell table:style-name="ce551" table:formula="of:=[.I14]" office:value-type="time" office:time-value="PT00H00M00S" calcext:value-type="time">
            <text:p>00</text:p>
          </table:table-cell>
          <table:table-cell table:number-columns-repeated="1014"/>
        </table:table-row>
        <table:table-row table:style-name="ro2">
          <table:table-cell table:style-name="ce517" office:value-type="string" calcext:value-type="string">
            <text:p>Freitag</text:p>
          </table:table-cell>
          <table:table-cell table:style-name="ce521" office:value-type="float" office:value="2" calcext:value-type="float">
            <text:p>2</text:p>
          </table:table-cell>
          <table:table-cell table:style-name="ce458" table:formula="of:=IF([.$K15]=&quot;Feiertag&quot;;&quot;0&quot;;IF([.$A15]=&quot;Donnerstag&quot;;[$Daten.$H$17];IF([.$A15]=&quot;Freitag&quot;;[$Daten.$J$17];IF([.$A15]=&quot;Montag&quot;;[$Daten.$B$17];IF([.$A15]=&quot;Dienstag&quot;;[$Daten.$D$17];IF([.$A15]=&quot;Mittwoch&quot;;[$Daten.$F$17];IF([.$A15]=&quot;Samstag&quot;;[$Daten.$L$17];&quot;0&quot;)))))))" office:value-type="time" office:time-value="PT00H00M00S" calcext:value-type="time">
            <text:p>00:00</text:p>
          </table:table-cell>
          <table:table-cell table:style-name="ce469" table:formula="of:=IF([.$K15]=&quot;Feiertag&quot;;&quot;0&quot;;IF([.$A15]=&quot;Donnerstag&quot;;[$Daten.$I$17];IF([.$A15]=&quot;Freitag&quot;;[$Daten.$K$17];IF([.$A15]=&quot;Montag&quot;;[$Daten.$C$17];IF([.$A15]=&quot;Dienstag&quot;;[$Daten.$E$17];IF([.$A15]=&quot;Mittwoch&quot;;[$Daten.$G$17];IF([.$A15]=&quot;Samstag&quot;;[$Daten.$M$17];&quot;0&quot;)))))))" office:value-type="time" office:time-value="PT00H00M00S" calcext:value-type="time">
            <text:p>00:00</text:p>
          </table:table-cell>
          <table:table-cell table:style-name="ce458" table:formula="of:=IF([.$K15]=&quot;Feiertag&quot;;&quot;0&quot;;IF([.$A15]=&quot;Donnerstag&quot;;[$Daten.$H$18];IF([.$A15]=&quot;Freitag&quot;;[$Daten.$J$18];IF([.$A15]=&quot;Montag&quot;;[$Daten.$B$18];IF([.$A15]=&quot;Dienstag&quot;;[$Daten.$D$18];IF([.$A15]=&quot;Mittwoch&quot;;[$Daten.$F$18];IF([.$A15]=&quot;Samstag&quot;;[$Daten.$L$18];&quot;0&quot;)))))))" office:value-type="time" office:time-value="PT00H00M00S" calcext:value-type="time">
            <text:p>00:00</text:p>
          </table:table-cell>
          <table:table-cell table:style-name="ce469" table:formula="of:=IF([.$K15]=&quot;Feiertag&quot;;&quot;0&quot;;IF([.$A15]=&quot;Donnerstag&quot;;[$Daten.$I$18];IF([.$A15]=&quot;Freitag&quot;;[$Daten.$K$18];IF([.$A15]=&quot;Montag&quot;;[$Daten.$C$18];IF([.$A15]=&quot;Dienstag&quot;;[$Daten.$E$18];IF([.$A15]=&quot;Mittwoch&quot;;[$Daten.$G$18];IF([.$A15]=&quot;Samstag&quot;;[$Daten.$M$18];&quot;0&quot;)))))))" office:value-type="time" office:time-value="PT00H00M00S" calcext:value-type="time">
            <text:p>00:00</text:p>
          </table:table-cell>
          <table:table-cell table:style-name="ce539"/>
          <table:table-cell table:style-name="ce542"/>
          <table:table-cell table:style-name="ce547" table:formula="of:=[.D15]-[.C15]+[.F15]-[.E15]+[.H15]-[.G15]" office:value-type="time" office:time-value="PT00H00M00S" calcext:value-type="time">
            <text:p>0:00</text:p>
          </table:table-cell>
          <table:table-cell table:style-name="ce551" table:formula="of:=[.I15]" office:value-type="time" office:time-value="PT00H00M00S" calcext:value-type="time">
            <text:p>00</text:p>
          </table:table-cell>
          <table:table-cell table:number-columns-repeated="1014"/>
        </table:table-row>
        <table:table-row table:style-name="ro2">
          <table:table-cell table:style-name="ce517" office:value-type="string" calcext:value-type="string">
            <text:p>Samstag</text:p>
          </table:table-cell>
          <table:table-cell table:style-name="ce521" office:value-type="float" office:value="3" calcext:value-type="float">
            <text:p>3</text:p>
          </table:table-cell>
          <table:table-cell table:style-name="ce458" table:formula="of:=IF([.$K16]=&quot;Feiertag&quot;;&quot;0&quot;;IF([.$A16]=&quot;Donnerstag&quot;;[$Daten.$H$17];IF([.$A16]=&quot;Freitag&quot;;[$Daten.$J$17];IF([.$A16]=&quot;Montag&quot;;[$Daten.$B$17];IF([.$A16]=&quot;Dienstag&quot;;[$Daten.$D$17];IF([.$A16]=&quot;Mittwoch&quot;;[$Daten.$F$17];IF([.$A16]=&quot;Samstag&quot;;[$Daten.$L$17];&quot;0&quot;)))))))" office:value-type="time" office:time-value="PT00H00M00S" calcext:value-type="time">
            <text:p>00:00</text:p>
          </table:table-cell>
          <table:table-cell table:style-name="ce469" table:formula="of:=IF([.$K16]=&quot;Feiertag&quot;;&quot;0&quot;;IF([.$A16]=&quot;Donnerstag&quot;;[$Daten.$I$17];IF([.$A16]=&quot;Freitag&quot;;[$Daten.$K$17];IF([.$A16]=&quot;Montag&quot;;[$Daten.$C$17];IF([.$A16]=&quot;Dienstag&quot;;[$Daten.$E$17];IF([.$A16]=&quot;Mittwoch&quot;;[$Daten.$G$17];IF([.$A16]=&quot;Samstag&quot;;[$Daten.$M$17];&quot;0&quot;)))))))" office:value-type="time" office:time-value="PT00H00M00S" calcext:value-type="time">
            <text:p>00:00</text:p>
          </table:table-cell>
          <table:table-cell table:style-name="ce458" table:formula="of:=IF([.$K16]=&quot;Feiertag&quot;;&quot;0&quot;;IF([.$A16]=&quot;Donnerstag&quot;;[$Daten.$H$18];IF([.$A16]=&quot;Freitag&quot;;[$Daten.$J$18];IF([.$A16]=&quot;Montag&quot;;[$Daten.$B$18];IF([.$A16]=&quot;Dienstag&quot;;[$Daten.$D$18];IF([.$A16]=&quot;Mittwoch&quot;;[$Daten.$F$18];IF([.$A16]=&quot;Samstag&quot;;[$Daten.$L$18];&quot;0&quot;)))))))" office:value-type="time" office:time-value="PT00H00M00S" calcext:value-type="time">
            <text:p>00:00</text:p>
          </table:table-cell>
          <table:table-cell table:style-name="ce469" table:formula="of:=IF([.$K16]=&quot;Feiertag&quot;;&quot;0&quot;;IF([.$A16]=&quot;Donnerstag&quot;;[$Daten.$I$18];IF([.$A16]=&quot;Freitag&quot;;[$Daten.$K$18];IF([.$A16]=&quot;Montag&quot;;[$Daten.$C$18];IF([.$A16]=&quot;Dienstag&quot;;[$Daten.$E$18];IF([.$A16]=&quot;Mittwoch&quot;;[$Daten.$G$18];IF([.$A16]=&quot;Samstag&quot;;[$Daten.$M$18];&quot;0&quot;)))))))" office:value-type="time" office:time-value="PT00H00M00S" calcext:value-type="time">
            <text:p>00:00</text:p>
          </table:table-cell>
          <table:table-cell table:style-name="ce539"/>
          <table:table-cell table:style-name="ce543"/>
          <table:table-cell table:style-name="ce547" table:formula="of:=[.D16]-[.C16]+[.F16]-[.E16]+[.H16]-[.G16]" office:value-type="time" office:time-value="PT00H00M00S" calcext:value-type="time">
            <text:p>0:00</text:p>
          </table:table-cell>
          <table:table-cell table:style-name="ce551" table:formula="of:=[.I16]" office:value-type="time" office:time-value="PT00H00M00S" calcext:value-type="time">
            <text:p>00</text:p>
          </table:table-cell>
          <table:table-cell table:number-columns-repeated="1014"/>
        </table:table-row>
        <table:table-row table:style-name="ro2">
          <table:table-cell table:style-name="ce517" office:value-type="string" calcext:value-type="string">
            <text:p>Sonntag</text:p>
          </table:table-cell>
          <table:table-cell table:style-name="ce521" office:value-type="float" office:value="4" calcext:value-type="float">
            <text:p>4</text:p>
          </table:table-cell>
          <table:table-cell table:style-name="ce458" table:formula="of:=IF([.$K17]=&quot;Feiertag&quot;;&quot;0&quot;;IF([.$A17]=&quot;Donnerstag&quot;;[$Daten.$H$17];IF([.$A17]=&quot;Freitag&quot;;[$Daten.$J$17];IF([.$A17]=&quot;Montag&quot;;[$Daten.$B$17];IF([.$A17]=&quot;Dienstag&quot;;[$Daten.$D$17];IF([.$A17]=&quot;Mittwoch&quot;;[$Daten.$F$17];IF([.$A17]=&quot;Samstag&quot;;[$Daten.$L$17];&quot;0&quot;)))))))" office:value-type="string" office:string-value="0" calcext:value-type="string">
            <text:p>0</text:p>
          </table:table-cell>
          <table:table-cell table:style-name="ce469" table:formula="of:=IF([.$K17]=&quot;Feiertag&quot;;&quot;0&quot;;IF([.$A17]=&quot;Donnerstag&quot;;[$Daten.$I$17];IF([.$A17]=&quot;Freitag&quot;;[$Daten.$K$17];IF([.$A17]=&quot;Montag&quot;;[$Daten.$C$17];IF([.$A17]=&quot;Dienstag&quot;;[$Daten.$E$17];IF([.$A17]=&quot;Mittwoch&quot;;[$Daten.$G$17];IF([.$A17]=&quot;Samstag&quot;;[$Daten.$M$17];&quot;0&quot;)))))))" office:value-type="string" office:string-value="0" calcext:value-type="string">
            <text:p>0</text:p>
          </table:table-cell>
          <table:table-cell table:style-name="ce458" table:formula="of:=IF([.$K17]=&quot;Feiertag&quot;;&quot;0&quot;;IF([.$A17]=&quot;Donnerstag&quot;;[$Daten.$H$18];IF([.$A17]=&quot;Freitag&quot;;[$Daten.$J$18];IF([.$A17]=&quot;Montag&quot;;[$Daten.$B$18];IF([.$A17]=&quot;Dienstag&quot;;[$Daten.$D$18];IF([.$A17]=&quot;Mittwoch&quot;;[$Daten.$F$18];IF([.$A17]=&quot;Samstag&quot;;[$Daten.$L$18];&quot;0&quot;)))))))" office:value-type="string" office:string-value="0" calcext:value-type="string">
            <text:p>0</text:p>
          </table:table-cell>
          <table:table-cell table:style-name="ce469" table:formula="of:=IF([.$K17]=&quot;Feiertag&quot;;&quot;0&quot;;IF([.$A17]=&quot;Donnerstag&quot;;[$Daten.$I$18];IF([.$A17]=&quot;Freitag&quot;;[$Daten.$K$18];IF([.$A17]=&quot;Montag&quot;;[$Daten.$C$18];IF([.$A17]=&quot;Dienstag&quot;;[$Daten.$E$18];IF([.$A17]=&quot;Mittwoch&quot;;[$Daten.$G$18];IF([.$A17]=&quot;Samstag&quot;;[$Daten.$M$18];&quot;0&quot;)))))))" office:value-type="string" office:string-value="0" calcext:value-type="string">
            <text:p>0</text:p>
          </table:table-cell>
          <table:table-cell table:style-name="ce539"/>
          <table:table-cell table:style-name="ce542"/>
          <table:table-cell table:style-name="ce547" table:formula="of:=[.D17]-[.C17]+[.F17]-[.E17]+[.H17]-[.G17]" office:value-type="time" office:time-value="PT00H00M00S" calcext:value-type="time">
            <text:p>0:00</text:p>
          </table:table-cell>
          <table:table-cell table:style-name="ce551" table:formula="of:=[.I17]" office:value-type="time" office:time-value="PT00H00M00S" calcext:value-type="time">
            <text:p>00</text:p>
          </table:table-cell>
          <table:table-cell table:number-columns-repeated="1014"/>
        </table:table-row>
        <table:table-row table:style-name="ro2">
          <table:table-cell table:style-name="ce517" office:value-type="string" calcext:value-type="string">
            <text:p>Montag</text:p>
          </table:table-cell>
          <table:table-cell table:style-name="ce521" office:value-type="float" office:value="5" calcext:value-type="float">
            <text:p>5</text:p>
          </table:table-cell>
          <table:table-cell table:style-name="ce458" table:formula="of:=IF([.$K18]=&quot;Feiertag&quot;;&quot;0&quot;;IF([.$A18]=&quot;Donnerstag&quot;;[$Daten.$H$17];IF([.$A18]=&quot;Freitag&quot;;[$Daten.$J$17];IF([.$A18]=&quot;Montag&quot;;[$Daten.$B$17];IF([.$A18]=&quot;Dienstag&quot;;[$Daten.$D$17];IF([.$A18]=&quot;Mittwoch&quot;;[$Daten.$F$17];IF([.$A18]=&quot;Samstag&quot;;[$Daten.$L$17];&quot;0&quot;)))))))" office:value-type="time" office:time-value="PT14H00M00S" calcext:value-type="time">
            <text:p>14:00</text:p>
          </table:table-cell>
          <table:table-cell table:style-name="ce469" table:formula="of:=IF([.$K18]=&quot;Feiertag&quot;;&quot;0&quot;;IF([.$A18]=&quot;Donnerstag&quot;;[$Daten.$I$17];IF([.$A18]=&quot;Freitag&quot;;[$Daten.$K$17];IF([.$A18]=&quot;Montag&quot;;[$Daten.$C$17];IF([.$A18]=&quot;Dienstag&quot;;[$Daten.$E$17];IF([.$A18]=&quot;Mittwoch&quot;;[$Daten.$G$17];IF([.$A18]=&quot;Samstag&quot;;[$Daten.$M$17];&quot;0&quot;)))))))" office:value-type="time" office:time-value="PT18H30M00S" calcext:value-type="time">
            <text:p>18:30</text:p>
          </table:table-cell>
          <table:table-cell table:style-name="ce458" table:formula="of:=IF([.$K18]=&quot;Feiertag&quot;;&quot;0&quot;;IF([.$A18]=&quot;Donnerstag&quot;;[$Daten.$H$18];IF([.$A18]=&quot;Freitag&quot;;[$Daten.$J$18];IF([.$A18]=&quot;Montag&quot;;[$Daten.$B$18];IF([.$A18]=&quot;Dienstag&quot;;[$Daten.$D$18];IF([.$A18]=&quot;Mittwoch&quot;;[$Daten.$F$18];IF([.$A18]=&quot;Samstag&quot;;[$Daten.$L$18];&quot;0&quot;)))))))" office:value-type="time" office:time-value="PT00H00M00S" calcext:value-type="time">
            <text:p>00:00</text:p>
          </table:table-cell>
          <table:table-cell table:style-name="ce469" table:formula="of:=IF([.$K18]=&quot;Feiertag&quot;;&quot;0&quot;;IF([.$A18]=&quot;Donnerstag&quot;;[$Daten.$I$18];IF([.$A18]=&quot;Freitag&quot;;[$Daten.$K$18];IF([.$A18]=&quot;Montag&quot;;[$Daten.$C$18];IF([.$A18]=&quot;Dienstag&quot;;[$Daten.$E$18];IF([.$A18]=&quot;Mittwoch&quot;;[$Daten.$G$18];IF([.$A18]=&quot;Samstag&quot;;[$Daten.$M$18];&quot;0&quot;)))))))" office:value-type="time" office:time-value="PT00H00M00S" calcext:value-type="time">
            <text:p>00:00</text:p>
          </table:table-cell>
          <table:table-cell table:style-name="ce539"/>
          <table:table-cell table:style-name="ce542"/>
          <table:table-cell table:style-name="ce547" table:formula="of:=[.D18]-[.C18]+[.F18]-[.E18]+[.H18]-[.G18]" office:value-type="time" office:time-value="PT04H30M00S" calcext:value-type="time">
            <text:p>4:30</text:p>
          </table:table-cell>
          <table:table-cell table:style-name="ce551" table:formula="of:=[.I18]" office:value-type="time" office:time-value="PT04H30M00S" calcext:value-type="time">
            <text:p>270</text:p>
          </table:table-cell>
          <table:table-cell table:number-columns-repeated="1014"/>
        </table:table-row>
        <table:table-row table:style-name="ro2">
          <table:table-cell table:style-name="ce517" office:value-type="string" calcext:value-type="string">
            <text:p>Dienstag</text:p>
          </table:table-cell>
          <table:table-cell table:style-name="ce521" office:value-type="float" office:value="6" calcext:value-type="float">
            <text:p>6</text:p>
          </table:table-cell>
          <table:table-cell table:style-name="ce458" table:formula="of:=IF([.$K19]=&quot;Feiertag&quot;;&quot;0&quot;;IF([.$A19]=&quot;Donnerstag&quot;;[$Daten.$H$17];IF([.$A19]=&quot;Freitag&quot;;[$Daten.$J$17];IF([.$A19]=&quot;Montag&quot;;[$Daten.$B$17];IF([.$A19]=&quot;Dienstag&quot;;[$Daten.$D$17];IF([.$A19]=&quot;Mittwoch&quot;;[$Daten.$F$17];IF([.$A19]=&quot;Samstag&quot;;[$Daten.$L$17];&quot;0&quot;)))))))" office:value-type="time" office:time-value="PT15H00M00S" calcext:value-type="time">
            <text:p>15:00</text:p>
          </table:table-cell>
          <table:table-cell table:style-name="ce469" table:formula="of:=IF([.$K19]=&quot;Feiertag&quot;;&quot;0&quot;;IF([.$A19]=&quot;Donnerstag&quot;;[$Daten.$I$17];IF([.$A19]=&quot;Freitag&quot;;[$Daten.$K$17];IF([.$A19]=&quot;Montag&quot;;[$Daten.$C$17];IF([.$A19]=&quot;Dienstag&quot;;[$Daten.$E$17];IF([.$A19]=&quot;Mittwoch&quot;;[$Daten.$G$17];IF([.$A19]=&quot;Samstag&quot;;[$Daten.$M$17];&quot;0&quot;)))))))" office:value-type="time" office:time-value="PT20H00M00S" calcext:value-type="time">
            <text:p>20:00</text:p>
          </table:table-cell>
          <table:table-cell table:style-name="ce458" table:formula="of:=IF([.$K19]=&quot;Feiertag&quot;;&quot;0&quot;;IF([.$A19]=&quot;Donnerstag&quot;;[$Daten.$H$18];IF([.$A19]=&quot;Freitag&quot;;[$Daten.$J$18];IF([.$A19]=&quot;Montag&quot;;[$Daten.$B$18];IF([.$A19]=&quot;Dienstag&quot;;[$Daten.$D$18];IF([.$A19]=&quot;Mittwoch&quot;;[$Daten.$F$18];IF([.$A19]=&quot;Samstag&quot;;[$Daten.$L$18];&quot;0&quot;)))))))" office:value-type="time" office:time-value="PT00H00M00S" calcext:value-type="time">
            <text:p>00:00</text:p>
          </table:table-cell>
          <table:table-cell table:style-name="ce469" table:formula="of:=IF([.$K19]=&quot;Feiertag&quot;;&quot;0&quot;;IF([.$A19]=&quot;Donnerstag&quot;;[$Daten.$I$18];IF([.$A19]=&quot;Freitag&quot;;[$Daten.$K$18];IF([.$A19]=&quot;Montag&quot;;[$Daten.$C$18];IF([.$A19]=&quot;Dienstag&quot;;[$Daten.$E$18];IF([.$A19]=&quot;Mittwoch&quot;;[$Daten.$G$18];IF([.$A19]=&quot;Samstag&quot;;[$Daten.$M$18];&quot;0&quot;)))))))" office:value-type="time" office:time-value="PT00H00M00S" calcext:value-type="time">
            <text:p>00:00</text:p>
          </table:table-cell>
          <table:table-cell table:style-name="ce539"/>
          <table:table-cell table:style-name="ce542"/>
          <table:table-cell table:style-name="ce547" table:formula="of:=[.D19]-[.C19]+[.F19]-[.E19]+[.H19]-[.G19]" office:value-type="time" office:time-value="PT05H00M00S" calcext:value-type="time">
            <text:p>5:00</text:p>
          </table:table-cell>
          <table:table-cell table:style-name="ce551" table:formula="of:=[.I19]" office:value-type="time" office:time-value="PT05H00M00S" calcext:value-type="time">
            <text:p>300</text:p>
          </table:table-cell>
          <table:table-cell table:number-columns-repeated="1014"/>
        </table:table-row>
        <table:table-row table:style-name="ro2">
          <table:table-cell table:style-name="ce517" office:value-type="string" calcext:value-type="string">
            <text:p>Mittwoch</text:p>
          </table:table-cell>
          <table:table-cell table:style-name="ce521" office:value-type="float" office:value="7" calcext:value-type="float">
            <text:p>7</text:p>
          </table:table-cell>
          <table:table-cell table:style-name="ce458" table:formula="of:=IF([.$K20]=&quot;Feiertag&quot;;&quot;0&quot;;IF([.$A20]=&quot;Donnerstag&quot;;[$Daten.$H$17];IF([.$A20]=&quot;Freitag&quot;;[$Daten.$J$17];IF([.$A20]=&quot;Montag&quot;;[$Daten.$B$17];IF([.$A20]=&quot;Dienstag&quot;;[$Daten.$D$17];IF([.$A20]=&quot;Mittwoch&quot;;[$Daten.$F$17];IF([.$A20]=&quot;Samstag&quot;;[$Daten.$L$17];&quot;0&quot;)))))))" office:value-type="time" office:time-value="PT00H00M00S" calcext:value-type="time">
            <text:p>00:00</text:p>
          </table:table-cell>
          <table:table-cell table:style-name="ce469" table:formula="of:=IF([.$K20]=&quot;Feiertag&quot;;&quot;0&quot;;IF([.$A20]=&quot;Donnerstag&quot;;[$Daten.$I$17];IF([.$A20]=&quot;Freitag&quot;;[$Daten.$K$17];IF([.$A20]=&quot;Montag&quot;;[$Daten.$C$17];IF([.$A20]=&quot;Dienstag&quot;;[$Daten.$E$17];IF([.$A20]=&quot;Mittwoch&quot;;[$Daten.$G$17];IF([.$A20]=&quot;Samstag&quot;;[$Daten.$M$17];&quot;0&quot;)))))))" office:value-type="time" office:time-value="PT00H00M00S" calcext:value-type="time">
            <text:p>00:00</text:p>
          </table:table-cell>
          <table:table-cell table:style-name="ce458" table:formula="of:=IF([.$K20]=&quot;Feiertag&quot;;&quot;0&quot;;IF([.$A20]=&quot;Donnerstag&quot;;[$Daten.$H$18];IF([.$A20]=&quot;Freitag&quot;;[$Daten.$J$18];IF([.$A20]=&quot;Montag&quot;;[$Daten.$B$18];IF([.$A20]=&quot;Dienstag&quot;;[$Daten.$D$18];IF([.$A20]=&quot;Mittwoch&quot;;[$Daten.$F$18];IF([.$A20]=&quot;Samstag&quot;;[$Daten.$L$18];&quot;0&quot;)))))))" office:value-type="time" office:time-value="PT00H00M00S" calcext:value-type="time">
            <text:p>00:00</text:p>
          </table:table-cell>
          <table:table-cell table:style-name="ce469" table:formula="of:=IF([.$K20]=&quot;Feiertag&quot;;&quot;0&quot;;IF([.$A20]=&quot;Donnerstag&quot;;[$Daten.$I$18];IF([.$A20]=&quot;Freitag&quot;;[$Daten.$K$18];IF([.$A20]=&quot;Montag&quot;;[$Daten.$C$18];IF([.$A20]=&quot;Dienstag&quot;;[$Daten.$E$18];IF([.$A20]=&quot;Mittwoch&quot;;[$Daten.$G$18];IF([.$A20]=&quot;Samstag&quot;;[$Daten.$M$18];&quot;0&quot;)))))))" office:value-type="time" office:time-value="PT00H00M00S" calcext:value-type="time">
            <text:p>00:00</text:p>
          </table:table-cell>
          <table:table-cell table:style-name="ce539"/>
          <table:table-cell table:style-name="ce542"/>
          <table:table-cell table:style-name="ce547" table:formula="of:=[.D20]-[.C20]+[.F20]-[.E20]+[.H20]-[.G20]" office:value-type="time" office:time-value="PT00H00M00S" calcext:value-type="time">
            <text:p>0:00</text:p>
          </table:table-cell>
          <table:table-cell table:style-name="ce551" table:formula="of:=[.I20]" office:value-type="time" office:time-value="PT00H00M00S" calcext:value-type="time">
            <text:p>00</text:p>
          </table:table-cell>
          <table:table-cell table:number-columns-repeated="1014"/>
        </table:table-row>
        <table:table-row table:style-name="ro2">
          <table:table-cell table:style-name="ce517" office:value-type="string" calcext:value-type="string">
            <text:p>Donnerstag</text:p>
          </table:table-cell>
          <table:table-cell table:style-name="ce521" office:value-type="float" office:value="8" calcext:value-type="float">
            <text:p>8</text:p>
          </table:table-cell>
          <table:table-cell table:style-name="ce458" table:formula="of:=IF([.$K21]=&quot;Feiertag&quot;;&quot;0&quot;;IF([.$A21]=&quot;Donnerstag&quot;;[$Daten.$H$17];IF([.$A21]=&quot;Freitag&quot;;[$Daten.$J$17];IF([.$A21]=&quot;Montag&quot;;[$Daten.$B$17];IF([.$A21]=&quot;Dienstag&quot;;[$Daten.$D$17];IF([.$A21]=&quot;Mittwoch&quot;;[$Daten.$F$17];IF([.$A21]=&quot;Samstag&quot;;[$Daten.$L$17];&quot;0&quot;)))))))" office:value-type="time" office:time-value="PT00H00M00S" calcext:value-type="time">
            <text:p>00:00</text:p>
          </table:table-cell>
          <table:table-cell table:style-name="ce469" table:formula="of:=IF([.$K21]=&quot;Feiertag&quot;;&quot;0&quot;;IF([.$A21]=&quot;Donnerstag&quot;;[$Daten.$I$17];IF([.$A21]=&quot;Freitag&quot;;[$Daten.$K$17];IF([.$A21]=&quot;Montag&quot;;[$Daten.$C$17];IF([.$A21]=&quot;Dienstag&quot;;[$Daten.$E$17];IF([.$A21]=&quot;Mittwoch&quot;;[$Daten.$G$17];IF([.$A21]=&quot;Samstag&quot;;[$Daten.$M$17];&quot;0&quot;)))))))" office:value-type="time" office:time-value="PT00H00M00S" calcext:value-type="time">
            <text:p>00:00</text:p>
          </table:table-cell>
          <table:table-cell table:style-name="ce458" table:formula="of:=IF([.$K21]=&quot;Feiertag&quot;;&quot;0&quot;;IF([.$A21]=&quot;Donnerstag&quot;;[$Daten.$H$18];IF([.$A21]=&quot;Freitag&quot;;[$Daten.$J$18];IF([.$A21]=&quot;Montag&quot;;[$Daten.$B$18];IF([.$A21]=&quot;Dienstag&quot;;[$Daten.$D$18];IF([.$A21]=&quot;Mittwoch&quot;;[$Daten.$F$18];IF([.$A21]=&quot;Samstag&quot;;[$Daten.$L$18];&quot;0&quot;)))))))" office:value-type="time" office:time-value="PT00H00M00S" calcext:value-type="time">
            <text:p>00:00</text:p>
          </table:table-cell>
          <table:table-cell table:style-name="ce469" table:formula="of:=IF([.$K21]=&quot;Feiertag&quot;;&quot;0&quot;;IF([.$A21]=&quot;Donnerstag&quot;;[$Daten.$I$18];IF([.$A21]=&quot;Freitag&quot;;[$Daten.$K$18];IF([.$A21]=&quot;Montag&quot;;[$Daten.$C$18];IF([.$A21]=&quot;Dienstag&quot;;[$Daten.$E$18];IF([.$A21]=&quot;Mittwoch&quot;;[$Daten.$G$18];IF([.$A21]=&quot;Samstag&quot;;[$Daten.$M$18];&quot;0&quot;)))))))" office:value-type="time" office:time-value="PT00H00M00S" calcext:value-type="time">
            <text:p>00:00</text:p>
          </table:table-cell>
          <table:table-cell table:style-name="ce539"/>
          <table:table-cell table:style-name="ce542"/>
          <table:table-cell table:style-name="ce547" table:formula="of:=[.D21]-[.C21]+[.F21]-[.E21]+[.H21]-[.G21]" office:value-type="time" office:time-value="PT00H00M00S" calcext:value-type="time">
            <text:p>0:00</text:p>
          </table:table-cell>
          <table:table-cell table:style-name="ce551" table:formula="of:=[.I21]" office:value-type="time" office:time-value="PT00H00M00S" calcext:value-type="time">
            <text:p>00</text:p>
          </table:table-cell>
          <table:table-cell table:number-columns-repeated="1014"/>
        </table:table-row>
        <table:table-row table:style-name="ro2">
          <table:table-cell table:style-name="ce517" office:value-type="string" calcext:value-type="string">
            <text:p>Freitag</text:p>
          </table:table-cell>
          <table:table-cell table:style-name="ce521" office:value-type="float" office:value="9" calcext:value-type="float">
            <text:p>9</text:p>
          </table:table-cell>
          <table:table-cell table:style-name="ce458" table:formula="of:=IF([.$K22]=&quot;Feiertag&quot;;&quot;0&quot;;IF([.$A22]=&quot;Donnerstag&quot;;[$Daten.$H$17];IF([.$A22]=&quot;Freitag&quot;;[$Daten.$J$17];IF([.$A22]=&quot;Montag&quot;;[$Daten.$B$17];IF([.$A22]=&quot;Dienstag&quot;;[$Daten.$D$17];IF([.$A22]=&quot;Mittwoch&quot;;[$Daten.$F$17];IF([.$A22]=&quot;Samstag&quot;;[$Daten.$L$17];&quot;0&quot;)))))))" office:value-type="time" office:time-value="PT00H00M00S" calcext:value-type="time">
            <text:p>00:00</text:p>
          </table:table-cell>
          <table:table-cell table:style-name="ce469" table:formula="of:=IF([.$K22]=&quot;Feiertag&quot;;&quot;0&quot;;IF([.$A22]=&quot;Donnerstag&quot;;[$Daten.$I$17];IF([.$A22]=&quot;Freitag&quot;;[$Daten.$K$17];IF([.$A22]=&quot;Montag&quot;;[$Daten.$C$17];IF([.$A22]=&quot;Dienstag&quot;;[$Daten.$E$17];IF([.$A22]=&quot;Mittwoch&quot;;[$Daten.$G$17];IF([.$A22]=&quot;Samstag&quot;;[$Daten.$M$17];&quot;0&quot;)))))))" office:value-type="time" office:time-value="PT00H00M00S" calcext:value-type="time">
            <text:p>00:00</text:p>
          </table:table-cell>
          <table:table-cell table:style-name="ce458" table:formula="of:=IF([.$K22]=&quot;Feiertag&quot;;&quot;0&quot;;IF([.$A22]=&quot;Donnerstag&quot;;[$Daten.$H$18];IF([.$A22]=&quot;Freitag&quot;;[$Daten.$J$18];IF([.$A22]=&quot;Montag&quot;;[$Daten.$B$18];IF([.$A22]=&quot;Dienstag&quot;;[$Daten.$D$18];IF([.$A22]=&quot;Mittwoch&quot;;[$Daten.$F$18];IF([.$A22]=&quot;Samstag&quot;;[$Daten.$L$18];&quot;0&quot;)))))))" office:value-type="time" office:time-value="PT00H00M00S" calcext:value-type="time">
            <text:p>00:00</text:p>
          </table:table-cell>
          <table:table-cell table:style-name="ce469" table:formula="of:=IF([.$K22]=&quot;Feiertag&quot;;&quot;0&quot;;IF([.$A22]=&quot;Donnerstag&quot;;[$Daten.$I$18];IF([.$A22]=&quot;Freitag&quot;;[$Daten.$K$18];IF([.$A22]=&quot;Montag&quot;;[$Daten.$C$18];IF([.$A22]=&quot;Dienstag&quot;;[$Daten.$E$18];IF([.$A22]=&quot;Mittwoch&quot;;[$Daten.$G$18];IF([.$A22]=&quot;Samstag&quot;;[$Daten.$M$18];&quot;0&quot;)))))))" office:value-type="time" office:time-value="PT00H00M00S" calcext:value-type="time">
            <text:p>00:00</text:p>
          </table:table-cell>
          <table:table-cell table:style-name="ce539"/>
          <table:table-cell table:style-name="ce542"/>
          <table:table-cell table:style-name="ce547" table:formula="of:=[.D22]-[.C22]+[.F22]-[.E22]+[.H22]-[.G22]" office:value-type="time" office:time-value="PT00H00M00S" calcext:value-type="time">
            <text:p>0:00</text:p>
          </table:table-cell>
          <table:table-cell table:style-name="ce551" table:formula="of:=[.I22]" office:value-type="time" office:time-value="PT00H00M00S" calcext:value-type="time">
            <text:p>00</text:p>
          </table:table-cell>
          <table:table-cell table:number-columns-repeated="1014"/>
        </table:table-row>
        <table:table-row table:style-name="ro2">
          <table:table-cell table:style-name="ce517" office:value-type="string" calcext:value-type="string">
            <text:p>Samstag</text:p>
          </table:table-cell>
          <table:table-cell table:style-name="ce521" office:value-type="float" office:value="10" calcext:value-type="float">
            <text:p>10</text:p>
          </table:table-cell>
          <table:table-cell table:style-name="ce458" table:formula="of:=IF([.$K23]=&quot;Feiertag&quot;;&quot;0&quot;;IF([.$A23]=&quot;Donnerstag&quot;;[$Daten.$H$17];IF([.$A23]=&quot;Freitag&quot;;[$Daten.$J$17];IF([.$A23]=&quot;Montag&quot;;[$Daten.$B$17];IF([.$A23]=&quot;Dienstag&quot;;[$Daten.$D$17];IF([.$A23]=&quot;Mittwoch&quot;;[$Daten.$F$17];IF([.$A23]=&quot;Samstag&quot;;[$Daten.$L$17];&quot;0&quot;)))))))" office:value-type="time" office:time-value="PT00H00M00S" calcext:value-type="time">
            <text:p>00:00</text:p>
          </table:table-cell>
          <table:table-cell table:style-name="ce469" table:formula="of:=IF([.$K23]=&quot;Feiertag&quot;;&quot;0&quot;;IF([.$A23]=&quot;Donnerstag&quot;;[$Daten.$I$17];IF([.$A23]=&quot;Freitag&quot;;[$Daten.$K$17];IF([.$A23]=&quot;Montag&quot;;[$Daten.$C$17];IF([.$A23]=&quot;Dienstag&quot;;[$Daten.$E$17];IF([.$A23]=&quot;Mittwoch&quot;;[$Daten.$G$17];IF([.$A23]=&quot;Samstag&quot;;[$Daten.$M$17];&quot;0&quot;)))))))" office:value-type="time" office:time-value="PT00H00M00S" calcext:value-type="time">
            <text:p>00:00</text:p>
          </table:table-cell>
          <table:table-cell table:style-name="ce458" table:formula="of:=IF([.$K23]=&quot;Feiertag&quot;;&quot;0&quot;;IF([.$A23]=&quot;Donnerstag&quot;;[$Daten.$H$18];IF([.$A23]=&quot;Freitag&quot;;[$Daten.$J$18];IF([.$A23]=&quot;Montag&quot;;[$Daten.$B$18];IF([.$A23]=&quot;Dienstag&quot;;[$Daten.$D$18];IF([.$A23]=&quot;Mittwoch&quot;;[$Daten.$F$18];IF([.$A23]=&quot;Samstag&quot;;[$Daten.$L$18];&quot;0&quot;)))))))" office:value-type="time" office:time-value="PT00H00M00S" calcext:value-type="time">
            <text:p>00:00</text:p>
          </table:table-cell>
          <table:table-cell table:style-name="ce469" table:formula="of:=IF([.$K23]=&quot;Feiertag&quot;;&quot;0&quot;;IF([.$A23]=&quot;Donnerstag&quot;;[$Daten.$I$18];IF([.$A23]=&quot;Freitag&quot;;[$Daten.$K$18];IF([.$A23]=&quot;Montag&quot;;[$Daten.$C$18];IF([.$A23]=&quot;Dienstag&quot;;[$Daten.$E$18];IF([.$A23]=&quot;Mittwoch&quot;;[$Daten.$G$18];IF([.$A23]=&quot;Samstag&quot;;[$Daten.$M$18];&quot;0&quot;)))))))" office:value-type="time" office:time-value="PT00H00M00S" calcext:value-type="time">
            <text:p>00:00</text:p>
          </table:table-cell>
          <table:table-cell table:style-name="ce539"/>
          <table:table-cell table:style-name="ce542"/>
          <table:table-cell table:style-name="ce547" table:formula="of:=[.D23]-[.C23]+[.F23]-[.E23]+[.H23]-[.G23]" office:value-type="time" office:time-value="PT00H00M00S" calcext:value-type="time">
            <text:p>0:00</text:p>
          </table:table-cell>
          <table:table-cell table:style-name="ce551" table:formula="of:=[.I23]" office:value-type="time" office:time-value="PT00H00M00S" calcext:value-type="time">
            <text:p>00</text:p>
          </table:table-cell>
          <table:table-cell table:number-columns-repeated="1014"/>
        </table:table-row>
        <table:table-row table:style-name="ro2">
          <table:table-cell table:style-name="ce517" office:value-type="string" calcext:value-type="string">
            <text:p>Sonntag</text:p>
          </table:table-cell>
          <table:table-cell table:style-name="ce521" office:value-type="float" office:value="11" calcext:value-type="float">
            <text:p>11</text:p>
          </table:table-cell>
          <table:table-cell table:style-name="ce458" table:formula="of:=IF([.$K24]=&quot;Feiertag&quot;;&quot;0&quot;;IF([.$A24]=&quot;Donnerstag&quot;;[$Daten.$H$17];IF([.$A24]=&quot;Freitag&quot;;[$Daten.$J$17];IF([.$A24]=&quot;Montag&quot;;[$Daten.$B$17];IF([.$A24]=&quot;Dienstag&quot;;[$Daten.$D$17];IF([.$A24]=&quot;Mittwoch&quot;;[$Daten.$F$17];IF([.$A24]=&quot;Samstag&quot;;[$Daten.$L$17];&quot;0&quot;)))))))" office:value-type="string" office:string-value="0" calcext:value-type="string">
            <text:p>0</text:p>
          </table:table-cell>
          <table:table-cell table:style-name="ce469" table:formula="of:=IF([.$K24]=&quot;Feiertag&quot;;&quot;0&quot;;IF([.$A24]=&quot;Donnerstag&quot;;[$Daten.$I$17];IF([.$A24]=&quot;Freitag&quot;;[$Daten.$K$17];IF([.$A24]=&quot;Montag&quot;;[$Daten.$C$17];IF([.$A24]=&quot;Dienstag&quot;;[$Daten.$E$17];IF([.$A24]=&quot;Mittwoch&quot;;[$Daten.$G$17];IF([.$A24]=&quot;Samstag&quot;;[$Daten.$M$17];&quot;0&quot;)))))))" office:value-type="string" office:string-value="0" calcext:value-type="string">
            <text:p>0</text:p>
          </table:table-cell>
          <table:table-cell table:style-name="ce458" table:formula="of:=IF([.$K24]=&quot;Feiertag&quot;;&quot;0&quot;;IF([.$A24]=&quot;Donnerstag&quot;;[$Daten.$H$18];IF([.$A24]=&quot;Freitag&quot;;[$Daten.$J$18];IF([.$A24]=&quot;Montag&quot;;[$Daten.$B$18];IF([.$A24]=&quot;Dienstag&quot;;[$Daten.$D$18];IF([.$A24]=&quot;Mittwoch&quot;;[$Daten.$F$18];IF([.$A24]=&quot;Samstag&quot;;[$Daten.$L$18];&quot;0&quot;)))))))" office:value-type="string" office:string-value="0" calcext:value-type="string">
            <text:p>0</text:p>
          </table:table-cell>
          <table:table-cell table:style-name="ce469" table:formula="of:=IF([.$K24]=&quot;Feiertag&quot;;&quot;0&quot;;IF([.$A24]=&quot;Donnerstag&quot;;[$Daten.$I$18];IF([.$A24]=&quot;Freitag&quot;;[$Daten.$K$18];IF([.$A24]=&quot;Montag&quot;;[$Daten.$C$18];IF([.$A24]=&quot;Dienstag&quot;;[$Daten.$E$18];IF([.$A24]=&quot;Mittwoch&quot;;[$Daten.$G$18];IF([.$A24]=&quot;Samstag&quot;;[$Daten.$M$18];&quot;0&quot;)))))))" office:value-type="string" office:string-value="0" calcext:value-type="string">
            <text:p>0</text:p>
          </table:table-cell>
          <table:table-cell table:style-name="ce539"/>
          <table:table-cell table:style-name="ce542"/>
          <table:table-cell table:style-name="ce547" table:formula="of:=[.D24]-[.C24]+[.F24]-[.E24]+[.H24]-[.G24]" office:value-type="time" office:time-value="PT00H00M00S" calcext:value-type="time">
            <text:p>0:00</text:p>
          </table:table-cell>
          <table:table-cell table:style-name="ce551" table:formula="of:=[.I24]" office:value-type="time" office:time-value="PT00H00M00S" calcext:value-type="time">
            <text:p>00</text:p>
          </table:table-cell>
          <table:table-cell table:number-columns-repeated="1014"/>
        </table:table-row>
        <table:table-row table:style-name="ro2">
          <table:table-cell table:style-name="ce517" office:value-type="string" calcext:value-type="string">
            <text:p>Montag</text:p>
          </table:table-cell>
          <table:table-cell table:style-name="ce521" office:value-type="float" office:value="12" calcext:value-type="float">
            <text:p>12</text:p>
          </table:table-cell>
          <table:table-cell table:style-name="ce458" table:formula="of:=IF([.$K25]=&quot;Feiertag&quot;;&quot;0&quot;;IF([.$A25]=&quot;Donnerstag&quot;;[$Daten.$H$17];IF([.$A25]=&quot;Freitag&quot;;[$Daten.$J$17];IF([.$A25]=&quot;Montag&quot;;[$Daten.$B$17];IF([.$A25]=&quot;Dienstag&quot;;[$Daten.$D$17];IF([.$A25]=&quot;Mittwoch&quot;;[$Daten.$F$17];IF([.$A25]=&quot;Samstag&quot;;[$Daten.$L$17];&quot;0&quot;)))))))" office:value-type="time" office:time-value="PT14H00M00S" calcext:value-type="time">
            <text:p>14:00</text:p>
          </table:table-cell>
          <table:table-cell table:style-name="ce469" table:formula="of:=IF([.$K25]=&quot;Feiertag&quot;;&quot;0&quot;;IF([.$A25]=&quot;Donnerstag&quot;;[$Daten.$I$17];IF([.$A25]=&quot;Freitag&quot;;[$Daten.$K$17];IF([.$A25]=&quot;Montag&quot;;[$Daten.$C$17];IF([.$A25]=&quot;Dienstag&quot;;[$Daten.$E$17];IF([.$A25]=&quot;Mittwoch&quot;;[$Daten.$G$17];IF([.$A25]=&quot;Samstag&quot;;[$Daten.$M$17];&quot;0&quot;)))))))" office:value-type="time" office:time-value="PT18H30M00S" calcext:value-type="time">
            <text:p>18:30</text:p>
          </table:table-cell>
          <table:table-cell table:style-name="ce458" table:formula="of:=IF([.$K25]=&quot;Feiertag&quot;;&quot;0&quot;;IF([.$A25]=&quot;Donnerstag&quot;;[$Daten.$H$18];IF([.$A25]=&quot;Freitag&quot;;[$Daten.$J$18];IF([.$A25]=&quot;Montag&quot;;[$Daten.$B$18];IF([.$A25]=&quot;Dienstag&quot;;[$Daten.$D$18];IF([.$A25]=&quot;Mittwoch&quot;;[$Daten.$F$18];IF([.$A25]=&quot;Samstag&quot;;[$Daten.$L$18];&quot;0&quot;)))))))" office:value-type="time" office:time-value="PT00H00M00S" calcext:value-type="time">
            <text:p>00:00</text:p>
          </table:table-cell>
          <table:table-cell table:style-name="ce469" table:formula="of:=IF([.$K25]=&quot;Feiertag&quot;;&quot;0&quot;;IF([.$A25]=&quot;Donnerstag&quot;;[$Daten.$I$18];IF([.$A25]=&quot;Freitag&quot;;[$Daten.$K$18];IF([.$A25]=&quot;Montag&quot;;[$Daten.$C$18];IF([.$A25]=&quot;Dienstag&quot;;[$Daten.$E$18];IF([.$A25]=&quot;Mittwoch&quot;;[$Daten.$G$18];IF([.$A25]=&quot;Samstag&quot;;[$Daten.$M$18];&quot;0&quot;)))))))" office:value-type="time" office:time-value="PT00H00M00S" calcext:value-type="time">
            <text:p>00:00</text:p>
          </table:table-cell>
          <table:table-cell table:style-name="ce539"/>
          <table:table-cell table:style-name="ce542"/>
          <table:table-cell table:style-name="ce547" table:formula="of:=[.D25]-[.C25]+[.F25]-[.E25]+[.H25]-[.G25]" office:value-type="time" office:time-value="PT04H30M00S" calcext:value-type="time">
            <text:p>4:30</text:p>
          </table:table-cell>
          <table:table-cell table:style-name="ce551" table:formula="of:=[.I25]" office:value-type="time" office:time-value="PT04H30M00S" calcext:value-type="time">
            <text:p>270</text:p>
          </table:table-cell>
          <table:table-cell table:number-columns-repeated="1014"/>
        </table:table-row>
        <table:table-row table:style-name="ro2">
          <table:table-cell table:style-name="ce517" office:value-type="string" calcext:value-type="string">
            <text:p>Dienstag</text:p>
          </table:table-cell>
          <table:table-cell table:style-name="ce521" office:value-type="float" office:value="13" calcext:value-type="float">
            <text:p>13</text:p>
          </table:table-cell>
          <table:table-cell table:style-name="ce458" table:formula="of:=IF([.$K26]=&quot;Feiertag&quot;;&quot;0&quot;;IF([.$A26]=&quot;Donnerstag&quot;;[$Daten.$H$17];IF([.$A26]=&quot;Freitag&quot;;[$Daten.$J$17];IF([.$A26]=&quot;Montag&quot;;[$Daten.$B$17];IF([.$A26]=&quot;Dienstag&quot;;[$Daten.$D$17];IF([.$A26]=&quot;Mittwoch&quot;;[$Daten.$F$17];IF([.$A26]=&quot;Samstag&quot;;[$Daten.$L$17];&quot;0&quot;)))))))" office:value-type="time" office:time-value="PT15H00M00S" calcext:value-type="time">
            <text:p>15:00</text:p>
          </table:table-cell>
          <table:table-cell table:style-name="ce469" table:formula="of:=IF([.$K26]=&quot;Feiertag&quot;;&quot;0&quot;;IF([.$A26]=&quot;Donnerstag&quot;;[$Daten.$I$17];IF([.$A26]=&quot;Freitag&quot;;[$Daten.$K$17];IF([.$A26]=&quot;Montag&quot;;[$Daten.$C$17];IF([.$A26]=&quot;Dienstag&quot;;[$Daten.$E$17];IF([.$A26]=&quot;Mittwoch&quot;;[$Daten.$G$17];IF([.$A26]=&quot;Samstag&quot;;[$Daten.$M$17];&quot;0&quot;)))))))" office:value-type="time" office:time-value="PT20H00M00S" calcext:value-type="time">
            <text:p>20:00</text:p>
          </table:table-cell>
          <table:table-cell table:style-name="ce458" table:formula="of:=IF([.$K26]=&quot;Feiertag&quot;;&quot;0&quot;;IF([.$A26]=&quot;Donnerstag&quot;;[$Daten.$H$18];IF([.$A26]=&quot;Freitag&quot;;[$Daten.$J$18];IF([.$A26]=&quot;Montag&quot;;[$Daten.$B$18];IF([.$A26]=&quot;Dienstag&quot;;[$Daten.$D$18];IF([.$A26]=&quot;Mittwoch&quot;;[$Daten.$F$18];IF([.$A26]=&quot;Samstag&quot;;[$Daten.$L$18];&quot;0&quot;)))))))" office:value-type="time" office:time-value="PT00H00M00S" calcext:value-type="time">
            <text:p>00:00</text:p>
          </table:table-cell>
          <table:table-cell table:style-name="ce469" table:formula="of:=IF([.$K26]=&quot;Feiertag&quot;;&quot;0&quot;;IF([.$A26]=&quot;Donnerstag&quot;;[$Daten.$I$18];IF([.$A26]=&quot;Freitag&quot;;[$Daten.$K$18];IF([.$A26]=&quot;Montag&quot;;[$Daten.$C$18];IF([.$A26]=&quot;Dienstag&quot;;[$Daten.$E$18];IF([.$A26]=&quot;Mittwoch&quot;;[$Daten.$G$18];IF([.$A26]=&quot;Samstag&quot;;[$Daten.$M$18];&quot;0&quot;)))))))" office:value-type="time" office:time-value="PT00H00M00S" calcext:value-type="time">
            <text:p>00:00</text:p>
          </table:table-cell>
          <table:table-cell table:style-name="ce539"/>
          <table:table-cell table:style-name="ce542"/>
          <table:table-cell table:style-name="ce547" table:formula="of:=[.D26]-[.C26]+[.F26]-[.E26]+[.H26]-[.G26]" office:value-type="time" office:time-value="PT05H00M00S" calcext:value-type="time">
            <text:p>5:00</text:p>
          </table:table-cell>
          <table:table-cell table:style-name="ce551" table:formula="of:=[.I26]" office:value-type="time" office:time-value="PT05H00M00S" calcext:value-type="time">
            <text:p>300</text:p>
          </table:table-cell>
          <table:table-cell table:number-columns-repeated="1014"/>
        </table:table-row>
        <table:table-row table:style-name="ro2">
          <table:table-cell table:style-name="ce517" office:value-type="string" calcext:value-type="string">
            <text:p>Mittwoch</text:p>
          </table:table-cell>
          <table:table-cell table:style-name="ce521" office:value-type="float" office:value="14" calcext:value-type="float">
            <text:p>14</text:p>
          </table:table-cell>
          <table:table-cell table:style-name="ce458" table:formula="of:=IF([.$K27]=&quot;Feiertag&quot;;&quot;0&quot;;IF([.$A27]=&quot;Donnerstag&quot;;[$Daten.$H$17];IF([.$A27]=&quot;Freitag&quot;;[$Daten.$J$17];IF([.$A27]=&quot;Montag&quot;;[$Daten.$B$17];IF([.$A27]=&quot;Dienstag&quot;;[$Daten.$D$17];IF([.$A27]=&quot;Mittwoch&quot;;[$Daten.$F$17];IF([.$A27]=&quot;Samstag&quot;;[$Daten.$L$17];&quot;0&quot;)))))))" office:value-type="time" office:time-value="PT00H00M00S" calcext:value-type="time">
            <text:p>00:00</text:p>
          </table:table-cell>
          <table:table-cell table:style-name="ce469" table:formula="of:=IF([.$K27]=&quot;Feiertag&quot;;&quot;0&quot;;IF([.$A27]=&quot;Donnerstag&quot;;[$Daten.$I$17];IF([.$A27]=&quot;Freitag&quot;;[$Daten.$K$17];IF([.$A27]=&quot;Montag&quot;;[$Daten.$C$17];IF([.$A27]=&quot;Dienstag&quot;;[$Daten.$E$17];IF([.$A27]=&quot;Mittwoch&quot;;[$Daten.$G$17];IF([.$A27]=&quot;Samstag&quot;;[$Daten.$M$17];&quot;0&quot;)))))))" office:value-type="time" office:time-value="PT00H00M00S" calcext:value-type="time">
            <text:p>00:00</text:p>
          </table:table-cell>
          <table:table-cell table:style-name="ce458" table:formula="of:=IF([.$K27]=&quot;Feiertag&quot;;&quot;0&quot;;IF([.$A27]=&quot;Donnerstag&quot;;[$Daten.$H$18];IF([.$A27]=&quot;Freitag&quot;;[$Daten.$J$18];IF([.$A27]=&quot;Montag&quot;;[$Daten.$B$18];IF([.$A27]=&quot;Dienstag&quot;;[$Daten.$D$18];IF([.$A27]=&quot;Mittwoch&quot;;[$Daten.$F$18];IF([.$A27]=&quot;Samstag&quot;;[$Daten.$L$18];&quot;0&quot;)))))))" office:value-type="time" office:time-value="PT00H00M00S" calcext:value-type="time">
            <text:p>00:00</text:p>
          </table:table-cell>
          <table:table-cell table:style-name="ce469" table:formula="of:=IF([.$K27]=&quot;Feiertag&quot;;&quot;0&quot;;IF([.$A27]=&quot;Donnerstag&quot;;[$Daten.$I$18];IF([.$A27]=&quot;Freitag&quot;;[$Daten.$K$18];IF([.$A27]=&quot;Montag&quot;;[$Daten.$C$18];IF([.$A27]=&quot;Dienstag&quot;;[$Daten.$E$18];IF([.$A27]=&quot;Mittwoch&quot;;[$Daten.$G$18];IF([.$A27]=&quot;Samstag&quot;;[$Daten.$M$18];&quot;0&quot;)))))))" office:value-type="time" office:time-value="PT00H00M00S" calcext:value-type="time">
            <text:p>00:00</text:p>
          </table:table-cell>
          <table:table-cell table:style-name="ce539"/>
          <table:table-cell table:style-name="ce542"/>
          <table:table-cell table:style-name="ce547" table:formula="of:=[.D27]-[.C27]+[.F27]-[.E27]+[.H27]-[.G27]" office:value-type="time" office:time-value="PT00H00M00S" calcext:value-type="time">
            <text:p>0:00</text:p>
          </table:table-cell>
          <table:table-cell table:style-name="ce551" table:formula="of:=[.I27]" office:value-type="time" office:time-value="PT00H00M00S" calcext:value-type="time">
            <text:p>00</text:p>
          </table:table-cell>
          <table:table-cell table:number-columns-repeated="1014"/>
        </table:table-row>
        <table:table-row table:style-name="ro2">
          <table:table-cell table:style-name="ce517" office:value-type="string" calcext:value-type="string">
            <text:p>Donnerstag</text:p>
          </table:table-cell>
          <table:table-cell table:style-name="ce521" office:value-type="float" office:value="15" calcext:value-type="float">
            <text:p>15</text:p>
          </table:table-cell>
          <table:table-cell table:style-name="ce458" table:formula="of:=IF([.$K28]=&quot;Feiertag&quot;;&quot;0&quot;;IF([.$A28]=&quot;Donnerstag&quot;;[$Daten.$H$17];IF([.$A28]=&quot;Freitag&quot;;[$Daten.$J$17];IF([.$A28]=&quot;Montag&quot;;[$Daten.$B$17];IF([.$A28]=&quot;Dienstag&quot;;[$Daten.$D$17];IF([.$A28]=&quot;Mittwoch&quot;;[$Daten.$F$17];IF([.$A28]=&quot;Samstag&quot;;[$Daten.$L$17];&quot;0&quot;)))))))" office:value-type="time" office:time-value="PT00H00M00S" calcext:value-type="time">
            <text:p>00:00</text:p>
          </table:table-cell>
          <table:table-cell table:style-name="ce469" table:formula="of:=IF([.$K28]=&quot;Feiertag&quot;;&quot;0&quot;;IF([.$A28]=&quot;Donnerstag&quot;;[$Daten.$I$17];IF([.$A28]=&quot;Freitag&quot;;[$Daten.$K$17];IF([.$A28]=&quot;Montag&quot;;[$Daten.$C$17];IF([.$A28]=&quot;Dienstag&quot;;[$Daten.$E$17];IF([.$A28]=&quot;Mittwoch&quot;;[$Daten.$G$17];IF([.$A28]=&quot;Samstag&quot;;[$Daten.$M$17];&quot;0&quot;)))))))" office:value-type="time" office:time-value="PT00H00M00S" calcext:value-type="time">
            <text:p>00:00</text:p>
          </table:table-cell>
          <table:table-cell table:style-name="ce458" table:formula="of:=IF([.$K28]=&quot;Feiertag&quot;;&quot;0&quot;;IF([.$A28]=&quot;Donnerstag&quot;;[$Daten.$H$18];IF([.$A28]=&quot;Freitag&quot;;[$Daten.$J$18];IF([.$A28]=&quot;Montag&quot;;[$Daten.$B$18];IF([.$A28]=&quot;Dienstag&quot;;[$Daten.$D$18];IF([.$A28]=&quot;Mittwoch&quot;;[$Daten.$F$18];IF([.$A28]=&quot;Samstag&quot;;[$Daten.$L$18];&quot;0&quot;)))))))" office:value-type="time" office:time-value="PT00H00M00S" calcext:value-type="time">
            <text:p>00:00</text:p>
          </table:table-cell>
          <table:table-cell table:style-name="ce469" table:formula="of:=IF([.$K28]=&quot;Feiertag&quot;;&quot;0&quot;;IF([.$A28]=&quot;Donnerstag&quot;;[$Daten.$I$18];IF([.$A28]=&quot;Freitag&quot;;[$Daten.$K$18];IF([.$A28]=&quot;Montag&quot;;[$Daten.$C$18];IF([.$A28]=&quot;Dienstag&quot;;[$Daten.$E$18];IF([.$A28]=&quot;Mittwoch&quot;;[$Daten.$G$18];IF([.$A28]=&quot;Samstag&quot;;[$Daten.$M$18];&quot;0&quot;)))))))" office:value-type="time" office:time-value="PT00H00M00S" calcext:value-type="time">
            <text:p>00:00</text:p>
          </table:table-cell>
          <table:table-cell table:style-name="ce539"/>
          <table:table-cell table:style-name="ce542"/>
          <table:table-cell table:style-name="ce547" table:formula="of:=[.D28]-[.C28]+[.F28]-[.E28]+[.H28]-[.G28]" office:value-type="time" office:time-value="PT00H00M00S" calcext:value-type="time">
            <text:p>0:00</text:p>
          </table:table-cell>
          <table:table-cell table:style-name="ce551" table:formula="of:=[.I28]" office:value-type="time" office:time-value="PT00H00M00S" calcext:value-type="time">
            <text:p>00</text:p>
          </table:table-cell>
          <table:table-cell table:number-columns-repeated="1014"/>
        </table:table-row>
        <table:table-row table:style-name="ro2">
          <table:table-cell table:style-name="ce517" office:value-type="string" calcext:value-type="string">
            <text:p>Freitag</text:p>
          </table:table-cell>
          <table:table-cell table:style-name="ce521" office:value-type="float" office:value="16" calcext:value-type="float">
            <text:p>16</text:p>
          </table:table-cell>
          <table:table-cell table:style-name="ce458" table:formula="of:=IF([.$K29]=&quot;Feiertag&quot;;&quot;0&quot;;IF([.$A29]=&quot;Donnerstag&quot;;[$Daten.$H$17];IF([.$A29]=&quot;Freitag&quot;;[$Daten.$J$17];IF([.$A29]=&quot;Montag&quot;;[$Daten.$B$17];IF([.$A29]=&quot;Dienstag&quot;;[$Daten.$D$17];IF([.$A29]=&quot;Mittwoch&quot;;[$Daten.$F$17];IF([.$A29]=&quot;Samstag&quot;;[$Daten.$L$17];&quot;0&quot;)))))))" office:value-type="time" office:time-value="PT00H00M00S" calcext:value-type="time">
            <text:p>00:00</text:p>
          </table:table-cell>
          <table:table-cell table:style-name="ce469" table:formula="of:=IF([.$K29]=&quot;Feiertag&quot;;&quot;0&quot;;IF([.$A29]=&quot;Donnerstag&quot;;[$Daten.$I$17];IF([.$A29]=&quot;Freitag&quot;;[$Daten.$K$17];IF([.$A29]=&quot;Montag&quot;;[$Daten.$C$17];IF([.$A29]=&quot;Dienstag&quot;;[$Daten.$E$17];IF([.$A29]=&quot;Mittwoch&quot;;[$Daten.$G$17];IF([.$A29]=&quot;Samstag&quot;;[$Daten.$M$17];&quot;0&quot;)))))))" office:value-type="time" office:time-value="PT00H00M00S" calcext:value-type="time">
            <text:p>00:00</text:p>
          </table:table-cell>
          <table:table-cell table:style-name="ce458" table:formula="of:=IF([.$K29]=&quot;Feiertag&quot;;&quot;0&quot;;IF([.$A29]=&quot;Donnerstag&quot;;[$Daten.$H$18];IF([.$A29]=&quot;Freitag&quot;;[$Daten.$J$18];IF([.$A29]=&quot;Montag&quot;;[$Daten.$B$18];IF([.$A29]=&quot;Dienstag&quot;;[$Daten.$D$18];IF([.$A29]=&quot;Mittwoch&quot;;[$Daten.$F$18];IF([.$A29]=&quot;Samstag&quot;;[$Daten.$L$18];&quot;0&quot;)))))))" office:value-type="time" office:time-value="PT00H00M00S" calcext:value-type="time">
            <text:p>00:00</text:p>
          </table:table-cell>
          <table:table-cell table:style-name="ce469" table:formula="of:=IF([.$K29]=&quot;Feiertag&quot;;&quot;0&quot;;IF([.$A29]=&quot;Donnerstag&quot;;[$Daten.$I$18];IF([.$A29]=&quot;Freitag&quot;;[$Daten.$K$18];IF([.$A29]=&quot;Montag&quot;;[$Daten.$C$18];IF([.$A29]=&quot;Dienstag&quot;;[$Daten.$E$18];IF([.$A29]=&quot;Mittwoch&quot;;[$Daten.$G$18];IF([.$A29]=&quot;Samstag&quot;;[$Daten.$M$18];&quot;0&quot;)))))))" office:value-type="time" office:time-value="PT00H00M00S" calcext:value-type="time">
            <text:p>00:00</text:p>
          </table:table-cell>
          <table:table-cell table:style-name="ce539"/>
          <table:table-cell table:style-name="ce542"/>
          <table:table-cell table:style-name="ce547" table:formula="of:=[.D29]-[.C29]+[.F29]-[.E29]+[.H29]-[.G29]" office:value-type="time" office:time-value="PT00H00M00S" calcext:value-type="time">
            <text:p>0:00</text:p>
          </table:table-cell>
          <table:table-cell table:style-name="ce551" table:formula="of:=[.I29]" office:value-type="time" office:time-value="PT00H00M00S" calcext:value-type="time">
            <text:p>00</text:p>
          </table:table-cell>
          <table:table-cell table:number-columns-repeated="1014"/>
        </table:table-row>
        <table:table-row table:style-name="ro2">
          <table:table-cell table:style-name="ce517" office:value-type="string" calcext:value-type="string">
            <text:p>Samstag</text:p>
          </table:table-cell>
          <table:table-cell table:style-name="ce521" office:value-type="float" office:value="17" calcext:value-type="float">
            <text:p>17</text:p>
          </table:table-cell>
          <table:table-cell table:style-name="ce458" table:formula="of:=IF([.$K30]=&quot;Feiertag&quot;;&quot;0&quot;;IF([.$A30]=&quot;Donnerstag&quot;;[$Daten.$H$17];IF([.$A30]=&quot;Freitag&quot;;[$Daten.$J$17];IF([.$A30]=&quot;Montag&quot;;[$Daten.$B$17];IF([.$A30]=&quot;Dienstag&quot;;[$Daten.$D$17];IF([.$A30]=&quot;Mittwoch&quot;;[$Daten.$F$17];IF([.$A30]=&quot;Samstag&quot;;[$Daten.$L$17];&quot;0&quot;)))))))" office:value-type="time" office:time-value="PT00H00M00S" calcext:value-type="time">
            <text:p>00:00</text:p>
          </table:table-cell>
          <table:table-cell table:style-name="ce469" table:formula="of:=IF([.$K30]=&quot;Feiertag&quot;;&quot;0&quot;;IF([.$A30]=&quot;Donnerstag&quot;;[$Daten.$I$17];IF([.$A30]=&quot;Freitag&quot;;[$Daten.$K$17];IF([.$A30]=&quot;Montag&quot;;[$Daten.$C$17];IF([.$A30]=&quot;Dienstag&quot;;[$Daten.$E$17];IF([.$A30]=&quot;Mittwoch&quot;;[$Daten.$G$17];IF([.$A30]=&quot;Samstag&quot;;[$Daten.$M$17];&quot;0&quot;)))))))" office:value-type="time" office:time-value="PT00H00M00S" calcext:value-type="time">
            <text:p>00:00</text:p>
          </table:table-cell>
          <table:table-cell table:style-name="ce458" table:formula="of:=IF([.$K30]=&quot;Feiertag&quot;;&quot;0&quot;;IF([.$A30]=&quot;Donnerstag&quot;;[$Daten.$H$18];IF([.$A30]=&quot;Freitag&quot;;[$Daten.$J$18];IF([.$A30]=&quot;Montag&quot;;[$Daten.$B$18];IF([.$A30]=&quot;Dienstag&quot;;[$Daten.$D$18];IF([.$A30]=&quot;Mittwoch&quot;;[$Daten.$F$18];IF([.$A30]=&quot;Samstag&quot;;[$Daten.$L$18];&quot;0&quot;)))))))" office:value-type="time" office:time-value="PT00H00M00S" calcext:value-type="time">
            <text:p>00:00</text:p>
          </table:table-cell>
          <table:table-cell table:style-name="ce469" table:formula="of:=IF([.$K30]=&quot;Feiertag&quot;;&quot;0&quot;;IF([.$A30]=&quot;Donnerstag&quot;;[$Daten.$I$18];IF([.$A30]=&quot;Freitag&quot;;[$Daten.$K$18];IF([.$A30]=&quot;Montag&quot;;[$Daten.$C$18];IF([.$A30]=&quot;Dienstag&quot;;[$Daten.$E$18];IF([.$A30]=&quot;Mittwoch&quot;;[$Daten.$G$18];IF([.$A30]=&quot;Samstag&quot;;[$Daten.$M$18];&quot;0&quot;)))))))" office:value-type="time" office:time-value="PT00H00M00S" calcext:value-type="time">
            <text:p>00:00</text:p>
          </table:table-cell>
          <table:table-cell table:style-name="ce571"/>
          <table:table-cell table:style-name="ce572"/>
          <table:table-cell table:style-name="ce547" table:formula="of:=[.D30]-[.C30]+[.F30]-[.E30]+[.H30]-[.G30]" office:value-type="time" office:time-value="PT00H00M00S" calcext:value-type="time">
            <text:p>0:00</text:p>
          </table:table-cell>
          <table:table-cell table:style-name="ce551" table:formula="of:=[.I30]" office:value-type="time" office:time-value="PT00H00M00S" calcext:value-type="time">
            <text:p>00</text:p>
          </table:table-cell>
          <table:table-cell table:number-columns-repeated="1014"/>
        </table:table-row>
        <table:table-row table:style-name="ro2">
          <table:table-cell table:style-name="ce517" office:value-type="string" calcext:value-type="string">
            <text:p>Sonntag</text:p>
          </table:table-cell>
          <table:table-cell table:style-name="ce521" office:value-type="float" office:value="18" calcext:value-type="float">
            <text:p>18</text:p>
          </table:table-cell>
          <table:table-cell table:style-name="ce458" table:formula="of:=IF([.$K31]=&quot;Feiertag&quot;;&quot;0&quot;;IF([.$A31]=&quot;Donnerstag&quot;;[$Daten.$H$17];IF([.$A31]=&quot;Freitag&quot;;[$Daten.$J$17];IF([.$A31]=&quot;Montag&quot;;[$Daten.$B$17];IF([.$A31]=&quot;Dienstag&quot;;[$Daten.$D$17];IF([.$A31]=&quot;Mittwoch&quot;;[$Daten.$F$17];IF([.$A31]=&quot;Samstag&quot;;[$Daten.$L$17];&quot;0&quot;)))))))" office:value-type="string" office:string-value="0" calcext:value-type="string">
            <text:p>0</text:p>
          </table:table-cell>
          <table:table-cell table:style-name="ce469" table:formula="of:=IF([.$K31]=&quot;Feiertag&quot;;&quot;0&quot;;IF([.$A31]=&quot;Donnerstag&quot;;[$Daten.$I$17];IF([.$A31]=&quot;Freitag&quot;;[$Daten.$K$17];IF([.$A31]=&quot;Montag&quot;;[$Daten.$C$17];IF([.$A31]=&quot;Dienstag&quot;;[$Daten.$E$17];IF([.$A31]=&quot;Mittwoch&quot;;[$Daten.$G$17];IF([.$A31]=&quot;Samstag&quot;;[$Daten.$M$17];&quot;0&quot;)))))))" office:value-type="string" office:string-value="0" calcext:value-type="string">
            <text:p>0</text:p>
          </table:table-cell>
          <table:table-cell table:style-name="ce458" table:formula="of:=IF([.$K31]=&quot;Feiertag&quot;;&quot;0&quot;;IF([.$A31]=&quot;Donnerstag&quot;;[$Daten.$H$18];IF([.$A31]=&quot;Freitag&quot;;[$Daten.$J$18];IF([.$A31]=&quot;Montag&quot;;[$Daten.$B$18];IF([.$A31]=&quot;Dienstag&quot;;[$Daten.$D$18];IF([.$A31]=&quot;Mittwoch&quot;;[$Daten.$F$18];IF([.$A31]=&quot;Samstag&quot;;[$Daten.$L$18];&quot;0&quot;)))))))" office:value-type="string" office:string-value="0" calcext:value-type="string">
            <text:p>0</text:p>
          </table:table-cell>
          <table:table-cell table:style-name="ce469" table:formula="of:=IF([.$K31]=&quot;Feiertag&quot;;&quot;0&quot;;IF([.$A31]=&quot;Donnerstag&quot;;[$Daten.$I$18];IF([.$A31]=&quot;Freitag&quot;;[$Daten.$K$18];IF([.$A31]=&quot;Montag&quot;;[$Daten.$C$18];IF([.$A31]=&quot;Dienstag&quot;;[$Daten.$E$18];IF([.$A31]=&quot;Mittwoch&quot;;[$Daten.$G$18];IF([.$A31]=&quot;Samstag&quot;;[$Daten.$M$18];&quot;0&quot;)))))))" office:value-type="string" office:string-value="0" calcext:value-type="string">
            <text:p>0</text:p>
          </table:table-cell>
          <table:table-cell table:style-name="ce539"/>
          <table:table-cell table:style-name="ce542"/>
          <table:table-cell table:style-name="ce547" table:formula="of:=[.D31]-[.C31]+[.F31]-[.E31]+[.H31]-[.G31]" office:value-type="time" office:time-value="PT00H00M00S" calcext:value-type="time">
            <text:p>0:00</text:p>
          </table:table-cell>
          <table:table-cell table:style-name="ce551" table:formula="of:=[.I31]" office:value-type="time" office:time-value="PT00H00M00S" calcext:value-type="time">
            <text:p>00</text:p>
          </table:table-cell>
          <table:table-cell table:number-columns-repeated="1014"/>
        </table:table-row>
        <table:table-row table:style-name="ro2">
          <table:table-cell table:style-name="ce517" office:value-type="string" calcext:value-type="string">
            <text:p>Montag</text:p>
          </table:table-cell>
          <table:table-cell table:style-name="ce521" office:value-type="float" office:value="19" calcext:value-type="float">
            <text:p>19</text:p>
          </table:table-cell>
          <table:table-cell table:style-name="ce458" table:formula="of:=IF([.$K32]=&quot;Feiertag&quot;;&quot;0&quot;;IF([.$A32]=&quot;Donnerstag&quot;;[$Daten.$H$17];IF([.$A32]=&quot;Freitag&quot;;[$Daten.$J$17];IF([.$A32]=&quot;Montag&quot;;[$Daten.$B$17];IF([.$A32]=&quot;Dienstag&quot;;[$Daten.$D$17];IF([.$A32]=&quot;Mittwoch&quot;;[$Daten.$F$17];IF([.$A32]=&quot;Samstag&quot;;[$Daten.$L$17];&quot;0&quot;)))))))" office:value-type="time" office:time-value="PT14H00M00S" calcext:value-type="time">
            <text:p>14:00</text:p>
          </table:table-cell>
          <table:table-cell table:style-name="ce469" table:formula="of:=IF([.$K32]=&quot;Feiertag&quot;;&quot;0&quot;;IF([.$A32]=&quot;Donnerstag&quot;;[$Daten.$I$17];IF([.$A32]=&quot;Freitag&quot;;[$Daten.$K$17];IF([.$A32]=&quot;Montag&quot;;[$Daten.$C$17];IF([.$A32]=&quot;Dienstag&quot;;[$Daten.$E$17];IF([.$A32]=&quot;Mittwoch&quot;;[$Daten.$G$17];IF([.$A32]=&quot;Samstag&quot;;[$Daten.$M$17];&quot;0&quot;)))))))" office:value-type="time" office:time-value="PT18H30M00S" calcext:value-type="time">
            <text:p>18:30</text:p>
          </table:table-cell>
          <table:table-cell table:style-name="ce458" table:formula="of:=IF([.$K32]=&quot;Feiertag&quot;;&quot;0&quot;;IF([.$A32]=&quot;Donnerstag&quot;;[$Daten.$H$18];IF([.$A32]=&quot;Freitag&quot;;[$Daten.$J$18];IF([.$A32]=&quot;Montag&quot;;[$Daten.$B$18];IF([.$A32]=&quot;Dienstag&quot;;[$Daten.$D$18];IF([.$A32]=&quot;Mittwoch&quot;;[$Daten.$F$18];IF([.$A32]=&quot;Samstag&quot;;[$Daten.$L$18];&quot;0&quot;)))))))" office:value-type="time" office:time-value="PT00H00M00S" calcext:value-type="time">
            <text:p>00:00</text:p>
          </table:table-cell>
          <table:table-cell table:style-name="ce469" table:formula="of:=IF([.$K32]=&quot;Feiertag&quot;;&quot;0&quot;;IF([.$A32]=&quot;Donnerstag&quot;;[$Daten.$I$18];IF([.$A32]=&quot;Freitag&quot;;[$Daten.$K$18];IF([.$A32]=&quot;Montag&quot;;[$Daten.$C$18];IF([.$A32]=&quot;Dienstag&quot;;[$Daten.$E$18];IF([.$A32]=&quot;Mittwoch&quot;;[$Daten.$G$18];IF([.$A32]=&quot;Samstag&quot;;[$Daten.$M$18];&quot;0&quot;)))))))" office:value-type="time" office:time-value="PT00H00M00S" calcext:value-type="time">
            <text:p>00:00</text:p>
          </table:table-cell>
          <table:table-cell table:style-name="ce539"/>
          <table:table-cell table:style-name="ce542"/>
          <table:table-cell table:style-name="ce547" table:formula="of:=[.D32]-[.C32]+[.F32]-[.E32]+[.H32]-[.G32]" office:value-type="time" office:time-value="PT04H30M00S" calcext:value-type="time">
            <text:p>4:30</text:p>
          </table:table-cell>
          <table:table-cell table:style-name="ce551" table:formula="of:=[.I32]" office:value-type="time" office:time-value="PT04H30M00S" calcext:value-type="time">
            <text:p>270</text:p>
          </table:table-cell>
          <table:table-cell table:number-columns-repeated="1014"/>
        </table:table-row>
        <table:table-row table:style-name="ro2">
          <table:table-cell table:style-name="ce517" office:value-type="string" calcext:value-type="string">
            <text:p>Dienstag</text:p>
          </table:table-cell>
          <table:table-cell table:style-name="ce521" office:value-type="float" office:value="20" calcext:value-type="float">
            <text:p>20</text:p>
          </table:table-cell>
          <table:table-cell table:style-name="ce458" table:formula="of:=IF([.$K33]=&quot;Feiertag&quot;;&quot;0&quot;;IF([.$A33]=&quot;Donnerstag&quot;;[$Daten.$H$17];IF([.$A33]=&quot;Freitag&quot;;[$Daten.$J$17];IF([.$A33]=&quot;Montag&quot;;[$Daten.$B$17];IF([.$A33]=&quot;Dienstag&quot;;[$Daten.$D$17];IF([.$A33]=&quot;Mittwoch&quot;;[$Daten.$F$17];IF([.$A33]=&quot;Samstag&quot;;[$Daten.$L$17];&quot;0&quot;)))))))" office:value-type="time" office:time-value="PT15H00M00S" calcext:value-type="time">
            <text:p>15:00</text:p>
          </table:table-cell>
          <table:table-cell table:style-name="ce469" table:formula="of:=IF([.$K33]=&quot;Feiertag&quot;;&quot;0&quot;;IF([.$A33]=&quot;Donnerstag&quot;;[$Daten.$I$17];IF([.$A33]=&quot;Freitag&quot;;[$Daten.$K$17];IF([.$A33]=&quot;Montag&quot;;[$Daten.$C$17];IF([.$A33]=&quot;Dienstag&quot;;[$Daten.$E$17];IF([.$A33]=&quot;Mittwoch&quot;;[$Daten.$G$17];IF([.$A33]=&quot;Samstag&quot;;[$Daten.$M$17];&quot;0&quot;)))))))" office:value-type="time" office:time-value="PT20H00M00S" calcext:value-type="time">
            <text:p>20:00</text:p>
          </table:table-cell>
          <table:table-cell table:style-name="ce458" table:formula="of:=IF([.$K33]=&quot;Feiertag&quot;;&quot;0&quot;;IF([.$A33]=&quot;Donnerstag&quot;;[$Daten.$H$18];IF([.$A33]=&quot;Freitag&quot;;[$Daten.$J$18];IF([.$A33]=&quot;Montag&quot;;[$Daten.$B$18];IF([.$A33]=&quot;Dienstag&quot;;[$Daten.$D$18];IF([.$A33]=&quot;Mittwoch&quot;;[$Daten.$F$18];IF([.$A33]=&quot;Samstag&quot;;[$Daten.$L$18];&quot;0&quot;)))))))" office:value-type="time" office:time-value="PT00H00M00S" calcext:value-type="time">
            <text:p>00:00</text:p>
          </table:table-cell>
          <table:table-cell table:style-name="ce469" table:formula="of:=IF([.$K33]=&quot;Feiertag&quot;;&quot;0&quot;;IF([.$A33]=&quot;Donnerstag&quot;;[$Daten.$I$18];IF([.$A33]=&quot;Freitag&quot;;[$Daten.$K$18];IF([.$A33]=&quot;Montag&quot;;[$Daten.$C$18];IF([.$A33]=&quot;Dienstag&quot;;[$Daten.$E$18];IF([.$A33]=&quot;Mittwoch&quot;;[$Daten.$G$18];IF([.$A33]=&quot;Samstag&quot;;[$Daten.$M$18];&quot;0&quot;)))))))" office:value-type="time" office:time-value="PT00H00M00S" calcext:value-type="time">
            <text:p>00:00</text:p>
          </table:table-cell>
          <table:table-cell table:style-name="ce539"/>
          <table:table-cell table:style-name="ce542"/>
          <table:table-cell table:style-name="ce547" table:formula="of:=[.D33]-[.C33]+[.F33]-[.E33]+[.H33]-[.G33]" office:value-type="time" office:time-value="PT05H00M00S" calcext:value-type="time">
            <text:p>5:00</text:p>
          </table:table-cell>
          <table:table-cell table:style-name="ce551" table:formula="of:=[.I33]" office:value-type="time" office:time-value="PT05H00M00S" calcext:value-type="time">
            <text:p>300</text:p>
          </table:table-cell>
          <table:table-cell table:number-columns-repeated="1014"/>
        </table:table-row>
        <table:table-row table:style-name="ro2">
          <table:table-cell table:style-name="ce517" office:value-type="string" calcext:value-type="string">
            <text:p>Mittwoch</text:p>
          </table:table-cell>
          <table:table-cell table:style-name="ce521" office:value-type="float" office:value="21" calcext:value-type="float">
            <text:p>21</text:p>
          </table:table-cell>
          <table:table-cell table:style-name="ce458" table:formula="of:=IF([.$K34]=&quot;Feiertag&quot;;&quot;0&quot;;IF([.$A34]=&quot;Donnerstag&quot;;[$Daten.$H$17];IF([.$A34]=&quot;Freitag&quot;;[$Daten.$J$17];IF([.$A34]=&quot;Montag&quot;;[$Daten.$B$17];IF([.$A34]=&quot;Dienstag&quot;;[$Daten.$D$17];IF([.$A34]=&quot;Mittwoch&quot;;[$Daten.$F$17];IF([.$A34]=&quot;Samstag&quot;;[$Daten.$L$17];&quot;0&quot;)))))))" office:value-type="time" office:time-value="PT00H00M00S" calcext:value-type="time">
            <text:p>00:00</text:p>
          </table:table-cell>
          <table:table-cell table:style-name="ce469" table:formula="of:=IF([.$K34]=&quot;Feiertag&quot;;&quot;0&quot;;IF([.$A34]=&quot;Donnerstag&quot;;[$Daten.$I$17];IF([.$A34]=&quot;Freitag&quot;;[$Daten.$K$17];IF([.$A34]=&quot;Montag&quot;;[$Daten.$C$17];IF([.$A34]=&quot;Dienstag&quot;;[$Daten.$E$17];IF([.$A34]=&quot;Mittwoch&quot;;[$Daten.$G$17];IF([.$A34]=&quot;Samstag&quot;;[$Daten.$M$17];&quot;0&quot;)))))))" office:value-type="time" office:time-value="PT00H00M00S" calcext:value-type="time">
            <text:p>00:00</text:p>
          </table:table-cell>
          <table:table-cell table:style-name="ce458" table:formula="of:=IF([.$K34]=&quot;Feiertag&quot;;&quot;0&quot;;IF([.$A34]=&quot;Donnerstag&quot;;[$Daten.$H$18];IF([.$A34]=&quot;Freitag&quot;;[$Daten.$J$18];IF([.$A34]=&quot;Montag&quot;;[$Daten.$B$18];IF([.$A34]=&quot;Dienstag&quot;;[$Daten.$D$18];IF([.$A34]=&quot;Mittwoch&quot;;[$Daten.$F$18];IF([.$A34]=&quot;Samstag&quot;;[$Daten.$L$18];&quot;0&quot;)))))))" office:value-type="time" office:time-value="PT00H00M00S" calcext:value-type="time">
            <text:p>00:00</text:p>
          </table:table-cell>
          <table:table-cell table:style-name="ce469" table:formula="of:=IF([.$K34]=&quot;Feiertag&quot;;&quot;0&quot;;IF([.$A34]=&quot;Donnerstag&quot;;[$Daten.$I$18];IF([.$A34]=&quot;Freitag&quot;;[$Daten.$K$18];IF([.$A34]=&quot;Montag&quot;;[$Daten.$C$18];IF([.$A34]=&quot;Dienstag&quot;;[$Daten.$E$18];IF([.$A34]=&quot;Mittwoch&quot;;[$Daten.$G$18];IF([.$A34]=&quot;Samstag&quot;;[$Daten.$M$18];&quot;0&quot;)))))))" office:value-type="time" office:time-value="PT00H00M00S" calcext:value-type="time">
            <text:p>00:00</text:p>
          </table:table-cell>
          <table:table-cell table:style-name="ce539"/>
          <table:table-cell table:style-name="ce542"/>
          <table:table-cell table:style-name="ce547" table:formula="of:=[.D34]-[.C34]+[.F34]-[.E34]+[.H34]-[.G34]" office:value-type="time" office:time-value="PT00H00M00S" calcext:value-type="time">
            <text:p>0:00</text:p>
          </table:table-cell>
          <table:table-cell table:style-name="ce551" table:formula="of:=[.I34]" office:value-type="time" office:time-value="PT00H00M00S" calcext:value-type="time">
            <text:p>00</text:p>
          </table:table-cell>
          <table:table-cell table:number-columns-repeated="1014"/>
        </table:table-row>
        <table:table-row table:style-name="ro2">
          <table:table-cell table:style-name="ce517" office:value-type="string" calcext:value-type="string">
            <text:p>Donnerstag</text:p>
          </table:table-cell>
          <table:table-cell table:style-name="ce521" office:value-type="float" office:value="22" calcext:value-type="float">
            <text:p>22</text:p>
          </table:table-cell>
          <table:table-cell table:style-name="ce458" table:formula="of:=IF([.$K35]=&quot;Feiertag&quot;;&quot;0&quot;;IF([.$A35]=&quot;Donnerstag&quot;;[$Daten.$H$17];IF([.$A35]=&quot;Freitag&quot;;[$Daten.$J$17];IF([.$A35]=&quot;Montag&quot;;[$Daten.$B$17];IF([.$A35]=&quot;Dienstag&quot;;[$Daten.$D$17];IF([.$A35]=&quot;Mittwoch&quot;;[$Daten.$F$17];IF([.$A35]=&quot;Samstag&quot;;[$Daten.$L$17];&quot;0&quot;)))))))" office:value-type="time" office:time-value="PT00H00M00S" calcext:value-type="time">
            <text:p>00:00</text:p>
          </table:table-cell>
          <table:table-cell table:style-name="ce469" table:formula="of:=IF([.$K35]=&quot;Feiertag&quot;;&quot;0&quot;;IF([.$A35]=&quot;Donnerstag&quot;;[$Daten.$I$17];IF([.$A35]=&quot;Freitag&quot;;[$Daten.$K$17];IF([.$A35]=&quot;Montag&quot;;[$Daten.$C$17];IF([.$A35]=&quot;Dienstag&quot;;[$Daten.$E$17];IF([.$A35]=&quot;Mittwoch&quot;;[$Daten.$G$17];IF([.$A35]=&quot;Samstag&quot;;[$Daten.$M$17];&quot;0&quot;)))))))" office:value-type="time" office:time-value="PT00H00M00S" calcext:value-type="time">
            <text:p>00:00</text:p>
          </table:table-cell>
          <table:table-cell table:style-name="ce458" table:formula="of:=IF([.$K35]=&quot;Feiertag&quot;;&quot;0&quot;;IF([.$A35]=&quot;Donnerstag&quot;;[$Daten.$H$18];IF([.$A35]=&quot;Freitag&quot;;[$Daten.$J$18];IF([.$A35]=&quot;Montag&quot;;[$Daten.$B$18];IF([.$A35]=&quot;Dienstag&quot;;[$Daten.$D$18];IF([.$A35]=&quot;Mittwoch&quot;;[$Daten.$F$18];IF([.$A35]=&quot;Samstag&quot;;[$Daten.$L$18];&quot;0&quot;)))))))" office:value-type="time" office:time-value="PT00H00M00S" calcext:value-type="time">
            <text:p>00:00</text:p>
          </table:table-cell>
          <table:table-cell table:style-name="ce469" table:formula="of:=IF([.$K35]=&quot;Feiertag&quot;;&quot;0&quot;;IF([.$A35]=&quot;Donnerstag&quot;;[$Daten.$I$18];IF([.$A35]=&quot;Freitag&quot;;[$Daten.$K$18];IF([.$A35]=&quot;Montag&quot;;[$Daten.$C$18];IF([.$A35]=&quot;Dienstag&quot;;[$Daten.$E$18];IF([.$A35]=&quot;Mittwoch&quot;;[$Daten.$G$18];IF([.$A35]=&quot;Samstag&quot;;[$Daten.$M$18];&quot;0&quot;)))))))" office:value-type="time" office:time-value="PT00H00M00S" calcext:value-type="time">
            <text:p>00:00</text:p>
          </table:table-cell>
          <table:table-cell table:style-name="ce539"/>
          <table:table-cell table:style-name="ce542"/>
          <table:table-cell table:style-name="ce547" table:formula="of:=[.D35]-[.C35]+[.F35]-[.E35]+[.H35]-[.G35]" office:value-type="time" office:time-value="PT00H00M00S" calcext:value-type="time">
            <text:p>0:00</text:p>
          </table:table-cell>
          <table:table-cell table:style-name="ce551" table:formula="of:=[.I35]" office:value-type="time" office:time-value="PT00H00M00S" calcext:value-type="time">
            <text:p>00</text:p>
          </table:table-cell>
          <table:table-cell table:number-columns-repeated="1014"/>
        </table:table-row>
        <table:table-row table:style-name="ro2">
          <table:table-cell table:style-name="ce517" office:value-type="string" calcext:value-type="string">
            <text:p>Freitag</text:p>
          </table:table-cell>
          <table:table-cell table:style-name="ce521" office:value-type="float" office:value="23" calcext:value-type="float">
            <text:p>23</text:p>
          </table:table-cell>
          <table:table-cell table:style-name="ce458" table:formula="of:=IF([.$K36]=&quot;Feiertag&quot;;&quot;0&quot;;IF([.$A36]=&quot;Donnerstag&quot;;[$Daten.$H$17];IF([.$A36]=&quot;Freitag&quot;;[$Daten.$J$17];IF([.$A36]=&quot;Montag&quot;;[$Daten.$B$17];IF([.$A36]=&quot;Dienstag&quot;;[$Daten.$D$17];IF([.$A36]=&quot;Mittwoch&quot;;[$Daten.$F$17];IF([.$A36]=&quot;Samstag&quot;;[$Daten.$L$17];&quot;0&quot;)))))))" office:value-type="time" office:time-value="PT00H00M00S" calcext:value-type="time">
            <text:p>00:00</text:p>
          </table:table-cell>
          <table:table-cell table:style-name="ce469" table:formula="of:=IF([.$K36]=&quot;Feiertag&quot;;&quot;0&quot;;IF([.$A36]=&quot;Donnerstag&quot;;[$Daten.$I$17];IF([.$A36]=&quot;Freitag&quot;;[$Daten.$K$17];IF([.$A36]=&quot;Montag&quot;;[$Daten.$C$17];IF([.$A36]=&quot;Dienstag&quot;;[$Daten.$E$17];IF([.$A36]=&quot;Mittwoch&quot;;[$Daten.$G$17];IF([.$A36]=&quot;Samstag&quot;;[$Daten.$M$17];&quot;0&quot;)))))))" office:value-type="time" office:time-value="PT00H00M00S" calcext:value-type="time">
            <text:p>00:00</text:p>
          </table:table-cell>
          <table:table-cell table:style-name="ce458" table:formula="of:=IF([.$K36]=&quot;Feiertag&quot;;&quot;0&quot;;IF([.$A36]=&quot;Donnerstag&quot;;[$Daten.$H$18];IF([.$A36]=&quot;Freitag&quot;;[$Daten.$J$18];IF([.$A36]=&quot;Montag&quot;;[$Daten.$B$18];IF([.$A36]=&quot;Dienstag&quot;;[$Daten.$D$18];IF([.$A36]=&quot;Mittwoch&quot;;[$Daten.$F$18];IF([.$A36]=&quot;Samstag&quot;;[$Daten.$L$18];&quot;0&quot;)))))))" office:value-type="time" office:time-value="PT00H00M00S" calcext:value-type="time">
            <text:p>00:00</text:p>
          </table:table-cell>
          <table:table-cell table:style-name="ce469" table:formula="of:=IF([.$K36]=&quot;Feiertag&quot;;&quot;0&quot;;IF([.$A36]=&quot;Donnerstag&quot;;[$Daten.$I$18];IF([.$A36]=&quot;Freitag&quot;;[$Daten.$K$18];IF([.$A36]=&quot;Montag&quot;;[$Daten.$C$18];IF([.$A36]=&quot;Dienstag&quot;;[$Daten.$E$18];IF([.$A36]=&quot;Mittwoch&quot;;[$Daten.$G$18];IF([.$A36]=&quot;Samstag&quot;;[$Daten.$M$18];&quot;0&quot;)))))))" office:value-type="time" office:time-value="PT00H00M00S" calcext:value-type="time">
            <text:p>00:00</text:p>
          </table:table-cell>
          <table:table-cell table:style-name="ce539"/>
          <table:table-cell table:style-name="ce542"/>
          <table:table-cell table:style-name="ce547" table:formula="of:=[.D36]-[.C36]+[.F36]-[.E36]+[.H36]-[.G36]" office:value-type="time" office:time-value="PT00H00M00S" calcext:value-type="time">
            <text:p>0:00</text:p>
          </table:table-cell>
          <table:table-cell table:style-name="ce551" table:formula="of:=[.I36]" office:value-type="time" office:time-value="PT00H00M00S" calcext:value-type="time">
            <text:p>00</text:p>
          </table:table-cell>
          <table:table-cell table:number-columns-repeated="1014"/>
        </table:table-row>
        <table:table-row table:style-name="ro2">
          <table:table-cell table:style-name="ce517" office:value-type="string" calcext:value-type="string">
            <text:p>Samstag</text:p>
          </table:table-cell>
          <table:table-cell table:style-name="ce521" office:value-type="float" office:value="24" calcext:value-type="float">
            <text:p>24</text:p>
          </table:table-cell>
          <table:table-cell table:style-name="ce458" table:formula="of:=IF([.$K37]=&quot;Feiertag&quot;;&quot;0&quot;;IF([.$A37]=&quot;Donnerstag&quot;;[$Daten.$H$17];IF([.$A37]=&quot;Freitag&quot;;[$Daten.$J$17];IF([.$A37]=&quot;Montag&quot;;[$Daten.$B$17];IF([.$A37]=&quot;Dienstag&quot;;[$Daten.$D$17];IF([.$A37]=&quot;Mittwoch&quot;;[$Daten.$F$17];IF([.$A37]=&quot;Samstag&quot;;[$Daten.$L$17];&quot;0&quot;)))))))" office:value-type="time" office:time-value="PT00H00M00S" calcext:value-type="time">
            <text:p>00:00</text:p>
          </table:table-cell>
          <table:table-cell table:style-name="ce469" table:formula="of:=IF([.$K37]=&quot;Feiertag&quot;;&quot;0&quot;;IF([.$A37]=&quot;Donnerstag&quot;;[$Daten.$I$17];IF([.$A37]=&quot;Freitag&quot;;[$Daten.$K$17];IF([.$A37]=&quot;Montag&quot;;[$Daten.$C$17];IF([.$A37]=&quot;Dienstag&quot;;[$Daten.$E$17];IF([.$A37]=&quot;Mittwoch&quot;;[$Daten.$G$17];IF([.$A37]=&quot;Samstag&quot;;[$Daten.$M$17];&quot;0&quot;)))))))" office:value-type="time" office:time-value="PT00H00M00S" calcext:value-type="time">
            <text:p>00:00</text:p>
          </table:table-cell>
          <table:table-cell table:style-name="ce458" table:formula="of:=IF([.$K37]=&quot;Feiertag&quot;;&quot;0&quot;;IF([.$A37]=&quot;Donnerstag&quot;;[$Daten.$H$18];IF([.$A37]=&quot;Freitag&quot;;[$Daten.$J$18];IF([.$A37]=&quot;Montag&quot;;[$Daten.$B$18];IF([.$A37]=&quot;Dienstag&quot;;[$Daten.$D$18];IF([.$A37]=&quot;Mittwoch&quot;;[$Daten.$F$18];IF([.$A37]=&quot;Samstag&quot;;[$Daten.$L$18];&quot;0&quot;)))))))" office:value-type="time" office:time-value="PT00H00M00S" calcext:value-type="time">
            <text:p>00:00</text:p>
          </table:table-cell>
          <table:table-cell table:style-name="ce469" table:formula="of:=IF([.$K37]=&quot;Feiertag&quot;;&quot;0&quot;;IF([.$A37]=&quot;Donnerstag&quot;;[$Daten.$I$18];IF([.$A37]=&quot;Freitag&quot;;[$Daten.$K$18];IF([.$A37]=&quot;Montag&quot;;[$Daten.$C$18];IF([.$A37]=&quot;Dienstag&quot;;[$Daten.$E$18];IF([.$A37]=&quot;Mittwoch&quot;;[$Daten.$G$18];IF([.$A37]=&quot;Samstag&quot;;[$Daten.$M$18];&quot;0&quot;)))))))" office:value-type="time" office:time-value="PT00H00M00S" calcext:value-type="time">
            <text:p>00:00</text:p>
          </table:table-cell>
          <table:table-cell table:style-name="ce539"/>
          <table:table-cell table:style-name="ce542"/>
          <table:table-cell table:style-name="ce547" table:formula="of:=[.D37]-[.C37]+[.F37]-[.E37]+[.H37]-[.G37]" office:value-type="time" office:time-value="PT00H00M00S" calcext:value-type="time">
            <text:p>0:00</text:p>
          </table:table-cell>
          <table:table-cell table:style-name="ce551" table:formula="of:=[.I37]" office:value-type="time" office:time-value="PT00H00M00S" calcext:value-type="time">
            <text:p>00</text:p>
          </table:table-cell>
          <table:table-cell table:number-columns-repeated="1014"/>
        </table:table-row>
        <table:table-row table:style-name="ro2">
          <table:table-cell table:style-name="ce517" office:value-type="string" calcext:value-type="string">
            <text:p>Sonntag</text:p>
          </table:table-cell>
          <table:table-cell table:style-name="ce521" office:value-type="float" office:value="25" calcext:value-type="float">
            <text:p>25</text:p>
          </table:table-cell>
          <table:table-cell table:style-name="ce527" table:formula="of:=IF([.$K38]=&quot;Feiertag&quot;;&quot;0&quot;;IF([.$A38]=&quot;Donnerstag&quot;;[$Daten.$H$17];IF([.$A38]=&quot;Freitag&quot;;[$Daten.$J$17];IF([.$A38]=&quot;Montag&quot;;[$Daten.$B$17];IF([.$A38]=&quot;Dienstag&quot;;[$Daten.$D$17];IF([.$A38]=&quot;Mittwoch&quot;;[$Daten.$F$17];IF([.$A38]=&quot;Samstag&quot;;[$Daten.$L$17];&quot;0&quot;)))))))" office:value-type="string" office:string-value="0" calcext:value-type="string">
            <text:p>0</text:p>
          </table:table-cell>
          <table:table-cell table:style-name="ce533" table:formula="of:=IF([.$K38]=&quot;Feiertag&quot;;&quot;0&quot;;IF([.$A38]=&quot;Donnerstag&quot;;[$Daten.$I$17];IF([.$A38]=&quot;Freitag&quot;;[$Daten.$K$17];IF([.$A38]=&quot;Montag&quot;;[$Daten.$C$17];IF([.$A38]=&quot;Dienstag&quot;;[$Daten.$E$17];IF([.$A38]=&quot;Mittwoch&quot;;[$Daten.$G$17];IF([.$A38]=&quot;Samstag&quot;;[$Daten.$M$17];&quot;0&quot;)))))))" office:value-type="string" office:string-value="0" calcext:value-type="string">
            <text:p>0</text:p>
          </table:table-cell>
          <table:table-cell table:style-name="ce527" table:formula="of:=IF([.$K38]=&quot;Feiertag&quot;;&quot;0&quot;;IF([.$A38]=&quot;Donnerstag&quot;;[$Daten.$H$18];IF([.$A38]=&quot;Freitag&quot;;[$Daten.$J$18];IF([.$A38]=&quot;Montag&quot;;[$Daten.$B$18];IF([.$A38]=&quot;Dienstag&quot;;[$Daten.$D$18];IF([.$A38]=&quot;Mittwoch&quot;;[$Daten.$F$18];IF([.$A38]=&quot;Samstag&quot;;[$Daten.$L$18];&quot;0&quot;)))))))" office:value-type="string" office:string-value="0" calcext:value-type="string">
            <text:p>0</text:p>
          </table:table-cell>
          <table:table-cell table:style-name="ce533" table:formula="of:=IF([.$K38]=&quot;Feiertag&quot;;&quot;0&quot;;IF([.$A38]=&quot;Donnerstag&quot;;[$Daten.$I$18];IF([.$A38]=&quot;Freitag&quot;;[$Daten.$K$18];IF([.$A38]=&quot;Montag&quot;;[$Daten.$C$18];IF([.$A38]=&quot;Dienstag&quot;;[$Daten.$E$18];IF([.$A38]=&quot;Mittwoch&quot;;[$Daten.$G$18];IF([.$A38]=&quot;Samstag&quot;;[$Daten.$M$18];&quot;0&quot;)))))))" office:value-type="string" office:string-value="0" calcext:value-type="string">
            <text:p>0</text:p>
          </table:table-cell>
          <table:table-cell table:style-name="ce538"/>
          <table:table-cell table:style-name="ce541"/>
          <table:table-cell table:style-name="ce546" table:formula="of:=[.D38]-[.C38]+[.F38]-[.E38]+[.H38]-[.G38]" office:value-type="time" office:time-value="PT00H00M00S" calcext:value-type="time">
            <text:p>0:00</text:p>
          </table:table-cell>
          <table:table-cell table:style-name="ce550" table:formula="of:=[.I38]" office:value-type="time" office:time-value="PT00H00M00S" calcext:value-type="time">
            <text:p>00</text:p>
          </table:table-cell>
          <table:table-cell table:style-name="ce554" office:value-type="string" calcext:value-type="string">
            <text:p>Feiertag</text:p>
          </table:table-cell>
          <table:table-cell table:number-columns-repeated="1013"/>
        </table:table-row>
        <table:table-row table:style-name="ro2">
          <table:table-cell table:style-name="ce517" office:value-type="string" calcext:value-type="string">
            <text:p>Montag</text:p>
          </table:table-cell>
          <table:table-cell table:style-name="ce521" office:value-type="float" office:value="26" calcext:value-type="float">
            <text:p>26</text:p>
          </table:table-cell>
          <table:table-cell table:style-name="ce527" table:formula="of:=IF([.$K39]=&quot;Feiertag&quot;;&quot;0&quot;;IF([.$A39]=&quot;Donnerstag&quot;;[$Daten.$H$17];IF([.$A39]=&quot;Freitag&quot;;[$Daten.$J$17];IF([.$A39]=&quot;Montag&quot;;[$Daten.$B$17];IF([.$A39]=&quot;Dienstag&quot;;[$Daten.$D$17];IF([.$A39]=&quot;Mittwoch&quot;;[$Daten.$F$17];IF([.$A39]=&quot;Samstag&quot;;[$Daten.$L$17];&quot;0&quot;)))))))" office:value-type="string" office:string-value="0" calcext:value-type="string">
            <text:p>0</text:p>
          </table:table-cell>
          <table:table-cell table:style-name="ce533" table:formula="of:=IF([.$K39]=&quot;Feiertag&quot;;&quot;0&quot;;IF([.$A39]=&quot;Donnerstag&quot;;[$Daten.$I$17];IF([.$A39]=&quot;Freitag&quot;;[$Daten.$K$17];IF([.$A39]=&quot;Montag&quot;;[$Daten.$C$17];IF([.$A39]=&quot;Dienstag&quot;;[$Daten.$E$17];IF([.$A39]=&quot;Mittwoch&quot;;[$Daten.$G$17];IF([.$A39]=&quot;Samstag&quot;;[$Daten.$M$17];&quot;0&quot;)))))))" office:value-type="string" office:string-value="0" calcext:value-type="string">
            <text:p>0</text:p>
          </table:table-cell>
          <table:table-cell table:style-name="ce527" table:formula="of:=IF([.$K39]=&quot;Feiertag&quot;;&quot;0&quot;;IF([.$A39]=&quot;Donnerstag&quot;;[$Daten.$H$18];IF([.$A39]=&quot;Freitag&quot;;[$Daten.$J$18];IF([.$A39]=&quot;Montag&quot;;[$Daten.$B$18];IF([.$A39]=&quot;Dienstag&quot;;[$Daten.$D$18];IF([.$A39]=&quot;Mittwoch&quot;;[$Daten.$F$18];IF([.$A39]=&quot;Samstag&quot;;[$Daten.$L$18];&quot;0&quot;)))))))" office:value-type="string" office:string-value="0" calcext:value-type="string">
            <text:p>0</text:p>
          </table:table-cell>
          <table:table-cell table:style-name="ce533" table:formula="of:=IF([.$K39]=&quot;Feiertag&quot;;&quot;0&quot;;IF([.$A39]=&quot;Donnerstag&quot;;[$Daten.$I$18];IF([.$A39]=&quot;Freitag&quot;;[$Daten.$K$18];IF([.$A39]=&quot;Montag&quot;;[$Daten.$C$18];IF([.$A39]=&quot;Dienstag&quot;;[$Daten.$E$18];IF([.$A39]=&quot;Mittwoch&quot;;[$Daten.$G$18];IF([.$A39]=&quot;Samstag&quot;;[$Daten.$M$18];&quot;0&quot;)))))))" office:value-type="string" office:string-value="0" calcext:value-type="string">
            <text:p>0</text:p>
          </table:table-cell>
          <table:table-cell table:style-name="ce538"/>
          <table:table-cell table:style-name="ce541"/>
          <table:table-cell table:style-name="ce546" table:formula="of:=[.D39]-[.C39]+[.F39]-[.E39]+[.H39]-[.G39]" office:value-type="time" office:time-value="PT00H00M00S" calcext:value-type="time">
            <text:p>0:00</text:p>
          </table:table-cell>
          <table:table-cell table:style-name="ce550" table:formula="of:=[.I39]" office:value-type="time" office:time-value="PT00H00M00S" calcext:value-type="time">
            <text:p>00</text:p>
          </table:table-cell>
          <table:table-cell table:style-name="ce554" office:value-type="string" calcext:value-type="string">
            <text:p>Feiertag</text:p>
          </table:table-cell>
          <table:table-cell table:number-columns-repeated="1013"/>
        </table:table-row>
        <table:table-row table:style-name="ro2">
          <table:table-cell table:style-name="ce517" office:value-type="string" calcext:value-type="string">
            <text:p>Dienstag</text:p>
          </table:table-cell>
          <table:table-cell table:style-name="ce521" office:value-type="float" office:value="27" calcext:value-type="float">
            <text:p>27</text:p>
          </table:table-cell>
          <table:table-cell table:style-name="ce458" table:formula="of:=IF([.$K40]=&quot;Feiertag&quot;;&quot;0&quot;;IF([.$A40]=&quot;Donnerstag&quot;;[$Daten.$H$17];IF([.$A40]=&quot;Freitag&quot;;[$Daten.$J$17];IF([.$A40]=&quot;Montag&quot;;[$Daten.$B$17];IF([.$A40]=&quot;Dienstag&quot;;[$Daten.$D$17];IF([.$A40]=&quot;Mittwoch&quot;;[$Daten.$F$17];IF([.$A40]=&quot;Samstag&quot;;[$Daten.$L$17];&quot;0&quot;)))))))" office:value-type="time" office:time-value="PT15H00M00S" calcext:value-type="time">
            <text:p>15:00</text:p>
          </table:table-cell>
          <table:table-cell table:style-name="ce469" table:formula="of:=IF([.$K40]=&quot;Feiertag&quot;;&quot;0&quot;;IF([.$A40]=&quot;Donnerstag&quot;;[$Daten.$I$17];IF([.$A40]=&quot;Freitag&quot;;[$Daten.$K$17];IF([.$A40]=&quot;Montag&quot;;[$Daten.$C$17];IF([.$A40]=&quot;Dienstag&quot;;[$Daten.$E$17];IF([.$A40]=&quot;Mittwoch&quot;;[$Daten.$G$17];IF([.$A40]=&quot;Samstag&quot;;[$Daten.$M$17];&quot;0&quot;)))))))" office:value-type="time" office:time-value="PT20H00M00S" calcext:value-type="time">
            <text:p>20:00</text:p>
          </table:table-cell>
          <table:table-cell table:style-name="ce458" table:formula="of:=IF([.$K40]=&quot;Feiertag&quot;;&quot;0&quot;;IF([.$A40]=&quot;Donnerstag&quot;;[$Daten.$H$18];IF([.$A40]=&quot;Freitag&quot;;[$Daten.$J$18];IF([.$A40]=&quot;Montag&quot;;[$Daten.$B$18];IF([.$A40]=&quot;Dienstag&quot;;[$Daten.$D$18];IF([.$A40]=&quot;Mittwoch&quot;;[$Daten.$F$18];IF([.$A40]=&quot;Samstag&quot;;[$Daten.$L$18];&quot;0&quot;)))))))" office:value-type="time" office:time-value="PT00H00M00S" calcext:value-type="time">
            <text:p>00:00</text:p>
          </table:table-cell>
          <table:table-cell table:style-name="ce469" table:formula="of:=IF([.$K40]=&quot;Feiertag&quot;;&quot;0&quot;;IF([.$A40]=&quot;Donnerstag&quot;;[$Daten.$I$18];IF([.$A40]=&quot;Freitag&quot;;[$Daten.$K$18];IF([.$A40]=&quot;Montag&quot;;[$Daten.$C$18];IF([.$A40]=&quot;Dienstag&quot;;[$Daten.$E$18];IF([.$A40]=&quot;Mittwoch&quot;;[$Daten.$G$18];IF([.$A40]=&quot;Samstag&quot;;[$Daten.$M$18];&quot;0&quot;)))))))" office:value-type="time" office:time-value="PT00H00M00S" calcext:value-type="time">
            <text:p>00:00</text:p>
          </table:table-cell>
          <table:table-cell table:style-name="ce571"/>
          <table:table-cell table:style-name="ce572"/>
          <table:table-cell table:style-name="ce547" table:formula="of:=[.D40]-[.C40]+[.F40]-[.E40]+[.H40]-[.G40]" office:value-type="time" office:time-value="PT05H00M00S" calcext:value-type="time">
            <text:p>5:00</text:p>
          </table:table-cell>
          <table:table-cell table:style-name="ce551" table:formula="of:=[.I40]" office:value-type="time" office:time-value="PT05H00M00S" calcext:value-type="time">
            <text:p>300</text:p>
          </table:table-cell>
          <table:table-cell table:number-columns-repeated="1014"/>
        </table:table-row>
        <table:table-row table:style-name="ro2">
          <table:table-cell table:style-name="ce517" office:value-type="string" calcext:value-type="string">
            <text:p>Mittwoch</text:p>
          </table:table-cell>
          <table:table-cell table:style-name="ce521" office:value-type="float" office:value="28" calcext:value-type="float">
            <text:p>28</text:p>
          </table:table-cell>
          <table:table-cell table:style-name="ce458" table:formula="of:=IF([.$K41]=&quot;Feiertag&quot;;&quot;0&quot;;IF([.$A41]=&quot;Donnerstag&quot;;[$Daten.$H$17];IF([.$A41]=&quot;Freitag&quot;;[$Daten.$J$17];IF([.$A41]=&quot;Montag&quot;;[$Daten.$B$17];IF([.$A41]=&quot;Dienstag&quot;;[$Daten.$D$17];IF([.$A41]=&quot;Mittwoch&quot;;[$Daten.$F$17];IF([.$A41]=&quot;Samstag&quot;;[$Daten.$L$17];&quot;0&quot;)))))))" office:value-type="time" office:time-value="PT00H00M00S" calcext:value-type="time">
            <text:p>00:00</text:p>
          </table:table-cell>
          <table:table-cell table:style-name="ce469" table:formula="of:=IF([.$K41]=&quot;Feiertag&quot;;&quot;0&quot;;IF([.$A41]=&quot;Donnerstag&quot;;[$Daten.$I$17];IF([.$A41]=&quot;Freitag&quot;;[$Daten.$K$17];IF([.$A41]=&quot;Montag&quot;;[$Daten.$C$17];IF([.$A41]=&quot;Dienstag&quot;;[$Daten.$E$17];IF([.$A41]=&quot;Mittwoch&quot;;[$Daten.$G$17];IF([.$A41]=&quot;Samstag&quot;;[$Daten.$M$17];&quot;0&quot;)))))))" office:value-type="time" office:time-value="PT00H00M00S" calcext:value-type="time">
            <text:p>00:00</text:p>
          </table:table-cell>
          <table:table-cell table:style-name="ce458" table:formula="of:=IF([.$K41]=&quot;Feiertag&quot;;&quot;0&quot;;IF([.$A41]=&quot;Donnerstag&quot;;[$Daten.$H$18];IF([.$A41]=&quot;Freitag&quot;;[$Daten.$J$18];IF([.$A41]=&quot;Montag&quot;;[$Daten.$B$18];IF([.$A41]=&quot;Dienstag&quot;;[$Daten.$D$18];IF([.$A41]=&quot;Mittwoch&quot;;[$Daten.$F$18];IF([.$A41]=&quot;Samstag&quot;;[$Daten.$L$18];&quot;0&quot;)))))))" office:value-type="time" office:time-value="PT00H00M00S" calcext:value-type="time">
            <text:p>00:00</text:p>
          </table:table-cell>
          <table:table-cell table:style-name="ce469" table:formula="of:=IF([.$K41]=&quot;Feiertag&quot;;&quot;0&quot;;IF([.$A41]=&quot;Donnerstag&quot;;[$Daten.$I$18];IF([.$A41]=&quot;Freitag&quot;;[$Daten.$K$18];IF([.$A41]=&quot;Montag&quot;;[$Daten.$C$18];IF([.$A41]=&quot;Dienstag&quot;;[$Daten.$E$18];IF([.$A41]=&quot;Mittwoch&quot;;[$Daten.$G$18];IF([.$A41]=&quot;Samstag&quot;;[$Daten.$M$18];&quot;0&quot;)))))))" office:value-type="time" office:time-value="PT00H00M00S" calcext:value-type="time">
            <text:p>00:00</text:p>
          </table:table-cell>
          <table:table-cell table:style-name="ce539"/>
          <table:table-cell table:style-name="ce542"/>
          <table:table-cell table:style-name="ce547" table:formula="of:=[.D41]-[.C41]+[.F41]-[.E41]+[.H41]-[.G41]" office:value-type="time" office:time-value="PT00H00M00S" calcext:value-type="time">
            <text:p>0:00</text:p>
          </table:table-cell>
          <table:table-cell table:style-name="ce551" table:formula="of:=[.I41]" office:value-type="time" office:time-value="PT00H00M00S" calcext:value-type="time">
            <text:p>00</text:p>
          </table:table-cell>
          <table:table-cell table:number-columns-repeated="1014"/>
        </table:table-row>
        <table:table-row table:style-name="ro2">
          <table:table-cell table:style-name="ce517" office:value-type="string" calcext:value-type="string">
            <text:p>Donnerstag</text:p>
          </table:table-cell>
          <table:table-cell table:style-name="ce521" office:value-type="float" office:value="29" calcext:value-type="float">
            <text:p>29</text:p>
          </table:table-cell>
          <table:table-cell table:style-name="ce458" table:formula="of:=IF([.$K42]=&quot;Feiertag&quot;;&quot;0&quot;;IF([.$A42]=&quot;Donnerstag&quot;;[$Daten.$H$17];IF([.$A42]=&quot;Freitag&quot;;[$Daten.$J$17];IF([.$A42]=&quot;Montag&quot;;[$Daten.$B$17];IF([.$A42]=&quot;Dienstag&quot;;[$Daten.$D$17];IF([.$A42]=&quot;Mittwoch&quot;;[$Daten.$F$17];IF([.$A42]=&quot;Samstag&quot;;[$Daten.$L$17];&quot;0&quot;)))))))" office:value-type="time" office:time-value="PT00H00M00S" calcext:value-type="time">
            <text:p>00:00</text:p>
          </table:table-cell>
          <table:table-cell table:style-name="ce469" table:formula="of:=IF([.$K42]=&quot;Feiertag&quot;;&quot;0&quot;;IF([.$A42]=&quot;Donnerstag&quot;;[$Daten.$I$17];IF([.$A42]=&quot;Freitag&quot;;[$Daten.$K$17];IF([.$A42]=&quot;Montag&quot;;[$Daten.$C$17];IF([.$A42]=&quot;Dienstag&quot;;[$Daten.$E$17];IF([.$A42]=&quot;Mittwoch&quot;;[$Daten.$G$17];IF([.$A42]=&quot;Samstag&quot;;[$Daten.$M$17];&quot;0&quot;)))))))" office:value-type="time" office:time-value="PT00H00M00S" calcext:value-type="time">
            <text:p>00:00</text:p>
          </table:table-cell>
          <table:table-cell table:style-name="ce458" table:formula="of:=IF([.$K42]=&quot;Feiertag&quot;;&quot;0&quot;;IF([.$A42]=&quot;Donnerstag&quot;;[$Daten.$H$18];IF([.$A42]=&quot;Freitag&quot;;[$Daten.$J$18];IF([.$A42]=&quot;Montag&quot;;[$Daten.$B$18];IF([.$A42]=&quot;Dienstag&quot;;[$Daten.$D$18];IF([.$A42]=&quot;Mittwoch&quot;;[$Daten.$F$18];IF([.$A42]=&quot;Samstag&quot;;[$Daten.$L$18];&quot;0&quot;)))))))" office:value-type="time" office:time-value="PT00H00M00S" calcext:value-type="time">
            <text:p>00:00</text:p>
          </table:table-cell>
          <table:table-cell table:style-name="ce469" table:formula="of:=IF([.$K42]=&quot;Feiertag&quot;;&quot;0&quot;;IF([.$A42]=&quot;Donnerstag&quot;;[$Daten.$I$18];IF([.$A42]=&quot;Freitag&quot;;[$Daten.$K$18];IF([.$A42]=&quot;Montag&quot;;[$Daten.$C$18];IF([.$A42]=&quot;Dienstag&quot;;[$Daten.$E$18];IF([.$A42]=&quot;Mittwoch&quot;;[$Daten.$G$18];IF([.$A42]=&quot;Samstag&quot;;[$Daten.$M$18];&quot;0&quot;)))))))" office:value-type="time" office:time-value="PT00H00M00S" calcext:value-type="time">
            <text:p>00:00</text:p>
          </table:table-cell>
          <table:table-cell table:style-name="ce571"/>
          <table:table-cell table:style-name="ce572"/>
          <table:table-cell table:style-name="ce547" table:formula="of:=[.D42]-[.C42]+[.F42]-[.E42]+[.H42]-[.G42]" office:value-type="time" office:time-value="PT00H00M00S" calcext:value-type="time">
            <text:p>0:00</text:p>
          </table:table-cell>
          <table:table-cell table:style-name="ce551" table:formula="of:=[.I42]" office:value-type="time" office:time-value="PT00H00M00S" calcext:value-type="time">
            <text:p>00</text:p>
          </table:table-cell>
          <table:table-cell table:number-columns-repeated="1014"/>
        </table:table-row>
        <table:table-row table:style-name="ro2">
          <table:table-cell table:style-name="ce517" office:value-type="string" calcext:value-type="string">
            <text:p>Freitag</text:p>
          </table:table-cell>
          <table:table-cell table:style-name="ce521" office:value-type="float" office:value="30" calcext:value-type="float">
            <text:p>30</text:p>
          </table:table-cell>
          <table:table-cell table:style-name="ce458" table:formula="of:=IF([.$K43]=&quot;Feiertag&quot;;&quot;0&quot;;IF([.$A43]=&quot;Donnerstag&quot;;[$Daten.$H$17];IF([.$A43]=&quot;Freitag&quot;;[$Daten.$J$17];IF([.$A43]=&quot;Montag&quot;;[$Daten.$B$17];IF([.$A43]=&quot;Dienstag&quot;;[$Daten.$D$17];IF([.$A43]=&quot;Mittwoch&quot;;[$Daten.$F$17];IF([.$A43]=&quot;Samstag&quot;;[$Daten.$L$17];&quot;0&quot;)))))))" office:value-type="time" office:time-value="PT00H00M00S" calcext:value-type="time">
            <text:p>00:00</text:p>
          </table:table-cell>
          <table:table-cell table:style-name="ce469" table:formula="of:=IF([.$K43]=&quot;Feiertag&quot;;&quot;0&quot;;IF([.$A43]=&quot;Donnerstag&quot;;[$Daten.$I$17];IF([.$A43]=&quot;Freitag&quot;;[$Daten.$K$17];IF([.$A43]=&quot;Montag&quot;;[$Daten.$C$17];IF([.$A43]=&quot;Dienstag&quot;;[$Daten.$E$17];IF([.$A43]=&quot;Mittwoch&quot;;[$Daten.$G$17];IF([.$A43]=&quot;Samstag&quot;;[$Daten.$M$17];&quot;0&quot;)))))))" office:value-type="time" office:time-value="PT00H00M00S" calcext:value-type="time">
            <text:p>00:00</text:p>
          </table:table-cell>
          <table:table-cell table:style-name="ce458" table:formula="of:=IF([.$K43]=&quot;Feiertag&quot;;&quot;0&quot;;IF([.$A43]=&quot;Donnerstag&quot;;[$Daten.$H$18];IF([.$A43]=&quot;Freitag&quot;;[$Daten.$J$18];IF([.$A43]=&quot;Montag&quot;;[$Daten.$B$18];IF([.$A43]=&quot;Dienstag&quot;;[$Daten.$D$18];IF([.$A43]=&quot;Mittwoch&quot;;[$Daten.$F$18];IF([.$A43]=&quot;Samstag&quot;;[$Daten.$L$18];&quot;0&quot;)))))))" office:value-type="time" office:time-value="PT00H00M00S" calcext:value-type="time">
            <text:p>00:00</text:p>
          </table:table-cell>
          <table:table-cell table:style-name="ce469" table:formula="of:=IF([.$K43]=&quot;Feiertag&quot;;&quot;0&quot;;IF([.$A43]=&quot;Donnerstag&quot;;[$Daten.$I$18];IF([.$A43]=&quot;Freitag&quot;;[$Daten.$K$18];IF([.$A43]=&quot;Montag&quot;;[$Daten.$C$18];IF([.$A43]=&quot;Dienstag&quot;;[$Daten.$E$18];IF([.$A43]=&quot;Mittwoch&quot;;[$Daten.$G$18];IF([.$A43]=&quot;Samstag&quot;;[$Daten.$M$18];&quot;0&quot;)))))))" office:value-type="time" office:time-value="PT00H00M00S" calcext:value-type="time">
            <text:p>00:00</text:p>
          </table:table-cell>
          <table:table-cell table:style-name="ce539"/>
          <table:table-cell table:style-name="ce573"/>
          <table:table-cell table:style-name="ce547" table:formula="of:=[.D43]-[.C43]+[.F43]-[.E43]+[.H43]-[.G43]" office:value-type="time" office:time-value="PT00H00M00S" calcext:value-type="time">
            <text:p>0:00</text:p>
          </table:table-cell>
          <table:table-cell table:style-name="ce551" table:formula="of:=[.I43]" office:value-type="time" office:time-value="PT00H00M00S" calcext:value-type="time">
            <text:p>00</text:p>
          </table:table-cell>
          <table:table-cell table:number-columns-repeated="1014"/>
        </table:table-row>
        <table:table-row table:style-name="ro2">
          <table:table-cell table:style-name="ce517" office:value-type="string" calcext:value-type="string">
            <text:p>Samstag</text:p>
          </table:table-cell>
          <table:table-cell table:style-name="ce522" office:value-type="float" office:value="31" calcext:value-type="float">
            <text:p>31</text:p>
          </table:table-cell>
          <table:table-cell table:style-name="ce459" table:formula="of:=IF([.$K44]=&quot;Feiertag&quot;;&quot;0&quot;;IF([.$A44]=&quot;Donnerstag&quot;;[$Daten.$H$17];IF([.$A44]=&quot;Freitag&quot;;[$Daten.$J$17];IF([.$A44]=&quot;Montag&quot;;[$Daten.$B$17];IF([.$A44]=&quot;Dienstag&quot;;[$Daten.$D$17];IF([.$A44]=&quot;Mittwoch&quot;;[$Daten.$F$17];IF([.$A44]=&quot;Samstag&quot;;[$Daten.$L$17];&quot;0&quot;)))))))" office:value-type="time" office:time-value="PT00H00M00S" calcext:value-type="time">
            <text:p>00:00</text:p>
          </table:table-cell>
          <table:table-cell table:style-name="ce470" table:formula="of:=IF([.$K44]=&quot;Feiertag&quot;;&quot;0&quot;;IF([.$A44]=&quot;Donnerstag&quot;;[$Daten.$I$17];IF([.$A44]=&quot;Freitag&quot;;[$Daten.$K$17];IF([.$A44]=&quot;Montag&quot;;[$Daten.$C$17];IF([.$A44]=&quot;Dienstag&quot;;[$Daten.$E$17];IF([.$A44]=&quot;Mittwoch&quot;;[$Daten.$G$17];IF([.$A44]=&quot;Samstag&quot;;[$Daten.$M$17];&quot;0&quot;)))))))" office:value-type="time" office:time-value="PT00H00M00S" calcext:value-type="time">
            <text:p>00:00</text:p>
          </table:table-cell>
          <table:table-cell table:style-name="ce458" table:formula="of:=IF([.$K44]=&quot;Feiertag&quot;;&quot;0&quot;;IF([.$A44]=&quot;Donnerstag&quot;;[$Daten.$H$18];IF([.$A44]=&quot;Freitag&quot;;[$Daten.$J$18];IF([.$A44]=&quot;Montag&quot;;[$Daten.$B$18];IF([.$A44]=&quot;Dienstag&quot;;[$Daten.$D$18];IF([.$A44]=&quot;Mittwoch&quot;;[$Daten.$F$18];IF([.$A44]=&quot;Samstag&quot;;[$Daten.$L$18];&quot;0&quot;)))))))" office:value-type="time" office:time-value="PT00H00M00S" calcext:value-type="time">
            <text:p>00:00</text:p>
          </table:table-cell>
          <table:table-cell table:style-name="ce469" table:formula="of:=IF([.$K44]=&quot;Feiertag&quot;;&quot;0&quot;;IF([.$A44]=&quot;Donnerstag&quot;;[$Daten.$I$18];IF([.$A44]=&quot;Freitag&quot;;[$Daten.$K$18];IF([.$A44]=&quot;Montag&quot;;[$Daten.$C$18];IF([.$A44]=&quot;Dienstag&quot;;[$Daten.$E$18];IF([.$A44]=&quot;Mittwoch&quot;;[$Daten.$G$18];IF([.$A44]=&quot;Samstag&quot;;[$Daten.$M$18];&quot;0&quot;)))))))" office:value-type="time" office:time-value="PT00H00M00S" calcext:value-type="time">
            <text:p>00:00</text:p>
          </table:table-cell>
          <table:table-cell table:style-name="ce559"/>
          <table:table-cell table:style-name="ce561"/>
          <table:table-cell table:style-name="ce562" table:formula="of:=[.D44]-[.C44]+[.F44]-[.E44]+[.H44]-[.G44]" office:value-type="time" office:time-value="PT00H00M00S" calcext:value-type="time">
            <text:p>0:00</text:p>
          </table:table-cell>
          <table:table-cell table:style-name="ce565" table:formula="of:=[.I44]" office:value-type="time" office:time-value="PT00H00M00S" calcext:value-type="time">
            <text:p>00</text:p>
          </table:table-cell>
          <table:table-cell table:number-columns-repeated="1014"/>
        </table:table-row>
        <table:table-row table:style-name="ro2">
          <table:table-cell table:style-name="ce517"/>
          <table:table-cell table:number-columns-repeated="3"/>
          <table:table-cell table:style-name="ce472" office:value-type="string" calcext:value-type="string">
            <text:p>Monatssumme</text:p>
          </table:table-cell>
          <table:table-cell table:style-name="ce477"/>
          <table:table-cell table:style-name="ce486" table:number-columns-repeated="2"/>
          <table:table-cell table:style-name="ce505" table:formula="of:=SUM([.I$14:.I44])" office:value-type="time" office:time-value="PT33H30M00S" calcext:value-type="time">
            <text:p>33:30</text:p>
          </table:table-cell>
          <table:table-cell table:style-name="ce511" table:formula="of:=[.I45]" office:value-type="time" office:time-value="PT33H30M00S" calcext:value-type="time">
            <text:p>2010</text:p>
          </table:table-cell>
          <table:table-cell table:number-columns-repeated="1014"/>
        </table:table-row>
        <table:table-row table:style-name="ro2">
          <table:table-cell table:style-name="ce517"/>
          <table:table-cell table:number-columns-repeated="3"/>
          <table:table-cell table:style-name="ce473" office:value-type="string" calcext:value-type="string">
            <text:p>Monatssaldo</text:p>
          </table:table-cell>
          <table:table-cell table:style-name="ce478"/>
          <table:table-cell table:style-name="ce487" table:number-columns-repeated="2"/>
          <table:table-cell table:style-name="ce506" table:formula="of:=SUM([.I$14:.I44];-[.G$10])" office:value-type="time" office:time-value="-PT07H48M00S" calcext:value-type="time">
            <text:p>-7:48</text:p>
          </table:table-cell>
          <table:table-cell table:style-name="ce512" table:formula="of:=[.I46]" office:value-type="time" office:time-value="-PT07H48M00S" calcext:value-type="time">
            <text:p>-468</text:p>
          </table:table-cell>
          <table:table-cell table:number-columns-repeated="1014"/>
        </table:table-row>
        <table:table-row table:style-name="ro2" table:number-rows-repeated="3">
          <table:table-cell table:number-columns-repeated="1024"/>
        </table:table-row>
        <table:table-row table:style-name="ro2">
          <table:table-cell table:number-columns-repeated="4"/>
          <table:table-cell table:style-name="ce395"/>
          <table:table-cell table:style-name="ce482" table:number-columns-repeated="4"/>
          <table:table-cell table:number-columns-repeated="1015"/>
        </table:table-row>
        <table:table-row table:style-name="ro2">
          <table:table-cell table:style-name="ce442" office:value-type="string" calcext:value-type="string">
            <text:p>für die Richtigkeit:</text:p>
          </table:table-cell>
          <table:table-cell table:style-name="ce411"/>
          <table:table-cell table:style-name="ce395" table:number-columns-repeated="3"/>
          <table:table-cell table:style-name="ce479" table:number-columns-repeated="3"/>
          <table:table-cell table:style-name="ce507"/>
          <table:table-cell table:style-name="ce513"/>
          <table:table-cell table:number-columns-repeated="1014"/>
        </table:table-row>
        <table:table-row table:style-name="ro2">
          <table:table-cell table:style-name="ce442"/>
          <table:table-cell table:style-name="ce411"/>
          <table:table-cell table:style-name="ce395" table:number-columns-repeated="3"/>
          <table:table-cell table:style-name="ce480" table:formula="of:=[$Daten.$F$7]" office:value-type="string" office:string-value="Betreuer/in:" calcext:value-type="string">
            <text:p>Betreuer/in:</text:p>
          </table:table-cell>
          <table:table-cell table:style-name="ce488"/>
          <table:table-cell table:style-name="ce493" table:formula="of:=[$Daten.$G$7]" office:value-type="string" office:string-value="Dr. Matthias Wübbeling" calcext:value-type="string">
            <text:p>Dr. Matthias Wübbeling</text:p>
          </table:table-cell>
          <table:table-cell table:style-name="ce493" table:number-columns-repeated="2"/>
          <table:table-cell table:number-columns-repeated="1014"/>
        </table:table-row>
        <table:table-row table:style-name="ro2" table:number-rows-repeated="3">
          <table:table-cell table:style-name="ce442"/>
          <table:table-cell table:style-name="ce411"/>
          <table:table-cell table:style-name="ce395" table:number-columns-repeated="7"/>
          <table:table-cell table:style-name="ce404"/>
          <table:table-cell table:number-columns-repeated="1014"/>
        </table:table-row>
        <table:table-row table:style-name="ro2">
          <table:table-cell table:style-name="ce444" table:formula="of:=[$Daten.$B$3]" office:value-type="string" office:string-value="Sefa Pilavci" calcext:value-type="string" table:number-columns-spanned="4" table:number-rows-spanned="1">
            <text:p>Sefa Pilavci</text:p>
          </table:table-cell>
          <table:covered-table-cell table:number-columns-repeated="3" table:style-name="ce444"/>
          <table:table-cell table:style-name="ce395"/>
          <table:table-cell table:style-name="ce480" table:formula="of:=[$Daten.$F$8]" office:value-type="string" office:string-value="Fachvorgesetzte/r:" calcext:value-type="string">
            <text:p>Fachvorgesetzte/r:</text:p>
          </table:table-cell>
          <table:table-cell table:style-name="ce488"/>
          <table:table-cell table:style-name="ce494"/>
          <table:table-cell table:style-name="ce480" table:formula="of:=[$Daten.$G$8]" office:value-type="string" office:string-value="Dr. Matthias Wübbeling" calcext:value-type="string">
            <text:p>Dr. Matthias Wübbeling</text:p>
          </table:table-cell>
          <table:table-cell table:style-name="ce514"/>
          <table:table-cell table:number-columns-repeated="1014"/>
        </table:table-row>
        <table:table-row table:style-name="ro2" table:number-rows-repeated="1048519">
          <table:table-cell table:number-columns-repeated="1024"/>
        </table:table-row>
        <table:table-row table:style-name="ro2">
          <table:table-cell table:number-columns-repeated="1024"/>
        </table:table-row>
        <table:named-expressions>
          <table:named-range table:name="_xlnm.Print_Area" table:base-cell-address="$Daten.$A$1" table:cell-range-address="$Dezember.$A$2:.$K$56" table:range-usable-as="print-range"/>
        </table:named-expressions>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Arial" svg:font-family="Arial" style:font-family-generic="swiss"/>
    <style:font-face style:name="Arial1" svg:font-family="Arial" style:font-family-generic="system" style:font-pitch="variable"/>
    <style:font-face style:name="Geneva" svg:font-family="Geneva"/>
    <style:font-face style:name="Liberation Sans" svg:font-family="'Liberation Sans'" style:font-family-generic="swiss"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de" fo:country="DE" style:font-name-asian="Microsoft YaHei" style:font-size-asian="10pt" style:language-asian="zh" style:country-asian="CN" style:font-name-complex="Arial1" style:font-size-complex="10pt" style:language-complex="hi" style:country-complex="IN"/>
    </style:default-style>
    <number:number-style style:name="N0">
      <number:number number:min-integer-digits="1"/>
    </number:number-style>
    <number:number-style style:name="N110P0" style:volatile="true">
      <number:text> </number:text>
      <number:fill-character> </number:fill-character>
      <number:number number:decimal-places="2" number:min-decimal-places="2" number:min-integer-digits="1" number:grouping="true"/>
      <number:text> DM </number:text>
    </number:number-style>
    <number:number-style style:name="N110P1" style:volatile="true">
      <number:text>-</number:text>
      <number:fill-character> </number:fill-character>
      <number:number number:decimal-places="2" number:min-decimal-places="2" number:min-integer-digits="1" number:grouping="true"/>
      <number:text> DM </number:text>
    </number:number-style>
    <number:number-style style:name="N110P2" style:volatile="true">
      <number:text> </number:text>
      <number:fill-character> </number:fill-character>
      <number:text>-</number:text>
      <number:number number:decimal-places="0" number:min-decimal-places="0" number:min-integer-digits="0"/>
      <number:text> DM </number:text>
    </number:number-style>
    <number:text-style style:name="N110">
      <number:text> </number:text>
      <number:text-content/>
      <number:text> </number:text>
      <style:map style:condition="value()&gt;0" style:apply-style-name="N110P0"/>
      <style:map style:condition="value()&lt;0" style:apply-style-name="N110P1"/>
      <style:map style:condition="value()=0" style:apply-style-name="N110P2"/>
    </number:text-style>
    <number:date-style style:name="N118">
      <number:day number:style="long"/>
      <number:text>. </number:text>
      <number:month number:textual="true"/>
    </number:date-style>
    <number:number-style style:name="N112P0" style:volatile="true">
      <number:number number:decimal-places="0" number:min-decimal-places="0" number:min-integer-digits="1" number:grouping="true"/>
      <number:text> €</number:text>
    </number:number-style>
    <number:number-style style:name="N112">
      <number:text>-</number:text>
      <number:number number:decimal-places="0" number:min-decimal-places="0" number:min-integer-digits="1" number:grouping="true"/>
      <number:text> €</number:text>
      <style:map style:condition="value()&gt;=0" style:apply-style-name="N112P0"/>
    </number:number-style>
    <number:number-style style:name="N113P0" style:volatile="true">
      <number:number number:decimal-places="0" number:min-decimal-places="0" number:min-integer-digits="1" number:grouping="true"/>
      <number:text> €</number:text>
    </number:number-style>
    <number:number-style style:name="N113">
      <style:text-properties fo:color="#ff0000"/>
      <number:text>-</number:text>
      <number:number number:decimal-places="0" number:min-decimal-places="0" number:min-integer-digits="1" number:grouping="true"/>
      <number:text> €</number:text>
      <style:map style:condition="value()&gt;=0" style:apply-style-name="N113P0"/>
    </number:number-style>
    <number:number-style style:name="N115P0" style:volatile="true">
      <number:number number:decimal-places="2" number:min-decimal-places="2" number:min-integer-digits="1" number:grouping="true"/>
      <number:text> €</number:text>
    </number:number-style>
    <number:number-style style:name="N115">
      <number:text>-</number:text>
      <number:number number:decimal-places="2" number:min-decimal-places="2" number:min-integer-digits="1" number:grouping="true"/>
      <number:text> €</number:text>
      <style:map style:condition="value()&gt;=0" style:apply-style-name="N115P0"/>
    </number:number-style>
    <number:number-style style:name="N116P0" style:volatile="true">
      <number:number number:decimal-places="2" number:min-decimal-places="2" number:min-integer-digits="1" number:grouping="true"/>
      <number:text> €</number:text>
    </number:number-style>
    <number:number-style style:name="N116">
      <style:text-properties fo:color="#ff0000"/>
      <number:text>-</number:text>
      <number:number number:decimal-places="2" number:min-decimal-places="2" number:min-integer-digits="1" number:grouping="true"/>
      <number:text> €</number:text>
      <style:map style:condition="value()&gt;=0" style:apply-style-name="N116P0"/>
    </number:number-style>
    <number:date-style style:name="N117">
      <number:day number:style="long"/>
      <number:text>. </number:text>
      <number:month number:textual="true"/>
      <number:text> </number:text>
      <number:year/>
    </number:date-style>
    <number:date-style style:name="N119">
      <number:month number:textual="true"/>
      <number:text> </number:text>
      <number:year/>
    </number:date-style>
    <number:time-style style:name="N120">
      <number:hours/>
      <number:text>:</number:text>
      <number:minutes number:style="long"/>
      <number:text> </number:text>
      <number:am-pm/>
    </number:time-style>
    <number:time-style style:name="N121">
      <number:hours/>
      <number:text>:</number:text>
      <number:minutes number:style="long"/>
      <number:text>:</number:text>
      <number:seconds number:style="long"/>
      <number:text> </number:text>
      <number:am-pm/>
    </number:time-style>
    <number:number-style style:name="N123P0" style:volatile="true">
      <number:number number:decimal-places="0" number:min-decimal-places="0" number:min-integer-digits="1" number:grouping="true"/>
      <number:text>   </number:text>
    </number:number-style>
    <number:number-style style:name="N123">
      <number:text>-</number:text>
      <number:number number:decimal-places="0" number:min-decimal-places="0" number:min-integer-digits="1" number:grouping="true"/>
      <number:text>   </number:text>
      <style:map style:condition="value()&gt;=0" style:apply-style-name="N123P0"/>
    </number:number-style>
    <number:number-style style:name="N124P0" style:volatile="true">
      <number:number number:decimal-places="0" number:min-decimal-places="0" number:min-integer-digits="1" number:grouping="true"/>
      <number:text>   </number:text>
    </number:number-style>
    <number:number-style style:name="N124">
      <style:text-properties fo:color="#ff0000"/>
      <number:text>-</number:text>
      <number:number number:decimal-places="0" number:min-decimal-places="0" number:min-integer-digits="1" number:grouping="true"/>
      <number:text>   </number:text>
      <style:map style:condition="value()&gt;=0" style:apply-style-name="N124P0"/>
    </number:number-style>
    <number:number-style style:name="N126P0" style:volatile="true">
      <number:number number:decimal-places="2" number:min-decimal-places="2" number:min-integer-digits="1" number:grouping="true"/>
      <number:text>   </number:text>
    </number:number-style>
    <number:number-style style:name="N126">
      <number:text>-</number:text>
      <number:number number:decimal-places="2" number:min-decimal-places="2" number:min-integer-digits="1" number:grouping="true"/>
      <number:text>   </number:text>
      <style:map style:condition="value()&gt;=0" style:apply-style-name="N126P0"/>
    </number:number-style>
    <number:number-style style:name="N127P0" style:volatile="true">
      <number:number number:decimal-places="2" number:min-decimal-places="2" number:min-integer-digits="1" number:grouping="true"/>
      <number:text>   </number:text>
    </number:number-style>
    <number:number-style style:name="N127">
      <style:text-properties fo:color="#ff0000"/>
      <number:text>-</number:text>
      <number:number number:decimal-places="2" number:min-decimal-places="2" number:min-integer-digits="1" number:grouping="true"/>
      <number:text>   </number:text>
      <style:map style:condition="value()&gt;=0" style:apply-style-name="N127P0"/>
    </number:number-style>
    <number:number-style style:name="N131P0" style:volatile="true">
      <number:text> </number:text>
      <number:fill-character> </number:fill-character>
      <number:number number:decimal-places="0" number:min-decimal-places="0" number:min-integer-digits="1" number:grouping="true"/>
      <number:text>    </number:text>
    </number:number-style>
    <number:number-style style:name="N131P1" style:volatile="true">
      <number:text>-</number:text>
      <number:fill-character> </number:fill-character>
      <number:number number:decimal-places="0" number:min-decimal-places="0" number:min-integer-digits="1" number:grouping="true"/>
      <number:text>    </number:text>
    </number:number-style>
    <number:number-style style:name="N131P2" style:volatile="true">
      <number:text> </number:text>
      <number:fill-character> </number:fill-character>
      <number:text>-    </number:text>
    </number:number-style>
    <number:text-style style:name="N131">
      <number:text> </number:text>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number:text> </number:text>
      <number:fill-character> </number:fill-character>
      <number:number number:decimal-places="0" number:min-decimal-places="0" number:min-integer-digits="1" number:grouping="true"/>
      <number:text> € </number:text>
    </number:number-style>
    <number:number-style style:name="N135P1" style:volatile="true">
      <number:text>-</number:text>
      <number:fill-character> </number:fill-character>
      <number:number number:decimal-places="0" number:min-decimal-places="0" number:min-integer-digits="1" number:grouping="true"/>
      <number:text> € </number:text>
    </number:number-style>
    <number:number-style style:name="N135P2" style:volatile="true">
      <number:text> </number:text>
      <number:fill-character> </number:fill-character>
      <number:text>- € </number:text>
    </number:number-style>
    <number:text-style style:name="N135">
      <number:text> </number:text>
      <number:text-content/>
      <number:text> </number:text>
      <style:map style:condition="value()&gt;0" style:apply-style-name="N135P0"/>
      <style:map style:condition="value()&lt;0" style:apply-style-name="N135P1"/>
      <style:map style:condition="value()=0" style:apply-style-name="N135P2"/>
    </number:text-style>
    <number:number-style style:name="N139P0" style:volatile="true">
      <number:text> </number:text>
      <number:fill-character> </number:fill-character>
      <number:number number:decimal-places="2" number:min-decimal-places="2" number:min-integer-digits="1" number:grouping="true"/>
      <number:text>    </number:text>
    </number:number-style>
    <number:number-style style:name="N139P1" style:volatile="true">
      <number:text>-</number:text>
      <number:fill-character> </number:fill-character>
      <number:number number:decimal-places="2" number:min-decimal-places="2" number:min-integer-digits="1" number:grouping="true"/>
      <number:text>    </number:text>
    </number:number-style>
    <number:number-style style:name="N139P2" style:volatile="true">
      <number:text> </number:text>
      <number:fill-character> </number:fill-character>
      <number:text>-</number:text>
      <number:number number:decimal-places="0" number:min-decimal-places="0" number:min-integer-digits="0"/>
      <number:text>    </number:text>
    </number:number-style>
    <number:text-style style:name="N139">
      <number:text> </number:text>
      <number:text-content/>
      <number:text> </number:text>
      <style:map style:condition="value()&gt;0" style:apply-style-name="N139P0"/>
      <style:map style:condition="value()&lt;0" style:apply-style-name="N139P1"/>
      <style:map style:condition="value()=0" style:apply-style-name="N139P2"/>
    </number:text-style>
    <number:number-style style:name="N143P0" style:volatile="true">
      <number:text> </number:text>
      <number:fill-character> </number:fill-character>
      <number:number number:decimal-places="2" number:min-decimal-places="2" number:min-integer-digits="1" number:grouping="true"/>
      <number:text> € </number:text>
    </number:number-style>
    <number:number-style style:name="N143P1" style:volatile="true">
      <number:text>-</number:text>
      <number:fill-character> </number:fill-character>
      <number:number number:decimal-places="2" number:min-decimal-places="2" number:min-integer-digits="1" number:grouping="true"/>
      <number:text> € </number:text>
    </number:number-style>
    <number:number-style style:name="N143P2" style:volatile="true">
      <number:text> </number:text>
      <number:fill-character> </number:fill-character>
      <number:text>-</number:text>
      <number:number number:decimal-places="0" number:min-decimal-places="0" number:min-integer-digits="0"/>
      <number:text> € </number:text>
    </number:number-style>
    <number:text-style style:name="N143">
      <number:text> </number:text>
      <number:text-content/>
      <number:text> </number:text>
      <style:map style:condition="value()&gt;0" style:apply-style-name="N143P0"/>
      <style:map style:condition="value()&lt;0" style:apply-style-name="N143P1"/>
      <style:map style:condition="value()=0" style:apply-style-name="N143P2"/>
    </number:text-style>
    <number:time-style style:name="N144">
      <number:minutes number:style="long"/>
      <number:text>:</number:text>
      <number:seconds number:style="long"/>
    </number:time-style>
    <number:time-style style:name="N145" number:truncate-on-overflow="false">
      <number:hours/>
      <number:text>:</number:text>
      <number:minutes number:style="long"/>
      <number:text>:</number:text>
      <number:seconds number:style="long"/>
    </number:time-style>
    <number:time-style style:name="N146">
      <number:minutes number:style="long"/>
      <number:text>:</number:text>
      <number:seconds number:style="long" number:decimal-places="1"/>
    </number:time-style>
    <number:number-style style:name="N147">
      <number:scientific-number number:decimal-places="1" number:min-decimal-places="1" number:min-integer-digits="1" number:min-exponent-digits="1" number:exponent-interval="3" number:forced-exponent-sign="true"/>
    </number:number-style>
    <number:time-style style:name="N148" number:truncate-on-overflow="false">
      <number:hours/>
      <number:text>:</number:text>
      <number:minutes number:style="long"/>
    </number:time-style>
    <number:time-style style:name="N150P0" style:volatile="true">
      <number:hours/>
      <number:text>:</number:text>
      <number:minutes number:style="long"/>
    </number:time-style>
    <number:text-style style:name="N150">
      <number:text-content/>
      <style:map style:condition="value()&lt;=1.7976931348623157E+308" style:apply-style-name="N150P0"/>
    </number:text-style>
    <number:time-style style:name="N151" number:truncate-on-overflow="false">
      <number:minutes number:style="long"/>
    </number:time-style>
    <style:style style:name="Default" style:family="table-cell">
      <style:table-cell-properties style:rotation-align="none" style:vertical-align="bottom"/>
      <style:text-properties style:font-name="Geneva" fo:font-family="Geneva" style:font-name-complex="Geneva" style:font-family-complex="Geneva"/>
    </style:style>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Excel_20_Built-in_20_Currency" style:display-name="Excel Built-in Currency" style:family="table-cell" style:parent-style-name="Default" style:data-style-name="N11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Geneva" fo:font-family="Geneva" fo:font-size="10pt" fo:font-style="normal" fo:text-shadow="none" style:text-underline-style="none" fo:font-weight="normal" style:font-size-asian="10pt" style:font-style-asian="normal" style:font-weight-asian="normal" style:font-name-complex="Geneva" style:font-family-complex="Geneva" style:font-size-complex="10pt" style:font-style-complex="normal" style:font-weight-complex="normal"/>
    </style:styl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1.794cm" fo:margin-bottom="2.499cm" fo:margin-left="2cm" fo:margin-right="2cm" style:print-page-order="ttb" style:first-page-number="continue" style:scale-to-X="1" style:scale-to-Y="1"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4">
      <style:page-layout-properties fo:page-width="21.001cm" fo:page-height="29.7cm" style:num-format="1" style:print-orientation="portrait" fo:margin-top="2.499cm" fo:margin-bottom="2.499cm" fo:margin-left="2cm" fo:margin-right="2cm" style:print-page-order="ttb" style:first-page-number="continue" style:scale-to-X="1" style:scale-to-Y="1"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5">
      <style:page-layout-properties fo:page-width="29.7cm" fo:page-height="21.001cm" style:num-format="1" style:print-orientation="landscape" fo:margin-top="2.499cm" fo:margin-bottom="2.499cm" fo:margin-left="2cm" fo:margin-right="2cm" style:print-page-order="ttb" style:first-page-number="continue" style:scale-to-X="1" style:scale-to-Y="1"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Seit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2-07-27">00.00.0000</text:date>, <text:time style:data-style-name="N2" text:time-value="20:39:48.151000000">00:00:00</text:time></text:p>
        </style:region-right>
      </style:header>
      <style:header-left style:display="false"/>
      <style:header-first style:display="false"/>
      <style:footer>
        <text:p>Seite <text:page-number>1</text:page-number><text:s/>/ <text:page-count>99</text:page-count></text:p>
      </style:footer>
      <style:footer-left style:display="false"/>
      <style:footer-first style:display="false"/>
    </style:master-page>
    <style:master-page style:name="PageStyle_5f_Mai" style:display-name="PageStyle_Mai" style:page-layout-name="Mpm3">
      <style:header style:display="false"/>
      <style:header-left style:display="false"/>
      <style:header-first style:display="false"/>
      <style:footer style:display="false"/>
      <style:footer-left style:display="false"/>
      <style:footer-first style:display="false"/>
    </style:master-page>
    <style:master-page style:name="PageStyle_5f_April" style:display-name="PageStyle_April" style:page-layout-name="Mpm3">
      <style:header style:display="false"/>
      <style:header-left style:display="false"/>
      <style:header-first style:display="false"/>
      <style:footer style:display="false"/>
      <style:footer-left style:display="false"/>
      <style:footer-first style:display="false"/>
    </style:master-page>
    <style:master-page style:name="PageStyle_5f_November" style:display-name="PageStyle_November" style:page-layout-name="Mpm4">
      <style:header style:display="false"/>
      <style:header-left style:display="false"/>
      <style:header-first style:display="false"/>
      <style:footer style:display="false"/>
      <style:footer-left style:display="false"/>
      <style:footer-first style:display="false"/>
    </style:master-page>
    <style:master-page style:name="PageStyle_5f_Dezember" style:display-name="PageStyle_Dezember" style:page-layout-name="Mpm4">
      <style:header style:display="false"/>
      <style:header-left style:display="false"/>
      <style:header-first style:display="false"/>
      <style:footer style:display="false"/>
      <style:footer-left style:display="false"/>
      <style:footer-first style:display="false"/>
    </style:master-page>
    <style:master-page style:name="PageStyle_5f_August" style:display-name="PageStyle_August" style:page-layout-name="Mpm4">
      <style:header style:display="false"/>
      <style:header-left style:display="false"/>
      <style:header-first style:display="false"/>
      <style:footer style:display="false"/>
      <style:footer-left style:display="false"/>
      <style:footer-first style:display="false"/>
    </style:master-page>
    <style:master-page style:name="PageStyle_5f_Juli" style:display-name="PageStyle_Juli" style:page-layout-name="Mpm4">
      <style:header style:display="false"/>
      <style:header-left style:display="false"/>
      <style:header-first style:display="false"/>
      <style:footer style:display="false"/>
      <style:footer-left style:display="false"/>
      <style:footer-first style:display="false"/>
    </style:master-page>
    <style:master-page style:name="PageStyle_5f_Oktober" style:display-name="PageStyle_Oktober" style:page-layout-name="Mpm4">
      <style:header style:display="false"/>
      <style:header-left style:display="false"/>
      <style:header-first style:display="false"/>
      <style:footer style:display="false"/>
      <style:footer-left style:display="false"/>
      <style:footer-first style:display="false"/>
    </style:master-page>
    <style:master-page style:name="PageStyle_5f_September" style:display-name="PageStyle_September" style:page-layout-name="Mpm4">
      <style:header style:display="false"/>
      <style:header-left style:display="false"/>
      <style:header-first style:display="false"/>
      <style:footer style:display="false"/>
      <style:footer-left style:display="false"/>
      <style:footer-first style:display="false"/>
    </style:master-page>
    <style:master-page style:name="PageStyle_5f_Juni" style:display-name="PageStyle_Juni" style:page-layout-name="Mpm3">
      <style:header style:display="false"/>
      <style:header-left style:display="false"/>
      <style:header-first style:display="false"/>
      <style:footer style:display="false"/>
      <style:footer-left style:display="false"/>
      <style:footer-first style:display="false"/>
    </style:master-page>
    <style:master-page style:name="PageStyle_5f_Daten" style:display-name="PageStyle_Daten" style:page-layout-name="Mpm5">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1999-11-18T10:56:35</meta:creation-date>
    <meta:initial-creator>jks</meta:initial-creator>
    <dc:language>de-DE</dc:language>
    <meta:print-date>2022-05-27T20:47:31</meta:print-date>
    <dc:date>2022-07-21T16:28:49.085000000</dc:date>
    <meta:editing-cycles>6</meta:editing-cycles>
    <dc:title>Zeiterfassung geringfügig Beschäftigte</dc:title>
    <meta:editing-duration>PT1H33S</meta:editing-duration>
    <meta:generator>LibreOffice/7.3.2.2$Windows_X86_64 LibreOffice_project/49f2b1bff42cfccbd8f788c8dc32c1c309559be0</meta:generator>
    <meta:document-statistic meta:table-count="10" meta:cell-count="2604" meta:object-count="0"/>
    <meta:user-defined meta:name="AppVersion">15.0000</meta:user-defined>
  </office:meta>
</office:document-meta>
</file>